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11in"/>
    </style:style>
    <style:style style:name="co3" style:family="table-column">
      <style:table-column-properties fo:break-before="auto" style:column-width="1.2008in"/>
    </style:style>
    <style:style style:name="co4" style:family="table-column">
      <style:table-column-properties fo:break-before="auto" style:column-width="1.0075in"/>
    </style:style>
    <style:style style:name="co5" style:family="table-column">
      <style:table-column-properties fo:break-before="auto" style:column-width="1.3075in"/>
    </style:style>
    <style:style style:name="co6" style:family="table-column">
      <style:table-column-properties fo:break-before="auto" style:column-width="1.1472in"/>
    </style:style>
    <style:style style:name="co7" style:family="table-column">
      <style:table-column-properties fo:break-before="auto" style:column-width="1.0827in"/>
    </style:style>
    <style:style style:name="co8" style:family="table-column">
      <style:table-column-properties fo:break-before="auto" style:column-width="1.13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2" style:family="table-cell" style:parent-style-name="Default" style:data-style-name="N2"/>
    <style:style style:name="ce3" style:family="table-cell" style:parent-style-name="Default" style:data-style-name="N11"/>
    <style:style style:name="ce4" style:family="table-cell" style:parent-style-name="Default">
      <style:table-cell-properties fo:border-bottom="none" fo:border-left="none" fo:border-right="none" fo:border-top="0.74pt solid #000000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 style:data-style-name="N120"/>
    <style:style style:name="ce7" style:family="table-cell" style:parent-style-name="Default" style:data-style-name="N2">
      <style:table-cell-properties fo:border-bottom="none" fo:border-left="none" fo:border-right="none" fo:border-top="0.74pt solid #000000"/>
    </style:style>
    <style:style style:name="ce8" style:family="table-cell" style:parent-style-name="Default" style:data-style-name="N2">
      <style:table-cell-properties fo:border="none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 style:data-style-name="N10">
      <style:table-cell-properties fo:border-bottom="none" fo:background-color="#ffff00" fo:border-left="none" fo:border-right="none" fo:border-top="0.74pt solid #000000"/>
    </style:style>
    <style:style style:name="ce11" style:family="table-cell" style:parent-style-name="Default" style:data-style-name="N10">
      <style:table-cell-properties fo:background-color="#ffff00"/>
    </style:style>
    <style:style style:name="ce12" style:family="table-cell" style:parent-style-name="Default" style:data-style-name="N10">
      <style:table-cell-properties fo:background-color="#ffff00" fo:border="none"/>
    </style:style>
    <style:style style:name="ce13" style:family="table-cell" style:parent-style-name="Default" style:data-style-name="N10">
      <style:table-cell-properties fo:border-bottom="none" fo:border-left="none" fo:border-right="none" fo:border-top="0.74pt solid #000000"/>
    </style:style>
    <style:style style:name="ce14" style:family="table-cell" style:parent-style-name="Default" style:data-style-name="N1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eference_1707" table:style-name="ta1">
        <table:table-column table:style-name="co1" table:number-columns-repeated="4" table:default-cell-style-name="Default"/>
        <table:table-column table:style-name="co1" table:number-columns-repeated="11" table:default-cell-style-name="ce2"/>
        <table:table-column table:style-name="co1" table:number-columns-repeated="22" table:default-cell-style-name="ce3"/>
        <table:table-row table:style-name="ro1">
          <table:table-cell office:value-type="string" calcext:value-type="string">
            <text:p>CGYRO</text:p>
          </table:table-cell>
          <table:table-cell table:number-columns-repeated="3"/>
          <table:table-cell table:style-name="Default" table:number-columns-repeated="33"/>
        </table:table-row>
        <table:table-row table:style-name="ro1">
          <table:table-cell table:style-name="ce1" office:value-type="string" calcext:value-type="string">
            <text:p>“July 2017”</text:p>
          </table:table-cell>
          <table:table-cell table:number-columns-repeated="3"/>
          <table:table-cell table:style-name="Default" table:number-columns-repeated="33"/>
        </table:table-row>
        <table:table-row table:style-name="ro1">
          <table:table-cell table:number-columns-repeated="4"/>
          <table:table-cell table:style-name="Default" table:number-columns-repeated="33"/>
        </table:table-row>
        <table:table-row table:style-name="ro1">
          <table:table-cell office:value-type="string" calcext:value-type="string">
            <text:p>#Absolute</text:p>
          </table:table-cell>
          <table:table-cell office:value-type="string" calcext:value-type="string">
            <text:p>walclock</text:p>
          </table:table-cell>
          <table:table-cell office:value-type="string" calcext:value-type="string">
            <text:p>values</text:p>
          </table:table-cell>
          <table:table-cell/>
          <table:table-cell table:style-name="Default" table:number-columns-repeated="33"/>
        </table:table-row>
        <table:table-row table:style-name="ro1">
          <table:table-cell office:value-type="string" calcext:value-type="string">
            <text:p>#test</text:p>
          </table:table-cell>
          <table:table-cell office:value-type="string" calcext:value-type="string">
            <text:p>variant</text:p>
          </table:table-cell>
          <table:table-cell office:value-type="string" calcext:value-type="string">
            <text:p>nmpi</text:p>
          </table:table-cell>
          <table:table-cell office:value-type="string" calcext:value-type="string">
            <text:p>nnodes</text:p>
          </table:table-cell>
          <table:table-cell table:style-name="Default" office:value-type="string" calcext:value-type="string">
            <text:p>mean_str</text:p>
          </table:table-cell>
          <table:table-cell table:style-name="Default" office:value-type="string" calcext:value-type="string">
            <text:p>mean_str_comm</text:p>
          </table:table-cell>
          <table:table-cell table:style-name="Default" office:value-type="string" calcext:value-type="string">
            <text:p>mean_nl</text:p>
          </table:table-cell>
          <table:table-cell table:style-name="Default" office:value-type="string" calcext:value-type="string">
            <text:p>mean_nl_comm</text:p>
          </table:table-cell>
          <table:table-cell table:style-name="Default" office:value-type="string" calcext:value-type="string">
            <text:p>mean_field_h</text:p>
          </table:table-cell>
          <table:table-cell table:style-name="Default" office:value-type="string" calcext:value-type="string">
            <text:p>mean_field_H</text:p>
          </table:table-cell>
          <table:table-cell table:style-name="Default" office:value-type="string" calcext:value-type="string">
            <text:p>mean_shear</text:p>
          </table:table-cell>
          <table:table-cell table:style-name="Default" office:value-type="string" calcext:value-type="string">
            <text:p>mean_coll</text:p>
          </table:table-cell>
          <table:table-cell table:style-name="Default" office:value-type="string" calcext:value-type="string">
            <text:p>mean_coll_comm</text:p>
          </table:table-cell>
          <table:table-cell table:style-name="Default" office:value-type="string" calcext:value-type="string">
            <text:p>mean_io</text:p>
          </table:table-cell>
          <table:table-cell table:style-name="Default" office:value-type="string" calcext:value-type="string">
            <text:p>mean_TOTAL</text:p>
          </table:table-cell>
          <table:table-cell table:style-name="Default" office:value-type="string" calcext:value-type="string">
            <text:p>mindiff_str</text:p>
          </table:table-cell>
          <table:table-cell table:style-name="Default" office:value-type="string" calcext:value-type="string">
            <text:p>mindiff_str_comm</text:p>
          </table:table-cell>
          <table:table-cell table:style-name="Default" office:value-type="string" calcext:value-type="string">
            <text:p>mindiff_nl</text:p>
          </table:table-cell>
          <table:table-cell table:style-name="Default" office:value-type="string" calcext:value-type="string">
            <text:p>mindiff_nl_comm</text:p>
          </table:table-cell>
          <table:table-cell table:style-name="Default" office:value-type="string" calcext:value-type="string">
            <text:p>mindiff_field_h</text:p>
          </table:table-cell>
          <table:table-cell table:style-name="Default" office:value-type="string" calcext:value-type="string">
            <text:p>mindiff_field_H</text:p>
          </table:table-cell>
          <table:table-cell table:style-name="Default" office:value-type="string" calcext:value-type="string">
            <text:p>mindiff_shear</text:p>
          </table:table-cell>
          <table:table-cell table:style-name="Default" office:value-type="string" calcext:value-type="string">
            <text:p>mindiff_coll</text:p>
          </table:table-cell>
          <table:table-cell table:style-name="Default" office:value-type="string" calcext:value-type="string">
            <text:p>mindiff_coll_comm</text:p>
          </table:table-cell>
          <table:table-cell table:style-name="Default" office:value-type="string" calcext:value-type="string">
            <text:p>mindiff_io</text:p>
          </table:table-cell>
          <table:table-cell table:style-name="Default" office:value-type="string" calcext:value-type="string">
            <text:p>mindiff_TOTAL</text:p>
          </table:table-cell>
          <table:table-cell table:style-name="Default" office:value-type="string" calcext:value-type="string">
            <text:p>maxdiff_str</text:p>
          </table:table-cell>
          <table:table-cell table:style-name="Default" office:value-type="string" calcext:value-type="string">
            <text:p>maxdiff_str_comm</text:p>
          </table:table-cell>
          <table:table-cell table:style-name="Default" office:value-type="string" calcext:value-type="string">
            <text:p>maxdiff_nl</text:p>
          </table:table-cell>
          <table:table-cell table:style-name="Default" office:value-type="string" calcext:value-type="string">
            <text:p>maxdiff_nl_comm</text:p>
          </table:table-cell>
          <table:table-cell table:style-name="Default" office:value-type="string" calcext:value-type="string">
            <text:p>maxdiff_field_h</text:p>
          </table:table-cell>
          <table:table-cell table:style-name="Default" office:value-type="string" calcext:value-type="string">
            <text:p>maxdiff_field_H</text:p>
          </table:table-cell>
          <table:table-cell table:style-name="Default" office:value-type="string" calcext:value-type="string">
            <text:p>maxdiff_shear</text:p>
          </table:table-cell>
          <table:table-cell table:style-name="Default" office:value-type="string" calcext:value-type="string">
            <text:p>maxdiff_coll</text:p>
          </table:table-cell>
          <table:table-cell table:style-name="Default" office:value-type="string" calcext:value-type="string">
            <text:p>maxdiff_coll_comm</text:p>
          </table:table-cell>
          <table:table-cell table:style-name="Default" office:value-type="string" calcext:value-type="string">
            <text:p>maxdiff_io</text:p>
          </table:table-cell>
          <table:table-cell table:style-name="Default" office:value-type="string" calcext:value-type="string">
            <text:p>maxdiff_TOTAL</text:p>
          </table:table-cell>
        </table:table-row>
        <table:table-row table:style-name="ro1">
          <table:table-cell office:value-type="string" calcext:value-type="string">
            <text:p>nl01</text:p>
          </table:table-cell>
          <table:table-cell office:value-type="string" calcext:value-type="string">
            <text:p>noHT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8.0937" calcext:value-type="float">
            <text:p>8.09</text:p>
          </table:table-cell>
          <table:table-cell office:value-type="float" office:value="0.40394" calcext:value-type="float">
            <text:p>0.40</text:p>
          </table:table-cell>
          <table:table-cell office:value-type="float" office:value="23.936" calcext:value-type="float">
            <text:p>23.94</text:p>
          </table:table-cell>
          <table:table-cell office:value-type="float" office:value="6.6633" calcext:value-type="float">
            <text:p>6.66</text:p>
          </table:table-cell>
          <table:table-cell office:value-type="float" office:value="4.4664" calcext:value-type="float">
            <text:p>4.47</text:p>
          </table:table-cell>
          <table:table-cell office:value-type="float" office:value="0.35607" calcext:value-type="float">
            <text:p>0.36</text:p>
          </table:table-cell>
          <table:table-cell office:value-type="float" office:value="0.0023808" calcext:value-type="float">
            <text:p>0.00</text:p>
          </table:table-cell>
          <table:table-cell office:value-type="float" office:value="7.7932" calcext:value-type="float">
            <text:p>7.79</text:p>
          </table:table-cell>
          <table:table-cell office:value-type="float" office:value="0.36532" calcext:value-type="float">
            <text:p>0.37</text:p>
          </table:table-cell>
          <table:table-cell office:value-type="float" office:value="0.3128" calcext:value-type="float">
            <text:p>0.31</text:p>
          </table:table-cell>
          <table:table-cell office:value-type="float" office:value="53.722" calcext:value-type="float">
            <text:p>53.72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-0.05" calcext:value-type="percentage">
            <text:p>-5.00%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-0.03" calcext:value-type="percentage">
            <text:p>-3.00%</text:p>
          </table:table-cell>
          <table:table-cell office:value-type="percentage" office:value="-0.05" calcext:value-type="percentage">
            <text:p>-5.00%</text:p>
          </table:table-cell>
          <table:table-cell office:value-type="percentage" office:value="-0.02" calcext:value-type="percentage">
            <text:p>-2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-0.17" calcext:value-type="percentage">
            <text:p>-17.00%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-0.22" calcext:value-type="percentage">
            <text:p>-22.00%</text:p>
          </table:table-cell>
          <table:table-cell office:value-type="percentage" office:value="-0.02" calcext:value-type="percentage">
            <text:p>-2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4" calcext:value-type="percentage">
            <text:p>14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01" calcext:value-type="percentage">
            <text:p>1.00%</text:p>
          </table:table-cell>
        </table:table-row>
        <table:table-row table:style-name="ro1">
          <table:table-cell office:value-type="string" calcext:value-type="string">
            <text:p>nl01</text:p>
          </table:table-cell>
          <table:table-cell office:value-type="string" calcext:value-type="string">
            <text:p>noHT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3.9677" calcext:value-type="float">
            <text:p>3.97</text:p>
          </table:table-cell>
          <table:table-cell office:value-type="float" office:value="0.31068" calcext:value-type="float">
            <text:p>0.31</text:p>
          </table:table-cell>
          <table:table-cell office:value-type="float" office:value="12.114" calcext:value-type="float">
            <text:p>12.11</text:p>
          </table:table-cell>
          <table:table-cell office:value-type="float" office:value="8.0258" calcext:value-type="float">
            <text:p>8.03</text:p>
          </table:table-cell>
          <table:table-cell office:value-type="float" office:value="2.469" calcext:value-type="float">
            <text:p>2.47</text:p>
          </table:table-cell>
          <table:table-cell office:value-type="float" office:value="0.18866" calcext:value-type="float">
            <text:p>0.19</text:p>
          </table:table-cell>
          <table:table-cell office:value-type="float" office:value="0.0023526" calcext:value-type="float">
            <text:p>0.00</text:p>
          </table:table-cell>
          <table:table-cell office:value-type="float" office:value="3.0474" calcext:value-type="float">
            <text:p>3.05</text:p>
          </table:table-cell>
          <table:table-cell office:value-type="float" office:value="0.21998" calcext:value-type="float">
            <text:p>0.22</text:p>
          </table:table-cell>
          <table:table-cell office:value-type="float" office:value="0.34418" calcext:value-type="float">
            <text:p>0.34</text:p>
          </table:table-cell>
          <table:table-cell office:value-type="float" office:value="31.963" calcext:value-type="float">
            <text:p>31.96</text:p>
          </table:table-cell>
          <table:table-cell office:value-type="percentage" office:value="-0.06" calcext:value-type="percentage">
            <text:p>-6.00%</text:p>
          </table:table-cell>
          <table:table-cell office:value-type="percentage" office:value="-0.14" calcext:value-type="percentage">
            <text:p>-14.00%</text:p>
          </table:table-cell>
          <table:table-cell office:value-type="percentage" office:value="-0.1" calcext:value-type="percentage">
            <text:p>-10.00%</text:p>
          </table:table-cell>
          <table:table-cell office:value-type="percentage" office:value="-0.19" calcext:value-type="percentage">
            <text:p>-19.00%</text:p>
          </table:table-cell>
          <table:table-cell office:value-type="percentage" office:value="-0.18" calcext:value-type="percentage">
            <text:p>-18.00%</text:p>
          </table:table-cell>
          <table:table-cell office:value-type="percentage" office:value="-0.16" calcext:value-type="percentage">
            <text:p>-16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-0.14" calcext:value-type="percentage">
            <text:p>-14.00%</text:p>
          </table:table-cell>
          <table:table-cell office:value-type="percentage" office:value="-0.02" calcext:value-type="percentage">
            <text:p>-2.00%</text:p>
          </table:table-cell>
          <table:table-cell office:value-type="percentage" office:value="-0.35" calcext:value-type="percentage">
            <text:p>-35.00%</text:p>
          </table:table-cell>
          <table:table-cell office:value-type="percentage" office:value="-0.04" calcext:value-type="percentage">
            <text:p>-4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33" calcext:value-type="percentage">
            <text:p>33.00%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34" calcext:value-type="percentage">
            <text:p>34.00%</text:p>
          </table:table-cell>
          <table:table-cell office:value-type="percentage" office:value="0.12" calcext:value-type="percentage">
            <text:p>12.00%</text:p>
          </table:table-cell>
          <table:table-cell office:value-type="percentage" office:value="0.95" calcext:value-type="percentage">
            <text:p>95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1.3" calcext:value-type="percentage">
            <text:p>130.00%</text:p>
          </table:table-cell>
          <table:table-cell office:value-type="percentage" office:value="0.08" calcext:value-type="percentage">
            <text:p>8.00%</text:p>
          </table:table-cell>
        </table:table-row>
        <table:table-row table:style-name="ro1">
          <table:table-cell office:value-type="string" calcext:value-type="string">
            <text:p>nl01</text:p>
          </table:table-cell>
          <table:table-cell office:value-type="string" calcext:value-type="string">
            <text:p>noHT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2.0631" calcext:value-type="float">
            <text:p>2.06</text:p>
          </table:table-cell>
          <table:table-cell office:value-type="float" office:value="0.25057" calcext:value-type="float">
            <text:p>0.25</text:p>
          </table:table-cell>
          <table:table-cell office:value-type="float" office:value="5.9513" calcext:value-type="float">
            <text:p>5.95</text:p>
          </table:table-cell>
          <table:table-cell office:value-type="float" office:value="4.7054" calcext:value-type="float">
            <text:p>4.71</text:p>
          </table:table-cell>
          <table:table-cell office:value-type="float" office:value="1.289" calcext:value-type="float">
            <text:p>1.29</text:p>
          </table:table-cell>
          <table:table-cell office:value-type="float" office:value="0.097732" calcext:value-type="float">
            <text:p>0.10</text:p>
          </table:table-cell>
          <table:table-cell office:value-type="float" office:value="0.0020966" calcext:value-type="float">
            <text:p>0.00</text:p>
          </table:table-cell>
          <table:table-cell office:value-type="float" office:value="1.5549" calcext:value-type="float">
            <text:p>1.55</text:p>
          </table:table-cell>
          <table:table-cell office:value-type="float" office:value="0.20588" calcext:value-type="float">
            <text:p>0.21</text:p>
          </table:table-cell>
          <table:table-cell office:value-type="float" office:value="0.24089" calcext:value-type="float">
            <text:p>0.24</text:p>
          </table:table-cell>
          <table:table-cell office:value-type="float" office:value="16.987" calcext:value-type="float">
            <text:p>16.9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-0.1" calcext:value-type="percentage">
            <text:p>-10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-0.05" calcext:value-type="percentage">
            <text:p>-5.00%</text:p>
          </table:table-cell>
          <table:table-cell office:value-type="percentage" office:value="-0.02" calcext:value-type="percentage">
            <text:p>-2.00%</text:p>
          </table:table-cell>
          <table:table-cell office:value-type="percentage" office:value="-0.03" calcext:value-type="percentage">
            <text:p>-3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-0.07" calcext:value-type="percentage">
            <text:p>-7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-0.15" calcext:value-type="percentage">
            <text:p>-15.00%</text:p>
          </table:table-cell>
          <table:table-cell office:value-type="percentage" office:value="-0.02" calcext:value-type="percentage">
            <text:p>-2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4" calcext:value-type="percentage">
            <text:p>14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04" calcext:value-type="percentage">
            <text:p>4.00%</text:p>
          </table:table-cell>
        </table:table-row>
        <table:table-row table:style-name="ro1">
          <table:table-cell office:value-type="string" calcext:value-type="string">
            <text:p>nl01</text:p>
          </table:table-cell>
          <table:table-cell office:value-type="string" calcext:value-type="string">
            <text:p>noHT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1.0509" calcext:value-type="float">
            <text:p>1.05</text:p>
          </table:table-cell>
          <table:table-cell office:value-type="float" office:value="0.22477" calcext:value-type="float">
            <text:p>0.22</text:p>
          </table:table-cell>
          <table:table-cell office:value-type="float" office:value="3.1236" calcext:value-type="float">
            <text:p>3.12</text:p>
          </table:table-cell>
          <table:table-cell office:value-type="float" office:value="3.2678" calcext:value-type="float">
            <text:p>3.27</text:p>
          </table:table-cell>
          <table:table-cell office:value-type="float" office:value="0.78398" calcext:value-type="float">
            <text:p>0.78</text:p>
          </table:table-cell>
          <table:table-cell office:value-type="float" office:value="0.067998" calcext:value-type="float">
            <text:p>0.07</text:p>
          </table:table-cell>
          <table:table-cell office:value-type="float" office:value="0.0019999" calcext:value-type="float">
            <text:p>0.00</text:p>
          </table:table-cell>
          <table:table-cell office:value-type="float" office:value="0.76599" calcext:value-type="float">
            <text:p>0.77</text:p>
          </table:table-cell>
          <table:table-cell office:value-type="float" office:value="0.10833" calcext:value-type="float">
            <text:p>0.11</text:p>
          </table:table-cell>
          <table:table-cell office:value-type="float" office:value="0.21252" calcext:value-type="float">
            <text:p>0.21</text:p>
          </table:table-cell>
          <table:table-cell office:value-type="float" office:value="10.13" calcext:value-type="float">
            <text:p>10.13</text:p>
          </table:table-cell>
          <table:table-cell office:value-type="percentage" office:value="-0.03" calcext:value-type="percentage">
            <text:p>-3.00%</text:p>
          </table:table-cell>
          <table:table-cell office:value-type="percentage" office:value="-0.09" calcext:value-type="percentage">
            <text:p>-9.00%</text:p>
          </table:table-cell>
          <table:table-cell office:value-type="percentage" office:value="-0.02" calcext:value-type="percentage">
            <text:p>-2.00%</text:p>
          </table:table-cell>
          <table:table-cell office:value-type="percentage" office:value="-0.22" calcext:value-type="percentage">
            <text:p>-22.00%</text:p>
          </table:table-cell>
          <table:table-cell office:value-type="percentage" office:value="-0.03" calcext:value-type="percentage">
            <text:p>-3.00%</text:p>
          </table:table-cell>
          <table:table-cell office:value-type="percentage" office:value="-0.04" calcext:value-type="percentage">
            <text:p>-4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-0.02" calcext:value-type="percentage">
            <text:p>-2.00%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-0.05" calcext:value-type="percentage">
            <text:p>-5.00%</text:p>
          </table:table-cell>
          <table:table-cell office:value-type="percentage" office:value="-0.09" calcext:value-type="percentage">
            <text:p>-9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24" calcext:value-type="percentage">
            <text:p>24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33" calcext:value-type="percentage">
            <text:p>33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12" calcext:value-type="percentage">
            <text:p>12.00%</text:p>
          </table:table-cell>
        </table:table-row>
        <table:table-row table:style-name="ro1">
          <table:table-cell office:value-type="string" calcext:value-type="string">
            <text:p>nl01</text:p>
          </table:table-cell>
          <table:table-cell office:value-type="string" calcext:value-type="string">
            <text:p>noHT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0.53561" calcext:value-type="float">
            <text:p>0.54</text:p>
          </table:table-cell>
          <table:table-cell office:value-type="float" office:value="0.38058" calcext:value-type="float">
            <text:p>0.38</text:p>
          </table:table-cell>
          <table:table-cell office:value-type="float" office:value="1.5323" calcext:value-type="float">
            <text:p>1.53</text:p>
          </table:table-cell>
          <table:table-cell office:value-type="float" office:value="2.9614" calcext:value-type="float">
            <text:p>2.96</text:p>
          </table:table-cell>
          <table:table-cell office:value-type="float" office:value="0.96662" calcext:value-type="float">
            <text:p>0.97</text:p>
          </table:table-cell>
          <table:table-cell office:value-type="float" office:value="0.096681" calcext:value-type="float">
            <text:p>0.10</text:p>
          </table:table-cell>
          <table:table-cell office:value-type="float" office:value="0.0018809" calcext:value-type="float">
            <text:p>0.00</text:p>
          </table:table-cell>
          <table:table-cell office:value-type="float" office:value="0.43757" calcext:value-type="float">
            <text:p>0.44</text:p>
          </table:table-cell>
          <table:table-cell office:value-type="float" office:value="0.37138" calcext:value-type="float">
            <text:p>0.37</text:p>
          </table:table-cell>
          <table:table-cell office:value-type="float" office:value="0.30114" calcext:value-type="float">
            <text:p>0.30</text:p>
          </table:table-cell>
          <table:table-cell office:value-type="float" office:value="8.2512" calcext:value-type="float">
            <text:p>8.25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-0.25" calcext:value-type="percentage">
            <text:p>-25.00%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-0.16" calcext:value-type="percentage">
            <text:p>-16.00%</text:p>
          </table:table-cell>
          <table:table-cell office:value-type="percentage" office:value="-0.12" calcext:value-type="percentage">
            <text:p>-12.00%</text:p>
          </table:table-cell>
          <table:table-cell office:value-type="percentage" office:value="-0.27" calcext:value-type="percentage">
            <text:p>-27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-0.06" calcext:value-type="percentage">
            <text:p>-6.00%</text:p>
          </table:table-cell>
          <table:table-cell office:value-type="percentage" office:value="-0.27" calcext:value-type="percentage">
            <text:p>-27.00%</text:p>
          </table:table-cell>
          <table:table-cell office:value-type="percentage" office:value="-0.34" calcext:value-type="percentage">
            <text:p>-34.00%</text:p>
          </table:table-cell>
          <table:table-cell office:value-type="percentage" office:value="-0.05" calcext:value-type="percentage">
            <text:p>-5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16" calcext:value-type="percentage">
            <text:p>16.00%</text:p>
          </table:table-cell>
          <table:table-cell office:value-type="percentage" office:value="0.14" calcext:value-type="percentage">
            <text:p>14.0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2" calcext:value-type="percentage">
            <text:p>200.00%</text:p>
          </table:table-cell>
          <table:table-cell office:value-type="percentage" office:value="0.12" calcext:value-type="percentage">
            <text:p>12.00%</text:p>
          </table:table-cell>
        </table:table-row>
        <table:table-row table:style-name="ro1">
          <table:table-cell office:value-type="string" calcext:value-type="string">
            <text:p>nl01</text:p>
          </table:table-cell>
          <table:table-cell office:value-type="string" calcext:value-type="string">
            <text:p>noHT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0.28298" calcext:value-type="float">
            <text:p>0.28</text:p>
          </table:table-cell>
          <table:table-cell office:value-type="float" office:value="0.47674" calcext:value-type="float">
            <text:p>0.48</text:p>
          </table:table-cell>
          <table:table-cell office:value-type="float" office:value="1.0603" calcext:value-type="float">
            <text:p>1.06</text:p>
          </table:table-cell>
          <table:table-cell office:value-type="float" office:value="3.1403" calcext:value-type="float">
            <text:p>3.14</text:p>
          </table:table-cell>
          <table:table-cell office:value-type="float" office:value="0.91036" calcext:value-type="float">
            <text:p>0.91</text:p>
          </table:table-cell>
          <table:table-cell office:value-type="float" office:value="0.12654" calcext:value-type="float">
            <text:p>0.13</text:p>
          </table:table-cell>
          <table:table-cell office:value-type="float" office:value="0.0018786" calcext:value-type="float">
            <text:p>0.00</text:p>
          </table:table-cell>
          <table:table-cell office:value-type="float" office:value="0.23042" calcext:value-type="float">
            <text:p>0.23</text:p>
          </table:table-cell>
          <table:table-cell office:value-type="float" office:value="0.37773" calcext:value-type="float">
            <text:p>0.38</text:p>
          </table:table-cell>
          <table:table-cell office:value-type="float" office:value="0.23183" calcext:value-type="float">
            <text:p>0.23</text:p>
          </table:table-cell>
          <table:table-cell office:value-type="float" office:value="7.6414" calcext:value-type="float">
            <text:p>7.64</text:p>
          </table:table-cell>
          <table:table-cell office:value-type="percentage" office:value="-0.04" calcext:value-type="percentage">
            <text:p>-4.00%</text:p>
          </table:table-cell>
          <table:table-cell office:value-type="percentage" office:value="-0.24" calcext:value-type="percentage">
            <text:p>-24.00%</text:p>
          </table:table-cell>
          <table:table-cell office:value-type="percentage" office:value="-0.04" calcext:value-type="percentage">
            <text:p>-4.00%</text:p>
          </table:table-cell>
          <table:table-cell office:value-type="percentage" office:value="-0.35" calcext:value-type="percentage">
            <text:p>-35.00%</text:p>
          </table:table-cell>
          <table:table-cell office:value-type="percentage" office:value="-0.19" calcext:value-type="percentage">
            <text:p>-19.00%</text:p>
          </table:table-cell>
          <table:table-cell office:value-type="percentage" office:value="-0.25" calcext:value-type="percentage">
            <text:p>-25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-0.02" calcext:value-type="percentage">
            <text:p>-2.00%</text:p>
          </table:table-cell>
          <table:table-cell office:value-type="percentage" office:value="-0.12" calcext:value-type="percentage">
            <text:p>-12.00%</text:p>
          </table:table-cell>
          <table:table-cell office:value-type="percentage" office:value="-0.15" calcext:value-type="percentage">
            <text:p>-15.00%</text:p>
          </table:table-cell>
          <table:table-cell office:value-type="percentage" office:value="-0.19" calcext:value-type="percentage">
            <text:p>-19.0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29" calcext:value-type="percentage">
            <text:p>29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11" calcext:value-type="percentage">
            <text:p>11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14" calcext:value-type="percentage">
            <text:p>14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25" calcext:value-type="percentage">
            <text:p>25.00%</text:p>
          </table:table-cell>
        </table:table-row>
        <table:table-row table:style-name="ro1">
          <table:table-cell office:value-type="string" calcext:value-type="string">
            <text:p>nl01</text:p>
          </table:table-cell>
          <table:table-cell office:value-type="string" calcext:value-type="string">
            <text:p>HT2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6.3962" calcext:value-type="float">
            <text:p>6.40</text:p>
          </table:table-cell>
          <table:table-cell office:value-type="float" office:value="0.49923" calcext:value-type="float">
            <text:p>0.50</text:p>
          </table:table-cell>
          <table:table-cell office:value-type="float" office:value="18.964" calcext:value-type="float">
            <text:p>18.96</text:p>
          </table:table-cell>
          <table:table-cell office:value-type="float" office:value="8.1498" calcext:value-type="float">
            <text:p>8.15</text:p>
          </table:table-cell>
          <table:table-cell office:value-type="float" office:value="3.444" calcext:value-type="float">
            <text:p>3.44</text:p>
          </table:table-cell>
          <table:table-cell office:value-type="float" office:value="0.59356" calcext:value-type="float">
            <text:p>0.59</text:p>
          </table:table-cell>
          <table:table-cell office:value-type="float" office:value="0.0031409" calcext:value-type="float">
            <text:p>0.00</text:p>
          </table:table-cell>
          <table:table-cell office:value-type="float" office:value="5.4869" calcext:value-type="float">
            <text:p>5.49</text:p>
          </table:table-cell>
          <table:table-cell office:value-type="float" office:value="0.47251" calcext:value-type="float">
            <text:p>0.47</text:p>
          </table:table-cell>
          <table:table-cell office:value-type="float" office:value="0.30012" calcext:value-type="float">
            <text:p>0.30</text:p>
          </table:table-cell>
          <table:table-cell office:value-type="float" office:value="45.697" calcext:value-type="float">
            <text:p>45.70</text:p>
          </table:table-cell>
          <table:table-cell office:value-type="percentage" office:value="-0.04" calcext:value-type="percentage">
            <text:p>-4.00%</text:p>
          </table:table-cell>
          <table:table-cell office:value-type="percentage" office:value="-0.17" calcext:value-type="percentage">
            <text:p>-17.00%</text:p>
          </table:table-cell>
          <table:table-cell office:value-type="percentage" office:value="-0.06" calcext:value-type="percentage">
            <text:p>-6.00%</text:p>
          </table:table-cell>
          <table:table-cell office:value-type="percentage" office:value="-0.15" calcext:value-type="percentage">
            <text:p>-15.00%</text:p>
          </table:table-cell>
          <table:table-cell office:value-type="percentage" office:value="-0.06" calcext:value-type="percentage">
            <text:p>-6.00%</text:p>
          </table:table-cell>
          <table:table-cell office:value-type="percentage" office:value="-0.36" calcext:value-type="percentage">
            <text:p>-36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-0.09" calcext:value-type="percentage">
            <text:p>-9.00%</text:p>
          </table:table-cell>
          <table:table-cell office:value-type="percentage" office:value="-0.07" calcext:value-type="percentage">
            <text:p>-7.00%</text:p>
          </table:table-cell>
          <table:table-cell office:value-type="percentage" office:value="-0.22" calcext:value-type="percentage">
            <text:p>-22.00%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17" calcext:value-type="percentage">
            <text:p>17.0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19" calcext:value-type="percentage">
            <text:p>19.00%</text:p>
          </table:table-cell>
          <table:table-cell office:value-type="percentage" office:value="0.31" calcext:value-type="percentage">
            <text:p>31.00%</text:p>
          </table:table-cell>
          <table:table-cell office:value-type="percentage" office:value="0.32" calcext:value-type="percentage">
            <text:p>32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1" calcext:value-type="percentage">
            <text:p>11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03" calcext:value-type="percentage">
            <text:p>3.00%</text:p>
          </table:table-cell>
        </table:table-row>
        <table:table-row table:style-name="ro1">
          <table:table-cell office:value-type="string" calcext:value-type="string">
            <text:p>nl01</text:p>
          </table:table-cell>
          <table:table-cell office:value-type="string" calcext:value-type="string">
            <text:p>HT2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3.2979" calcext:value-type="float">
            <text:p>3.30</text:p>
          </table:table-cell>
          <table:table-cell office:value-type="float" office:value="0.32148" calcext:value-type="float">
            <text:p>0.32</text:p>
          </table:table-cell>
          <table:table-cell office:value-type="float" office:value="9.6713" calcext:value-type="float">
            <text:p>9.67</text:p>
          </table:table-cell>
          <table:table-cell office:value-type="float" office:value="8.2208" calcext:value-type="float">
            <text:p>8.22</text:p>
          </table:table-cell>
          <table:table-cell office:value-type="float" office:value="1.8339" calcext:value-type="float">
            <text:p>1.83</text:p>
          </table:table-cell>
          <table:table-cell office:value-type="float" office:value="0.16871" calcext:value-type="float">
            <text:p>0.17</text:p>
          </table:table-cell>
          <table:table-cell office:value-type="float" office:value="0.0031116" calcext:value-type="float">
            <text:p>0.00</text:p>
          </table:table-cell>
          <table:table-cell office:value-type="float" office:value="2.5292" calcext:value-type="float">
            <text:p>2.53</text:p>
          </table:table-cell>
          <table:table-cell office:value-type="float" office:value="0.28296" calcext:value-type="float">
            <text:p>0.28</text:p>
          </table:table-cell>
          <table:table-cell office:value-type="float" office:value="0.26338" calcext:value-type="float">
            <text:p>0.26</text:p>
          </table:table-cell>
          <table:table-cell office:value-type="float" office:value="28.192" calcext:value-type="float">
            <text:p>28.19</text:p>
          </table:table-cell>
          <table:table-cell office:value-type="percentage" office:value="-0.08" calcext:value-type="percentage">
            <text:p>-8.00%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-0.06" calcext:value-type="percentage">
            <text:p>-6.00%</text:p>
          </table:table-cell>
          <table:table-cell office:value-type="percentage" office:value="-0.15" calcext:value-type="percentage">
            <text:p>-15.00%</text:p>
          </table:table-cell>
          <table:table-cell office:value-type="percentage" office:value="-0.04" calcext:value-type="percentage">
            <text:p>-4.00%</text:p>
          </table:table-cell>
          <table:table-cell office:value-type="percentage" office:value="-0.07" calcext:value-type="percentage">
            <text:p>-7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-0.07" calcext:value-type="percentage">
            <text:p>-7.00%</text:p>
          </table:table-cell>
          <table:table-cell office:value-type="percentage" office:value="-0.02" calcext:value-type="percentage">
            <text:p>-2.00%</text:p>
          </table:table-cell>
          <table:table-cell office:value-type="percentage" office:value="-0.15" calcext:value-type="percentage">
            <text:p>-15.00%</text:p>
          </table:table-cell>
          <table:table-cell office:value-type="percentage" office:value="-0.04" calcext:value-type="percentage">
            <text:p>-4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16" calcext:value-type="percentage">
            <text:p>16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2" calcext:value-type="percentage">
            <text:p>12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19" calcext:value-type="percentage">
            <text:p>19.00%</text:p>
          </table:table-cell>
          <table:table-cell office:value-type="percentage" office:value="0.03" calcext:value-type="percentage">
            <text:p>3.00%</text:p>
          </table:table-cell>
        </table:table-row>
        <table:table-row table:style-name="ro1">
          <table:table-cell office:value-type="string" calcext:value-type="string">
            <text:p>nl01</text:p>
          </table:table-cell>
          <table:table-cell office:value-type="string" calcext:value-type="string">
            <text:p>HT2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1.737" calcext:value-type="float">
            <text:p>1.74</text:p>
          </table:table-cell>
          <table:table-cell office:value-type="float" office:value="0.32249" calcext:value-type="float">
            <text:p>0.32</text:p>
          </table:table-cell>
          <table:table-cell office:value-type="float" office:value="5.0226" calcext:value-type="float">
            <text:p>5.02</text:p>
          </table:table-cell>
          <table:table-cell office:value-type="float" office:value="4.7149" calcext:value-type="float">
            <text:p>4.71</text:p>
          </table:table-cell>
          <table:table-cell office:value-type="float" office:value="1.2123" calcext:value-type="float">
            <text:p>1.21</text:p>
          </table:table-cell>
          <table:table-cell office:value-type="float" office:value="0.10333" calcext:value-type="float">
            <text:p>0.10</text:p>
          </table:table-cell>
          <table:table-cell office:value-type="float" office:value="0.002926" calcext:value-type="float">
            <text:p>0.00</text:p>
          </table:table-cell>
          <table:table-cell office:value-type="float" office:value="1.3047" calcext:value-type="float">
            <text:p>1.30</text:p>
          </table:table-cell>
          <table:table-cell office:value-type="float" office:value="0.26013" calcext:value-type="float">
            <text:p>0.26</text:p>
          </table:table-cell>
          <table:table-cell office:value-type="float" office:value="0.28098" calcext:value-type="float">
            <text:p>0.28</text:p>
          </table:table-cell>
          <table:table-cell office:value-type="float" office:value="15.613" calcext:value-type="float">
            <text:p>15.61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-0.16" calcext:value-type="percentage">
            <text:p>-16.00%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-0.16" calcext:value-type="percentage">
            <text:p>-16.00%</text:p>
          </table:table-cell>
          <table:table-cell office:value-type="percentage" office:value="-0.08" calcext:value-type="percentage">
            <text:p>-8.00%</text:p>
          </table:table-cell>
          <table:table-cell office:value-type="percentage" office:value="-0.03" calcext:value-type="percentage">
            <text:p>-3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-0.1" calcext:value-type="percentage">
            <text:p>-10.00%</text:p>
          </table:table-cell>
          <table:table-cell office:value-type="percentage" office:value="-0.13" calcext:value-type="percentage">
            <text:p>-13.00%</text:p>
          </table:table-cell>
          <table:table-cell office:value-type="percentage" office:value="-0.25" calcext:value-type="percentage">
            <text:p>-25.00%</text:p>
          </table:table-cell>
          <table:table-cell office:value-type="percentage" office:value="-0.06" calcext:value-type="percentage">
            <text:p>-6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percentage" office:value="0.07" calcext:value-type="percentage">
            <text:p>7.00%</text:p>
          </table:table-cell>
          <table:table-cell office:value-type="percentage" office:value="0.95" calcext:value-type="percentage">
            <text:p>95.00%</text:p>
          </table:table-cell>
          <table:table-cell office:value-type="percentage" office:value="0.13" calcext:value-type="percentage">
            <text:p>13.00%</text:p>
          </table:table-cell>
        </table:table-row>
        <table:table-row table:style-name="ro1">
          <table:table-cell office:value-type="string" calcext:value-type="string">
            <text:p>nl01</text:p>
          </table:table-cell>
          <table:table-cell office:value-type="string" calcext:value-type="string">
            <text:p>HT2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0.87448" calcext:value-type="float">
            <text:p>0.87</text:p>
          </table:table-cell>
          <table:table-cell office:value-type="float" office:value="0.27842" calcext:value-type="float">
            <text:p>0.28</text:p>
          </table:table-cell>
          <table:table-cell office:value-type="float" office:value="2.48" calcext:value-type="float">
            <text:p>2.48</text:p>
          </table:table-cell>
          <table:table-cell office:value-type="float" office:value="3.0784" calcext:value-type="float">
            <text:p>3.08</text:p>
          </table:table-cell>
          <table:table-cell office:value-type="float" office:value="0.73964" calcext:value-type="float">
            <text:p>0.74</text:p>
          </table:table-cell>
          <table:table-cell office:value-type="float" office:value="0.081037" calcext:value-type="float">
            <text:p>0.08</text:p>
          </table:table-cell>
          <table:table-cell office:value-type="float" office:value="0.0025593" calcext:value-type="float">
            <text:p>0.00</text:p>
          </table:table-cell>
          <table:table-cell office:value-type="float" office:value="0.56726" calcext:value-type="float">
            <text:p>0.57</text:p>
          </table:table-cell>
          <table:table-cell office:value-type="float" office:value="0.11724" calcext:value-type="float">
            <text:p>0.12</text:p>
          </table:table-cell>
          <table:table-cell office:value-type="float" office:value="0.27732" calcext:value-type="float">
            <text:p>0.28</text:p>
          </table:table-cell>
          <table:table-cell office:value-type="float" office:value="9.1806" calcext:value-type="float">
            <text:p>9.18</text:p>
          </table:table-cell>
          <table:table-cell office:value-type="percentage" office:value="-0.12" calcext:value-type="percentage">
            <text:p>-12.00%</text:p>
          </table:table-cell>
          <table:table-cell office:value-type="percentage" office:value="-0.06" calcext:value-type="percentage">
            <text:p>-6.00%</text:p>
          </table:table-cell>
          <table:table-cell office:value-type="percentage" office:value="-0.08" calcext:value-type="percentage">
            <text:p>-8.00%</text:p>
          </table:table-cell>
          <table:table-cell office:value-type="percentage" office:value="-0.17" calcext:value-type="percentage">
            <text:p>-17.00%</text:p>
          </table:table-cell>
          <table:table-cell office:value-type="percentage" office:value="-0.07" calcext:value-type="percentage">
            <text:p>-7.00%</text:p>
          </table:table-cell>
          <table:table-cell office:value-type="percentage" office:value="-0.04" calcext:value-type="percentage">
            <text:p>-4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-0.07" calcext:value-type="percentage">
            <text:p>-7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-0.25" calcext:value-type="percentage">
            <text:p>-25.00%</text:p>
          </table:table-cell>
          <table:table-cell office:value-type="percentage" office:value="-0.06" calcext:value-type="percentage">
            <text:p>-6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6" calcext:value-type="percentage">
            <text:p>16.00%</text:p>
          </table:table-cell>
        </table:table-row>
        <table:table-row table:style-name="ro1">
          <table:table-cell office:value-type="string" calcext:value-type="string">
            <text:p>nl01</text:p>
          </table:table-cell>
          <table:table-cell office:value-type="string" calcext:value-type="string">
            <text:p>HT2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0.44231" calcext:value-type="float">
            <text:p>0.44</text:p>
          </table:table-cell>
          <table:table-cell office:value-type="float" office:value="0.40266" calcext:value-type="float">
            <text:p>0.40</text:p>
          </table:table-cell>
          <table:table-cell office:value-type="float" office:value="1.5318" calcext:value-type="float">
            <text:p>1.53</text:p>
          </table:table-cell>
          <table:table-cell office:value-type="float" office:value="3.1194" calcext:value-type="float">
            <text:p>3.12</text:p>
          </table:table-cell>
          <table:table-cell office:value-type="float" office:value="0.85821" calcext:value-type="float">
            <text:p>0.86</text:p>
          </table:table-cell>
          <table:table-cell office:value-type="float" office:value="0.12628" calcext:value-type="float">
            <text:p>0.13</text:p>
          </table:table-cell>
          <table:table-cell office:value-type="float" office:value="0.0027396" calcext:value-type="float">
            <text:p>0.00</text:p>
          </table:table-cell>
          <table:table-cell office:value-type="float" office:value="0.32637" calcext:value-type="float">
            <text:p>0.33</text:p>
          </table:table-cell>
          <table:table-cell office:value-type="float" office:value="0.27072" calcext:value-type="float">
            <text:p>0.27</text:p>
          </table:table-cell>
          <table:table-cell office:value-type="float" office:value="0.31134" calcext:value-type="float">
            <text:p>0.31</text:p>
          </table:table-cell>
          <table:table-cell office:value-type="float" office:value="8.2603" calcext:value-type="float">
            <text:p>8.26</text:p>
          </table:table-cell>
          <table:table-cell table:number-columns-repeated="2" office:value-type="percentage" office:value="-0.05" calcext:value-type="percentage">
            <text:p>-5.00%</text:p>
          </table:table-cell>
          <table:table-cell office:value-type="percentage" office:value="-0.06" calcext:value-type="percentage">
            <text:p>-6.00%</text:p>
          </table:table-cell>
          <table:table-cell office:value-type="percentage" office:value="-0.18" calcext:value-type="percentage">
            <text:p>-18.00%</text:p>
          </table:table-cell>
          <table:table-cell office:value-type="percentage" office:value="-0.19" calcext:value-type="percentage">
            <text:p>-19.00%</text:p>
          </table:table-cell>
          <table:table-cell office:value-type="percentage" office:value="-0.09" calcext:value-type="percentage">
            <text:p>-9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-0.05" calcext:value-type="percentage">
            <text:p>-5.00%</text:p>
          </table:table-cell>
          <table:table-cell office:value-type="percentage" office:value="-0.07" calcext:value-type="percentage">
            <text:p>-7.00%</text:p>
          </table:table-cell>
          <table:table-cell office:value-type="percentage" office:value="-0.35" calcext:value-type="percentage">
            <text:p>-35.00%</text:p>
          </table:table-cell>
          <table:table-cell office:value-type="percentage" office:value="-0.08" calcext:value-type="percentage">
            <text:p>-8.0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14" calcext:value-type="percentage">
            <text:p>14.0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16" calcext:value-type="percentage">
            <text:p>16.00%</text:p>
          </table:table-cell>
          <table:table-cell office:value-type="percentage" office:value="0.11" calcext:value-type="percentage">
            <text:p>11.00%</text:p>
          </table:table-cell>
          <table:table-cell office:value-type="percentage" office:value="0.16" calcext:value-type="percentage">
            <text:p>16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1.53" calcext:value-type="percentage">
            <text:p>153.00%</text:p>
          </table:table-cell>
          <table:table-cell office:value-type="percentage" office:value="0.06" calcext:value-type="percentage">
            <text:p>6.00%</text:p>
          </table:table-cell>
        </table:table-row>
        <table:table-row table:style-name="ro1">
          <table:table-cell office:value-type="string" calcext:value-type="string">
            <text:p>nl01</text:p>
          </table:table-cell>
          <table:table-cell office:value-type="string" calcext:value-type="string">
            <text:p>HT2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0.23663" calcext:value-type="float">
            <text:p>0.24</text:p>
          </table:table-cell>
          <table:table-cell office:value-type="float" office:value="0.52661" calcext:value-type="float">
            <text:p>0.53</text:p>
          </table:table-cell>
          <table:table-cell office:value-type="float" office:value="0.85713" calcext:value-type="float">
            <text:p>0.86</text:p>
          </table:table-cell>
          <table:table-cell office:value-type="float" office:value="2.6318" calcext:value-type="float">
            <text:p>2.63</text:p>
          </table:table-cell>
          <table:table-cell office:value-type="float" office:value="1.0803" calcext:value-type="float">
            <text:p>1.08</text:p>
          </table:table-cell>
          <table:table-cell office:value-type="float" office:value="0.1371" calcext:value-type="float">
            <text:p>0.14</text:p>
          </table:table-cell>
          <table:table-cell office:value-type="float" office:value="0.0027643" calcext:value-type="float">
            <text:p>0.00</text:p>
          </table:table-cell>
          <table:table-cell office:value-type="float" office:value="0.22221" calcext:value-type="float">
            <text:p>0.22</text:p>
          </table:table-cell>
          <table:table-cell office:value-type="float" office:value="0.41241" calcext:value-type="float">
            <text:p>0.41</text:p>
          </table:table-cell>
          <table:table-cell office:value-type="float" office:value="0.20783" calcext:value-type="float">
            <text:p>0.21</text:p>
          </table:table-cell>
          <table:table-cell office:value-type="float" office:value="7.2001" calcext:value-type="float">
            <text:p>7.20</text:p>
          </table:table-cell>
          <table:table-cell office:value-type="percentage" office:value="-0.09" calcext:value-type="percentage">
            <text:p>-9.00%</text:p>
          </table:table-cell>
          <table:table-cell office:value-type="percentage" office:value="-0.23" calcext:value-type="percentage">
            <text:p>-23.00%</text:p>
          </table:table-cell>
          <table:table-cell office:value-type="percentage" office:value="-0.07" calcext:value-type="percentage">
            <text:p>-7.00%</text:p>
          </table:table-cell>
          <table:table-cell office:value-type="percentage" office:value="-0.37" calcext:value-type="percentage">
            <text:p>-37.00%</text:p>
          </table:table-cell>
          <table:table-cell office:value-type="percentage" office:value="-0.24" calcext:value-type="percentage">
            <text:p>-24.00%</text:p>
          </table:table-cell>
          <table:table-cell office:value-type="percentage" office:value="-0.19" calcext:value-type="percentage">
            <text:p>-19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-0.05" calcext:value-type="percentage">
            <text:p>-5.00%</text:p>
          </table:table-cell>
          <table:table-cell office:value-type="percentage" office:value="-0.16" calcext:value-type="percentage">
            <text:p>-16.00%</text:p>
          </table:table-cell>
          <table:table-cell office:value-type="percentage" office:value="-0.04" calcext:value-type="percentage">
            <text:p>-4.00%</text:p>
          </table:table-cell>
          <table:table-cell office:value-type="percentage" office:value="-0.24" calcext:value-type="percentage">
            <text:p>-24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32" calcext:value-type="percentage">
            <text:p>32.00%</text:p>
          </table:table-cell>
          <table:table-cell office:value-type="percentage" office:value="0.17" calcext:value-type="percentage">
            <text:p>17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14" calcext:value-type="percentage">
            <text:p>14.0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31" calcext:value-type="percentage">
            <text:p>31.00%</text:p>
          </table:table-cell>
        </table:table-row>
        <table:table-row table:style-name="ro1">
          <table:table-cell office:value-type="string" calcext:value-type="string">
            <text:p>nl01</text:p>
          </table:table-cell>
          <table:table-cell office:value-type="string" calcext:value-type="string">
            <text:p>HT2_o8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0.81717" calcext:value-type="float">
            <text:p>0.82</text:p>
          </table:table-cell>
          <table:table-cell office:value-type="float" office:value="0.27575" calcext:value-type="float">
            <text:p>0.28</text:p>
          </table:table-cell>
          <table:table-cell office:value-type="float" office:value="2.4793" calcext:value-type="float">
            <text:p>2.48</text:p>
          </table:table-cell>
          <table:table-cell office:value-type="float" office:value="3.1" calcext:value-type="float">
            <text:p>3.10</text:p>
          </table:table-cell>
          <table:table-cell office:value-type="float" office:value="0.71143" calcext:value-type="float">
            <text:p>0.71</text:p>
          </table:table-cell>
          <table:table-cell office:value-type="float" office:value="0.074208" calcext:value-type="float">
            <text:p>0.07</text:p>
          </table:table-cell>
          <table:table-cell office:value-type="float" office:value="0.0028728" calcext:value-type="float">
            <text:p>0.00</text:p>
          </table:table-cell>
          <table:table-cell office:value-type="float" office:value="0.54875" calcext:value-type="float">
            <text:p>0.55</text:p>
          </table:table-cell>
          <table:table-cell office:value-type="float" office:value="0.14592" calcext:value-type="float">
            <text:p>0.15</text:p>
          </table:table-cell>
          <table:table-cell office:value-type="float" office:value="0.21282" calcext:value-type="float">
            <text:p>0.21</text:p>
          </table:table-cell>
          <table:table-cell office:value-type="float" office:value="9.116" calcext:value-type="float">
            <text:p>9.12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-0.03" calcext:value-type="percentage">
            <text:p>-3.00%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-0.05" calcext:value-type="percentage">
            <text:p>-5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-0.02" calcext:value-type="percentage">
            <text:p>-2.00%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-0.02" calcext:value-type="percentage">
            <text:p>-2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11" calcext:value-type="percentage">
            <text:p>11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01" calcext:value-type="percentage">
            <text:p>1.00%</text:p>
          </table:table-cell>
        </table:table-row>
        <table:table-row table:style-name="ro1">
          <table:table-cell office:value-type="string" calcext:value-type="string">
            <text:p>nl01</text:p>
          </table:table-cell>
          <table:table-cell office:value-type="string" calcext:value-type="string">
            <text:p>HT2_o8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0.3966" calcext:value-type="float">
            <text:p>0.40</text:p>
          </table:table-cell>
          <table:table-cell office:value-type="float" office:value="0.32363" calcext:value-type="float">
            <text:p>0.32</text:p>
          </table:table-cell>
          <table:table-cell office:value-type="float" office:value="1.5407" calcext:value-type="float">
            <text:p>1.54</text:p>
          </table:table-cell>
          <table:table-cell office:value-type="float" office:value="1.9422" calcext:value-type="float">
            <text:p>1.94</text:p>
          </table:table-cell>
          <table:table-cell office:value-type="float" office:value="0.59412" calcext:value-type="float">
            <text:p>0.59</text:p>
          </table:table-cell>
          <table:table-cell office:value-type="float" office:value="0.11617" calcext:value-type="float">
            <text:p>0.12</text:p>
          </table:table-cell>
          <table:table-cell office:value-type="float" office:value="0.0028085" calcext:value-type="float">
            <text:p>0.00</text:p>
          </table:table-cell>
          <table:table-cell office:value-type="float" office:value="0.32682" calcext:value-type="float">
            <text:p>0.33</text:p>
          </table:table-cell>
          <table:table-cell office:value-type="float" office:value="0.15427" calcext:value-type="float">
            <text:p>0.15</text:p>
          </table:table-cell>
          <table:table-cell office:value-type="float" office:value="0.20468" calcext:value-type="float">
            <text:p>0.20</text:p>
          </table:table-cell>
          <table:table-cell office:value-type="float" office:value="6.1202" calcext:value-type="float">
            <text:p>6.12</text:p>
          </table:table-cell>
          <table:table-cell office:value-type="percentage" office:value="-0.04" calcext:value-type="percentage">
            <text:p>-4.00%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percentage" office:value="-0.03" calcext:value-type="percentage">
            <text:p>-3.00%</text:p>
          </table:table-cell>
          <table:table-cell office:value-type="percentage" office:value="-0.16" calcext:value-type="percentage">
            <text:p>-16.00%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percentage" office:value="-0.01" calcext:value-type="percentage">
            <text:p>-1.00%</text:p>
          </table:table-cell>
          <table:table-cell office:value-type="percentage" office:value="-0.02" calcext:value-type="percentage">
            <text:p>-2.00%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17" calcext:value-type="percentage">
            <text:p>17.00%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percentage" office:value="0.01" calcext:value-type="percentage">
            <text:p>1.00%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" calcext:value-type="percentage">
            <text:p>1.00%</text:p>
          </table:table-cell>
        </table:table-row>
        <table:table-row table:style-name="ro1">
          <table:table-cell office:value-type="string" calcext:value-type="string">
            <text:p>nl01</text:p>
          </table:table-cell>
          <table:table-cell office:value-type="string" calcext:value-type="string">
            <text:p>HT2_o8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0.21437" calcext:value-type="float">
            <text:p>0.21</text:p>
          </table:table-cell>
          <table:table-cell office:value-type="float" office:value="0.37257" calcext:value-type="float">
            <text:p>0.37</text:p>
          </table:table-cell>
          <table:table-cell office:value-type="float" office:value="0.85552" calcext:value-type="float">
            <text:p>0.86</text:p>
          </table:table-cell>
          <table:table-cell office:value-type="float" office:value="1.2673" calcext:value-type="float">
            <text:p>1.27</text:p>
          </table:table-cell>
          <table:table-cell office:value-type="float" office:value="0.63207" calcext:value-type="float">
            <text:p>0.63</text:p>
          </table:table-cell>
          <table:table-cell office:value-type="float" office:value="0.10147" calcext:value-type="float">
            <text:p>0.10</text:p>
          </table:table-cell>
          <table:table-cell office:value-type="float" office:value="0.0025912" calcext:value-type="float">
            <text:p>0.00</text:p>
          </table:table-cell>
          <table:table-cell office:value-type="float" office:value="0.24042" calcext:value-type="float">
            <text:p>0.24</text:p>
          </table:table-cell>
          <table:table-cell office:value-type="float" office:value="0.15648" calcext:value-type="float">
            <text:p>0.16</text:p>
          </table:table-cell>
          <table:table-cell office:value-type="float" office:value="0.20463" calcext:value-type="float">
            <text:p>0.20</text:p>
          </table:table-cell>
          <table:table-cell office:value-type="float" office:value="4.5517" calcext:value-type="float">
            <text:p>4.55</text:p>
          </table:table-cell>
          <table:table-cell office:value-type="percentage" office:value="-0.02" calcext:value-type="percentage">
            <text:p>-2.00%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-0.03" calcext:value-type="percentage">
            <text:p>-3.00%</text:p>
          </table:table-cell>
          <table:table-cell office:value-type="percentage" office:value="-0.08" calcext:value-type="percentage">
            <text:p>-8.00%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-0.07" calcext:value-type="percentage">
            <text:p>-7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-0.04" calcext:value-type="percentage">
            <text:p>-4.00%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-0.05" calcext:value-type="percentage">
            <text:p>-5.00%</text:p>
          </table:table-cell>
          <table:table-cell office:value-type="percentage" office:value="-0.02" calcext:value-type="percentage">
            <text:p>-2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03" calcext:value-type="percentage">
            <text:p>3.00%</text:p>
          </table:table-cell>
        </table:table-row>
        <table:table-row table:style-name="ro1">
          <table:table-cell office:value-type="string" calcext:value-type="string">
            <text:p>nl01</text:p>
          </table:table-cell>
          <table:table-cell office:value-type="string" calcext:value-type="string">
            <text:p>HT2_o8</text:p>
          </table:table-cell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0.12697" calcext:value-type="float">
            <text:p>0.13</text:p>
          </table:table-cell>
          <table:table-cell office:value-type="float" office:value="0.4453" calcext:value-type="float">
            <text:p>0.45</text:p>
          </table:table-cell>
          <table:table-cell office:value-type="float" office:value="0.83507" calcext:value-type="float">
            <text:p>0.84</text:p>
          </table:table-cell>
          <table:table-cell office:value-type="float" office:value="0.9895" calcext:value-type="float">
            <text:p>0.99</text:p>
          </table:table-cell>
          <table:table-cell office:value-type="float" office:value="0.73265" calcext:value-type="float">
            <text:p>0.73</text:p>
          </table:table-cell>
          <table:table-cell office:value-type="float" office:value="0.1224" calcext:value-type="float">
            <text:p>0.12</text:p>
          </table:table-cell>
          <table:table-cell office:value-type="float" office:value="0.0027512" calcext:value-type="float">
            <text:p>0.00</text:p>
          </table:table-cell>
          <table:table-cell office:value-type="float" office:value="0.1712" calcext:value-type="float">
            <text:p>0.17</text:p>
          </table:table-cell>
          <table:table-cell office:value-type="float" office:value="0.20358" calcext:value-type="float">
            <text:p>0.20</text:p>
          </table:table-cell>
          <table:table-cell office:value-type="float" office:value="0.20315" calcext:value-type="float">
            <text:p>0.20</text:p>
          </table:table-cell>
          <table:table-cell office:value-type="float" office:value="4.3075" calcext:value-type="float">
            <text:p>4.31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-0.03" calcext:value-type="percentage">
            <text:p>-3.00%</text:p>
          </table:table-cell>
          <table:table-cell office:value-type="percentage" office:value="-0.02" calcext:value-type="percentage">
            <text:p>-2.00%</text:p>
          </table:table-cell>
          <table:table-cell office:value-type="percentage" office:value="-0.05" calcext:value-type="percentage">
            <text:p>-5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-0.04" calcext:value-type="percentage">
            <text:p>-4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-0.02" calcext:value-type="percentage">
            <text:p>-2.00%</text:p>
          </table:table-cell>
          <table:table-cell office:value-type="percentage" office:value="-0.03" calcext:value-type="percentage">
            <text:p>-3.00%</text:p>
          </table:table-cell>
          <table:table-cell office:value-type="percentage" office:value="-0.06" calcext:value-type="percentage">
            <text:p>-6.00%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26" calcext:value-type="percentage">
            <text:p>26.00%</text:p>
          </table:table-cell>
          <table:table-cell office:value-type="percentage" office:value="0.02" calcext:value-type="percentage">
            <text:p>2.00%</text:p>
          </table:table-cell>
        </table:table-row>
        <table:table-row table:style-name="ro1">
          <table:table-cell office:value-type="string" calcext:value-type="string">
            <text:p>nl02</text:p>
          </table:table-cell>
          <table:table-cell office:value-type="string" calcext:value-type="string">
            <text:p>noHT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33.522" calcext:value-type="float">
            <text:p>33.52</text:p>
          </table:table-cell>
          <table:table-cell office:value-type="float" office:value="1.4042" calcext:value-type="float">
            <text:p>1.40</text:p>
          </table:table-cell>
          <table:table-cell office:value-type="float" office:value="130.46" calcext:value-type="float">
            <text:p>130.46</text:p>
          </table:table-cell>
          <table:table-cell office:value-type="float" office:value="26.477" calcext:value-type="float">
            <text:p>26.48</text:p>
          </table:table-cell>
          <table:table-cell office:value-type="float" office:value="17.039" calcext:value-type="float">
            <text:p>17.04</text:p>
          </table:table-cell>
          <table:table-cell office:value-type="float" office:value="1.7109" calcext:value-type="float">
            <text:p>1.71</text:p>
          </table:table-cell>
          <table:table-cell office:value-type="float" office:value="0.0025198" calcext:value-type="float">
            <text:p>0.00</text:p>
          </table:table-cell>
          <table:table-cell office:value-type="float" office:value="60.644" calcext:value-type="float">
            <text:p>60.64</text:p>
          </table:table-cell>
          <table:table-cell office:value-type="float" office:value="1.4298" calcext:value-type="float">
            <text:p>1.43</text:p>
          </table:table-cell>
          <table:table-cell office:value-type="float" office:value="0.9737" calcext:value-type="float">
            <text:p>0.97</text:p>
          </table:table-cell>
          <table:table-cell office:value-type="float" office:value="278.72" calcext:value-type="float">
            <text:p>278.72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-0.03" calcext:value-type="percentage">
            <text:p>-3.00%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-0.15" calcext:value-type="percentage">
            <text:p>-15.00%</text:p>
          </table:table-cell>
          <table:table-cell office:value-type="percentage" office:value="-0.02" calcext:value-type="percentage">
            <text:p>-2.00%</text:p>
          </table:table-cell>
          <table:table-cell office:value-type="percentage" office:value="-0.05" calcext:value-type="percentage">
            <text:p>-5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-0.02" calcext:value-type="percentage">
            <text:p>-2.00%</text:p>
          </table:table-cell>
          <table:table-cell office:value-type="percentage" office:value="-0.09" calcext:value-type="percentage">
            <text:p>-9.00%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6" calcext:value-type="percentage">
            <text:p>6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01" calcext:value-type="percentage">
            <text:p>1.00%</text:p>
          </table:table-cell>
        </table:table-row>
        <table:table-row table:style-name="ro1">
          <table:table-cell office:value-type="string" calcext:value-type="string">
            <text:p>nl02</text:p>
          </table:table-cell>
          <table:table-cell office:value-type="string" calcext:value-type="string">
            <text:p>noHT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6.884" calcext:value-type="float">
            <text:p>16.88</text:p>
          </table:table-cell>
          <table:table-cell office:value-type="float" office:value="0.84524" calcext:value-type="float">
            <text:p>0.85</text:p>
          </table:table-cell>
          <table:table-cell office:value-type="float" office:value="65.351" calcext:value-type="float">
            <text:p>65.35</text:p>
          </table:table-cell>
          <table:table-cell office:value-type="float" office:value="26.987" calcext:value-type="float">
            <text:p>26.99</text:p>
          </table:table-cell>
          <table:table-cell office:value-type="float" office:value="9.0758" calcext:value-type="float">
            <text:p>9.08</text:p>
          </table:table-cell>
          <table:table-cell office:value-type="float" office:value="0.77099" calcext:value-type="float">
            <text:p>0.77</text:p>
          </table:table-cell>
          <table:table-cell office:value-type="float" office:value="0.0024047" calcext:value-type="float">
            <text:p>0.00</text:p>
          </table:table-cell>
          <table:table-cell office:value-type="float" office:value="21.536" calcext:value-type="float">
            <text:p>21.54</text:p>
          </table:table-cell>
          <table:table-cell office:value-type="float" office:value="0.78182" calcext:value-type="float">
            <text:p>0.78</text:p>
          </table:table-cell>
          <table:table-cell office:value-type="float" office:value="0.882" calcext:value-type="float">
            <text:p>0.88</text:p>
          </table:table-cell>
          <table:table-cell office:value-type="float" office:value="145.72" calcext:value-type="float">
            <text:p>145.72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-0.06" calcext:value-type="percentage">
            <text:p>-6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-0.06" calcext:value-type="percentage">
            <text:p>-6.00%</text:p>
          </table:table-cell>
          <table:table-cell office:value-type="percentage" office:value="-0.04" calcext:value-type="percentage">
            <text:p>-4.00%</text:p>
          </table:table-cell>
          <table:table-cell office:value-type="percentage" office:value="-0.08" calcext:value-type="percentage">
            <text:p>-8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-0.03" calcext:value-type="percentage">
            <text:p>-3.00%</text:p>
          </table:table-cell>
          <table:table-cell office:value-type="percentage" office:value="-0.06" calcext:value-type="percentage">
            <text:p>-6.00%</text:p>
          </table:table-cell>
          <table:table-cell office:value-type="percentage" office:value="-0.08" calcext:value-type="percentage">
            <text:p>-8.00%</text:p>
          </table:table-cell>
          <table:table-cell office:value-type="percentage" office:value="-0.02" calcext:value-type="percentage">
            <text:p>-2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24" calcext:value-type="percentage">
            <text:p>24.0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table:number-columns-repeated="2" office:value-type="percentage" office:value="0.08" calcext:value-type="percentage">
            <text:p>8.00%</text:p>
          </table:table-cell>
          <table:table-cell office:value-type="percentage" office:value="0.05" calcext:value-type="percentage">
            <text:p>5.00%</text:p>
          </table:table-cell>
        </table:table-row>
        <table:table-row table:style-name="ro1">
          <table:table-cell office:value-type="string" calcext:value-type="string">
            <text:p>nl02</text:p>
          </table:table-cell>
          <table:table-cell office:value-type="string" calcext:value-type="string">
            <text:p>noHT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8.2768" calcext:value-type="float">
            <text:p>8.28</text:p>
          </table:table-cell>
          <table:table-cell office:value-type="float" office:value="0.49816" calcext:value-type="float">
            <text:p>0.50</text:p>
          </table:table-cell>
          <table:table-cell office:value-type="float" office:value="32.257" calcext:value-type="float">
            <text:p>32.26</text:p>
          </table:table-cell>
          <table:table-cell office:value-type="float" office:value="16.584" calcext:value-type="float">
            <text:p>16.58</text:p>
          </table:table-cell>
          <table:table-cell office:value-type="float" office:value="4.5563" calcext:value-type="float">
            <text:p>4.56</text:p>
          </table:table-cell>
          <table:table-cell office:value-type="float" office:value="0.3952" calcext:value-type="float">
            <text:p>0.40</text:p>
          </table:table-cell>
          <table:table-cell office:value-type="float" office:value="0.0023368" calcext:value-type="float">
            <text:p>0.00</text:p>
          </table:table-cell>
          <table:table-cell office:value-type="float" office:value="7.739" calcext:value-type="float">
            <text:p>7.74</text:p>
          </table:table-cell>
          <table:table-cell office:value-type="float" office:value="0.39506" calcext:value-type="float">
            <text:p>0.40</text:p>
          </table:table-cell>
          <table:table-cell office:value-type="float" office:value="0.87546" calcext:value-type="float">
            <text:p>0.88</text:p>
          </table:table-cell>
          <table:table-cell office:value-type="float" office:value="73.17" calcext:value-type="float">
            <text:p>73.17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-0.03" calcext:value-type="percentage">
            <text:p>-3.00%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-0.04" calcext:value-type="percentage">
            <text:p>-4.00%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-0.06" calcext:value-type="percentage">
            <text:p>-6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-0.15" calcext:value-type="percentage">
            <text:p>-15.00%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-0.14" calcext:value-type="percentage">
            <text:p>-14.00%</text:p>
          </table:table-cell>
          <table:table-cell office:value-type="percentage" office:value="-0.02" calcext:value-type="percentage">
            <text:p>-2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12" calcext:value-type="percentage">
            <text:p>12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26" calcext:value-type="percentage">
            <text:p>26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21" calcext:value-type="percentage">
            <text:p>21.0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19" calcext:value-type="percentage">
            <text:p>19.00%</text:p>
          </table:table-cell>
          <table:table-cell office:value-type="percentage" office:value="0.03" calcext:value-type="percentage">
            <text:p>3.00%</text:p>
          </table:table-cell>
        </table:table-row>
        <table:table-row table:style-name="ro1">
          <table:table-cell office:value-type="string" calcext:value-type="string">
            <text:p>nl02</text:p>
          </table:table-cell>
          <table:table-cell office:value-type="string" calcext:value-type="string">
            <text:p>noHT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4.1001" calcext:value-type="float">
            <text:p>4.10</text:p>
          </table:table-cell>
          <table:table-cell office:value-type="float" office:value="0.42193" calcext:value-type="float">
            <text:p>0.42</text:p>
          </table:table-cell>
          <table:table-cell office:value-type="float" office:value="16.14" calcext:value-type="float">
            <text:p>16.14</text:p>
          </table:table-cell>
          <table:table-cell office:value-type="float" office:value="11.884" calcext:value-type="float">
            <text:p>11.88</text:p>
          </table:table-cell>
          <table:table-cell office:value-type="float" office:value="2.5722" calcext:value-type="float">
            <text:p>2.57</text:p>
          </table:table-cell>
          <table:table-cell office:value-type="float" office:value="0.22379" calcext:value-type="float">
            <text:p>0.22</text:p>
          </table:table-cell>
          <table:table-cell office:value-type="float" office:value="0.0022809" calcext:value-type="float">
            <text:p>0.00</text:p>
          </table:table-cell>
          <table:table-cell office:value-type="float" office:value="3.5401" calcext:value-type="float">
            <text:p>3.54</text:p>
          </table:table-cell>
          <table:table-cell office:value-type="float" office:value="0.30623" calcext:value-type="float">
            <text:p>0.31</text:p>
          </table:table-cell>
          <table:table-cell office:value-type="float" office:value="0.78051" calcext:value-type="float">
            <text:p>0.78</text:p>
          </table:table-cell>
          <table:table-cell office:value-type="float" office:value="41.712" calcext:value-type="float">
            <text:p>41.71</text:p>
          </table:table-cell>
          <table:table-cell office:value-type="percentage" office:value="-0.02" calcext:value-type="percentage">
            <text:p>-2.00%</text:p>
          </table:table-cell>
          <table:table-cell office:value-type="percentage" office:value="-0.05" calcext:value-type="percentage">
            <text:p>-5.00%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-0.07" calcext:value-type="percentage">
            <text:p>-7.00%</text:p>
          </table:table-cell>
          <table:table-cell office:value-type="percentage" office:value="-0.06" calcext:value-type="percentage">
            <text:p>-6.00%</text:p>
          </table:table-cell>
          <table:table-cell office:value-type="percentage" office:value="-0.11" calcext:value-type="percentage">
            <text:p>-11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-0.02" calcext:value-type="percentage">
            <text:p>-2.00%</text:p>
          </table:table-cell>
          <table:table-cell office:value-type="percentage" office:value="-0.06" calcext:value-type="percentage">
            <text:p>-6.00%</text:p>
          </table:table-cell>
          <table:table-cell office:value-type="percentage" office:value="-0.03" calcext:value-type="percentage">
            <text:p>-3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14" calcext:value-type="percentage">
            <text:p>14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14" calcext:value-type="percentage">
            <text:p>14.00%</text:p>
          </table:table-cell>
          <table:table-cell office:value-type="percentage" office:value="0.05" calcext:value-type="percentage">
            <text:p>5.00%</text:p>
          </table:table-cell>
        </table:table-row>
        <table:table-row table:style-name="ro1">
          <table:table-cell office:value-type="string" calcext:value-type="string">
            <text:p>nl02</text:p>
          </table:table-cell>
          <table:table-cell office:value-type="string" calcext:value-type="string">
            <text:p>noHT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2.102" calcext:value-type="float">
            <text:p>2.10</text:p>
          </table:table-cell>
          <table:table-cell office:value-type="float" office:value="0.51153" calcext:value-type="float">
            <text:p>0.51</text:p>
          </table:table-cell>
          <table:table-cell office:value-type="float" office:value="7.9656" calcext:value-type="float">
            <text:p>7.97</text:p>
          </table:table-cell>
          <table:table-cell office:value-type="float" office:value="12.06" calcext:value-type="float">
            <text:p>12.06</text:p>
          </table:table-cell>
          <table:table-cell office:value-type="float" office:value="1.685" calcext:value-type="float">
            <text:p>1.69</text:p>
          </table:table-cell>
          <table:table-cell office:value-type="float" office:value="0.1502" calcext:value-type="float">
            <text:p>0.15</text:p>
          </table:table-cell>
          <table:table-cell office:value-type="float" office:value="0.0021049" calcext:value-type="float">
            <text:p>0.00</text:p>
          </table:table-cell>
          <table:table-cell office:value-type="float" office:value="1.7623" calcext:value-type="float">
            <text:p>1.76</text:p>
          </table:table-cell>
          <table:table-cell office:value-type="float" office:value="0.18212" calcext:value-type="float">
            <text:p>0.18</text:p>
          </table:table-cell>
          <table:table-cell office:value-type="float" office:value="0.79512" calcext:value-type="float">
            <text:p>0.80</text:p>
          </table:table-cell>
          <table:table-cell office:value-type="float" office:value="28.241" calcext:value-type="float">
            <text:p>28.24</text:p>
          </table:table-cell>
          <table:table-cell office:value-type="percentage" office:value="-0.1" calcext:value-type="percentage">
            <text:p>-10.00%</text:p>
          </table:table-cell>
          <table:table-cell office:value-type="percentage" office:value="-0.3" calcext:value-type="percentage">
            <text:p>-30.00%</text:p>
          </table:table-cell>
          <table:table-cell office:value-type="percentage" office:value="-0.08" calcext:value-type="percentage">
            <text:p>-8.00%</text:p>
          </table:table-cell>
          <table:table-cell office:value-type="percentage" office:value="-0.28" calcext:value-type="percentage">
            <text:p>-28.00%</text:p>
          </table:table-cell>
          <table:table-cell office:value-type="percentage" office:value="-0.13" calcext:value-type="percentage">
            <text:p>-13.00%</text:p>
          </table:table-cell>
          <table:table-cell office:value-type="percentage" office:value="-0.21" calcext:value-type="percentage">
            <text:p>-21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-0.11" calcext:value-type="percentage">
            <text:p>-11.00%</text:p>
          </table:table-cell>
          <table:table-cell office:value-type="percentage" office:value="-0.04" calcext:value-type="percentage">
            <text:p>-4.00%</text:p>
          </table:table-cell>
          <table:table-cell office:value-type="percentage" office:value="-0.09" calcext:value-type="percentage">
            <text:p>-9.00%</text:p>
          </table:table-cell>
          <table:table-cell office:value-type="percentage" office:value="-0.13" calcext:value-type="percentage">
            <text:p>-13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1.16" calcext:value-type="percentage">
            <text:p>116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12" calcext:value-type="percentage">
            <text:p>12.0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15" calcext:value-type="percentage">
            <text:p>15.00%</text:p>
          </table:table-cell>
        </table:table-row>
        <table:table-row table:style-name="ro1">
          <table:table-cell office:value-type="string" calcext:value-type="string">
            <text:p>nl02</text:p>
          </table:table-cell>
          <table:table-cell office:value-type="string" calcext:value-type="string">
            <text:p>noHT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1.0814" calcext:value-type="float">
            <text:p>1.08</text:p>
          </table:table-cell>
          <table:table-cell office:value-type="float" office:value="1.1542" calcext:value-type="float">
            <text:p>1.15</text:p>
          </table:table-cell>
          <table:table-cell office:value-type="float" office:value="6.1928" calcext:value-type="float">
            <text:p>6.19</text:p>
          </table:table-cell>
          <table:table-cell office:value-type="float" office:value="15.831" calcext:value-type="float">
            <text:p>15.83</text:p>
          </table:table-cell>
          <table:table-cell office:value-type="float" office:value="2.5976" calcext:value-type="float">
            <text:p>2.60</text:p>
          </table:table-cell>
          <table:table-cell office:value-type="float" office:value="0.29531" calcext:value-type="float">
            <text:p>0.30</text:p>
          </table:table-cell>
          <table:table-cell office:value-type="float" office:value="0.0019724" calcext:value-type="float">
            <text:p>0.00</text:p>
          </table:table-cell>
          <table:table-cell office:value-type="float" office:value="0.82168" calcext:value-type="float">
            <text:p>0.82</text:p>
          </table:table-cell>
          <table:table-cell office:value-type="float" office:value="0.9152" calcext:value-type="float">
            <text:p>0.92</text:p>
          </table:table-cell>
          <table:table-cell office:value-type="float" office:value="0.77071" calcext:value-type="float">
            <text:p>0.77</text:p>
          </table:table-cell>
          <table:table-cell office:value-type="float" office:value="31.967" calcext:value-type="float">
            <text:p>31.97</text:p>
          </table:table-cell>
          <table:table-cell office:value-type="percentage" office:value="-0.03" calcext:value-type="percentage">
            <text:p>-3.00%</text:p>
          </table:table-cell>
          <table:table-cell office:value-type="percentage" office:value="-0.37" calcext:value-type="percentage">
            <text:p>-37.00%</text:p>
          </table:table-cell>
          <table:table-cell office:value-type="percentage" office:value="-0.14" calcext:value-type="percentage">
            <text:p>-14.00%</text:p>
          </table:table-cell>
          <table:table-cell office:value-type="percentage" office:value="-0.19" calcext:value-type="percentage">
            <text:p>-19.00%</text:p>
          </table:table-cell>
          <table:table-cell office:value-type="percentage" office:value="-0.33" calcext:value-type="percentage">
            <text:p>-33.00%</text:p>
          </table:table-cell>
          <table:table-cell office:value-type="percentage" office:value="-0.29" calcext:value-type="percentage">
            <text:p>-29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-0.02" calcext:value-type="percentage">
            <text:p>-2.00%</text:p>
          </table:table-cell>
          <table:table-cell office:value-type="percentage" office:value="-0.31" calcext:value-type="percentage">
            <text:p>-31.00%</text:p>
          </table:table-cell>
          <table:table-cell office:value-type="percentage" office:value="-0.07" calcext:value-type="percentage">
            <text:p>-7.00%</text:p>
          </table:table-cell>
          <table:table-cell office:value-type="percentage" office:value="-0.06" calcext:value-type="percentage">
            <text:p>-6.0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14" calcext:value-type="percentage">
            <text:p>14.00%</text:p>
          </table:table-cell>
          <table:table-cell office:value-type="percentage" office:value="0.21" calcext:value-type="percentage">
            <text:p>21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09" calcext:value-type="percentage">
            <text:p>9.00%</text:p>
          </table:table-cell>
        </table:table-row>
        <table:table-row table:style-name="ro1">
          <table:table-cell office:value-type="string" calcext:value-type="string">
            <text:p>nl02</text:p>
          </table:table-cell>
          <table:table-cell office:value-type="string" calcext:value-type="string">
            <text:p>noHT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0.54046" calcext:value-type="float">
            <text:p>0.54</text:p>
          </table:table-cell>
          <table:table-cell office:value-type="float" office:value="0.8264" calcext:value-type="float">
            <text:p>0.83</text:p>
          </table:table-cell>
          <table:table-cell office:value-type="float" office:value="2.8767" calcext:value-type="float">
            <text:p>2.88</text:p>
          </table:table-cell>
          <table:table-cell office:value-type="float" office:value="10.173" calcext:value-type="float">
            <text:p>10.17</text:p>
          </table:table-cell>
          <table:table-cell office:value-type="float" office:value="1.7192" calcext:value-type="float">
            <text:p>1.72</text:p>
          </table:table-cell>
          <table:table-cell office:value-type="float" office:value="0.22243" calcext:value-type="float">
            <text:p>0.22</text:p>
          </table:table-cell>
          <table:table-cell office:value-type="float" office:value="0.0019146" calcext:value-type="float">
            <text:p>0.00</text:p>
          </table:table-cell>
          <table:table-cell office:value-type="float" office:value="0.43668" calcext:value-type="float">
            <text:p>0.44</text:p>
          </table:table-cell>
          <table:table-cell office:value-type="float" office:value="0.72146" calcext:value-type="float">
            <text:p>0.72</text:p>
          </table:table-cell>
          <table:table-cell office:value-type="float" office:value="0.75169" calcext:value-type="float">
            <text:p>0.75</text:p>
          </table:table-cell>
          <table:table-cell office:value-type="float" office:value="20.149" calcext:value-type="float">
            <text:p>20.15</text:p>
          </table:table-cell>
          <table:table-cell office:value-type="percentage" office:value="-0.12" calcext:value-type="percentage">
            <text:p>-12.00%</text:p>
          </table:table-cell>
          <table:table-cell office:value-type="percentage" office:value="-0.2" calcext:value-type="percentage">
            <text:p>-20.00%</text:p>
          </table:table-cell>
          <table:table-cell office:value-type="percentage" office:value="-0.07" calcext:value-type="percentage">
            <text:p>-7.00%</text:p>
          </table:table-cell>
          <table:table-cell office:value-type="percentage" office:value="-0.39" calcext:value-type="percentage">
            <text:p>-39.00%</text:p>
          </table:table-cell>
          <table:table-cell office:value-type="percentage" office:value="-0.31" calcext:value-type="percentage">
            <text:p>-31.00%</text:p>
          </table:table-cell>
          <table:table-cell office:value-type="percentage" office:value="-0.14" calcext:value-type="percentage">
            <text:p>-14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-0.1" calcext:value-type="percentage">
            <text:p>-10.00%</text:p>
          </table:table-cell>
          <table:table-cell office:value-type="percentage" office:value="-0.08" calcext:value-type="percentage">
            <text:p>-8.00%</text:p>
          </table:table-cell>
          <table:table-cell office:value-type="percentage" office:value="-0.06" calcext:value-type="percentage">
            <text:p>-6.00%</text:p>
          </table:table-cell>
          <table:table-cell office:value-type="percentage" office:value="-0.31" calcext:value-type="percentage">
            <text:p>-31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14" calcext:value-type="percentage">
            <text:p>14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31" calcext:value-type="percentage">
            <text:p>31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11" calcext:value-type="percentage">
            <text:p>11.00%</text:p>
          </table:table-cell>
          <table:table-cell office:value-type="percentage" office:value="0.61" calcext:value-type="percentage">
            <text:p>61.00%</text:p>
          </table:table-cell>
        </table:table-row>
        <table:table-row table:style-name="ro1">
          <table:table-cell office:value-type="string" calcext:value-type="string">
            <text:p>nl02</text:p>
          </table:table-cell>
          <table:table-cell office:value-type="string" calcext:value-type="string">
            <text:p>HT2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7.66" calcext:value-type="float">
            <text:p>27.66</text:p>
          </table:table-cell>
          <table:table-cell office:value-type="float" office:value="1.4114" calcext:value-type="float">
            <text:p>1.41</text:p>
          </table:table-cell>
          <table:table-cell office:value-type="float" office:value="109.93" calcext:value-type="float">
            <text:p>109.93</text:p>
          </table:table-cell>
          <table:table-cell office:value-type="float" office:value="29.139" calcext:value-type="float">
            <text:p>29.14</text:p>
          </table:table-cell>
          <table:table-cell office:value-type="float" office:value="14.193" calcext:value-type="float">
            <text:p>14.19</text:p>
          </table:table-cell>
          <table:table-cell office:value-type="float" office:value="1.8684" calcext:value-type="float">
            <text:p>1.87</text:p>
          </table:table-cell>
          <table:table-cell office:value-type="float" office:value="0.0034901" calcext:value-type="float">
            <text:p>0.00</text:p>
          </table:table-cell>
          <table:table-cell office:value-type="float" office:value="57.413" calcext:value-type="float">
            <text:p>57.41</text:p>
          </table:table-cell>
          <table:table-cell office:value-type="float" office:value="1.9106" calcext:value-type="float">
            <text:p>1.91</text:p>
          </table:table-cell>
          <table:table-cell office:value-type="float" office:value="0.98854" calcext:value-type="float">
            <text:p>0.99</text:p>
          </table:table-cell>
          <table:table-cell office:value-type="float" office:value="250.94" calcext:value-type="float">
            <text:p>250.94</text:p>
          </table:table-cell>
          <table:table-cell office:value-type="percentage" office:value="-0.02" calcext:value-type="percentage">
            <text:p>-2.00%</text:p>
          </table:table-cell>
          <table:table-cell office:value-type="percentage" office:value="-0.05" calcext:value-type="percentage">
            <text:p>-5.00%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-0.08" calcext:value-type="percentage">
            <text:p>-8.00%</text:p>
          </table:table-cell>
          <table:table-cell office:value-type="percentage" office:value="-0.07" calcext:value-type="percentage">
            <text:p>-7.00%</text:p>
          </table:table-cell>
          <table:table-cell office:value-type="percentage" office:value="-0.11" calcext:value-type="percentage">
            <text:p>-11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-0.09" calcext:value-type="percentage">
            <text:p>-9.00%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8" calcext:value-type="percentage">
            <text:p>18.00%</text:p>
          </table:table-cell>
          <table:table-cell table:number-columns-repeated="2" office:value-type="percentage" office:value="0.1" calcext:value-type="percentage">
            <text:p>10.00%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percentage" office:value="0.01" calcext:value-type="percentage">
            <text:p>1.00%</text:p>
          </table:table-cell>
          <table:table-cell office:value-type="percentage" office:value="0.11" calcext:value-type="percentage">
            <text:p>11.00%</text:p>
          </table:table-cell>
          <table:table-cell office:value-type="percentage" office:value="0.01" calcext:value-type="percentage">
            <text:p>1.00%</text:p>
          </table:table-cell>
        </table:table-row>
        <table:table-row table:style-name="ro1">
          <table:table-cell office:value-type="string" calcext:value-type="string">
            <text:p>nl02</text:p>
          </table:table-cell>
          <table:table-cell office:value-type="string" calcext:value-type="string">
            <text:p>HT2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3.828" calcext:value-type="float">
            <text:p>13.83</text:p>
          </table:table-cell>
          <table:table-cell office:value-type="float" office:value="0.89334" calcext:value-type="float">
            <text:p>0.89</text:p>
          </table:table-cell>
          <table:table-cell office:value-type="float" office:value="52.901" calcext:value-type="float">
            <text:p>52.90</text:p>
          </table:table-cell>
          <table:table-cell office:value-type="float" office:value="33.859" calcext:value-type="float">
            <text:p>33.86</text:p>
          </table:table-cell>
          <table:table-cell office:value-type="float" office:value="7.5399" calcext:value-type="float">
            <text:p>7.54</text:p>
          </table:table-cell>
          <table:table-cell office:value-type="float" office:value="0.87053" calcext:value-type="float">
            <text:p>0.87</text:p>
          </table:table-cell>
          <table:table-cell office:value-type="float" office:value="0.0034231" calcext:value-type="float">
            <text:p>0.00</text:p>
          </table:table-cell>
          <table:table-cell office:value-type="float" office:value="17.786" calcext:value-type="float">
            <text:p>17.79</text:p>
          </table:table-cell>
          <table:table-cell office:value-type="float" office:value="0.94298" calcext:value-type="float">
            <text:p>0.94</text:p>
          </table:table-cell>
          <table:table-cell office:value-type="float" office:value="0.92951" calcext:value-type="float">
            <text:p>0.93</text:p>
          </table:table-cell>
          <table:table-cell office:value-type="float" office:value="134.16" calcext:value-type="float">
            <text:p>134.16</text:p>
          </table:table-cell>
          <table:table-cell office:value-type="percentage" office:value="-0.01" calcext:value-type="percentage">
            <text:p>-1.00%</text:p>
          </table:table-cell>
          <table:table-cell table:number-columns-repeated="2" office:value-type="percentage" office:value="-0.04" calcext:value-type="percentage">
            <text:p>-4.00%</text:p>
          </table:table-cell>
          <table:table-cell office:value-type="percentage" office:value="-0.05" calcext:value-type="percentage">
            <text:p>-5.00%</text:p>
          </table:table-cell>
          <table:table-cell office:value-type="percentage" office:value="-0.07" calcext:value-type="percentage">
            <text:p>-7.00%</text:p>
          </table:table-cell>
          <table:table-cell office:value-type="percentage" office:value="-0.09" calcext:value-type="percentage">
            <text:p>-9.00%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percentage" office:value="-0.01" calcext:value-type="percentage">
            <text:p>-1.00%</text:p>
          </table:table-cell>
          <table:table-cell office:value-type="percentage" office:value="-0.15" calcext:value-type="percentage">
            <text:p>-15.00%</text:p>
          </table:table-cell>
          <table:table-cell office:value-type="percentage" office:value="-0.04" calcext:value-type="percentage">
            <text:p>-4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02" calcext:value-type="percentage">
            <text:p>2.00%</text:p>
          </table:table-cell>
        </table:table-row>
        <table:table-row table:style-name="ro1">
          <table:table-cell office:value-type="string" calcext:value-type="string">
            <text:p>nl02</text:p>
          </table:table-cell>
          <table:table-cell office:value-type="string" calcext:value-type="string">
            <text:p>HT2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6.872" calcext:value-type="float">
            <text:p>6.87</text:p>
          </table:table-cell>
          <table:table-cell office:value-type="float" office:value="0.65471" calcext:value-type="float">
            <text:p>0.65</text:p>
          </table:table-cell>
          <table:table-cell office:value-type="float" office:value="26.311" calcext:value-type="float">
            <text:p>26.31</text:p>
          </table:table-cell>
          <table:table-cell office:value-type="float" office:value="21.192" calcext:value-type="float">
            <text:p>21.19</text:p>
          </table:table-cell>
          <table:table-cell office:value-type="float" office:value="3.9346" calcext:value-type="float">
            <text:p>3.93</text:p>
          </table:table-cell>
          <table:table-cell office:value-type="float" office:value="0.47374" calcext:value-type="float">
            <text:p>0.47</text:p>
          </table:table-cell>
          <table:table-cell office:value-type="float" office:value="0.0032451" calcext:value-type="float">
            <text:p>0.00</text:p>
          </table:table-cell>
          <table:table-cell office:value-type="float" office:value="4.7478" calcext:value-type="float">
            <text:p>4.75</text:p>
          </table:table-cell>
          <table:table-cell office:value-type="float" office:value="0.50023" calcext:value-type="float">
            <text:p>0.50</text:p>
          </table:table-cell>
          <table:table-cell office:value-type="float" office:value="0.8799" calcext:value-type="float">
            <text:p>0.88</text:p>
          </table:table-cell>
          <table:table-cell office:value-type="float" office:value="69.614" calcext:value-type="float">
            <text:p>69.61</text:p>
          </table:table-cell>
          <table:table-cell office:value-type="percentage" office:value="-0.08" calcext:value-type="percentage">
            <text:p>-8.00%</text:p>
          </table:table-cell>
          <table:table-cell office:value-type="percentage" office:value="-0.16" calcext:value-type="percentage">
            <text:p>-16.00%</text:p>
          </table:table-cell>
          <table:table-cell office:value-type="percentage" office:value="-0.11" calcext:value-type="percentage">
            <text:p>-11.00%</text:p>
          </table:table-cell>
          <table:table-cell office:value-type="percentage" office:value="-0.22" calcext:value-type="percentage">
            <text:p>-22.00%</text:p>
          </table:table-cell>
          <table:table-cell office:value-type="percentage" office:value="-0.07" calcext:value-type="percentage">
            <text:p>-7.00%</text:p>
          </table:table-cell>
          <table:table-cell office:value-type="percentage" office:value="-0.17" calcext:value-type="percentage">
            <text:p>-17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-0.09" calcext:value-type="percentage">
            <text:p>-9.00%</text:p>
          </table:table-cell>
          <table:table-cell office:value-type="percentage" office:value="-0.03" calcext:value-type="percentage">
            <text:p>-3.00%</text:p>
          </table:table-cell>
          <table:table-cell office:value-type="percentage" office:value="-0.12" calcext:value-type="percentage">
            <text:p>-12.00%</text:p>
          </table:table-cell>
          <table:table-cell office:value-type="percentage" office:value="-0.05" calcext:value-type="percentage">
            <text:p>-5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33" calcext:value-type="percentage">
            <text:p>33.00%</text:p>
          </table:table-cell>
          <table:table-cell office:value-type="percentage" office:value="0.11" calcext:value-type="percentage">
            <text:p>11.00%</text:p>
          </table:table-cell>
          <table:table-cell office:value-type="percentage" office:value="0.77" calcext:value-type="percentage">
            <text:p>77.00%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percentage" office:value="0.03" calcext:value-type="percentage">
            <text:p>3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04" calcext:value-type="percentage">
            <text:p>4.00%</text:p>
          </table:table-cell>
        </table:table-row>
        <table:table-row table:style-name="ro1">
          <table:table-cell office:value-type="string" calcext:value-type="string">
            <text:p>nl02</text:p>
          </table:table-cell>
          <table:table-cell office:value-type="string" calcext:value-type="string">
            <text:p>HT2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3.3567" calcext:value-type="float">
            <text:p>3.36</text:p>
          </table:table-cell>
          <table:table-cell office:value-type="float" office:value="0.61334" calcext:value-type="float">
            <text:p>0.61</text:p>
          </table:table-cell>
          <table:table-cell office:value-type="float" office:value="12.859" calcext:value-type="float">
            <text:p>12.86</text:p>
          </table:table-cell>
          <table:table-cell office:value-type="float" office:value="14.343" calcext:value-type="float">
            <text:p>14.34</text:p>
          </table:table-cell>
          <table:table-cell office:value-type="float" office:value="2.3398" calcext:value-type="float">
            <text:p>2.34</text:p>
          </table:table-cell>
          <table:table-cell office:value-type="float" office:value="0.24897" calcext:value-type="float">
            <text:p>0.25</text:p>
          </table:table-cell>
          <table:table-cell office:value-type="float" office:value="0.0031756" calcext:value-type="float">
            <text:p>0.00</text:p>
          </table:table-cell>
          <table:table-cell office:value-type="float" office:value="2.4054" calcext:value-type="float">
            <text:p>2.41</text:p>
          </table:table-cell>
          <table:table-cell office:value-type="float" office:value="0.38758" calcext:value-type="float">
            <text:p>0.39</text:p>
          </table:table-cell>
          <table:table-cell office:value-type="float" office:value="0.83326" calcext:value-type="float">
            <text:p>0.83</text:p>
          </table:table-cell>
          <table:table-cell office:value-type="float" office:value="39.678" calcext:value-type="float">
            <text:p>39.68</text:p>
          </table:table-cell>
          <table:table-cell office:value-type="percentage" office:value="-0.08" calcext:value-type="percentage">
            <text:p>-8.00%</text:p>
          </table:table-cell>
          <table:table-cell office:value-type="percentage" office:value="-0.2" calcext:value-type="percentage">
            <text:p>-20.00%</text:p>
          </table:table-cell>
          <table:table-cell office:value-type="percentage" office:value="-0.08" calcext:value-type="percentage">
            <text:p>-8.00%</text:p>
          </table:table-cell>
          <table:table-cell office:value-type="percentage" office:value="-0.19" calcext:value-type="percentage">
            <text:p>-19.00%</text:p>
          </table:table-cell>
          <table:table-cell office:value-type="percentage" office:value="-0.1" calcext:value-type="percentage">
            <text:p>-10.00%</text:p>
          </table:table-cell>
          <table:table-cell office:value-type="percentage" office:value="-0.19" calcext:value-type="percentage">
            <text:p>-19.00%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percentage" office:value="-0.01" calcext:value-type="percentage">
            <text:p>-1.00%</text:p>
          </table:table-cell>
          <table:table-cell office:value-type="percentage" office:value="-0.09" calcext:value-type="percentage">
            <text:p>-9.00%</text:p>
          </table:table-cell>
          <table:table-cell office:value-type="percentage" office:value="-0.06" calcext:value-type="percentage">
            <text:p>-6.00%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17" calcext:value-type="percentage">
            <text:p>17.00%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17" calcext:value-type="percentage">
            <text:p>17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percentage" office:value="0.01" calcext:value-type="percentage">
            <text:p>1.0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04" calcext:value-type="percentage">
            <text:p>4.00%</text:p>
          </table:table-cell>
        </table:table-row>
        <table:table-row table:style-name="ro1">
          <table:table-cell office:value-type="string" calcext:value-type="string">
            <text:p>nl02</text:p>
          </table:table-cell>
          <table:table-cell office:value-type="string" calcext:value-type="string">
            <text:p>HT2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1.701" calcext:value-type="float">
            <text:p>1.70</text:p>
          </table:table-cell>
          <table:table-cell office:value-type="float" office:value="0.58251" calcext:value-type="float">
            <text:p>0.58</text:p>
          </table:table-cell>
          <table:table-cell office:value-type="float" office:value="7.9264" calcext:value-type="float">
            <text:p>7.93</text:p>
          </table:table-cell>
          <table:table-cell office:value-type="float" office:value="11.442" calcext:value-type="float">
            <text:p>11.44</text:p>
          </table:table-cell>
          <table:table-cell office:value-type="float" office:value="1.6981" calcext:value-type="float">
            <text:p>1.70</text:p>
          </table:table-cell>
          <table:table-cell office:value-type="float" office:value="0.16116" calcext:value-type="float">
            <text:p>0.16</text:p>
          </table:table-cell>
          <table:table-cell office:value-type="float" office:value="0.0028699" calcext:value-type="float">
            <text:p>0.00</text:p>
          </table:table-cell>
          <table:table-cell office:value-type="float" office:value="1.2614" calcext:value-type="float">
            <text:p>1.26</text:p>
          </table:table-cell>
          <table:table-cell office:value-type="float" office:value="0.19028" calcext:value-type="float">
            <text:p>0.19</text:p>
          </table:table-cell>
          <table:table-cell office:value-type="float" office:value="0.81716" calcext:value-type="float">
            <text:p>0.82</text:p>
          </table:table-cell>
          <table:table-cell office:value-type="float" office:value="27.217" calcext:value-type="float">
            <text:p>27.22</text:p>
          </table:table-cell>
          <table:table-cell office:value-type="percentage" office:value="-0.08" calcext:value-type="percentage">
            <text:p>-8.00%</text:p>
          </table:table-cell>
          <table:table-cell office:value-type="percentage" office:value="-0.16" calcext:value-type="percentage">
            <text:p>-16.00%</text:p>
          </table:table-cell>
          <table:table-cell office:value-type="percentage" office:value="-0.04" calcext:value-type="percentage">
            <text:p>-4.00%</text:p>
          </table:table-cell>
          <table:table-cell office:value-type="percentage" office:value="-0.26" calcext:value-type="percentage">
            <text:p>-26.00%</text:p>
          </table:table-cell>
          <table:table-cell office:value-type="percentage" office:value="-0.22" calcext:value-type="percentage">
            <text:p>-22.00%</text:p>
          </table:table-cell>
          <table:table-cell office:value-type="percentage" office:value="-0.11" calcext:value-type="percentage">
            <text:p>-11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-0.07" calcext:value-type="percentage">
            <text:p>-7.00%</text:p>
          </table:table-cell>
          <table:table-cell office:value-type="percentage" office:value="-0.04" calcext:value-type="percentage">
            <text:p>-4.00%</text:p>
          </table:table-cell>
          <table:table-cell office:value-type="percentage" office:value="-0.1" calcext:value-type="percentage">
            <text:p>-10.00%</text:p>
          </table:table-cell>
          <table:table-cell office:value-type="percentage" office:value="-0.14" calcext:value-type="percentage">
            <text:p>-14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12" calcext:value-type="percentage">
            <text:p>12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2" calcext:value-type="percentage">
            <text:p>12.0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19" calcext:value-type="percentage">
            <text:p>19.00%</text:p>
          </table:table-cell>
        </table:table-row>
        <table:table-row table:style-name="ro1">
          <table:table-cell office:value-type="string" calcext:value-type="string">
            <text:p>nl02</text:p>
          </table:table-cell>
          <table:table-cell office:value-type="string" calcext:value-type="string">
            <text:p>HT2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0.89732" calcext:value-type="float">
            <text:p>0.90</text:p>
          </table:table-cell>
          <table:table-cell office:value-type="float" office:value="0.78841" calcext:value-type="float">
            <text:p>0.79</text:p>
          </table:table-cell>
          <table:table-cell office:value-type="float" office:value="4.591" calcext:value-type="float">
            <text:p>4.59</text:p>
          </table:table-cell>
          <table:table-cell office:value-type="float" office:value="15.313" calcext:value-type="float">
            <text:p>15.31</text:p>
          </table:table-cell>
          <table:table-cell office:value-type="float" office:value="2.0758" calcext:value-type="float">
            <text:p>2.08</text:p>
          </table:table-cell>
          <table:table-cell office:value-type="float" office:value="0.19278" calcext:value-type="float">
            <text:p>0.19</text:p>
          </table:table-cell>
          <table:table-cell office:value-type="float" office:value="0.0024783" calcext:value-type="float">
            <text:p>0.00</text:p>
          </table:table-cell>
          <table:table-cell office:value-type="float" office:value="0.64694" calcext:value-type="float">
            <text:p>0.65</text:p>
          </table:table-cell>
          <table:table-cell office:value-type="float" office:value="0.51181" calcext:value-type="float">
            <text:p>0.51</text:p>
          </table:table-cell>
          <table:table-cell office:value-type="float" office:value="0.84403" calcext:value-type="float">
            <text:p>0.84</text:p>
          </table:table-cell>
          <table:table-cell office:value-type="float" office:value="28.647" calcext:value-type="float">
            <text:p>28.65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-0.16" calcext:value-type="percentage">
            <text:p>-16.00%</text:p>
          </table:table-cell>
          <table:table-cell office:value-type="percentage" office:value="-0.02" calcext:value-type="percentage">
            <text:p>-2.00%</text:p>
          </table:table-cell>
          <table:table-cell office:value-type="percentage" office:value="-0.2" calcext:value-type="percentage">
            <text:p>-20.00%</text:p>
          </table:table-cell>
          <table:table-cell office:value-type="percentage" office:value="-0.05" calcext:value-type="percentage">
            <text:p>-5.00%</text:p>
          </table:table-cell>
          <table:table-cell office:value-type="percentage" office:value="-0.23" calcext:value-type="percentage">
            <text:p>-23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-0.16" calcext:value-type="percentage">
            <text:p>-16.00%</text:p>
          </table:table-cell>
          <table:table-cell office:value-type="percentage" office:value="-0.15" calcext:value-type="percentage">
            <text:p>-15.00%</text:p>
          </table:table-cell>
          <table:table-cell office:value-type="percentage" office:value="-0.1" calcext:value-type="percentage">
            <text:p>-10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11" calcext:value-type="percentage">
            <text:p>11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24" calcext:value-type="percentage">
            <text:p>24.00%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29" calcext:value-type="percentage">
            <text:p>29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15" calcext:value-type="percentage">
            <text:p>15.00%</text:p>
          </table:table-cell>
        </table:table-row>
        <table:table-row table:style-name="ro1">
          <table:table-cell office:value-type="string" calcext:value-type="string">
            <text:p>nl02</text:p>
          </table:table-cell>
          <table:table-cell office:value-type="string" calcext:value-type="string">
            <text:p>HT2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0.47899" calcext:value-type="float">
            <text:p>0.48</text:p>
          </table:table-cell>
          <table:table-cell office:value-type="float" office:value="1.2061" calcext:value-type="float">
            <text:p>1.21</text:p>
          </table:table-cell>
          <table:table-cell office:value-type="float" office:value="3.5859" calcext:value-type="float">
            <text:p>3.59</text:p>
          </table:table-cell>
          <table:table-cell office:value-type="float" office:value="11.682" calcext:value-type="float">
            <text:p>11.68</text:p>
          </table:table-cell>
          <table:table-cell office:value-type="float" office:value="2.498" calcext:value-type="float">
            <text:p>2.50</text:p>
          </table:table-cell>
          <table:table-cell office:value-type="float" office:value="0.2863" calcext:value-type="float">
            <text:p>0.29</text:p>
          </table:table-cell>
          <table:table-cell office:value-type="float" office:value="0.0026742" calcext:value-type="float">
            <text:p>0.00</text:p>
          </table:table-cell>
          <table:table-cell office:value-type="float" office:value="0.40192" calcext:value-type="float">
            <text:p>0.40</text:p>
          </table:table-cell>
          <table:table-cell office:value-type="float" office:value="0.94149" calcext:value-type="float">
            <text:p>0.94</text:p>
          </table:table-cell>
          <table:table-cell office:value-type="float" office:value="0.8535" calcext:value-type="float">
            <text:p>0.85</text:p>
          </table:table-cell>
          <table:table-cell office:value-type="float" office:value="25.221" calcext:value-type="float">
            <text:p>25.22</text:p>
          </table:table-cell>
          <table:table-cell office:value-type="percentage" office:value="-0.11" calcext:value-type="percentage">
            <text:p>-11.00%</text:p>
          </table:table-cell>
          <table:table-cell office:value-type="percentage" office:value="-0.49" calcext:value-type="percentage">
            <text:p>-49.00%</text:p>
          </table:table-cell>
          <table:table-cell office:value-type="percentage" office:value="-0.08" calcext:value-type="percentage">
            <text:p>-8.00%</text:p>
          </table:table-cell>
          <table:table-cell office:value-type="percentage" office:value="-0.32" calcext:value-type="percentage">
            <text:p>-32.00%</text:p>
          </table:table-cell>
          <table:table-cell office:value-type="percentage" office:value="-0.5" calcext:value-type="percentage">
            <text:p>-50.00%</text:p>
          </table:table-cell>
          <table:table-cell office:value-type="percentage" office:value="-0.35" calcext:value-type="percentage">
            <text:p>-35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-0.08" calcext:value-type="percentage">
            <text:p>-8.00%</text:p>
          </table:table-cell>
          <table:table-cell office:value-type="percentage" office:value="-0.27" calcext:value-type="percentage">
            <text:p>-27.00%</text:p>
          </table:table-cell>
          <table:table-cell office:value-type="percentage" office:value="-0.15" calcext:value-type="percentage">
            <text:p>-15.00%</text:p>
          </table:table-cell>
          <table:table-cell office:value-type="percentage" office:value="-0.32" calcext:value-type="percentage">
            <text:p>-32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26" calcext:value-type="percentage">
            <text:p>26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36" calcext:value-type="percentage">
            <text:p>36.00%</text:p>
          </table:table-cell>
        </table:table-row>
        <table:table-row table:style-name="ro1">
          <table:table-cell office:value-type="string" calcext:value-type="string">
            <text:p>nl03</text:p>
          </table:table-cell>
          <table:table-cell office:value-type="string" calcext:value-type="string">
            <text:p>noHT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315.7" calcext:value-type="float">
            <text:p>315.70</text:p>
          </table:table-cell>
          <table:table-cell office:value-type="float" office:value="18.858" calcext:value-type="float">
            <text:p>18.86</text:p>
          </table:table-cell>
          <table:table-cell office:value-type="float" office:value="966.08" calcext:value-type="float">
            <text:p>966.08</text:p>
          </table:table-cell>
          <table:table-cell office:value-type="float" office:value="579.72" calcext:value-type="float">
            <text:p>579.72</text:p>
          </table:table-cell>
          <table:table-cell office:value-type="float" office:value="185.37" calcext:value-type="float">
            <text:p>185.37</text:p>
          </table:table-cell>
          <table:table-cell office:value-type="float" office:value="0" calcext:value-type="float">
            <text:p>0.00</text:p>
          </table:table-cell>
          <table:table-cell office:value-type="float" office:value="0.0033132" calcext:value-type="float">
            <text:p>0.00</text:p>
          </table:table-cell>
          <table:table-cell office:value-type="float" office:value="47.098" calcext:value-type="float">
            <text:p>47.10</text:p>
          </table:table-cell>
          <table:table-cell office:value-type="float" office:value="23.318" calcext:value-type="float">
            <text:p>23.32</text:p>
          </table:table-cell>
          <table:table-cell office:value-type="float" office:value="3.3813" calcext:value-type="float">
            <text:p>3.38</text:p>
          </table:table-cell>
          <table:table-cell office:value-type="float" office:value="2240.5" calcext:value-type="float">
            <text:p>2240.50</text:p>
          </table:table-cell>
          <table:table-cell office:value-type="percentage" office:value="-0.14" calcext:value-type="percentage">
            <text:p>-14.00%</text:p>
          </table:table-cell>
          <table:table-cell office:value-type="percentage" office:value="-0.12" calcext:value-type="percentage">
            <text:p>-12.00%</text:p>
          </table:table-cell>
          <table:table-cell office:value-type="percentage" office:value="-0.07" calcext:value-type="percentage">
            <text:p>-7.00%</text:p>
          </table:table-cell>
          <table:table-cell office:value-type="percentage" office:value="-0.08" calcext:value-type="percentage">
            <text:p>-8.00%</text:p>
          </table:table-cell>
          <table:table-cell office:value-type="percentage" office:value="-0.09" calcext:value-type="percentage">
            <text:p>-9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-0.05" calcext:value-type="percentage">
            <text:p>-5.00%</text:p>
          </table:table-cell>
          <table:table-cell office:value-type="percentage" office:value="-0.11" calcext:value-type="percentage">
            <text:p>-11.00%</text:p>
          </table:table-cell>
          <table:table-cell office:value-type="percentage" office:value="-0.99" calcext:value-type="percentage">
            <text:p>-99.00%</text:p>
          </table:table-cell>
          <table:table-cell office:value-type="percentage" office:value="-0.02" calcext:value-type="percentage">
            <text:p>-2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3" calcext:value-type="percentage">
            <text:p>3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29" calcext:value-type="percentage">
            <text:p>29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01" calcext:value-type="percentage">
            <text:p>1.00%</text:p>
          </table:table-cell>
        </table:table-row>
        <table:table-row table:style-name="ro1">
          <table:table-cell office:value-type="string" calcext:value-type="string">
            <text:p>nl03</text:p>
          </table:table-cell>
          <table:table-cell office:value-type="string" calcext:value-type="string">
            <text:p>noHT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148.52" calcext:value-type="float">
            <text:p>148.52</text:p>
          </table:table-cell>
          <table:table-cell office:value-type="float" office:value="9.8852" calcext:value-type="float">
            <text:p>9.89</text:p>
          </table:table-cell>
          <table:table-cell office:value-type="float" office:value="492.15" calcext:value-type="float">
            <text:p>492.15</text:p>
          </table:table-cell>
          <table:table-cell office:value-type="float" office:value="361.88" calcext:value-type="float">
            <text:p>361.88</text:p>
          </table:table-cell>
          <table:table-cell office:value-type="float" office:value="87.29" calcext:value-type="float">
            <text:p>87.29</text:p>
          </table:table-cell>
          <table:table-cell office:value-type="float" office:value="0" calcext:value-type="float">
            <text:p>0.00</text:p>
          </table:table-cell>
          <table:table-cell office:value-type="float" office:value="0.002903" calcext:value-type="float">
            <text:p>0.00</text:p>
          </table:table-cell>
          <table:table-cell office:value-type="float" office:value="23.218" calcext:value-type="float">
            <text:p>23.22</text:p>
          </table:table-cell>
          <table:table-cell office:value-type="float" office:value="9.9843" calcext:value-type="float">
            <text:p>9.98</text:p>
          </table:table-cell>
          <table:table-cell office:value-type="float" office:value="4.4142" calcext:value-type="float">
            <text:p>4.41</text:p>
          </table:table-cell>
          <table:table-cell office:value-type="float" office:value="1178.3" calcext:value-type="float">
            <text:p>1178.30</text:p>
          </table:table-cell>
          <table:table-cell office:value-type="percentage" office:value="-0.07" calcext:value-type="percentage">
            <text:p>-7.00%</text:p>
          </table:table-cell>
          <table:table-cell office:value-type="percentage" office:value="-0.13" calcext:value-type="percentage">
            <text:p>-13.00%</text:p>
          </table:table-cell>
          <table:table-cell office:value-type="percentage" office:value="-0.09" calcext:value-type="percentage">
            <text:p>-9.00%</text:p>
          </table:table-cell>
          <table:table-cell office:value-type="percentage" office:value="-0.03" calcext:value-type="percentage">
            <text:p>-3.00%</text:p>
          </table:table-cell>
          <table:table-cell office:value-type="percentage" office:value="-0.07" calcext:value-type="percentage">
            <text:p>-7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-0.08" calcext:value-type="percentage">
            <text:p>-8.00%</text:p>
          </table:table-cell>
          <table:table-cell office:value-type="percentage" office:value="-0.09" calcext:value-type="percentage">
            <text:p>-9.00%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14" calcext:value-type="percentage">
            <text:p>14.00%</text:p>
          </table:table-cell>
          <table:table-cell office:value-type="percentage" office:value="0.02" calcext:value-type="percentage">
            <text:p>2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31" calcext:value-type="percentage">
            <text:p>31.0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nl03</text:p>
          </table:table-cell>
          <table:table-cell office:value-type="string" calcext:value-type="string">
            <text:p>noHT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72.953" calcext:value-type="float">
            <text:p>72.95</text:p>
          </table:table-cell>
          <table:table-cell office:value-type="float" office:value="4.5225" calcext:value-type="float">
            <text:p>4.52</text:p>
          </table:table-cell>
          <table:table-cell office:value-type="float" office:value="243.8" calcext:value-type="float">
            <text:p>243.80</text:p>
          </table:table-cell>
          <table:table-cell office:value-type="float" office:value="194.52" calcext:value-type="float">
            <text:p>194.52</text:p>
          </table:table-cell>
          <table:table-cell office:value-type="float" office:value="43.765" calcext:value-type="float">
            <text:p>43.77</text:p>
          </table:table-cell>
          <table:table-cell office:value-type="float" office:value="0" calcext:value-type="float">
            <text:p>0.00</text:p>
          </table:table-cell>
          <table:table-cell office:value-type="float" office:value="0.0023563" calcext:value-type="float">
            <text:p>0.00</text:p>
          </table:table-cell>
          <table:table-cell office:value-type="float" office:value="12.04" calcext:value-type="float">
            <text:p>12.04</text:p>
          </table:table-cell>
          <table:table-cell office:value-type="float" office:value="4.3387" calcext:value-type="float">
            <text:p>4.34</text:p>
          </table:table-cell>
          <table:table-cell office:value-type="float" office:value="4.2195" calcext:value-type="float">
            <text:p>4.22</text:p>
          </table:table-cell>
          <table:table-cell office:value-type="float" office:value="592.2" calcext:value-type="float">
            <text:p>592.20</text:p>
          </table:table-cell>
          <table:table-cell office:value-type="percentage" office:value="-0.07" calcext:value-type="percentage">
            <text:p>-7.00%</text:p>
          </table:table-cell>
          <table:table-cell office:value-type="percentage" office:value="-0.14" calcext:value-type="percentage">
            <text:p>-14.00%</text:p>
          </table:table-cell>
          <table:table-cell office:value-type="percentage" office:value="-0.07" calcext:value-type="percentage">
            <text:p>-7.00%</text:p>
          </table:table-cell>
          <table:table-cell table:number-columns-repeated="2" office:value-type="percentage" office:value="-0.06" calcext:value-type="percentage">
            <text:p>-6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-0.07" calcext:value-type="percentage">
            <text:p>-7.00%</text:p>
          </table:table-cell>
          <table:table-cell office:value-type="percentage" office:value="-0.08" calcext:value-type="percentage">
            <text:p>-8.00%</text:p>
          </table:table-cell>
          <table:table-cell office:value-type="percentage" office:value="-0.04" calcext:value-type="percentage">
            <text:p>-4.00%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02" calcext:value-type="percentage">
            <text:p>2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31" calcext:value-type="percentage">
            <text:p>31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2" calcext:value-type="percentage">
            <text:p>2.00%</text:p>
          </table:table-cell>
        </table:table-row>
        <table:table-row table:style-name="ro1">
          <table:table-cell office:value-type="string" calcext:value-type="string">
            <text:p>nl03</text:p>
          </table:table-cell>
          <table:table-cell office:value-type="string" calcext:value-type="string">
            <text:p>noHT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35.79" calcext:value-type="float">
            <text:p>35.79</text:p>
          </table:table-cell>
          <table:table-cell office:value-type="float" office:value="2.302" calcext:value-type="float">
            <text:p>2.30</text:p>
          </table:table-cell>
          <table:table-cell office:value-type="float" office:value="119.75" calcext:value-type="float">
            <text:p>119.75</text:p>
          </table:table-cell>
          <table:table-cell office:value-type="float" office:value="102.06" calcext:value-type="float">
            <text:p>102.06</text:p>
          </table:table-cell>
          <table:table-cell office:value-type="float" office:value="21.935" calcext:value-type="float">
            <text:p>21.94</text:p>
          </table:table-cell>
          <table:table-cell office:value-type="float" office:value="0" calcext:value-type="float">
            <text:p>0.00</text:p>
          </table:table-cell>
          <table:table-cell office:value-type="float" office:value="0.0022327" calcext:value-type="float">
            <text:p>0.00</text:p>
          </table:table-cell>
          <table:table-cell office:value-type="float" office:value="7.3595" calcext:value-type="float">
            <text:p>7.36</text:p>
          </table:table-cell>
          <table:table-cell office:value-type="float" office:value="1.8735" calcext:value-type="float">
            <text:p>1.87</text:p>
          </table:table-cell>
          <table:table-cell office:value-type="float" office:value="3.9175" calcext:value-type="float">
            <text:p>3.92</text:p>
          </table:table-cell>
          <table:table-cell office:value-type="float" office:value="301.5" calcext:value-type="float">
            <text:p>301.5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-0.04" calcext:value-type="percentage">
            <text:p>-4.00%</text:p>
          </table:table-cell>
          <table:table-cell table:number-columns-repeated="5" office:value-type="percentage" office:value="0" calcext:value-type="percentage">
            <text:p>0.00%</text:p>
          </table:table-cell>
          <table:table-cell office:value-type="percentage" office:value="-0.03" calcext:value-type="percentage">
            <text:p>-3.00%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6" calcext:value-type="percentage">
            <text:p>6.00%</text:p>
          </table:table-cell>
          <table:table-cell table:number-columns-repeated="4" office:value-type="percentage" office:value="0" calcext:value-type="percentage">
            <text:p>0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01" calcext:value-type="percentage">
            <text:p>1.00%</text:p>
          </table:table-cell>
        </table:table-row>
        <table:table-row table:style-name="ro1">
          <table:table-cell office:value-type="string" calcext:value-type="string">
            <text:p>nl03</text:p>
          </table:table-cell>
          <table:table-cell office:value-type="string" calcext:value-type="string">
            <text:p>noHT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18.615" calcext:value-type="float">
            <text:p>18.62</text:p>
          </table:table-cell>
          <table:table-cell office:value-type="float" office:value="1.6962" calcext:value-type="float">
            <text:p>1.70</text:p>
          </table:table-cell>
          <table:table-cell office:value-type="float" office:value="66.542" calcext:value-type="float">
            <text:p>66.54</text:p>
          </table:table-cell>
          <table:table-cell office:value-type="float" office:value="61.775" calcext:value-type="float">
            <text:p>61.78</text:p>
          </table:table-cell>
          <table:table-cell office:value-type="float" office:value="14.738" calcext:value-type="float">
            <text:p>14.74</text:p>
          </table:table-cell>
          <table:table-cell office:value-type="float" office:value="0" calcext:value-type="float">
            <text:p>0.00</text:p>
          </table:table-cell>
          <table:table-cell office:value-type="float" office:value="0.0022745" calcext:value-type="float">
            <text:p>0.00</text:p>
          </table:table-cell>
          <table:table-cell office:value-type="float" office:value="5.3693" calcext:value-type="float">
            <text:p>5.37</text:p>
          </table:table-cell>
          <table:table-cell office:value-type="float" office:value="0.972" calcext:value-type="float">
            <text:p>0.97</text:p>
          </table:table-cell>
          <table:table-cell office:value-type="float" office:value="3.8878" calcext:value-type="float">
            <text:p>3.89</text:p>
          </table:table-cell>
          <table:table-cell office:value-type="float" office:value="177.58" calcext:value-type="float">
            <text:p>177.58</text:p>
          </table:table-cell>
          <table:table-cell table:number-columns-repeated="3" office:value-type="percentage" office:value="-0.01" calcext:value-type="percentage">
            <text:p>-1.00%</text:p>
          </table:table-cell>
          <table:table-cell office:value-type="percentage" office:value="-0.03" calcext:value-type="percentage">
            <text:p>-3.00%</text:p>
          </table:table-cell>
          <table:table-cell office:value-type="percentage" office:value="-0.13" calcext:value-type="percentage">
            <text:p>-13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percentage" office:value="-0.01" calcext:value-type="percentage">
            <text:p>-1.00%</text:p>
          </table:table-cell>
          <table:table-cell office:value-type="percentage" office:value="-0.04" calcext:value-type="percentage">
            <text:p>-4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16" calcext:value-type="percentage">
            <text:p>16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01" calcext:value-type="percentage">
            <text:p>1.00%</text:p>
          </table:table-cell>
          <table:table-cell table:number-columns-repeated="2" office:value-type="percentage" office:value="0.03" calcext:value-type="percentage">
            <text:p>3.00%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nl03</text:p>
          </table:table-cell>
          <table:table-cell office:value-type="string" calcext:value-type="string">
            <text:p>HT2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329.7" calcext:value-type="float">
            <text:p>329.70</text:p>
          </table:table-cell>
          <table:table-cell office:value-type="float" office:value="25.83" calcext:value-type="float">
            <text:p>25.83</text:p>
          </table:table-cell>
          <table:table-cell office:value-type="float" office:value="804.07" calcext:value-type="float">
            <text:p>804.07</text:p>
          </table:table-cell>
          <table:table-cell office:value-type="float" office:value="690.07" calcext:value-type="float">
            <text:p>690.07</text:p>
          </table:table-cell>
          <table:table-cell office:value-type="float" office:value="140.37" calcext:value-type="float">
            <text:p>140.37</text:p>
          </table:table-cell>
          <table:table-cell office:value-type="float" office:value="0" calcext:value-type="float">
            <text:p>0.00</text:p>
          </table:table-cell>
          <table:table-cell office:value-type="float" office:value="0.0036503" calcext:value-type="float">
            <text:p>0.00</text:p>
          </table:table-cell>
          <table:table-cell office:value-type="float" office:value="45.21" calcext:value-type="float">
            <text:p>45.21</text:p>
          </table:table-cell>
          <table:table-cell office:value-type="float" office:value="25.84" calcext:value-type="float">
            <text:p>25.84</text:p>
          </table:table-cell>
          <table:table-cell office:value-type="float" office:value="4.991" calcext:value-type="float">
            <text:p>4.99</text:p>
          </table:table-cell>
          <table:table-cell office:value-type="float" office:value="2177.7" calcext:value-type="float">
            <text:p>2177.70</text:p>
          </table:table-cell>
          <table:table-cell office:value-type="percentage" office:value="-0.1" calcext:value-type="percentage">
            <text:p>-10.00%</text:p>
          </table:table-cell>
          <table:table-cell office:value-type="percentage" office:value="-0.05" calcext:value-type="percentage">
            <text:p>-5.00%</text:p>
          </table:table-cell>
          <table:table-cell office:value-type="percentage" office:value="-0.02" calcext:value-type="percentage">
            <text:p>-2.00%</text:p>
          </table:table-cell>
          <table:table-cell office:value-type="percentage" office:value="-0.09" calcext:value-type="percentage">
            <text:p>-9.00%</text:p>
          </table:table-cell>
          <table:table-cell office:value-type="percentage" office:value="-0.01" calcext:value-type="percentage">
            <text:p>-1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office:value-type="percentage" office:value="-0.08" calcext:value-type="percentage">
            <text:p>-8.00%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-0.02" calcext:value-type="percentage">
            <text:p>-2.0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03" calcext:value-type="percentage">
            <text:p>3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" calcext:value-type="percentage">
            <text:p>1.00%</text:p>
          </table:table-cell>
        </table:table-row>
        <table:table-row table:style-name="ro1">
          <table:table-cell office:value-type="string" calcext:value-type="string">
            <text:p>nl03</text:p>
          </table:table-cell>
          <table:table-cell office:value-type="string" calcext:value-type="string">
            <text:p>HT2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167.71" calcext:value-type="float">
            <text:p>167.71</text:p>
          </table:table-cell>
          <table:table-cell office:value-type="float" office:value="9.7977" calcext:value-type="float">
            <text:p>9.80</text:p>
          </table:table-cell>
          <table:table-cell office:value-type="float" office:value="401.16" calcext:value-type="float">
            <text:p>401.16</text:p>
          </table:table-cell>
          <table:table-cell office:value-type="float" office:value="440.69" calcext:value-type="float">
            <text:p>440.69</text:p>
          </table:table-cell>
          <table:table-cell office:value-type="float" office:value="67.77" calcext:value-type="float">
            <text:p>67.77</text:p>
          </table:table-cell>
          <table:table-cell office:value-type="float" office:value="0" calcext:value-type="float">
            <text:p>0.00</text:p>
          </table:table-cell>
          <table:table-cell office:value-type="float" office:value="0.0037421" calcext:value-type="float">
            <text:p>0.00</text:p>
          </table:table-cell>
          <table:table-cell office:value-type="float" office:value="22.033" calcext:value-type="float">
            <text:p>22.03</text:p>
          </table:table-cell>
          <table:table-cell office:value-type="float" office:value="11.02" calcext:value-type="float">
            <text:p>11.02</text:p>
          </table:table-cell>
          <table:table-cell office:value-type="float" office:value="3.134" calcext:value-type="float">
            <text:p>3.13</text:p>
          </table:table-cell>
          <table:table-cell office:value-type="float" office:value="1163.1" calcext:value-type="float">
            <text:p>1163.10</text:p>
          </table:table-cell>
          <table:table-cell office:value-type="percentage" office:value="-0.04" calcext:value-type="percentage">
            <text:p>-4.00%</text:p>
          </table:table-cell>
          <table:table-cell office:value-type="percentage" office:value="-0.11" calcext:value-type="percentage">
            <text:p>-11.00%</text:p>
          </table:table-cell>
          <table:table-cell office:value-type="percentage" office:value="-0.03" calcext:value-type="percentage">
            <text:p>-3.00%</text:p>
          </table:table-cell>
          <table:table-cell office:value-type="percentage" office:value="-0.14" calcext:value-type="percentage">
            <text:p>-14.00%</text:p>
          </table:table-cell>
          <table:table-cell office:value-type="percentage" office:value="-0.01" calcext:value-type="percentage">
            <text:p>-1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-0.02" calcext:value-type="percentage">
            <text:p>-2.00%</text:p>
          </table:table-cell>
          <table:table-cell office:value-type="percentage" office:value="-0.04" calcext:value-type="percentage">
            <text:p>-4.00%</text:p>
          </table:table-cell>
          <table:table-cell office:value-type="percentage" office:value="-0.99" calcext:value-type="percentage">
            <text:p>-99.00%</text:p>
          </table:table-cell>
          <table:table-cell office:value-type="percentage" office:value="-0.05" calcext:value-type="percentage">
            <text:p>-5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14" calcext:value-type="percentage">
            <text:p>14.0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01" calcext:value-type="percentage">
            <text:p>1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11" calcext:value-type="percentage">
            <text:p>11.00%</text:p>
          </table:table-cell>
        </table:table-row>
        <table:table-row table:style-name="ro1">
          <table:table-cell office:value-type="string" calcext:value-type="string">
            <text:p>nl03</text:p>
          </table:table-cell>
          <table:table-cell office:value-type="string" calcext:value-type="string">
            <text:p>HT2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78.43" calcext:value-type="float">
            <text:p>78.43</text:p>
          </table:table-cell>
          <table:table-cell office:value-type="float" office:value="4.6466" calcext:value-type="float">
            <text:p>4.65</text:p>
          </table:table-cell>
          <table:table-cell office:value-type="float" office:value="207.83" calcext:value-type="float">
            <text:p>207.83</text:p>
          </table:table-cell>
          <table:table-cell office:value-type="float" office:value="343.66" calcext:value-type="float">
            <text:p>343.66</text:p>
          </table:table-cell>
          <table:table-cell office:value-type="float" office:value="34.069" calcext:value-type="float">
            <text:p>34.07</text:p>
          </table:table-cell>
          <table:table-cell office:value-type="float" office:value="0" calcext:value-type="float">
            <text:p>0.00</text:p>
          </table:table-cell>
          <table:table-cell office:value-type="float" office:value="0.0031356" calcext:value-type="float">
            <text:p>0.00</text:p>
          </table:table-cell>
          <table:table-cell office:value-type="float" office:value="14.914" calcext:value-type="float">
            <text:p>14.91</text:p>
          </table:table-cell>
          <table:table-cell office:value-type="float" office:value="4.5021" calcext:value-type="float">
            <text:p>4.50</text:p>
          </table:table-cell>
          <table:table-cell office:value-type="float" office:value="2.8883" calcext:value-type="float">
            <text:p>2.89</text:p>
          </table:table-cell>
          <table:table-cell office:value-type="float" office:value="710.14" calcext:value-type="float">
            <text:p>710.14</text:p>
          </table:table-cell>
          <table:table-cell office:value-type="percentage" office:value="-0.04" calcext:value-type="percentage">
            <text:p>-4.00%</text:p>
          </table:table-cell>
          <table:table-cell office:value-type="percentage" office:value="-0.09" calcext:value-type="percentage">
            <text:p>-9.00%</text:p>
          </table:table-cell>
          <table:table-cell office:value-type="percentage" office:value="-0.04" calcext:value-type="percentage">
            <text:p>-4.00%</text:p>
          </table:table-cell>
          <table:table-cell office:value-type="percentage" office:value="-0.16" calcext:value-type="percentage">
            <text:p>-16.00%</text:p>
          </table:table-cell>
          <table:table-cell office:value-type="percentage" office:value="-0.01" calcext:value-type="percentage">
            <text:p>-1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-0.02" calcext:value-type="percentage">
            <text:p>-2.00%</text:p>
          </table:table-cell>
          <table:table-cell office:value-type="percentage" office:value="-0.06" calcext:value-type="percentage">
            <text:p>-6.00%</text:p>
          </table:table-cell>
          <table:table-cell office:value-type="percentage" office:value="-0.99" calcext:value-type="percentage">
            <text:p>-99.00%</text:p>
          </table:table-cell>
          <table:table-cell office:value-type="percentage" office:value="-0.08" calcext:value-type="percentage">
            <text:p>-8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01" calcext:value-type="percentage">
            <text:p>1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31" calcext:value-type="percentage">
            <text:p>31.00%</text:p>
          </table:table-cell>
        </table:table-row>
        <table:table-row table:style-name="ro1">
          <table:table-cell office:value-type="string" calcext:value-type="string">
            <text:p>nl03</text:p>
          </table:table-cell>
          <table:table-cell office:value-type="string" calcext:value-type="string">
            <text:p>HT2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40.482" calcext:value-type="float">
            <text:p>40.48</text:p>
          </table:table-cell>
          <table:table-cell office:value-type="float" office:value="2.7977" calcext:value-type="float">
            <text:p>2.80</text:p>
          </table:table-cell>
          <table:table-cell office:value-type="float" office:value="105.79" calcext:value-type="float">
            <text:p>105.79</text:p>
          </table:table-cell>
          <table:table-cell office:value-type="float" office:value="129.56" calcext:value-type="float">
            <text:p>129.56</text:p>
          </table:table-cell>
          <table:table-cell office:value-type="float" office:value="17.968" calcext:value-type="float">
            <text:p>17.97</text:p>
          </table:table-cell>
          <table:table-cell office:value-type="float" office:value="0" calcext:value-type="float">
            <text:p>0.00</text:p>
          </table:table-cell>
          <table:table-cell office:value-type="float" office:value="0.0031773" calcext:value-type="float">
            <text:p>0.00</text:p>
          </table:table-cell>
          <table:table-cell office:value-type="float" office:value="7.5011" calcext:value-type="float">
            <text:p>7.50</text:p>
          </table:table-cell>
          <table:table-cell office:value-type="float" office:value="2.2078" calcext:value-type="float">
            <text:p>2.21</text:p>
          </table:table-cell>
          <table:table-cell office:value-type="float" office:value="4.0184" calcext:value-type="float">
            <text:p>4.02</text:p>
          </table:table-cell>
          <table:table-cell office:value-type="float" office:value="319.4" calcext:value-type="float">
            <text:p>319.40</text:p>
          </table:table-cell>
          <table:table-cell office:value-type="percentage" office:value="-0.06" calcext:value-type="percentage">
            <text:p>-6.00%</text:p>
          </table:table-cell>
          <table:table-cell office:value-type="percentage" office:value="-0.09" calcext:value-type="percentage">
            <text:p>-9.00%</text:p>
          </table:table-cell>
          <table:table-cell office:value-type="percentage" office:value="-0.05" calcext:value-type="percentage">
            <text:p>-5.00%</text:p>
          </table:table-cell>
          <table:table-cell office:value-type="percentage" office:value="-0.09" calcext:value-type="percentage">
            <text:p>-9.00%</text:p>
          </table:table-cell>
          <table:table-cell office:value-type="percentage" office:value="-0.03" calcext:value-type="percentage">
            <text:p>-3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percentage" office:value="-0.02" calcext:value-type="percentage">
            <text:p>-2.00%</text:p>
          </table:table-cell>
          <table:table-cell office:value-type="percentage" office:value="-0.04" calcext:value-type="percentage">
            <text:p>-4.00%</text:p>
          </table:table-cell>
          <table:table-cell office:value-type="percentage" office:value="-0.02" calcext:value-type="percentage">
            <text:p>-2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11" calcext:value-type="percentage">
            <text:p>11.00%</text:p>
          </table:table-cell>
          <table:table-cell office:value-type="percentage" office:value="0.05" calcext:value-type="percentage">
            <text:p>5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04" calcext:value-type="percentage">
            <text:p>4.00%</text:p>
          </table:table-cell>
        </table:table-row>
        <table:table-row table:style-name="ro1">
          <table:table-cell office:value-type="string" calcext:value-type="string">
            <text:p>nl03</text:p>
          </table:table-cell>
          <table:table-cell office:value-type="string" calcext:value-type="string">
            <text:p>HT2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16.043" calcext:value-type="float">
            <text:p>16.04</text:p>
          </table:table-cell>
          <table:table-cell office:value-type="float" office:value="2.3067" calcext:value-type="float">
            <text:p>2.31</text:p>
          </table:table-cell>
          <table:table-cell office:value-type="float" office:value="60.5" calcext:value-type="float">
            <text:p>60.50</text:p>
          </table:table-cell>
          <table:table-cell office:value-type="float" office:value="113.67" calcext:value-type="float">
            <text:p>113.67</text:p>
          </table:table-cell>
          <table:table-cell office:value-type="float" office:value="11.148" calcext:value-type="float">
            <text:p>11.15</text:p>
          </table:table-cell>
          <table:table-cell office:value-type="float" office:value="0" calcext:value-type="float">
            <text:p>0.00</text:p>
          </table:table-cell>
          <table:table-cell office:value-type="float" office:value="0.0031706" calcext:value-type="float">
            <text:p>0.00</text:p>
          </table:table-cell>
          <table:table-cell office:value-type="float" office:value="3.4683" calcext:value-type="float">
            <text:p>3.47</text:p>
          </table:table-cell>
          <table:table-cell office:value-type="float" office:value="1.2156" calcext:value-type="float">
            <text:p>1.22</text:p>
          </table:table-cell>
          <table:table-cell office:value-type="float" office:value="3.8288" calcext:value-type="float">
            <text:p>3.83</text:p>
          </table:table-cell>
          <table:table-cell office:value-type="float" office:value="217.28" calcext:value-type="float">
            <text:p>217.28</text:p>
          </table:table-cell>
          <table:table-cell office:value-type="percentage" office:value="-0.08" calcext:value-type="percentage">
            <text:p>-8.00%</text:p>
          </table:table-cell>
          <table:table-cell table:number-columns-repeated="2" office:value-type="percentage" office:value="-0.06" calcext:value-type="percentage">
            <text:p>-6.00%</text:p>
          </table:table-cell>
          <table:table-cell office:value-type="percentage" office:value="-0.03" calcext:value-type="percentage">
            <text:p>-3.00%</text:p>
          </table:table-cell>
          <table:table-cell office:value-type="percentage" office:value="-0.05" calcext:value-type="percentage">
            <text:p>-5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-0.04" calcext:value-type="percentage">
            <text:p>-4.00%</text:p>
          </table:table-cell>
          <table:table-cell office:value-type="percentage" office:value="-0.1" calcext:value-type="percentage">
            <text:p>-10.00%</text:p>
          </table:table-cell>
          <table:table-cell office:value-type="percentage" office:value="-0.05" calcext:value-type="percentage">
            <text:p>-5.00%</text:p>
          </table:table-cell>
          <table:table-cell office:value-type="percentage" office:value="-0.03" calcext:value-type="percentage">
            <text:p>-3.00%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16" calcext:value-type="percentage">
            <text:p>16.0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04" calcext:value-type="percentage">
            <text:p>4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11" calcext:value-type="percentage">
            <text:p>11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4" calcext:value-type="percentage">
            <text:p>4.00%</text:p>
          </table:table-cell>
        </table:table-row>
        <table:table-row table:style-name="ro1">
          <table:table-cell office:value-type="string" calcext:value-type="string">
            <text:p>nl03</text:p>
          </table:table-cell>
          <table:table-cell office:value-type="string" calcext:value-type="string">
            <text:p>HT2_o4</text:p>
          </table:table-cell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15.687" calcext:value-type="float">
            <text:p>15.69</text:p>
          </table:table-cell>
          <table:table-cell office:value-type="float" office:value="2.216" calcext:value-type="float">
            <text:p>2.22</text:p>
          </table:table-cell>
          <table:table-cell office:value-type="float" office:value="59.4" calcext:value-type="float">
            <text:p>59.40</text:p>
          </table:table-cell>
          <table:table-cell office:value-type="float" office:value="66.57" calcext:value-type="float">
            <text:p>66.57</text:p>
          </table:table-cell>
          <table:table-cell office:value-type="float" office:value="10.847" calcext:value-type="float">
            <text:p>10.85</text:p>
          </table:table-cell>
          <table:table-cell office:value-type="float" office:value="0" calcext:value-type="float">
            <text:p>0.00</text:p>
          </table:table-cell>
          <table:table-cell office:value-type="float" office:value="0.0028053" calcext:value-type="float">
            <text:p>0.00</text:p>
          </table:table-cell>
          <table:table-cell office:value-type="float" office:value="3.362" calcext:value-type="float">
            <text:p>3.36</text:p>
          </table:table-cell>
          <table:table-cell office:value-type="float" office:value="1.466" calcext:value-type="float">
            <text:p>1.47</text:p>
          </table:table-cell>
          <table:table-cell office:value-type="float" office:value="3.5933" calcext:value-type="float">
            <text:p>3.59</text:p>
          </table:table-cell>
          <table:table-cell office:value-type="float" office:value="168.7" calcext:value-type="float">
            <text:p>168.70</text:p>
          </table:table-cell>
          <table:table-cell table:number-columns-repeated="3" office:value-type="percentage" office:value="0" calcext:value-type="percentage">
            <text:p>0.00%</text:p>
          </table:table-cell>
          <table:table-cell office:value-type="percentage" office:value="-0.03" calcext:value-type="percentage">
            <text:p>-3.00%</text:p>
          </table:table-cell>
          <table:table-cell office:value-type="percentage" office:value="-0.01" calcext:value-type="percentage">
            <text:p>-1.00%</text:p>
          </table:table-cell>
          <table:table-cell table:number-columns-repeated="5" office:value-type="percentage" office:value="0" calcext:value-type="percentage">
            <text:p>0.00%</text:p>
          </table:table-cell>
          <table:table-cell office:value-type="percentage" office:value="-0.01" calcext:value-type="percentage">
            <text:p>-1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1" calcext:value-type="percentage">
            <text:p>1.00%</text:p>
          </table:table-cell>
          <table:table-cell table:number-columns-repeated="5" office:value-type="percentage" office:value="0" calcext:value-type="percentage">
            <text:p>0.00%</text:p>
          </table:table-cell>
          <table:table-cell office:value-type="percentage" office:value="0.01" calcext:value-type="percentage">
            <text:p>1.00%</text:p>
          </table:table-cell>
        </table:table-row>
        <table:table-row table:style-name="ro1">
          <table:table-cell office:value-type="string" calcext:value-type="string">
            <text:p>nl03</text:p>
          </table:table-cell>
          <table:table-cell office:value-type="string" calcext:value-type="string">
            <text:p>HT2_o4</text:p>
          </table:table-cell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7.501" calcext:value-type="float">
            <text:p>7.50</text:p>
          </table:table-cell>
          <table:table-cell office:value-type="float" office:value="2.0863" calcext:value-type="float">
            <text:p>2.09</text:p>
          </table:table-cell>
          <table:table-cell office:value-type="float" office:value="36.53" calcext:value-type="float">
            <text:p>36.53</text:p>
          </table:table-cell>
          <table:table-cell office:value-type="float" office:value="38.707" calcext:value-type="float">
            <text:p>38.71</text:p>
          </table:table-cell>
          <table:table-cell office:value-type="float" office:value="6.8913" calcext:value-type="float">
            <text:p>6.89</text:p>
          </table:table-cell>
          <table:table-cell office:value-type="float" office:value="0" calcext:value-type="float">
            <text:p>0.00</text:p>
          </table:table-cell>
          <table:table-cell office:value-type="float" office:value="0.0030213" calcext:value-type="float">
            <text:p>0.00</text:p>
          </table:table-cell>
          <table:table-cell office:value-type="float" office:value="1.3833" calcext:value-type="float">
            <text:p>1.38</text:p>
          </table:table-cell>
          <table:table-cell office:value-type="float" office:value="1.549" calcext:value-type="float">
            <text:p>1.55</text:p>
          </table:table-cell>
          <table:table-cell office:value-type="float" office:value="3.527" calcext:value-type="float">
            <text:p>3.53</text:p>
          </table:table-cell>
          <table:table-cell office:value-type="float" office:value="101.87" calcext:value-type="float">
            <text:p>101.87</text:p>
          </table:table-cell>
          <table:table-cell table:number-columns-repeated="9" office:value-type="percentage" office:value="0" calcext:value-type="percentage">
            <text:p>0.00%</text:p>
          </table:table-cell>
          <table:table-cell office:value-type="percentage" office:value="-0.01" calcext:value-type="percentage">
            <text:p>-1.00%</text:p>
          </table:table-cell>
          <table:table-cell table:number-columns-repeated="10" office:value-type="percentage" office:value="0" calcext:value-type="percentage">
            <text:p>0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nl03</text:p>
          </table:table-cell>
          <table:table-cell office:value-type="string" calcext:value-type="string">
            <text:p>HT2_o8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40.87" calcext:value-type="float">
            <text:p>40.87</text:p>
          </table:table-cell>
          <table:table-cell office:value-type="float" office:value="3.156" calcext:value-type="float">
            <text:p>3.16</text:p>
          </table:table-cell>
          <table:table-cell office:value-type="float" office:value="114.6" calcext:value-type="float">
            <text:p>114.60</text:p>
          </table:table-cell>
          <table:table-cell office:value-type="float" office:value="126.33" calcext:value-type="float">
            <text:p>126.33</text:p>
          </table:table-cell>
          <table:table-cell office:value-type="float" office:value="17.37" calcext:value-type="float">
            <text:p>17.37</text:p>
          </table:table-cell>
          <table:table-cell office:value-type="float" office:value="0" calcext:value-type="float">
            <text:p>0.00</text:p>
          </table:table-cell>
          <table:table-cell office:value-type="float" office:value="0.003016" calcext:value-type="float">
            <text:p>0.00</text:p>
          </table:table-cell>
          <table:table-cell office:value-type="float" office:value="6.78" calcext:value-type="float">
            <text:p>6.78</text:p>
          </table:table-cell>
          <table:table-cell office:value-type="float" office:value="5.0557" calcext:value-type="float">
            <text:p>5.06</text:p>
          </table:table-cell>
          <table:table-cell office:value-type="float" office:value="4.0117" calcext:value-type="float">
            <text:p>4.01</text:p>
          </table:table-cell>
          <table:table-cell office:value-type="float" office:value="332.8" calcext:value-type="float">
            <text:p>332.80</text:p>
          </table:table-cell>
          <table:table-cell table:number-columns-repeated="7" office:value-type="percentage" office:value="0" calcext:value-type="percentage">
            <text:p>0.00%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-0.02" calcext:value-type="percentage">
            <text:p>-2.00%</text:p>
          </table:table-cell>
          <table:table-cell table:number-columns-repeated="9" office:value-type="percentage" office:value="0" calcext:value-type="percentage">
            <text:p>0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nl03</text:p>
          </table:table-cell>
          <table:table-cell office:value-type="string" calcext:value-type="string">
            <text:p>HT2_o8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18.63" calcext:value-type="float">
            <text:p>18.63</text:p>
          </table:table-cell>
          <table:table-cell office:value-type="float" office:value="2.6523" calcext:value-type="float">
            <text:p>2.65</text:p>
          </table:table-cell>
          <table:table-cell office:value-type="float" office:value="75.34" calcext:value-type="float">
            <text:p>75.34</text:p>
          </table:table-cell>
          <table:table-cell office:value-type="float" office:value="52.257" calcext:value-type="float">
            <text:p>52.26</text:p>
          </table:table-cell>
          <table:table-cell office:value-type="float" office:value="10.983" calcext:value-type="float">
            <text:p>10.98</text:p>
          </table:table-cell>
          <table:table-cell office:value-type="float" office:value="0" calcext:value-type="float">
            <text:p>0.00</text:p>
          </table:table-cell>
          <table:table-cell office:value-type="float" office:value="0.0030113" calcext:value-type="float">
            <text:p>0.00</text:p>
          </table:table-cell>
          <table:table-cell office:value-type="float" office:value="3.5563" calcext:value-type="float">
            <text:p>3.56</text:p>
          </table:table-cell>
          <table:table-cell office:value-type="float" office:value="2.107" calcext:value-type="float">
            <text:p>2.11</text:p>
          </table:table-cell>
          <table:table-cell office:value-type="float" office:value="3.7403" calcext:value-type="float">
            <text:p>3.74</text:p>
          </table:table-cell>
          <table:table-cell office:value-type="float" office:value="177.23" calcext:value-type="float">
            <text:p>177.23</text:p>
          </table:table-cell>
          <table:table-cell table:number-columns-repeated="9" office:value-type="percentage" office:value="0" calcext:value-type="percentage">
            <text:p>0.00%</text:p>
          </table:table-cell>
          <table:table-cell office:value-type="percentage" office:value="-0.01" calcext:value-type="percentage">
            <text:p>-1.00%</text:p>
          </table:table-cell>
          <table:table-cell table:number-columns-repeated="10" office:value-type="percentage" office:value="0" calcext:value-type="percentage">
            <text:p>0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nl03</text:p>
          </table:table-cell>
          <table:table-cell office:value-type="string" calcext:value-type="string">
            <text:p>HT2_o8</text:p>
          </table:table-cell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7.5883" calcext:value-type="float">
            <text:p>7.59</text:p>
          </table:table-cell>
          <table:table-cell office:value-type="float" office:value="2.385" calcext:value-type="float">
            <text:p>2.39</text:p>
          </table:table-cell>
          <table:table-cell office:value-type="float" office:value="35.207" calcext:value-type="float">
            <text:p>35.21</text:p>
          </table:table-cell>
          <table:table-cell office:value-type="float" office:value="38.197" calcext:value-type="float">
            <text:p>38.20</text:p>
          </table:table-cell>
          <table:table-cell office:value-type="float" office:value="7.6087" calcext:value-type="float">
            <text:p>7.61</text:p>
          </table:table-cell>
          <table:table-cell office:value-type="float" office:value="0" calcext:value-type="float">
            <text:p>0.00</text:p>
          </table:table-cell>
          <table:table-cell office:value-type="float" office:value="0.0028693" calcext:value-type="float">
            <text:p>0.00</text:p>
          </table:table-cell>
          <table:table-cell office:value-type="float" office:value="1.4113" calcext:value-type="float">
            <text:p>1.41</text:p>
          </table:table-cell>
          <table:table-cell office:value-type="float" office:value="1.836" calcext:value-type="float">
            <text:p>1.84</text:p>
          </table:table-cell>
          <table:table-cell office:value-type="float" office:value="3.5747" calcext:value-type="float">
            <text:p>3.57</text:p>
          </table:table-cell>
          <table:table-cell office:value-type="float" office:value="102.53" calcext:value-type="float">
            <text:p>102.53</text:p>
          </table:table-cell>
          <table:table-cell table:number-columns-repeated="3" office:value-type="percentage" office:value="0" calcext:value-type="percentage">
            <text:p>0.00%</text:p>
          </table:table-cell>
          <table:table-cell office:value-type="percentage" office:value="-0.02" calcext:value-type="percentage">
            <text:p>-2.00%</text:p>
          </table:table-cell>
          <table:table-cell table:number-columns-repeated="6" office:value-type="percentage" office:value="0" calcext:value-type="percentage">
            <text:p>0.00%</text:p>
          </table:table-cell>
          <table:table-cell office:value-type="percentage" office:value="-0.01" calcext:value-type="percentage">
            <text:p>-1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table:number-columns-repeated="6" office:value-type="percentage" office:value="0" calcext:value-type="percentage">
            <text:p>0.00%</text:p>
          </table:table-cell>
          <table:table-cell office:value-type="percentage" office:value="0.01" calcext:value-type="percentage">
            <text:p>1.00%</text:p>
          </table:table-cell>
        </table:table-row>
        <table:table-row table:style-name="ro1">
          <table:table-cell office:value-type="string" calcext:value-type="string">
            <text:p>nl03</text:p>
          </table:table-cell>
          <table:table-cell office:value-type="string" calcext:value-type="string">
            <text:p>HT2_o8</text:p>
          </table:table-cell>
          <table:table-cell office:value-type="float" office:value="4096" calcext:value-type="float">
            <text:p>4096</text:p>
          </table:table-cell>
          <table:table-cell office:value-type="float" office:value="256" calcext:value-type="float">
            <text:p>256</text:p>
          </table:table-cell>
          <table:table-cell office:value-type="float" office:value="3.6973" calcext:value-type="float">
            <text:p>3.70</text:p>
          </table:table-cell>
          <table:table-cell office:value-type="float" office:value="2.2647" calcext:value-type="float">
            <text:p>2.26</text:p>
          </table:table-cell>
          <table:table-cell office:value-type="float" office:value="23.063" calcext:value-type="float">
            <text:p>23.06</text:p>
          </table:table-cell>
          <table:table-cell office:value-type="float" office:value="18.27" calcext:value-type="float">
            <text:p>18.27</text:p>
          </table:table-cell>
          <table:table-cell office:value-type="float" office:value="7.8427" calcext:value-type="float">
            <text:p>7.84</text:p>
          </table:table-cell>
          <table:table-cell office:value-type="float" office:value="0" calcext:value-type="float">
            <text:p>0.00</text:p>
          </table:table-cell>
          <table:table-cell office:value-type="float" office:value="0.002864" calcext:value-type="float">
            <text:p>0.00</text:p>
          </table:table-cell>
          <table:table-cell office:value-type="float" office:value="0.70083" calcext:value-type="float">
            <text:p>0.70</text:p>
          </table:table-cell>
          <table:table-cell office:value-type="float" office:value="1.6757" calcext:value-type="float">
            <text:p>1.68</text:p>
          </table:table-cell>
          <table:table-cell office:value-type="float" office:value="3.487" calcext:value-type="float">
            <text:p>3.49</text:p>
          </table:table-cell>
          <table:table-cell office:value-type="float" office:value="64.677" calcext:value-type="float">
            <text:p>64.68</text:p>
          </table:table-cell>
          <table:table-cell table:number-columns-repeated="3" office:value-type="percentage" office:value="0" calcext:value-type="percentage">
            <text:p>0.00%</text:p>
          </table:table-cell>
          <table:table-cell office:value-type="percentage" office:value="-0.01" calcext:value-type="percentage">
            <text:p>-1.00%</text:p>
          </table:table-cell>
          <table:table-cell table:number-columns-repeated="10" office:value-type="percentage" office:value="0" calcext:value-type="percentage">
            <text:p>0.00%</text:p>
          </table:table-cell>
          <table:table-cell office:value-type="percentage" office:value="0.01" calcext:value-type="percentage">
            <text:p>1.00%</text:p>
          </table:table-cell>
          <table:table-cell table:number-columns-repeated="7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strong</text:p>
          </table:table-cell>
          <table:table-cell office:value-type="string" calcext:value-type="string">
            <text:p>noHT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29.81" calcext:value-type="float">
            <text:p>29.81</text:p>
          </table:table-cell>
          <table:table-cell office:value-type="float" office:value="3.2183" calcext:value-type="float">
            <text:p>3.22</text:p>
          </table:table-cell>
          <table:table-cell office:value-type="float" office:value="139.2" calcext:value-type="float">
            <text:p>139.20</text:p>
          </table:table-cell>
          <table:table-cell office:value-type="float" office:value="123.77" calcext:value-type="float">
            <text:p>123.77</text:p>
          </table:table-cell>
          <table:table-cell office:value-type="float" office:value="20.943" calcext:value-type="float">
            <text:p>20.94</text:p>
          </table:table-cell>
          <table:table-cell office:value-type="float" office:value="0" calcext:value-type="float">
            <text:p>0.00</text:p>
          </table:table-cell>
          <table:table-cell office:value-type="float" office:value="0.0005963" calcext:value-type="float">
            <text:p>0.00</text:p>
          </table:table-cell>
          <table:table-cell office:value-type="float" office:value="4.1507" calcext:value-type="float">
            <text:p>4.15</text:p>
          </table:table-cell>
          <table:table-cell office:value-type="float" office:value="1.4697" calcext:value-type="float">
            <text:p>1.47</text:p>
          </table:table-cell>
          <table:table-cell office:value-type="float" office:value="117.73" calcext:value-type="float">
            <text:p>117.73</text:p>
          </table:table-cell>
          <table:table-cell office:value-type="float" office:value="450.2" calcext:value-type="float">
            <text:p>450.20</text:p>
          </table:table-cell>
          <table:table-cell table:number-columns-repeated="3" office:value-type="percentage" office:value="0" calcext:value-type="percentage">
            <text:p>0.00%</text:p>
          </table:table-cell>
          <table:table-cell office:value-type="percentage" office:value="-0.04" calcext:value-type="percentage">
            <text:p>-4.00%</text:p>
          </table:table-cell>
          <table:table-cell table:number-columns-repeated="6" office:value-type="percentage" office:value="0" calcext:value-type="percentage">
            <text:p>0.00%</text:p>
          </table:table-cell>
          <table:table-cell office:value-type="percentage" office:value="-0.01" calcext:value-type="percentage">
            <text:p>-1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office:value-type="percentage" office:value="0.03" calcext:value-type="percentage">
            <text:p>3.00%</text:p>
          </table:table-cell>
          <table:table-cell table:number-columns-repeated="7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weak1</text:p>
          </table:table-cell>
          <table:table-cell office:value-type="string" calcext:value-type="string">
            <text:p>noHT</text:p>
          </table:table-cell>
          <table:table-cell office:value-type="float" office:value="768" calcext:value-type="float">
            <text:p>768</text:p>
          </table:table-cell>
          <table:table-cell office:value-type="float" office:value="12" calcext:value-type="float">
            <text:p>12</text:p>
          </table:table-cell>
          <table:table-cell office:value-type="float" office:value="45.307" calcext:value-type="float">
            <text:p>45.31</text:p>
          </table:table-cell>
          <table:table-cell office:value-type="float" office:value="2.3166" calcext:value-type="float">
            <text:p>2.32</text:p>
          </table:table-cell>
          <table:table-cell office:value-type="float" office:value="192.99" calcext:value-type="float">
            <text:p>192.99</text:p>
          </table:table-cell>
          <table:table-cell office:value-type="float" office:value="169.5" calcext:value-type="float">
            <text:p>169.50</text:p>
          </table:table-cell>
          <table:table-cell office:value-type="float" office:value="29.371" calcext:value-type="float">
            <text:p>29.37</text:p>
          </table:table-cell>
          <table:table-cell office:value-type="float" office:value="0" calcext:value-type="float">
            <text:p>0.00</text:p>
          </table:table-cell>
          <table:table-cell office:value-type="float" office:value="0.0005767" calcext:value-type="float">
            <text:p>0.00</text:p>
          </table:table-cell>
          <table:table-cell office:value-type="float" office:value="4.7858" calcext:value-type="float">
            <text:p>4.79</text:p>
          </table:table-cell>
          <table:table-cell office:value-type="float" office:value="2.2204" calcext:value-type="float">
            <text:p>2.22</text:p>
          </table:table-cell>
          <table:table-cell office:value-type="float" office:value="51.341" calcext:value-type="float">
            <text:p>51.34</text:p>
          </table:table-cell>
          <table:table-cell office:value-type="float" office:value="513.1" calcext:value-type="float">
            <text:p>513.10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-0.1" calcext:value-type="percentage">
            <text:p>-10.00%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-0.1" calcext:value-type="percentage">
            <text:p>-10.00%</text:p>
          </table:table-cell>
          <table:table-cell office:value-type="percentage" office:value="-0.02" calcext:value-type="percentage">
            <text:p>-2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-0.03" calcext:value-type="percentage">
            <text:p>-3.00%</text:p>
          </table:table-cell>
          <table:table-cell office:value-type="percentage" office:value="-0.05" calcext:value-type="percentage">
            <text:p>-5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-0.02" calcext:value-type="percentage">
            <text:p>-2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02" calcext:value-type="percentage">
            <text:p>2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5" calcext:value-type="percentage">
            <text:p>5.00%</text:p>
          </table:table-cell>
          <table:table-cell table:number-columns-repeated="2" office:value-type="percentage" office:value="0.01" calcext:value-type="percentage">
            <text:p>1.00%</text:p>
          </table:table-cell>
        </table:table-row>
        <table:table-row table:style-name="ro1">
          <table:table-cell office:value-type="string" calcext:value-type="string">
            <text:p>weak1</text:p>
          </table:table-cell>
          <table:table-cell office:value-type="string" calcext:value-type="string">
            <text:p>noHT</text:p>
          </table:table-cell>
          <table:table-cell office:value-type="float" office:value="1536" calcext:value-type="float">
            <text:p>1536</text:p>
          </table:table-cell>
          <table:table-cell office:value-type="float" office:value="24" calcext:value-type="float">
            <text:p>24</text:p>
          </table:table-cell>
          <table:table-cell office:value-type="float" office:value="21.839" calcext:value-type="float">
            <text:p>21.84</text:p>
          </table:table-cell>
          <table:table-cell office:value-type="float" office:value="1.1767" calcext:value-type="float">
            <text:p>1.18</text:p>
          </table:table-cell>
          <table:table-cell office:value-type="float" office:value="95.704" calcext:value-type="float">
            <text:p>95.70</text:p>
          </table:table-cell>
          <table:table-cell office:value-type="float" office:value="90.943" calcext:value-type="float">
            <text:p>90.94</text:p>
          </table:table-cell>
          <table:table-cell office:value-type="float" office:value="15.381" calcext:value-type="float">
            <text:p>15.38</text:p>
          </table:table-cell>
          <table:table-cell office:value-type="float" office:value="0" calcext:value-type="float">
            <text:p>0.00</text:p>
          </table:table-cell>
          <table:table-cell office:value-type="float" office:value="0.00051662" calcext:value-type="float">
            <text:p>0.00</text:p>
          </table:table-cell>
          <table:table-cell office:value-type="float" office:value="2.3387" calcext:value-type="float">
            <text:p>2.34</text:p>
          </table:table-cell>
          <table:table-cell office:value-type="float" office:value="0.93848" calcext:value-type="float">
            <text:p>0.94</text:p>
          </table:table-cell>
          <table:table-cell office:value-type="float" office:value="51.284" calcext:value-type="float">
            <text:p>51.28</text:p>
          </table:table-cell>
          <table:table-cell office:value-type="float" office:value="284.03" calcext:value-type="float">
            <text:p>284.03</text:p>
          </table:table-cell>
          <table:table-cell office:value-type="percentage" office:value="-0.05" calcext:value-type="percentage">
            <text:p>-5.00%</text:p>
          </table:table-cell>
          <table:table-cell office:value-type="percentage" office:value="-0.12" calcext:value-type="percentage">
            <text:p>-12.00%</text:p>
          </table:table-cell>
          <table:table-cell office:value-type="percentage" office:value="-0.04" calcext:value-type="percentage">
            <text:p>-4.00%</text:p>
          </table:table-cell>
          <table:table-cell office:value-type="percentage" office:value="-0.15" calcext:value-type="percentage">
            <text:p>-15.00%</text:p>
          </table:table-cell>
          <table:table-cell office:value-type="percentage" office:value="-0.09" calcext:value-type="percentage">
            <text:p>-9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-0.06" calcext:value-type="percentage">
            <text:p>-6.00%</text:p>
          </table:table-cell>
          <table:table-cell office:value-type="percentage" office:value="-0.09" calcext:value-type="percentage">
            <text:p>-9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-0.03" calcext:value-type="percentage">
            <text:p>-3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07" calcext:value-type="percentage">
            <text:p>7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4" calcext:value-type="percentage">
            <text:p>4.00%</text:p>
          </table:table-cell>
        </table:table-row>
        <table:table-row table:style-name="ro1">
          <table:table-cell office:value-type="string" calcext:value-type="string">
            <text:p>weak1</text:p>
          </table:table-cell>
          <table:table-cell office:value-type="string" calcext:value-type="string">
            <text:p>noHT</text:p>
          </table:table-cell>
          <table:table-cell office:value-type="float" office:value="3072" calcext:value-type="float">
            <text:p>3072</text:p>
          </table:table-cell>
          <table:table-cell office:value-type="float" office:value="48" calcext:value-type="float">
            <text:p>48</text:p>
          </table:table-cell>
          <table:table-cell office:value-type="float" office:value="10.867" calcext:value-type="float">
            <text:p>10.87</text:p>
          </table:table-cell>
          <table:table-cell office:value-type="float" office:value="0.59152" calcext:value-type="float">
            <text:p>0.59</text:p>
          </table:table-cell>
          <table:table-cell office:value-type="float" office:value="48.287" calcext:value-type="float">
            <text:p>48.29</text:p>
          </table:table-cell>
          <table:table-cell office:value-type="float" office:value="55.301" calcext:value-type="float">
            <text:p>55.30</text:p>
          </table:table-cell>
          <table:table-cell office:value-type="float" office:value="8.5093" calcext:value-type="float">
            <text:p>8.51</text:p>
          </table:table-cell>
          <table:table-cell office:value-type="float" office:value="0" calcext:value-type="float">
            <text:p>0.00</text:p>
          </table:table-cell>
          <table:table-cell office:value-type="float" office:value="0.00048258" calcext:value-type="float">
            <text:p>0.00</text:p>
          </table:table-cell>
          <table:table-cell office:value-type="float" office:value="1.2474" calcext:value-type="float">
            <text:p>1.25</text:p>
          </table:table-cell>
          <table:table-cell office:value-type="float" office:value="0.46047" calcext:value-type="float">
            <text:p>0.46</text:p>
          </table:table-cell>
          <table:table-cell office:value-type="float" office:value="51.944" calcext:value-type="float">
            <text:p>51.94</text:p>
          </table:table-cell>
          <table:table-cell office:value-type="float" office:value="179.32" calcext:value-type="float">
            <text:p>179.32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-0.06" calcext:value-type="percentage">
            <text:p>-6.00%</text:p>
          </table:table-cell>
          <table:table-cell office:value-type="percentage" office:value="-0.02" calcext:value-type="percentage">
            <text:p>-2.00%</text:p>
          </table:table-cell>
          <table:table-cell office:value-type="percentage" office:value="-0.07" calcext:value-type="percentage">
            <text:p>-7.00%</text:p>
          </table:table-cell>
          <table:table-cell office:value-type="percentage" office:value="-0.02" calcext:value-type="percentage">
            <text:p>-2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-0.04" calcext:value-type="percentage">
            <text:p>-4.00%</text:p>
          </table:table-cell>
          <table:table-cell office:value-type="percentage" office:value="-0.09" calcext:value-type="percentage">
            <text:p>-9.00%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-0.02" calcext:value-type="percentage">
            <text:p>-2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9" calcext:value-type="percentage">
            <text:p>19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03" calcext:value-type="percentage">
            <text:p>3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2" calcext:value-type="percentage">
            <text:p>2.00%</text:p>
          </table:table-cell>
        </table:table-row>
        <table:table-row table:style-name="ro1">
          <table:table-cell office:value-type="string" calcext:value-type="string">
            <text:p>weak1</text:p>
          </table:table-cell>
          <table:table-cell office:value-type="string" calcext:value-type="string">
            <text:p>noHT</text:p>
          </table:table-cell>
          <table:table-cell office:value-type="float" office:value="12288" calcext:value-type="float">
            <text:p>12288</text:p>
          </table:table-cell>
          <table:table-cell office:value-type="float" office:value="192" calcext:value-type="float">
            <text:p>192</text:p>
          </table:table-cell>
          <table:table-cell office:value-type="float" office:value="2.6427" calcext:value-type="float">
            <text:p>2.64</text:p>
          </table:table-cell>
          <table:table-cell office:value-type="float" office:value="0.22596" calcext:value-type="float">
            <text:p>0.23</text:p>
          </table:table-cell>
          <table:table-cell office:value-type="float" office:value="46.276" calcext:value-type="float">
            <text:p>46.28</text:p>
          </table:table-cell>
          <table:table-cell office:value-type="float" office:value="72.334" calcext:value-type="float">
            <text:p>72.33</text:p>
          </table:table-cell>
          <table:table-cell office:value-type="float" office:value="3.3032" calcext:value-type="float">
            <text:p>3.30</text:p>
          </table:table-cell>
          <table:table-cell office:value-type="float" office:value="0" calcext:value-type="float">
            <text:p>0.00</text:p>
          </table:table-cell>
          <table:table-cell office:value-type="float" office:value="0.00050828" calcext:value-type="float">
            <text:p>0.00</text:p>
          </table:table-cell>
          <table:table-cell office:value-type="float" office:value="0.26917" calcext:value-type="float">
            <text:p>0.27</text:p>
          </table:table-cell>
          <table:table-cell office:value-type="float" office:value="0.12692" calcext:value-type="float">
            <text:p>0.13</text:p>
          </table:table-cell>
          <table:table-cell office:value-type="float" office:value="51.51" calcext:value-type="float">
            <text:p>51.51</text:p>
          </table:table-cell>
          <table:table-cell office:value-type="float" office:value="177.4" calcext:value-type="float">
            <text:p>177.40</text:p>
          </table:table-cell>
          <table:table-cell office:value-type="percentage" office:value="-0.02" calcext:value-type="percentage">
            <text:p>-2.00%</text:p>
          </table:table-cell>
          <table:table-cell office:value-type="percentage" office:value="-0.13" calcext:value-type="percentage">
            <text:p>-13.00%</text:p>
          </table:table-cell>
          <table:table-cell office:value-type="percentage" office:value="-0.02" calcext:value-type="percentage">
            <text:p>-2.00%</text:p>
          </table:table-cell>
          <table:table-cell office:value-type="percentage" office:value="-0.11" calcext:value-type="percentage">
            <text:p>-11.00%</text:p>
          </table:table-cell>
          <table:table-cell office:value-type="percentage" office:value="-0.04" calcext:value-type="percentage">
            <text:p>-4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-0.04" calcext:value-type="percentage">
            <text:p>-4.00%</text:p>
          </table:table-cell>
          <table:table-cell office:value-type="percentage" office:value="-0.07" calcext:value-type="percentage">
            <text:p>-7.00%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-0.04" calcext:value-type="percentage">
            <text:p>-4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07" calcext:value-type="percentage">
            <text:p>7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8" calcext:value-type="percentage">
            <text:p>8.00%</text:p>
          </table:table-cell>
        </table:table-row>
        <table:table-row table:style-name="ro1">
          <table:table-cell office:value-type="string" calcext:value-type="string">
            <text:p>weak1</text:p>
          </table:table-cell>
          <table:table-cell office:value-type="string" calcext:value-type="string">
            <text:p>noHT</text:p>
          </table:table-cell>
          <table:table-cell office:value-type="float" office:value="49152" calcext:value-type="float">
            <text:p>49152</text:p>
          </table:table-cell>
          <table:table-cell office:value-type="float" office:value="768" calcext:value-type="float">
            <text:p>768</text:p>
          </table:table-cell>
          <table:table-cell office:value-type="float" office:value="0.75643" calcext:value-type="float">
            <text:p>0.76</text:p>
          </table:table-cell>
          <table:table-cell office:value-type="float" office:value="0.18024" calcext:value-type="float">
            <text:p>0.18</text:p>
          </table:table-cell>
          <table:table-cell office:value-type="float" office:value="45.904" calcext:value-type="float">
            <text:p>45.90</text:p>
          </table:table-cell>
          <table:table-cell office:value-type="float" office:value="60.536" calcext:value-type="float">
            <text:p>60.54</text:p>
          </table:table-cell>
          <table:table-cell office:value-type="float" office:value="2.3191" calcext:value-type="float">
            <text:p>2.32</text:p>
          </table:table-cell>
          <table:table-cell office:value-type="float" office:value="0" calcext:value-type="float">
            <text:p>0.00</text:p>
          </table:table-cell>
          <table:table-cell office:value-type="float" office:value="0.00056093" calcext:value-type="float">
            <text:p>0.00</text:p>
          </table:table-cell>
          <table:table-cell office:value-type="float" office:value="0.076806" calcext:value-type="float">
            <text:p>0.08</text:p>
          </table:table-cell>
          <table:table-cell office:value-type="float" office:value="0.23518" calcext:value-type="float">
            <text:p>0.24</text:p>
          </table:table-cell>
          <table:table-cell office:value-type="float" office:value="46.049" calcext:value-type="float">
            <text:p>46.05</text:p>
          </table:table-cell>
          <table:table-cell office:value-type="float" office:value="156.19" calcext:value-type="float">
            <text:p>156.19</text:p>
          </table:table-cell>
          <table:table-cell office:value-type="percentage" office:value="-0.05" calcext:value-type="percentage">
            <text:p>-5.00%</text:p>
          </table:table-cell>
          <table:table-cell office:value-type="percentage" office:value="-0.17" calcext:value-type="percentage">
            <text:p>-17.00%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-0.16" calcext:value-type="percentage">
            <text:p>-16.00%</text:p>
          </table:table-cell>
          <table:table-cell office:value-type="percentage" office:value="-0.06" calcext:value-type="percentage">
            <text:p>-6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-0.06" calcext:value-type="percentage">
            <text:p>-6.00%</text:p>
          </table:table-cell>
          <table:table-cell office:value-type="percentage" office:value="-0.15" calcext:value-type="percentage">
            <text:p>-15.00%</text:p>
          </table:table-cell>
          <table:table-cell office:value-type="percentage" office:value="-0.99" calcext:value-type="percentage">
            <text:p>-99.00%</text:p>
          </table:table-cell>
          <table:table-cell office:value-type="percentage" office:value="-0.28" calcext:value-type="percentage">
            <text:p>-28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31" calcext:value-type="percentage">
            <text:p>31.00%</text:p>
          </table:table-cell>
          <table:table-cell office:value-type="percentage" office:value="0.07" calcext:value-type="percentage">
            <text:p>7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26" calcext:value-type="percentage">
            <text:p>26.00%</text:p>
          </table:table-cell>
          <table:table-cell office:value-type="percentage" office:value="0.21" calcext:value-type="percentage">
            <text:p>21.00%</text:p>
          </table:table-cell>
          <table:table-cell office:value-type="percentage" office:value="0.14" calcext:value-type="percentage">
            <text:p>14.00%</text:p>
          </table:table-cell>
        </table:table-row>
        <table:table-row table:style-name="ro1">
          <table:table-cell office:value-type="string" calcext:value-type="string">
            <text:p>weak2</text:p>
          </table:table-cell>
          <table:table-cell office:value-type="string" calcext:value-type="string">
            <text:p>noHT</text:p>
          </table:table-cell>
          <table:table-cell office:value-type="float" office:value="1536" calcext:value-type="float">
            <text:p>1536</text:p>
          </table:table-cell>
          <table:table-cell office:value-type="float" office:value="24" calcext:value-type="float">
            <text:p>24</text:p>
          </table:table-cell>
          <table:table-cell office:value-type="float" office:value="46.47" calcext:value-type="float">
            <text:p>46.47</text:p>
          </table:table-cell>
          <table:table-cell office:value-type="float" office:value="3.26" calcext:value-type="float">
            <text:p>3.26</text:p>
          </table:table-cell>
          <table:table-cell office:value-type="float" office:value="192.28" calcext:value-type="float">
            <text:p>192.28</text:p>
          </table:table-cell>
          <table:table-cell office:value-type="float" office:value="181.53" calcext:value-type="float">
            <text:p>181.53</text:p>
          </table:table-cell>
          <table:table-cell office:value-type="float" office:value="29.128" calcext:value-type="float">
            <text:p>29.13</text:p>
          </table:table-cell>
          <table:table-cell office:value-type="float" office:value="0" calcext:value-type="float">
            <text:p>0.00</text:p>
          </table:table-cell>
          <table:table-cell office:value-type="float" office:value="0.0007031" calcext:value-type="float">
            <text:p>0.00</text:p>
          </table:table-cell>
          <table:table-cell office:value-type="float" office:value="4.9903" calcext:value-type="float">
            <text:p>4.99</text:p>
          </table:table-cell>
          <table:table-cell office:value-type="float" office:value="2.5827" calcext:value-type="float">
            <text:p>2.58</text:p>
          </table:table-cell>
          <table:table-cell office:value-type="float" office:value="51.547" calcext:value-type="float">
            <text:p>51.55</text:p>
          </table:table-cell>
          <table:table-cell office:value-type="float" office:value="530.87" calcext:value-type="float">
            <text:p>530.87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-0.06" calcext:value-type="percentage">
            <text:p>-6.00%</text:p>
          </table:table-cell>
          <table:table-cell office:value-type="percentage" office:value="-0.02" calcext:value-type="percentage">
            <text:p>-2.00%</text:p>
          </table:table-cell>
          <table:table-cell office:value-type="percentage" office:value="-0.19" calcext:value-type="percentage">
            <text:p>-19.00%</text:p>
          </table:table-cell>
          <table:table-cell office:value-type="percentage" office:value="-0.01" calcext:value-type="percentage">
            <text:p>-1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-0.02" calcext:value-type="percentage">
            <text:p>-2.00%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-0.06" calcext:value-type="percentage">
            <text:p>-6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02" calcext:value-type="percentage">
            <text:p>2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percentage" office:value="0.01" calcext:value-type="percentage">
            <text:p>1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6" calcext:value-type="percentage">
            <text:p>6.00%</text:p>
          </table:table-cell>
        </table:table-row>
        <table:table-row table:style-name="ro1">
          <table:table-cell office:value-type="string" calcext:value-type="string">
            <text:p>weak2</text:p>
          </table:table-cell>
          <table:table-cell office:value-type="string" calcext:value-type="string">
            <text:p>noHT</text:p>
          </table:table-cell>
          <table:table-cell office:value-type="float" office:value="3072" calcext:value-type="float">
            <text:p>3072</text:p>
          </table:table-cell>
          <table:table-cell office:value-type="float" office:value="48" calcext:value-type="float">
            <text:p>48</text:p>
          </table:table-cell>
          <table:table-cell office:value-type="float" office:value="21.985" calcext:value-type="float">
            <text:p>21.99</text:p>
          </table:table-cell>
          <table:table-cell office:value-type="float" office:value="2.064" calcext:value-type="float">
            <text:p>2.06</text:p>
          </table:table-cell>
          <table:table-cell office:value-type="float" office:value="93.992" calcext:value-type="float">
            <text:p>93.99</text:p>
          </table:table-cell>
          <table:table-cell office:value-type="float" office:value="85.255" calcext:value-type="float">
            <text:p>85.26</text:p>
          </table:table-cell>
          <table:table-cell office:value-type="float" office:value="14.232" calcext:value-type="float">
            <text:p>14.23</text:p>
          </table:table-cell>
          <table:table-cell office:value-type="float" office:value="0" calcext:value-type="float">
            <text:p>0.00</text:p>
          </table:table-cell>
          <table:table-cell office:value-type="float" office:value="0.00053755" calcext:value-type="float">
            <text:p>0.00</text:p>
          </table:table-cell>
          <table:table-cell office:value-type="float" office:value="2.6023" calcext:value-type="float">
            <text:p>2.60</text:p>
          </table:table-cell>
          <table:table-cell office:value-type="float" office:value="1.2557" calcext:value-type="float">
            <text:p>1.26</text:p>
          </table:table-cell>
          <table:table-cell office:value-type="float" office:value="51.65" calcext:value-type="float">
            <text:p>51.65</text:p>
          </table:table-cell>
          <table:table-cell office:value-type="float" office:value="279.52" calcext:value-type="float">
            <text:p>279.52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-0.09" calcext:value-type="percentage">
            <text:p>-9.00%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-0.04" calcext:value-type="percentage">
            <text:p>-4.00%</text:p>
          </table:table-cell>
          <table:table-cell office:value-type="percentage" office:value="-0.02" calcext:value-type="percentage">
            <text:p>-2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-0.03" calcext:value-type="percentage">
            <text:p>-3.00%</text:p>
          </table:table-cell>
          <table:table-cell office:value-type="percentage" office:value="-0.04" calcext:value-type="percentage">
            <text:p>-4.00%</text:p>
          </table:table-cell>
          <table:table-cell table:number-columns-repeated="2" office:value-type="percentage" office:value="-0.02" calcext:value-type="percentage">
            <text:p>-2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02" calcext:value-type="percentage">
            <text:p>2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3" calcext:value-type="percentage">
            <text:p>3.00%</text:p>
          </table:table-cell>
        </table:table-row>
        <table:table-row table:style-name="ro1">
          <table:table-cell office:value-type="string" calcext:value-type="string">
            <text:p>weak2</text:p>
          </table:table-cell>
          <table:table-cell office:value-type="string" calcext:value-type="string">
            <text:p>noHT</text:p>
          </table:table-cell>
          <table:table-cell office:value-type="float" office:value="6144" calcext:value-type="float">
            <text:p>6144</text:p>
          </table:table-cell>
          <table:table-cell office:value-type="float" office:value="96" calcext:value-type="float">
            <text:p>96</text:p>
          </table:table-cell>
          <table:table-cell office:value-type="float" office:value="10.64" calcext:value-type="float">
            <text:p>10.64</text:p>
          </table:table-cell>
          <table:table-cell office:value-type="float" office:value="1.0903" calcext:value-type="float">
            <text:p>1.09</text:p>
          </table:table-cell>
          <table:table-cell office:value-type="float" office:value="47.162" calcext:value-type="float">
            <text:p>47.16</text:p>
          </table:table-cell>
          <table:table-cell office:value-type="float" office:value="60.183" calcext:value-type="float">
            <text:p>60.18</text:p>
          </table:table-cell>
          <table:table-cell office:value-type="float" office:value="7.1578" calcext:value-type="float">
            <text:p>7.16</text:p>
          </table:table-cell>
          <table:table-cell office:value-type="float" office:value="0" calcext:value-type="float">
            <text:p>0.00</text:p>
          </table:table-cell>
          <table:table-cell office:value-type="float" office:value="0.00046747" calcext:value-type="float">
            <text:p>0.00</text:p>
          </table:table-cell>
          <table:table-cell office:value-type="float" office:value="1.2357" calcext:value-type="float">
            <text:p>1.24</text:p>
          </table:table-cell>
          <table:table-cell office:value-type="float" office:value="0.57547" calcext:value-type="float">
            <text:p>0.58</text:p>
          </table:table-cell>
          <table:table-cell office:value-type="float" office:value="51.128" calcext:value-type="float">
            <text:p>51.13</text:p>
          </table:table-cell>
          <table:table-cell office:value-type="float" office:value="181.57" calcext:value-type="float">
            <text:p>181.57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-0.27" calcext:value-type="percentage">
            <text:p>-27.00%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-0.2" calcext:value-type="percentage">
            <text:p>-20.00%</text:p>
          </table:table-cell>
          <table:table-cell office:value-type="percentage" office:value="-0.03" calcext:value-type="percentage">
            <text:p>-3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-0.05" calcext:value-type="percentage">
            <text:p>-5.00%</text:p>
          </table:table-cell>
          <table:table-cell office:value-type="percentage" office:value="-0.09" calcext:value-type="percentage">
            <text:p>-9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-0.07" calcext:value-type="percentage">
            <text:p>-7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24" calcext:value-type="percentage">
            <text:p>24.00%</text:p>
          </table:table-cell>
          <table:table-cell office:value-type="percentage" office:value="0.06" calcext:value-type="percentage">
            <text:p>6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8" calcext:value-type="percentage">
            <text:p>8.00%</text:p>
          </table:table-cell>
        </table:table-row>
        <table:table-row table:style-name="ro1">
          <table:table-cell office:value-type="string" calcext:value-type="string">
            <text:p>weak3</text:p>
          </table:table-cell>
          <table:table-cell office:value-type="string" calcext:value-type="string">
            <text:p>noHT</text:p>
          </table:table-cell>
          <table:table-cell office:value-type="float" office:value="3072" calcext:value-type="float">
            <text:p>3072</text:p>
          </table:table-cell>
          <table:table-cell office:value-type="float" office:value="48" calcext:value-type="float">
            <text:p>48</text:p>
          </table:table-cell>
          <table:table-cell office:value-type="float" office:value="33.722" calcext:value-type="float">
            <text:p>33.72</text:p>
          </table:table-cell>
          <table:table-cell office:value-type="float" office:value="2.9937" calcext:value-type="float">
            <text:p>2.99</text:p>
          </table:table-cell>
          <table:table-cell office:value-type="float" office:value="139.92" calcext:value-type="float">
            <text:p>139.92</text:p>
          </table:table-cell>
          <table:table-cell office:value-type="float" office:value="155.18" calcext:value-type="float">
            <text:p>155.18</text:p>
          </table:table-cell>
          <table:table-cell office:value-type="float" office:value="21.77" calcext:value-type="float">
            <text:p>21.77</text:p>
          </table:table-cell>
          <table:table-cell office:value-type="float" office:value="0" calcext:value-type="float">
            <text:p>0.00</text:p>
          </table:table-cell>
          <table:table-cell office:value-type="float" office:value="0.0005903" calcext:value-type="float">
            <text:p>0.00</text:p>
          </table:table-cell>
          <table:table-cell office:value-type="float" office:value="4.4127" calcext:value-type="float">
            <text:p>4.41</text:p>
          </table:table-cell>
          <table:table-cell office:value-type="float" office:value="1.8773" calcext:value-type="float">
            <text:p>1.88</text:p>
          </table:table-cell>
          <table:table-cell office:value-type="float" office:value="51.553" calcext:value-type="float">
            <text:p>51.55</text:p>
          </table:table-cell>
          <table:table-cell office:value-type="float" office:value="423.33" calcext:value-type="float">
            <text:p>423.33</text:p>
          </table:table-cell>
          <table:table-cell office:value-type="percentage" office:value="-0.02" calcext:value-type="percentage">
            <text:p>-2.00%</text:p>
          </table:table-cell>
          <table:table-cell office:value-type="percentage" office:value="-0.08" calcext:value-type="percentage">
            <text:p>-8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-0.09" calcext:value-type="percentage">
            <text:p>-9.00%</text:p>
          </table:table-cell>
          <table:table-cell office:value-type="percentage" office:value="-0.01" calcext:value-type="percentage">
            <text:p>-1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percentage" office:value="-0.02" calcext:value-type="percentage">
            <text:p>-2.00%</text:p>
          </table:table-cell>
          <table:table-cell office:value-type="percentage" office:value="-0.05" calcext:value-type="percentage">
            <text:p>-5.00%</text:p>
          </table:table-cell>
          <table:table-cell office:value-type="percentage" office:value="-0.03" calcext:value-type="percentage">
            <text:p>-3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02" calcext:value-type="percentage">
            <text:p>2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3" office:value-type="percentage" office:value="0.02" calcext:value-type="percentage">
            <text:p>2.00%</text:p>
          </table:table-cell>
          <table:table-cell office:value-type="percentage" office:value="0.03" calcext:value-type="percentage">
            <text:p>3.00%</text:p>
          </table:table-cell>
        </table:table-row>
        <table:table-row table:style-name="ro1">
          <table:table-cell office:value-type="string" calcext:value-type="string">
            <text:p>weak3</text:p>
          </table:table-cell>
          <table:table-cell office:value-type="string" calcext:value-type="string">
            <text:p>noHT</text:p>
          </table:table-cell>
          <table:table-cell office:value-type="float" office:value="6144" calcext:value-type="float">
            <text:p>6144</text:p>
          </table:table-cell>
          <table:table-cell office:value-type="float" office:value="96" calcext:value-type="float">
            <text:p>96</text:p>
          </table:table-cell>
          <table:table-cell office:value-type="float" office:value="16.32" calcext:value-type="float">
            <text:p>16.32</text:p>
          </table:table-cell>
          <table:table-cell office:value-type="float" office:value="1.6377" calcext:value-type="float">
            <text:p>1.64</text:p>
          </table:table-cell>
          <table:table-cell office:value-type="float" office:value="94.652" calcext:value-type="float">
            <text:p>94.65</text:p>
          </table:table-cell>
          <table:table-cell office:value-type="float" office:value="140.37" calcext:value-type="float">
            <text:p>140.37</text:p>
          </table:table-cell>
          <table:table-cell office:value-type="float" office:value="10.963" calcext:value-type="float">
            <text:p>10.96</text:p>
          </table:table-cell>
          <table:table-cell office:value-type="float" office:value="0" calcext:value-type="float">
            <text:p>0.00</text:p>
          </table:table-cell>
          <table:table-cell office:value-type="float" office:value="0.00053127" calcext:value-type="float">
            <text:p>0.00</text:p>
          </table:table-cell>
          <table:table-cell office:value-type="float" office:value="2.1483" calcext:value-type="float">
            <text:p>2.15</text:p>
          </table:table-cell>
          <table:table-cell office:value-type="float" office:value="0.86467" calcext:value-type="float">
            <text:p>0.86</text:p>
          </table:table-cell>
          <table:table-cell office:value-type="float" office:value="51.478" calcext:value-type="float">
            <text:p>51.48</text:p>
          </table:table-cell>
          <table:table-cell office:value-type="float" office:value="323.13" calcext:value-type="float">
            <text:p>323.13</text:p>
          </table:table-cell>
          <table:table-cell office:value-type="percentage" office:value="-0.02" calcext:value-type="percentage">
            <text:p>-2.00%</text:p>
          </table:table-cell>
          <table:table-cell office:value-type="percentage" office:value="-0.1" calcext:value-type="percentage">
            <text:p>-10.00%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-0.12" calcext:value-type="percentage">
            <text:p>-12.00%</text:p>
          </table:table-cell>
          <table:table-cell office:value-type="percentage" office:value="-0.01" calcext:value-type="percentage">
            <text:p>-1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-0.03" calcext:value-type="percentage">
            <text:p>-3.00%</text:p>
          </table:table-cell>
          <table:table-cell office:value-type="percentage" office:value="-0.09" calcext:value-type="percentage">
            <text:p>-9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-0.04" calcext:value-type="percentage">
            <text:p>-4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14" calcext:value-type="percentage">
            <text:p>14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16" calcext:value-type="percentage">
            <text:p>16.00%</text:p>
          </table:table-cell>
          <table:table-cell office:value-type="percentage" office:value="0.02" calcext:value-type="percentage">
            <text:p>2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12" calcext:value-type="percentage">
            <text:p>12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7" calcext:value-type="percentage">
            <text:p>7.00%</text:p>
          </table:table-cell>
        </table:table-row>
        <table:table-row table:style-name="ro1">
          <table:table-cell office:value-type="string" calcext:value-type="string">
            <text:p>weak3</text:p>
          </table:table-cell>
          <table:table-cell office:value-type="string" calcext:value-type="string">
            <text:p>noHT</text:p>
          </table:table-cell>
          <table:table-cell office:value-type="float" office:value="12288" calcext:value-type="float">
            <text:p>12288</text:p>
          </table:table-cell>
          <table:table-cell office:value-type="float" office:value="192" calcext:value-type="float">
            <text:p>192</text:p>
          </table:table-cell>
          <table:table-cell office:value-type="float" office:value="8.0703" calcext:value-type="float">
            <text:p>8.07</text:p>
          </table:table-cell>
          <table:table-cell office:value-type="float" office:value="1.1207" calcext:value-type="float">
            <text:p>1.12</text:p>
          </table:table-cell>
          <table:table-cell office:value-type="float" office:value="45.743" calcext:value-type="float">
            <text:p>45.74</text:p>
          </table:table-cell>
          <table:table-cell office:value-type="float" office:value="65.243" calcext:value-type="float">
            <text:p>65.24</text:p>
          </table:table-cell>
          <table:table-cell office:value-type="float" office:value="5.4053" calcext:value-type="float">
            <text:p>5.41</text:p>
          </table:table-cell>
          <table:table-cell office:value-type="float" office:value="0" calcext:value-type="float">
            <text:p>0.00</text:p>
          </table:table-cell>
          <table:table-cell office:value-type="float" office:value="0.00045423" calcext:value-type="float">
            <text:p>0.00</text:p>
          </table:table-cell>
          <table:table-cell office:value-type="float" office:value="0.98057" calcext:value-type="float">
            <text:p>0.98</text:p>
          </table:table-cell>
          <table:table-cell office:value-type="float" office:value="0.45797" calcext:value-type="float">
            <text:p>0.46</text:p>
          </table:table-cell>
          <table:table-cell office:value-type="float" office:value="52.56" calcext:value-type="float">
            <text:p>52.56</text:p>
          </table:table-cell>
          <table:table-cell office:value-type="float" office:value="182.13" calcext:value-type="float">
            <text:p>182.13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-0.02" calcext:value-type="percentage">
            <text:p>-2.00%</text:p>
          </table:table-cell>
          <table:table-cell table:number-columns-repeated="6" office:value-type="percentage" office:value="0" calcext:value-type="percentage">
            <text:p>0.00%</text:p>
          </table:table-cell>
          <table:table-cell office:value-type="percentage" office:value="-0.03" calcext:value-type="percentage">
            <text:p>-3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office:value-type="percentage" office:value="0.02" calcext:value-type="percentage">
            <text:p>2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01" calcext:value-type="percentage">
            <text:p>1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office:value-type="percentage" office:value="0.04" calcext:value-type="percentage">
            <text:p>4.00%</text:p>
          </table:table-cell>
          <table:table-cell table:number-columns-repeated="2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weak4</text:p>
          </table:table-cell>
          <table:table-cell office:value-type="string" calcext:value-type="string">
            <text:p>noHT</text:p>
          </table:table-cell>
          <table:table-cell office:value-type="float" office:value="3072" calcext:value-type="float">
            <text:p>3072</text:p>
          </table:table-cell>
          <table:table-cell office:value-type="float" office:value="48" calcext:value-type="float">
            <text:p>48</text:p>
          </table:table-cell>
          <table:table-cell office:value-type="float" office:value="48.275" calcext:value-type="float">
            <text:p>48.28</text:p>
          </table:table-cell>
          <table:table-cell office:value-type="float" office:value="2.979" calcext:value-type="float">
            <text:p>2.98</text:p>
          </table:table-cell>
          <table:table-cell office:value-type="float" office:value="199.05" calcext:value-type="float">
            <text:p>199.05</text:p>
          </table:table-cell>
          <table:table-cell office:value-type="float" office:value="166.7" calcext:value-type="float">
            <text:p>166.70</text:p>
          </table:table-cell>
          <table:table-cell office:value-type="float" office:value="30.2" calcext:value-type="float">
            <text:p>30.20</text:p>
          </table:table-cell>
          <table:table-cell office:value-type="float" office:value="0" calcext:value-type="float">
            <text:p>0.00</text:p>
          </table:table-cell>
          <table:table-cell office:value-type="float" office:value="0.0005933" calcext:value-type="float">
            <text:p>0.00</text:p>
          </table:table-cell>
          <table:table-cell office:value-type="float" office:value="6.276" calcext:value-type="float">
            <text:p>6.28</text:p>
          </table:table-cell>
          <table:table-cell office:value-type="float" office:value="2.554" calcext:value-type="float">
            <text:p>2.55</text:p>
          </table:table-cell>
          <table:table-cell office:value-type="float" office:value="52.905" calcext:value-type="float">
            <text:p>52.91</text:p>
          </table:table-cell>
          <table:table-cell office:value-type="float" office:value="525.4" calcext:value-type="float">
            <text:p>525.40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-0.16" calcext:value-type="percentage">
            <text:p>-16.00%</text:p>
          </table:table-cell>
          <table:table-cell office:value-type="percentage" office:value="-0.03" calcext:value-type="percentage">
            <text:p>-3.00%</text:p>
          </table:table-cell>
          <table:table-cell office:value-type="percentage" office:value="-0.09" calcext:value-type="percentage">
            <text:p>-9.00%</text:p>
          </table:table-cell>
          <table:table-cell office:value-type="percentage" office:value="-0.01" calcext:value-type="percentage">
            <text:p>-1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-0.03" calcext:value-type="percentage">
            <text:p>-3.00%</text:p>
          </table:table-cell>
          <table:table-cell office:value-type="percentage" office:value="-0.08" calcext:value-type="percentage">
            <text:p>-8.00%</text:p>
          </table:table-cell>
          <table:table-cell table:number-columns-repeated="2" office:value-type="percentage" office:value="-0.01" calcext:value-type="percentage">
            <text:p>-1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16" calcext:value-type="percentage">
            <text:p>16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" calcext:value-type="percentage">
            <text:p>1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8" calcext:value-type="percentage">
            <text:p>8.00%</text:p>
          </table:table-cell>
          <table:table-cell table:number-columns-repeated="2" office:value-type="percentage" office:value="0.01" calcext:value-type="percentage">
            <text:p>1.00%</text:p>
          </table:table-cell>
        </table:table-row>
        <table:table-row table:style-name="ro1">
          <table:table-cell office:value-type="string" calcext:value-type="string">
            <text:p>weak4</text:p>
          </table:table-cell>
          <table:table-cell office:value-type="string" calcext:value-type="string">
            <text:p>noHT</text:p>
          </table:table-cell>
          <table:table-cell office:value-type="float" office:value="6144" calcext:value-type="float">
            <text:p>6144</text:p>
          </table:table-cell>
          <table:table-cell office:value-type="float" office:value="96" calcext:value-type="float">
            <text:p>96</text:p>
          </table:table-cell>
          <table:table-cell office:value-type="float" office:value="22.4" calcext:value-type="float">
            <text:p>22.40</text:p>
          </table:table-cell>
          <table:table-cell office:value-type="float" office:value="1.7545" calcext:value-type="float">
            <text:p>1.75</text:p>
          </table:table-cell>
          <table:table-cell office:value-type="float" office:value="92.83" calcext:value-type="float">
            <text:p>92.83</text:p>
          </table:table-cell>
          <table:table-cell office:value-type="float" office:value="96.67" calcext:value-type="float">
            <text:p>96.67</text:p>
          </table:table-cell>
          <table:table-cell office:value-type="float" office:value="14.26" calcext:value-type="float">
            <text:p>14.26</text:p>
          </table:table-cell>
          <table:table-cell office:value-type="float" office:value="0" calcext:value-type="float">
            <text:p>0.00</text:p>
          </table:table-cell>
          <table:table-cell office:value-type="float" office:value="0.0005375" calcext:value-type="float">
            <text:p>0.00</text:p>
          </table:table-cell>
          <table:table-cell office:value-type="float" office:value="2.97" calcext:value-type="float">
            <text:p>2.97</text:p>
          </table:table-cell>
          <table:table-cell office:value-type="float" office:value="1.191" calcext:value-type="float">
            <text:p>1.19</text:p>
          </table:table-cell>
          <table:table-cell office:value-type="float" office:value="52.7" calcext:value-type="float">
            <text:p>52.70</text:p>
          </table:table-cell>
          <table:table-cell office:value-type="float" office:value="292.2" calcext:value-type="float">
            <text:p>292.20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-0.13" calcext:value-type="percentage">
            <text:p>-13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-0.06" calcext:value-type="percentage">
            <text:p>-6.00%</text:p>
          </table:table-cell>
          <table:table-cell office:value-type="percentage" office:value="-0.02" calcext:value-type="percentage">
            <text:p>-2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-0.02" calcext:value-type="percentage">
            <text:p>-2.00%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2" calcext:value-type="percentage">
            <text:p>2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" calcext:value-type="percentage">
            <text:p>1.00%</text:p>
          </table:table-cell>
        </table:table-row>
        <table:table-row table:style-name="ro1">
          <table:table-cell office:value-type="string" calcext:value-type="string">
            <text:p>weak4</text:p>
          </table:table-cell>
          <table:table-cell office:value-type="string" calcext:value-type="string">
            <text:p>noHT</text:p>
          </table:table-cell>
          <table:table-cell office:value-type="float" office:value="12288" calcext:value-type="float">
            <text:p>12288</text:p>
          </table:table-cell>
          <table:table-cell office:value-type="float" office:value="192" calcext:value-type="float">
            <text:p>192</text:p>
          </table:table-cell>
          <table:table-cell office:value-type="float" office:value="10.985" calcext:value-type="float">
            <text:p>10.99</text:p>
          </table:table-cell>
          <table:table-cell office:value-type="float" office:value="1.089" calcext:value-type="float">
            <text:p>1.09</text:p>
          </table:table-cell>
          <table:table-cell office:value-type="float" office:value="47.99" calcext:value-type="float">
            <text:p>47.99</text:p>
          </table:table-cell>
          <table:table-cell office:value-type="float" office:value="47.26" calcext:value-type="float">
            <text:p>47.26</text:p>
          </table:table-cell>
          <table:table-cell office:value-type="float" office:value="7.245" calcext:value-type="float">
            <text:p>7.25</text:p>
          </table:table-cell>
          <table:table-cell office:value-type="float" office:value="0" calcext:value-type="float">
            <text:p>0.00</text:p>
          </table:table-cell>
          <table:table-cell office:value-type="float" office:value="0.0004561" calcext:value-type="float">
            <text:p>0.00</text:p>
          </table:table-cell>
          <table:table-cell office:value-type="float" office:value="1.3715" calcext:value-type="float">
            <text:p>1.37</text:p>
          </table:table-cell>
          <table:table-cell office:value-type="float" office:value="0.55475" calcext:value-type="float">
            <text:p>0.55</text:p>
          </table:table-cell>
          <table:table-cell office:value-type="float" office:value="52.025" calcext:value-type="float">
            <text:p>52.03</text:p>
          </table:table-cell>
          <table:table-cell office:value-type="float" office:value="171.15" calcext:value-type="float">
            <text:p>171.15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-0.03" calcext:value-type="percentage">
            <text:p>-3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-0.04" calcext:value-type="percentage">
            <text:p>-4.00%</text:p>
          </table:table-cell>
          <table:table-cell office:value-type="percentage" office:value="-0.01" calcext:value-type="percentage">
            <text:p>-1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-0.02" calcext:value-type="percentage">
            <text:p>-2.00%</text:p>
          </table:table-cell>
          <table:table-cell office:value-type="percentage" office:value="-0.05" calcext:value-type="percentage">
            <text:p>-5.00%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01" calcext:value-type="percentage">
            <text:p>1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 table:number-rows-repeated="43">
          <table:table-cell table:number-columns-repeated="37"/>
        </table:table-row>
        <table:table-row table:style-name="ro1" table:number-rows-repeated="2">
          <table:table-cell table:number-columns-repeated="4"/>
          <table:table-cell table:style-name="Default" table:number-columns-repeated="33"/>
        </table:table-row>
        <table:table-row table:style-name="ro1">
          <table:table-cell office:value-type="string" calcext:value-type="string">
            <text:p>#scaled values</text:p>
          </table:table-cell>
          <table:table-cell table:number-columns-repeated="3"/>
          <table:table-cell table:style-name="Default" table:number-columns-repeated="33"/>
        </table:table-row>
        <table:table-row table:style-name="ro1">
          <table:table-cell table:formula="of:=[.A5]" office:value-type="string" office:string-value="#test" calcext:value-type="string">
            <text:p>#test</text:p>
          </table:table-cell>
          <table:table-cell table:formula="of:=[.B5]" office:value-type="string" office:string-value="variant" calcext:value-type="string">
            <text:p>variant</text:p>
          </table:table-cell>
          <table:table-cell table:formula="of:=[.C5]" office:value-type="string" office:string-value="nmpi" calcext:value-type="string">
            <text:p>nmpi</text:p>
          </table:table-cell>
          <table:table-cell table:formula="of:=[.D5]" office:value-type="string" office:string-value="nnodes" calcext:value-type="string">
            <text:p>nnodes</text:p>
          </table:table-cell>
          <table:table-cell table:style-name="Default" table:formula="of:=[.E5]" office:value-type="string" office:string-value="mean_str" calcext:value-type="string">
            <text:p>mean_str</text:p>
          </table:table-cell>
          <table:table-cell table:style-name="Default" table:formula="of:=[.F5]" office:value-type="string" office:string-value="mean_str_comm" calcext:value-type="string">
            <text:p>mean_str_comm</text:p>
          </table:table-cell>
          <table:table-cell table:style-name="Default" table:formula="of:=[.G5]" office:value-type="string" office:string-value="mean_nl" calcext:value-type="string">
            <text:p>mean_nl</text:p>
          </table:table-cell>
          <table:table-cell table:style-name="Default" table:formula="of:=[.H5]" office:value-type="string" office:string-value="mean_nl_comm" calcext:value-type="string">
            <text:p>mean_nl_comm</text:p>
          </table:table-cell>
          <table:table-cell table:style-name="Default" table:formula="of:=[.I5]" office:value-type="string" office:string-value="mean_field_h" calcext:value-type="string">
            <text:p>mean_field_h</text:p>
          </table:table-cell>
          <table:table-cell table:style-name="Default" table:formula="of:=[.J5]" office:value-type="string" office:string-value="mean_field_H" calcext:value-type="string">
            <text:p>mean_field_H</text:p>
          </table:table-cell>
          <table:table-cell table:style-name="Default" table:formula="of:=[.K5]" office:value-type="string" office:string-value="mean_shear" calcext:value-type="string">
            <text:p>mean_shear</text:p>
          </table:table-cell>
          <table:table-cell table:style-name="Default" table:formula="of:=[.L5]" office:value-type="string" office:string-value="mean_coll" calcext:value-type="string">
            <text:p>mean_coll</text:p>
          </table:table-cell>
          <table:table-cell table:style-name="Default" table:formula="of:=[.M5]" office:value-type="string" office:string-value="mean_coll_comm" calcext:value-type="string">
            <text:p>mean_coll_comm</text:p>
          </table:table-cell>
          <table:table-cell table:style-name="Default" table:formula="of:=[.N5]" office:value-type="string" office:string-value="mean_io" calcext:value-type="string">
            <text:p>mean_io</text:p>
          </table:table-cell>
          <table:table-cell table:style-name="Default" table:formula="of:=[.O5]" office:value-type="string" office:string-value="mean_TOTAL" calcext:value-type="string">
            <text:p>mean_TOTAL</text:p>
          </table:table-cell>
          <table:table-cell table:style-name="Default" table:number-columns-repeated="22"/>
        </table:table-row>
        <table:table-row table:style-name="ro1">
          <table:table-cell table:formula="of:=[.A6]" office:value-type="string" office:string-value="nl01" calcext:value-type="string">
            <text:p>nl01</text:p>
          </table:table-cell>
          <table:table-cell table:formula="of:=[.B6]" office:value-type="string" office:string-value="noHT" calcext:value-type="string">
            <text:p>noHT</text:p>
          </table:table-cell>
          <table:table-cell table:formula="of:=[.C6]" office:value-type="float" office:value="128" calcext:value-type="float">
            <text:p>128</text:p>
          </table:table-cell>
          <table:table-cell table:formula="of:=[.D6]" office:value-type="float" office:value="2" calcext:value-type="float">
            <text:p>2</text:p>
          </table:table-cell>
          <table:table-cell table:formula="of:=[.E6]*[.$D6]" office:value-type="float" office:value="16.1874" calcext:value-type="float">
            <text:p>16.19</text:p>
          </table:table-cell>
          <table:table-cell table:formula="of:=[.F6]*[.$D6]" office:value-type="float" office:value="0.80788" calcext:value-type="float">
            <text:p>0.81</text:p>
          </table:table-cell>
          <table:table-cell table:formula="of:=[.G6]*[.$D6]" office:value-type="float" office:value="47.872" calcext:value-type="float">
            <text:p>47.87</text:p>
          </table:table-cell>
          <table:table-cell table:formula="of:=[.H6]*[.$D6]" office:value-type="float" office:value="13.3266" calcext:value-type="float">
            <text:p>13.33</text:p>
          </table:table-cell>
          <table:table-cell table:formula="of:=[.I6]*[.$D6]" office:value-type="float" office:value="8.9328" calcext:value-type="float">
            <text:p>8.93</text:p>
          </table:table-cell>
          <table:table-cell table:formula="of:=[.J6]*[.$D6]" office:value-type="float" office:value="0.71214" calcext:value-type="float">
            <text:p>0.71</text:p>
          </table:table-cell>
          <table:table-cell table:formula="of:=[.K6]*[.$D6]" office:value-type="float" office:value="0.0047616" calcext:value-type="float">
            <text:p>0.00</text:p>
          </table:table-cell>
          <table:table-cell table:formula="of:=[.L6]*[.$D6]" office:value-type="float" office:value="15.5864" calcext:value-type="float">
            <text:p>15.59</text:p>
          </table:table-cell>
          <table:table-cell table:formula="of:=[.M6]*[.$D6]" office:value-type="float" office:value="0.73064" calcext:value-type="float">
            <text:p>0.73</text:p>
          </table:table-cell>
          <table:table-cell table:formula="of:=[.N6]*[.$D6]" office:value-type="float" office:value="0.6256" calcext:value-type="float">
            <text:p>0.63</text:p>
          </table:table-cell>
          <table:table-cell table:formula="of:=[.O6]*[.$D6]" office:value-type="float" office:value="107.444" calcext:value-type="float">
            <text:p>107.44</text:p>
          </table:table-cell>
          <table:table-cell table:style-name="Default" table:number-columns-repeated="22"/>
        </table:table-row>
        <table:table-row table:style-name="ro1">
          <table:table-cell table:formula="of:=[.A7]" office:value-type="string" office:string-value="nl01" calcext:value-type="string">
            <text:p>nl01</text:p>
          </table:table-cell>
          <table:table-cell table:formula="of:=[.B7]" office:value-type="string" office:string-value="noHT" calcext:value-type="string">
            <text:p>noHT</text:p>
          </table:table-cell>
          <table:table-cell table:formula="of:=[.C7]" office:value-type="float" office:value="256" calcext:value-type="float">
            <text:p>256</text:p>
          </table:table-cell>
          <table:table-cell table:formula="of:=[.D7]" office:value-type="float" office:value="4" calcext:value-type="float">
            <text:p>4</text:p>
          </table:table-cell>
          <table:table-cell table:formula="of:=[.E7]*[.$D7]" office:value-type="float" office:value="15.8708" calcext:value-type="float">
            <text:p>15.87</text:p>
          </table:table-cell>
          <table:table-cell table:formula="of:=[.F7]*[.$D7]" office:value-type="float" office:value="1.24272" calcext:value-type="float">
            <text:p>1.24</text:p>
          </table:table-cell>
          <table:table-cell table:formula="of:=[.G7]*[.$D7]" office:value-type="float" office:value="48.456" calcext:value-type="float">
            <text:p>48.46</text:p>
          </table:table-cell>
          <table:table-cell table:formula="of:=[.H7]*[.$D7]" office:value-type="float" office:value="32.1032" calcext:value-type="float">
            <text:p>32.10</text:p>
          </table:table-cell>
          <table:table-cell table:formula="of:=[.I7]*[.$D7]" office:value-type="float" office:value="9.876" calcext:value-type="float">
            <text:p>9.88</text:p>
          </table:table-cell>
          <table:table-cell table:formula="of:=[.J7]*[.$D7]" office:value-type="float" office:value="0.75464" calcext:value-type="float">
            <text:p>0.75</text:p>
          </table:table-cell>
          <table:table-cell table:formula="of:=[.K7]*[.$D7]" office:value-type="float" office:value="0.0094104" calcext:value-type="float">
            <text:p>0.01</text:p>
          </table:table-cell>
          <table:table-cell table:formula="of:=[.L7]*[.$D7]" office:value-type="float" office:value="12.1896" calcext:value-type="float">
            <text:p>12.19</text:p>
          </table:table-cell>
          <table:table-cell table:formula="of:=[.M7]*[.$D7]" office:value-type="float" office:value="0.87992" calcext:value-type="float">
            <text:p>0.88</text:p>
          </table:table-cell>
          <table:table-cell table:formula="of:=[.N7]*[.$D7]" office:value-type="float" office:value="1.37672" calcext:value-type="float">
            <text:p>1.38</text:p>
          </table:table-cell>
          <table:table-cell table:formula="of:=[.O7]*[.$D7]" office:value-type="float" office:value="127.852" calcext:value-type="float">
            <text:p>127.85</text:p>
          </table:table-cell>
          <table:table-cell table:style-name="Default" table:number-columns-repeated="22"/>
        </table:table-row>
        <table:table-row table:style-name="ro1">
          <table:table-cell table:formula="of:=[.A8]" office:value-type="string" office:string-value="nl01" calcext:value-type="string">
            <text:p>nl01</text:p>
          </table:table-cell>
          <table:table-cell table:formula="of:=[.B8]" office:value-type="string" office:string-value="noHT" calcext:value-type="string">
            <text:p>noHT</text:p>
          </table:table-cell>
          <table:table-cell table:formula="of:=[.C8]" office:value-type="float" office:value="512" calcext:value-type="float">
            <text:p>512</text:p>
          </table:table-cell>
          <table:table-cell table:formula="of:=[.D8]" office:value-type="float" office:value="8" calcext:value-type="float">
            <text:p>8</text:p>
          </table:table-cell>
          <table:table-cell table:formula="of:=[.E8]*[.$D8]" office:value-type="float" office:value="16.5048" calcext:value-type="float">
            <text:p>16.50</text:p>
          </table:table-cell>
          <table:table-cell table:formula="of:=[.F8]*[.$D8]" office:value-type="float" office:value="2.00456" calcext:value-type="float">
            <text:p>2.00</text:p>
          </table:table-cell>
          <table:table-cell table:formula="of:=[.G8]*[.$D8]" office:value-type="float" office:value="47.6104" calcext:value-type="float">
            <text:p>47.61</text:p>
          </table:table-cell>
          <table:table-cell table:formula="of:=[.H8]*[.$D8]" office:value-type="float" office:value="37.6432" calcext:value-type="float">
            <text:p>37.64</text:p>
          </table:table-cell>
          <table:table-cell table:formula="of:=[.I8]*[.$D8]" office:value-type="float" office:value="10.312" calcext:value-type="float">
            <text:p>10.31</text:p>
          </table:table-cell>
          <table:table-cell table:formula="of:=[.J8]*[.$D8]" office:value-type="float" office:value="0.781856" calcext:value-type="float">
            <text:p>0.78</text:p>
          </table:table-cell>
          <table:table-cell table:formula="of:=[.K8]*[.$D8]" office:value-type="float" office:value="0.0167728" calcext:value-type="float">
            <text:p>0.02</text:p>
          </table:table-cell>
          <table:table-cell table:formula="of:=[.L8]*[.$D8]" office:value-type="float" office:value="12.4392" calcext:value-type="float">
            <text:p>12.44</text:p>
          </table:table-cell>
          <table:table-cell table:formula="of:=[.M8]*[.$D8]" office:value-type="float" office:value="1.64704" calcext:value-type="float">
            <text:p>1.65</text:p>
          </table:table-cell>
          <table:table-cell table:formula="of:=[.N8]*[.$D8]" office:value-type="float" office:value="1.92712" calcext:value-type="float">
            <text:p>1.93</text:p>
          </table:table-cell>
          <table:table-cell table:formula="of:=[.O8]*[.$D8]" office:value-type="float" office:value="135.896" calcext:value-type="float">
            <text:p>135.90</text:p>
          </table:table-cell>
          <table:table-cell table:style-name="Default" table:number-columns-repeated="22"/>
        </table:table-row>
        <table:table-row table:style-name="ro1">
          <table:table-cell table:formula="of:=[.A9]" office:value-type="string" office:string-value="nl01" calcext:value-type="string">
            <text:p>nl01</text:p>
          </table:table-cell>
          <table:table-cell table:formula="of:=[.B9]" office:value-type="string" office:string-value="noHT" calcext:value-type="string">
            <text:p>noHT</text:p>
          </table:table-cell>
          <table:table-cell table:formula="of:=[.C9]" office:value-type="float" office:value="1024" calcext:value-type="float">
            <text:p>1024</text:p>
          </table:table-cell>
          <table:table-cell table:formula="of:=[.D9]" office:value-type="float" office:value="16" calcext:value-type="float">
            <text:p>16</text:p>
          </table:table-cell>
          <table:table-cell table:formula="of:=[.E9]*[.$D9]" office:value-type="float" office:value="16.8144" calcext:value-type="float">
            <text:p>16.81</text:p>
          </table:table-cell>
          <table:table-cell table:formula="of:=[.F9]*[.$D9]" office:value-type="float" office:value="3.59632" calcext:value-type="float">
            <text:p>3.60</text:p>
          </table:table-cell>
          <table:table-cell table:formula="of:=[.G9]*[.$D9]" office:value-type="float" office:value="49.9776" calcext:value-type="float">
            <text:p>49.98</text:p>
          </table:table-cell>
          <table:table-cell table:formula="of:=[.H9]*[.$D9]" office:value-type="float" office:value="52.2848" calcext:value-type="float">
            <text:p>52.28</text:p>
          </table:table-cell>
          <table:table-cell table:formula="of:=[.I9]*[.$D9]" office:value-type="float" office:value="12.54368" calcext:value-type="float">
            <text:p>12.54</text:p>
          </table:table-cell>
          <table:table-cell table:formula="of:=[.J9]*[.$D9]" office:value-type="float" office:value="1.087968" calcext:value-type="float">
            <text:p>1.09</text:p>
          </table:table-cell>
          <table:table-cell table:formula="of:=[.K9]*[.$D9]" office:value-type="float" office:value="0.0319984" calcext:value-type="float">
            <text:p>0.03</text:p>
          </table:table-cell>
          <table:table-cell table:formula="of:=[.L9]*[.$D9]" office:value-type="float" office:value="12.25584" calcext:value-type="float">
            <text:p>12.26</text:p>
          </table:table-cell>
          <table:table-cell table:formula="of:=[.M9]*[.$D9]" office:value-type="float" office:value="1.73328" calcext:value-type="float">
            <text:p>1.73</text:p>
          </table:table-cell>
          <table:table-cell table:formula="of:=[.N9]*[.$D9]" office:value-type="float" office:value="3.40032" calcext:value-type="float">
            <text:p>3.40</text:p>
          </table:table-cell>
          <table:table-cell table:formula="of:=[.O9]*[.$D9]" office:value-type="float" office:value="162.08" calcext:value-type="float">
            <text:p>162.08</text:p>
          </table:table-cell>
          <table:table-cell table:style-name="Default" table:number-columns-repeated="22"/>
        </table:table-row>
        <table:table-row table:style-name="ro1">
          <table:table-cell table:formula="of:=[.A10]" office:value-type="string" office:string-value="nl01" calcext:value-type="string">
            <text:p>nl01</text:p>
          </table:table-cell>
          <table:table-cell table:formula="of:=[.B10]" office:value-type="string" office:string-value="noHT" calcext:value-type="string">
            <text:p>noHT</text:p>
          </table:table-cell>
          <table:table-cell table:formula="of:=[.C10]" office:value-type="float" office:value="2048" calcext:value-type="float">
            <text:p>2048</text:p>
          </table:table-cell>
          <table:table-cell table:formula="of:=[.D10]" office:value-type="float" office:value="32" calcext:value-type="float">
            <text:p>32</text:p>
          </table:table-cell>
          <table:table-cell table:formula="of:=[.E10]*[.$D10]" office:value-type="float" office:value="17.13952" calcext:value-type="float">
            <text:p>17.14</text:p>
          </table:table-cell>
          <table:table-cell table:formula="of:=[.F10]*[.$D10]" office:value-type="float" office:value="12.17856" calcext:value-type="float">
            <text:p>12.18</text:p>
          </table:table-cell>
          <table:table-cell table:formula="of:=[.G10]*[.$D10]" office:value-type="float" office:value="49.0336" calcext:value-type="float">
            <text:p>49.03</text:p>
          </table:table-cell>
          <table:table-cell table:formula="of:=[.H10]*[.$D10]" office:value-type="float" office:value="94.7648" calcext:value-type="float">
            <text:p>94.76</text:p>
          </table:table-cell>
          <table:table-cell table:formula="of:=[.I10]*[.$D10]" office:value-type="float" office:value="30.93184" calcext:value-type="float">
            <text:p>30.93</text:p>
          </table:table-cell>
          <table:table-cell table:formula="of:=[.J10]*[.$D10]" office:value-type="float" office:value="3.093792" calcext:value-type="float">
            <text:p>3.09</text:p>
          </table:table-cell>
          <table:table-cell table:formula="of:=[.K10]*[.$D10]" office:value-type="float" office:value="0.0601888" calcext:value-type="float">
            <text:p>0.06</text:p>
          </table:table-cell>
          <table:table-cell table:formula="of:=[.L10]*[.$D10]" office:value-type="float" office:value="14.00224" calcext:value-type="float">
            <text:p>14.00</text:p>
          </table:table-cell>
          <table:table-cell table:formula="of:=[.M10]*[.$D10]" office:value-type="float" office:value="11.88416" calcext:value-type="float">
            <text:p>11.88</text:p>
          </table:table-cell>
          <table:table-cell table:formula="of:=[.N10]*[.$D10]" office:value-type="float" office:value="9.63648" calcext:value-type="float">
            <text:p>9.64</text:p>
          </table:table-cell>
          <table:table-cell table:formula="of:=[.O10]*[.$D10]" office:value-type="float" office:value="264.0384" calcext:value-type="float">
            <text:p>264.04</text:p>
          </table:table-cell>
          <table:table-cell table:style-name="Default" table:number-columns-repeated="22"/>
        </table:table-row>
        <table:table-row table:style-name="ro1">
          <table:table-cell table:formula="of:=[.A11]" office:value-type="string" office:string-value="nl01" calcext:value-type="string">
            <text:p>nl01</text:p>
          </table:table-cell>
          <table:table-cell table:formula="of:=[.B11]" office:value-type="string" office:string-value="noHT" calcext:value-type="string">
            <text:p>noHT</text:p>
          </table:table-cell>
          <table:table-cell table:formula="of:=[.C11]" office:value-type="float" office:value="4096" calcext:value-type="float">
            <text:p>4096</text:p>
          </table:table-cell>
          <table:table-cell table:formula="of:=[.D11]" office:value-type="float" office:value="64" calcext:value-type="float">
            <text:p>64</text:p>
          </table:table-cell>
          <table:table-cell table:formula="of:=[.E11]*[.$D11]" office:value-type="float" office:value="18.11072" calcext:value-type="float">
            <text:p>18.11</text:p>
          </table:table-cell>
          <table:table-cell table:formula="of:=[.F11]*[.$D11]" office:value-type="float" office:value="30.51136" calcext:value-type="float">
            <text:p>30.51</text:p>
          </table:table-cell>
          <table:table-cell table:formula="of:=[.G11]*[.$D11]" office:value-type="float" office:value="67.8592" calcext:value-type="float">
            <text:p>67.86</text:p>
          </table:table-cell>
          <table:table-cell table:formula="of:=[.H11]*[.$D11]" office:value-type="float" office:value="200.9792" calcext:value-type="float">
            <text:p>200.98</text:p>
          </table:table-cell>
          <table:table-cell table:formula="of:=[.I11]*[.$D11]" office:value-type="float" office:value="58.26304" calcext:value-type="float">
            <text:p>58.26</text:p>
          </table:table-cell>
          <table:table-cell table:formula="of:=[.J11]*[.$D11]" office:value-type="float" office:value="8.09856" calcext:value-type="float">
            <text:p>8.10</text:p>
          </table:table-cell>
          <table:table-cell table:formula="of:=[.K11]*[.$D11]" office:value-type="float" office:value="0.1202304" calcext:value-type="float">
            <text:p>0.12</text:p>
          </table:table-cell>
          <table:table-cell table:formula="of:=[.L11]*[.$D11]" office:value-type="float" office:value="14.74688" calcext:value-type="float">
            <text:p>14.75</text:p>
          </table:table-cell>
          <table:table-cell table:formula="of:=[.M11]*[.$D11]" office:value-type="float" office:value="24.17472" calcext:value-type="float">
            <text:p>24.17</text:p>
          </table:table-cell>
          <table:table-cell table:formula="of:=[.N11]*[.$D11]" office:value-type="float" office:value="14.83712" calcext:value-type="float">
            <text:p>14.84</text:p>
          </table:table-cell>
          <table:table-cell table:formula="of:=[.O11]*[.$D11]" office:value-type="float" office:value="489.0496" calcext:value-type="float">
            <text:p>489.05</text:p>
          </table:table-cell>
          <table:table-cell table:style-name="Default" table:number-columns-repeated="22"/>
        </table:table-row>
        <table:table-row table:style-name="ro1">
          <table:table-cell table:formula="of:=[.A12]" office:value-type="string" office:string-value="nl01" calcext:value-type="string">
            <text:p>nl01</text:p>
          </table:table-cell>
          <table:table-cell table:formula="of:=[.B12]" office:value-type="string" office:string-value="HT2" calcext:value-type="string">
            <text:p>HT2</text:p>
          </table:table-cell>
          <table:table-cell table:formula="of:=[.C12]" office:value-type="float" office:value="128" calcext:value-type="float">
            <text:p>128</text:p>
          </table:table-cell>
          <table:table-cell table:formula="of:=[.D12]" office:value-type="float" office:value="2" calcext:value-type="float">
            <text:p>2</text:p>
          </table:table-cell>
          <table:table-cell table:formula="of:=[.E12]*[.$D12]" office:value-type="float" office:value="12.7924" calcext:value-type="float">
            <text:p>12.79</text:p>
          </table:table-cell>
          <table:table-cell table:formula="of:=[.F12]*[.$D12]" office:value-type="float" office:value="0.99846" calcext:value-type="float">
            <text:p>1.00</text:p>
          </table:table-cell>
          <table:table-cell table:formula="of:=[.G12]*[.$D12]" office:value-type="float" office:value="37.928" calcext:value-type="float">
            <text:p>37.93</text:p>
          </table:table-cell>
          <table:table-cell table:formula="of:=[.H12]*[.$D12]" office:value-type="float" office:value="16.2996" calcext:value-type="float">
            <text:p>16.30</text:p>
          </table:table-cell>
          <table:table-cell table:formula="of:=[.I12]*[.$D12]" office:value-type="float" office:value="6.888" calcext:value-type="float">
            <text:p>6.89</text:p>
          </table:table-cell>
          <table:table-cell table:formula="of:=[.J12]*[.$D12]" office:value-type="float" office:value="1.18712" calcext:value-type="float">
            <text:p>1.19</text:p>
          </table:table-cell>
          <table:table-cell table:formula="of:=[.K12]*[.$D12]" office:value-type="float" office:value="0.0062818" calcext:value-type="float">
            <text:p>0.01</text:p>
          </table:table-cell>
          <table:table-cell table:formula="of:=[.L12]*[.$D12]" office:value-type="float" office:value="10.9738" calcext:value-type="float">
            <text:p>10.97</text:p>
          </table:table-cell>
          <table:table-cell table:formula="of:=[.M12]*[.$D12]" office:value-type="float" office:value="0.94502" calcext:value-type="float">
            <text:p>0.95</text:p>
          </table:table-cell>
          <table:table-cell table:formula="of:=[.N12]*[.$D12]" office:value-type="float" office:value="0.60024" calcext:value-type="float">
            <text:p>0.60</text:p>
          </table:table-cell>
          <table:table-cell table:formula="of:=[.O12]*[.$D12]" office:value-type="float" office:value="91.394" calcext:value-type="float">
            <text:p>91.39</text:p>
          </table:table-cell>
          <table:table-cell table:style-name="Default" table:number-columns-repeated="22"/>
        </table:table-row>
        <table:table-row table:style-name="ro1">
          <table:table-cell table:formula="of:=[.A13]" office:value-type="string" office:string-value="nl01" calcext:value-type="string">
            <text:p>nl01</text:p>
          </table:table-cell>
          <table:table-cell table:formula="of:=[.B13]" office:value-type="string" office:string-value="HT2" calcext:value-type="string">
            <text:p>HT2</text:p>
          </table:table-cell>
          <table:table-cell table:formula="of:=[.C13]" office:value-type="float" office:value="256" calcext:value-type="float">
            <text:p>256</text:p>
          </table:table-cell>
          <table:table-cell table:formula="of:=[.D13]" office:value-type="float" office:value="4" calcext:value-type="float">
            <text:p>4</text:p>
          </table:table-cell>
          <table:table-cell table:formula="of:=[.E13]*[.$D13]" office:value-type="float" office:value="13.1916" calcext:value-type="float">
            <text:p>13.19</text:p>
          </table:table-cell>
          <table:table-cell table:formula="of:=[.F13]*[.$D13]" office:value-type="float" office:value="1.28592" calcext:value-type="float">
            <text:p>1.29</text:p>
          </table:table-cell>
          <table:table-cell table:formula="of:=[.G13]*[.$D13]" office:value-type="float" office:value="38.6852" calcext:value-type="float">
            <text:p>38.69</text:p>
          </table:table-cell>
          <table:table-cell table:formula="of:=[.H13]*[.$D13]" office:value-type="float" office:value="32.8832" calcext:value-type="float">
            <text:p>32.88</text:p>
          </table:table-cell>
          <table:table-cell table:formula="of:=[.I13]*[.$D13]" office:value-type="float" office:value="7.3356" calcext:value-type="float">
            <text:p>7.34</text:p>
          </table:table-cell>
          <table:table-cell table:formula="of:=[.J13]*[.$D13]" office:value-type="float" office:value="0.67484" calcext:value-type="float">
            <text:p>0.67</text:p>
          </table:table-cell>
          <table:table-cell table:formula="of:=[.K13]*[.$D13]" office:value-type="float" office:value="0.0124464" calcext:value-type="float">
            <text:p>0.01</text:p>
          </table:table-cell>
          <table:table-cell table:formula="of:=[.L13]*[.$D13]" office:value-type="float" office:value="10.1168" calcext:value-type="float">
            <text:p>10.12</text:p>
          </table:table-cell>
          <table:table-cell table:formula="of:=[.M13]*[.$D13]" office:value-type="float" office:value="1.13184" calcext:value-type="float">
            <text:p>1.13</text:p>
          </table:table-cell>
          <table:table-cell table:formula="of:=[.N13]*[.$D13]" office:value-type="float" office:value="1.05352" calcext:value-type="float">
            <text:p>1.05</text:p>
          </table:table-cell>
          <table:table-cell table:formula="of:=[.O13]*[.$D13]" office:value-type="float" office:value="112.768" calcext:value-type="float">
            <text:p>112.77</text:p>
          </table:table-cell>
          <table:table-cell table:style-name="Default" table:number-columns-repeated="22"/>
        </table:table-row>
        <table:table-row table:style-name="ro1">
          <table:table-cell table:formula="of:=[.A14]" office:value-type="string" office:string-value="nl01" calcext:value-type="string">
            <text:p>nl01</text:p>
          </table:table-cell>
          <table:table-cell table:formula="of:=[.B14]" office:value-type="string" office:string-value="HT2" calcext:value-type="string">
            <text:p>HT2</text:p>
          </table:table-cell>
          <table:table-cell table:formula="of:=[.C14]" office:value-type="float" office:value="512" calcext:value-type="float">
            <text:p>512</text:p>
          </table:table-cell>
          <table:table-cell table:formula="of:=[.D14]" office:value-type="float" office:value="8" calcext:value-type="float">
            <text:p>8</text:p>
          </table:table-cell>
          <table:table-cell table:formula="of:=[.E14]*[.$D14]" office:value-type="float" office:value="13.896" calcext:value-type="float">
            <text:p>13.90</text:p>
          </table:table-cell>
          <table:table-cell table:formula="of:=[.F14]*[.$D14]" office:value-type="float" office:value="2.57992" calcext:value-type="float">
            <text:p>2.58</text:p>
          </table:table-cell>
          <table:table-cell table:formula="of:=[.G14]*[.$D14]" office:value-type="float" office:value="40.1808" calcext:value-type="float">
            <text:p>40.18</text:p>
          </table:table-cell>
          <table:table-cell table:formula="of:=[.H14]*[.$D14]" office:value-type="float" office:value="37.7192" calcext:value-type="float">
            <text:p>37.72</text:p>
          </table:table-cell>
          <table:table-cell table:formula="of:=[.I14]*[.$D14]" office:value-type="float" office:value="9.6984" calcext:value-type="float">
            <text:p>9.70</text:p>
          </table:table-cell>
          <table:table-cell table:formula="of:=[.J14]*[.$D14]" office:value-type="float" office:value="0.82664" calcext:value-type="float">
            <text:p>0.83</text:p>
          </table:table-cell>
          <table:table-cell table:formula="of:=[.K14]*[.$D14]" office:value-type="float" office:value="0.023408" calcext:value-type="float">
            <text:p>0.02</text:p>
          </table:table-cell>
          <table:table-cell table:formula="of:=[.L14]*[.$D14]" office:value-type="float" office:value="10.4376" calcext:value-type="float">
            <text:p>10.44</text:p>
          </table:table-cell>
          <table:table-cell table:formula="of:=[.M14]*[.$D14]" office:value-type="float" office:value="2.08104" calcext:value-type="float">
            <text:p>2.08</text:p>
          </table:table-cell>
          <table:table-cell table:formula="of:=[.N14]*[.$D14]" office:value-type="float" office:value="2.24784" calcext:value-type="float">
            <text:p>2.25</text:p>
          </table:table-cell>
          <table:table-cell table:formula="of:=[.O14]*[.$D14]" office:value-type="float" office:value="124.904" calcext:value-type="float">
            <text:p>124.90</text:p>
          </table:table-cell>
          <table:table-cell table:style-name="Default" table:number-columns-repeated="22"/>
        </table:table-row>
        <table:table-row table:style-name="ro1">
          <table:table-cell table:formula="of:=[.A15]" office:value-type="string" office:string-value="nl01" calcext:value-type="string">
            <text:p>nl01</text:p>
          </table:table-cell>
          <table:table-cell table:formula="of:=[.B15]" office:value-type="string" office:string-value="HT2" calcext:value-type="string">
            <text:p>HT2</text:p>
          </table:table-cell>
          <table:table-cell table:formula="of:=[.C15]" office:value-type="float" office:value="1024" calcext:value-type="float">
            <text:p>1024</text:p>
          </table:table-cell>
          <table:table-cell table:formula="of:=[.D15]" office:value-type="float" office:value="16" calcext:value-type="float">
            <text:p>16</text:p>
          </table:table-cell>
          <table:table-cell table:formula="of:=[.E15]*[.$D15]" office:value-type="float" office:value="13.99168" calcext:value-type="float">
            <text:p>13.99</text:p>
          </table:table-cell>
          <table:table-cell table:formula="of:=[.F15]*[.$D15]" office:value-type="float" office:value="4.45472" calcext:value-type="float">
            <text:p>4.45</text:p>
          </table:table-cell>
          <table:table-cell table:formula="of:=[.G15]*[.$D15]" office:value-type="float" office:value="39.68" calcext:value-type="float">
            <text:p>39.68</text:p>
          </table:table-cell>
          <table:table-cell table:formula="of:=[.H15]*[.$D15]" office:value-type="float" office:value="49.2544" calcext:value-type="float">
            <text:p>49.25</text:p>
          </table:table-cell>
          <table:table-cell table:formula="of:=[.I15]*[.$D15]" office:value-type="float" office:value="11.83424" calcext:value-type="float">
            <text:p>11.83</text:p>
          </table:table-cell>
          <table:table-cell table:formula="of:=[.J15]*[.$D15]" office:value-type="float" office:value="1.296592" calcext:value-type="float">
            <text:p>1.30</text:p>
          </table:table-cell>
          <table:table-cell table:formula="of:=[.K15]*[.$D15]" office:value-type="float" office:value="0.0409488" calcext:value-type="float">
            <text:p>0.04</text:p>
          </table:table-cell>
          <table:table-cell table:formula="of:=[.L15]*[.$D15]" office:value-type="float" office:value="9.07616" calcext:value-type="float">
            <text:p>9.08</text:p>
          </table:table-cell>
          <table:table-cell table:formula="of:=[.M15]*[.$D15]" office:value-type="float" office:value="1.87584" calcext:value-type="float">
            <text:p>1.88</text:p>
          </table:table-cell>
          <table:table-cell table:formula="of:=[.N15]*[.$D15]" office:value-type="float" office:value="4.43712" calcext:value-type="float">
            <text:p>4.44</text:p>
          </table:table-cell>
          <table:table-cell table:formula="of:=[.O15]*[.$D15]" office:value-type="float" office:value="146.8896" calcext:value-type="float">
            <text:p>146.89</text:p>
          </table:table-cell>
          <table:table-cell table:style-name="Default" table:number-columns-repeated="22"/>
        </table:table-row>
        <table:table-row table:style-name="ro1">
          <table:table-cell table:formula="of:=[.A16]" office:value-type="string" office:string-value="nl01" calcext:value-type="string">
            <text:p>nl01</text:p>
          </table:table-cell>
          <table:table-cell table:formula="of:=[.B16]" office:value-type="string" office:string-value="HT2" calcext:value-type="string">
            <text:p>HT2</text:p>
          </table:table-cell>
          <table:table-cell table:formula="of:=[.C16]" office:value-type="float" office:value="2048" calcext:value-type="float">
            <text:p>2048</text:p>
          </table:table-cell>
          <table:table-cell table:formula="of:=[.D16]" office:value-type="float" office:value="32" calcext:value-type="float">
            <text:p>32</text:p>
          </table:table-cell>
          <table:table-cell table:formula="of:=[.E16]*[.$D16]" office:value-type="float" office:value="14.15392" calcext:value-type="float">
            <text:p>14.15</text:p>
          </table:table-cell>
          <table:table-cell table:formula="of:=[.F16]*[.$D16]" office:value-type="float" office:value="12.88512" calcext:value-type="float">
            <text:p>12.89</text:p>
          </table:table-cell>
          <table:table-cell table:formula="of:=[.G16]*[.$D16]" office:value-type="float" office:value="49.0176" calcext:value-type="float">
            <text:p>49.02</text:p>
          </table:table-cell>
          <table:table-cell table:formula="of:=[.H16]*[.$D16]" office:value-type="float" office:value="99.8208" calcext:value-type="float">
            <text:p>99.82</text:p>
          </table:table-cell>
          <table:table-cell table:formula="of:=[.I16]*[.$D16]" office:value-type="float" office:value="27.46272" calcext:value-type="float">
            <text:p>27.46</text:p>
          </table:table-cell>
          <table:table-cell table:formula="of:=[.J16]*[.$D16]" office:value-type="float" office:value="4.04096" calcext:value-type="float">
            <text:p>4.04</text:p>
          </table:table-cell>
          <table:table-cell table:formula="of:=[.K16]*[.$D16]" office:value-type="float" office:value="0.0876672" calcext:value-type="float">
            <text:p>0.09</text:p>
          </table:table-cell>
          <table:table-cell table:formula="of:=[.L16]*[.$D16]" office:value-type="float" office:value="10.44384" calcext:value-type="float">
            <text:p>10.44</text:p>
          </table:table-cell>
          <table:table-cell table:formula="of:=[.M16]*[.$D16]" office:value-type="float" office:value="8.66304" calcext:value-type="float">
            <text:p>8.66</text:p>
          </table:table-cell>
          <table:table-cell table:formula="of:=[.N16]*[.$D16]" office:value-type="float" office:value="9.96288" calcext:value-type="float">
            <text:p>9.96</text:p>
          </table:table-cell>
          <table:table-cell table:formula="of:=[.O16]*[.$D16]" office:value-type="float" office:value="264.3296" calcext:value-type="float">
            <text:p>264.33</text:p>
          </table:table-cell>
          <table:table-cell table:style-name="Default" table:number-columns-repeated="22"/>
        </table:table-row>
        <table:table-row table:style-name="ro1">
          <table:table-cell table:formula="of:=[.A17]" office:value-type="string" office:string-value="nl01" calcext:value-type="string">
            <text:p>nl01</text:p>
          </table:table-cell>
          <table:table-cell table:formula="of:=[.B17]" office:value-type="string" office:string-value="HT2" calcext:value-type="string">
            <text:p>HT2</text:p>
          </table:table-cell>
          <table:table-cell table:formula="of:=[.C17]" office:value-type="float" office:value="4096" calcext:value-type="float">
            <text:p>4096</text:p>
          </table:table-cell>
          <table:table-cell table:formula="of:=[.D17]" office:value-type="float" office:value="64" calcext:value-type="float">
            <text:p>64</text:p>
          </table:table-cell>
          <table:table-cell table:formula="of:=[.E17]*[.$D17]" office:value-type="float" office:value="15.14432" calcext:value-type="float">
            <text:p>15.14</text:p>
          </table:table-cell>
          <table:table-cell table:formula="of:=[.F17]*[.$D17]" office:value-type="float" office:value="33.70304" calcext:value-type="float">
            <text:p>33.70</text:p>
          </table:table-cell>
          <table:table-cell table:formula="of:=[.G17]*[.$D17]" office:value-type="float" office:value="54.85632" calcext:value-type="float">
            <text:p>54.86</text:p>
          </table:table-cell>
          <table:table-cell table:formula="of:=[.H17]*[.$D17]" office:value-type="float" office:value="168.4352" calcext:value-type="float">
            <text:p>168.44</text:p>
          </table:table-cell>
          <table:table-cell table:formula="of:=[.I17]*[.$D17]" office:value-type="float" office:value="69.1392" calcext:value-type="float">
            <text:p>69.14</text:p>
          </table:table-cell>
          <table:table-cell table:formula="of:=[.J17]*[.$D17]" office:value-type="float" office:value="8.7744" calcext:value-type="float">
            <text:p>8.77</text:p>
          </table:table-cell>
          <table:table-cell table:formula="of:=[.K17]*[.$D17]" office:value-type="float" office:value="0.1769152" calcext:value-type="float">
            <text:p>0.18</text:p>
          </table:table-cell>
          <table:table-cell table:formula="of:=[.L17]*[.$D17]" office:value-type="float" office:value="14.22144" calcext:value-type="float">
            <text:p>14.22</text:p>
          </table:table-cell>
          <table:table-cell table:formula="of:=[.M17]*[.$D17]" office:value-type="float" office:value="26.39424" calcext:value-type="float">
            <text:p>26.39</text:p>
          </table:table-cell>
          <table:table-cell table:formula="of:=[.N17]*[.$D17]" office:value-type="float" office:value="13.30112" calcext:value-type="float">
            <text:p>13.30</text:p>
          </table:table-cell>
          <table:table-cell table:formula="of:=[.O17]*[.$D17]" office:value-type="float" office:value="460.8064" calcext:value-type="float">
            <text:p>460.81</text:p>
          </table:table-cell>
          <table:table-cell table:style-name="Default" table:number-columns-repeated="22"/>
        </table:table-row>
        <table:table-row table:style-name="ro1">
          <table:table-cell table:formula="of:=[.A18]" office:value-type="string" office:string-value="nl01" calcext:value-type="string">
            <text:p>nl01</text:p>
          </table:table-cell>
          <table:table-cell table:formula="of:=[.B18]" office:value-type="string" office:string-value="HT2_o8" calcext:value-type="string">
            <text:p>HT2_o8</text:p>
          </table:table-cell>
          <table:table-cell table:formula="of:=[.C18]" office:value-type="float" office:value="256" calcext:value-type="float">
            <text:p>256</text:p>
          </table:table-cell>
          <table:table-cell table:formula="of:=[.D18]" office:value-type="float" office:value="16" calcext:value-type="float">
            <text:p>16</text:p>
          </table:table-cell>
          <table:table-cell table:formula="of:=[.E18]*[.$D18]" office:value-type="float" office:value="13.07472" calcext:value-type="float">
            <text:p>13.07</text:p>
          </table:table-cell>
          <table:table-cell table:formula="of:=[.F18]*[.$D18]" office:value-type="float" office:value="4.412" calcext:value-type="float">
            <text:p>4.41</text:p>
          </table:table-cell>
          <table:table-cell table:formula="of:=[.G18]*[.$D18]" office:value-type="float" office:value="39.6688" calcext:value-type="float">
            <text:p>39.67</text:p>
          </table:table-cell>
          <table:table-cell table:formula="of:=[.H18]*[.$D18]" office:value-type="float" office:value="49.6" calcext:value-type="float">
            <text:p>49.60</text:p>
          </table:table-cell>
          <table:table-cell table:formula="of:=[.I18]*[.$D18]" office:value-type="float" office:value="11.38288" calcext:value-type="float">
            <text:p>11.38</text:p>
          </table:table-cell>
          <table:table-cell table:formula="of:=[.J18]*[.$D18]" office:value-type="float" office:value="1.187328" calcext:value-type="float">
            <text:p>1.19</text:p>
          </table:table-cell>
          <table:table-cell table:formula="of:=[.K18]*[.$D18]" office:value-type="float" office:value="0.0459648" calcext:value-type="float">
            <text:p>0.05</text:p>
          </table:table-cell>
          <table:table-cell table:formula="of:=[.L18]*[.$D18]" office:value-type="float" office:value="8.78" calcext:value-type="float">
            <text:p>8.78</text:p>
          </table:table-cell>
          <table:table-cell table:formula="of:=[.M18]*[.$D18]" office:value-type="float" office:value="2.33472" calcext:value-type="float">
            <text:p>2.33</text:p>
          </table:table-cell>
          <table:table-cell table:formula="of:=[.N18]*[.$D18]" office:value-type="float" office:value="3.40512" calcext:value-type="float">
            <text:p>3.41</text:p>
          </table:table-cell>
          <table:table-cell table:formula="of:=[.O18]*[.$D18]" office:value-type="float" office:value="145.856" calcext:value-type="float">
            <text:p>145.86</text:p>
          </table:table-cell>
          <table:table-cell table:style-name="Default" table:number-columns-repeated="22"/>
        </table:table-row>
        <table:table-row table:style-name="ro1">
          <table:table-cell table:formula="of:=[.A19]" office:value-type="string" office:string-value="nl01" calcext:value-type="string">
            <text:p>nl01</text:p>
          </table:table-cell>
          <table:table-cell table:formula="of:=[.B19]" office:value-type="string" office:string-value="HT2_o8" calcext:value-type="string">
            <text:p>HT2_o8</text:p>
          </table:table-cell>
          <table:table-cell table:formula="of:=[.C19]" office:value-type="float" office:value="512" calcext:value-type="float">
            <text:p>512</text:p>
          </table:table-cell>
          <table:table-cell table:formula="of:=[.D19]" office:value-type="float" office:value="32" calcext:value-type="float">
            <text:p>32</text:p>
          </table:table-cell>
          <table:table-cell table:formula="of:=[.E19]*[.$D19]" office:value-type="float" office:value="12.6912" calcext:value-type="float">
            <text:p>12.69</text:p>
          </table:table-cell>
          <table:table-cell table:formula="of:=[.F19]*[.$D19]" office:value-type="float" office:value="10.35616" calcext:value-type="float">
            <text:p>10.36</text:p>
          </table:table-cell>
          <table:table-cell table:formula="of:=[.G19]*[.$D19]" office:value-type="float" office:value="49.3024" calcext:value-type="float">
            <text:p>49.30</text:p>
          </table:table-cell>
          <table:table-cell table:formula="of:=[.H19]*[.$D19]" office:value-type="float" office:value="62.1504" calcext:value-type="float">
            <text:p>62.15</text:p>
          </table:table-cell>
          <table:table-cell table:formula="of:=[.I19]*[.$D19]" office:value-type="float" office:value="19.01184" calcext:value-type="float">
            <text:p>19.01</text:p>
          </table:table-cell>
          <table:table-cell table:formula="of:=[.J19]*[.$D19]" office:value-type="float" office:value="3.71744" calcext:value-type="float">
            <text:p>3.72</text:p>
          </table:table-cell>
          <table:table-cell table:formula="of:=[.K19]*[.$D19]" office:value-type="float" office:value="0.089872" calcext:value-type="float">
            <text:p>0.09</text:p>
          </table:table-cell>
          <table:table-cell table:formula="of:=[.L19]*[.$D19]" office:value-type="float" office:value="10.45824" calcext:value-type="float">
            <text:p>10.46</text:p>
          </table:table-cell>
          <table:table-cell table:formula="of:=[.M19]*[.$D19]" office:value-type="float" office:value="4.93664" calcext:value-type="float">
            <text:p>4.94</text:p>
          </table:table-cell>
          <table:table-cell table:formula="of:=[.N19]*[.$D19]" office:value-type="float" office:value="6.54976" calcext:value-type="float">
            <text:p>6.55</text:p>
          </table:table-cell>
          <table:table-cell table:formula="of:=[.O19]*[.$D19]" office:value-type="float" office:value="195.8464" calcext:value-type="float">
            <text:p>195.85</text:p>
          </table:table-cell>
          <table:table-cell table:style-name="Default" table:number-columns-repeated="22"/>
        </table:table-row>
        <table:table-row table:style-name="ro1">
          <table:table-cell table:formula="of:=[.A20]" office:value-type="string" office:string-value="nl01" calcext:value-type="string">
            <text:p>nl01</text:p>
          </table:table-cell>
          <table:table-cell table:formula="of:=[.B20]" office:value-type="string" office:string-value="HT2_o8" calcext:value-type="string">
            <text:p>HT2_o8</text:p>
          </table:table-cell>
          <table:table-cell table:formula="of:=[.C20]" office:value-type="float" office:value="1024" calcext:value-type="float">
            <text:p>1024</text:p>
          </table:table-cell>
          <table:table-cell table:formula="of:=[.D20]" office:value-type="float" office:value="64" calcext:value-type="float">
            <text:p>64</text:p>
          </table:table-cell>
          <table:table-cell table:formula="of:=[.E20]*[.$D20]" office:value-type="float" office:value="13.71968" calcext:value-type="float">
            <text:p>13.72</text:p>
          </table:table-cell>
          <table:table-cell table:formula="of:=[.F20]*[.$D20]" office:value-type="float" office:value="23.84448" calcext:value-type="float">
            <text:p>23.84</text:p>
          </table:table-cell>
          <table:table-cell table:formula="of:=[.G20]*[.$D20]" office:value-type="float" office:value="54.75328" calcext:value-type="float">
            <text:p>54.75</text:p>
          </table:table-cell>
          <table:table-cell table:formula="of:=[.H20]*[.$D20]" office:value-type="float" office:value="81.1072" calcext:value-type="float">
            <text:p>81.11</text:p>
          </table:table-cell>
          <table:table-cell table:formula="of:=[.I20]*[.$D20]" office:value-type="float" office:value="40.45248" calcext:value-type="float">
            <text:p>40.45</text:p>
          </table:table-cell>
          <table:table-cell table:formula="of:=[.J20]*[.$D20]" office:value-type="float" office:value="6.49408" calcext:value-type="float">
            <text:p>6.49</text:p>
          </table:table-cell>
          <table:table-cell table:formula="of:=[.K20]*[.$D20]" office:value-type="float" office:value="0.1658368" calcext:value-type="float">
            <text:p>0.17</text:p>
          </table:table-cell>
          <table:table-cell table:formula="of:=[.L20]*[.$D20]" office:value-type="float" office:value="15.38688" calcext:value-type="float">
            <text:p>15.39</text:p>
          </table:table-cell>
          <table:table-cell table:formula="of:=[.M20]*[.$D20]" office:value-type="float" office:value="10.01472" calcext:value-type="float">
            <text:p>10.01</text:p>
          </table:table-cell>
          <table:table-cell table:formula="of:=[.N20]*[.$D20]" office:value-type="float" office:value="13.09632" calcext:value-type="float">
            <text:p>13.10</text:p>
          </table:table-cell>
          <table:table-cell table:formula="of:=[.O20]*[.$D20]" office:value-type="float" office:value="291.3088" calcext:value-type="float">
            <text:p>291.31</text:p>
          </table:table-cell>
          <table:table-cell table:style-name="Default" table:number-columns-repeated="22"/>
        </table:table-row>
        <table:table-row table:style-name="ro1">
          <table:table-cell table:formula="of:=[.A21]" office:value-type="string" office:string-value="nl01" calcext:value-type="string">
            <text:p>nl01</text:p>
          </table:table-cell>
          <table:table-cell table:formula="of:=[.B21]" office:value-type="string" office:string-value="HT2_o8" calcext:value-type="string">
            <text:p>HT2_o8</text:p>
          </table:table-cell>
          <table:table-cell table:formula="of:=[.C21]" office:value-type="float" office:value="2048" calcext:value-type="float">
            <text:p>2048</text:p>
          </table:table-cell>
          <table:table-cell table:formula="of:=[.D21]" office:value-type="float" office:value="128" calcext:value-type="float">
            <text:p>128</text:p>
          </table:table-cell>
          <table:table-cell table:formula="of:=[.E21]*[.$D21]" office:value-type="float" office:value="16.25216" calcext:value-type="float">
            <text:p>16.25</text:p>
          </table:table-cell>
          <table:table-cell table:formula="of:=[.F21]*[.$D21]" office:value-type="float" office:value="56.9984" calcext:value-type="float">
            <text:p>57.00</text:p>
          </table:table-cell>
          <table:table-cell table:formula="of:=[.G21]*[.$D21]" office:value-type="float" office:value="106.88896" calcext:value-type="float">
            <text:p>106.89</text:p>
          </table:table-cell>
          <table:table-cell table:formula="of:=[.H21]*[.$D21]" office:value-type="float" office:value="126.656" calcext:value-type="float">
            <text:p>126.66</text:p>
          </table:table-cell>
          <table:table-cell table:formula="of:=[.I21]*[.$D21]" office:value-type="float" office:value="93.7792" calcext:value-type="float">
            <text:p>93.78</text:p>
          </table:table-cell>
          <table:table-cell table:formula="of:=[.J21]*[.$D21]" office:value-type="float" office:value="15.6672" calcext:value-type="float">
            <text:p>15.67</text:p>
          </table:table-cell>
          <table:table-cell table:formula="of:=[.K21]*[.$D21]" office:value-type="float" office:value="0.3521536" calcext:value-type="float">
            <text:p>0.35</text:p>
          </table:table-cell>
          <table:table-cell table:formula="of:=[.L21]*[.$D21]" office:value-type="float" office:value="21.9136" calcext:value-type="float">
            <text:p>21.91</text:p>
          </table:table-cell>
          <table:table-cell table:formula="of:=[.M21]*[.$D21]" office:value-type="float" office:value="26.05824" calcext:value-type="float">
            <text:p>26.06</text:p>
          </table:table-cell>
          <table:table-cell table:formula="of:=[.N21]*[.$D21]" office:value-type="float" office:value="26.0032" calcext:value-type="float">
            <text:p>26.00</text:p>
          </table:table-cell>
          <table:table-cell table:formula="of:=[.O21]*[.$D21]" office:value-type="float" office:value="551.36" calcext:value-type="float">
            <text:p>551.36</text:p>
          </table:table-cell>
          <table:table-cell table:style-name="Default" table:number-columns-repeated="22"/>
        </table:table-row>
        <table:table-row table:style-name="ro1">
          <table:table-cell table:formula="of:=[.A22]" office:value-type="string" office:string-value="nl02" calcext:value-type="string">
            <text:p>nl02</text:p>
          </table:table-cell>
          <table:table-cell table:formula="of:=[.B22]" office:value-type="string" office:string-value="noHT" calcext:value-type="string">
            <text:p>noHT</text:p>
          </table:table-cell>
          <table:table-cell table:formula="of:=[.C22]" office:value-type="float" office:value="128" calcext:value-type="float">
            <text:p>128</text:p>
          </table:table-cell>
          <table:table-cell table:formula="of:=[.D22]" office:value-type="float" office:value="2" calcext:value-type="float">
            <text:p>2</text:p>
          </table:table-cell>
          <table:table-cell table:formula="of:=[.E22]*[.$D22]" office:value-type="float" office:value="67.044" calcext:value-type="float">
            <text:p>67.04</text:p>
          </table:table-cell>
          <table:table-cell table:formula="of:=[.F22]*[.$D22]" office:value-type="float" office:value="2.8084" calcext:value-type="float">
            <text:p>2.81</text:p>
          </table:table-cell>
          <table:table-cell table:formula="of:=[.G22]*[.$D22]" office:value-type="float" office:value="260.92" calcext:value-type="float">
            <text:p>260.92</text:p>
          </table:table-cell>
          <table:table-cell table:formula="of:=[.H22]*[.$D22]" office:value-type="float" office:value="52.954" calcext:value-type="float">
            <text:p>52.95</text:p>
          </table:table-cell>
          <table:table-cell table:formula="of:=[.I22]*[.$D22]" office:value-type="float" office:value="34.078" calcext:value-type="float">
            <text:p>34.08</text:p>
          </table:table-cell>
          <table:table-cell table:formula="of:=[.J22]*[.$D22]" office:value-type="float" office:value="3.4218" calcext:value-type="float">
            <text:p>3.42</text:p>
          </table:table-cell>
          <table:table-cell table:formula="of:=[.K22]*[.$D22]" office:value-type="float" office:value="0.0050396" calcext:value-type="float">
            <text:p>0.01</text:p>
          </table:table-cell>
          <table:table-cell table:formula="of:=[.L22]*[.$D22]" office:value-type="float" office:value="121.288" calcext:value-type="float">
            <text:p>121.29</text:p>
          </table:table-cell>
          <table:table-cell table:formula="of:=[.M22]*[.$D22]" office:value-type="float" office:value="2.8596" calcext:value-type="float">
            <text:p>2.86</text:p>
          </table:table-cell>
          <table:table-cell table:formula="of:=[.N22]*[.$D22]" office:value-type="float" office:value="1.9474" calcext:value-type="float">
            <text:p>1.95</text:p>
          </table:table-cell>
          <table:table-cell table:formula="of:=[.O22]*[.$D22]" office:value-type="float" office:value="557.44" calcext:value-type="float">
            <text:p>557.44</text:p>
          </table:table-cell>
          <table:table-cell table:style-name="Default" table:number-columns-repeated="22"/>
        </table:table-row>
        <table:table-row table:style-name="ro1">
          <table:table-cell table:formula="of:=[.A23]" office:value-type="string" office:string-value="nl02" calcext:value-type="string">
            <text:p>nl02</text:p>
          </table:table-cell>
          <table:table-cell table:formula="of:=[.B23]" office:value-type="string" office:string-value="noHT" calcext:value-type="string">
            <text:p>noHT</text:p>
          </table:table-cell>
          <table:table-cell table:formula="of:=[.C23]" office:value-type="float" office:value="256" calcext:value-type="float">
            <text:p>256</text:p>
          </table:table-cell>
          <table:table-cell table:formula="of:=[.D23]" office:value-type="float" office:value="4" calcext:value-type="float">
            <text:p>4</text:p>
          </table:table-cell>
          <table:table-cell table:formula="of:=[.E23]*[.$D23]" office:value-type="float" office:value="67.536" calcext:value-type="float">
            <text:p>67.54</text:p>
          </table:table-cell>
          <table:table-cell table:formula="of:=[.F23]*[.$D23]" office:value-type="float" office:value="3.38096" calcext:value-type="float">
            <text:p>3.38</text:p>
          </table:table-cell>
          <table:table-cell table:formula="of:=[.G23]*[.$D23]" office:value-type="float" office:value="261.404" calcext:value-type="float">
            <text:p>261.40</text:p>
          </table:table-cell>
          <table:table-cell table:formula="of:=[.H23]*[.$D23]" office:value-type="float" office:value="107.948" calcext:value-type="float">
            <text:p>107.95</text:p>
          </table:table-cell>
          <table:table-cell table:formula="of:=[.I23]*[.$D23]" office:value-type="float" office:value="36.3032" calcext:value-type="float">
            <text:p>36.30</text:p>
          </table:table-cell>
          <table:table-cell table:formula="of:=[.J23]*[.$D23]" office:value-type="float" office:value="3.08396" calcext:value-type="float">
            <text:p>3.08</text:p>
          </table:table-cell>
          <table:table-cell table:formula="of:=[.K23]*[.$D23]" office:value-type="float" office:value="0.0096188" calcext:value-type="float">
            <text:p>0.01</text:p>
          </table:table-cell>
          <table:table-cell table:formula="of:=[.L23]*[.$D23]" office:value-type="float" office:value="86.144" calcext:value-type="float">
            <text:p>86.14</text:p>
          </table:table-cell>
          <table:table-cell table:formula="of:=[.M23]*[.$D23]" office:value-type="float" office:value="3.12728" calcext:value-type="float">
            <text:p>3.13</text:p>
          </table:table-cell>
          <table:table-cell table:formula="of:=[.N23]*[.$D23]" office:value-type="float" office:value="3.528" calcext:value-type="float">
            <text:p>3.53</text:p>
          </table:table-cell>
          <table:table-cell table:formula="of:=[.O23]*[.$D23]" office:value-type="float" office:value="582.88" calcext:value-type="float">
            <text:p>582.88</text:p>
          </table:table-cell>
          <table:table-cell table:style-name="Default" table:number-columns-repeated="22"/>
        </table:table-row>
        <table:table-row table:style-name="ro1">
          <table:table-cell table:formula="of:=[.A24]" office:value-type="string" office:string-value="nl02" calcext:value-type="string">
            <text:p>nl02</text:p>
          </table:table-cell>
          <table:table-cell table:formula="of:=[.B24]" office:value-type="string" office:string-value="noHT" calcext:value-type="string">
            <text:p>noHT</text:p>
          </table:table-cell>
          <table:table-cell table:formula="of:=[.C24]" office:value-type="float" office:value="512" calcext:value-type="float">
            <text:p>512</text:p>
          </table:table-cell>
          <table:table-cell table:formula="of:=[.D24]" office:value-type="float" office:value="8" calcext:value-type="float">
            <text:p>8</text:p>
          </table:table-cell>
          <table:table-cell table:formula="of:=[.E24]*[.$D24]" office:value-type="float" office:value="66.2144" calcext:value-type="float">
            <text:p>66.21</text:p>
          </table:table-cell>
          <table:table-cell table:formula="of:=[.F24]*[.$D24]" office:value-type="float" office:value="3.98528" calcext:value-type="float">
            <text:p>3.99</text:p>
          </table:table-cell>
          <table:table-cell table:formula="of:=[.G24]*[.$D24]" office:value-type="float" office:value="258.056" calcext:value-type="float">
            <text:p>258.06</text:p>
          </table:table-cell>
          <table:table-cell table:formula="of:=[.H24]*[.$D24]" office:value-type="float" office:value="132.672" calcext:value-type="float">
            <text:p>132.67</text:p>
          </table:table-cell>
          <table:table-cell table:formula="of:=[.I24]*[.$D24]" office:value-type="float" office:value="36.4504" calcext:value-type="float">
            <text:p>36.45</text:p>
          </table:table-cell>
          <table:table-cell table:formula="of:=[.J24]*[.$D24]" office:value-type="float" office:value="3.1616" calcext:value-type="float">
            <text:p>3.16</text:p>
          </table:table-cell>
          <table:table-cell table:formula="of:=[.K24]*[.$D24]" office:value-type="float" office:value="0.0186944" calcext:value-type="float">
            <text:p>0.02</text:p>
          </table:table-cell>
          <table:table-cell table:formula="of:=[.L24]*[.$D24]" office:value-type="float" office:value="61.912" calcext:value-type="float">
            <text:p>61.91</text:p>
          </table:table-cell>
          <table:table-cell table:formula="of:=[.M24]*[.$D24]" office:value-type="float" office:value="3.16048" calcext:value-type="float">
            <text:p>3.16</text:p>
          </table:table-cell>
          <table:table-cell table:formula="of:=[.N24]*[.$D24]" office:value-type="float" office:value="7.00368" calcext:value-type="float">
            <text:p>7.00</text:p>
          </table:table-cell>
          <table:table-cell table:formula="of:=[.O24]*[.$D24]" office:value-type="float" office:value="585.36" calcext:value-type="float">
            <text:p>585.36</text:p>
          </table:table-cell>
          <table:table-cell table:style-name="Default" table:number-columns-repeated="22"/>
        </table:table-row>
        <table:table-row table:style-name="ro1">
          <table:table-cell table:formula="of:=[.A25]" office:value-type="string" office:string-value="nl02" calcext:value-type="string">
            <text:p>nl02</text:p>
          </table:table-cell>
          <table:table-cell table:formula="of:=[.B25]" office:value-type="string" office:string-value="noHT" calcext:value-type="string">
            <text:p>noHT</text:p>
          </table:table-cell>
          <table:table-cell table:formula="of:=[.C25]" office:value-type="float" office:value="1024" calcext:value-type="float">
            <text:p>1024</text:p>
          </table:table-cell>
          <table:table-cell table:formula="of:=[.D25]" office:value-type="float" office:value="16" calcext:value-type="float">
            <text:p>16</text:p>
          </table:table-cell>
          <table:table-cell table:formula="of:=[.E25]*[.$D25]" office:value-type="float" office:value="65.6016" calcext:value-type="float">
            <text:p>65.60</text:p>
          </table:table-cell>
          <table:table-cell table:formula="of:=[.F25]*[.$D25]" office:value-type="float" office:value="6.75088" calcext:value-type="float">
            <text:p>6.75</text:p>
          </table:table-cell>
          <table:table-cell table:formula="of:=[.G25]*[.$D25]" office:value-type="float" office:value="258.24" calcext:value-type="float">
            <text:p>258.24</text:p>
          </table:table-cell>
          <table:table-cell table:formula="of:=[.H25]*[.$D25]" office:value-type="float" office:value="190.144" calcext:value-type="float">
            <text:p>190.14</text:p>
          </table:table-cell>
          <table:table-cell table:formula="of:=[.I25]*[.$D25]" office:value-type="float" office:value="41.1552" calcext:value-type="float">
            <text:p>41.16</text:p>
          </table:table-cell>
          <table:table-cell table:formula="of:=[.J25]*[.$D25]" office:value-type="float" office:value="3.58064" calcext:value-type="float">
            <text:p>3.58</text:p>
          </table:table-cell>
          <table:table-cell table:formula="of:=[.K25]*[.$D25]" office:value-type="float" office:value="0.0364944" calcext:value-type="float">
            <text:p>0.04</text:p>
          </table:table-cell>
          <table:table-cell table:formula="of:=[.L25]*[.$D25]" office:value-type="float" office:value="56.6416" calcext:value-type="float">
            <text:p>56.64</text:p>
          </table:table-cell>
          <table:table-cell table:formula="of:=[.M25]*[.$D25]" office:value-type="float" office:value="4.89968" calcext:value-type="float">
            <text:p>4.90</text:p>
          </table:table-cell>
          <table:table-cell table:formula="of:=[.N25]*[.$D25]" office:value-type="float" office:value="12.48816" calcext:value-type="float">
            <text:p>12.49</text:p>
          </table:table-cell>
          <table:table-cell table:formula="of:=[.O25]*[.$D25]" office:value-type="float" office:value="667.392" calcext:value-type="float">
            <text:p>667.39</text:p>
          </table:table-cell>
          <table:table-cell table:style-name="Default" table:number-columns-repeated="22"/>
        </table:table-row>
        <table:table-row table:style-name="ro1">
          <table:table-cell table:formula="of:=[.A26]" office:value-type="string" office:string-value="nl02" calcext:value-type="string">
            <text:p>nl02</text:p>
          </table:table-cell>
          <table:table-cell table:formula="of:=[.B26]" office:value-type="string" office:string-value="noHT" calcext:value-type="string">
            <text:p>noHT</text:p>
          </table:table-cell>
          <table:table-cell table:formula="of:=[.C26]" office:value-type="float" office:value="2048" calcext:value-type="float">
            <text:p>2048</text:p>
          </table:table-cell>
          <table:table-cell table:formula="of:=[.D26]" office:value-type="float" office:value="32" calcext:value-type="float">
            <text:p>32</text:p>
          </table:table-cell>
          <table:table-cell table:formula="of:=[.E26]*[.$D26]" office:value-type="float" office:value="67.264" calcext:value-type="float">
            <text:p>67.26</text:p>
          </table:table-cell>
          <table:table-cell table:formula="of:=[.F26]*[.$D26]" office:value-type="float" office:value="16.36896" calcext:value-type="float">
            <text:p>16.37</text:p>
          </table:table-cell>
          <table:table-cell table:formula="of:=[.G26]*[.$D26]" office:value-type="float" office:value="254.8992" calcext:value-type="float">
            <text:p>254.90</text:p>
          </table:table-cell>
          <table:table-cell table:formula="of:=[.H26]*[.$D26]" office:value-type="float" office:value="385.92" calcext:value-type="float">
            <text:p>385.92</text:p>
          </table:table-cell>
          <table:table-cell table:formula="of:=[.I26]*[.$D26]" office:value-type="float" office:value="53.92" calcext:value-type="float">
            <text:p>53.92</text:p>
          </table:table-cell>
          <table:table-cell table:formula="of:=[.J26]*[.$D26]" office:value-type="float" office:value="4.8064" calcext:value-type="float">
            <text:p>4.81</text:p>
          </table:table-cell>
          <table:table-cell table:formula="of:=[.K26]*[.$D26]" office:value-type="float" office:value="0.0673568" calcext:value-type="float">
            <text:p>0.07</text:p>
          </table:table-cell>
          <table:table-cell table:formula="of:=[.L26]*[.$D26]" office:value-type="float" office:value="56.3936" calcext:value-type="float">
            <text:p>56.39</text:p>
          </table:table-cell>
          <table:table-cell table:formula="of:=[.M26]*[.$D26]" office:value-type="float" office:value="5.82784" calcext:value-type="float">
            <text:p>5.83</text:p>
          </table:table-cell>
          <table:table-cell table:formula="of:=[.N26]*[.$D26]" office:value-type="float" office:value="25.44384" calcext:value-type="float">
            <text:p>25.44</text:p>
          </table:table-cell>
          <table:table-cell table:formula="of:=[.O26]*[.$D26]" office:value-type="float" office:value="903.712" calcext:value-type="float">
            <text:p>903.71</text:p>
          </table:table-cell>
          <table:table-cell table:style-name="Default" table:number-columns-repeated="22"/>
        </table:table-row>
        <table:table-row table:style-name="ro1">
          <table:table-cell table:formula="of:=[.A27]" office:value-type="string" office:string-value="nl02" calcext:value-type="string">
            <text:p>nl02</text:p>
          </table:table-cell>
          <table:table-cell table:formula="of:=[.B27]" office:value-type="string" office:string-value="noHT" calcext:value-type="string">
            <text:p>noHT</text:p>
          </table:table-cell>
          <table:table-cell table:formula="of:=[.C27]" office:value-type="float" office:value="4096" calcext:value-type="float">
            <text:p>4096</text:p>
          </table:table-cell>
          <table:table-cell table:formula="of:=[.D27]" office:value-type="float" office:value="64" calcext:value-type="float">
            <text:p>64</text:p>
          </table:table-cell>
          <table:table-cell table:formula="of:=[.E27]*[.$D27]" office:value-type="float" office:value="69.2096" calcext:value-type="float">
            <text:p>69.21</text:p>
          </table:table-cell>
          <table:table-cell table:formula="of:=[.F27]*[.$D27]" office:value-type="float" office:value="73.8688" calcext:value-type="float">
            <text:p>73.87</text:p>
          </table:table-cell>
          <table:table-cell table:formula="of:=[.G27]*[.$D27]" office:value-type="float" office:value="396.3392" calcext:value-type="float">
            <text:p>396.34</text:p>
          </table:table-cell>
          <table:table-cell table:formula="of:=[.H27]*[.$D27]" office:value-type="float" office:value="1013.184" calcext:value-type="float">
            <text:p>1013.18</text:p>
          </table:table-cell>
          <table:table-cell table:formula="of:=[.I27]*[.$D27]" office:value-type="float" office:value="166.2464" calcext:value-type="float">
            <text:p>166.25</text:p>
          </table:table-cell>
          <table:table-cell table:formula="of:=[.J27]*[.$D27]" office:value-type="float" office:value="18.89984" calcext:value-type="float">
            <text:p>18.90</text:p>
          </table:table-cell>
          <table:table-cell table:formula="of:=[.K27]*[.$D27]" office:value-type="float" office:value="0.1262336" calcext:value-type="float">
            <text:p>0.13</text:p>
          </table:table-cell>
          <table:table-cell table:formula="of:=[.L27]*[.$D27]" office:value-type="float" office:value="52.58752" calcext:value-type="float">
            <text:p>52.59</text:p>
          </table:table-cell>
          <table:table-cell table:formula="of:=[.M27]*[.$D27]" office:value-type="float" office:value="58.5728" calcext:value-type="float">
            <text:p>58.57</text:p>
          </table:table-cell>
          <table:table-cell table:formula="of:=[.N27]*[.$D27]" office:value-type="float" office:value="49.32544" calcext:value-type="float">
            <text:p>49.33</text:p>
          </table:table-cell>
          <table:table-cell table:formula="of:=[.O27]*[.$D27]" office:value-type="float" office:value="2045.888" calcext:value-type="float">
            <text:p>2045.89</text:p>
          </table:table-cell>
          <table:table-cell table:style-name="Default" table:number-columns-repeated="22"/>
        </table:table-row>
        <table:table-row table:style-name="ro1">
          <table:table-cell table:formula="of:=[.A28]" office:value-type="string" office:string-value="nl02" calcext:value-type="string">
            <text:p>nl02</text:p>
          </table:table-cell>
          <table:table-cell table:formula="of:=[.B28]" office:value-type="string" office:string-value="noHT" calcext:value-type="string">
            <text:p>noHT</text:p>
          </table:table-cell>
          <table:table-cell table:formula="of:=[.C28]" office:value-type="float" office:value="8192" calcext:value-type="float">
            <text:p>8192</text:p>
          </table:table-cell>
          <table:table-cell table:formula="of:=[.D28]" office:value-type="float" office:value="128" calcext:value-type="float">
            <text:p>128</text:p>
          </table:table-cell>
          <table:table-cell table:formula="of:=[.E28]*[.$D28]" office:value-type="float" office:value="69.17888" calcext:value-type="float">
            <text:p>69.18</text:p>
          </table:table-cell>
          <table:table-cell table:formula="of:=[.F28]*[.$D28]" office:value-type="float" office:value="105.7792" calcext:value-type="float">
            <text:p>105.78</text:p>
          </table:table-cell>
          <table:table-cell table:formula="of:=[.G28]*[.$D28]" office:value-type="float" office:value="368.2176" calcext:value-type="float">
            <text:p>368.22</text:p>
          </table:table-cell>
          <table:table-cell table:formula="of:=[.H28]*[.$D28]" office:value-type="float" office:value="1302.144" calcext:value-type="float">
            <text:p>1302.14</text:p>
          </table:table-cell>
          <table:table-cell table:formula="of:=[.I28]*[.$D28]" office:value-type="float" office:value="220.0576" calcext:value-type="float">
            <text:p>220.06</text:p>
          </table:table-cell>
          <table:table-cell table:formula="of:=[.J28]*[.$D28]" office:value-type="float" office:value="28.47104" calcext:value-type="float">
            <text:p>28.47</text:p>
          </table:table-cell>
          <table:table-cell table:formula="of:=[.K28]*[.$D28]" office:value-type="float" office:value="0.2450688" calcext:value-type="float">
            <text:p>0.25</text:p>
          </table:table-cell>
          <table:table-cell table:formula="of:=[.L28]*[.$D28]" office:value-type="float" office:value="55.89504" calcext:value-type="float">
            <text:p>55.90</text:p>
          </table:table-cell>
          <table:table-cell table:formula="of:=[.M28]*[.$D28]" office:value-type="float" office:value="92.34688" calcext:value-type="float">
            <text:p>92.35</text:p>
          </table:table-cell>
          <table:table-cell table:formula="of:=[.N28]*[.$D28]" office:value-type="float" office:value="96.21632" calcext:value-type="float">
            <text:p>96.22</text:p>
          </table:table-cell>
          <table:table-cell table:formula="of:=[.O28]*[.$D28]" office:value-type="float" office:value="2579.072" calcext:value-type="float">
            <text:p>2579.07</text:p>
          </table:table-cell>
          <table:table-cell table:style-name="Default" table:number-columns-repeated="22"/>
        </table:table-row>
        <table:table-row table:style-name="ro1">
          <table:table-cell table:formula="of:=[.A29]" office:value-type="string" office:string-value="nl02" calcext:value-type="string">
            <text:p>nl02</text:p>
          </table:table-cell>
          <table:table-cell table:formula="of:=[.B29]" office:value-type="string" office:string-value="HT2" calcext:value-type="string">
            <text:p>HT2</text:p>
          </table:table-cell>
          <table:table-cell table:formula="of:=[.C29]" office:value-type="float" office:value="128" calcext:value-type="float">
            <text:p>128</text:p>
          </table:table-cell>
          <table:table-cell table:formula="of:=[.D29]" office:value-type="float" office:value="2" calcext:value-type="float">
            <text:p>2</text:p>
          </table:table-cell>
          <table:table-cell table:formula="of:=[.E29]*[.$D29]" office:value-type="float" office:value="55.32" calcext:value-type="float">
            <text:p>55.32</text:p>
          </table:table-cell>
          <table:table-cell table:formula="of:=[.F29]*[.$D29]" office:value-type="float" office:value="2.8228" calcext:value-type="float">
            <text:p>2.82</text:p>
          </table:table-cell>
          <table:table-cell table:formula="of:=[.G29]*[.$D29]" office:value-type="float" office:value="219.86" calcext:value-type="float">
            <text:p>219.86</text:p>
          </table:table-cell>
          <table:table-cell table:formula="of:=[.H29]*[.$D29]" office:value-type="float" office:value="58.278" calcext:value-type="float">
            <text:p>58.28</text:p>
          </table:table-cell>
          <table:table-cell table:formula="of:=[.I29]*[.$D29]" office:value-type="float" office:value="28.386" calcext:value-type="float">
            <text:p>28.39</text:p>
          </table:table-cell>
          <table:table-cell table:formula="of:=[.J29]*[.$D29]" office:value-type="float" office:value="3.7368" calcext:value-type="float">
            <text:p>3.74</text:p>
          </table:table-cell>
          <table:table-cell table:formula="of:=[.K29]*[.$D29]" office:value-type="float" office:value="0.0069802" calcext:value-type="float">
            <text:p>0.01</text:p>
          </table:table-cell>
          <table:table-cell table:formula="of:=[.L29]*[.$D29]" office:value-type="float" office:value="114.826" calcext:value-type="float">
            <text:p>114.83</text:p>
          </table:table-cell>
          <table:table-cell table:formula="of:=[.M29]*[.$D29]" office:value-type="float" office:value="3.8212" calcext:value-type="float">
            <text:p>3.82</text:p>
          </table:table-cell>
          <table:table-cell table:formula="of:=[.N29]*[.$D29]" office:value-type="float" office:value="1.97708" calcext:value-type="float">
            <text:p>1.98</text:p>
          </table:table-cell>
          <table:table-cell table:formula="of:=[.O29]*[.$D29]" office:value-type="float" office:value="501.88" calcext:value-type="float">
            <text:p>501.88</text:p>
          </table:table-cell>
          <table:table-cell table:style-name="Default" table:number-columns-repeated="22"/>
        </table:table-row>
        <table:table-row table:style-name="ro1">
          <table:table-cell table:formula="of:=[.A30]" office:value-type="string" office:string-value="nl02" calcext:value-type="string">
            <text:p>nl02</text:p>
          </table:table-cell>
          <table:table-cell table:formula="of:=[.B30]" office:value-type="string" office:string-value="HT2" calcext:value-type="string">
            <text:p>HT2</text:p>
          </table:table-cell>
          <table:table-cell table:formula="of:=[.C30]" office:value-type="float" office:value="256" calcext:value-type="float">
            <text:p>256</text:p>
          </table:table-cell>
          <table:table-cell table:formula="of:=[.D30]" office:value-type="float" office:value="4" calcext:value-type="float">
            <text:p>4</text:p>
          </table:table-cell>
          <table:table-cell table:formula="of:=[.E30]*[.$D30]" office:value-type="float" office:value="55.312" calcext:value-type="float">
            <text:p>55.31</text:p>
          </table:table-cell>
          <table:table-cell table:formula="of:=[.F30]*[.$D30]" office:value-type="float" office:value="3.57336" calcext:value-type="float">
            <text:p>3.57</text:p>
          </table:table-cell>
          <table:table-cell table:formula="of:=[.G30]*[.$D30]" office:value-type="float" office:value="211.604" calcext:value-type="float">
            <text:p>211.60</text:p>
          </table:table-cell>
          <table:table-cell table:formula="of:=[.H30]*[.$D30]" office:value-type="float" office:value="135.436" calcext:value-type="float">
            <text:p>135.44</text:p>
          </table:table-cell>
          <table:table-cell table:formula="of:=[.I30]*[.$D30]" office:value-type="float" office:value="30.1596" calcext:value-type="float">
            <text:p>30.16</text:p>
          </table:table-cell>
          <table:table-cell table:formula="of:=[.J30]*[.$D30]" office:value-type="float" office:value="3.48212" calcext:value-type="float">
            <text:p>3.48</text:p>
          </table:table-cell>
          <table:table-cell table:formula="of:=[.K30]*[.$D30]" office:value-type="float" office:value="0.0136924" calcext:value-type="float">
            <text:p>0.01</text:p>
          </table:table-cell>
          <table:table-cell table:formula="of:=[.L30]*[.$D30]" office:value-type="float" office:value="71.144" calcext:value-type="float">
            <text:p>71.14</text:p>
          </table:table-cell>
          <table:table-cell table:formula="of:=[.M30]*[.$D30]" office:value-type="float" office:value="3.77192" calcext:value-type="float">
            <text:p>3.77</text:p>
          </table:table-cell>
          <table:table-cell table:formula="of:=[.N30]*[.$D30]" office:value-type="float" office:value="3.71804" calcext:value-type="float">
            <text:p>3.72</text:p>
          </table:table-cell>
          <table:table-cell table:formula="of:=[.O30]*[.$D30]" office:value-type="float" office:value="536.64" calcext:value-type="float">
            <text:p>536.64</text:p>
          </table:table-cell>
          <table:table-cell table:style-name="Default" table:number-columns-repeated="22"/>
        </table:table-row>
        <table:table-row table:style-name="ro1">
          <table:table-cell table:formula="of:=[.A31]" office:value-type="string" office:string-value="nl02" calcext:value-type="string">
            <text:p>nl02</text:p>
          </table:table-cell>
          <table:table-cell table:formula="of:=[.B31]" office:value-type="string" office:string-value="HT2" calcext:value-type="string">
            <text:p>HT2</text:p>
          </table:table-cell>
          <table:table-cell table:formula="of:=[.C31]" office:value-type="float" office:value="512" calcext:value-type="float">
            <text:p>512</text:p>
          </table:table-cell>
          <table:table-cell table:formula="of:=[.D31]" office:value-type="float" office:value="8" calcext:value-type="float">
            <text:p>8</text:p>
          </table:table-cell>
          <table:table-cell table:formula="of:=[.E31]*[.$D31]" office:value-type="float" office:value="54.976" calcext:value-type="float">
            <text:p>54.98</text:p>
          </table:table-cell>
          <table:table-cell table:formula="of:=[.F31]*[.$D31]" office:value-type="float" office:value="5.23768" calcext:value-type="float">
            <text:p>5.24</text:p>
          </table:table-cell>
          <table:table-cell table:formula="of:=[.G31]*[.$D31]" office:value-type="float" office:value="210.488" calcext:value-type="float">
            <text:p>210.49</text:p>
          </table:table-cell>
          <table:table-cell table:formula="of:=[.H31]*[.$D31]" office:value-type="float" office:value="169.536" calcext:value-type="float">
            <text:p>169.54</text:p>
          </table:table-cell>
          <table:table-cell table:formula="of:=[.I31]*[.$D31]" office:value-type="float" office:value="31.4768" calcext:value-type="float">
            <text:p>31.48</text:p>
          </table:table-cell>
          <table:table-cell table:formula="of:=[.J31]*[.$D31]" office:value-type="float" office:value="3.78992" calcext:value-type="float">
            <text:p>3.79</text:p>
          </table:table-cell>
          <table:table-cell table:formula="of:=[.K31]*[.$D31]" office:value-type="float" office:value="0.0259608" calcext:value-type="float">
            <text:p>0.03</text:p>
          </table:table-cell>
          <table:table-cell table:formula="of:=[.L31]*[.$D31]" office:value-type="float" office:value="37.9824" calcext:value-type="float">
            <text:p>37.98</text:p>
          </table:table-cell>
          <table:table-cell table:formula="of:=[.M31]*[.$D31]" office:value-type="float" office:value="4.00184" calcext:value-type="float">
            <text:p>4.00</text:p>
          </table:table-cell>
          <table:table-cell table:formula="of:=[.N31]*[.$D31]" office:value-type="float" office:value="7.0392" calcext:value-type="float">
            <text:p>7.04</text:p>
          </table:table-cell>
          <table:table-cell table:formula="of:=[.O31]*[.$D31]" office:value-type="float" office:value="556.912" calcext:value-type="float">
            <text:p>556.91</text:p>
          </table:table-cell>
          <table:table-cell table:style-name="Default" table:number-columns-repeated="22"/>
        </table:table-row>
        <table:table-row table:style-name="ro1">
          <table:table-cell table:formula="of:=[.A32]" office:value-type="string" office:string-value="nl02" calcext:value-type="string">
            <text:p>nl02</text:p>
          </table:table-cell>
          <table:table-cell table:formula="of:=[.B32]" office:value-type="string" office:string-value="HT2" calcext:value-type="string">
            <text:p>HT2</text:p>
          </table:table-cell>
          <table:table-cell table:formula="of:=[.C32]" office:value-type="float" office:value="1024" calcext:value-type="float">
            <text:p>1024</text:p>
          </table:table-cell>
          <table:table-cell table:formula="of:=[.D32]" office:value-type="float" office:value="16" calcext:value-type="float">
            <text:p>16</text:p>
          </table:table-cell>
          <table:table-cell table:formula="of:=[.E32]*[.$D32]" office:value-type="float" office:value="53.7072" calcext:value-type="float">
            <text:p>53.71</text:p>
          </table:table-cell>
          <table:table-cell table:formula="of:=[.F32]*[.$D32]" office:value-type="float" office:value="9.81344" calcext:value-type="float">
            <text:p>9.81</text:p>
          </table:table-cell>
          <table:table-cell table:formula="of:=[.G32]*[.$D32]" office:value-type="float" office:value="205.744" calcext:value-type="float">
            <text:p>205.74</text:p>
          </table:table-cell>
          <table:table-cell table:formula="of:=[.H32]*[.$D32]" office:value-type="float" office:value="229.488" calcext:value-type="float">
            <text:p>229.49</text:p>
          </table:table-cell>
          <table:table-cell table:formula="of:=[.I32]*[.$D32]" office:value-type="float" office:value="37.4368" calcext:value-type="float">
            <text:p>37.44</text:p>
          </table:table-cell>
          <table:table-cell table:formula="of:=[.J32]*[.$D32]" office:value-type="float" office:value="3.98352" calcext:value-type="float">
            <text:p>3.98</text:p>
          </table:table-cell>
          <table:table-cell table:formula="of:=[.K32]*[.$D32]" office:value-type="float" office:value="0.0508096" calcext:value-type="float">
            <text:p>0.05</text:p>
          </table:table-cell>
          <table:table-cell table:formula="of:=[.L32]*[.$D32]" office:value-type="float" office:value="38.4864" calcext:value-type="float">
            <text:p>38.49</text:p>
          </table:table-cell>
          <table:table-cell table:formula="of:=[.M32]*[.$D32]" office:value-type="float" office:value="6.20128" calcext:value-type="float">
            <text:p>6.20</text:p>
          </table:table-cell>
          <table:table-cell table:formula="of:=[.N32]*[.$D32]" office:value-type="float" office:value="13.33216" calcext:value-type="float">
            <text:p>13.33</text:p>
          </table:table-cell>
          <table:table-cell table:formula="of:=[.O32]*[.$D32]" office:value-type="float" office:value="634.848" calcext:value-type="float">
            <text:p>634.85</text:p>
          </table:table-cell>
          <table:table-cell table:style-name="Default" table:number-columns-repeated="22"/>
        </table:table-row>
        <table:table-row table:style-name="ro1">
          <table:table-cell table:formula="of:=[.A33]" office:value-type="string" office:string-value="nl02" calcext:value-type="string">
            <text:p>nl02</text:p>
          </table:table-cell>
          <table:table-cell table:formula="of:=[.B33]" office:value-type="string" office:string-value="HT2" calcext:value-type="string">
            <text:p>HT2</text:p>
          </table:table-cell>
          <table:table-cell table:formula="of:=[.C33]" office:value-type="float" office:value="2048" calcext:value-type="float">
            <text:p>2048</text:p>
          </table:table-cell>
          <table:table-cell table:formula="of:=[.D33]" office:value-type="float" office:value="32" calcext:value-type="float">
            <text:p>32</text:p>
          </table:table-cell>
          <table:table-cell table:formula="of:=[.E33]*[.$D33]" office:value-type="float" office:value="54.432" calcext:value-type="float">
            <text:p>54.43</text:p>
          </table:table-cell>
          <table:table-cell table:formula="of:=[.F33]*[.$D33]" office:value-type="float" office:value="18.64032" calcext:value-type="float">
            <text:p>18.64</text:p>
          </table:table-cell>
          <table:table-cell table:formula="of:=[.G33]*[.$D33]" office:value-type="float" office:value="253.6448" calcext:value-type="float">
            <text:p>253.64</text:p>
          </table:table-cell>
          <table:table-cell table:formula="of:=[.H33]*[.$D33]" office:value-type="float" office:value="366.144" calcext:value-type="float">
            <text:p>366.14</text:p>
          </table:table-cell>
          <table:table-cell table:formula="of:=[.I33]*[.$D33]" office:value-type="float" office:value="54.3392" calcext:value-type="float">
            <text:p>54.34</text:p>
          </table:table-cell>
          <table:table-cell table:formula="of:=[.J33]*[.$D33]" office:value-type="float" office:value="5.15712" calcext:value-type="float">
            <text:p>5.16</text:p>
          </table:table-cell>
          <table:table-cell table:formula="of:=[.K33]*[.$D33]" office:value-type="float" office:value="0.0918368" calcext:value-type="float">
            <text:p>0.09</text:p>
          </table:table-cell>
          <table:table-cell table:formula="of:=[.L33]*[.$D33]" office:value-type="float" office:value="40.3648" calcext:value-type="float">
            <text:p>40.36</text:p>
          </table:table-cell>
          <table:table-cell table:formula="of:=[.M33]*[.$D33]" office:value-type="float" office:value="6.08896" calcext:value-type="float">
            <text:p>6.09</text:p>
          </table:table-cell>
          <table:table-cell table:formula="of:=[.N33]*[.$D33]" office:value-type="float" office:value="26.14912" calcext:value-type="float">
            <text:p>26.15</text:p>
          </table:table-cell>
          <table:table-cell table:formula="of:=[.O33]*[.$D33]" office:value-type="float" office:value="870.944" calcext:value-type="float">
            <text:p>870.94</text:p>
          </table:table-cell>
          <table:table-cell table:style-name="Default" table:number-columns-repeated="22"/>
        </table:table-row>
        <table:table-row table:style-name="ro1">
          <table:table-cell table:formula="of:=[.A34]" office:value-type="string" office:string-value="nl02" calcext:value-type="string">
            <text:p>nl02</text:p>
          </table:table-cell>
          <table:table-cell table:formula="of:=[.B34]" office:value-type="string" office:string-value="HT2" calcext:value-type="string">
            <text:p>HT2</text:p>
          </table:table-cell>
          <table:table-cell table:formula="of:=[.C34]" office:value-type="float" office:value="4096" calcext:value-type="float">
            <text:p>4096</text:p>
          </table:table-cell>
          <table:table-cell table:formula="of:=[.D34]" office:value-type="float" office:value="64" calcext:value-type="float">
            <text:p>64</text:p>
          </table:table-cell>
          <table:table-cell table:formula="of:=[.E34]*[.$D34]" office:value-type="float" office:value="57.42848" calcext:value-type="float">
            <text:p>57.43</text:p>
          </table:table-cell>
          <table:table-cell table:formula="of:=[.F34]*[.$D34]" office:value-type="float" office:value="50.45824" calcext:value-type="float">
            <text:p>50.46</text:p>
          </table:table-cell>
          <table:table-cell table:formula="of:=[.G34]*[.$D34]" office:value-type="float" office:value="293.824" calcext:value-type="float">
            <text:p>293.82</text:p>
          </table:table-cell>
          <table:table-cell table:formula="of:=[.H34]*[.$D34]" office:value-type="float" office:value="980.032" calcext:value-type="float">
            <text:p>980.03</text:p>
          </table:table-cell>
          <table:table-cell table:formula="of:=[.I34]*[.$D34]" office:value-type="float" office:value="132.8512" calcext:value-type="float">
            <text:p>132.85</text:p>
          </table:table-cell>
          <table:table-cell table:formula="of:=[.J34]*[.$D34]" office:value-type="float" office:value="12.33792" calcext:value-type="float">
            <text:p>12.34</text:p>
          </table:table-cell>
          <table:table-cell table:formula="of:=[.K34]*[.$D34]" office:value-type="float" office:value="0.1586112" calcext:value-type="float">
            <text:p>0.16</text:p>
          </table:table-cell>
          <table:table-cell table:formula="of:=[.L34]*[.$D34]" office:value-type="float" office:value="41.40416" calcext:value-type="float">
            <text:p>41.40</text:p>
          </table:table-cell>
          <table:table-cell table:formula="of:=[.M34]*[.$D34]" office:value-type="float" office:value="32.75584" calcext:value-type="float">
            <text:p>32.76</text:p>
          </table:table-cell>
          <table:table-cell table:formula="of:=[.N34]*[.$D34]" office:value-type="float" office:value="54.01792" calcext:value-type="float">
            <text:p>54.02</text:p>
          </table:table-cell>
          <table:table-cell table:formula="of:=[.O34]*[.$D34]" office:value-type="float" office:value="1833.408" calcext:value-type="float">
            <text:p>1833.41</text:p>
          </table:table-cell>
          <table:table-cell table:style-name="Default" table:number-columns-repeated="22"/>
        </table:table-row>
        <table:table-row table:style-name="ro1">
          <table:table-cell table:formula="of:=[.A35]" office:value-type="string" office:string-value="nl02" calcext:value-type="string">
            <text:p>nl02</text:p>
          </table:table-cell>
          <table:table-cell table:formula="of:=[.B35]" office:value-type="string" office:string-value="HT2" calcext:value-type="string">
            <text:p>HT2</text:p>
          </table:table-cell>
          <table:table-cell table:formula="of:=[.C35]" office:value-type="float" office:value="8192" calcext:value-type="float">
            <text:p>8192</text:p>
          </table:table-cell>
          <table:table-cell table:formula="of:=[.D35]" office:value-type="float" office:value="128" calcext:value-type="float">
            <text:p>128</text:p>
          </table:table-cell>
          <table:table-cell table:formula="of:=[.E35]*[.$D35]" office:value-type="float" office:value="61.31072" calcext:value-type="float">
            <text:p>61.31</text:p>
          </table:table-cell>
          <table:table-cell table:formula="of:=[.F35]*[.$D35]" office:value-type="float" office:value="154.3808" calcext:value-type="float">
            <text:p>154.38</text:p>
          </table:table-cell>
          <table:table-cell table:formula="of:=[.G35]*[.$D35]" office:value-type="float" office:value="458.9952" calcext:value-type="float">
            <text:p>459.00</text:p>
          </table:table-cell>
          <table:table-cell table:formula="of:=[.H35]*[.$D35]" office:value-type="float" office:value="1495.296" calcext:value-type="float">
            <text:p>1495.30</text:p>
          </table:table-cell>
          <table:table-cell table:formula="of:=[.I35]*[.$D35]" office:value-type="float" office:value="319.744" calcext:value-type="float">
            <text:p>319.74</text:p>
          </table:table-cell>
          <table:table-cell table:formula="of:=[.J35]*[.$D35]" office:value-type="float" office:value="36.6464" calcext:value-type="float">
            <text:p>36.65</text:p>
          </table:table-cell>
          <table:table-cell table:formula="of:=[.K35]*[.$D35]" office:value-type="float" office:value="0.3422976" calcext:value-type="float">
            <text:p>0.34</text:p>
          </table:table-cell>
          <table:table-cell table:formula="of:=[.L35]*[.$D35]" office:value-type="float" office:value="51.44576" calcext:value-type="float">
            <text:p>51.45</text:p>
          </table:table-cell>
          <table:table-cell table:formula="of:=[.M35]*[.$D35]" office:value-type="float" office:value="120.51072" calcext:value-type="float">
            <text:p>120.51</text:p>
          </table:table-cell>
          <table:table-cell table:formula="of:=[.N35]*[.$D35]" office:value-type="float" office:value="109.248" calcext:value-type="float">
            <text:p>109.25</text:p>
          </table:table-cell>
          <table:table-cell table:formula="of:=[.O35]*[.$D35]" office:value-type="float" office:value="3228.288" calcext:value-type="float">
            <text:p>3228.29</text:p>
          </table:table-cell>
          <table:table-cell table:style-name="Default" table:number-columns-repeated="22"/>
        </table:table-row>
        <table:table-row table:style-name="ro1">
          <table:table-cell table:formula="of:=[.A36]" office:value-type="string" office:string-value="nl03" calcext:value-type="string">
            <text:p>nl03</text:p>
          </table:table-cell>
          <table:table-cell table:formula="of:=[.B36]" office:value-type="string" office:string-value="noHT" calcext:value-type="string">
            <text:p>noHT</text:p>
          </table:table-cell>
          <table:table-cell table:formula="of:=[.C36]" office:value-type="float" office:value="256" calcext:value-type="float">
            <text:p>256</text:p>
          </table:table-cell>
          <table:table-cell table:formula="of:=[.D36]" office:value-type="float" office:value="4" calcext:value-type="float">
            <text:p>4</text:p>
          </table:table-cell>
          <table:table-cell table:formula="of:=[.E36]*[.$D36]" office:value-type="float" office:value="1262.8" calcext:value-type="float">
            <text:p>1262.80</text:p>
          </table:table-cell>
          <table:table-cell table:formula="of:=[.F36]*[.$D36]" office:value-type="float" office:value="75.432" calcext:value-type="float">
            <text:p>75.43</text:p>
          </table:table-cell>
          <table:table-cell table:formula="of:=[.G36]*[.$D36]" office:value-type="float" office:value="3864.32" calcext:value-type="float">
            <text:p>3864.32</text:p>
          </table:table-cell>
          <table:table-cell table:formula="of:=[.H36]*[.$D36]" office:value-type="float" office:value="2318.88" calcext:value-type="float">
            <text:p>2318.88</text:p>
          </table:table-cell>
          <table:table-cell table:formula="of:=[.I36]*[.$D36]" office:value-type="float" office:value="741.48" calcext:value-type="float">
            <text:p>741.48</text:p>
          </table:table-cell>
          <table:table-cell table:formula="of:=[.J36]*[.$D36]" office:value-type="float" office:value="0" calcext:value-type="float">
            <text:p>0.00</text:p>
          </table:table-cell>
          <table:table-cell table:formula="of:=[.K36]*[.$D36]" office:value-type="float" office:value="0.0132528" calcext:value-type="float">
            <text:p>0.01</text:p>
          </table:table-cell>
          <table:table-cell table:formula="of:=[.L36]*[.$D36]" office:value-type="float" office:value="188.392" calcext:value-type="float">
            <text:p>188.39</text:p>
          </table:table-cell>
          <table:table-cell table:formula="of:=[.M36]*[.$D36]" office:value-type="float" office:value="93.272" calcext:value-type="float">
            <text:p>93.27</text:p>
          </table:table-cell>
          <table:table-cell table:formula="of:=[.N36]*[.$D36]" office:value-type="float" office:value="13.5252" calcext:value-type="float">
            <text:p>13.53</text:p>
          </table:table-cell>
          <table:table-cell table:formula="of:=[.O36]*[.$D36]" office:value-type="float" office:value="8962" calcext:value-type="float">
            <text:p>8962.00</text:p>
          </table:table-cell>
          <table:table-cell table:style-name="Default" table:number-columns-repeated="22"/>
        </table:table-row>
        <table:table-row table:style-name="ro1">
          <table:table-cell table:formula="of:=[.A37]" office:value-type="string" office:string-value="nl03" calcext:value-type="string">
            <text:p>nl03</text:p>
          </table:table-cell>
          <table:table-cell table:formula="of:=[.B37]" office:value-type="string" office:string-value="noHT" calcext:value-type="string">
            <text:p>noHT</text:p>
          </table:table-cell>
          <table:table-cell table:formula="of:=[.C37]" office:value-type="float" office:value="512" calcext:value-type="float">
            <text:p>512</text:p>
          </table:table-cell>
          <table:table-cell table:formula="of:=[.D37]" office:value-type="float" office:value="8" calcext:value-type="float">
            <text:p>8</text:p>
          </table:table-cell>
          <table:table-cell table:formula="of:=[.E37]*[.$D37]" office:value-type="float" office:value="1188.16" calcext:value-type="float">
            <text:p>1188.16</text:p>
          </table:table-cell>
          <table:table-cell table:formula="of:=[.F37]*[.$D37]" office:value-type="float" office:value="79.0816" calcext:value-type="float">
            <text:p>79.08</text:p>
          </table:table-cell>
          <table:table-cell table:formula="of:=[.G37]*[.$D37]" office:value-type="float" office:value="3937.2" calcext:value-type="float">
            <text:p>3937.20</text:p>
          </table:table-cell>
          <table:table-cell table:formula="of:=[.H37]*[.$D37]" office:value-type="float" office:value="2895.04" calcext:value-type="float">
            <text:p>2895.04</text:p>
          </table:table-cell>
          <table:table-cell table:formula="of:=[.I37]*[.$D37]" office:value-type="float" office:value="698.32" calcext:value-type="float">
            <text:p>698.32</text:p>
          </table:table-cell>
          <table:table-cell table:formula="of:=[.J37]*[.$D37]" office:value-type="float" office:value="0" calcext:value-type="float">
            <text:p>0.00</text:p>
          </table:table-cell>
          <table:table-cell table:formula="of:=[.K37]*[.$D37]" office:value-type="float" office:value="0.023224" calcext:value-type="float">
            <text:p>0.02</text:p>
          </table:table-cell>
          <table:table-cell table:formula="of:=[.L37]*[.$D37]" office:value-type="float" office:value="185.744" calcext:value-type="float">
            <text:p>185.74</text:p>
          </table:table-cell>
          <table:table-cell table:formula="of:=[.M37]*[.$D37]" office:value-type="float" office:value="79.8744" calcext:value-type="float">
            <text:p>79.87</text:p>
          </table:table-cell>
          <table:table-cell table:formula="of:=[.N37]*[.$D37]" office:value-type="float" office:value="35.3136" calcext:value-type="float">
            <text:p>35.31</text:p>
          </table:table-cell>
          <table:table-cell table:formula="of:=[.O37]*[.$D37]" office:value-type="float" office:value="9426.4" calcext:value-type="float">
            <text:p>9426.40</text:p>
          </table:table-cell>
          <table:table-cell table:style-name="Default" table:number-columns-repeated="22"/>
        </table:table-row>
        <table:table-row table:style-name="ro1">
          <table:table-cell table:formula="of:=[.A38]" office:value-type="string" office:string-value="nl03" calcext:value-type="string">
            <text:p>nl03</text:p>
          </table:table-cell>
          <table:table-cell table:formula="of:=[.B38]" office:value-type="string" office:string-value="noHT" calcext:value-type="string">
            <text:p>noHT</text:p>
          </table:table-cell>
          <table:table-cell table:formula="of:=[.C38]" office:value-type="float" office:value="1024" calcext:value-type="float">
            <text:p>1024</text:p>
          </table:table-cell>
          <table:table-cell table:formula="of:=[.D38]" office:value-type="float" office:value="16" calcext:value-type="float">
            <text:p>16</text:p>
          </table:table-cell>
          <table:table-cell table:formula="of:=[.E38]*[.$D38]" office:value-type="float" office:value="1167.248" calcext:value-type="float">
            <text:p>1167.25</text:p>
          </table:table-cell>
          <table:table-cell table:formula="of:=[.F38]*[.$D38]" office:value-type="float" office:value="72.36" calcext:value-type="float">
            <text:p>72.36</text:p>
          </table:table-cell>
          <table:table-cell table:formula="of:=[.G38]*[.$D38]" office:value-type="float" office:value="3900.8" calcext:value-type="float">
            <text:p>3900.80</text:p>
          </table:table-cell>
          <table:table-cell table:formula="of:=[.H38]*[.$D38]" office:value-type="float" office:value="3112.32" calcext:value-type="float">
            <text:p>3112.32</text:p>
          </table:table-cell>
          <table:table-cell table:formula="of:=[.I38]*[.$D38]" office:value-type="float" office:value="700.24" calcext:value-type="float">
            <text:p>700.24</text:p>
          </table:table-cell>
          <table:table-cell table:formula="of:=[.J38]*[.$D38]" office:value-type="float" office:value="0" calcext:value-type="float">
            <text:p>0.00</text:p>
          </table:table-cell>
          <table:table-cell table:formula="of:=[.K38]*[.$D38]" office:value-type="float" office:value="0.0377008" calcext:value-type="float">
            <text:p>0.04</text:p>
          </table:table-cell>
          <table:table-cell table:formula="of:=[.L38]*[.$D38]" office:value-type="float" office:value="192.64" calcext:value-type="float">
            <text:p>192.64</text:p>
          </table:table-cell>
          <table:table-cell table:formula="of:=[.M38]*[.$D38]" office:value-type="float" office:value="69.4192" calcext:value-type="float">
            <text:p>69.42</text:p>
          </table:table-cell>
          <table:table-cell table:formula="of:=[.N38]*[.$D38]" office:value-type="float" office:value="67.512" calcext:value-type="float">
            <text:p>67.51</text:p>
          </table:table-cell>
          <table:table-cell table:formula="of:=[.O38]*[.$D38]" office:value-type="float" office:value="9475.2" calcext:value-type="float">
            <text:p>9475.20</text:p>
          </table:table-cell>
          <table:table-cell table:style-name="Default" table:number-columns-repeated="22"/>
        </table:table-row>
        <table:table-row table:style-name="ro1">
          <table:table-cell table:formula="of:=[.A39]" office:value-type="string" office:string-value="nl03" calcext:value-type="string">
            <text:p>nl03</text:p>
          </table:table-cell>
          <table:table-cell table:formula="of:=[.B39]" office:value-type="string" office:string-value="noHT" calcext:value-type="string">
            <text:p>noHT</text:p>
          </table:table-cell>
          <table:table-cell table:formula="of:=[.C39]" office:value-type="float" office:value="2048" calcext:value-type="float">
            <text:p>2048</text:p>
          </table:table-cell>
          <table:table-cell table:formula="of:=[.D39]" office:value-type="float" office:value="32" calcext:value-type="float">
            <text:p>32</text:p>
          </table:table-cell>
          <table:table-cell table:formula="of:=[.E39]*[.$D39]" office:value-type="float" office:value="1145.28" calcext:value-type="float">
            <text:p>1145.28</text:p>
          </table:table-cell>
          <table:table-cell table:formula="of:=[.F39]*[.$D39]" office:value-type="float" office:value="73.664" calcext:value-type="float">
            <text:p>73.66</text:p>
          </table:table-cell>
          <table:table-cell table:formula="of:=[.G39]*[.$D39]" office:value-type="float" office:value="3832" calcext:value-type="float">
            <text:p>3832.00</text:p>
          </table:table-cell>
          <table:table-cell table:formula="of:=[.H39]*[.$D39]" office:value-type="float" office:value="3265.92" calcext:value-type="float">
            <text:p>3265.92</text:p>
          </table:table-cell>
          <table:table-cell table:formula="of:=[.I39]*[.$D39]" office:value-type="float" office:value="701.92" calcext:value-type="float">
            <text:p>701.92</text:p>
          </table:table-cell>
          <table:table-cell table:formula="of:=[.J39]*[.$D39]" office:value-type="float" office:value="0" calcext:value-type="float">
            <text:p>0.00</text:p>
          </table:table-cell>
          <table:table-cell table:formula="of:=[.K39]*[.$D39]" office:value-type="float" office:value="0.0714464" calcext:value-type="float">
            <text:p>0.07</text:p>
          </table:table-cell>
          <table:table-cell table:formula="of:=[.L39]*[.$D39]" office:value-type="float" office:value="235.504" calcext:value-type="float">
            <text:p>235.50</text:p>
          </table:table-cell>
          <table:table-cell table:formula="of:=[.M39]*[.$D39]" office:value-type="float" office:value="59.952" calcext:value-type="float">
            <text:p>59.95</text:p>
          </table:table-cell>
          <table:table-cell table:formula="of:=[.N39]*[.$D39]" office:value-type="float" office:value="125.36" calcext:value-type="float">
            <text:p>125.36</text:p>
          </table:table-cell>
          <table:table-cell table:formula="of:=[.O39]*[.$D39]" office:value-type="float" office:value="9648" calcext:value-type="float">
            <text:p>9648.00</text:p>
          </table:table-cell>
          <table:table-cell table:style-name="Default" table:number-columns-repeated="22"/>
        </table:table-row>
        <table:table-row table:style-name="ro1">
          <table:table-cell table:formula="of:=[.A40]" office:value-type="string" office:string-value="nl03" calcext:value-type="string">
            <text:p>nl03</text:p>
          </table:table-cell>
          <table:table-cell table:formula="of:=[.B40]" office:value-type="string" office:string-value="noHT" calcext:value-type="string">
            <text:p>noHT</text:p>
          </table:table-cell>
          <table:table-cell table:formula="of:=[.C40]" office:value-type="float" office:value="4096" calcext:value-type="float">
            <text:p>4096</text:p>
          </table:table-cell>
          <table:table-cell table:formula="of:=[.D40]" office:value-type="float" office:value="64" calcext:value-type="float">
            <text:p>64</text:p>
          </table:table-cell>
          <table:table-cell table:formula="of:=[.E40]*[.$D40]" office:value-type="float" office:value="1191.36" calcext:value-type="float">
            <text:p>1191.36</text:p>
          </table:table-cell>
          <table:table-cell table:formula="of:=[.F40]*[.$D40]" office:value-type="float" office:value="108.5568" calcext:value-type="float">
            <text:p>108.56</text:p>
          </table:table-cell>
          <table:table-cell table:formula="of:=[.G40]*[.$D40]" office:value-type="float" office:value="4258.688" calcext:value-type="float">
            <text:p>4258.69</text:p>
          </table:table-cell>
          <table:table-cell table:formula="of:=[.H40]*[.$D40]" office:value-type="float" office:value="3953.6" calcext:value-type="float">
            <text:p>3953.60</text:p>
          </table:table-cell>
          <table:table-cell table:formula="of:=[.I40]*[.$D40]" office:value-type="float" office:value="943.232" calcext:value-type="float">
            <text:p>943.23</text:p>
          </table:table-cell>
          <table:table-cell table:formula="of:=[.J40]*[.$D40]" office:value-type="float" office:value="0" calcext:value-type="float">
            <text:p>0.00</text:p>
          </table:table-cell>
          <table:table-cell table:formula="of:=[.K40]*[.$D40]" office:value-type="float" office:value="0.145568" calcext:value-type="float">
            <text:p>0.15</text:p>
          </table:table-cell>
          <table:table-cell table:formula="of:=[.L40]*[.$D40]" office:value-type="float" office:value="343.6352" calcext:value-type="float">
            <text:p>343.64</text:p>
          </table:table-cell>
          <table:table-cell table:formula="of:=[.M40]*[.$D40]" office:value-type="float" office:value="62.208" calcext:value-type="float">
            <text:p>62.21</text:p>
          </table:table-cell>
          <table:table-cell table:formula="of:=[.N40]*[.$D40]" office:value-type="float" office:value="248.8192" calcext:value-type="float">
            <text:p>248.82</text:p>
          </table:table-cell>
          <table:table-cell table:formula="of:=[.O40]*[.$D40]" office:value-type="float" office:value="11365.12" calcext:value-type="float">
            <text:p>11365.12</text:p>
          </table:table-cell>
          <table:table-cell table:style-name="Default" table:number-columns-repeated="22"/>
        </table:table-row>
        <table:table-row table:style-name="ro1">
          <table:table-cell table:formula="of:=[.A41]" office:value-type="string" office:string-value="nl03" calcext:value-type="string">
            <text:p>nl03</text:p>
          </table:table-cell>
          <table:table-cell table:formula="of:=[.B41]" office:value-type="string" office:string-value="HT2" calcext:value-type="string">
            <text:p>HT2</text:p>
          </table:table-cell>
          <table:table-cell table:formula="of:=[.C41]" office:value-type="float" office:value="256" calcext:value-type="float">
            <text:p>256</text:p>
          </table:table-cell>
          <table:table-cell table:formula="of:=[.D41]" office:value-type="float" office:value="4" calcext:value-type="float">
            <text:p>4</text:p>
          </table:table-cell>
          <table:table-cell table:formula="of:=[.E41]*[.$D41]" office:value-type="float" office:value="1318.8" calcext:value-type="float">
            <text:p>1318.80</text:p>
          </table:table-cell>
          <table:table-cell table:formula="of:=[.F41]*[.$D41]" office:value-type="float" office:value="103.32" calcext:value-type="float">
            <text:p>103.32</text:p>
          </table:table-cell>
          <table:table-cell table:formula="of:=[.G41]*[.$D41]" office:value-type="float" office:value="3216.28" calcext:value-type="float">
            <text:p>3216.28</text:p>
          </table:table-cell>
          <table:table-cell table:formula="of:=[.H41]*[.$D41]" office:value-type="float" office:value="2760.28" calcext:value-type="float">
            <text:p>2760.28</text:p>
          </table:table-cell>
          <table:table-cell table:formula="of:=[.I41]*[.$D41]" office:value-type="float" office:value="561.48" calcext:value-type="float">
            <text:p>561.48</text:p>
          </table:table-cell>
          <table:table-cell table:formula="of:=[.J41]*[.$D41]" office:value-type="float" office:value="0" calcext:value-type="float">
            <text:p>0.00</text:p>
          </table:table-cell>
          <table:table-cell table:formula="of:=[.K41]*[.$D41]" office:value-type="float" office:value="0.0146012" calcext:value-type="float">
            <text:p>0.01</text:p>
          </table:table-cell>
          <table:table-cell table:formula="of:=[.L41]*[.$D41]" office:value-type="float" office:value="180.84" calcext:value-type="float">
            <text:p>180.84</text:p>
          </table:table-cell>
          <table:table-cell table:formula="of:=[.M41]*[.$D41]" office:value-type="float" office:value="103.36" calcext:value-type="float">
            <text:p>103.36</text:p>
          </table:table-cell>
          <table:table-cell table:formula="of:=[.N41]*[.$D41]" office:value-type="float" office:value="19.964" calcext:value-type="float">
            <text:p>19.96</text:p>
          </table:table-cell>
          <table:table-cell table:formula="of:=[.O41]*[.$D41]" office:value-type="float" office:value="8710.8" calcext:value-type="float">
            <text:p>8710.80</text:p>
          </table:table-cell>
          <table:table-cell table:style-name="Default" table:number-columns-repeated="22"/>
        </table:table-row>
        <table:table-row table:style-name="ro1">
          <table:table-cell table:formula="of:=[.A42]" office:value-type="string" office:string-value="nl03" calcext:value-type="string">
            <text:p>nl03</text:p>
          </table:table-cell>
          <table:table-cell table:formula="of:=[.B42]" office:value-type="string" office:string-value="HT2" calcext:value-type="string">
            <text:p>HT2</text:p>
          </table:table-cell>
          <table:table-cell table:formula="of:=[.C42]" office:value-type="float" office:value="512" calcext:value-type="float">
            <text:p>512</text:p>
          </table:table-cell>
          <table:table-cell table:formula="of:=[.D42]" office:value-type="float" office:value="8" calcext:value-type="float">
            <text:p>8</text:p>
          </table:table-cell>
          <table:table-cell table:formula="of:=[.E42]*[.$D42]" office:value-type="float" office:value="1341.68" calcext:value-type="float">
            <text:p>1341.68</text:p>
          </table:table-cell>
          <table:table-cell table:formula="of:=[.F42]*[.$D42]" office:value-type="float" office:value="78.3816" calcext:value-type="float">
            <text:p>78.38</text:p>
          </table:table-cell>
          <table:table-cell table:formula="of:=[.G42]*[.$D42]" office:value-type="float" office:value="3209.28" calcext:value-type="float">
            <text:p>3209.28</text:p>
          </table:table-cell>
          <table:table-cell table:formula="of:=[.H42]*[.$D42]" office:value-type="float" office:value="3525.52" calcext:value-type="float">
            <text:p>3525.52</text:p>
          </table:table-cell>
          <table:table-cell table:formula="of:=[.I42]*[.$D42]" office:value-type="float" office:value="542.16" calcext:value-type="float">
            <text:p>542.16</text:p>
          </table:table-cell>
          <table:table-cell table:formula="of:=[.J42]*[.$D42]" office:value-type="float" office:value="0" calcext:value-type="float">
            <text:p>0.00</text:p>
          </table:table-cell>
          <table:table-cell table:formula="of:=[.K42]*[.$D42]" office:value-type="float" office:value="0.0299368" calcext:value-type="float">
            <text:p>0.03</text:p>
          </table:table-cell>
          <table:table-cell table:formula="of:=[.L42]*[.$D42]" office:value-type="float" office:value="176.264" calcext:value-type="float">
            <text:p>176.26</text:p>
          </table:table-cell>
          <table:table-cell table:formula="of:=[.M42]*[.$D42]" office:value-type="float" office:value="88.16" calcext:value-type="float">
            <text:p>88.16</text:p>
          </table:table-cell>
          <table:table-cell table:formula="of:=[.N42]*[.$D42]" office:value-type="float" office:value="25.072" calcext:value-type="float">
            <text:p>25.07</text:p>
          </table:table-cell>
          <table:table-cell table:formula="of:=[.O42]*[.$D42]" office:value-type="float" office:value="9304.8" calcext:value-type="float">
            <text:p>9304.80</text:p>
          </table:table-cell>
          <table:table-cell table:style-name="Default" table:number-columns-repeated="22"/>
        </table:table-row>
        <table:table-row table:style-name="ro1">
          <table:table-cell table:formula="of:=[.A43]" office:value-type="string" office:string-value="nl03" calcext:value-type="string">
            <text:p>nl03</text:p>
          </table:table-cell>
          <table:table-cell table:formula="of:=[.B43]" office:value-type="string" office:string-value="HT2" calcext:value-type="string">
            <text:p>HT2</text:p>
          </table:table-cell>
          <table:table-cell table:formula="of:=[.C43]" office:value-type="float" office:value="1024" calcext:value-type="float">
            <text:p>1024</text:p>
          </table:table-cell>
          <table:table-cell table:formula="of:=[.D43]" office:value-type="float" office:value="16" calcext:value-type="float">
            <text:p>16</text:p>
          </table:table-cell>
          <table:table-cell table:formula="of:=[.E43]*[.$D43]" office:value-type="float" office:value="1254.88" calcext:value-type="float">
            <text:p>1254.88</text:p>
          </table:table-cell>
          <table:table-cell table:formula="of:=[.F43]*[.$D43]" office:value-type="float" office:value="74.3456" calcext:value-type="float">
            <text:p>74.35</text:p>
          </table:table-cell>
          <table:table-cell table:formula="of:=[.G43]*[.$D43]" office:value-type="float" office:value="3325.28" calcext:value-type="float">
            <text:p>3325.28</text:p>
          </table:table-cell>
          <table:table-cell table:formula="of:=[.H43]*[.$D43]" office:value-type="float" office:value="5498.56" calcext:value-type="float">
            <text:p>5498.56</text:p>
          </table:table-cell>
          <table:table-cell table:formula="of:=[.I43]*[.$D43]" office:value-type="float" office:value="545.104" calcext:value-type="float">
            <text:p>545.10</text:p>
          </table:table-cell>
          <table:table-cell table:formula="of:=[.J43]*[.$D43]" office:value-type="float" office:value="0" calcext:value-type="float">
            <text:p>0.00</text:p>
          </table:table-cell>
          <table:table-cell table:formula="of:=[.K43]*[.$D43]" office:value-type="float" office:value="0.0501696" calcext:value-type="float">
            <text:p>0.05</text:p>
          </table:table-cell>
          <table:table-cell table:formula="of:=[.L43]*[.$D43]" office:value-type="float" office:value="238.624" calcext:value-type="float">
            <text:p>238.62</text:p>
          </table:table-cell>
          <table:table-cell table:formula="of:=[.M43]*[.$D43]" office:value-type="float" office:value="72.0336" calcext:value-type="float">
            <text:p>72.03</text:p>
          </table:table-cell>
          <table:table-cell table:formula="of:=[.N43]*[.$D43]" office:value-type="float" office:value="46.2128" calcext:value-type="float">
            <text:p>46.21</text:p>
          </table:table-cell>
          <table:table-cell table:formula="of:=[.O43]*[.$D43]" office:value-type="float" office:value="11362.24" calcext:value-type="float">
            <text:p>11362.24</text:p>
          </table:table-cell>
          <table:table-cell table:style-name="Default" table:number-columns-repeated="22"/>
        </table:table-row>
        <table:table-row table:style-name="ro1">
          <table:table-cell table:formula="of:=[.A44]" office:value-type="string" office:string-value="nl03" calcext:value-type="string">
            <text:p>nl03</text:p>
          </table:table-cell>
          <table:table-cell table:formula="of:=[.B44]" office:value-type="string" office:string-value="HT2" calcext:value-type="string">
            <text:p>HT2</text:p>
          </table:table-cell>
          <table:table-cell table:formula="of:=[.C44]" office:value-type="float" office:value="2048" calcext:value-type="float">
            <text:p>2048</text:p>
          </table:table-cell>
          <table:table-cell table:formula="of:=[.D44]" office:value-type="float" office:value="32" calcext:value-type="float">
            <text:p>32</text:p>
          </table:table-cell>
          <table:table-cell table:formula="of:=[.E44]*[.$D44]" office:value-type="float" office:value="1295.424" calcext:value-type="float">
            <text:p>1295.42</text:p>
          </table:table-cell>
          <table:table-cell table:formula="of:=[.F44]*[.$D44]" office:value-type="float" office:value="89.5264" calcext:value-type="float">
            <text:p>89.53</text:p>
          </table:table-cell>
          <table:table-cell table:formula="of:=[.G44]*[.$D44]" office:value-type="float" office:value="3385.28" calcext:value-type="float">
            <text:p>3385.28</text:p>
          </table:table-cell>
          <table:table-cell table:formula="of:=[.H44]*[.$D44]" office:value-type="float" office:value="4145.92" calcext:value-type="float">
            <text:p>4145.92</text:p>
          </table:table-cell>
          <table:table-cell table:formula="of:=[.I44]*[.$D44]" office:value-type="float" office:value="574.976" calcext:value-type="float">
            <text:p>574.98</text:p>
          </table:table-cell>
          <table:table-cell table:formula="of:=[.J44]*[.$D44]" office:value-type="float" office:value="0" calcext:value-type="float">
            <text:p>0.00</text:p>
          </table:table-cell>
          <table:table-cell table:formula="of:=[.K44]*[.$D44]" office:value-type="float" office:value="0.1016736" calcext:value-type="float">
            <text:p>0.10</text:p>
          </table:table-cell>
          <table:table-cell table:formula="of:=[.L44]*[.$D44]" office:value-type="float" office:value="240.0352" calcext:value-type="float">
            <text:p>240.04</text:p>
          </table:table-cell>
          <table:table-cell table:formula="of:=[.M44]*[.$D44]" office:value-type="float" office:value="70.6496" calcext:value-type="float">
            <text:p>70.65</text:p>
          </table:table-cell>
          <table:table-cell table:formula="of:=[.N44]*[.$D44]" office:value-type="float" office:value="128.5888" calcext:value-type="float">
            <text:p>128.59</text:p>
          </table:table-cell>
          <table:table-cell table:formula="of:=[.O44]*[.$D44]" office:value-type="float" office:value="10220.8" calcext:value-type="float">
            <text:p>10220.80</text:p>
          </table:table-cell>
          <table:table-cell table:style-name="Default" table:number-columns-repeated="22"/>
        </table:table-row>
        <table:table-row table:style-name="ro1">
          <table:table-cell table:formula="of:=[.A45]" office:value-type="string" office:string-value="nl03" calcext:value-type="string">
            <text:p>nl03</text:p>
          </table:table-cell>
          <table:table-cell table:formula="of:=[.B45]" office:value-type="string" office:string-value="HT2" calcext:value-type="string">
            <text:p>HT2</text:p>
          </table:table-cell>
          <table:table-cell table:formula="of:=[.C45]" office:value-type="float" office:value="4096" calcext:value-type="float">
            <text:p>4096</text:p>
          </table:table-cell>
          <table:table-cell table:formula="of:=[.D45]" office:value-type="float" office:value="64" calcext:value-type="float">
            <text:p>64</text:p>
          </table:table-cell>
          <table:table-cell table:formula="of:=[.E45]*[.$D45]" office:value-type="float" office:value="1026.752" calcext:value-type="float">
            <text:p>1026.75</text:p>
          </table:table-cell>
          <table:table-cell table:formula="of:=[.F45]*[.$D45]" office:value-type="float" office:value="147.6288" calcext:value-type="float">
            <text:p>147.63</text:p>
          </table:table-cell>
          <table:table-cell table:formula="of:=[.G45]*[.$D45]" office:value-type="float" office:value="3872" calcext:value-type="float">
            <text:p>3872.00</text:p>
          </table:table-cell>
          <table:table-cell table:formula="of:=[.H45]*[.$D45]" office:value-type="float" office:value="7274.88" calcext:value-type="float">
            <text:p>7274.88</text:p>
          </table:table-cell>
          <table:table-cell table:formula="of:=[.I45]*[.$D45]" office:value-type="float" office:value="713.472" calcext:value-type="float">
            <text:p>713.47</text:p>
          </table:table-cell>
          <table:table-cell table:formula="of:=[.J45]*[.$D45]" office:value-type="float" office:value="0" calcext:value-type="float">
            <text:p>0.00</text:p>
          </table:table-cell>
          <table:table-cell table:formula="of:=[.K45]*[.$D45]" office:value-type="float" office:value="0.2029184" calcext:value-type="float">
            <text:p>0.20</text:p>
          </table:table-cell>
          <table:table-cell table:formula="of:=[.L45]*[.$D45]" office:value-type="float" office:value="221.9712" calcext:value-type="float">
            <text:p>221.97</text:p>
          </table:table-cell>
          <table:table-cell table:formula="of:=[.M45]*[.$D45]" office:value-type="float" office:value="77.7984" calcext:value-type="float">
            <text:p>77.80</text:p>
          </table:table-cell>
          <table:table-cell table:formula="of:=[.N45]*[.$D45]" office:value-type="float" office:value="245.0432" calcext:value-type="float">
            <text:p>245.04</text:p>
          </table:table-cell>
          <table:table-cell table:formula="of:=[.O45]*[.$D45]" office:value-type="float" office:value="13905.92" calcext:value-type="float">
            <text:p>13905.92</text:p>
          </table:table-cell>
          <table:table-cell table:style-name="Default" table:number-columns-repeated="22"/>
        </table:table-row>
        <table:table-row table:style-name="ro1">
          <table:table-cell table:formula="of:=[.A46]" office:value-type="string" office:string-value="nl03" calcext:value-type="string">
            <text:p>nl03</text:p>
          </table:table-cell>
          <table:table-cell table:formula="of:=[.B46]" office:value-type="string" office:string-value="HT2_o4" calcext:value-type="string">
            <text:p>HT2_o4</text:p>
          </table:table-cell>
          <table:table-cell table:formula="of:=[.C46]" office:value-type="float" office:value="2048" calcext:value-type="float">
            <text:p>2048</text:p>
          </table:table-cell>
          <table:table-cell table:formula="of:=[.D46]" office:value-type="float" office:value="64" calcext:value-type="float">
            <text:p>64</text:p>
          </table:table-cell>
          <table:table-cell table:formula="of:=[.E46]*[.$D46]" office:value-type="float" office:value="1003.968" calcext:value-type="float">
            <text:p>1003.97</text:p>
          </table:table-cell>
          <table:table-cell table:formula="of:=[.F46]*[.$D46]" office:value-type="float" office:value="141.824" calcext:value-type="float">
            <text:p>141.82</text:p>
          </table:table-cell>
          <table:table-cell table:formula="of:=[.G46]*[.$D46]" office:value-type="float" office:value="3801.6" calcext:value-type="float">
            <text:p>3801.60</text:p>
          </table:table-cell>
          <table:table-cell table:formula="of:=[.H46]*[.$D46]" office:value-type="float" office:value="4260.48" calcext:value-type="float">
            <text:p>4260.48</text:p>
          </table:table-cell>
          <table:table-cell table:formula="of:=[.I46]*[.$D46]" office:value-type="float" office:value="694.208" calcext:value-type="float">
            <text:p>694.21</text:p>
          </table:table-cell>
          <table:table-cell table:formula="of:=[.J46]*[.$D46]" office:value-type="float" office:value="0" calcext:value-type="float">
            <text:p>0.00</text:p>
          </table:table-cell>
          <table:table-cell table:formula="of:=[.K46]*[.$D46]" office:value-type="float" office:value="0.1795392" calcext:value-type="float">
            <text:p>0.18</text:p>
          </table:table-cell>
          <table:table-cell table:formula="of:=[.L46]*[.$D46]" office:value-type="float" office:value="215.168" calcext:value-type="float">
            <text:p>215.17</text:p>
          </table:table-cell>
          <table:table-cell table:formula="of:=[.M46]*[.$D46]" office:value-type="float" office:value="93.824" calcext:value-type="float">
            <text:p>93.82</text:p>
          </table:table-cell>
          <table:table-cell table:formula="of:=[.N46]*[.$D46]" office:value-type="float" office:value="229.9712" calcext:value-type="float">
            <text:p>229.97</text:p>
          </table:table-cell>
          <table:table-cell table:formula="of:=[.O46]*[.$D46]" office:value-type="float" office:value="10796.8" calcext:value-type="float">
            <text:p>10796.80</text:p>
          </table:table-cell>
          <table:table-cell table:style-name="Default" table:number-columns-repeated="22"/>
        </table:table-row>
        <table:table-row table:style-name="ro1">
          <table:table-cell table:formula="of:=[.A47]" office:value-type="string" office:string-value="nl03" calcext:value-type="string">
            <text:p>nl03</text:p>
          </table:table-cell>
          <table:table-cell table:formula="of:=[.B47]" office:value-type="string" office:string-value="HT2_o4" calcext:value-type="string">
            <text:p>HT2_o4</text:p>
          </table:table-cell>
          <table:table-cell table:formula="of:=[.C47]" office:value-type="float" office:value="4096" calcext:value-type="float">
            <text:p>4096</text:p>
          </table:table-cell>
          <table:table-cell table:formula="of:=[.D47]" office:value-type="float" office:value="128" calcext:value-type="float">
            <text:p>128</text:p>
          </table:table-cell>
          <table:table-cell table:formula="of:=[.E47]*[.$D47]" office:value-type="float" office:value="960.128" calcext:value-type="float">
            <text:p>960.13</text:p>
          </table:table-cell>
          <table:table-cell table:formula="of:=[.F47]*[.$D47]" office:value-type="float" office:value="267.0464" calcext:value-type="float">
            <text:p>267.05</text:p>
          </table:table-cell>
          <table:table-cell table:formula="of:=[.G47]*[.$D47]" office:value-type="float" office:value="4675.84" calcext:value-type="float">
            <text:p>4675.84</text:p>
          </table:table-cell>
          <table:table-cell table:formula="of:=[.H47]*[.$D47]" office:value-type="float" office:value="4954.496" calcext:value-type="float">
            <text:p>4954.50</text:p>
          </table:table-cell>
          <table:table-cell table:formula="of:=[.I47]*[.$D47]" office:value-type="float" office:value="882.0864" calcext:value-type="float">
            <text:p>882.09</text:p>
          </table:table-cell>
          <table:table-cell table:formula="of:=[.J47]*[.$D47]" office:value-type="float" office:value="0" calcext:value-type="float">
            <text:p>0.00</text:p>
          </table:table-cell>
          <table:table-cell table:formula="of:=[.K47]*[.$D47]" office:value-type="float" office:value="0.3867264" calcext:value-type="float">
            <text:p>0.39</text:p>
          </table:table-cell>
          <table:table-cell table:formula="of:=[.L47]*[.$D47]" office:value-type="float" office:value="177.0624" calcext:value-type="float">
            <text:p>177.06</text:p>
          </table:table-cell>
          <table:table-cell table:formula="of:=[.M47]*[.$D47]" office:value-type="float" office:value="198.272" calcext:value-type="float">
            <text:p>198.27</text:p>
          </table:table-cell>
          <table:table-cell table:formula="of:=[.N47]*[.$D47]" office:value-type="float" office:value="451.456" calcext:value-type="float">
            <text:p>451.46</text:p>
          </table:table-cell>
          <table:table-cell table:formula="of:=[.O47]*[.$D47]" office:value-type="float" office:value="13039.36" calcext:value-type="float">
            <text:p>13039.36</text:p>
          </table:table-cell>
          <table:table-cell table:style-name="Default" table:number-columns-repeated="22"/>
        </table:table-row>
        <table:table-row table:style-name="ro1">
          <table:table-cell table:formula="of:=[.A48]" office:value-type="string" office:string-value="nl03" calcext:value-type="string">
            <text:p>nl03</text:p>
          </table:table-cell>
          <table:table-cell table:formula="of:=[.B48]" office:value-type="string" office:string-value="HT2_o8" calcext:value-type="string">
            <text:p>HT2_o8</text:p>
          </table:table-cell>
          <table:table-cell table:formula="of:=[.C48]" office:value-type="float" office:value="512" calcext:value-type="float">
            <text:p>512</text:p>
          </table:table-cell>
          <table:table-cell table:formula="of:=[.D48]" office:value-type="float" office:value="32" calcext:value-type="float">
            <text:p>32</text:p>
          </table:table-cell>
          <table:table-cell table:formula="of:=[.E48]*[.$D48]" office:value-type="float" office:value="1307.84" calcext:value-type="float">
            <text:p>1307.84</text:p>
          </table:table-cell>
          <table:table-cell table:formula="of:=[.F48]*[.$D48]" office:value-type="float" office:value="100.992" calcext:value-type="float">
            <text:p>100.99</text:p>
          </table:table-cell>
          <table:table-cell table:formula="of:=[.G48]*[.$D48]" office:value-type="float" office:value="3667.2" calcext:value-type="float">
            <text:p>3667.20</text:p>
          </table:table-cell>
          <table:table-cell table:formula="of:=[.H48]*[.$D48]" office:value-type="float" office:value="4042.56" calcext:value-type="float">
            <text:p>4042.56</text:p>
          </table:table-cell>
          <table:table-cell table:formula="of:=[.I48]*[.$D48]" office:value-type="float" office:value="555.84" calcext:value-type="float">
            <text:p>555.84</text:p>
          </table:table-cell>
          <table:table-cell table:formula="of:=[.J48]*[.$D48]" office:value-type="float" office:value="0" calcext:value-type="float">
            <text:p>0.00</text:p>
          </table:table-cell>
          <table:table-cell table:formula="of:=[.K48]*[.$D48]" office:value-type="float" office:value="0.096512" calcext:value-type="float">
            <text:p>0.10</text:p>
          </table:table-cell>
          <table:table-cell table:formula="of:=[.L48]*[.$D48]" office:value-type="float" office:value="216.96" calcext:value-type="float">
            <text:p>216.96</text:p>
          </table:table-cell>
          <table:table-cell table:formula="of:=[.M48]*[.$D48]" office:value-type="float" office:value="161.7824" calcext:value-type="float">
            <text:p>161.78</text:p>
          </table:table-cell>
          <table:table-cell table:formula="of:=[.N48]*[.$D48]" office:value-type="float" office:value="128.3744" calcext:value-type="float">
            <text:p>128.37</text:p>
          </table:table-cell>
          <table:table-cell table:formula="of:=[.O48]*[.$D48]" office:value-type="float" office:value="10649.6" calcext:value-type="float">
            <text:p>10649.60</text:p>
          </table:table-cell>
          <table:table-cell table:style-name="Default" table:number-columns-repeated="22"/>
        </table:table-row>
        <table:table-row table:style-name="ro1">
          <table:table-cell table:formula="of:=[.A49]" office:value-type="string" office:string-value="nl03" calcext:value-type="string">
            <text:p>nl03</text:p>
          </table:table-cell>
          <table:table-cell table:formula="of:=[.B49]" office:value-type="string" office:string-value="HT2_o8" calcext:value-type="string">
            <text:p>HT2_o8</text:p>
          </table:table-cell>
          <table:table-cell table:formula="of:=[.C49]" office:value-type="float" office:value="1024" calcext:value-type="float">
            <text:p>1024</text:p>
          </table:table-cell>
          <table:table-cell table:formula="of:=[.D49]" office:value-type="float" office:value="64" calcext:value-type="float">
            <text:p>64</text:p>
          </table:table-cell>
          <table:table-cell table:formula="of:=[.E49]*[.$D49]" office:value-type="float" office:value="1192.32" calcext:value-type="float">
            <text:p>1192.32</text:p>
          </table:table-cell>
          <table:table-cell table:formula="of:=[.F49]*[.$D49]" office:value-type="float" office:value="169.7472" calcext:value-type="float">
            <text:p>169.75</text:p>
          </table:table-cell>
          <table:table-cell table:formula="of:=[.G49]*[.$D49]" office:value-type="float" office:value="4821.76" calcext:value-type="float">
            <text:p>4821.76</text:p>
          </table:table-cell>
          <table:table-cell table:formula="of:=[.H49]*[.$D49]" office:value-type="float" office:value="3344.448" calcext:value-type="float">
            <text:p>3344.45</text:p>
          </table:table-cell>
          <table:table-cell table:formula="of:=[.I49]*[.$D49]" office:value-type="float" office:value="702.912" calcext:value-type="float">
            <text:p>702.91</text:p>
          </table:table-cell>
          <table:table-cell table:formula="of:=[.J49]*[.$D49]" office:value-type="float" office:value="0" calcext:value-type="float">
            <text:p>0.00</text:p>
          </table:table-cell>
          <table:table-cell table:formula="of:=[.K49]*[.$D49]" office:value-type="float" office:value="0.1927232" calcext:value-type="float">
            <text:p>0.19</text:p>
          </table:table-cell>
          <table:table-cell table:formula="of:=[.L49]*[.$D49]" office:value-type="float" office:value="227.6032" calcext:value-type="float">
            <text:p>227.60</text:p>
          </table:table-cell>
          <table:table-cell table:formula="of:=[.M49]*[.$D49]" office:value-type="float" office:value="134.848" calcext:value-type="float">
            <text:p>134.85</text:p>
          </table:table-cell>
          <table:table-cell table:formula="of:=[.N49]*[.$D49]" office:value-type="float" office:value="239.3792" calcext:value-type="float">
            <text:p>239.38</text:p>
          </table:table-cell>
          <table:table-cell table:formula="of:=[.O49]*[.$D49]" office:value-type="float" office:value="11342.72" calcext:value-type="float">
            <text:p>11342.72</text:p>
          </table:table-cell>
          <table:table-cell table:style-name="Default" table:number-columns-repeated="22"/>
        </table:table-row>
        <table:table-row table:style-name="ro1">
          <table:table-cell table:formula="of:=[.A50]" office:value-type="string" office:string-value="nl03" calcext:value-type="string">
            <text:p>nl03</text:p>
          </table:table-cell>
          <table:table-cell table:formula="of:=[.B50]" office:value-type="string" office:string-value="HT2_o8" calcext:value-type="string">
            <text:p>HT2_o8</text:p>
          </table:table-cell>
          <table:table-cell table:formula="of:=[.C50]" office:value-type="float" office:value="2048" calcext:value-type="float">
            <text:p>2048</text:p>
          </table:table-cell>
          <table:table-cell table:formula="of:=[.D50]" office:value-type="float" office:value="128" calcext:value-type="float">
            <text:p>128</text:p>
          </table:table-cell>
          <table:table-cell table:formula="of:=[.E50]*[.$D50]" office:value-type="float" office:value="971.3024" calcext:value-type="float">
            <text:p>971.30</text:p>
          </table:table-cell>
          <table:table-cell table:formula="of:=[.F50]*[.$D50]" office:value-type="float" office:value="305.28" calcext:value-type="float">
            <text:p>305.28</text:p>
          </table:table-cell>
          <table:table-cell table:formula="of:=[.G50]*[.$D50]" office:value-type="float" office:value="4506.496" calcext:value-type="float">
            <text:p>4506.50</text:p>
          </table:table-cell>
          <table:table-cell table:formula="of:=[.H50]*[.$D50]" office:value-type="float" office:value="4889.216" calcext:value-type="float">
            <text:p>4889.22</text:p>
          </table:table-cell>
          <table:table-cell table:formula="of:=[.I50]*[.$D50]" office:value-type="float" office:value="973.9136" calcext:value-type="float">
            <text:p>973.91</text:p>
          </table:table-cell>
          <table:table-cell table:formula="of:=[.J50]*[.$D50]" office:value-type="float" office:value="0" calcext:value-type="float">
            <text:p>0.00</text:p>
          </table:table-cell>
          <table:table-cell table:formula="of:=[.K50]*[.$D50]" office:value-type="float" office:value="0.3672704" calcext:value-type="float">
            <text:p>0.37</text:p>
          </table:table-cell>
          <table:table-cell table:formula="of:=[.L50]*[.$D50]" office:value-type="float" office:value="180.6464" calcext:value-type="float">
            <text:p>180.65</text:p>
          </table:table-cell>
          <table:table-cell table:formula="of:=[.M50]*[.$D50]" office:value-type="float" office:value="235.008" calcext:value-type="float">
            <text:p>235.01</text:p>
          </table:table-cell>
          <table:table-cell table:formula="of:=[.N50]*[.$D50]" office:value-type="float" office:value="457.5616" calcext:value-type="float">
            <text:p>457.56</text:p>
          </table:table-cell>
          <table:table-cell table:formula="of:=[.O50]*[.$D50]" office:value-type="float" office:value="13123.84" calcext:value-type="float">
            <text:p>13123.84</text:p>
          </table:table-cell>
          <table:table-cell table:style-name="Default" table:number-columns-repeated="22"/>
        </table:table-row>
        <table:table-row table:style-name="ro1">
          <table:table-cell table:formula="of:=[.A51]" office:value-type="string" office:string-value="nl03" calcext:value-type="string">
            <text:p>nl03</text:p>
          </table:table-cell>
          <table:table-cell table:formula="of:=[.B51]" office:value-type="string" office:string-value="HT2_o8" calcext:value-type="string">
            <text:p>HT2_o8</text:p>
          </table:table-cell>
          <table:table-cell table:formula="of:=[.C51]" office:value-type="float" office:value="4096" calcext:value-type="float">
            <text:p>4096</text:p>
          </table:table-cell>
          <table:table-cell table:formula="of:=[.D51]" office:value-type="float" office:value="256" calcext:value-type="float">
            <text:p>256</text:p>
          </table:table-cell>
          <table:table-cell table:formula="of:=[.E51]*[.$D51]" office:value-type="float" office:value="946.5088" calcext:value-type="float">
            <text:p>946.51</text:p>
          </table:table-cell>
          <table:table-cell table:formula="of:=[.F51]*[.$D51]" office:value-type="float" office:value="579.7632" calcext:value-type="float">
            <text:p>579.76</text:p>
          </table:table-cell>
          <table:table-cell table:formula="of:=[.G51]*[.$D51]" office:value-type="float" office:value="5904.128" calcext:value-type="float">
            <text:p>5904.13</text:p>
          </table:table-cell>
          <table:table-cell table:formula="of:=[.H51]*[.$D51]" office:value-type="float" office:value="4677.12" calcext:value-type="float">
            <text:p>4677.12</text:p>
          </table:table-cell>
          <table:table-cell table:formula="of:=[.I51]*[.$D51]" office:value-type="float" office:value="2007.7312" calcext:value-type="float">
            <text:p>2007.73</text:p>
          </table:table-cell>
          <table:table-cell table:formula="of:=[.J51]*[.$D51]" office:value-type="float" office:value="0" calcext:value-type="float">
            <text:p>0.00</text:p>
          </table:table-cell>
          <table:table-cell table:formula="of:=[.K51]*[.$D51]" office:value-type="float" office:value="0.733184" calcext:value-type="float">
            <text:p>0.73</text:p>
          </table:table-cell>
          <table:table-cell table:formula="of:=[.L51]*[.$D51]" office:value-type="float" office:value="179.41248" calcext:value-type="float">
            <text:p>179.41</text:p>
          </table:table-cell>
          <table:table-cell table:formula="of:=[.M51]*[.$D51]" office:value-type="float" office:value="428.9792" calcext:value-type="float">
            <text:p>428.98</text:p>
          </table:table-cell>
          <table:table-cell table:formula="of:=[.N51]*[.$D51]" office:value-type="float" office:value="892.672" calcext:value-type="float">
            <text:p>892.67</text:p>
          </table:table-cell>
          <table:table-cell table:formula="of:=[.O51]*[.$D51]" office:value-type="float" office:value="16557.312" calcext:value-type="float">
            <text:p>16557.31</text:p>
          </table:table-cell>
          <table:table-cell table:style-name="Default" table:number-columns-repeated="22"/>
        </table:table-row>
        <table:table-row table:style-name="ro1">
          <table:table-cell table:formula="of:=[.A52]" office:value-type="string" office:string-value="strong" calcext:value-type="string">
            <text:p>strong</text:p>
          </table:table-cell>
          <table:table-cell table:formula="of:=[.B52]" office:value-type="string" office:string-value="noHT" calcext:value-type="string">
            <text:p>noHT</text:p>
          </table:table-cell>
          <table:table-cell table:formula="of:=[.C52]" office:value-type="float" office:value="16384" calcext:value-type="float">
            <text:p>16384</text:p>
          </table:table-cell>
          <table:table-cell table:formula="of:=[.D52]" office:value-type="float" office:value="256" calcext:value-type="float">
            <text:p>256</text:p>
          </table:table-cell>
          <table:table-cell table:formula="of:=[.E52]*[.$D52]" office:value-type="float" office:value="7631.36" calcext:value-type="float">
            <text:p>7631.36</text:p>
          </table:table-cell>
          <table:table-cell table:formula="of:=[.F52]*[.$D52]" office:value-type="float" office:value="823.8848" calcext:value-type="float">
            <text:p>823.88</text:p>
          </table:table-cell>
          <table:table-cell table:formula="of:=[.G52]*[.$D52]" office:value-type="float" office:value="35635.2" calcext:value-type="float">
            <text:p>35635.20</text:p>
          </table:table-cell>
          <table:table-cell table:formula="of:=[.H52]*[.$D52]" office:value-type="float" office:value="31685.12" calcext:value-type="float">
            <text:p>31685.12</text:p>
          </table:table-cell>
          <table:table-cell table:formula="of:=[.I52]*[.$D52]" office:value-type="float" office:value="5361.408" calcext:value-type="float">
            <text:p>5361.41</text:p>
          </table:table-cell>
          <table:table-cell table:formula="of:=[.J52]*[.$D52]" office:value-type="float" office:value="0" calcext:value-type="float">
            <text:p>0.00</text:p>
          </table:table-cell>
          <table:table-cell table:formula="of:=[.K52]*[.$D52]" office:value-type="float" office:value="0.1526528" calcext:value-type="float">
            <text:p>0.15</text:p>
          </table:table-cell>
          <table:table-cell table:formula="of:=[.L52]*[.$D52]" office:value-type="float" office:value="1062.5792" calcext:value-type="float">
            <text:p>1062.58</text:p>
          </table:table-cell>
          <table:table-cell table:formula="of:=[.M52]*[.$D52]" office:value-type="float" office:value="376.2432" calcext:value-type="float">
            <text:p>376.24</text:p>
          </table:table-cell>
          <table:table-cell table:formula="of:=[.N52]*[.$D52]" office:value-type="float" office:value="30138.88" calcext:value-type="float">
            <text:p>30138.88</text:p>
          </table:table-cell>
          <table:table-cell table:formula="of:=[.O52]*[.$D52]" office:value-type="float" office:value="115251.2" calcext:value-type="float">
            <text:p>115251.20</text:p>
          </table:table-cell>
          <table:table-cell table:style-name="Default" table:number-columns-repeated="22"/>
        </table:table-row>
        <table:table-row table:style-name="ro1">
          <table:table-cell table:formula="of:=[.A53]" office:value-type="string" office:string-value="weak1" calcext:value-type="string">
            <text:p>weak1</text:p>
          </table:table-cell>
          <table:table-cell table:formula="of:=[.B53]" office:value-type="string" office:string-value="noHT" calcext:value-type="string">
            <text:p>noHT</text:p>
          </table:table-cell>
          <table:table-cell table:formula="of:=[.C53]" office:value-type="float" office:value="768" calcext:value-type="float">
            <text:p>768</text:p>
          </table:table-cell>
          <table:table-cell table:formula="of:=[.D53]" office:value-type="float" office:value="12" calcext:value-type="float">
            <text:p>12</text:p>
          </table:table-cell>
          <table:table-cell table:formula="of:=[.E53]*[.$D53]" office:value-type="float" office:value="543.684" calcext:value-type="float">
            <text:p>543.68</text:p>
          </table:table-cell>
          <table:table-cell table:formula="of:=[.F53]*[.$D53]" office:value-type="float" office:value="27.7992" calcext:value-type="float">
            <text:p>27.80</text:p>
          </table:table-cell>
          <table:table-cell table:formula="of:=[.G53]*[.$D53]" office:value-type="float" office:value="2315.88" calcext:value-type="float">
            <text:p>2315.88</text:p>
          </table:table-cell>
          <table:table-cell table:formula="of:=[.H53]*[.$D53]" office:value-type="float" office:value="2034" calcext:value-type="float">
            <text:p>2034.00</text:p>
          </table:table-cell>
          <table:table-cell table:formula="of:=[.I53]*[.$D53]" office:value-type="float" office:value="352.452" calcext:value-type="float">
            <text:p>352.45</text:p>
          </table:table-cell>
          <table:table-cell table:formula="of:=[.J53]*[.$D53]" office:value-type="float" office:value="0" calcext:value-type="float">
            <text:p>0.00</text:p>
          </table:table-cell>
          <table:table-cell table:formula="of:=[.K53]*[.$D53]" office:value-type="float" office:value="0.0069204" calcext:value-type="float">
            <text:p>0.01</text:p>
          </table:table-cell>
          <table:table-cell table:formula="of:=[.L53]*[.$D53]" office:value-type="float" office:value="57.4296" calcext:value-type="float">
            <text:p>57.43</text:p>
          </table:table-cell>
          <table:table-cell table:formula="of:=[.M53]*[.$D53]" office:value-type="float" office:value="26.6448" calcext:value-type="float">
            <text:p>26.64</text:p>
          </table:table-cell>
          <table:table-cell table:formula="of:=[.N53]*[.$D53]" office:value-type="float" office:value="616.092" calcext:value-type="float">
            <text:p>616.09</text:p>
          </table:table-cell>
          <table:table-cell table:formula="of:=[.O53]*[.$D53]" office:value-type="float" office:value="6157.2" calcext:value-type="float">
            <text:p>6157.20</text:p>
          </table:table-cell>
          <table:table-cell table:style-name="Default" table:number-columns-repeated="22"/>
        </table:table-row>
        <table:table-row table:style-name="ro1">
          <table:table-cell table:formula="of:=[.A54]" office:value-type="string" office:string-value="weak1" calcext:value-type="string">
            <text:p>weak1</text:p>
          </table:table-cell>
          <table:table-cell table:formula="of:=[.B54]" office:value-type="string" office:string-value="noHT" calcext:value-type="string">
            <text:p>noHT</text:p>
          </table:table-cell>
          <table:table-cell table:formula="of:=[.C54]" office:value-type="float" office:value="1536" calcext:value-type="float">
            <text:p>1536</text:p>
          </table:table-cell>
          <table:table-cell table:formula="of:=[.D54]" office:value-type="float" office:value="24" calcext:value-type="float">
            <text:p>24</text:p>
          </table:table-cell>
          <table:table-cell table:formula="of:=[.E54]*[.$D54]" office:value-type="float" office:value="524.136" calcext:value-type="float">
            <text:p>524.14</text:p>
          </table:table-cell>
          <table:table-cell table:formula="of:=[.F54]*[.$D54]" office:value-type="float" office:value="28.2408" calcext:value-type="float">
            <text:p>28.24</text:p>
          </table:table-cell>
          <table:table-cell table:formula="of:=[.G54]*[.$D54]" office:value-type="float" office:value="2296.896" calcext:value-type="float">
            <text:p>2296.90</text:p>
          </table:table-cell>
          <table:table-cell table:formula="of:=[.H54]*[.$D54]" office:value-type="float" office:value="2182.632" calcext:value-type="float">
            <text:p>2182.63</text:p>
          </table:table-cell>
          <table:table-cell table:formula="of:=[.I54]*[.$D54]" office:value-type="float" office:value="369.144" calcext:value-type="float">
            <text:p>369.14</text:p>
          </table:table-cell>
          <table:table-cell table:formula="of:=[.J54]*[.$D54]" office:value-type="float" office:value="0" calcext:value-type="float">
            <text:p>0.00</text:p>
          </table:table-cell>
          <table:table-cell table:formula="of:=[.K54]*[.$D54]" office:value-type="float" office:value="0.01239888" calcext:value-type="float">
            <text:p>0.01</text:p>
          </table:table-cell>
          <table:table-cell table:formula="of:=[.L54]*[.$D54]" office:value-type="float" office:value="56.1288" calcext:value-type="float">
            <text:p>56.13</text:p>
          </table:table-cell>
          <table:table-cell table:formula="of:=[.M54]*[.$D54]" office:value-type="float" office:value="22.52352" calcext:value-type="float">
            <text:p>22.52</text:p>
          </table:table-cell>
          <table:table-cell table:formula="of:=[.N54]*[.$D54]" office:value-type="float" office:value="1230.816" calcext:value-type="float">
            <text:p>1230.82</text:p>
          </table:table-cell>
          <table:table-cell table:formula="of:=[.O54]*[.$D54]" office:value-type="float" office:value="6816.72" calcext:value-type="float">
            <text:p>6816.72</text:p>
          </table:table-cell>
          <table:table-cell table:style-name="Default" table:number-columns-repeated="22"/>
        </table:table-row>
        <table:table-row table:style-name="ro1">
          <table:table-cell table:formula="of:=[.A55]" office:value-type="string" office:string-value="weak1" calcext:value-type="string">
            <text:p>weak1</text:p>
          </table:table-cell>
          <table:table-cell table:formula="of:=[.B55]" office:value-type="string" office:string-value="noHT" calcext:value-type="string">
            <text:p>noHT</text:p>
          </table:table-cell>
          <table:table-cell table:formula="of:=[.C55]" office:value-type="float" office:value="3072" calcext:value-type="float">
            <text:p>3072</text:p>
          </table:table-cell>
          <table:table-cell table:formula="of:=[.D55]" office:value-type="float" office:value="48" calcext:value-type="float">
            <text:p>48</text:p>
          </table:table-cell>
          <table:table-cell table:formula="of:=[.E55]*[.$D55]" office:value-type="float" office:value="521.616" calcext:value-type="float">
            <text:p>521.62</text:p>
          </table:table-cell>
          <table:table-cell table:formula="of:=[.F55]*[.$D55]" office:value-type="float" office:value="28.39296" calcext:value-type="float">
            <text:p>28.39</text:p>
          </table:table-cell>
          <table:table-cell table:formula="of:=[.G55]*[.$D55]" office:value-type="float" office:value="2317.776" calcext:value-type="float">
            <text:p>2317.78</text:p>
          </table:table-cell>
          <table:table-cell table:formula="of:=[.H55]*[.$D55]" office:value-type="float" office:value="2654.448" calcext:value-type="float">
            <text:p>2654.45</text:p>
          </table:table-cell>
          <table:table-cell table:formula="of:=[.I55]*[.$D55]" office:value-type="float" office:value="408.4464" calcext:value-type="float">
            <text:p>408.45</text:p>
          </table:table-cell>
          <table:table-cell table:formula="of:=[.J55]*[.$D55]" office:value-type="float" office:value="0" calcext:value-type="float">
            <text:p>0.00</text:p>
          </table:table-cell>
          <table:table-cell table:formula="of:=[.K55]*[.$D55]" office:value-type="float" office:value="0.02316384" calcext:value-type="float">
            <text:p>0.02</text:p>
          </table:table-cell>
          <table:table-cell table:formula="of:=[.L55]*[.$D55]" office:value-type="float" office:value="59.8752" calcext:value-type="float">
            <text:p>59.88</text:p>
          </table:table-cell>
          <table:table-cell table:formula="of:=[.M55]*[.$D55]" office:value-type="float" office:value="22.10256" calcext:value-type="float">
            <text:p>22.10</text:p>
          </table:table-cell>
          <table:table-cell table:formula="of:=[.N55]*[.$D55]" office:value-type="float" office:value="2493.312" calcext:value-type="float">
            <text:p>2493.31</text:p>
          </table:table-cell>
          <table:table-cell table:formula="of:=[.O55]*[.$D55]" office:value-type="float" office:value="8607.36" calcext:value-type="float">
            <text:p>8607.36</text:p>
          </table:table-cell>
          <table:table-cell table:style-name="Default" table:number-columns-repeated="22"/>
        </table:table-row>
        <table:table-row table:style-name="ro1">
          <table:table-cell table:formula="of:=[.A56]" office:value-type="string" office:string-value="weak1" calcext:value-type="string">
            <text:p>weak1</text:p>
          </table:table-cell>
          <table:table-cell table:formula="of:=[.B56]" office:value-type="string" office:string-value="noHT" calcext:value-type="string">
            <text:p>noHT</text:p>
          </table:table-cell>
          <table:table-cell table:formula="of:=[.C56]" office:value-type="float" office:value="12288" calcext:value-type="float">
            <text:p>12288</text:p>
          </table:table-cell>
          <table:table-cell table:formula="of:=[.D56]" office:value-type="float" office:value="192" calcext:value-type="float">
            <text:p>192</text:p>
          </table:table-cell>
          <table:table-cell table:formula="of:=[.E56]*[.$D56]" office:value-type="float" office:value="507.3984" calcext:value-type="float">
            <text:p>507.40</text:p>
          </table:table-cell>
          <table:table-cell table:formula="of:=[.F56]*[.$D56]" office:value-type="float" office:value="43.38432" calcext:value-type="float">
            <text:p>43.38</text:p>
          </table:table-cell>
          <table:table-cell table:formula="of:=[.G56]*[.$D56]" office:value-type="float" office:value="8884.992" calcext:value-type="float">
            <text:p>8884.99</text:p>
          </table:table-cell>
          <table:table-cell table:formula="of:=[.H56]*[.$D56]" office:value-type="float" office:value="13888.128" calcext:value-type="float">
            <text:p>13888.13</text:p>
          </table:table-cell>
          <table:table-cell table:formula="of:=[.I56]*[.$D56]" office:value-type="float" office:value="634.2144" calcext:value-type="float">
            <text:p>634.21</text:p>
          </table:table-cell>
          <table:table-cell table:formula="of:=[.J56]*[.$D56]" office:value-type="float" office:value="0" calcext:value-type="float">
            <text:p>0.00</text:p>
          </table:table-cell>
          <table:table-cell table:formula="of:=[.K56]*[.$D56]" office:value-type="float" office:value="0.09758976" calcext:value-type="float">
            <text:p>0.10</text:p>
          </table:table-cell>
          <table:table-cell table:formula="of:=[.L56]*[.$D56]" office:value-type="float" office:value="51.68064" calcext:value-type="float">
            <text:p>51.68</text:p>
          </table:table-cell>
          <table:table-cell table:formula="of:=[.M56]*[.$D56]" office:value-type="float" office:value="24.36864" calcext:value-type="float">
            <text:p>24.37</text:p>
          </table:table-cell>
          <table:table-cell table:formula="of:=[.N56]*[.$D56]" office:value-type="float" office:value="9889.92" calcext:value-type="float">
            <text:p>9889.92</text:p>
          </table:table-cell>
          <table:table-cell table:formula="of:=[.O56]*[.$D56]" office:value-type="float" office:value="34060.8" calcext:value-type="float">
            <text:p>34060.80</text:p>
          </table:table-cell>
          <table:table-cell table:style-name="Default" table:number-columns-repeated="22"/>
        </table:table-row>
        <table:table-row table:style-name="ro1">
          <table:table-cell table:formula="of:=[.A57]" office:value-type="string" office:string-value="weak1" calcext:value-type="string">
            <text:p>weak1</text:p>
          </table:table-cell>
          <table:table-cell table:formula="of:=[.B57]" office:value-type="string" office:string-value="noHT" calcext:value-type="string">
            <text:p>noHT</text:p>
          </table:table-cell>
          <table:table-cell table:formula="of:=[.C57]" office:value-type="float" office:value="49152" calcext:value-type="float">
            <text:p>49152</text:p>
          </table:table-cell>
          <table:table-cell table:formula="of:=[.D57]" office:value-type="float" office:value="768" calcext:value-type="float">
            <text:p>768</text:p>
          </table:table-cell>
          <table:table-cell table:formula="of:=[.E57]*[.$D57]" office:value-type="float" office:value="580.93824" calcext:value-type="float">
            <text:p>580.94</text:p>
          </table:table-cell>
          <table:table-cell table:formula="of:=[.F57]*[.$D57]" office:value-type="float" office:value="138.42432" calcext:value-type="float">
            <text:p>138.42</text:p>
          </table:table-cell>
          <table:table-cell table:formula="of:=[.G57]*[.$D57]" office:value-type="float" office:value="35254.272" calcext:value-type="float">
            <text:p>35254.27</text:p>
          </table:table-cell>
          <table:table-cell table:formula="of:=[.H57]*[.$D57]" office:value-type="float" office:value="46491.648" calcext:value-type="float">
            <text:p>46491.65</text:p>
          </table:table-cell>
          <table:table-cell table:formula="of:=[.I57]*[.$D57]" office:value-type="float" office:value="1781.0688" calcext:value-type="float">
            <text:p>1781.07</text:p>
          </table:table-cell>
          <table:table-cell table:formula="of:=[.J57]*[.$D57]" office:value-type="float" office:value="0" calcext:value-type="float">
            <text:p>0.00</text:p>
          </table:table-cell>
          <table:table-cell table:formula="of:=[.K57]*[.$D57]" office:value-type="float" office:value="0.43079424" calcext:value-type="float">
            <text:p>0.43</text:p>
          </table:table-cell>
          <table:table-cell table:formula="of:=[.L57]*[.$D57]" office:value-type="float" office:value="58.987008" calcext:value-type="float">
            <text:p>58.99</text:p>
          </table:table-cell>
          <table:table-cell table:formula="of:=[.M57]*[.$D57]" office:value-type="float" office:value="180.61824" calcext:value-type="float">
            <text:p>180.62</text:p>
          </table:table-cell>
          <table:table-cell table:formula="of:=[.N57]*[.$D57]" office:value-type="float" office:value="35365.632" calcext:value-type="float">
            <text:p>35365.63</text:p>
          </table:table-cell>
          <table:table-cell table:formula="of:=[.O57]*[.$D57]" office:value-type="float" office:value="119953.92" calcext:value-type="float">
            <text:p>119953.92</text:p>
          </table:table-cell>
          <table:table-cell table:style-name="Default" table:number-columns-repeated="22"/>
        </table:table-row>
        <table:table-row table:style-name="ro1">
          <table:table-cell table:formula="of:=[.A58]" office:value-type="string" office:string-value="weak2" calcext:value-type="string">
            <text:p>weak2</text:p>
          </table:table-cell>
          <table:table-cell table:formula="of:=[.B58]" office:value-type="string" office:string-value="noHT" calcext:value-type="string">
            <text:p>noHT</text:p>
          </table:table-cell>
          <table:table-cell table:formula="of:=[.C58]" office:value-type="float" office:value="1536" calcext:value-type="float">
            <text:p>1536</text:p>
          </table:table-cell>
          <table:table-cell table:formula="of:=[.D58]" office:value-type="float" office:value="24" calcext:value-type="float">
            <text:p>24</text:p>
          </table:table-cell>
          <table:table-cell table:formula="of:=[.E58]*[.$D58]" office:value-type="float" office:value="1115.28" calcext:value-type="float">
            <text:p>1115.28</text:p>
          </table:table-cell>
          <table:table-cell table:formula="of:=[.F58]*[.$D58]" office:value-type="float" office:value="78.24" calcext:value-type="float">
            <text:p>78.24</text:p>
          </table:table-cell>
          <table:table-cell table:formula="of:=[.G58]*[.$D58]" office:value-type="float" office:value="4614.72" calcext:value-type="float">
            <text:p>4614.72</text:p>
          </table:table-cell>
          <table:table-cell table:formula="of:=[.H58]*[.$D58]" office:value-type="float" office:value="4356.72" calcext:value-type="float">
            <text:p>4356.72</text:p>
          </table:table-cell>
          <table:table-cell table:formula="of:=[.I58]*[.$D58]" office:value-type="float" office:value="699.072" calcext:value-type="float">
            <text:p>699.07</text:p>
          </table:table-cell>
          <table:table-cell table:formula="of:=[.J58]*[.$D58]" office:value-type="float" office:value="0" calcext:value-type="float">
            <text:p>0.00</text:p>
          </table:table-cell>
          <table:table-cell table:formula="of:=[.K58]*[.$D58]" office:value-type="float" office:value="0.0168744" calcext:value-type="float">
            <text:p>0.02</text:p>
          </table:table-cell>
          <table:table-cell table:formula="of:=[.L58]*[.$D58]" office:value-type="float" office:value="119.7672" calcext:value-type="float">
            <text:p>119.77</text:p>
          </table:table-cell>
          <table:table-cell table:formula="of:=[.M58]*[.$D58]" office:value-type="float" office:value="61.9848" calcext:value-type="float">
            <text:p>61.98</text:p>
          </table:table-cell>
          <table:table-cell table:formula="of:=[.N58]*[.$D58]" office:value-type="float" office:value="1237.128" calcext:value-type="float">
            <text:p>1237.13</text:p>
          </table:table-cell>
          <table:table-cell table:formula="of:=[.O58]*[.$D58]" office:value-type="float" office:value="12740.88" calcext:value-type="float">
            <text:p>12740.88</text:p>
          </table:table-cell>
          <table:table-cell table:style-name="Default" table:number-columns-repeated="22"/>
        </table:table-row>
        <table:table-row table:style-name="ro1">
          <table:table-cell table:formula="of:=[.A59]" office:value-type="string" office:string-value="weak2" calcext:value-type="string">
            <text:p>weak2</text:p>
          </table:table-cell>
          <table:table-cell table:formula="of:=[.B59]" office:value-type="string" office:string-value="noHT" calcext:value-type="string">
            <text:p>noHT</text:p>
          </table:table-cell>
          <table:table-cell table:formula="of:=[.C59]" office:value-type="float" office:value="3072" calcext:value-type="float">
            <text:p>3072</text:p>
          </table:table-cell>
          <table:table-cell table:formula="of:=[.D59]" office:value-type="float" office:value="48" calcext:value-type="float">
            <text:p>48</text:p>
          </table:table-cell>
          <table:table-cell table:formula="of:=[.E59]*[.$D59]" office:value-type="float" office:value="1055.28" calcext:value-type="float">
            <text:p>1055.28</text:p>
          </table:table-cell>
          <table:table-cell table:formula="of:=[.F59]*[.$D59]" office:value-type="float" office:value="99.072" calcext:value-type="float">
            <text:p>99.07</text:p>
          </table:table-cell>
          <table:table-cell table:formula="of:=[.G59]*[.$D59]" office:value-type="float" office:value="4511.616" calcext:value-type="float">
            <text:p>4511.62</text:p>
          </table:table-cell>
          <table:table-cell table:formula="of:=[.H59]*[.$D59]" office:value-type="float" office:value="4092.24" calcext:value-type="float">
            <text:p>4092.24</text:p>
          </table:table-cell>
          <table:table-cell table:formula="of:=[.I59]*[.$D59]" office:value-type="float" office:value="683.136" calcext:value-type="float">
            <text:p>683.14</text:p>
          </table:table-cell>
          <table:table-cell table:formula="of:=[.J59]*[.$D59]" office:value-type="float" office:value="0" calcext:value-type="float">
            <text:p>0.00</text:p>
          </table:table-cell>
          <table:table-cell table:formula="of:=[.K59]*[.$D59]" office:value-type="float" office:value="0.0258024" calcext:value-type="float">
            <text:p>0.03</text:p>
          </table:table-cell>
          <table:table-cell table:formula="of:=[.L59]*[.$D59]" office:value-type="float" office:value="124.9104" calcext:value-type="float">
            <text:p>124.91</text:p>
          </table:table-cell>
          <table:table-cell table:formula="of:=[.M59]*[.$D59]" office:value-type="float" office:value="60.2736" calcext:value-type="float">
            <text:p>60.27</text:p>
          </table:table-cell>
          <table:table-cell table:formula="of:=[.N59]*[.$D59]" office:value-type="float" office:value="2479.2" calcext:value-type="float">
            <text:p>2479.20</text:p>
          </table:table-cell>
          <table:table-cell table:formula="of:=[.O59]*[.$D59]" office:value-type="float" office:value="13416.96" calcext:value-type="float">
            <text:p>13416.96</text:p>
          </table:table-cell>
          <table:table-cell table:style-name="Default" table:number-columns-repeated="22"/>
        </table:table-row>
        <table:table-row table:style-name="ro1">
          <table:table-cell table:formula="of:=[.A60]" office:value-type="string" office:string-value="weak2" calcext:value-type="string">
            <text:p>weak2</text:p>
          </table:table-cell>
          <table:table-cell table:formula="of:=[.B60]" office:value-type="string" office:string-value="noHT" calcext:value-type="string">
            <text:p>noHT</text:p>
          </table:table-cell>
          <table:table-cell table:formula="of:=[.C60]" office:value-type="float" office:value="6144" calcext:value-type="float">
            <text:p>6144</text:p>
          </table:table-cell>
          <table:table-cell table:formula="of:=[.D60]" office:value-type="float" office:value="96" calcext:value-type="float">
            <text:p>96</text:p>
          </table:table-cell>
          <table:table-cell table:formula="of:=[.E60]*[.$D60]" office:value-type="float" office:value="1021.44" calcext:value-type="float">
            <text:p>1021.44</text:p>
          </table:table-cell>
          <table:table-cell table:formula="of:=[.F60]*[.$D60]" office:value-type="float" office:value="104.6688" calcext:value-type="float">
            <text:p>104.67</text:p>
          </table:table-cell>
          <table:table-cell table:formula="of:=[.G60]*[.$D60]" office:value-type="float" office:value="4527.552" calcext:value-type="float">
            <text:p>4527.55</text:p>
          </table:table-cell>
          <table:table-cell table:formula="of:=[.H60]*[.$D60]" office:value-type="float" office:value="5777.568" calcext:value-type="float">
            <text:p>5777.57</text:p>
          </table:table-cell>
          <table:table-cell table:formula="of:=[.I60]*[.$D60]" office:value-type="float" office:value="687.1488" calcext:value-type="float">
            <text:p>687.15</text:p>
          </table:table-cell>
          <table:table-cell table:formula="of:=[.J60]*[.$D60]" office:value-type="float" office:value="0" calcext:value-type="float">
            <text:p>0.00</text:p>
          </table:table-cell>
          <table:table-cell table:formula="of:=[.K60]*[.$D60]" office:value-type="float" office:value="0.04487712" calcext:value-type="float">
            <text:p>0.04</text:p>
          </table:table-cell>
          <table:table-cell table:formula="of:=[.L60]*[.$D60]" office:value-type="float" office:value="118.6272" calcext:value-type="float">
            <text:p>118.63</text:p>
          </table:table-cell>
          <table:table-cell table:formula="of:=[.M60]*[.$D60]" office:value-type="float" office:value="55.24512" calcext:value-type="float">
            <text:p>55.25</text:p>
          </table:table-cell>
          <table:table-cell table:formula="of:=[.N60]*[.$D60]" office:value-type="float" office:value="4908.288" calcext:value-type="float">
            <text:p>4908.29</text:p>
          </table:table-cell>
          <table:table-cell table:formula="of:=[.O60]*[.$D60]" office:value-type="float" office:value="17430.72" calcext:value-type="float">
            <text:p>17430.72</text:p>
          </table:table-cell>
          <table:table-cell table:style-name="Default" table:number-columns-repeated="22"/>
        </table:table-row>
        <table:table-row table:style-name="ro1">
          <table:table-cell table:formula="of:=[.A61]" office:value-type="string" office:string-value="weak3" calcext:value-type="string">
            <text:p>weak3</text:p>
          </table:table-cell>
          <table:table-cell table:formula="of:=[.B61]" office:value-type="string" office:string-value="noHT" calcext:value-type="string">
            <text:p>noHT</text:p>
          </table:table-cell>
          <table:table-cell table:formula="of:=[.C61]" office:value-type="float" office:value="3072" calcext:value-type="float">
            <text:p>3072</text:p>
          </table:table-cell>
          <table:table-cell table:formula="of:=[.D61]" office:value-type="float" office:value="48" calcext:value-type="float">
            <text:p>48</text:p>
          </table:table-cell>
          <table:table-cell table:formula="of:=[.E61]*[.$D61]" office:value-type="float" office:value="1618.656" calcext:value-type="float">
            <text:p>1618.66</text:p>
          </table:table-cell>
          <table:table-cell table:formula="of:=[.F61]*[.$D61]" office:value-type="float" office:value="143.6976" calcext:value-type="float">
            <text:p>143.70</text:p>
          </table:table-cell>
          <table:table-cell table:formula="of:=[.G61]*[.$D61]" office:value-type="float" office:value="6716.16" calcext:value-type="float">
            <text:p>6716.16</text:p>
          </table:table-cell>
          <table:table-cell table:formula="of:=[.H61]*[.$D61]" office:value-type="float" office:value="7448.64" calcext:value-type="float">
            <text:p>7448.64</text:p>
          </table:table-cell>
          <table:table-cell table:formula="of:=[.I61]*[.$D61]" office:value-type="float" office:value="1044.96" calcext:value-type="float">
            <text:p>1044.96</text:p>
          </table:table-cell>
          <table:table-cell table:formula="of:=[.J61]*[.$D61]" office:value-type="float" office:value="0" calcext:value-type="float">
            <text:p>0.00</text:p>
          </table:table-cell>
          <table:table-cell table:formula="of:=[.K61]*[.$D61]" office:value-type="float" office:value="0.0283344" calcext:value-type="float">
            <text:p>0.03</text:p>
          </table:table-cell>
          <table:table-cell table:formula="of:=[.L61]*[.$D61]" office:value-type="float" office:value="211.8096" calcext:value-type="float">
            <text:p>211.81</text:p>
          </table:table-cell>
          <table:table-cell table:formula="of:=[.M61]*[.$D61]" office:value-type="float" office:value="90.1104" calcext:value-type="float">
            <text:p>90.11</text:p>
          </table:table-cell>
          <table:table-cell table:formula="of:=[.N61]*[.$D61]" office:value-type="float" office:value="2474.544" calcext:value-type="float">
            <text:p>2474.54</text:p>
          </table:table-cell>
          <table:table-cell table:formula="of:=[.O61]*[.$D61]" office:value-type="float" office:value="20319.84" calcext:value-type="float">
            <text:p>20319.84</text:p>
          </table:table-cell>
          <table:table-cell table:style-name="Default" table:number-columns-repeated="22"/>
        </table:table-row>
        <table:table-row table:style-name="ro1">
          <table:table-cell table:formula="of:=[.A62]" office:value-type="string" office:string-value="weak3" calcext:value-type="string">
            <text:p>weak3</text:p>
          </table:table-cell>
          <table:table-cell table:formula="of:=[.B62]" office:value-type="string" office:string-value="noHT" calcext:value-type="string">
            <text:p>noHT</text:p>
          </table:table-cell>
          <table:table-cell table:formula="of:=[.C62]" office:value-type="float" office:value="6144" calcext:value-type="float">
            <text:p>6144</text:p>
          </table:table-cell>
          <table:table-cell table:formula="of:=[.D62]" office:value-type="float" office:value="96" calcext:value-type="float">
            <text:p>96</text:p>
          </table:table-cell>
          <table:table-cell table:formula="of:=[.E62]*[.$D62]" office:value-type="float" office:value="1566.72" calcext:value-type="float">
            <text:p>1566.72</text:p>
          </table:table-cell>
          <table:table-cell table:formula="of:=[.F62]*[.$D62]" office:value-type="float" office:value="157.2192" calcext:value-type="float">
            <text:p>157.22</text:p>
          </table:table-cell>
          <table:table-cell table:formula="of:=[.G62]*[.$D62]" office:value-type="float" office:value="9086.592" calcext:value-type="float">
            <text:p>9086.59</text:p>
          </table:table-cell>
          <table:table-cell table:formula="of:=[.H62]*[.$D62]" office:value-type="float" office:value="13475.52" calcext:value-type="float">
            <text:p>13475.52</text:p>
          </table:table-cell>
          <table:table-cell table:formula="of:=[.I62]*[.$D62]" office:value-type="float" office:value="1052.448" calcext:value-type="float">
            <text:p>1052.45</text:p>
          </table:table-cell>
          <table:table-cell table:formula="of:=[.J62]*[.$D62]" office:value-type="float" office:value="0" calcext:value-type="float">
            <text:p>0.00</text:p>
          </table:table-cell>
          <table:table-cell table:formula="of:=[.K62]*[.$D62]" office:value-type="float" office:value="0.05100192" calcext:value-type="float">
            <text:p>0.05</text:p>
          </table:table-cell>
          <table:table-cell table:formula="of:=[.L62]*[.$D62]" office:value-type="float" office:value="206.2368" calcext:value-type="float">
            <text:p>206.24</text:p>
          </table:table-cell>
          <table:table-cell table:formula="of:=[.M62]*[.$D62]" office:value-type="float" office:value="83.00832" calcext:value-type="float">
            <text:p>83.01</text:p>
          </table:table-cell>
          <table:table-cell table:formula="of:=[.N62]*[.$D62]" office:value-type="float" office:value="4941.888" calcext:value-type="float">
            <text:p>4941.89</text:p>
          </table:table-cell>
          <table:table-cell table:formula="of:=[.O62]*[.$D62]" office:value-type="float" office:value="31020.48" calcext:value-type="float">
            <text:p>31020.48</text:p>
          </table:table-cell>
          <table:table-cell table:style-name="Default" table:number-columns-repeated="22"/>
        </table:table-row>
        <table:table-row table:style-name="ro1">
          <table:table-cell table:formula="of:=[.A63]" office:value-type="string" office:string-value="weak3" calcext:value-type="string">
            <text:p>weak3</text:p>
          </table:table-cell>
          <table:table-cell table:formula="of:=[.B63]" office:value-type="string" office:string-value="noHT" calcext:value-type="string">
            <text:p>noHT</text:p>
          </table:table-cell>
          <table:table-cell table:formula="of:=[.C63]" office:value-type="float" office:value="12288" calcext:value-type="float">
            <text:p>12288</text:p>
          </table:table-cell>
          <table:table-cell table:formula="of:=[.D63]" office:value-type="float" office:value="192" calcext:value-type="float">
            <text:p>192</text:p>
          </table:table-cell>
          <table:table-cell table:formula="of:=[.E63]*[.$D63]" office:value-type="float" office:value="1549.4976" calcext:value-type="float">
            <text:p>1549.50</text:p>
          </table:table-cell>
          <table:table-cell table:formula="of:=[.F63]*[.$D63]" office:value-type="float" office:value="215.1744" calcext:value-type="float">
            <text:p>215.17</text:p>
          </table:table-cell>
          <table:table-cell table:formula="of:=[.G63]*[.$D63]" office:value-type="float" office:value="8782.656" calcext:value-type="float">
            <text:p>8782.66</text:p>
          </table:table-cell>
          <table:table-cell table:formula="of:=[.H63]*[.$D63]" office:value-type="float" office:value="12526.656" calcext:value-type="float">
            <text:p>12526.66</text:p>
          </table:table-cell>
          <table:table-cell table:formula="of:=[.I63]*[.$D63]" office:value-type="float" office:value="1037.8176" calcext:value-type="float">
            <text:p>1037.82</text:p>
          </table:table-cell>
          <table:table-cell table:formula="of:=[.J63]*[.$D63]" office:value-type="float" office:value="0" calcext:value-type="float">
            <text:p>0.00</text:p>
          </table:table-cell>
          <table:table-cell table:formula="of:=[.K63]*[.$D63]" office:value-type="float" office:value="0.08721216" calcext:value-type="float">
            <text:p>0.09</text:p>
          </table:table-cell>
          <table:table-cell table:formula="of:=[.L63]*[.$D63]" office:value-type="float" office:value="188.26944" calcext:value-type="float">
            <text:p>188.27</text:p>
          </table:table-cell>
          <table:table-cell table:formula="of:=[.M63]*[.$D63]" office:value-type="float" office:value="87.93024" calcext:value-type="float">
            <text:p>87.93</text:p>
          </table:table-cell>
          <table:table-cell table:formula="of:=[.N63]*[.$D63]" office:value-type="float" office:value="10091.52" calcext:value-type="float">
            <text:p>10091.52</text:p>
          </table:table-cell>
          <table:table-cell table:formula="of:=[.O63]*[.$D63]" office:value-type="float" office:value="34968.96" calcext:value-type="float">
            <text:p>34968.96</text:p>
          </table:table-cell>
          <table:table-cell table:style-name="Default" table:number-columns-repeated="22"/>
        </table:table-row>
        <table:table-row table:style-name="ro1">
          <table:table-cell table:formula="of:=[.A64]" office:value-type="string" office:string-value="weak4" calcext:value-type="string">
            <text:p>weak4</text:p>
          </table:table-cell>
          <table:table-cell table:formula="of:=[.B64]" office:value-type="string" office:string-value="noHT" calcext:value-type="string">
            <text:p>noHT</text:p>
          </table:table-cell>
          <table:table-cell table:formula="of:=[.C64]" office:value-type="float" office:value="3072" calcext:value-type="float">
            <text:p>3072</text:p>
          </table:table-cell>
          <table:table-cell table:formula="of:=[.D64]" office:value-type="float" office:value="48" calcext:value-type="float">
            <text:p>48</text:p>
          </table:table-cell>
          <table:table-cell table:formula="of:=[.E64]*[.$D64]" office:value-type="float" office:value="2317.2" calcext:value-type="float">
            <text:p>2317.20</text:p>
          </table:table-cell>
          <table:table-cell table:formula="of:=[.F64]*[.$D64]" office:value-type="float" office:value="142.992" calcext:value-type="float">
            <text:p>142.99</text:p>
          </table:table-cell>
          <table:table-cell table:formula="of:=[.G64]*[.$D64]" office:value-type="float" office:value="9554.4" calcext:value-type="float">
            <text:p>9554.40</text:p>
          </table:table-cell>
          <table:table-cell table:formula="of:=[.H64]*[.$D64]" office:value-type="float" office:value="8001.6" calcext:value-type="float">
            <text:p>8001.60</text:p>
          </table:table-cell>
          <table:table-cell table:formula="of:=[.I64]*[.$D64]" office:value-type="float" office:value="1449.6" calcext:value-type="float">
            <text:p>1449.60</text:p>
          </table:table-cell>
          <table:table-cell table:formula="of:=[.J64]*[.$D64]" office:value-type="float" office:value="0" calcext:value-type="float">
            <text:p>0.00</text:p>
          </table:table-cell>
          <table:table-cell table:formula="of:=[.K64]*[.$D64]" office:value-type="float" office:value="0.0284784" calcext:value-type="float">
            <text:p>0.03</text:p>
          </table:table-cell>
          <table:table-cell table:formula="of:=[.L64]*[.$D64]" office:value-type="float" office:value="301.248" calcext:value-type="float">
            <text:p>301.25</text:p>
          </table:table-cell>
          <table:table-cell table:formula="of:=[.M64]*[.$D64]" office:value-type="float" office:value="122.592" calcext:value-type="float">
            <text:p>122.59</text:p>
          </table:table-cell>
          <table:table-cell table:formula="of:=[.N64]*[.$D64]" office:value-type="float" office:value="2539.44" calcext:value-type="float">
            <text:p>2539.44</text:p>
          </table:table-cell>
          <table:table-cell table:formula="of:=[.O64]*[.$D64]" office:value-type="float" office:value="25219.2" calcext:value-type="float">
            <text:p>25219.20</text:p>
          </table:table-cell>
          <table:table-cell table:style-name="Default" table:number-columns-repeated="22"/>
        </table:table-row>
        <table:table-row table:style-name="ro1">
          <table:table-cell table:formula="of:=[.A65]" office:value-type="string" office:string-value="weak4" calcext:value-type="string">
            <text:p>weak4</text:p>
          </table:table-cell>
          <table:table-cell table:formula="of:=[.B65]" office:value-type="string" office:string-value="noHT" calcext:value-type="string">
            <text:p>noHT</text:p>
          </table:table-cell>
          <table:table-cell table:formula="of:=[.C65]" office:value-type="float" office:value="6144" calcext:value-type="float">
            <text:p>6144</text:p>
          </table:table-cell>
          <table:table-cell table:formula="of:=[.D65]" office:value-type="float" office:value="96" calcext:value-type="float">
            <text:p>96</text:p>
          </table:table-cell>
          <table:table-cell table:formula="of:=[.E65]*[.$D65]" office:value-type="float" office:value="2150.4" calcext:value-type="float">
            <text:p>2150.40</text:p>
          </table:table-cell>
          <table:table-cell table:formula="of:=[.F65]*[.$D65]" office:value-type="float" office:value="168.432" calcext:value-type="float">
            <text:p>168.43</text:p>
          </table:table-cell>
          <table:table-cell table:formula="of:=[.G65]*[.$D65]" office:value-type="float" office:value="8911.68" calcext:value-type="float">
            <text:p>8911.68</text:p>
          </table:table-cell>
          <table:table-cell table:formula="of:=[.H65]*[.$D65]" office:value-type="float" office:value="9280.32" calcext:value-type="float">
            <text:p>9280.32</text:p>
          </table:table-cell>
          <table:table-cell table:formula="of:=[.I65]*[.$D65]" office:value-type="float" office:value="1368.96" calcext:value-type="float">
            <text:p>1368.96</text:p>
          </table:table-cell>
          <table:table-cell table:formula="of:=[.J65]*[.$D65]" office:value-type="float" office:value="0" calcext:value-type="float">
            <text:p>0.00</text:p>
          </table:table-cell>
          <table:table-cell table:formula="of:=[.K65]*[.$D65]" office:value-type="float" office:value="0.0516" calcext:value-type="float">
            <text:p>0.05</text:p>
          </table:table-cell>
          <table:table-cell table:formula="of:=[.L65]*[.$D65]" office:value-type="float" office:value="285.12" calcext:value-type="float">
            <text:p>285.12</text:p>
          </table:table-cell>
          <table:table-cell table:formula="of:=[.M65]*[.$D65]" office:value-type="float" office:value="114.336" calcext:value-type="float">
            <text:p>114.34</text:p>
          </table:table-cell>
          <table:table-cell table:formula="of:=[.N65]*[.$D65]" office:value-type="float" office:value="5059.2" calcext:value-type="float">
            <text:p>5059.20</text:p>
          </table:table-cell>
          <table:table-cell table:formula="of:=[.O65]*[.$D65]" office:value-type="float" office:value="28051.2" calcext:value-type="float">
            <text:p>28051.20</text:p>
          </table:table-cell>
          <table:table-cell table:style-name="Default" table:number-columns-repeated="22"/>
        </table:table-row>
        <table:table-row table:style-name="ro1">
          <table:table-cell table:formula="of:=[.A66]" office:value-type="string" office:string-value="weak4" calcext:value-type="string">
            <text:p>weak4</text:p>
          </table:table-cell>
          <table:table-cell table:formula="of:=[.B66]" office:value-type="string" office:string-value="noHT" calcext:value-type="string">
            <text:p>noHT</text:p>
          </table:table-cell>
          <table:table-cell table:formula="of:=[.C66]" office:value-type="float" office:value="12288" calcext:value-type="float">
            <text:p>12288</text:p>
          </table:table-cell>
          <table:table-cell table:formula="of:=[.D66]" office:value-type="float" office:value="192" calcext:value-type="float">
            <text:p>192</text:p>
          </table:table-cell>
          <table:table-cell table:formula="of:=[.E66]*[.$D66]" office:value-type="float" office:value="2109.12" calcext:value-type="float">
            <text:p>2109.12</text:p>
          </table:table-cell>
          <table:table-cell table:formula="of:=[.F66]*[.$D66]" office:value-type="float" office:value="209.088" calcext:value-type="float">
            <text:p>209.09</text:p>
          </table:table-cell>
          <table:table-cell table:formula="of:=[.G66]*[.$D66]" office:value-type="float" office:value="9214.08" calcext:value-type="float">
            <text:p>9214.08</text:p>
          </table:table-cell>
          <table:table-cell table:formula="of:=[.H66]*[.$D66]" office:value-type="float" office:value="9073.92" calcext:value-type="float">
            <text:p>9073.92</text:p>
          </table:table-cell>
          <table:table-cell table:formula="of:=[.I66]*[.$D66]" office:value-type="float" office:value="1391.04" calcext:value-type="float">
            <text:p>1391.04</text:p>
          </table:table-cell>
          <table:table-cell table:formula="of:=[.J66]*[.$D66]" office:value-type="float" office:value="0" calcext:value-type="float">
            <text:p>0.00</text:p>
          </table:table-cell>
          <table:table-cell table:formula="of:=[.K66]*[.$D66]" office:value-type="float" office:value="0.0875712" calcext:value-type="float">
            <text:p>0.09</text:p>
          </table:table-cell>
          <table:table-cell table:formula="of:=[.L66]*[.$D66]" office:value-type="float" office:value="263.328" calcext:value-type="float">
            <text:p>263.33</text:p>
          </table:table-cell>
          <table:table-cell table:formula="of:=[.M66]*[.$D66]" office:value-type="float" office:value="106.512" calcext:value-type="float">
            <text:p>106.51</text:p>
          </table:table-cell>
          <table:table-cell table:formula="of:=[.N66]*[.$D66]" office:value-type="float" office:value="9988.8" calcext:value-type="float">
            <text:p>9988.80</text:p>
          </table:table-cell>
          <table:table-cell table:formula="of:=[.O66]*[.$D66]" office:value-type="float" office:value="32860.8" calcext:value-type="float">
            <text:p>32860.80</text:p>
          </table:table-cell>
          <table:table-cell table:style-name="Default" table:number-columns-repeated="22"/>
        </table:table-row>
      </table:table>
      <table:table table:name="reference_1709" table:style-name="ta1">
        <table:table-column table:style-name="co1" table:number-columns-repeated="4" table:default-cell-style-name="Default"/>
        <table:table-column table:style-name="co1" table:number-columns-repeated="11" table:default-cell-style-name="ce2"/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CGYRO</text:p>
          </table:table-cell>
          <table:table-cell table:number-columns-repeated="3"/>
          <table:table-cell table:style-name="Default" table:number-columns-repeated="11"/>
          <table:table-cell table:number-columns-repeated="22"/>
        </table:table-row>
        <table:table-row table:style-name="ro1">
          <table:table-cell table:style-name="ce1" office:value-type="string" calcext:value-type="string">
            <text:p>“Sept 2017”</text:p>
          </table:table-cell>
          <table:table-cell table:number-columns-repeated="3"/>
          <table:table-cell table:style-name="Default" table:number-columns-repeated="11"/>
          <table:table-cell table:number-columns-repeated="22"/>
        </table:table-row>
        <table:table-row table:style-name="ro1">
          <table:table-cell table:number-columns-repeated="4"/>
          <table:table-cell table:style-name="Default" table:number-columns-repeated="11"/>
          <table:table-cell table:number-columns-repeated="22"/>
        </table:table-row>
        <table:table-row table:style-name="ro1">
          <table:table-cell office:value-type="string" calcext:value-type="string">
            <text:p>#Absolute</text:p>
          </table:table-cell>
          <table:table-cell office:value-type="string" calcext:value-type="string">
            <text:p>walclock</text:p>
          </table:table-cell>
          <table:table-cell office:value-type="string" calcext:value-type="string">
            <text:p>values</text:p>
          </table:table-cell>
          <table:table-cell/>
          <table:table-cell table:style-name="Default" table:number-columns-repeated="11"/>
          <table:table-cell table:number-columns-repeated="22"/>
        </table:table-row>
        <table:table-row table:style-name="ro1">
          <table:table-cell office:value-type="string" calcext:value-type="string">
            <text:p>#test</text:p>
          </table:table-cell>
          <table:table-cell office:value-type="string" calcext:value-type="string">
            <text:p>variant</text:p>
          </table:table-cell>
          <table:table-cell office:value-type="string" calcext:value-type="string">
            <text:p>nmpi</text:p>
          </table:table-cell>
          <table:table-cell office:value-type="string" calcext:value-type="string">
            <text:p>nnodes</text:p>
          </table:table-cell>
          <table:table-cell table:style-name="Default" office:value-type="string" calcext:value-type="string">
            <text:p>mean_str</text:p>
          </table:table-cell>
          <table:table-cell table:style-name="Default" office:value-type="string" calcext:value-type="string">
            <text:p>mean_str_comm</text:p>
          </table:table-cell>
          <table:table-cell table:style-name="Default" office:value-type="string" calcext:value-type="string">
            <text:p>mean_nl</text:p>
          </table:table-cell>
          <table:table-cell table:style-name="Default" office:value-type="string" calcext:value-type="string">
            <text:p>mean_nl_comm</text:p>
          </table:table-cell>
          <table:table-cell table:style-name="Default" office:value-type="string" calcext:value-type="string">
            <text:p>mean_field</text:p>
          </table:table-cell>
          <table:table-cell table:style-name="Default" office:value-type="string" calcext:value-type="string">
            <text:p>mean_field_comm</text:p>
          </table:table-cell>
          <table:table-cell table:style-name="Default" office:value-type="string" calcext:value-type="string">
            <text:p>mean_shear</text:p>
          </table:table-cell>
          <table:table-cell table:style-name="Default" office:value-type="string" calcext:value-type="string">
            <text:p>mean_coll</text:p>
          </table:table-cell>
          <table:table-cell table:style-name="Default" office:value-type="string" calcext:value-type="string">
            <text:p>mean_coll_comm</text:p>
          </table:table-cell>
          <table:table-cell table:style-name="Default" office:value-type="string" calcext:value-type="string">
            <text:p>mean_io</text:p>
          </table:table-cell>
          <table:table-cell table:style-name="Default" office:value-type="string" calcext:value-type="string">
            <text:p>mean_TOTAL</text:p>
          </table:table-cell>
          <table:table-cell office:value-type="string" calcext:value-type="string">
            <text:p>mindiff_str</text:p>
          </table:table-cell>
          <table:table-cell office:value-type="string" calcext:value-type="string">
            <text:p>mindiff_str_comm</text:p>
          </table:table-cell>
          <table:table-cell office:value-type="string" calcext:value-type="string">
            <text:p>mindiff_nl</text:p>
          </table:table-cell>
          <table:table-cell office:value-type="string" calcext:value-type="string">
            <text:p>mindiff_nl_comm</text:p>
          </table:table-cell>
          <table:table-cell office:value-type="string" calcext:value-type="string">
            <text:p>mindiff_field</text:p>
          </table:table-cell>
          <table:table-cell office:value-type="string" calcext:value-type="string">
            <text:p>mindiff_field_comm</text:p>
          </table:table-cell>
          <table:table-cell office:value-type="string" calcext:value-type="string">
            <text:p>mindiff_shear</text:p>
          </table:table-cell>
          <table:table-cell office:value-type="string" calcext:value-type="string">
            <text:p>mindiff_coll</text:p>
          </table:table-cell>
          <table:table-cell office:value-type="string" calcext:value-type="string">
            <text:p>mindiff_coll_comm</text:p>
          </table:table-cell>
          <table:table-cell office:value-type="string" calcext:value-type="string">
            <text:p>mindiff_io</text:p>
          </table:table-cell>
          <table:table-cell office:value-type="string" calcext:value-type="string">
            <text:p>mindiff_TOTAL</text:p>
          </table:table-cell>
          <table:table-cell office:value-type="string" calcext:value-type="string">
            <text:p>maxdiff_str</text:p>
          </table:table-cell>
          <table:table-cell office:value-type="string" calcext:value-type="string">
            <text:p>maxdiff_str_comm</text:p>
          </table:table-cell>
          <table:table-cell office:value-type="string" calcext:value-type="string">
            <text:p>maxdiff_nl</text:p>
          </table:table-cell>
          <table:table-cell office:value-type="string" calcext:value-type="string">
            <text:p>maxdiff_nl_comm</text:p>
          </table:table-cell>
          <table:table-cell office:value-type="string" calcext:value-type="string">
            <text:p>maxdiff_field</text:p>
          </table:table-cell>
          <table:table-cell office:value-type="string" calcext:value-type="string">
            <text:p>maxdiff_field_comm</text:p>
          </table:table-cell>
          <table:table-cell office:value-type="string" calcext:value-type="string">
            <text:p>maxdiff_shear</text:p>
          </table:table-cell>
          <table:table-cell office:value-type="string" calcext:value-type="string">
            <text:p>maxdiff_coll</text:p>
          </table:table-cell>
          <table:table-cell office:value-type="string" calcext:value-type="string">
            <text:p>maxdiff_coll_comm</text:p>
          </table:table-cell>
          <table:table-cell office:value-type="string" calcext:value-type="string">
            <text:p>maxdiff_io</text:p>
          </table:table-cell>
          <table:table-cell office:value-type="string" calcext:value-type="string">
            <text:p>maxdiff_TOTAL</text:p>
          </table:table-cell>
        </table:table-row>
        <table:table-row table:style-name="ro1">
          <table:table-cell office:value-type="string" calcext:value-type="string">
            <text:p>nl01</text:p>
          </table:table-cell>
          <table:table-cell office:value-type="string" calcext:value-type="string">
            <text:p>noHT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5.3967" calcext:value-type="float">
            <text:p>5.40</text:p>
          </table:table-cell>
          <table:table-cell office:value-type="float" office:value="1.27" calcext:value-type="float">
            <text:p>1.27</text:p>
          </table:table-cell>
          <table:table-cell office:value-type="float" office:value="20.993" calcext:value-type="float">
            <text:p>20.99</text:p>
          </table:table-cell>
          <table:table-cell office:value-type="float" office:value="5.8463" calcext:value-type="float">
            <text:p>5.85</text:p>
          </table:table-cell>
          <table:table-cell office:value-type="float" office:value="3.9447" calcext:value-type="float">
            <text:p>3.94</text:p>
          </table:table-cell>
          <table:table-cell office:value-type="float" office:value="0.4914" calcext:value-type="float">
            <text:p>0.49</text:p>
          </table:table-cell>
          <table:table-cell office:value-type="float" office:value="0" calcext:value-type="float">
            <text:p>0.00</text:p>
          </table:table-cell>
          <table:table-cell office:value-type="float" office:value="4.6503" calcext:value-type="float">
            <text:p>4.65</text:p>
          </table:table-cell>
          <table:table-cell office:value-type="float" office:value="0.18103" calcext:value-type="float">
            <text:p>0.18</text:p>
          </table:table-cell>
          <table:table-cell office:value-type="float" office:value="1.4693" calcext:value-type="float">
            <text:p>1.47</text:p>
          </table:table-cell>
          <table:table-cell office:value-type="float" office:value="45.003" calcext:value-type="float">
            <text:p>45.00</text:p>
          </table:table-cell>
          <table:table-cell table:number-columns-repeated="5" table:style-name="ce3" office:value-type="percentage" office:value="0" calcext:value-type="percentage">
            <text:p>0.00%</text:p>
          </table:table-cell>
          <table:table-cell table:style-name="ce3" office:value-type="percentage" office:value="-0.1" calcext:value-type="percentage">
            <text:p>-10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-0.21" calcext:value-type="percentage">
            <text:p>-21.00%</text:p>
          </table:table-cell>
          <table:table-cell table:number-columns-repeated="6" table:style-name="ce3" office:value-type="percentage" office:value="0" calcext:value-type="percentage">
            <text:p>0.00%</text:p>
          </table:table-cell>
          <table:table-cell table:style-name="ce3" office:value-type="percentage" office:value="0.19" calcext:value-type="percentage">
            <text:p>19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0.03" calcext:value-type="percentage">
            <text:p>3.00%</text:p>
          </table:table-cell>
          <table:table-cell table:style-name="ce3" office:value-type="percentage" office:value="0.21" calcext:value-type="percentage">
            <text:p>21.00%</text:p>
          </table:table-cell>
          <table:table-cell table:style-name="ce3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nl01</text:p>
          </table:table-cell>
          <table:table-cell office:value-type="string" calcext:value-type="string">
            <text:p>noHT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.7513" calcext:value-type="float">
            <text:p>2.75</text:p>
          </table:table-cell>
          <table:table-cell office:value-type="float" office:value="0.14793" calcext:value-type="float">
            <text:p>0.15</text:p>
          </table:table-cell>
          <table:table-cell office:value-type="float" office:value="10.613" calcext:value-type="float">
            <text:p>10.61</text:p>
          </table:table-cell>
          <table:table-cell office:value-type="float" office:value="6.1653" calcext:value-type="float">
            <text:p>6.17</text:p>
          </table:table-cell>
          <table:table-cell office:value-type="float" office:value="1.98" calcext:value-type="float">
            <text:p>1.98</text:p>
          </table:table-cell>
          <table:table-cell office:value-type="float" office:value="0.4236" calcext:value-type="float">
            <text:p>0.42</text:p>
          </table:table-cell>
          <table:table-cell office:value-type="float" office:value="0" calcext:value-type="float">
            <text:p>0.00</text:p>
          </table:table-cell>
          <table:table-cell office:value-type="float" office:value="3.0217" calcext:value-type="float">
            <text:p>3.02</text:p>
          </table:table-cell>
          <table:table-cell office:value-type="float" office:value="0.13567" calcext:value-type="float">
            <text:p>0.14</text:p>
          </table:table-cell>
          <table:table-cell office:value-type="float" office:value="1.1177" calcext:value-type="float">
            <text:p>1.12</text:p>
          </table:table-cell>
          <table:table-cell office:value-type="float" office:value="26.827" calcext:value-type="float">
            <text:p>26.83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4" calcext:value-type="percentage">
            <text:p>-4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9" calcext:value-type="percentage">
            <text:p>-9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-0.1" calcext:value-type="percentage">
            <text:p>-10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0.02" calcext:value-type="percentage">
            <text:p>2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0.07" calcext:value-type="percentage">
            <text:p>7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0.12" calcext:value-type="percentage">
            <text:p>12.00%</text:p>
          </table:table-cell>
          <table:table-cell table:style-name="ce3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nl01</text:p>
          </table:table-cell>
          <table:table-cell office:value-type="string" calcext:value-type="string">
            <text:p>noHT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1.4267" calcext:value-type="float">
            <text:p>1.43</text:p>
          </table:table-cell>
          <table:table-cell office:value-type="float" office:value="0.5219" calcext:value-type="float">
            <text:p>0.52</text:p>
          </table:table-cell>
          <table:table-cell office:value-type="float" office:value="5.3337" calcext:value-type="float">
            <text:p>5.33</text:p>
          </table:table-cell>
          <table:table-cell office:value-type="float" office:value="4.419" calcext:value-type="float">
            <text:p>4.42</text:p>
          </table:table-cell>
          <table:table-cell office:value-type="float" office:value="1.0423" calcext:value-type="float">
            <text:p>1.04</text:p>
          </table:table-cell>
          <table:table-cell office:value-type="float" office:value="0.89457" calcext:value-type="float">
            <text:p>0.89</text:p>
          </table:table-cell>
          <table:table-cell office:value-type="float" office:value="0" calcext:value-type="float">
            <text:p>0.00</text:p>
          </table:table-cell>
          <table:table-cell office:value-type="float" office:value="1.284" calcext:value-type="float">
            <text:p>1.28</text:p>
          </table:table-cell>
          <table:table-cell office:value-type="float" office:value="0.16577" calcext:value-type="float">
            <text:p>0.17</text:p>
          </table:table-cell>
          <table:table-cell office:value-type="float" office:value="1.0843" calcext:value-type="float">
            <text:p>1.08</text:p>
          </table:table-cell>
          <table:table-cell office:value-type="float" office:value="16.507" calcext:value-type="float">
            <text:p>16.51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5" calcext:value-type="percentage">
            <text:p>-5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3" calcext:value-type="percentage">
            <text:p>-3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14" calcext:value-type="percentage">
            <text:p>-14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-0.13" calcext:value-type="percentage">
            <text:p>-13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0.04" calcext:value-type="percentage">
            <text:p>4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7" calcext:value-type="percentage">
            <text:p>7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16" calcext:value-type="percentage">
            <text:p>16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0.22" calcext:value-type="percentage">
            <text:p>22.00%</text:p>
          </table:table-cell>
          <table:table-cell table:style-name="ce3" office:value-type="percentage" office:value="0.01" calcext:value-type="percentage">
            <text:p>1.00%</text:p>
          </table:table-cell>
        </table:table-row>
        <table:table-row table:style-name="ro1">
          <table:table-cell office:value-type="string" calcext:value-type="string">
            <text:p>nl01</text:p>
          </table:table-cell>
          <table:table-cell office:value-type="string" calcext:value-type="string">
            <text:p>noHT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0.72833" calcext:value-type="float">
            <text:p>0.73</text:p>
          </table:table-cell>
          <table:table-cell office:value-type="float" office:value="0.52233" calcext:value-type="float">
            <text:p>0.52</text:p>
          </table:table-cell>
          <table:table-cell office:value-type="float" office:value="2.724" calcext:value-type="float">
            <text:p>2.72</text:p>
          </table:table-cell>
          <table:table-cell office:value-type="float" office:value="3.16" calcext:value-type="float">
            <text:p>3.16</text:p>
          </table:table-cell>
          <table:table-cell office:value-type="float" office:value="0.56317" calcext:value-type="float">
            <text:p>0.56</text:p>
          </table:table-cell>
          <table:table-cell office:value-type="float" office:value="0.81193" calcext:value-type="float">
            <text:p>0.81</text:p>
          </table:table-cell>
          <table:table-cell office:value-type="float" office:value="0" calcext:value-type="float">
            <text:p>0.00</text:p>
          </table:table-cell>
          <table:table-cell office:value-type="float" office:value="0.55847" calcext:value-type="float">
            <text:p>0.56</text:p>
          </table:table-cell>
          <table:table-cell office:value-type="float" office:value="0.09394" calcext:value-type="float">
            <text:p>0.09</text:p>
          </table:table-cell>
          <table:table-cell office:value-type="float" office:value="1.0704" calcext:value-type="float">
            <text:p>1.07</text:p>
          </table:table-cell>
          <table:table-cell office:value-type="float" office:value="10.487" calcext:value-type="float">
            <text:p>10.49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-0.06" calcext:value-type="percentage">
            <text:p>-6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6" calcext:value-type="percentage">
            <text:p>-6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-0.1" calcext:value-type="percentage">
            <text:p>-10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4" calcext:value-type="percentage">
            <text:p>4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7" calcext:value-type="percentage">
            <text:p>7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0.06" calcext:value-type="percentage">
            <text:p>6.00%</text:p>
          </table:table-cell>
          <table:table-cell table:style-name="ce3" office:value-type="percentage" office:value="0.01" calcext:value-type="percentage">
            <text:p>1.00%</text:p>
          </table:table-cell>
        </table:table-row>
        <table:table-row table:style-name="ro1">
          <table:table-cell office:value-type="string" calcext:value-type="string">
            <text:p>nl01</text:p>
          </table:table-cell>
          <table:table-cell office:value-type="string" calcext:value-type="string">
            <text:p>noHT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0.37827" calcext:value-type="float">
            <text:p>0.38</text:p>
          </table:table-cell>
          <table:table-cell office:value-type="float" office:value="0.54327" calcext:value-type="float">
            <text:p>0.54</text:p>
          </table:table-cell>
          <table:table-cell office:value-type="float" office:value="1.3627" calcext:value-type="float">
            <text:p>1.36</text:p>
          </table:table-cell>
          <table:table-cell office:value-type="float" office:value="4.4847" calcext:value-type="float">
            <text:p>4.48</text:p>
          </table:table-cell>
          <table:table-cell office:value-type="float" office:value="0.3314" calcext:value-type="float">
            <text:p>0.33</text:p>
          </table:table-cell>
          <table:table-cell office:value-type="float" office:value="1.32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office:value-type="float" office:value="0.30413" calcext:value-type="float">
            <text:p>0.30</text:p>
          </table:table-cell>
          <table:table-cell office:value-type="float" office:value="0.24523" calcext:value-type="float">
            <text:p>0.25</text:p>
          </table:table-cell>
          <table:table-cell office:value-type="float" office:value="1.534" calcext:value-type="float">
            <text:p>1.53</text:p>
          </table:table-cell>
          <table:table-cell office:value-type="float" office:value="10.73" calcext:value-type="float">
            <text:p>10.73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2" calcext:value-type="percentage">
            <text:p>-2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3" calcext:value-type="percentage">
            <text:p>-3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-0.24" calcext:value-type="percentage">
            <text:p>-24.00%</text:p>
          </table:table-cell>
          <table:table-cell table:style-name="ce3" office:value-type="percentage" office:value="-0.02" calcext:value-type="percentage">
            <text:p>-2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2" calcext:value-type="percentage">
            <text:p>2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5" calcext:value-type="percentage">
            <text:p>5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2" calcext:value-type="percentage">
            <text:p>2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0.31" calcext:value-type="percentage">
            <text:p>31.00%</text:p>
          </table:table-cell>
          <table:table-cell table:style-name="ce3" office:value-type="percentage" office:value="0.04" calcext:value-type="percentage">
            <text:p>4.00%</text:p>
          </table:table-cell>
        </table:table-row>
        <table:table-row table:style-name="ro1">
          <table:table-cell office:value-type="string" calcext:value-type="string">
            <text:p>nl01</text:p>
          </table:table-cell>
          <table:table-cell office:value-type="string" calcext:value-type="string">
            <text:p>noHT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0.22413" calcext:value-type="float">
            <text:p>0.22</text:p>
          </table:table-cell>
          <table:table-cell office:value-type="float" office:value="1.0134" calcext:value-type="float">
            <text:p>1.01</text:p>
          </table:table-cell>
          <table:table-cell office:value-type="float" office:value="1.0467" calcext:value-type="float">
            <text:p>1.05</text:p>
          </table:table-cell>
          <table:table-cell office:value-type="float" office:value="2.4817" calcext:value-type="float">
            <text:p>2.48</text:p>
          </table:table-cell>
          <table:table-cell office:value-type="float" office:value="0.21433" calcext:value-type="float">
            <text:p>0.21</text:p>
          </table:table-cell>
          <table:table-cell office:value-type="float" office:value="0.91393" calcext:value-type="float">
            <text:p>0.91</text:p>
          </table:table-cell>
          <table:table-cell office:value-type="float" office:value="0" calcext:value-type="float">
            <text:p>0.00</text:p>
          </table:table-cell>
          <table:table-cell office:value-type="float" office:value="0.1617" calcext:value-type="float">
            <text:p>0.16</text:p>
          </table:table-cell>
          <table:table-cell office:value-type="float" office:value="0.30533" calcext:value-type="float">
            <text:p>0.31</text:p>
          </table:table-cell>
          <table:table-cell office:value-type="float" office:value="1.0813" calcext:value-type="float">
            <text:p>1.08</text:p>
          </table:table-cell>
          <table:table-cell office:value-type="float" office:value="7.6513" calcext:value-type="float">
            <text:p>7.65</text:p>
          </table:table-cell>
          <table:table-cell table:style-name="ce3" office:value-type="percentage" office:value="-0.03" calcext:value-type="percentage">
            <text:p>-3.00%</text:p>
          </table:table-cell>
          <table:table-cell table:style-name="ce3" office:value-type="percentage" office:value="-0.07" calcext:value-type="percentage">
            <text:p>-7.00%</text:p>
          </table:table-cell>
          <table:table-cell table:style-name="ce3" office:value-type="percentage" office:value="-0.02" calcext:value-type="percentage">
            <text:p>-2.00%</text:p>
          </table:table-cell>
          <table:table-cell table:style-name="ce3" office:value-type="percentage" office:value="-0.07" calcext:value-type="percentage">
            <text:p>-7.00%</text:p>
          </table:table-cell>
          <table:table-cell table:style-name="ce3" office:value-type="percentage" office:value="-0.04" calcext:value-type="percentage">
            <text:p>-4.00%</text:p>
          </table:table-cell>
          <table:table-cell table:style-name="ce3" office:value-type="percentage" office:value="-0.1" calcext:value-type="percentage">
            <text:p>-10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2" calcext:value-type="percentage">
            <text:p>-2.00%</text:p>
          </table:table-cell>
          <table:table-cell table:number-columns-repeated="2" table:style-name="ce3" office:value-type="percentage" office:value="-0.03" calcext:value-type="percentage">
            <text:p>-3.00%</text:p>
          </table:table-cell>
          <table:table-cell table:style-name="ce3" office:value-type="percentage" office:value="-0.05" calcext:value-type="percentage">
            <text:p>-5.00%</text:p>
          </table:table-cell>
          <table:table-cell table:style-name="ce3" office:value-type="percentage" office:value="0.06" calcext:value-type="percentage">
            <text:p>6.00%</text:p>
          </table:table-cell>
          <table:table-cell table:style-name="ce3" office:value-type="percentage" office:value="0.07" calcext:value-type="percentage">
            <text:p>7.00%</text:p>
          </table:table-cell>
          <table:table-cell table:style-name="ce3" office:value-type="percentage" office:value="0.04" calcext:value-type="percentage">
            <text:p>4.00%</text:p>
          </table:table-cell>
          <table:table-cell table:style-name="ce3" office:value-type="percentage" office:value="0.09" calcext:value-type="percentage">
            <text:p>9.00%</text:p>
          </table:table-cell>
          <table:table-cell table:style-name="ce3" office:value-type="percentage" office:value="0.08" calcext:value-type="percentage">
            <text:p>8.00%</text:p>
          </table:table-cell>
          <table:table-cell table:style-name="ce3" office:value-type="percentage" office:value="0.05" calcext:value-type="percentage">
            <text:p>5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4" calcext:value-type="percentage">
            <text:p>4.00%</text:p>
          </table:table-cell>
          <table:table-cell table:style-name="ce3" office:value-type="percentage" office:value="0.05" calcext:value-type="percentage">
            <text:p>5.00%</text:p>
          </table:table-cell>
          <table:table-cell table:number-columns-repeated="2" table:style-name="ce3" office:value-type="percentage" office:value="0.02" calcext:value-type="percentage">
            <text:p>2.00%</text:p>
          </table:table-cell>
        </table:table-row>
        <table:table-row table:style-name="ro1">
          <table:table-cell office:value-type="string" calcext:value-type="string">
            <text:p>nl01</text:p>
          </table:table-cell>
          <table:table-cell office:value-type="string" calcext:value-type="string">
            <text:p>HT2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4.6871" calcext:value-type="float">
            <text:p>4.69</text:p>
          </table:table-cell>
          <table:table-cell office:value-type="float" office:value="0.17109" calcext:value-type="float">
            <text:p>0.17</text:p>
          </table:table-cell>
          <table:table-cell office:value-type="float" office:value="17.794" calcext:value-type="float">
            <text:p>17.79</text:p>
          </table:table-cell>
          <table:table-cell office:value-type="float" office:value="6.2734" calcext:value-type="float">
            <text:p>6.27</text:p>
          </table:table-cell>
          <table:table-cell office:value-type="float" office:value="3.3954" calcext:value-type="float">
            <text:p>3.40</text:p>
          </table:table-cell>
          <table:table-cell office:value-type="float" office:value="0.74548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office:value-type="float" office:value="5.8117" calcext:value-type="float">
            <text:p>5.81</text:p>
          </table:table-cell>
          <table:table-cell office:value-type="float" office:value="0.2046" calcext:value-type="float">
            <text:p>0.20</text:p>
          </table:table-cell>
          <table:table-cell office:value-type="float" office:value="1.2154" calcext:value-type="float">
            <text:p>1.22</text:p>
          </table:table-cell>
          <table:table-cell office:value-type="float" office:value="41.341" calcext:value-type="float">
            <text:p>41.34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12" calcext:value-type="percentage">
            <text:p>-12.00%</text:p>
          </table:table-cell>
          <table:table-cell table:style-name="ce3" office:value-type="percentage" office:value="-0.02" calcext:value-type="percentage">
            <text:p>-2.00%</text:p>
          </table:table-cell>
          <table:table-cell table:style-name="ce3" office:value-type="percentage" office:value="-0.1" calcext:value-type="percentage">
            <text:p>-10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43" calcext:value-type="percentage">
            <text:p>-43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29" calcext:value-type="percentage">
            <text:p>-29.00%</text:p>
          </table:table-cell>
          <table:table-cell table:style-name="ce3" office:value-type="percentage" office:value="-0.07" calcext:value-type="percentage">
            <text:p>-7.00%</text:p>
          </table:table-cell>
          <table:table-cell table:style-name="ce3" office:value-type="percentage" office:value="-0.17" calcext:value-type="percentage">
            <text:p>-17.00%</text:p>
          </table:table-cell>
          <table:table-cell table:style-name="ce3" office:value-type="percentage" office:value="-0.05" calcext:value-type="percentage">
            <text:p>-5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42" calcext:value-type="percentage">
            <text:p>42.00%</text:p>
          </table:table-cell>
          <table:table-cell table:style-name="ce3" office:value-type="percentage" office:value="0.02" calcext:value-type="percentage">
            <text:p>2.00%</text:p>
          </table:table-cell>
          <table:table-cell table:style-name="ce3" office:value-type="percentage" office:value="0.1" calcext:value-type="percentage">
            <text:p>10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72" calcext:value-type="percentage">
            <text:p>72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26" calcext:value-type="percentage">
            <text:p>26.00%</text:p>
          </table:table-cell>
          <table:table-cell table:style-name="ce3" office:value-type="percentage" office:value="0.04" calcext:value-type="percentage">
            <text:p>4.00%</text:p>
          </table:table-cell>
          <table:table-cell table:style-name="ce3" office:value-type="percentage" office:value="0.36" calcext:value-type="percentage">
            <text:p>36.00%</text:p>
          </table:table-cell>
          <table:table-cell table:style-name="ce3" office:value-type="percentage" office:value="0.05" calcext:value-type="percentage">
            <text:p>5.00%</text:p>
          </table:table-cell>
        </table:table-row>
        <table:table-row table:style-name="ro1">
          <table:table-cell office:value-type="string" calcext:value-type="string">
            <text:p>nl01</text:p>
          </table:table-cell>
          <table:table-cell office:value-type="string" calcext:value-type="string">
            <text:p>HT2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.3859" calcext:value-type="float">
            <text:p>2.39</text:p>
          </table:table-cell>
          <table:table-cell office:value-type="float" office:value="0.61437" calcext:value-type="float">
            <text:p>0.61</text:p>
          </table:table-cell>
          <table:table-cell office:value-type="float" office:value="8.9038" calcext:value-type="float">
            <text:p>8.90</text:p>
          </table:table-cell>
          <table:table-cell office:value-type="float" office:value="5.1939" calcext:value-type="float">
            <text:p>5.19</text:p>
          </table:table-cell>
          <table:table-cell office:value-type="float" office:value="1.768" calcext:value-type="float">
            <text:p>1.77</text:p>
          </table:table-cell>
          <table:table-cell office:value-type="float" office:value="0.8039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.1449" calcext:value-type="float">
            <text:p>2.14</text:p>
          </table:table-cell>
          <table:table-cell office:value-type="float" office:value="0.16524" calcext:value-type="float">
            <text:p>0.17</text:p>
          </table:table-cell>
          <table:table-cell office:value-type="float" office:value="1.2811" calcext:value-type="float">
            <text:p>1.28</text:p>
          </table:table-cell>
          <table:table-cell office:value-type="float" office:value="23.89" calcext:value-type="float">
            <text:p>23.89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-0.68" calcext:value-type="percentage">
            <text:p>-68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15" calcext:value-type="percentage">
            <text:p>-15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-0.28" calcext:value-type="percentage">
            <text:p>-28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17" calcext:value-type="percentage">
            <text:p>-17.00%</text:p>
          </table:table-cell>
          <table:table-cell table:style-name="ce3" office:value-type="percentage" office:value="-0.06" calcext:value-type="percentage">
            <text:p>-6.00%</text:p>
          </table:table-cell>
          <table:table-cell table:style-name="ce3" office:value-type="percentage" office:value="-0.27" calcext:value-type="percentage">
            <text:p>-27.00%</text:p>
          </table:table-cell>
          <table:table-cell table:style-name="ce3" office:value-type="percentage" office:value="-0.02" calcext:value-type="percentage">
            <text:p>-2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1.18" calcext:value-type="percentage">
            <text:p>118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11" calcext:value-type="percentage">
            <text:p>11.00%</text:p>
          </table:table-cell>
          <table:table-cell table:style-name="ce3" office:value-type="percentage" office:value="0.02" calcext:value-type="percentage">
            <text:p>2.00%</text:p>
          </table:table-cell>
          <table:table-cell table:style-name="ce3" office:value-type="percentage" office:value="0.38" calcext:value-type="percentage">
            <text:p>38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18" calcext:value-type="percentage">
            <text:p>18.00%</text:p>
          </table:table-cell>
          <table:table-cell table:style-name="ce3" office:value-type="percentage" office:value="0.06" calcext:value-type="percentage">
            <text:p>6.00%</text:p>
          </table:table-cell>
          <table:table-cell table:style-name="ce3" office:value-type="percentage" office:value="0.5" calcext:value-type="percentage">
            <text:p>50.00%</text:p>
          </table:table-cell>
          <table:table-cell table:style-name="ce3" office:value-type="percentage" office:value="0.04" calcext:value-type="percentage">
            <text:p>4.00%</text:p>
          </table:table-cell>
        </table:table-row>
        <table:table-row table:style-name="ro1">
          <table:table-cell office:value-type="string" calcext:value-type="string">
            <text:p>nl01</text:p>
          </table:table-cell>
          <table:table-cell office:value-type="string" calcext:value-type="string">
            <text:p>HT2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1.2197" calcext:value-type="float">
            <text:p>1.22</text:p>
          </table:table-cell>
          <table:table-cell office:value-type="float" office:value="0.40513" calcext:value-type="float">
            <text:p>0.41</text:p>
          </table:table-cell>
          <table:table-cell office:value-type="float" office:value="4.3837" calcext:value-type="float">
            <text:p>4.38</text:p>
          </table:table-cell>
          <table:table-cell office:value-type="float" office:value="3.8771" calcext:value-type="float">
            <text:p>3.88</text:p>
          </table:table-cell>
          <table:table-cell office:value-type="float" office:value="0.94592" calcext:value-type="float">
            <text:p>0.95</text:p>
          </table:table-cell>
          <table:table-cell office:value-type="float" office:value="0.90473" calcext:value-type="float">
            <text:p>0.90</text:p>
          </table:table-cell>
          <table:table-cell office:value-type="float" office:value="0" calcext:value-type="float">
            <text:p>0.00</text:p>
          </table:table-cell>
          <table:table-cell office:value-type="float" office:value="0.96919" calcext:value-type="float">
            <text:p>0.97</text:p>
          </table:table-cell>
          <table:table-cell office:value-type="float" office:value="0.23939" calcext:value-type="float">
            <text:p>0.24</text:p>
          </table:table-cell>
          <table:table-cell office:value-type="float" office:value="1.1471" calcext:value-type="float">
            <text:p>1.15</text:p>
          </table:table-cell>
          <table:table-cell office:value-type="float" office:value="14.539" calcext:value-type="float">
            <text:p>14.54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44" calcext:value-type="percentage">
            <text:p>-44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14" calcext:value-type="percentage">
            <text:p>-14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-0.23" calcext:value-type="percentage">
            <text:p>-23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9" calcext:value-type="percentage">
            <text:p>-9.00%</text:p>
          </table:table-cell>
          <table:table-cell table:style-name="ce3" office:value-type="percentage" office:value="-0.02" calcext:value-type="percentage">
            <text:p>-2.00%</text:p>
          </table:table-cell>
          <table:table-cell table:style-name="ce3" office:value-type="percentage" office:value="-0.13" calcext:value-type="percentage">
            <text:p>-13.00%</text:p>
          </table:table-cell>
          <table:table-cell table:style-name="ce3" office:value-type="percentage" office:value="-0.06" calcext:value-type="percentage">
            <text:p>-6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34" calcext:value-type="percentage">
            <text:p>34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21" calcext:value-type="percentage">
            <text:p>21.00%</text:p>
          </table:table-cell>
          <table:table-cell table:style-name="ce3" office:value-type="percentage" office:value="0.02" calcext:value-type="percentage">
            <text:p>2.00%</text:p>
          </table:table-cell>
          <table:table-cell table:style-name="ce3" office:value-type="percentage" office:value="0.24" calcext:value-type="percentage">
            <text:p>24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14" calcext:value-type="percentage">
            <text:p>14.00%</text:p>
          </table:table-cell>
          <table:table-cell table:style-name="ce3" office:value-type="percentage" office:value="0.02" calcext:value-type="percentage">
            <text:p>2.00%</text:p>
          </table:table-cell>
          <table:table-cell table:style-name="ce3" office:value-type="percentage" office:value="0.22" calcext:value-type="percentage">
            <text:p>22.00%</text:p>
          </table:table-cell>
          <table:table-cell table:style-name="ce3" office:value-type="percentage" office:value="0.07" calcext:value-type="percentage">
            <text:p>7.00%</text:p>
          </table:table-cell>
        </table:table-row>
        <table:table-row table:style-name="ro1">
          <table:table-cell office:value-type="string" calcext:value-type="string">
            <text:p>nl01</text:p>
          </table:table-cell>
          <table:table-cell office:value-type="string" calcext:value-type="string">
            <text:p>HT2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0.65048" calcext:value-type="float">
            <text:p>0.65</text:p>
          </table:table-cell>
          <table:table-cell office:value-type="float" office:value="0.42797" calcext:value-type="float">
            <text:p>0.43</text:p>
          </table:table-cell>
          <table:table-cell office:value-type="float" office:value="2.2161" calcext:value-type="float">
            <text:p>2.22</text:p>
          </table:table-cell>
          <table:table-cell office:value-type="float" office:value="4.0788" calcext:value-type="float">
            <text:p>4.08</text:p>
          </table:table-cell>
          <table:table-cell office:value-type="float" office:value="0.54101" calcext:value-type="float">
            <text:p>0.54</text:p>
          </table:table-cell>
          <table:table-cell office:value-type="float" office:value="1.1556" calcext:value-type="float">
            <text:p>1.16</text:p>
          </table:table-cell>
          <table:table-cell office:value-type="float" office:value="0" calcext:value-type="float">
            <text:p>0.00</text:p>
          </table:table-cell>
          <table:table-cell office:value-type="float" office:value="0.54744" calcext:value-type="float">
            <text:p>0.55</text:p>
          </table:table-cell>
          <table:table-cell office:value-type="float" office:value="0.10182" calcext:value-type="float">
            <text:p>0.10</text:p>
          </table:table-cell>
          <table:table-cell office:value-type="float" office:value="1.7564" calcext:value-type="float">
            <text:p>1.76</text:p>
          </table:table-cell>
          <table:table-cell office:value-type="float" office:value="11.842" calcext:value-type="float">
            <text:p>11.84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-0.31" calcext:value-type="percentage">
            <text:p>-31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18" calcext:value-type="percentage">
            <text:p>-18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13" calcext:value-type="percentage">
            <text:p>-13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1" calcext:value-type="percentage">
            <text:p>-10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32" calcext:value-type="percentage">
            <text:p>-32.00%</text:p>
          </table:table-cell>
          <table:table-cell table:style-name="ce3" office:value-type="percentage" office:value="-0.11" calcext:value-type="percentage">
            <text:p>-11.00%</text:p>
          </table:table-cell>
          <table:table-cell table:style-name="ce3" office:value-type="percentage" office:value="0.03" calcext:value-type="percentage">
            <text:p>3.00%</text:p>
          </table:table-cell>
          <table:table-cell table:style-name="ce3" office:value-type="percentage" office:value="0.22" calcext:value-type="percentage">
            <text:p>22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9" calcext:value-type="percentage">
            <text:p>9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14" calcext:value-type="percentage">
            <text:p>14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12" calcext:value-type="percentage">
            <text:p>12.0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2.08" calcext:value-type="percentage">
            <text:p>208.00%</text:p>
          </table:table-cell>
          <table:table-cell table:style-name="ce3" office:value-type="percentage" office:value="0.31" calcext:value-type="percentage">
            <text:p>31.00%</text:p>
          </table:table-cell>
        </table:table-row>
        <table:table-row table:style-name="ro1">
          <table:table-cell office:value-type="string" calcext:value-type="string">
            <text:p>nl01</text:p>
          </table:table-cell>
          <table:table-cell office:value-type="string" calcext:value-type="string">
            <text:p>HT2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0.37037" calcext:value-type="float">
            <text:p>0.37</text:p>
          </table:table-cell>
          <table:table-cell office:value-type="float" office:value="0.50278" calcext:value-type="float">
            <text:p>0.50</text:p>
          </table:table-cell>
          <table:table-cell office:value-type="float" office:value="1.4307" calcext:value-type="float">
            <text:p>1.43</text:p>
          </table:table-cell>
          <table:table-cell office:value-type="float" office:value="2.9128" calcext:value-type="float">
            <text:p>2.91</text:p>
          </table:table-cell>
          <table:table-cell office:value-type="float" office:value="0.35063" calcext:value-type="float">
            <text:p>0.35</text:p>
          </table:table-cell>
          <table:table-cell office:value-type="float" office:value="0.44497" calcext:value-type="float">
            <text:p>0.44</text:p>
          </table:table-cell>
          <table:table-cell office:value-type="float" office:value="0" calcext:value-type="float">
            <text:p>0.00</text:p>
          </table:table-cell>
          <table:table-cell office:value-type="float" office:value="0.2573" calcext:value-type="float">
            <text:p>0.26</text:p>
          </table:table-cell>
          <table:table-cell office:value-type="float" office:value="0.24908" calcext:value-type="float">
            <text:p>0.25</text:p>
          </table:table-cell>
          <table:table-cell office:value-type="float" office:value="1.37" calcext:value-type="float">
            <text:p>1.37</text:p>
          </table:table-cell>
          <table:table-cell office:value-type="float" office:value="8.2153" calcext:value-type="float">
            <text:p>8.22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31" calcext:value-type="percentage">
            <text:p>-31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14" calcext:value-type="percentage">
            <text:p>-14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17" calcext:value-type="percentage">
            <text:p>-17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9" calcext:value-type="percentage">
            <text:p>-9.00%</text:p>
          </table:table-cell>
          <table:table-cell table:style-name="ce3" office:value-type="percentage" office:value="-0.02" calcext:value-type="percentage">
            <text:p>-2.00%</text:p>
          </table:table-cell>
          <table:table-cell table:style-name="ce3" office:value-type="percentage" office:value="-0.18" calcext:value-type="percentage">
            <text:p>-18.00%</text:p>
          </table:table-cell>
          <table:table-cell table:style-name="ce3" office:value-type="percentage" office:value="-0.08" calcext:value-type="percentage">
            <text:p>-8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41" calcext:value-type="percentage">
            <text:p>41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21" calcext:value-type="percentage">
            <text:p>21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15" calcext:value-type="percentage">
            <text:p>15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9" calcext:value-type="percentage">
            <text:p>9.00%</text:p>
          </table:table-cell>
          <table:table-cell table:style-name="ce3" office:value-type="percentage" office:value="0.02" calcext:value-type="percentage">
            <text:p>2.00%</text:p>
          </table:table-cell>
          <table:table-cell table:style-name="ce3" office:value-type="percentage" office:value="0.72" calcext:value-type="percentage">
            <text:p>72.00%</text:p>
          </table:table-cell>
          <table:table-cell table:style-name="ce3" office:value-type="percentage" office:value="0.22" calcext:value-type="percentage">
            <text:p>22.00%</text:p>
          </table:table-cell>
        </table:table-row>
        <table:table-row table:style-name="ro1">
          <table:table-cell office:value-type="string" calcext:value-type="string">
            <text:p>nl01</text:p>
          </table:table-cell>
          <table:table-cell office:value-type="string" calcext:value-type="string">
            <text:p>HT2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0.38207" calcext:value-type="float">
            <text:p>0.38</text:p>
          </table:table-cell>
          <table:table-cell office:value-type="float" office:value="1.4108" calcext:value-type="float">
            <text:p>1.41</text:p>
          </table:table-cell>
          <table:table-cell office:value-type="float" office:value="0.8344" calcext:value-type="float">
            <text:p>0.83</text:p>
          </table:table-cell>
          <table:table-cell office:value-type="float" office:value="3.8698" calcext:value-type="float">
            <text:p>3.87</text:p>
          </table:table-cell>
          <table:table-cell office:value-type="float" office:value="0.35365" calcext:value-type="float">
            <text:p>0.35</text:p>
          </table:table-cell>
          <table:table-cell office:value-type="float" office:value="1.3452" calcext:value-type="float">
            <text:p>1.35</text:p>
          </table:table-cell>
          <table:table-cell office:value-type="float" office:value="0" calcext:value-type="float">
            <text:p>0.00</text:p>
          </table:table-cell>
          <table:table-cell office:value-type="float" office:value="0.16293" calcext:value-type="float">
            <text:p>0.16</text:p>
          </table:table-cell>
          <table:table-cell office:value-type="float" office:value="0.35883" calcext:value-type="float">
            <text:p>0.36</text:p>
          </table:table-cell>
          <table:table-cell office:value-type="float" office:value="1.6865" calcext:value-type="float">
            <text:p>1.69</text:p>
          </table:table-cell>
          <table:table-cell office:value-type="float" office:value="10.726" calcext:value-type="float">
            <text:p>10.73</text:p>
          </table:table-cell>
          <table:table-cell table:style-name="ce3" office:value-type="percentage" office:value="-0.09" calcext:value-type="percentage">
            <text:p>-9.00%</text:p>
          </table:table-cell>
          <table:table-cell table:style-name="ce3" office:value-type="percentage" office:value="-0.08" calcext:value-type="percentage">
            <text:p>-8.00%</text:p>
          </table:table-cell>
          <table:table-cell table:style-name="ce3" office:value-type="percentage" office:value="-0.07" calcext:value-type="percentage">
            <text:p>-7.00%</text:p>
          </table:table-cell>
          <table:table-cell table:style-name="ce3" office:value-type="percentage" office:value="-0.12" calcext:value-type="percentage">
            <text:p>-12.00%</text:p>
          </table:table-cell>
          <table:table-cell table:style-name="ce3" office:value-type="percentage" office:value="-0.06" calcext:value-type="percentage">
            <text:p>-6.00%</text:p>
          </table:table-cell>
          <table:table-cell table:style-name="ce3" office:value-type="percentage" office:value="-0.18" calcext:value-type="percentage">
            <text:p>-18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7" calcext:value-type="percentage">
            <text:p>-7.00%</text:p>
          </table:table-cell>
          <table:table-cell table:style-name="ce3" office:value-type="percentage" office:value="-0.16" calcext:value-type="percentage">
            <text:p>-16.00%</text:p>
          </table:table-cell>
          <table:table-cell table:style-name="ce3" office:value-type="percentage" office:value="-0.3" calcext:value-type="percentage">
            <text:p>-30.00%</text:p>
          </table:table-cell>
          <table:table-cell table:style-name="ce3" office:value-type="percentage" office:value="-0.09" calcext:value-type="percentage">
            <text:p>-9.00%</text:p>
          </table:table-cell>
          <table:table-cell table:style-name="ce3" office:value-type="percentage" office:value="0.22" calcext:value-type="percentage">
            <text:p>22.00%</text:p>
          </table:table-cell>
          <table:table-cell table:style-name="ce3" office:value-type="percentage" office:value="0.09" calcext:value-type="percentage">
            <text:p>9.00%</text:p>
          </table:table-cell>
          <table:table-cell table:style-name="ce3" office:value-type="percentage" office:value="0.15" calcext:value-type="percentage">
            <text:p>15.00%</text:p>
          </table:table-cell>
          <table:table-cell table:style-name="ce3" office:value-type="percentage" office:value="0.06" calcext:value-type="percentage">
            <text:p>6.00%</text:p>
          </table:table-cell>
          <table:table-cell table:style-name="ce3" office:value-type="percentage" office:value="0.13" calcext:value-type="percentage">
            <text:p>13.00%</text:p>
          </table:table-cell>
          <table:table-cell table:style-name="ce3" office:value-type="percentage" office:value="0.17" calcext:value-type="percentage">
            <text:p>17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12" calcext:value-type="percentage">
            <text:p>12.00%</text:p>
          </table:table-cell>
          <table:table-cell table:style-name="ce3" office:value-type="percentage" office:value="0.18" calcext:value-type="percentage">
            <text:p>18.00%</text:p>
          </table:table-cell>
          <table:table-cell table:style-name="ce3" office:value-type="percentage" office:value="1.11" calcext:value-type="percentage">
            <text:p>111.00%</text:p>
          </table:table-cell>
          <table:table-cell table:style-name="ce3" office:value-type="percentage" office:value="0.2" calcext:value-type="percentage">
            <text:p>20.00%</text:p>
          </table:table-cell>
        </table:table-row>
        <table:table-row table:style-name="ro1">
          <table:table-cell office:value-type="string" calcext:value-type="string">
            <text:p>nl01</text:p>
          </table:table-cell>
          <table:table-cell office:value-type="string" calcext:value-type="string">
            <text:p>HT2_o16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.494" calcext:value-type="float">
            <text:p>1.49</text:p>
          </table:table-cell>
          <table:table-cell office:value-type="float" office:value="0.454" calcext:value-type="float">
            <text:p>0.45</text:p>
          </table:table-cell>
          <table:table-cell office:value-type="float" office:value="4.6277" calcext:value-type="float">
            <text:p>4.63</text:p>
          </table:table-cell>
          <table:table-cell office:value-type="float" office:value="4.0902" calcext:value-type="float">
            <text:p>4.09</text:p>
          </table:table-cell>
          <table:table-cell office:value-type="float" office:value="1.1063" calcext:value-type="float">
            <text:p>1.11</text:p>
          </table:table-cell>
          <table:table-cell office:value-type="float" office:value="0.23245" calcext:value-type="float">
            <text:p>0.23</text:p>
          </table:table-cell>
          <table:table-cell office:value-type="float" office:value="0" calcext:value-type="float">
            <text:p>0.00</text:p>
          </table:table-cell>
          <table:table-cell office:value-type="float" office:value="0.93888" calcext:value-type="float">
            <text:p>0.94</text:p>
          </table:table-cell>
          <table:table-cell office:value-type="float" office:value="0.17877" calcext:value-type="float">
            <text:p>0.18</text:p>
          </table:table-cell>
          <table:table-cell office:value-type="float" office:value="1.1286" calcext:value-type="float">
            <text:p>1.13</text:p>
          </table:table-cell>
          <table:table-cell office:value-type="float" office:value="15.548" calcext:value-type="float">
            <text:p>15.55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5" calcext:value-type="percentage">
            <text:p>-5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5" calcext:value-type="percentage">
            <text:p>-5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33" calcext:value-type="percentage">
            <text:p>-33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16" calcext:value-type="percentage">
            <text:p>-16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5" calcext:value-type="percentage">
            <text:p>5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8" calcext:value-type="percentage">
            <text:p>8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44" calcext:value-type="percentage">
            <text:p>44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9" calcext:value-type="percentage">
            <text:p>9.00%</text:p>
          </table:table-cell>
          <table:table-cell table:style-name="ce3" office:value-type="percentage" office:value="0.02" calcext:value-type="percentage">
            <text:p>2.00%</text:p>
          </table:table-cell>
        </table:table-row>
        <table:table-row table:style-name="ro1">
          <table:table-cell office:value-type="string" calcext:value-type="string">
            <text:p>nl01</text:p>
          </table:table-cell>
          <table:table-cell office:value-type="string" calcext:value-type="string">
            <text:p>HT2_o16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0.55355" calcext:value-type="float">
            <text:p>0.55</text:p>
          </table:table-cell>
          <table:table-cell office:value-type="float" office:value="0.31587" calcext:value-type="float">
            <text:p>0.32</text:p>
          </table:table-cell>
          <table:table-cell office:value-type="float" office:value="1.5892" calcext:value-type="float">
            <text:p>1.59</text:p>
          </table:table-cell>
          <table:table-cell office:value-type="float" office:value="2.0532" calcext:value-type="float">
            <text:p>2.05</text:p>
          </table:table-cell>
          <table:table-cell office:value-type="float" office:value="0.50508" calcext:value-type="float">
            <text:p>0.51</text:p>
          </table:table-cell>
          <table:table-cell office:value-type="float" office:value="0.36553" calcext:value-type="float">
            <text:p>0.37</text:p>
          </table:table-cell>
          <table:table-cell office:value-type="float" office:value="0" calcext:value-type="float">
            <text:p>0.00</text:p>
          </table:table-cell>
          <table:table-cell office:value-type="float" office:value="0.23905" calcext:value-type="float">
            <text:p>0.24</text:p>
          </table:table-cell>
          <table:table-cell office:value-type="float" office:value="0.12065" calcext:value-type="float">
            <text:p>0.12</text:p>
          </table:table-cell>
          <table:table-cell office:value-type="float" office:value="1.1259" calcext:value-type="float">
            <text:p>1.13</text:p>
          </table:table-cell>
          <table:table-cell office:value-type="float" office:value="7.4085" calcext:value-type="float">
            <text:p>7.41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29" calcext:value-type="percentage">
            <text:p>-29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14" calcext:value-type="percentage">
            <text:p>-14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16" calcext:value-type="percentage">
            <text:p>-16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11" calcext:value-type="percentage">
            <text:p>-11.00%</text:p>
          </table:table-cell>
          <table:table-cell table:style-name="ce3" office:value-type="percentage" office:value="-0.06" calcext:value-type="percentage">
            <text:p>-6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3" calcext:value-type="percentage">
            <text:p>30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15" calcext:value-type="percentage">
            <text:p>15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16" calcext:value-type="percentage">
            <text:p>16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15" calcext:value-type="percentage">
            <text:p>15.00%</text:p>
          </table:table-cell>
          <table:table-cell table:style-name="ce3" office:value-type="percentage" office:value="0.07" calcext:value-type="percentage">
            <text:p>7.00%</text:p>
          </table:table-cell>
        </table:table-row>
        <table:table-row table:style-name="ro1">
          <table:table-cell office:value-type="string" calcext:value-type="string">
            <text:p>nl01</text:p>
          </table:table-cell>
          <table:table-cell office:value-type="string" calcext:value-type="string">
            <text:p>HT2_o16</text:p>
          </table:table-cell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0.48467" calcext:value-type="float">
            <text:p>0.48</text:p>
          </table:table-cell>
          <table:table-cell office:value-type="float" office:value="0.44085" calcext:value-type="float">
            <text:p>0.44</text:p>
          </table:table-cell>
          <table:table-cell office:value-type="float" office:value="0.77965" calcext:value-type="float">
            <text:p>0.78</text:p>
          </table:table-cell>
          <table:table-cell office:value-type="float" office:value="0.9795" calcext:value-type="float">
            <text:p>0.98</text:p>
          </table:table-cell>
          <table:table-cell office:value-type="float" office:value="0.44008" calcext:value-type="float">
            <text:p>0.44</text:p>
          </table:table-cell>
          <table:table-cell office:value-type="float" office:value="0.48882" calcext:value-type="float">
            <text:p>0.49</text:p>
          </table:table-cell>
          <table:table-cell office:value-type="float" office:value="0" calcext:value-type="float">
            <text:p>0.00</text:p>
          </table:table-cell>
          <table:table-cell office:value-type="float" office:value="0.1062" calcext:value-type="float">
            <text:p>0.11</text:p>
          </table:table-cell>
          <table:table-cell office:value-type="float" office:value="0.17958" calcext:value-type="float">
            <text:p>0.18</text:p>
          </table:table-cell>
          <table:table-cell office:value-type="float" office:value="1.1528" calcext:value-type="float">
            <text:p>1.15</text:p>
          </table:table-cell>
          <table:table-cell office:value-type="float" office:value="5.3997" calcext:value-type="float">
            <text:p>5.40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12" calcext:value-type="percentage">
            <text:p>-12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1" calcext:value-type="percentage">
            <text:p>-10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12" calcext:value-type="percentage">
            <text:p>-12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-0.1" calcext:value-type="percentage">
            <text:p>-10.00%</text:p>
          </table:table-cell>
          <table:table-cell table:style-name="ce3" office:value-type="percentage" office:value="-0.15" calcext:value-type="percentage">
            <text:p>-15.00%</text:p>
          </table:table-cell>
          <table:table-cell table:style-name="ce3" office:value-type="percentage" office:value="-0.05" calcext:value-type="percentage">
            <text:p>-5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21" calcext:value-type="percentage">
            <text:p>21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18" calcext:value-type="percentage">
            <text:p>18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17" calcext:value-type="percentage">
            <text:p>17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0.12" calcext:value-type="percentage">
            <text:p>12.00%</text:p>
          </table:table-cell>
          <table:table-cell table:style-name="ce3" office:value-type="percentage" office:value="0.11" calcext:value-type="percentage">
            <text:p>11.00%</text:p>
          </table:table-cell>
          <table:table-cell table:style-name="ce3" office:value-type="percentage" office:value="0.08" calcext:value-type="percentage">
            <text:p>8.00%</text:p>
          </table:table-cell>
        </table:table-row>
        <table:table-row table:style-name="ro1">
          <table:table-cell office:value-type="string" calcext:value-type="string">
            <text:p>nl01</text:p>
          </table:table-cell>
          <table:table-cell office:value-type="string" calcext:value-type="string">
            <text:p>HT2_o3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.136" calcext:value-type="float">
            <text:p>1.14</text:p>
          </table:table-cell>
          <table:table-cell office:value-type="float" office:value="0.22888" calcext:value-type="float">
            <text:p>0.23</text:p>
          </table:table-cell>
          <table:table-cell office:value-type="float" office:value="2.3902" calcext:value-type="float">
            <text:p>2.39</text:p>
          </table:table-cell>
          <table:table-cell office:value-type="float" office:value="2.462" calcext:value-type="float">
            <text:p>2.46</text:p>
          </table:table-cell>
          <table:table-cell office:value-type="float" office:value="0.88975" calcext:value-type="float">
            <text:p>0.89</text:p>
          </table:table-cell>
          <table:table-cell office:value-type="float" office:value="0.12627" calcext:value-type="float">
            <text:p>0.13</text:p>
          </table:table-cell>
          <table:table-cell office:value-type="float" office:value="0" calcext:value-type="float">
            <text:p>0.00</text:p>
          </table:table-cell>
          <table:table-cell office:value-type="float" office:value="0.53667" calcext:value-type="float">
            <text:p>0.54</text:p>
          </table:table-cell>
          <table:table-cell office:value-type="float" office:value="0.17395" calcext:value-type="float">
            <text:p>0.17</text:p>
          </table:table-cell>
          <table:table-cell office:value-type="float" office:value="1.1" calcext:value-type="float">
            <text:p>1.10</text:p>
          </table:table-cell>
          <table:table-cell office:value-type="float" office:value="10.318" calcext:value-type="float">
            <text:p>10.32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4" calcext:value-type="percentage">
            <text:p>-40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11" calcext:value-type="percentage">
            <text:p>-11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7" calcext:value-type="percentage">
            <text:p>-7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12" calcext:value-type="percentage">
            <text:p>-12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9" calcext:value-type="percentage">
            <text:p>-9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0.4" calcext:value-type="percentage">
            <text:p>40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13" calcext:value-type="percentage">
            <text:p>13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5" calcext:value-type="percentage">
            <text:p>5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12" calcext:value-type="percentage">
            <text:p>12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7" calcext:value-type="percentage">
            <text:p>7.00%</text:p>
          </table:table-cell>
          <table:table-cell table:style-name="ce3" office:value-type="percentage" office:value="0.01" calcext:value-type="percentage">
            <text:p>1.00%</text:p>
          </table:table-cell>
        </table:table-row>
        <table:table-row table:style-name="ro1">
          <table:table-cell office:value-type="string" calcext:value-type="string">
            <text:p>nl01</text:p>
          </table:table-cell>
          <table:table-cell office:value-type="string" calcext:value-type="string">
            <text:p>HT2_o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0.77907" calcext:value-type="float">
            <text:p>0.78</text:p>
          </table:table-cell>
          <table:table-cell office:value-type="float" office:value="0.2595" calcext:value-type="float">
            <text:p>0.26</text:p>
          </table:table-cell>
          <table:table-cell office:value-type="float" office:value="1.6112" calcext:value-type="float">
            <text:p>1.61</text:p>
          </table:table-cell>
          <table:table-cell office:value-type="float" office:value="2.139" calcext:value-type="float">
            <text:p>2.14</text:p>
          </table:table-cell>
          <table:table-cell office:value-type="float" office:value="0.6876" calcext:value-type="float">
            <text:p>0.69</text:p>
          </table:table-cell>
          <table:table-cell office:value-type="float" office:value="0.26277" calcext:value-type="float">
            <text:p>0.26</text:p>
          </table:table-cell>
          <table:table-cell office:value-type="float" office:value="0" calcext:value-type="float">
            <text:p>0.00</text:p>
          </table:table-cell>
          <table:table-cell office:value-type="float" office:value="0.2386" calcext:value-type="float">
            <text:p>0.24</text:p>
          </table:table-cell>
          <table:table-cell office:value-type="float" office:value="0.1319" calcext:value-type="float">
            <text:p>0.13</text:p>
          </table:table-cell>
          <table:table-cell office:value-type="float" office:value="1.2327" calcext:value-type="float">
            <text:p>1.23</text:p>
          </table:table-cell>
          <table:table-cell office:value-type="float" office:value="8.1347" calcext:value-type="float">
            <text:p>8.13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22" calcext:value-type="percentage">
            <text:p>-22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5" calcext:value-type="percentage">
            <text:p>-5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3" calcext:value-type="percentage">
            <text:p>-3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-0.16" calcext:value-type="percentage">
            <text:p>-16.00%</text:p>
          </table:table-cell>
          <table:table-cell table:style-name="ce3" office:value-type="percentage" office:value="-0.03" calcext:value-type="percentage">
            <text:p>-3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19" calcext:value-type="percentage">
            <text:p>19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4" calcext:value-type="percentage">
            <text:p>4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2" calcext:value-type="percentage">
            <text:p>2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.3" calcext:value-type="percentage">
            <text:p>30.00%</text:p>
          </table:table-cell>
          <table:table-cell table:style-name="ce3" office:value-type="percentage" office:value="0.04" calcext:value-type="percentage">
            <text:p>4.00%</text:p>
          </table:table-cell>
        </table:table-row>
        <table:table-row table:style-name="ro1">
          <table:table-cell office:value-type="string" calcext:value-type="string">
            <text:p>nl01</text:p>
          </table:table-cell>
          <table:table-cell office:value-type="string" calcext:value-type="string">
            <text:p>HT2_o32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0.71088" calcext:value-type="float">
            <text:p>0.71</text:p>
          </table:table-cell>
          <table:table-cell office:value-type="float" office:value="0.30573" calcext:value-type="float">
            <text:p>0.31</text:p>
          </table:table-cell>
          <table:table-cell office:value-type="float" office:value="0.8418" calcext:value-type="float">
            <text:p>0.84</text:p>
          </table:table-cell>
          <table:table-cell office:value-type="float" office:value="1.0906" calcext:value-type="float">
            <text:p>1.09</text:p>
          </table:table-cell>
          <table:table-cell office:value-type="float" office:value="0.61838" calcext:value-type="float">
            <text:p>0.62</text:p>
          </table:table-cell>
          <table:table-cell office:value-type="float" office:value="0.3027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float" office:value="0.15885" calcext:value-type="float">
            <text:p>0.16</text:p>
          </table:table-cell>
          <table:table-cell office:value-type="float" office:value="0.12732" calcext:value-type="float">
            <text:p>0.13</text:p>
          </table:table-cell>
          <table:table-cell office:value-type="float" office:value="1.1945" calcext:value-type="float">
            <text:p>1.19</text:p>
          </table:table-cell>
          <table:table-cell office:value-type="float" office:value="5.8505" calcext:value-type="float">
            <text:p>5.85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18" calcext:value-type="percentage">
            <text:p>-18.00%</text:p>
          </table:table-cell>
          <table:table-cell table:style-name="ce3" office:value-type="percentage" office:value="-0.02" calcext:value-type="percentage">
            <text:p>-2.00%</text:p>
          </table:table-cell>
          <table:table-cell table:style-name="ce3" office:value-type="percentage" office:value="-0.1" calcext:value-type="percentage">
            <text:p>-10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16" calcext:value-type="percentage">
            <text:p>-16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2" calcext:value-type="percentage">
            <text:p>-2.00%</text:p>
          </table:table-cell>
          <table:table-cell table:style-name="ce3" office:value-type="percentage" office:value="-0.06" calcext:value-type="percentage">
            <text:p>-6.00%</text:p>
          </table:table-cell>
          <table:table-cell table:style-name="ce3" office:value-type="percentage" office:value="-0.13" calcext:value-type="percentage">
            <text:p>-13.00%</text:p>
          </table:table-cell>
          <table:table-cell table:style-name="ce3" office:value-type="percentage" office:value="-0.06" calcext:value-type="percentage">
            <text:p>-6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14" calcext:value-type="percentage">
            <text:p>14.00%</text:p>
          </table:table-cell>
          <table:table-cell table:style-name="ce3" office:value-type="percentage" office:value="0.02" calcext:value-type="percentage">
            <text:p>2.00%</text:p>
          </table:table-cell>
          <table:table-cell table:style-name="ce3" office:value-type="percentage" office:value="0.1" calcext:value-type="percentage">
            <text:p>10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11" calcext:value-type="percentage">
            <text:p>11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2" calcext:value-type="percentage">
            <text:p>2.00%</text:p>
          </table:table-cell>
          <table:table-cell table:style-name="ce3" office:value-type="percentage" office:value="0.04" calcext:value-type="percentage">
            <text:p>4.00%</text:p>
          </table:table-cell>
          <table:table-cell table:style-name="ce3" office:value-type="percentage" office:value="0.15" calcext:value-type="percentage">
            <text:p>15.00%</text:p>
          </table:table-cell>
          <table:table-cell table:style-name="ce3" office:value-type="percentage" office:value="0.04" calcext:value-type="percentage">
            <text:p>4.00%</text:p>
          </table:table-cell>
        </table:table-row>
        <table:table-row table:style-name="ro1">
          <table:table-cell office:value-type="string" calcext:value-type="string">
            <text:p>nl01</text:p>
          </table:table-cell>
          <table:table-cell office:value-type="string" calcext:value-type="string">
            <text:p>HT2_o32</text:p>
          </table:table-cell>
          <table:table-cell office:value-type="float" office:value="512" calcext:value-type="float">
            <text:p>512</text:p>
          </table:table-cell>
          <table:table-cell office:value-type="float" office:value="128" calcext:value-type="float">
            <text:p>128</text:p>
          </table:table-cell>
          <table:table-cell office:value-type="float" office:value="0.67393" calcext:value-type="float">
            <text:p>0.67</text:p>
          </table:table-cell>
          <table:table-cell office:value-type="float" office:value="0.3156" calcext:value-type="float">
            <text:p>0.32</text:p>
          </table:table-cell>
          <table:table-cell office:value-type="float" office:value="0.80152" calcext:value-type="float">
            <text:p>0.80</text:p>
          </table:table-cell>
          <table:table-cell office:value-type="float" office:value="0.83007" calcext:value-type="float">
            <text:p>0.83</text:p>
          </table:table-cell>
          <table:table-cell office:value-type="float" office:value="0.60622" calcext:value-type="float">
            <text:p>0.61</text:p>
          </table:table-cell>
          <table:table-cell office:value-type="float" office:value="0.30482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float" office:value="0.10742" calcext:value-type="float">
            <text:p>0.11</text:p>
          </table:table-cell>
          <table:table-cell office:value-type="float" office:value="0.1048" calcext:value-type="float">
            <text:p>0.10</text:p>
          </table:table-cell>
          <table:table-cell office:value-type="float" office:value="1.4111" calcext:value-type="float">
            <text:p>1.41</text:p>
          </table:table-cell>
          <table:table-cell office:value-type="float" office:value="5.5602" calcext:value-type="float">
            <text:p>5.56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5" calcext:value-type="percentage">
            <text:p>-5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11" calcext:value-type="percentage">
            <text:p>-11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4" calcext:value-type="percentage">
            <text:p>-4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-0.02" calcext:value-type="percentage">
            <text:p>-2.00%</text:p>
          </table:table-cell>
          <table:table-cell table:style-name="ce3" office:value-type="percentage" office:value="-0.3" calcext:value-type="percentage">
            <text:p>-30.00%</text:p>
          </table:table-cell>
          <table:table-cell table:style-name="ce3" office:value-type="percentage" office:value="-0.08" calcext:value-type="percentage">
            <text:p>-8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1" calcext:value-type="percentage">
            <text:p>10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14" calcext:value-type="percentage">
            <text:p>14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7" calcext:value-type="percentage">
            <text:p>7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0.02" calcext:value-type="percentage">
            <text:p>2.00%</text:p>
          </table:table-cell>
          <table:table-cell table:style-name="ce3" office:value-type="percentage" office:value="1.02" calcext:value-type="percentage">
            <text:p>102.00%</text:p>
          </table:table-cell>
          <table:table-cell table:style-name="ce3" office:value-type="percentage" office:value="0.28" calcext:value-type="percentage">
            <text:p>28.00%</text:p>
          </table:table-cell>
        </table:table-row>
        <table:table-row table:style-name="ro1">
          <table:table-cell office:value-type="string" calcext:value-type="string">
            <text:p>nl01</text:p>
          </table:table-cell>
          <table:table-cell office:value-type="string" calcext:value-type="string">
            <text:p>HT2_o8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4.914" calcext:value-type="float">
            <text:p>4.91</text:p>
          </table:table-cell>
          <table:table-cell office:value-type="float" office:value="1.402" calcext:value-type="float">
            <text:p>1.40</text:p>
          </table:table-cell>
          <table:table-cell office:value-type="float" office:value="18.363" calcext:value-type="float">
            <text:p>18.36</text:p>
          </table:table-cell>
          <table:table-cell office:value-type="float" office:value="6.047" calcext:value-type="float">
            <text:p>6.05</text:p>
          </table:table-cell>
          <table:table-cell office:value-type="float" office:value="3.5238" calcext:value-type="float">
            <text:p>3.52</text:p>
          </table:table-cell>
          <table:table-cell office:value-type="float" office:value="0.10603" calcext:value-type="float">
            <text:p>0.11</text:p>
          </table:table-cell>
          <table:table-cell office:value-type="float" office:value="0" calcext:value-type="float">
            <text:p>0.00</text:p>
          </table:table-cell>
          <table:table-cell office:value-type="float" office:value="3.7528" calcext:value-type="float">
            <text:p>3.75</text:p>
          </table:table-cell>
          <table:table-cell office:value-type="float" office:value="0.33617" calcext:value-type="float">
            <text:p>0.34</text:p>
          </table:table-cell>
          <table:table-cell office:value-type="float" office:value="1.2605" calcext:value-type="float">
            <text:p>1.26</text:p>
          </table:table-cell>
          <table:table-cell office:value-type="float" office:value="42.078" calcext:value-type="float">
            <text:p>42.08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85" calcext:value-type="percentage">
            <text:p>-85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-0.05" calcext:value-type="percentage">
            <text:p>-5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6" calcext:value-type="percentage">
            <text:p>-6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2" calcext:value-type="percentage">
            <text:p>-2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-0.2" calcext:value-type="percentage">
            <text:p>-20.00%</text:p>
          </table:table-cell>
          <table:table-cell table:style-name="ce3" office:value-type="percentage" office:value="-0.04" calcext:value-type="percentage">
            <text:p>-4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85" calcext:value-type="percentage">
            <text:p>85.0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.05" calcext:value-type="percentage">
            <text:p>5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6" calcext:value-type="percentage">
            <text:p>6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2" calcext:value-type="percentage">
            <text:p>2.0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.48" calcext:value-type="percentage">
            <text:p>48.00%</text:p>
          </table:table-cell>
          <table:table-cell table:style-name="ce3" office:value-type="percentage" office:value="0.03" calcext:value-type="percentage">
            <text:p>3.00%</text:p>
          </table:table-cell>
        </table:table-row>
        <table:table-row table:style-name="ro1">
          <table:table-cell office:value-type="string" calcext:value-type="string">
            <text:p>nl01</text:p>
          </table:table-cell>
          <table:table-cell office:value-type="string" calcext:value-type="string">
            <text:p>HT2_o8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.32" calcext:value-type="float">
            <text:p>1.32</text:p>
          </table:table-cell>
          <table:table-cell office:value-type="float" office:value="0.23012" calcext:value-type="float">
            <text:p>0.23</text:p>
          </table:table-cell>
          <table:table-cell office:value-type="float" office:value="4.6577" calcext:value-type="float">
            <text:p>4.66</text:p>
          </table:table-cell>
          <table:table-cell office:value-type="float" office:value="3.8438" calcext:value-type="float">
            <text:p>3.84</text:p>
          </table:table-cell>
          <table:table-cell office:value-type="float" office:value="1.0207" calcext:value-type="float">
            <text:p>1.02</text:p>
          </table:table-cell>
          <table:table-cell office:value-type="float" office:value="0.18267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float" office:value="0.90827" calcext:value-type="float">
            <text:p>0.91</text:p>
          </table:table-cell>
          <table:table-cell office:value-type="float" office:value="0.11937" calcext:value-type="float">
            <text:p>0.12</text:p>
          </table:table-cell>
          <table:table-cell office:value-type="float" office:value="1.0305" calcext:value-type="float">
            <text:p>1.03</text:p>
          </table:table-cell>
          <table:table-cell office:value-type="float" office:value="14.13" calcext:value-type="float">
            <text:p>14.13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9" calcext:value-type="percentage">
            <text:p>-9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1" calcext:value-type="percentage">
            <text:p>-10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6" calcext:value-type="percentage">
            <text:p>-6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-0.19" calcext:value-type="percentage">
            <text:p>-19.00%</text:p>
          </table:table-cell>
          <table:table-cell table:style-name="ce3" office:value-type="percentage" office:value="-0.02" calcext:value-type="percentage">
            <text:p>-2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9" calcext:value-type="percentage">
            <text:p>9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8" calcext:value-type="percentage">
            <text:p>8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7" calcext:value-type="percentage">
            <text:p>7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0.27" calcext:value-type="percentage">
            <text:p>27.00%</text:p>
          </table:table-cell>
          <table:table-cell table:style-name="ce3" office:value-type="percentage" office:value="0.02" calcext:value-type="percentage">
            <text:p>2.00%</text:p>
          </table:table-cell>
        </table:table-row>
        <table:table-row table:style-name="ro1">
          <table:table-cell office:value-type="string" calcext:value-type="string">
            <text:p>nl01</text:p>
          </table:table-cell>
          <table:table-cell office:value-type="string" calcext:value-type="string">
            <text:p>HT2_o8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0.7337" calcext:value-type="float">
            <text:p>0.73</text:p>
          </table:table-cell>
          <table:table-cell office:value-type="float" office:value="0.22935" calcext:value-type="float">
            <text:p>0.23</text:p>
          </table:table-cell>
          <table:table-cell office:value-type="float" office:value="2.346" calcext:value-type="float">
            <text:p>2.35</text:p>
          </table:table-cell>
          <table:table-cell office:value-type="float" office:value="2.1665" calcext:value-type="float">
            <text:p>2.17</text:p>
          </table:table-cell>
          <table:table-cell office:value-type="float" office:value="0.61082" calcext:value-type="float">
            <text:p>0.61</text:p>
          </table:table-cell>
          <table:table-cell office:value-type="float" office:value="0.31408" calcext:value-type="float">
            <text:p>0.31</text:p>
          </table:table-cell>
          <table:table-cell office:value-type="float" office:value="0" calcext:value-type="float">
            <text:p>0.00</text:p>
          </table:table-cell>
          <table:table-cell office:value-type="float" office:value="0.455" calcext:value-type="float">
            <text:p>0.46</text:p>
          </table:table-cell>
          <table:table-cell office:value-type="float" office:value="0.10488" calcext:value-type="float">
            <text:p>0.10</text:p>
          </table:table-cell>
          <table:table-cell office:value-type="float" office:value="1.164" calcext:value-type="float">
            <text:p>1.16</text:p>
          </table:table-cell>
          <table:table-cell office:value-type="float" office:value="8.672" calcext:value-type="float">
            <text:p>8.67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17" calcext:value-type="percentage">
            <text:p>-17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3" calcext:value-type="percentage">
            <text:p>-3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9" calcext:value-type="percentage">
            <text:p>-9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-0.21" calcext:value-type="percentage">
            <text:p>-21.00%</text:p>
          </table:table-cell>
          <table:table-cell table:style-name="ce3" office:value-type="percentage" office:value="-0.04" calcext:value-type="percentage">
            <text:p>-4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14" calcext:value-type="percentage">
            <text:p>14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4" calcext:value-type="percentage">
            <text:p>4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6" calcext:value-type="percentage">
            <text:p>6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0.54" calcext:value-type="percentage">
            <text:p>54.00%</text:p>
          </table:table-cell>
          <table:table-cell table:style-name="ce3" office:value-type="percentage" office:value="0.08" calcext:value-type="percentage">
            <text:p>8.00%</text:p>
          </table:table-cell>
        </table:table-row>
        <table:table-row table:style-name="ro1">
          <table:table-cell office:value-type="string" calcext:value-type="string">
            <text:p>nl01</text:p>
          </table:table-cell>
          <table:table-cell office:value-type="string" calcext:value-type="string">
            <text:p>HT2_o8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0.43462" calcext:value-type="float">
            <text:p>0.43</text:p>
          </table:table-cell>
          <table:table-cell office:value-type="float" office:value="0.2893" calcext:value-type="float">
            <text:p>0.29</text:p>
          </table:table-cell>
          <table:table-cell office:value-type="float" office:value="1.5235" calcext:value-type="float">
            <text:p>1.52</text:p>
          </table:table-cell>
          <table:table-cell office:value-type="float" office:value="1.5123" calcext:value-type="float">
            <text:p>1.51</text:p>
          </table:table-cell>
          <table:table-cell office:value-type="float" office:value="0.41697" calcext:value-type="float">
            <text:p>0.42</text:p>
          </table:table-cell>
          <table:table-cell office:value-type="float" office:value="0.63018" calcext:value-type="float">
            <text:p>0.63</text:p>
          </table:table-cell>
          <table:table-cell office:value-type="float" office:value="0" calcext:value-type="float">
            <text:p>0.00</text:p>
          </table:table-cell>
          <table:table-cell office:value-type="float" office:value="0.23228" calcext:value-type="float">
            <text:p>0.23</text:p>
          </table:table-cell>
          <table:table-cell office:value-type="float" office:value="0.13723" calcext:value-type="float">
            <text:p>0.14</text:p>
          </table:table-cell>
          <table:table-cell office:value-type="float" office:value="1.221" calcext:value-type="float">
            <text:p>1.22</text:p>
          </table:table-cell>
          <table:table-cell office:value-type="float" office:value="6.8187" calcext:value-type="float">
            <text:p>6.82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2" calcext:value-type="percentage">
            <text:p>-2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2" calcext:value-type="percentage">
            <text:p>-2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7" calcext:value-type="percentage">
            <text:p>-7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-0.24" calcext:value-type="percentage">
            <text:p>-24.00%</text:p>
          </table:table-cell>
          <table:table-cell table:style-name="ce3" office:value-type="percentage" office:value="-0.04" calcext:value-type="percentage">
            <text:p>-4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3" calcext:value-type="percentage">
            <text:p>3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2" calcext:value-type="percentage">
            <text:p>2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5" calcext:value-type="percentage">
            <text:p>5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0.32" calcext:value-type="percentage">
            <text:p>32.00%</text:p>
          </table:table-cell>
          <table:table-cell table:style-name="ce3" office:value-type="percentage" office:value="0.06" calcext:value-type="percentage">
            <text:p>6.00%</text:p>
          </table:table-cell>
        </table:table-row>
        <table:table-row table:style-name="ro1">
          <table:table-cell office:value-type="string" calcext:value-type="string">
            <text:p>nl01</text:p>
          </table:table-cell>
          <table:table-cell office:value-type="string" calcext:value-type="string">
            <text:p>HT2_o8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0.40285" calcext:value-type="float">
            <text:p>0.40</text:p>
          </table:table-cell>
          <table:table-cell office:value-type="float" office:value="0.50305" calcext:value-type="float">
            <text:p>0.50</text:p>
          </table:table-cell>
          <table:table-cell office:value-type="float" office:value="0.79923" calcext:value-type="float">
            <text:p>0.80</text:p>
          </table:table-cell>
          <table:table-cell office:value-type="float" office:value="1.188" calcext:value-type="float">
            <text:p>1.19</text:p>
          </table:table-cell>
          <table:table-cell office:value-type="float" office:value="0.36755" calcext:value-type="float">
            <text:p>0.37</text:p>
          </table:table-cell>
          <table:table-cell office:value-type="float" office:value="0.4869" calcext:value-type="float">
            <text:p>0.49</text:p>
          </table:table-cell>
          <table:table-cell office:value-type="float" office:value="0" calcext:value-type="float">
            <text:p>0.00</text:p>
          </table:table-cell>
          <table:table-cell office:value-type="float" office:value="0.14838" calcext:value-type="float">
            <text:p>0.15</text:p>
          </table:table-cell>
          <table:table-cell office:value-type="float" office:value="0.15615" calcext:value-type="float">
            <text:p>0.16</text:p>
          </table:table-cell>
          <table:table-cell office:value-type="float" office:value="1.0715" calcext:value-type="float">
            <text:p>1.07</text:p>
          </table:table-cell>
          <table:table-cell office:value-type="float" office:value="5.4753" calcext:value-type="float">
            <text:p>5.48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14" calcext:value-type="percentage">
            <text:p>-14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7" calcext:value-type="percentage">
            <text:p>-7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3" calcext:value-type="percentage">
            <text:p>-3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-0.11" calcext:value-type="percentage">
            <text:p>-11.00%</text:p>
          </table:table-cell>
          <table:table-cell table:style-name="ce3" office:value-type="percentage" office:value="-0.07" calcext:value-type="percentage">
            <text:p>-7.00%</text:p>
          </table:table-cell>
          <table:table-cell table:style-name="ce3" office:value-type="percentage" office:value="-0.03" calcext:value-type="percentage">
            <text:p>-3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21" calcext:value-type="percentage">
            <text:p>21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1" calcext:value-type="percentage">
            <text:p>10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3" calcext:value-type="percentage">
            <text:p>3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0.16" calcext:value-type="percentage">
            <text:p>16.00%</text:p>
          </table:table-cell>
          <table:table-cell table:style-name="ce3" office:value-type="percentage" office:value="0.06" calcext:value-type="percentage">
            <text:p>6.00%</text:p>
          </table:table-cell>
          <table:table-cell table:style-name="ce3" office:value-type="percentage" office:value="0.04" calcext:value-type="percentage">
            <text:p>4.00%</text:p>
          </table:table-cell>
        </table:table-row>
        <table:table-row table:style-name="ro1">
          <table:table-cell office:value-type="string" calcext:value-type="string">
            <text:p>nl01</text:p>
          </table:table-cell>
          <table:table-cell office:value-type="string" calcext:value-type="string">
            <text:p>HT2_o8</text:p>
          </table:table-cell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0.3864" calcext:value-type="float">
            <text:p>0.39</text:p>
          </table:table-cell>
          <table:table-cell office:value-type="float" office:value="0.39262" calcext:value-type="float">
            <text:p>0.39</text:p>
          </table:table-cell>
          <table:table-cell office:value-type="float" office:value="0.72788" calcext:value-type="float">
            <text:p>0.73</text:p>
          </table:table-cell>
          <table:table-cell office:value-type="float" office:value="0.90865" calcext:value-type="float">
            <text:p>0.91</text:p>
          </table:table-cell>
          <table:table-cell office:value-type="float" office:value="0.35597" calcext:value-type="float">
            <text:p>0.36</text:p>
          </table:table-cell>
          <table:table-cell office:value-type="float" office:value="0.48572" calcext:value-type="float">
            <text:p>0.49</text:p>
          </table:table-cell>
          <table:table-cell office:value-type="float" office:value="0" calcext:value-type="float">
            <text:p>0.00</text:p>
          </table:table-cell>
          <table:table-cell office:value-type="float" office:value="0.10603" calcext:value-type="float">
            <text:p>0.11</text:p>
          </table:table-cell>
          <table:table-cell office:value-type="float" office:value="0.18938" calcext:value-type="float">
            <text:p>0.19</text:p>
          </table:table-cell>
          <table:table-cell office:value-type="float" office:value="1.0911" calcext:value-type="float">
            <text:p>1.09</text:p>
          </table:table-cell>
          <table:table-cell office:value-type="float" office:value="4.964" calcext:value-type="float">
            <text:p>4.96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4" calcext:value-type="percentage">
            <text:p>-4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3" calcext:value-type="percentage">
            <text:p>-3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9" calcext:value-type="percentage">
            <text:p>-9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-0.1" calcext:value-type="percentage">
            <text:p>-10.00%</text:p>
          </table:table-cell>
          <table:table-cell table:style-name="ce3" office:value-type="percentage" office:value="-0.12" calcext:value-type="percentage">
            <text:p>-12.00%</text:p>
          </table:table-cell>
          <table:table-cell table:style-name="ce3" office:value-type="percentage" office:value="-0.02" calcext:value-type="percentage">
            <text:p>-2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1" calcext:value-type="percentage">
            <text:p>10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3" calcext:value-type="percentage">
            <text:p>3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11" calcext:value-type="percentage">
            <text:p>11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0.1" calcext:value-type="percentage">
            <text:p>10.00%</text:p>
          </table:table-cell>
          <table:table-cell table:style-name="ce3" office:value-type="percentage" office:value="0.07" calcext:value-type="percentage">
            <text:p>7.00%</text:p>
          </table:table-cell>
          <table:table-cell table:style-name="ce3" office:value-type="percentage" office:value="0.02" calcext:value-type="percentage">
            <text:p>2.00%</text:p>
          </table:table-cell>
        </table:table-row>
        <table:table-row table:style-name="ro1">
          <table:table-cell office:value-type="string" calcext:value-type="string">
            <text:p>nl01</text:p>
          </table:table-cell>
          <table:table-cell office:value-type="string" calcext:value-type="string">
            <text:p>HT2_r2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4.6325" calcext:value-type="float">
            <text:p>4.63</text:p>
          </table:table-cell>
          <table:table-cell office:value-type="float" office:value="0.3933" calcext:value-type="float">
            <text:p>0.39</text:p>
          </table:table-cell>
          <table:table-cell office:value-type="float" office:value="17.897" calcext:value-type="float">
            <text:p>17.90</text:p>
          </table:table-cell>
          <table:table-cell office:value-type="float" office:value="2.0877" calcext:value-type="float">
            <text:p>2.09</text:p>
          </table:table-cell>
          <table:table-cell office:value-type="float" office:value="3.4092" calcext:value-type="float">
            <text:p>3.41</text:p>
          </table:table-cell>
          <table:table-cell office:value-type="float" office:value="1.0184" calcext:value-type="float">
            <text:p>1.02</text:p>
          </table:table-cell>
          <table:table-cell office:value-type="float" office:value="0" calcext:value-type="float">
            <text:p>0.00</text:p>
          </table:table-cell>
          <table:table-cell office:value-type="float" office:value="6.4558" calcext:value-type="float">
            <text:p>6.46</text:p>
          </table:table-cell>
          <table:table-cell office:value-type="float" office:value="1.0785" calcext:value-type="float">
            <text:p>1.08</text:p>
          </table:table-cell>
          <table:table-cell office:value-type="float" office:value="0.89535" calcext:value-type="float">
            <text:p>0.90</text:p>
          </table:table-cell>
          <table:table-cell office:value-type="float" office:value="38.965" calcext:value-type="float">
            <text:p>38.97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13" calcext:value-type="percentage">
            <text:p>-13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9" calcext:value-type="percentage">
            <text:p>-9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48" calcext:value-type="percentage">
            <text:p>-48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1" calcext:value-type="percentage">
            <text:p>-10.00%</text:p>
          </table:table-cell>
          <table:table-cell table:style-name="ce3" office:value-type="percentage" office:value="-0.05" calcext:value-type="percentage">
            <text:p>-5.00%</text:p>
          </table:table-cell>
          <table:table-cell table:style-name="ce3" office:value-type="percentage" office:value="-0.17" calcext:value-type="percentage">
            <text:p>-17.00%</text:p>
          </table:table-cell>
          <table:table-cell table:style-name="ce3" office:value-type="percentage" office:value="-0.03" calcext:value-type="percentage">
            <text:p>-3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13" calcext:value-type="percentage">
            <text:p>13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35" calcext:value-type="percentage">
            <text:p>35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82" calcext:value-type="percentage">
            <text:p>82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1" calcext:value-type="percentage">
            <text:p>10.00%</text:p>
          </table:table-cell>
          <table:table-cell table:style-name="ce3" office:value-type="percentage" office:value="0.04" calcext:value-type="percentage">
            <text:p>4.00%</text:p>
          </table:table-cell>
          <table:table-cell table:style-name="ce3" office:value-type="percentage" office:value="0.19" calcext:value-type="percentage">
            <text:p>19.00%</text:p>
          </table:table-cell>
          <table:table-cell table:style-name="ce3" office:value-type="percentage" office:value="0.03" calcext:value-type="percentage">
            <text:p>3.00%</text:p>
          </table:table-cell>
        </table:table-row>
        <table:table-row table:style-name="ro1">
          <table:table-cell office:value-type="string" calcext:value-type="string">
            <text:p>nl01</text:p>
          </table:table-cell>
          <table:table-cell office:value-type="string" calcext:value-type="string">
            <text:p>HT2_r2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.3403" calcext:value-type="float">
            <text:p>2.34</text:p>
          </table:table-cell>
          <table:table-cell office:value-type="float" office:value="0.47855" calcext:value-type="float">
            <text:p>0.48</text:p>
          </table:table-cell>
          <table:table-cell office:value-type="float" office:value="9.039" calcext:value-type="float">
            <text:p>9.04</text:p>
          </table:table-cell>
          <table:table-cell office:value-type="float" office:value="1.279" calcext:value-type="float">
            <text:p>1.28</text:p>
          </table:table-cell>
          <table:table-cell office:value-type="float" office:value="1.7547" calcext:value-type="float">
            <text:p>1.75</text:p>
          </table:table-cell>
          <table:table-cell office:value-type="float" office:value="1.3478" calcext:value-type="float">
            <text:p>1.35</text:p>
          </table:table-cell>
          <table:table-cell office:value-type="float" office:value="0" calcext:value-type="float">
            <text:p>0.00</text:p>
          </table:table-cell>
          <table:table-cell office:value-type="float" office:value="1.769" calcext:value-type="float">
            <text:p>1.77</text:p>
          </table:table-cell>
          <table:table-cell office:value-type="float" office:value="1.1883" calcext:value-type="float">
            <text:p>1.19</text:p>
          </table:table-cell>
          <table:table-cell office:value-type="float" office:value="0.9462" calcext:value-type="float">
            <text:p>0.95</text:p>
          </table:table-cell>
          <table:table-cell office:value-type="float" office:value="20.827" calcext:value-type="float">
            <text:p>20.83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1" calcext:value-type="percentage">
            <text:p>-10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-0.25" calcext:value-type="percentage">
            <text:p>-25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-0.1" calcext:value-type="percentage">
            <text:p>-10.00%</text:p>
          </table:table-cell>
          <table:table-cell table:style-name="ce3" office:value-type="percentage" office:value="-0.28" calcext:value-type="percentage">
            <text:p>-28.00%</text:p>
          </table:table-cell>
          <table:table-cell table:style-name="ce3" office:value-type="percentage" office:value="-0.02" calcext:value-type="percentage">
            <text:p>-2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12" calcext:value-type="percentage">
            <text:p>12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0.23" calcext:value-type="percentage">
            <text:p>23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.09" calcext:value-type="percentage">
            <text:p>9.00%</text:p>
          </table:table-cell>
          <table:table-cell table:style-name="ce3" office:value-type="percentage" office:value="0.33" calcext:value-type="percentage">
            <text:p>33.00%</text:p>
          </table:table-cell>
          <table:table-cell table:style-name="ce3" office:value-type="percentage" office:value="0.02" calcext:value-type="percentage">
            <text:p>2.00%</text:p>
          </table:table-cell>
        </table:table-row>
        <table:table-row table:style-name="ro1">
          <table:table-cell office:value-type="string" calcext:value-type="string">
            <text:p>nl01</text:p>
          </table:table-cell>
          <table:table-cell office:value-type="string" calcext:value-type="string">
            <text:p>HT2_r2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1.2123" calcext:value-type="float">
            <text:p>1.21</text:p>
          </table:table-cell>
          <table:table-cell office:value-type="float" office:value="0.50205" calcext:value-type="float">
            <text:p>0.50</text:p>
          </table:table-cell>
          <table:table-cell office:value-type="float" office:value="4.4957" calcext:value-type="float">
            <text:p>4.50</text:p>
          </table:table-cell>
          <table:table-cell office:value-type="float" office:value="0.99993" calcext:value-type="float">
            <text:p>1.00</text:p>
          </table:table-cell>
          <table:table-cell office:value-type="float" office:value="0.95902" calcext:value-type="float">
            <text:p>0.96</text:p>
          </table:table-cell>
          <table:table-cell office:value-type="float" office:value="0.88793" calcext:value-type="float">
            <text:p>0.89</text:p>
          </table:table-cell>
          <table:table-cell office:value-type="float" office:value="0" calcext:value-type="float">
            <text:p>0.00</text:p>
          </table:table-cell>
          <table:table-cell office:value-type="float" office:value="0.926" calcext:value-type="float">
            <text:p>0.93</text:p>
          </table:table-cell>
          <table:table-cell office:value-type="float" office:value="0.75863" calcext:value-type="float">
            <text:p>0.76</text:p>
          </table:table-cell>
          <table:table-cell office:value-type="float" office:value="0.88257" calcext:value-type="float">
            <text:p>0.88</text:p>
          </table:table-cell>
          <table:table-cell office:value-type="float" office:value="12.108" calcext:value-type="float">
            <text:p>12.11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15" calcext:value-type="percentage">
            <text:p>-15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-0.03" calcext:value-type="percentage">
            <text:p>-3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6" calcext:value-type="percentage">
            <text:p>-6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-0.06" calcext:value-type="percentage">
            <text:p>-6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14" calcext:value-type="percentage">
            <text:p>14.0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.04" calcext:value-type="percentage">
            <text:p>4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2" calcext:value-type="percentage">
            <text:p>2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6" calcext:value-type="percentage">
            <text:p>6.00%</text:p>
          </table:table-cell>
          <table:table-cell table:style-name="ce3" office:value-type="percentage" office:value="0.02" calcext:value-type="percentage">
            <text:p>2.00%</text:p>
          </table:table-cell>
          <table:table-cell table:style-name="ce3" office:value-type="percentage" office:value="0.09" calcext:value-type="percentage">
            <text:p>9.00%</text:p>
          </table:table-cell>
          <table:table-cell table:style-name="ce3" office:value-type="percentage" office:value="0.01" calcext:value-type="percentage">
            <text:p>1.00%</text:p>
          </table:table-cell>
        </table:table-row>
        <table:table-row table:style-name="ro1">
          <table:table-cell office:value-type="string" calcext:value-type="string">
            <text:p>nl01</text:p>
          </table:table-cell>
          <table:table-cell office:value-type="string" calcext:value-type="string">
            <text:p>HT2_r2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0.6528" calcext:value-type="float">
            <text:p>0.65</text:p>
          </table:table-cell>
          <table:table-cell office:value-type="float" office:value="0.55435" calcext:value-type="float">
            <text:p>0.55</text:p>
          </table:table-cell>
          <table:table-cell office:value-type="float" office:value="2.2667" calcext:value-type="float">
            <text:p>2.27</text:p>
          </table:table-cell>
          <table:table-cell office:value-type="float" office:value="0.77232" calcext:value-type="float">
            <text:p>0.77</text:p>
          </table:table-cell>
          <table:table-cell office:value-type="float" office:value="0.55017" calcext:value-type="float">
            <text:p>0.55</text:p>
          </table:table-cell>
          <table:table-cell office:value-type="float" office:value="0.87462" calcext:value-type="float">
            <text:p>0.87</text:p>
          </table:table-cell>
          <table:table-cell office:value-type="float" office:value="0" calcext:value-type="float">
            <text:p>0.00</text:p>
          </table:table-cell>
          <table:table-cell office:value-type="float" office:value="0.45827" calcext:value-type="float">
            <text:p>0.46</text:p>
          </table:table-cell>
          <table:table-cell office:value-type="float" office:value="0.96918" calcext:value-type="float">
            <text:p>0.97</text:p>
          </table:table-cell>
          <table:table-cell office:value-type="float" office:value="0.80288" calcext:value-type="float">
            <text:p>0.80</text:p>
          </table:table-cell>
          <table:table-cell office:value-type="float" office:value="8.2703" calcext:value-type="float">
            <text:p>8.27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23" calcext:value-type="percentage">
            <text:p>-23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29" calcext:value-type="percentage">
            <text:p>-29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4" calcext:value-type="percentage">
            <text:p>-4.00%</text:p>
          </table:table-cell>
          <table:table-cell table:style-name="ce3" office:value-type="percentage" office:value="-0.05" calcext:value-type="percentage">
            <text:p>-5.00%</text:p>
          </table:table-cell>
          <table:table-cell table:style-name="ce3" office:value-type="percentage" office:value="-0.07" calcext:value-type="percentage">
            <text:p>-7.00%</text:p>
          </table:table-cell>
          <table:table-cell table:style-name="ce3" office:value-type="percentage" office:value="-0.04" calcext:value-type="percentage">
            <text:p>-4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22" calcext:value-type="percentage">
            <text:p>22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27" calcext:value-type="percentage">
            <text:p>27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4" calcext:value-type="percentage">
            <text:p>4.00%</text:p>
          </table:table-cell>
          <table:table-cell table:style-name="ce3" office:value-type="percentage" office:value="0.05" calcext:value-type="percentage">
            <text:p>5.00%</text:p>
          </table:table-cell>
          <table:table-cell table:style-name="ce3" office:value-type="percentage" office:value="0.13" calcext:value-type="percentage">
            <text:p>13.00%</text:p>
          </table:table-cell>
          <table:table-cell table:style-name="ce3" office:value-type="percentage" office:value="0.05" calcext:value-type="percentage">
            <text:p>5.00%</text:p>
          </table:table-cell>
        </table:table-row>
        <table:table-row table:style-name="ro1">
          <table:table-cell office:value-type="string" calcext:value-type="string">
            <text:p>nl01</text:p>
          </table:table-cell>
          <table:table-cell office:value-type="string" calcext:value-type="string">
            <text:p>HT2_r2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0.37733" calcext:value-type="float">
            <text:p>0.38</text:p>
          </table:table-cell>
          <table:table-cell office:value-type="float" office:value="0.5093" calcext:value-type="float">
            <text:p>0.51</text:p>
          </table:table-cell>
          <table:table-cell office:value-type="float" office:value="1.4895" calcext:value-type="float">
            <text:p>1.49</text:p>
          </table:table-cell>
          <table:table-cell office:value-type="float" office:value="0.26725" calcext:value-type="float">
            <text:p>0.27</text:p>
          </table:table-cell>
          <table:table-cell office:value-type="float" office:value="0.35588" calcext:value-type="float">
            <text:p>0.36</text:p>
          </table:table-cell>
          <table:table-cell office:value-type="float" office:value="0.93315" calcext:value-type="float">
            <text:p>0.93</text:p>
          </table:table-cell>
          <table:table-cell office:value-type="float" office:value="0" calcext:value-type="float">
            <text:p>0.00</text:p>
          </table:table-cell>
          <table:table-cell office:value-type="float" office:value="0.22657" calcext:value-type="float">
            <text:p>0.23</text:p>
          </table:table-cell>
          <table:table-cell office:value-type="float" office:value="0.66723" calcext:value-type="float">
            <text:p>0.67</text:p>
          </table:table-cell>
          <table:table-cell office:value-type="float" office:value="0.77728" calcext:value-type="float">
            <text:p>0.78</text:p>
          </table:table-cell>
          <table:table-cell office:value-type="float" office:value="5.9368" calcext:value-type="float">
            <text:p>5.94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5" calcext:value-type="percentage">
            <text:p>-5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2" calcext:value-type="percentage">
            <text:p>-2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11" calcext:value-type="percentage">
            <text:p>-11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-0.03" calcext:value-type="percentage">
            <text:p>-3.00%</text:p>
          </table:table-cell>
          <table:table-cell table:style-name="ce3" office:value-type="percentage" office:value="-0.07" calcext:value-type="percentage">
            <text:p>-7.00%</text:p>
          </table:table-cell>
          <table:table-cell table:style-name="ce3" office:value-type="percentage" office:value="-0.03" calcext:value-type="percentage">
            <text:p>-3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8" calcext:value-type="percentage">
            <text:p>8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14" calcext:value-type="percentage">
            <text:p>14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0.02" calcext:value-type="percentage">
            <text:p>2.00%</text:p>
          </table:table-cell>
          <table:table-cell table:style-name="ce3" office:value-type="percentage" office:value="0.2" calcext:value-type="percentage">
            <text:p>20.00%</text:p>
          </table:table-cell>
          <table:table-cell table:style-name="ce3" office:value-type="percentage" office:value="0.03" calcext:value-type="percentage">
            <text:p>3.00%</text:p>
          </table:table-cell>
        </table:table-row>
        <table:table-row table:style-name="ro1">
          <table:table-cell office:value-type="string" calcext:value-type="string">
            <text:p>nl01</text:p>
          </table:table-cell>
          <table:table-cell office:value-type="string" calcext:value-type="string">
            <text:p>HT2_r2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0.35517" calcext:value-type="float">
            <text:p>0.36</text:p>
          </table:table-cell>
          <table:table-cell office:value-type="float" office:value="0.5943" calcext:value-type="float">
            <text:p>0.59</text:p>
          </table:table-cell>
          <table:table-cell office:value-type="float" office:value="0.8179" calcext:value-type="float">
            <text:p>0.82</text:p>
          </table:table-cell>
          <table:table-cell office:value-type="float" office:value="0.2913" calcext:value-type="float">
            <text:p>0.29</text:p>
          </table:table-cell>
          <table:table-cell office:value-type="float" office:value="0.33808" calcext:value-type="float">
            <text:p>0.34</text:p>
          </table:table-cell>
          <table:table-cell office:value-type="float" office:value="0.69615" calcext:value-type="float">
            <text:p>0.70</text:p>
          </table:table-cell>
          <table:table-cell office:value-type="float" office:value="0" calcext:value-type="float">
            <text:p>0.00</text:p>
          </table:table-cell>
          <table:table-cell office:value-type="float" office:value="0.14447" calcext:value-type="float">
            <text:p>0.14</text:p>
          </table:table-cell>
          <table:table-cell office:value-type="float" office:value="0.46218" calcext:value-type="float">
            <text:p>0.46</text:p>
          </table:table-cell>
          <table:table-cell office:value-type="float" office:value="0.87468" calcext:value-type="float">
            <text:p>0.87</text:p>
          </table:table-cell>
          <table:table-cell office:value-type="float" office:value="4.886" calcext:value-type="float">
            <text:p>4.89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6" calcext:value-type="percentage">
            <text:p>-6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1" calcext:value-type="percentage">
            <text:p>-10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3" calcext:value-type="percentage">
            <text:p>-3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-0.06" calcext:value-type="percentage">
            <text:p>-6.00%</text:p>
          </table:table-cell>
          <table:table-cell table:style-name="ce3" office:value-type="percentage" office:value="-0.16" calcext:value-type="percentage">
            <text:p>-16.00%</text:p>
          </table:table-cell>
          <table:table-cell table:style-name="ce3" office:value-type="percentage" office:value="-0.03" calcext:value-type="percentage">
            <text:p>-3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8" calcext:value-type="percentage">
            <text:p>8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1" calcext:value-type="percentage">
            <text:p>10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3" calcext:value-type="percentage">
            <text:p>3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0.06" calcext:value-type="percentage">
            <text:p>6.00%</text:p>
          </table:table-cell>
          <table:table-cell table:style-name="ce3" office:value-type="percentage" office:value="0.24" calcext:value-type="percentage">
            <text:p>24.00%</text:p>
          </table:table-cell>
          <table:table-cell table:style-name="ce3" office:value-type="percentage" office:value="0.04" calcext:value-type="percentage">
            <text:p>4.00%</text:p>
          </table:table-cell>
        </table:table-row>
        <table:table-row table:style-name="ro1">
          <table:table-cell office:value-type="string" calcext:value-type="string">
            <text:p>nl02</text:p>
          </table:table-cell>
          <table:table-cell office:value-type="string" calcext:value-type="string">
            <text:p>noHT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2.76" calcext:value-type="float">
            <text:p>22.76</text:p>
          </table:table-cell>
          <table:table-cell office:value-type="float" office:value="0.77613" calcext:value-type="float">
            <text:p>0.78</text:p>
          </table:table-cell>
          <table:table-cell office:value-type="float" office:value="114.4" calcext:value-type="float">
            <text:p>114.40</text:p>
          </table:table-cell>
          <table:table-cell office:value-type="float" office:value="31.853" calcext:value-type="float">
            <text:p>31.85</text:p>
          </table:table-cell>
          <table:table-cell office:value-type="float" office:value="15.933" calcext:value-type="float">
            <text:p>15.93</text:p>
          </table:table-cell>
          <table:table-cell office:value-type="float" office:value="0.68037" calcext:value-type="float">
            <text:p>0.68</text:p>
          </table:table-cell>
          <table:table-cell office:value-type="float" office:value="0" calcext:value-type="float">
            <text:p>0.00</text:p>
          </table:table-cell>
          <table:table-cell office:value-type="float" office:value="59.8" calcext:value-type="float">
            <text:p>59.80</text:p>
          </table:table-cell>
          <table:table-cell office:value-type="float" office:value="1.3867" calcext:value-type="float">
            <text:p>1.39</text:p>
          </table:table-cell>
          <table:table-cell office:value-type="float" office:value="2.0187" calcext:value-type="float">
            <text:p>2.02</text:p>
          </table:table-cell>
          <table:table-cell office:value-type="float" office:value="252.7" calcext:value-type="float">
            <text:p>252.70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34" calcext:value-type="percentage">
            <text:p>-34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-0.12" calcext:value-type="percentage">
            <text:p>-12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2" calcext:value-type="percentage">
            <text:p>2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66" calcext:value-type="percentage">
            <text:p>66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0.18" calcext:value-type="percentage">
            <text:p>18.00%</text:p>
          </table:table-cell>
          <table:table-cell table:style-name="ce3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nl02</text:p>
          </table:table-cell>
          <table:table-cell office:value-type="string" calcext:value-type="string">
            <text:p>noHT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5.845" calcext:value-type="float">
            <text:p>5.85</text:p>
          </table:table-cell>
          <table:table-cell office:value-type="float" office:value="0.24037" calcext:value-type="float">
            <text:p>0.24</text:p>
          </table:table-cell>
          <table:table-cell office:value-type="float" office:value="28.663" calcext:value-type="float">
            <text:p>28.66</text:p>
          </table:table-cell>
          <table:table-cell office:value-type="float" office:value="15.41" calcext:value-type="float">
            <text:p>15.41</text:p>
          </table:table-cell>
          <table:table-cell office:value-type="float" office:value="4.1027" calcext:value-type="float">
            <text:p>4.10</text:p>
          </table:table-cell>
          <table:table-cell office:value-type="float" office:value="1.7487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office:value-type="float" office:value="7.3327" calcext:value-type="float">
            <text:p>7.33</text:p>
          </table:table-cell>
          <table:table-cell office:value-type="float" office:value="0.2325" calcext:value-type="float">
            <text:p>0.23</text:p>
          </table:table-cell>
          <table:table-cell office:value-type="float" office:value="1.8497" calcext:value-type="float">
            <text:p>1.85</text:p>
          </table:table-cell>
          <table:table-cell office:value-type="float" office:value="66.34" calcext:value-type="float">
            <text:p>66.34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2" calcext:value-type="percentage">
            <text:p>-20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3" calcext:value-type="percentage">
            <text:p>-3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7" calcext:value-type="percentage">
            <text:p>-7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-0.04" calcext:value-type="percentage">
            <text:p>-4.00%</text:p>
          </table:table-cell>
          <table:table-cell table:style-name="ce3" office:value-type="percentage" office:value="-0.03" calcext:value-type="percentage">
            <text:p>-3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38" calcext:value-type="percentage">
            <text:p>38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2" calcext:value-type="percentage">
            <text:p>2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5" calcext:value-type="percentage">
            <text:p>5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0.08" calcext:value-type="percentage">
            <text:p>8.00%</text:p>
          </table:table-cell>
          <table:table-cell table:style-name="ce3" office:value-type="percentage" office:value="0.06" calcext:value-type="percentage">
            <text:p>6.00%</text:p>
          </table:table-cell>
          <table:table-cell table:style-name="ce3" office:value-type="percentage" office:value="0.01" calcext:value-type="percentage">
            <text:p>1.00%</text:p>
          </table:table-cell>
        </table:table-row>
        <table:table-row table:style-name="ro1">
          <table:table-cell office:value-type="string" calcext:value-type="string">
            <text:p>nl02</text:p>
          </table:table-cell>
          <table:table-cell office:value-type="string" calcext:value-type="string">
            <text:p>noHT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1.456" calcext:value-type="float">
            <text:p>1.46</text:p>
          </table:table-cell>
          <table:table-cell office:value-type="float" office:value="1.4083" calcext:value-type="float">
            <text:p>1.41</text:p>
          </table:table-cell>
          <table:table-cell office:value-type="float" office:value="7.1687" calcext:value-type="float">
            <text:p>7.17</text:p>
          </table:table-cell>
          <table:table-cell office:value-type="float" office:value="7.717" calcext:value-type="float">
            <text:p>7.72</text:p>
          </table:table-cell>
          <table:table-cell office:value-type="float" office:value="1.119" calcext:value-type="float">
            <text:p>1.12</text:p>
          </table:table-cell>
          <table:table-cell office:value-type="float" office:value="2.1093" calcext:value-type="float">
            <text:p>2.11</text:p>
          </table:table-cell>
          <table:table-cell office:value-type="float" office:value="0" calcext:value-type="float">
            <text:p>0.00</text:p>
          </table:table-cell>
          <table:table-cell office:value-type="float" office:value="1.2177" calcext:value-type="float">
            <text:p>1.22</text:p>
          </table:table-cell>
          <table:table-cell office:value-type="float" office:value="0.14347" calcext:value-type="float">
            <text:p>0.14</text:p>
          </table:table-cell>
          <table:table-cell office:value-type="float" office:value="1.785" calcext:value-type="float">
            <text:p>1.79</text:p>
          </table:table-cell>
          <table:table-cell office:value-type="float" office:value="24.607" calcext:value-type="float">
            <text:p>24.61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-0.03" calcext:value-type="percentage">
            <text:p>-3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6" calcext:value-type="percentage">
            <text:p>-6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-0.02" calcext:value-type="percentage">
            <text:p>-2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4" calcext:value-type="percentage">
            <text:p>4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6" calcext:value-type="percentage">
            <text:p>6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.02" calcext:value-type="percentage">
            <text:p>2.00%</text:p>
          </table:table-cell>
        </table:table-row>
        <table:table-row table:style-name="ro1">
          <table:table-cell office:value-type="string" calcext:value-type="string">
            <text:p>nl02</text:p>
          </table:table-cell>
          <table:table-cell office:value-type="string" calcext:value-type="string">
            <text:p>noHT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0.7995" calcext:value-type="float">
            <text:p>0.80</text:p>
          </table:table-cell>
          <table:table-cell office:value-type="float" office:value="2.6933" calcext:value-type="float">
            <text:p>2.69</text:p>
          </table:table-cell>
          <table:table-cell office:value-type="float" office:value="4.7673" calcext:value-type="float">
            <text:p>4.77</text:p>
          </table:table-cell>
          <table:table-cell office:value-type="float" office:value="10.597" calcext:value-type="float">
            <text:p>10.60</text:p>
          </table:table-cell>
          <table:table-cell office:value-type="float" office:value="0.65613" calcext:value-type="float">
            <text:p>0.66</text:p>
          </table:table-cell>
          <table:table-cell office:value-type="float" office:value="2.3793" calcext:value-type="float">
            <text:p>2.38</text:p>
          </table:table-cell>
          <table:table-cell office:value-type="float" office:value="0" calcext:value-type="float">
            <text:p>0.00</text:p>
          </table:table-cell>
          <table:table-cell office:value-type="float" office:value="0.63483" calcext:value-type="float">
            <text:p>0.63</text:p>
          </table:table-cell>
          <table:table-cell office:value-type="float" office:value="0.54143" calcext:value-type="float">
            <text:p>0.54</text:p>
          </table:table-cell>
          <table:table-cell office:value-type="float" office:value="1.932" calcext:value-type="float">
            <text:p>1.93</text:p>
          </table:table-cell>
          <table:table-cell office:value-type="float" office:value="25.417" calcext:value-type="float">
            <text:p>25.42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3" calcext:value-type="percentage">
            <text:p>-3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4" calcext:value-type="percentage">
            <text:p>-4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-0.05" calcext:value-type="percentage">
            <text:p>-5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2" calcext:value-type="percentage">
            <text:p>2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2" calcext:value-type="percentage">
            <text:p>2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8" calcext:value-type="percentage">
            <text:p>8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0.07" calcext:value-type="percentage">
            <text:p>7.00%</text:p>
          </table:table-cell>
          <table:table-cell table:style-name="ce3" office:value-type="percentage" office:value="0.01" calcext:value-type="percentage">
            <text:p>1.00%</text:p>
          </table:table-cell>
        </table:table-row>
        <table:table-row table:style-name="ro1">
          <table:table-cell office:value-type="string" calcext:value-type="string">
            <text:p>nl02</text:p>
          </table:table-cell>
          <table:table-cell office:value-type="string" calcext:value-type="string">
            <text:p>noHT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0.4091" calcext:value-type="float">
            <text:p>0.41</text:p>
          </table:table-cell>
          <table:table-cell office:value-type="float" office:value="1.85" calcext:value-type="float">
            <text:p>1.85</text:p>
          </table:table-cell>
          <table:table-cell office:value-type="float" office:value="2.931" calcext:value-type="float">
            <text:p>2.93</text:p>
          </table:table-cell>
          <table:table-cell office:value-type="float" office:value="6.4487" calcext:value-type="float">
            <text:p>6.45</text:p>
          </table:table-cell>
          <table:table-cell office:value-type="float" office:value="0.40227" calcext:value-type="float">
            <text:p>0.40</text:p>
          </table:table-cell>
          <table:table-cell office:value-type="float" office:value="1.4313" calcext:value-type="float">
            <text:p>1.43</text:p>
          </table:table-cell>
          <table:table-cell office:value-type="float" office:value="0" calcext:value-type="float">
            <text:p>0.00</text:p>
          </table:table-cell>
          <table:table-cell office:value-type="float" office:value="0.30393" calcext:value-type="float">
            <text:p>0.30</text:p>
          </table:table-cell>
          <table:table-cell office:value-type="float" office:value="0.5945" calcext:value-type="float">
            <text:p>0.59</text:p>
          </table:table-cell>
          <table:table-cell office:value-type="float" office:value="2.0947" calcext:value-type="float">
            <text:p>2.09</text:p>
          </table:table-cell>
          <table:table-cell office:value-type="float" office:value="16.847" calcext:value-type="float">
            <text:p>16.85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3" calcext:value-type="percentage">
            <text:p>-3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2" calcext:value-type="percentage">
            <text:p>-2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4" calcext:value-type="percentage">
            <text:p>-4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-0.13" calcext:value-type="percentage">
            <text:p>-13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5" calcext:value-type="percentage">
            <text:p>5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6" calcext:value-type="percentage">
            <text:p>6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0.02" calcext:value-type="percentage">
            <text:p>2.00%</text:p>
          </table:table-cell>
          <table:table-cell table:style-name="ce3" office:value-type="percentage" office:value="0.09" calcext:value-type="percentage">
            <text:p>9.00%</text:p>
          </table:table-cell>
          <table:table-cell table:style-name="ce3" office:value-type="percentage" office:value="0.01" calcext:value-type="percentage">
            <text:p>1.00%</text:p>
          </table:table-cell>
        </table:table-row>
        <table:table-row table:style-name="ro1">
          <table:table-cell office:value-type="string" calcext:value-type="string">
            <text:p>nl02</text:p>
          </table:table-cell>
          <table:table-cell office:value-type="string" calcext:value-type="string">
            <text:p>HT2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0.207" calcext:value-type="float">
            <text:p>20.21</text:p>
          </table:table-cell>
          <table:table-cell office:value-type="float" office:value="1.4261" calcext:value-type="float">
            <text:p>1.43</text:p>
          </table:table-cell>
          <table:table-cell office:value-type="float" office:value="95.358" calcext:value-type="float">
            <text:p>95.36</text:p>
          </table:table-cell>
          <table:table-cell office:value-type="float" office:value="33.163" calcext:value-type="float">
            <text:p>33.16</text:p>
          </table:table-cell>
          <table:table-cell office:value-type="float" office:value="13.838" calcext:value-type="float">
            <text:p>13.84</text:p>
          </table:table-cell>
          <table:table-cell office:value-type="float" office:value="5.13" calcext:value-type="float">
            <text:p>5.13</text:p>
          </table:table-cell>
          <table:table-cell office:value-type="float" office:value="0" calcext:value-type="float">
            <text:p>0.00</text:p>
          </table:table-cell>
          <table:table-cell office:value-type="float" office:value="57.492" calcext:value-type="float">
            <text:p>57.49</text:p>
          </table:table-cell>
          <table:table-cell office:value-type="float" office:value="1.4321" calcext:value-type="float">
            <text:p>1.43</text:p>
          </table:table-cell>
          <table:table-cell office:value-type="float" office:value="2.119" calcext:value-type="float">
            <text:p>2.12</text:p>
          </table:table-cell>
          <table:table-cell office:value-type="float" office:value="234.56" calcext:value-type="float">
            <text:p>234.56</text:p>
          </table:table-cell>
          <table:table-cell table:style-name="ce3" office:value-type="percentage" office:value="-0.02" calcext:value-type="percentage">
            <text:p>-2.00%</text:p>
          </table:table-cell>
          <table:table-cell table:style-name="ce3" office:value-type="percentage" office:value="-0.52" calcext:value-type="percentage">
            <text:p>-52.00%</text:p>
          </table:table-cell>
          <table:table-cell table:style-name="ce3" office:value-type="percentage" office:value="-0.04" calcext:value-type="percentage">
            <text:p>-4.00%</text:p>
          </table:table-cell>
          <table:table-cell table:style-name="ce3" office:value-type="percentage" office:value="-0.29" calcext:value-type="percentage">
            <text:p>-29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-0.67" calcext:value-type="percentage">
            <text:p>-67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2" calcext:value-type="percentage">
            <text:p>-2.00%</text:p>
          </table:table-cell>
          <table:table-cell table:style-name="ce3" office:value-type="percentage" office:value="-0.2" calcext:value-type="percentage">
            <text:p>-20.00%</text:p>
          </table:table-cell>
          <table:table-cell table:style-name="ce3" office:value-type="percentage" office:value="-0.13" calcext:value-type="percentage">
            <text:p>-13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0.04" calcext:value-type="percentage">
            <text:p>4.00%</text:p>
          </table:table-cell>
          <table:table-cell table:style-name="ce3" office:value-type="percentage" office:value="0.28" calcext:value-type="percentage">
            <text:p>28.00%</text:p>
          </table:table-cell>
          <table:table-cell table:style-name="ce3" office:value-type="percentage" office:value="0.05" calcext:value-type="percentage">
            <text:p>5.00%</text:p>
          </table:table-cell>
          <table:table-cell table:style-name="ce3" office:value-type="percentage" office:value="0.16" calcext:value-type="percentage">
            <text:p>16.0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.57" calcext:value-type="percentage">
            <text:p>57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.24" calcext:value-type="percentage">
            <text:p>24.00%</text:p>
          </table:table-cell>
          <table:table-cell table:style-name="ce3" office:value-type="percentage" office:value="0.25" calcext:value-type="percentage">
            <text:p>25.00%</text:p>
          </table:table-cell>
          <table:table-cell table:style-name="ce3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nl02</text:p>
          </table:table-cell>
          <table:table-cell office:value-type="string" calcext:value-type="string">
            <text:p>HT2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0.137" calcext:value-type="float">
            <text:p>10.14</text:p>
          </table:table-cell>
          <table:table-cell office:value-type="float" office:value="1.677" calcext:value-type="float">
            <text:p>1.68</text:p>
          </table:table-cell>
          <table:table-cell office:value-type="float" office:value="49.498" calcext:value-type="float">
            <text:p>49.50</text:p>
          </table:table-cell>
          <table:table-cell office:value-type="float" office:value="21.1" calcext:value-type="float">
            <text:p>21.10</text:p>
          </table:table-cell>
          <table:table-cell office:value-type="float" office:value="7.0409" calcext:value-type="float">
            <text:p>7.04</text:p>
          </table:table-cell>
          <table:table-cell office:value-type="float" office:value="2.5591" calcext:value-type="float">
            <text:p>2.56</text:p>
          </table:table-cell>
          <table:table-cell office:value-type="float" office:value="0" calcext:value-type="float">
            <text:p>0.00</text:p>
          </table:table-cell>
          <table:table-cell office:value-type="float" office:value="20.34" calcext:value-type="float">
            <text:p>20.34</text:p>
          </table:table-cell>
          <table:table-cell office:value-type="float" office:value="0.64307" calcext:value-type="float">
            <text:p>0.64</text:p>
          </table:table-cell>
          <table:table-cell office:value-type="float" office:value="2.1278" calcext:value-type="float">
            <text:p>2.13</text:p>
          </table:table-cell>
          <table:table-cell office:value-type="float" office:value="117.23" calcext:value-type="float">
            <text:p>117.23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79" calcext:value-type="percentage">
            <text:p>-79.00%</text:p>
          </table:table-cell>
          <table:table-cell table:style-name="ce3" office:value-type="percentage" office:value="-0.03" calcext:value-type="percentage">
            <text:p>-3.00%</text:p>
          </table:table-cell>
          <table:table-cell table:style-name="ce3" office:value-type="percentage" office:value="-0.08" calcext:value-type="percentage">
            <text:p>-8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-0.08" calcext:value-type="percentage">
            <text:p>-8.00%</text:p>
          </table:table-cell>
          <table:table-cell table:style-name="ce3" office:value-type="percentage" office:value="0" calcext:value-type="percentage">
            <text:p>0.00%</text:p>
          </table:table-cell>
          <table:table-cell table:number-columns-repeated="2" table:style-name="ce3" office:value-type="percentage" office:value="-0.05" calcext:value-type="percentage">
            <text:p>-5.00%</text:p>
          </table:table-cell>
          <table:table-cell table:style-name="ce3" office:value-type="percentage" office:value="-0.16" calcext:value-type="percentage">
            <text:p>-16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1.31" calcext:value-type="percentage">
            <text:p>131.00%</text:p>
          </table:table-cell>
          <table:table-cell table:style-name="ce3" office:value-type="percentage" office:value="0.03" calcext:value-type="percentage">
            <text:p>3.00%</text:p>
          </table:table-cell>
          <table:table-cell table:style-name="ce3" office:value-type="percentage" office:value="0.11" calcext:value-type="percentage">
            <text:p>11.00%</text:p>
          </table:table-cell>
          <table:table-cell table:style-name="ce3" office:value-type="percentage" office:value="0.02" calcext:value-type="percentage">
            <text:p>2.00%</text:p>
          </table:table-cell>
          <table:table-cell table:style-name="ce3" office:value-type="percentage" office:value="0.11" calcext:value-type="percentage">
            <text:p>11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5" calcext:value-type="percentage">
            <text:p>5.00%</text:p>
          </table:table-cell>
          <table:table-cell table:style-name="ce3" office:value-type="percentage" office:value="0.07" calcext:value-type="percentage">
            <text:p>7.00%</text:p>
          </table:table-cell>
          <table:table-cell table:style-name="ce3" office:value-type="percentage" office:value="0.53" calcext:value-type="percentage">
            <text:p>53.00%</text:p>
          </table:table-cell>
          <table:table-cell table:style-name="ce3" office:value-type="percentage" office:value="0.01" calcext:value-type="percentage">
            <text:p>1.00%</text:p>
          </table:table-cell>
        </table:table-row>
        <table:table-row table:style-name="ro1">
          <table:table-cell office:value-type="string" calcext:value-type="string">
            <text:p>nl02</text:p>
          </table:table-cell>
          <table:table-cell office:value-type="string" calcext:value-type="string">
            <text:p>HT2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5.0434" calcext:value-type="float">
            <text:p>5.04</text:p>
          </table:table-cell>
          <table:table-cell office:value-type="float" office:value="1.6516" calcext:value-type="float">
            <text:p>1.65</text:p>
          </table:table-cell>
          <table:table-cell office:value-type="float" office:value="24.161" calcext:value-type="float">
            <text:p>24.16</text:p>
          </table:table-cell>
          <table:table-cell office:value-type="float" office:value="13.602" calcext:value-type="float">
            <text:p>13.60</text:p>
          </table:table-cell>
          <table:table-cell office:value-type="float" office:value="3.5568" calcext:value-type="float">
            <text:p>3.56</text:p>
          </table:table-cell>
          <table:table-cell office:value-type="float" office:value="1.8999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office:value-type="float" office:value="4.9308" calcext:value-type="float">
            <text:p>4.93</text:p>
          </table:table-cell>
          <table:table-cell office:value-type="float" office:value="0.25753" calcext:value-type="float">
            <text:p>0.26</text:p>
          </table:table-cell>
          <table:table-cell office:value-type="float" office:value="2.2377" calcext:value-type="float">
            <text:p>2.24</text:p>
          </table:table-cell>
          <table:table-cell office:value-type="float" office:value="58.509" calcext:value-type="float">
            <text:p>58.51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-0.73" calcext:value-type="percentage">
            <text:p>-73.00%</text:p>
          </table:table-cell>
          <table:table-cell table:number-columns-repeated="2" table:style-name="ce3" office:value-type="percentage" office:value="-0.04" calcext:value-type="percentage">
            <text:p>-4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28" calcext:value-type="percentage">
            <text:p>-28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1" calcext:value-type="percentage">
            <text:p>-10.00%</text:p>
          </table:table-cell>
          <table:table-cell table:style-name="ce3" office:value-type="percentage" office:value="-0.03" calcext:value-type="percentage">
            <text:p>-3.00%</text:p>
          </table:table-cell>
          <table:table-cell table:style-name="ce3" office:value-type="percentage" office:value="-0.26" calcext:value-type="percentage">
            <text:p>-26.00%</text:p>
          </table:table-cell>
          <table:table-cell table:style-name="ce3" office:value-type="percentage" office:value="-0.02" calcext:value-type="percentage">
            <text:p>-2.0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1" calcext:value-type="percentage">
            <text:p>100.00%</text:p>
          </table:table-cell>
          <table:table-cell table:number-columns-repeated="2" table:style-name="ce3" office:value-type="percentage" office:value="0.03" calcext:value-type="percentage">
            <text:p>3.0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.16" calcext:value-type="percentage">
            <text:p>16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18" calcext:value-type="percentage">
            <text:p>18.00%</text:p>
          </table:table-cell>
          <table:table-cell table:style-name="ce3" office:value-type="percentage" office:value="0.04" calcext:value-type="percentage">
            <text:p>4.00%</text:p>
          </table:table-cell>
          <table:table-cell table:style-name="ce3" office:value-type="percentage" office:value="0.53" calcext:value-type="percentage">
            <text:p>53.00%</text:p>
          </table:table-cell>
          <table:table-cell table:style-name="ce3" office:value-type="percentage" office:value="0.03" calcext:value-type="percentage">
            <text:p>3.00%</text:p>
          </table:table-cell>
        </table:table-row>
        <table:table-row table:style-name="ro1">
          <table:table-cell office:value-type="string" calcext:value-type="string">
            <text:p>nl02</text:p>
          </table:table-cell>
          <table:table-cell office:value-type="string" calcext:value-type="string">
            <text:p>HT2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2.4482" calcext:value-type="float">
            <text:p>2.45</text:p>
          </table:table-cell>
          <table:table-cell office:value-type="float" office:value="0.54423" calcext:value-type="float">
            <text:p>0.54</text:p>
          </table:table-cell>
          <table:table-cell office:value-type="float" office:value="12.129" calcext:value-type="float">
            <text:p>12.13</text:p>
          </table:table-cell>
          <table:table-cell office:value-type="float" office:value="7.736" calcext:value-type="float">
            <text:p>7.74</text:p>
          </table:table-cell>
          <table:table-cell office:value-type="float" office:value="1.8764" calcext:value-type="float">
            <text:p>1.88</text:p>
          </table:table-cell>
          <table:table-cell office:value-type="float" office:value="1.1076" calcext:value-type="float">
            <text:p>1.11</text:p>
          </table:table-cell>
          <table:table-cell office:value-type="float" office:value="0" calcext:value-type="float">
            <text:p>0.00</text:p>
          </table:table-cell>
          <table:table-cell office:value-type="float" office:value="2.5063" calcext:value-type="float">
            <text:p>2.51</text:p>
          </table:table-cell>
          <table:table-cell office:value-type="float" office:value="0.29163" calcext:value-type="float">
            <text:p>0.29</text:p>
          </table:table-cell>
          <table:table-cell office:value-type="float" office:value="2.0742" calcext:value-type="float">
            <text:p>2.07</text:p>
          </table:table-cell>
          <table:table-cell office:value-type="float" office:value="31.577" calcext:value-type="float">
            <text:p>31.58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-0.26" calcext:value-type="percentage">
            <text:p>-26.00%</text:p>
          </table:table-cell>
          <table:table-cell table:style-name="ce3" office:value-type="percentage" office:value="-0.05" calcext:value-type="percentage">
            <text:p>-5.00%</text:p>
          </table:table-cell>
          <table:table-cell table:style-name="ce3" office:value-type="percentage" office:value="-0.28" calcext:value-type="percentage">
            <text:p>-28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44" calcext:value-type="percentage">
            <text:p>-44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11" calcext:value-type="percentage">
            <text:p>-11.00%</text:p>
          </table:table-cell>
          <table:table-cell table:style-name="ce3" office:value-type="percentage" office:value="-0.03" calcext:value-type="percentage">
            <text:p>-3.00%</text:p>
          </table:table-cell>
          <table:table-cell table:style-name="ce3" office:value-type="percentage" office:value="-0.24" calcext:value-type="percentage">
            <text:p>-24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.41" calcext:value-type="percentage">
            <text:p>41.00%</text:p>
          </table:table-cell>
          <table:table-cell table:style-name="ce3" office:value-type="percentage" office:value="0.08" calcext:value-type="percentage">
            <text:p>8.00%</text:p>
          </table:table-cell>
          <table:table-cell table:style-name="ce3" office:value-type="percentage" office:value="0.15" calcext:value-type="percentage">
            <text:p>15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65" calcext:value-type="percentage">
            <text:p>65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19" calcext:value-type="percentage">
            <text:p>19.00%</text:p>
          </table:table-cell>
          <table:table-cell table:style-name="ce3" office:value-type="percentage" office:value="0.07" calcext:value-type="percentage">
            <text:p>7.00%</text:p>
          </table:table-cell>
          <table:table-cell table:style-name="ce3" office:value-type="percentage" office:value="0.2" calcext:value-type="percentage">
            <text:p>20.00%</text:p>
          </table:table-cell>
          <table:table-cell table:style-name="ce3" office:value-type="percentage" office:value="0.02" calcext:value-type="percentage">
            <text:p>2.00%</text:p>
          </table:table-cell>
        </table:table-row>
        <table:table-row table:style-name="ro1">
          <table:table-cell office:value-type="string" calcext:value-type="string">
            <text:p>nl02</text:p>
          </table:table-cell>
          <table:table-cell office:value-type="string" calcext:value-type="string">
            <text:p>HT2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1.2841" calcext:value-type="float">
            <text:p>1.28</text:p>
          </table:table-cell>
          <table:table-cell office:value-type="float" office:value="1.0491" calcext:value-type="float">
            <text:p>1.05</text:p>
          </table:table-cell>
          <table:table-cell office:value-type="float" office:value="7.245" calcext:value-type="float">
            <text:p>7.25</text:p>
          </table:table-cell>
          <table:table-cell office:value-type="float" office:value="3.6819" calcext:value-type="float">
            <text:p>3.68</text:p>
          </table:table-cell>
          <table:table-cell office:value-type="float" office:value="1.0638" calcext:value-type="float">
            <text:p>1.06</text:p>
          </table:table-cell>
          <table:table-cell office:value-type="float" office:value="1.6506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office:value-type="float" office:value="1.0022" calcext:value-type="float">
            <text:p>1.00</text:p>
          </table:table-cell>
          <table:table-cell office:value-type="float" office:value="0.14838" calcext:value-type="float">
            <text:p>0.15</text:p>
          </table:table-cell>
          <table:table-cell office:value-type="float" office:value="2.1477" calcext:value-type="float">
            <text:p>2.15</text:p>
          </table:table-cell>
          <table:table-cell office:value-type="float" office:value="19.952" calcext:value-type="float">
            <text:p>19.95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37" calcext:value-type="percentage">
            <text:p>-37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-0.1" calcext:value-type="percentage">
            <text:p>-10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1" calcext:value-type="percentage">
            <text:p>-10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1" calcext:value-type="percentage">
            <text:p>-10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-0.16" calcext:value-type="percentage">
            <text:p>-16.00%</text:p>
          </table:table-cell>
          <table:table-cell table:style-name="ce3" office:value-type="percentage" office:value="-0.04" calcext:value-type="percentage">
            <text:p>-4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31" calcext:value-type="percentage">
            <text:p>31.0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.14" calcext:value-type="percentage">
            <text:p>14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19" calcext:value-type="percentage">
            <text:p>19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21" calcext:value-type="percentage">
            <text:p>21.0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.24" calcext:value-type="percentage">
            <text:p>24.00%</text:p>
          </table:table-cell>
          <table:table-cell table:style-name="ce3" office:value-type="percentage" office:value="0.06" calcext:value-type="percentage">
            <text:p>6.00%</text:p>
          </table:table-cell>
        </table:table-row>
        <table:table-row table:style-name="ro1">
          <table:table-cell office:value-type="string" calcext:value-type="string">
            <text:p>nl02</text:p>
          </table:table-cell>
          <table:table-cell office:value-type="string" calcext:value-type="string">
            <text:p>HT2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0.71403" calcext:value-type="float">
            <text:p>0.71</text:p>
          </table:table-cell>
          <table:table-cell office:value-type="float" office:value="0.8538" calcext:value-type="float">
            <text:p>0.85</text:p>
          </table:table-cell>
          <table:table-cell office:value-type="float" office:value="4.0315" calcext:value-type="float">
            <text:p>4.03</text:p>
          </table:table-cell>
          <table:table-cell office:value-type="float" office:value="6.8628" calcext:value-type="float">
            <text:p>6.86</text:p>
          </table:table-cell>
          <table:table-cell office:value-type="float" office:value="0.68353" calcext:value-type="float">
            <text:p>0.68</text:p>
          </table:table-cell>
          <table:table-cell office:value-type="float" office:value="1.6503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office:value-type="float" office:value="0.45873" calcext:value-type="float">
            <text:p>0.46</text:p>
          </table:table-cell>
          <table:table-cell office:value-type="float" office:value="0.41515" calcext:value-type="float">
            <text:p>0.42</text:p>
          </table:table-cell>
          <table:table-cell office:value-type="float" office:value="1.826" calcext:value-type="float">
            <text:p>1.83</text:p>
          </table:table-cell>
          <table:table-cell office:value-type="float" office:value="18.08" calcext:value-type="float">
            <text:p>18.08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26" calcext:value-type="percentage">
            <text:p>-26.00%</text:p>
          </table:table-cell>
          <table:table-cell table:style-name="ce3" office:value-type="percentage" office:value="-0.03" calcext:value-type="percentage">
            <text:p>-3.00%</text:p>
          </table:table-cell>
          <table:table-cell table:style-name="ce3" office:value-type="percentage" office:value="-0.04" calcext:value-type="percentage">
            <text:p>-4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12" calcext:value-type="percentage">
            <text:p>-12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-0.13" calcext:value-type="percentage">
            <text:p>-13.00%</text:p>
          </table:table-cell>
          <table:table-cell table:style-name="ce3" office:value-type="percentage" office:value="-0.05" calcext:value-type="percentage">
            <text:p>-5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36" calcext:value-type="percentage">
            <text:p>36.00%</text:p>
          </table:table-cell>
          <table:table-cell table:style-name="ce3" office:value-type="percentage" office:value="0.03" calcext:value-type="percentage">
            <text:p>3.00%</text:p>
          </table:table-cell>
          <table:table-cell table:style-name="ce3" office:value-type="percentage" office:value="0.04" calcext:value-type="percentage">
            <text:p>4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7" calcext:value-type="percentage">
            <text:p>7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0.13" calcext:value-type="percentage">
            <text:p>13.00%</text:p>
          </table:table-cell>
          <table:table-cell table:style-name="ce3" office:value-type="percentage" office:value="0.04" calcext:value-type="percentage">
            <text:p>4.00%</text:p>
          </table:table-cell>
        </table:table-row>
        <table:table-row table:style-name="ro1">
          <table:table-cell office:value-type="string" calcext:value-type="string">
            <text:p>nl02</text:p>
          </table:table-cell>
          <table:table-cell office:value-type="string" calcext:value-type="string">
            <text:p>HT2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0.67715" calcext:value-type="float">
            <text:p>0.68</text:p>
          </table:table-cell>
          <table:table-cell office:value-type="float" office:value="0.85378" calcext:value-type="float">
            <text:p>0.85</text:p>
          </table:table-cell>
          <table:table-cell office:value-type="float" office:value="3.543" calcext:value-type="float">
            <text:p>3.54</text:p>
          </table:table-cell>
          <table:table-cell office:value-type="float" office:value="4.4105" calcext:value-type="float">
            <text:p>4.41</text:p>
          </table:table-cell>
          <table:table-cell office:value-type="float" office:value="0.64353" calcext:value-type="float">
            <text:p>0.64</text:p>
          </table:table-cell>
          <table:table-cell office:value-type="float" office:value="1.1192" calcext:value-type="float">
            <text:p>1.12</text:p>
          </table:table-cell>
          <table:table-cell office:value-type="float" office:value="0" calcext:value-type="float">
            <text:p>0.00</text:p>
          </table:table-cell>
          <table:table-cell office:value-type="float" office:value="0.32898" calcext:value-type="float">
            <text:p>0.33</text:p>
          </table:table-cell>
          <table:table-cell office:value-type="float" office:value="0.62053" calcext:value-type="float">
            <text:p>0.62</text:p>
          </table:table-cell>
          <table:table-cell office:value-type="float" office:value="16.408" calcext:value-type="float">
            <text:p>16.41</text:p>
          </table:table-cell>
          <table:table-cell office:value-type="float" office:value="29.133" calcext:value-type="float">
            <text:p>29.13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-0.31" calcext:value-type="percentage">
            <text:p>-31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-0.07" calcext:value-type="percentage">
            <text:p>-7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7" calcext:value-type="percentage">
            <text:p>-7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13" calcext:value-type="percentage">
            <text:p>-13.00%</text:p>
          </table:table-cell>
          <table:table-cell table:style-name="ce3" office:value-type="percentage" office:value="-0.12" calcext:value-type="percentage">
            <text:p>-12.00%</text:p>
          </table:table-cell>
          <table:table-cell table:style-name="ce3" office:value-type="percentage" office:value="-0.9" calcext:value-type="percentage">
            <text:p>-90.00%</text:p>
          </table:table-cell>
          <table:table-cell table:style-name="ce3" office:value-type="percentage" office:value="-0.51" calcext:value-type="percentage">
            <text:p>-51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23" calcext:value-type="percentage">
            <text:p>23.0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.13" calcext:value-type="percentage">
            <text:p>13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2" calcext:value-type="percentage">
            <text:p>20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13" calcext:value-type="percentage">
            <text:p>13.00%</text:p>
          </table:table-cell>
          <table:table-cell table:style-name="ce3" office:value-type="percentage" office:value="0.07" calcext:value-type="percentage">
            <text:p>7.00%</text:p>
          </table:table-cell>
          <table:table-cell table:style-name="ce3" office:value-type="percentage" office:value="4.45" calcext:value-type="percentage">
            <text:p>445.00%</text:p>
          </table:table-cell>
          <table:table-cell table:style-name="ce3" office:value-type="percentage" office:value="2.54" calcext:value-type="percentage">
            <text:p>254.00%</text:p>
          </table:table-cell>
        </table:table-row>
        <table:table-row table:style-name="ro1">
          <table:table-cell office:value-type="string" calcext:value-type="string">
            <text:p>nl03</text:p>
          </table:table-cell>
          <table:table-cell office:value-type="string" calcext:value-type="string">
            <text:p>HT2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88.87" calcext:value-type="float">
            <text:p>188.87</text:p>
          </table:table-cell>
          <table:table-cell office:value-type="float" office:value="3.5818" calcext:value-type="float">
            <text:p>3.58</text:p>
          </table:table-cell>
          <table:table-cell office:value-type="float" office:value="814.57" calcext:value-type="float">
            <text:p>814.57</text:p>
          </table:table-cell>
          <table:table-cell office:value-type="float" office:value="557.58" calcext:value-type="float">
            <text:p>557.58</text:p>
          </table:table-cell>
          <table:table-cell office:value-type="float" office:value="140.93" calcext:value-type="float">
            <text:p>140.93</text:p>
          </table:table-cell>
          <table:table-cell office:value-type="float" office:value="15.972" calcext:value-type="float">
            <text:p>15.97</text:p>
          </table:table-cell>
          <table:table-cell office:value-type="float" office:value="0" calcext:value-type="float">
            <text:p>0.00</text:p>
          </table:table-cell>
          <table:table-cell office:value-type="float" office:value="37.598" calcext:value-type="float">
            <text:p>37.60</text:p>
          </table:table-cell>
          <table:table-cell office:value-type="float" office:value="15.392" calcext:value-type="float">
            <text:p>15.39</text:p>
          </table:table-cell>
          <table:table-cell office:value-type="float" office:value="3.7245" calcext:value-type="float">
            <text:p>3.72</text:p>
          </table:table-cell>
          <table:table-cell office:value-type="float" office:value="1862.2" calcext:value-type="float">
            <text:p>1862.20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-0.56" calcext:value-type="percentage">
            <text:p>-56.00%</text:p>
          </table:table-cell>
          <table:table-cell table:style-name="ce3" office:value-type="percentage" office:value="-0.04" calcext:value-type="percentage">
            <text:p>-4.00%</text:p>
          </table:table-cell>
          <table:table-cell table:style-name="ce3" office:value-type="percentage" office:value="-0.05" calcext:value-type="percentage">
            <text:p>-5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4" calcext:value-type="percentage">
            <text:p>-40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-0.11" calcext:value-type="percentage">
            <text:p>-11.00%</text:p>
          </table:table-cell>
          <table:table-cell table:style-name="ce3" office:value-type="percentage" office:value="-0.02" calcext:value-type="percentage">
            <text:p>-2.0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.52" calcext:value-type="percentage">
            <text:p>52.00%</text:p>
          </table:table-cell>
          <table:table-cell table:style-name="ce3" office:value-type="percentage" office:value="0.05" calcext:value-type="percentage">
            <text:p>5.00%</text:p>
          </table:table-cell>
          <table:table-cell table:style-name="ce3" office:value-type="percentage" office:value="0.04" calcext:value-type="percentage">
            <text:p>4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59" calcext:value-type="percentage">
            <text:p>59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0.18" calcext:value-type="percentage">
            <text:p>18.00%</text:p>
          </table:table-cell>
          <table:table-cell table:style-name="ce3" office:value-type="percentage" office:value="0.01" calcext:value-type="percentage">
            <text:p>1.00%</text:p>
          </table:table-cell>
        </table:table-row>
        <table:table-row table:style-name="ro1">
          <table:table-cell office:value-type="string" calcext:value-type="string">
            <text:p>nl03</text:p>
          </table:table-cell>
          <table:table-cell office:value-type="string" calcext:value-type="string">
            <text:p>HT2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91.478" calcext:value-type="float">
            <text:p>91.48</text:p>
          </table:table-cell>
          <table:table-cell office:value-type="float" office:value="5.1747" calcext:value-type="float">
            <text:p>5.17</text:p>
          </table:table-cell>
          <table:table-cell office:value-type="float" office:value="380.65" calcext:value-type="float">
            <text:p>380.65</text:p>
          </table:table-cell>
          <table:table-cell office:value-type="float" office:value="368.57" calcext:value-type="float">
            <text:p>368.57</text:p>
          </table:table-cell>
          <table:table-cell office:value-type="float" office:value="65.637" calcext:value-type="float">
            <text:p>65.64</text:p>
          </table:table-cell>
          <table:table-cell office:value-type="float" office:value="16.782" calcext:value-type="float">
            <text:p>16.78</text:p>
          </table:table-cell>
          <table:table-cell office:value-type="float" office:value="0" calcext:value-type="float">
            <text:p>0.00</text:p>
          </table:table-cell>
          <table:table-cell office:value-type="float" office:value="18.162" calcext:value-type="float">
            <text:p>18.16</text:p>
          </table:table-cell>
          <table:table-cell office:value-type="float" office:value="7.042" calcext:value-type="float">
            <text:p>7.04</text:p>
          </table:table-cell>
          <table:table-cell office:value-type="float" office:value="4.304" calcext:value-type="float">
            <text:p>4.30</text:p>
          </table:table-cell>
          <table:table-cell office:value-type="float" office:value="983.25" calcext:value-type="float">
            <text:p>983.25</text:p>
          </table:table-cell>
          <table:table-cell table:style-name="ce3" office:value-type="percentage" office:value="-0.02" calcext:value-type="percentage">
            <text:p>-2.00%</text:p>
          </table:table-cell>
          <table:table-cell table:style-name="ce3" office:value-type="percentage" office:value="-0.08" calcext:value-type="percentage">
            <text:p>-8.00%</text:p>
          </table:table-cell>
          <table:table-cell table:style-name="ce3" office:value-type="percentage" office:value="-0.06" calcext:value-type="percentage">
            <text:p>-6.00%</text:p>
          </table:table-cell>
          <table:table-cell table:style-name="ce3" office:value-type="percentage" office:value="-0.05" calcext:value-type="percentage">
            <text:p>-5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-0.2" calcext:value-type="percentage">
            <text:p>-20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-0.05" calcext:value-type="percentage">
            <text:p>-5.00%</text:p>
          </table:table-cell>
          <table:table-cell table:style-name="ce3" office:value-type="percentage" office:value="-0.29" calcext:value-type="percentage">
            <text:p>-29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0.02" calcext:value-type="percentage">
            <text:p>2.00%</text:p>
          </table:table-cell>
          <table:table-cell table:number-columns-repeated="2" table:style-name="ce3" office:value-type="percentage" office:value="0.07" calcext:value-type="percentage">
            <text:p>7.00%</text:p>
          </table:table-cell>
          <table:table-cell table:style-name="ce3" office:value-type="percentage" office:value="0.04" calcext:value-type="percentage">
            <text:p>4.0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.21" calcext:value-type="percentage">
            <text:p>21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0.05" calcext:value-type="percentage">
            <text:p>5.00%</text:p>
          </table:table-cell>
          <table:table-cell table:style-name="ce3" office:value-type="percentage" office:value="0.49" calcext:value-type="percentage">
            <text:p>49.00%</text:p>
          </table:table-cell>
          <table:table-cell table:style-name="ce3" office:value-type="percentage" office:value="0.02" calcext:value-type="percentage">
            <text:p>2.00%</text:p>
          </table:table-cell>
        </table:table-row>
        <table:table-row table:style-name="ro1">
          <table:table-cell office:value-type="string" calcext:value-type="string">
            <text:p>nl03</text:p>
          </table:table-cell>
          <table:table-cell office:value-type="string" calcext:value-type="string">
            <text:p>HT2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39.028" calcext:value-type="float">
            <text:p>39.03</text:p>
          </table:table-cell>
          <table:table-cell office:value-type="float" office:value="3.3602" calcext:value-type="float">
            <text:p>3.36</text:p>
          </table:table-cell>
          <table:table-cell office:value-type="float" office:value="193.97" calcext:value-type="float">
            <text:p>193.97</text:p>
          </table:table-cell>
          <table:table-cell office:value-type="float" office:value="214.32" calcext:value-type="float">
            <text:p>214.32</text:p>
          </table:table-cell>
          <table:table-cell office:value-type="float" office:value="31.413" calcext:value-type="float">
            <text:p>31.41</text:p>
          </table:table-cell>
          <table:table-cell office:value-type="float" office:value="12.019" calcext:value-type="float">
            <text:p>12.02</text:p>
          </table:table-cell>
          <table:table-cell office:value-type="float" office:value="0" calcext:value-type="float">
            <text:p>0.00</text:p>
          </table:table-cell>
          <table:table-cell office:value-type="float" office:value="9.8343" calcext:value-type="float">
            <text:p>9.83</text:p>
          </table:table-cell>
          <table:table-cell office:value-type="float" office:value="2.7433" calcext:value-type="float">
            <text:p>2.74</text:p>
          </table:table-cell>
          <table:table-cell office:value-type="float" office:value="2.9795" calcext:value-type="float">
            <text:p>2.98</text:p>
          </table:table-cell>
          <table:table-cell office:value-type="float" office:value="517.43" calcext:value-type="float">
            <text:p>517.43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-0.15" calcext:value-type="percentage">
            <text:p>-15.00%</text:p>
          </table:table-cell>
          <table:table-cell table:style-name="ce3" office:value-type="percentage" office:value="-0.03" calcext:value-type="percentage">
            <text:p>-3.00%</text:p>
          </table:table-cell>
          <table:table-cell table:style-name="ce3" office:value-type="percentage" office:value="-0.15" calcext:value-type="percentage">
            <text:p>-15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17" calcext:value-type="percentage">
            <text:p>-17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-0.14" calcext:value-type="percentage">
            <text:p>-14.00%</text:p>
          </table:table-cell>
          <table:table-cell table:number-columns-repeated="2" table:style-name="ce3" office:value-type="percentage" office:value="-0.05" calcext:value-type="percentage">
            <text:p>-5.0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.11" calcext:value-type="percentage">
            <text:p>11.00%</text:p>
          </table:table-cell>
          <table:table-cell table:style-name="ce3" office:value-type="percentage" office:value="0.03" calcext:value-type="percentage">
            <text:p>3.00%</text:p>
          </table:table-cell>
          <table:table-cell table:style-name="ce3" office:value-type="percentage" office:value="0.12" calcext:value-type="percentage">
            <text:p>12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19" calcext:value-type="percentage">
            <text:p>19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.14" calcext:value-type="percentage">
            <text:p>14.00%</text:p>
          </table:table-cell>
          <table:table-cell table:style-name="ce3" office:value-type="percentage" office:value="0.07" calcext:value-type="percentage">
            <text:p>7.00%</text:p>
          </table:table-cell>
          <table:table-cell table:style-name="ce3" office:value-type="percentage" office:value="0.04" calcext:value-type="percentage">
            <text:p>4.00%</text:p>
          </table:table-cell>
        </table:table-row>
        <table:table-row table:style-name="ro1">
          <table:table-cell office:value-type="string" calcext:value-type="string">
            <text:p>nl03</text:p>
          </table:table-cell>
          <table:table-cell office:value-type="string" calcext:value-type="string">
            <text:p>HT2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19.962" calcext:value-type="float">
            <text:p>19.96</text:p>
          </table:table-cell>
          <table:table-cell office:value-type="float" office:value="2.6698" calcext:value-type="float">
            <text:p>2.67</text:p>
          </table:table-cell>
          <table:table-cell office:value-type="float" office:value="94.373" calcext:value-type="float">
            <text:p>94.37</text:p>
          </table:table-cell>
          <table:table-cell office:value-type="float" office:value="130.82" calcext:value-type="float">
            <text:p>130.82</text:p>
          </table:table-cell>
          <table:table-cell office:value-type="float" office:value="16.248" calcext:value-type="float">
            <text:p>16.25</text:p>
          </table:table-cell>
          <table:table-cell office:value-type="float" office:value="13.868" calcext:value-type="float">
            <text:p>13.87</text:p>
          </table:table-cell>
          <table:table-cell office:value-type="float" office:value="0" calcext:value-type="float">
            <text:p>0.00</text:p>
          </table:table-cell>
          <table:table-cell office:value-type="float" office:value="5.098" calcext:value-type="float">
            <text:p>5.10</text:p>
          </table:table-cell>
          <table:table-cell office:value-type="float" office:value="0.92182" calcext:value-type="float">
            <text:p>0.92</text:p>
          </table:table-cell>
          <table:table-cell office:value-type="float" office:value="3.7575" calcext:value-type="float">
            <text:p>3.76</text:p>
          </table:table-cell>
          <table:table-cell office:value-type="float" office:value="291.97" calcext:value-type="float">
            <text:p>291.97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-0.24" calcext:value-type="percentage">
            <text:p>-24.00%</text:p>
          </table:table-cell>
          <table:table-cell table:style-name="ce3" office:value-type="percentage" office:value="-0.05" calcext:value-type="percentage">
            <text:p>-5.00%</text:p>
          </table:table-cell>
          <table:table-cell table:style-name="ce3" office:value-type="percentage" office:value="-0.07" calcext:value-type="percentage">
            <text:p>-7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1" calcext:value-type="percentage">
            <text:p>-10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-0.25" calcext:value-type="percentage">
            <text:p>-25.00%</text:p>
          </table:table-cell>
          <table:table-cell table:style-name="ce3" office:value-type="percentage" office:value="-0.05" calcext:value-type="percentage">
            <text:p>-5.0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.27" calcext:value-type="percentage">
            <text:p>27.00%</text:p>
          </table:table-cell>
          <table:table-cell table:style-name="ce3" office:value-type="percentage" office:value="0.04" calcext:value-type="percentage">
            <text:p>4.00%</text:p>
          </table:table-cell>
          <table:table-cell table:style-name="ce3" office:value-type="percentage" office:value="0.1" calcext:value-type="percentage">
            <text:p>10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2" calcext:value-type="percentage">
            <text:p>20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.74" calcext:value-type="percentage">
            <text:p>74.00%</text:p>
          </table:table-cell>
          <table:table-cell table:style-name="ce3" office:value-type="percentage" office:value="0.07" calcext:value-type="percentage">
            <text:p>7.00%</text:p>
          </table:table-cell>
        </table:table-row>
        <table:table-row table:style-name="ro1">
          <table:table-cell office:value-type="string" calcext:value-type="string">
            <text:p>nl03</text:p>
          </table:table-cell>
          <table:table-cell office:value-type="string" calcext:value-type="string">
            <text:p>HT2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10.752" calcext:value-type="float">
            <text:p>10.75</text:p>
          </table:table-cell>
          <table:table-cell office:value-type="float" office:value="1.7748" calcext:value-type="float">
            <text:p>1.77</text:p>
          </table:table-cell>
          <table:table-cell office:value-type="float" office:value="55.998" calcext:value-type="float">
            <text:p>56.00</text:p>
          </table:table-cell>
          <table:table-cell office:value-type="float" office:value="51.645" calcext:value-type="float">
            <text:p>51.65</text:p>
          </table:table-cell>
          <table:table-cell office:value-type="float" office:value="9.3763" calcext:value-type="float">
            <text:p>9.38</text:p>
          </table:table-cell>
          <table:table-cell office:value-type="float" office:value="28.282" calcext:value-type="float">
            <text:p>28.28</text:p>
          </table:table-cell>
          <table:table-cell office:value-type="float" office:value="0" calcext:value-type="float">
            <text:p>0.00</text:p>
          </table:table-cell>
          <table:table-cell office:value-type="float" office:value="2.3663" calcext:value-type="float">
            <text:p>2.37</text:p>
          </table:table-cell>
          <table:table-cell office:value-type="float" office:value="0.7501" calcext:value-type="float">
            <text:p>0.75</text:p>
          </table:table-cell>
          <table:table-cell office:value-type="float" office:value="3.3023" calcext:value-type="float">
            <text:p>3.30</text:p>
          </table:table-cell>
          <table:table-cell office:value-type="float" office:value="166.82" calcext:value-type="float">
            <text:p>166.82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15" calcext:value-type="percentage">
            <text:p>-15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32" calcext:value-type="percentage">
            <text:p>-32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16" calcext:value-type="percentage">
            <text:p>-16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-0.02" calcext:value-type="percentage">
            <text:p>-2.00%</text:p>
          </table:table-cell>
          <table:table-cell table:style-name="ce3" office:value-type="percentage" office:value="-0.37" calcext:value-type="percentage">
            <text:p>-37.00%</text:p>
          </table:table-cell>
          <table:table-cell table:style-name="ce3" office:value-type="percentage" office:value="-0.12" calcext:value-type="percentage">
            <text:p>-12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7" calcext:value-type="percentage">
            <text:p>7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16" calcext:value-type="percentage">
            <text:p>16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9" calcext:value-type="percentage">
            <text:p>9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0.07" calcext:value-type="percentage">
            <text:p>7.00%</text:p>
          </table:table-cell>
          <table:table-cell table:style-name="ce3" office:value-type="percentage" office:value="0.44" calcext:value-type="percentage">
            <text:p>44.00%</text:p>
          </table:table-cell>
          <table:table-cell table:style-name="ce3" office:value-type="percentage" office:value="0.07" calcext:value-type="percentage">
            <text:p>7.00%</text:p>
          </table:table-cell>
        </table:table-row>
        <table:table-row table:style-name="ro1">
          <table:table-cell office:value-type="string" calcext:value-type="string">
            <text:p>nl03</text:p>
          </table:table-cell>
          <table:table-cell office:value-type="string" calcext:value-type="string">
            <text:p>HT2_o32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16.733" calcext:value-type="float">
            <text:p>16.73</text:p>
          </table:table-cell>
          <table:table-cell office:value-type="float" office:value="0.98943" calcext:value-type="float">
            <text:p>0.99</text:p>
          </table:table-cell>
          <table:table-cell office:value-type="float" office:value="72.023" calcext:value-type="float">
            <text:p>72.02</text:p>
          </table:table-cell>
          <table:table-cell office:value-type="float" office:value="48.203" calcext:value-type="float">
            <text:p>48.20</text:p>
          </table:table-cell>
          <table:table-cell office:value-type="float" office:value="12.01" calcext:value-type="float">
            <text:p>12.01</text:p>
          </table:table-cell>
          <table:table-cell office:value-type="float" office:value="3.7943" calcext:value-type="float">
            <text:p>3.79</text:p>
          </table:table-cell>
          <table:table-cell office:value-type="float" office:value="0" calcext:value-type="float">
            <text:p>0.00</text:p>
          </table:table-cell>
          <table:table-cell office:value-type="float" office:value="2.3483" calcext:value-type="float">
            <text:p>2.35</text:p>
          </table:table-cell>
          <table:table-cell office:value-type="float" office:value="3.123" calcext:value-type="float">
            <text:p>3.12</text:p>
          </table:table-cell>
          <table:table-cell office:value-type="float" office:value="3.8553" calcext:value-type="float">
            <text:p>3.86</text:p>
          </table:table-cell>
          <table:table-cell office:value-type="float" office:value="178.87" calcext:value-type="float">
            <text:p>178.87</text:p>
          </table:table-cell>
          <table:table-cell table:number-columns-repeated="5" table:style-name="ce3" office:value-type="percentage" office:value="0" calcext:value-type="percentage">
            <text:p>0.00%</text:p>
          </table:table-cell>
          <table:table-cell table:style-name="ce3" office:value-type="percentage" office:value="-0.04" calcext:value-type="percentage">
            <text:p>-4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-0.05" calcext:value-type="percentage">
            <text:p>-5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0.01" calcext:value-type="percentage">
            <text:p>1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0.06" calcext:value-type="percentage">
            <text:p>6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0.04" calcext:value-type="percentage">
            <text:p>4.00%</text:p>
          </table:table-cell>
          <table:table-cell table:style-name="ce3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nl03</text:p>
          </table:table-cell>
          <table:table-cell office:value-type="string" calcext:value-type="string">
            <text:p>HT2_o32</text:p>
          </table:table-cell>
          <table:table-cell office:value-type="float" office:value="512" calcext:value-type="float">
            <text:p>512</text:p>
          </table:table-cell>
          <table:table-cell office:value-type="float" office:value="128" calcext:value-type="float">
            <text:p>128</text:p>
          </table:table-cell>
          <table:table-cell office:value-type="float" office:value="11.337" calcext:value-type="float">
            <text:p>11.34</text:p>
          </table:table-cell>
          <table:table-cell office:value-type="float" office:value="1.7373" calcext:value-type="float">
            <text:p>1.74</text:p>
          </table:table-cell>
          <table:table-cell office:value-type="float" office:value="46.43" calcext:value-type="float">
            <text:p>46.43</text:p>
          </table:table-cell>
          <table:table-cell office:value-type="float" office:value="37.767" calcext:value-type="float">
            <text:p>37.77</text:p>
          </table:table-cell>
          <table:table-cell office:value-type="float" office:value="8.751" calcext:value-type="float">
            <text:p>8.75</text:p>
          </table:table-cell>
          <table:table-cell office:value-type="float" office:value="1.4407" calcext:value-type="float">
            <text:p>1.44</text:p>
          </table:table-cell>
          <table:table-cell office:value-type="float" office:value="0" calcext:value-type="float">
            <text:p>0.00</text:p>
          </table:table-cell>
          <table:table-cell office:value-type="float" office:value="1.271" calcext:value-type="float">
            <text:p>1.27</text:p>
          </table:table-cell>
          <table:table-cell office:value-type="float" office:value="1.6773" calcext:value-type="float">
            <text:p>1.68</text:p>
          </table:table-cell>
          <table:table-cell office:value-type="float" office:value="3.229" calcext:value-type="float">
            <text:p>3.23</text:p>
          </table:table-cell>
          <table:table-cell office:value-type="float" office:value="121.77" calcext:value-type="float">
            <text:p>121.77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4" calcext:value-type="percentage">
            <text:p>-4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-0.04" calcext:value-type="percentage">
            <text:p>-4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-0.15" calcext:value-type="percentage">
            <text:p>-15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0.03" calcext:value-type="percentage">
            <text:p>3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0.05" calcext:value-type="percentage">
            <text:p>5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0.08" calcext:value-type="percentage">
            <text:p>8.00%</text:p>
          </table:table-cell>
          <table:table-cell table:style-name="ce3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nl03</text:p>
          </table:table-cell>
          <table:table-cell office:value-type="string" calcext:value-type="string">
            <text:p>HT2_o32</text:p>
          </table:table-cell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office:value-type="float" office:value="8.51" calcext:value-type="float">
            <text:p>8.51</text:p>
          </table:table-cell>
          <table:table-cell office:value-type="float" office:value="1.2387" calcext:value-type="float">
            <text:p>1.24</text:p>
          </table:table-cell>
          <table:table-cell office:value-type="float" office:value="27.347" calcext:value-type="float">
            <text:p>27.35</text:p>
          </table:table-cell>
          <table:table-cell office:value-type="float" office:value="18.63" calcext:value-type="float">
            <text:p>18.63</text:p>
          </table:table-cell>
          <table:table-cell office:value-type="float" office:value="6.8777" calcext:value-type="float">
            <text:p>6.88</text:p>
          </table:table-cell>
          <table:table-cell office:value-type="float" office:value="0.8478" calcext:value-type="float">
            <text:p>0.85</text:p>
          </table:table-cell>
          <table:table-cell office:value-type="float" office:value="0" calcext:value-type="float">
            <text:p>0.00</text:p>
          </table:table-cell>
          <table:table-cell office:value-type="float" office:value="0.69853" calcext:value-type="float">
            <text:p>0.70</text:p>
          </table:table-cell>
          <table:table-cell office:value-type="float" office:value="1.4547" calcext:value-type="float">
            <text:p>1.45</text:p>
          </table:table-cell>
          <table:table-cell office:value-type="float" office:value="2.9773" calcext:value-type="float">
            <text:p>2.98</text:p>
          </table:table-cell>
          <table:table-cell office:value-type="float" office:value="74.127" calcext:value-type="float">
            <text:p>74.13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9" calcext:value-type="percentage">
            <text:p>-9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3" calcext:value-type="percentage">
            <text:p>-3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-0.03" calcext:value-type="percentage">
            <text:p>-3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0.16" calcext:value-type="percentage">
            <text:p>16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4" calcext:value-type="percentage">
            <text:p>4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0.05" calcext:value-type="percentage">
            <text:p>5.00%</text:p>
          </table:table-cell>
          <table:table-cell table:style-name="ce3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nl03</text:p>
          </table:table-cell>
          <table:table-cell office:value-type="string" calcext:value-type="string">
            <text:p>HT2_o32</text:p>
          </table:table-cell>
          <table:table-cell office:value-type="float" office:value="2048" calcext:value-type="float">
            <text:p>2048</text:p>
          </table:table-cell>
          <table:table-cell office:value-type="float" office:value="512" calcext:value-type="float">
            <text:p>512</text:p>
          </table:table-cell>
          <table:table-cell office:value-type="float" office:value="6.3633" calcext:value-type="float">
            <text:p>6.36</text:p>
          </table:table-cell>
          <table:table-cell office:value-type="float" office:value="1.7323" calcext:value-type="float">
            <text:p>1.73</text:p>
          </table:table-cell>
          <table:table-cell office:value-type="float" office:value="26.047" calcext:value-type="float">
            <text:p>26.05</text:p>
          </table:table-cell>
          <table:table-cell office:value-type="float" office:value="11.067" calcext:value-type="float">
            <text:p>11.07</text:p>
          </table:table-cell>
          <table:table-cell office:value-type="float" office:value="5.2543" calcext:value-type="float">
            <text:p>5.25</text:p>
          </table:table-cell>
          <table:table-cell office:value-type="float" office:value="1.201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37697" calcext:value-type="float">
            <text:p>0.38</text:p>
          </table:table-cell>
          <table:table-cell office:value-type="float" office:value="1.0026" calcext:value-type="float">
            <text:p>1.00</text:p>
          </table:table-cell>
          <table:table-cell office:value-type="float" office:value="2.6787" calcext:value-type="float">
            <text:p>2.68</text:p>
          </table:table-cell>
          <table:table-cell office:value-type="float" office:value="58.61" calcext:value-type="float">
            <text:p>58.61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2" calcext:value-type="percentage">
            <text:p>-2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2" calcext:value-type="percentage">
            <text:p>-2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13" calcext:value-type="percentage">
            <text:p>-13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-0.02" calcext:value-type="percentage">
            <text:p>-2.00%</text:p>
          </table:table-cell>
          <table:table-cell table:style-name="ce3" office:value-type="percentage" office:value="-0.1" calcext:value-type="percentage">
            <text:p>-10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8" calcext:value-type="percentage">
            <text:p>8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.07" calcext:value-type="percentage">
            <text:p>7.00%</text:p>
          </table:table-cell>
          <table:table-cell table:style-name="ce3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nl03</text:p>
          </table:table-cell>
          <table:table-cell office:value-type="string" calcext:value-type="string">
            <text:p>HT2_o4</text:p>
          </table:table-cell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11.153" calcext:value-type="float">
            <text:p>11.15</text:p>
          </table:table-cell>
          <table:table-cell office:value-type="float" office:value="1.1663" calcext:value-type="float">
            <text:p>1.17</text:p>
          </table:table-cell>
          <table:table-cell office:value-type="float" office:value="58.37" calcext:value-type="float">
            <text:p>58.37</text:p>
          </table:table-cell>
          <table:table-cell office:value-type="float" office:value="38.497" calcext:value-type="float">
            <text:p>38.50</text:p>
          </table:table-cell>
          <table:table-cell office:value-type="float" office:value="9.4567" calcext:value-type="float">
            <text:p>9.46</text:p>
          </table:table-cell>
          <table:table-cell office:value-type="float" office:value="11.49" calcext:value-type="float">
            <text:p>11.49</text:p>
          </table:table-cell>
          <table:table-cell office:value-type="float" office:value="0" calcext:value-type="float">
            <text:p>0.00</text:p>
          </table:table-cell>
          <table:table-cell office:value-type="float" office:value="2.3577" calcext:value-type="float">
            <text:p>2.36</text:p>
          </table:table-cell>
          <table:table-cell office:value-type="float" office:value="0.68843" calcext:value-type="float">
            <text:p>0.69</text:p>
          </table:table-cell>
          <table:table-cell office:value-type="float" office:value="3.1363" calcext:value-type="float">
            <text:p>3.14</text:p>
          </table:table-cell>
          <table:table-cell office:value-type="float" office:value="139.67" calcext:value-type="float">
            <text:p>139.67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2" calcext:value-type="percentage">
            <text:p>-2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11" calcext:value-type="percentage">
            <text:p>-11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5" calcext:value-type="percentage">
            <text:p>-5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-0.16" calcext:value-type="percentage">
            <text:p>-16.00%</text:p>
          </table:table-cell>
          <table:table-cell table:style-name="ce3" office:value-type="percentage" office:value="-0.03" calcext:value-type="percentage">
            <text:p>-3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6" calcext:value-type="percentage">
            <text:p>6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3" calcext:value-type="percentage">
            <text:p>3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0.1" calcext:value-type="percentage">
            <text:p>10.00%</text:p>
          </table:table-cell>
          <table:table-cell table:style-name="ce3" office:value-type="percentage" office:value="0.02" calcext:value-type="percentage">
            <text:p>2.00%</text:p>
          </table:table-cell>
        </table:table-row>
        <table:table-row table:style-name="ro1">
          <table:table-cell office:value-type="string" calcext:value-type="string">
            <text:p>nl03</text:p>
          </table:table-cell>
          <table:table-cell office:value-type="string" calcext:value-type="string">
            <text:p>HT2_o4</text:p>
          </table:table-cell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6.8907" calcext:value-type="float">
            <text:p>6.89</text:p>
          </table:table-cell>
          <table:table-cell office:value-type="float" office:value="4.2073" calcext:value-type="float">
            <text:p>4.21</text:p>
          </table:table-cell>
          <table:table-cell office:value-type="float" office:value="37.913" calcext:value-type="float">
            <text:p>37.91</text:p>
          </table:table-cell>
          <table:table-cell office:value-type="float" office:value="76.87" calcext:value-type="float">
            <text:p>76.87</text:p>
          </table:table-cell>
          <table:table-cell office:value-type="float" office:value="5.9513" calcext:value-type="float">
            <text:p>5.95</text:p>
          </table:table-cell>
          <table:table-cell office:value-type="float" office:value="9.3627" calcext:value-type="float">
            <text:p>9.36</text:p>
          </table:table-cell>
          <table:table-cell office:value-type="float" office:value="0" calcext:value-type="float">
            <text:p>0.00</text:p>
          </table:table-cell>
          <table:table-cell office:value-type="float" office:value="1.1847" calcext:value-type="float">
            <text:p>1.18</text:p>
          </table:table-cell>
          <table:table-cell office:value-type="float" office:value="1.4353" calcext:value-type="float">
            <text:p>1.44</text:p>
          </table:table-cell>
          <table:table-cell office:value-type="float" office:value="3.0507" calcext:value-type="float">
            <text:p>3.05</text:p>
          </table:table-cell>
          <table:table-cell office:value-type="float" office:value="149.13" calcext:value-type="float">
            <text:p>149.13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8" calcext:value-type="percentage">
            <text:p>-8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8" calcext:value-type="percentage">
            <text:p>-8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11" calcext:value-type="percentage">
            <text:p>-11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-0.19" calcext:value-type="percentage">
            <text:p>-19.00%</text:p>
          </table:table-cell>
          <table:table-cell table:style-name="ce3" office:value-type="percentage" office:value="-0.05" calcext:value-type="percentage">
            <text:p>-5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16" calcext:value-type="percentage">
            <text:p>16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12" calcext:value-type="percentage">
            <text:p>12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21" calcext:value-type="percentage">
            <text:p>21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0.11" calcext:value-type="percentage">
            <text:p>11.00%</text:p>
          </table:table-cell>
          <table:table-cell table:style-name="ce3" office:value-type="percentage" office:value="0.08" calcext:value-type="percentage">
            <text:p>8.00%</text:p>
          </table:table-cell>
        </table:table-row>
        <table:table-row table:style-name="ro1">
          <table:table-cell office:value-type="string" calcext:value-type="string">
            <text:p>nl03</text:p>
          </table:table-cell>
          <table:table-cell office:value-type="string" calcext:value-type="string">
            <text:p>HT2_o8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20.713" calcext:value-type="float">
            <text:p>20.71</text:p>
          </table:table-cell>
          <table:table-cell office:value-type="float" office:value="1.8927" calcext:value-type="float">
            <text:p>1.89</text:p>
          </table:table-cell>
          <table:table-cell office:value-type="float" office:value="117.38" calcext:value-type="float">
            <text:p>117.38</text:p>
          </table:table-cell>
          <table:table-cell office:value-type="float" office:value="94.665" calcext:value-type="float">
            <text:p>94.67</text:p>
          </table:table-cell>
          <table:table-cell office:value-type="float" office:value="16.993" calcext:value-type="float">
            <text:p>16.99</text:p>
          </table:table-cell>
          <table:table-cell office:value-type="float" office:value="1.4444" calcext:value-type="float">
            <text:p>1.44</text:p>
          </table:table-cell>
          <table:table-cell office:value-type="float" office:value="0" calcext:value-type="float">
            <text:p>0.00</text:p>
          </table:table-cell>
          <table:table-cell office:value-type="float" office:value="4.7625" calcext:value-type="float">
            <text:p>4.76</text:p>
          </table:table-cell>
          <table:table-cell office:value-type="float" office:value="1.4558" calcext:value-type="float">
            <text:p>1.46</text:p>
          </table:table-cell>
          <table:table-cell office:value-type="float" office:value="3.0795" calcext:value-type="float">
            <text:p>3.08</text:p>
          </table:table-cell>
          <table:table-cell office:value-type="float" office:value="271.83" calcext:value-type="float">
            <text:p>271.83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27" calcext:value-type="percentage">
            <text:p>-27.00%</text:p>
          </table:table-cell>
          <table:table-cell table:style-name="ce3" office:value-type="percentage" office:value="-0.02" calcext:value-type="percentage">
            <text:p>-2.00%</text:p>
          </table:table-cell>
          <table:table-cell table:style-name="ce3" office:value-type="percentage" office:value="-0.09" calcext:value-type="percentage">
            <text:p>-9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-0.42" calcext:value-type="percentage">
            <text:p>-42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-0.02" calcext:value-type="percentage">
            <text:p>-2.00%</text:p>
          </table:table-cell>
          <table:table-cell table:style-name="ce3" office:value-type="percentage" office:value="-0.12" calcext:value-type="percentage">
            <text:p>-12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25" calcext:value-type="percentage">
            <text:p>25.00%</text:p>
          </table:table-cell>
          <table:table-cell table:style-name="ce3" office:value-type="percentage" office:value="0.03" calcext:value-type="percentage">
            <text:p>3.00%</text:p>
          </table:table-cell>
          <table:table-cell table:style-name="ce3" office:value-type="percentage" office:value="0.07" calcext:value-type="percentage">
            <text:p>7.0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.65" calcext:value-type="percentage">
            <text:p>65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0.02" calcext:value-type="percentage">
            <text:p>2.00%</text:p>
          </table:table-cell>
          <table:table-cell table:style-name="ce3" office:value-type="percentage" office:value="0.1" calcext:value-type="percentage">
            <text:p>10.00%</text:p>
          </table:table-cell>
          <table:table-cell table:style-name="ce3" office:value-type="percentage" office:value="0.01" calcext:value-type="percentage">
            <text:p>1.00%</text:p>
          </table:table-cell>
        </table:table-row>
        <table:table-row table:style-name="ro1">
          <table:table-cell office:value-type="string" calcext:value-type="string">
            <text:p>nl03</text:p>
          </table:table-cell>
          <table:table-cell office:value-type="string" calcext:value-type="string">
            <text:p>HT2_o8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11.86" calcext:value-type="float">
            <text:p>11.86</text:p>
          </table:table-cell>
          <table:table-cell office:value-type="float" office:value="1.4168" calcext:value-type="float">
            <text:p>1.42</text:p>
          </table:table-cell>
          <table:table-cell office:value-type="float" office:value="65.282" calcext:value-type="float">
            <text:p>65.28</text:p>
          </table:table-cell>
          <table:table-cell office:value-type="float" office:value="57.178" calcext:value-type="float">
            <text:p>57.18</text:p>
          </table:table-cell>
          <table:table-cell office:value-type="float" office:value="9.654" calcext:value-type="float">
            <text:p>9.65</text:p>
          </table:table-cell>
          <table:table-cell office:value-type="float" office:value="3.4427" calcext:value-type="float">
            <text:p>3.44</text:p>
          </table:table-cell>
          <table:table-cell office:value-type="float" office:value="0" calcext:value-type="float">
            <text:p>0.00</text:p>
          </table:table-cell>
          <table:table-cell office:value-type="float" office:value="2.4283" calcext:value-type="float">
            <text:p>2.43</text:p>
          </table:table-cell>
          <table:table-cell office:value-type="float" office:value="0.81273" calcext:value-type="float">
            <text:p>0.81</text:p>
          </table:table-cell>
          <table:table-cell office:value-type="float" office:value="3.0188" calcext:value-type="float">
            <text:p>3.02</text:p>
          </table:table-cell>
          <table:table-cell office:value-type="float" office:value="160.43" calcext:value-type="float">
            <text:p>160.43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4" calcext:value-type="percentage">
            <text:p>-4.00%</text:p>
          </table:table-cell>
          <table:table-cell table:style-name="ce3" office:value-type="percentage" office:value="-0.02" calcext:value-type="percentage">
            <text:p>-2.00%</text:p>
          </table:table-cell>
          <table:table-cell table:style-name="ce3" office:value-type="percentage" office:value="-0.11" calcext:value-type="percentage">
            <text:p>-11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24" calcext:value-type="percentage">
            <text:p>-24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-0.02" calcext:value-type="percentage">
            <text:p>-2.00%</text:p>
          </table:table-cell>
          <table:table-cell table:style-name="ce3" office:value-type="percentage" office:value="-0.07" calcext:value-type="percentage">
            <text:p>-7.00%</text:p>
          </table:table-cell>
          <table:table-cell table:style-name="ce3" office:value-type="percentage" office:value="-0.03" calcext:value-type="percentage">
            <text:p>-3.00%</text:p>
          </table:table-cell>
          <table:table-cell table:style-name="ce3" office:value-type="percentage" office:value="0" calcext:value-type="percentage">
            <text:p>0.00%</text:p>
          </table:table-cell>
          <table:table-cell table:number-columns-repeated="2" table:style-name="ce3" office:value-type="percentage" office:value="0.02" calcext:value-type="percentage">
            <text:p>2.00%</text:p>
          </table:table-cell>
          <table:table-cell table:style-name="ce3" office:value-type="percentage" office:value="0.14" calcext:value-type="percentage">
            <text:p>14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21" calcext:value-type="percentage">
            <text:p>21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0.02" calcext:value-type="percentage">
            <text:p>2.00%</text:p>
          </table:table-cell>
          <table:table-cell table:style-name="ce3" office:value-type="percentage" office:value="0.1" calcext:value-type="percentage">
            <text:p>10.00%</text:p>
          </table:table-cell>
          <table:table-cell table:style-name="ce3" office:value-type="percentage" office:value="0.04" calcext:value-type="percentage">
            <text:p>4.00%</text:p>
          </table:table-cell>
        </table:table-row>
        <table:table-row table:style-name="ro1">
          <table:table-cell office:value-type="string" calcext:value-type="string">
            <text:p>nl03</text:p>
          </table:table-cell>
          <table:table-cell office:value-type="string" calcext:value-type="string">
            <text:p>HT2_o8</text:p>
          </table:table-cell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7.283" calcext:value-type="float">
            <text:p>7.28</text:p>
          </table:table-cell>
          <table:table-cell office:value-type="float" office:value="1.6063" calcext:value-type="float">
            <text:p>1.61</text:p>
          </table:table-cell>
          <table:table-cell office:value-type="float" office:value="35.84" calcext:value-type="float">
            <text:p>35.84</text:p>
          </table:table-cell>
          <table:table-cell office:value-type="float" office:value="26.383" calcext:value-type="float">
            <text:p>26.38</text:p>
          </table:table-cell>
          <table:table-cell office:value-type="float" office:value="6.1823" calcext:value-type="float">
            <text:p>6.18</text:p>
          </table:table-cell>
          <table:table-cell office:value-type="float" office:value="5.513" calcext:value-type="float">
            <text:p>5.51</text:p>
          </table:table-cell>
          <table:table-cell office:value-type="float" office:value="0" calcext:value-type="float">
            <text:p>0.00</text:p>
          </table:table-cell>
          <table:table-cell office:value-type="float" office:value="1.245" calcext:value-type="float">
            <text:p>1.25</text:p>
          </table:table-cell>
          <table:table-cell office:value-type="float" office:value="1.346" calcext:value-type="float">
            <text:p>1.35</text:p>
          </table:table-cell>
          <table:table-cell office:value-type="float" office:value="2.8033" calcext:value-type="float">
            <text:p>2.80</text:p>
          </table:table-cell>
          <table:table-cell office:value-type="float" office:value="91.357" calcext:value-type="float">
            <text:p>91.36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4" calcext:value-type="percentage">
            <text:p>-4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-0.1" calcext:value-type="percentage">
            <text:p>-10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0.02" calcext:value-type="percentage">
            <text:p>2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2" calcext:value-type="percentage">
            <text:p>2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4" calcext:value-type="percentage">
            <text:p>4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0.12" calcext:value-type="percentage">
            <text:p>12.00%</text:p>
          </table:table-cell>
          <table:table-cell table:style-name="ce3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nl03</text:p>
          </table:table-cell>
          <table:table-cell office:value-type="string" calcext:value-type="string">
            <text:p>HT2_o8</text:p>
          </table:table-cell>
          <table:table-cell office:value-type="float" office:value="4096" calcext:value-type="float">
            <text:p>4096</text:p>
          </table:table-cell>
          <table:table-cell office:value-type="float" office:value="256" calcext:value-type="float">
            <text:p>256</text:p>
          </table:table-cell>
          <table:table-cell office:value-type="float" office:value="5.267" calcext:value-type="float">
            <text:p>5.27</text:p>
          </table:table-cell>
          <table:table-cell office:value-type="float" office:value="1.554" calcext:value-type="float">
            <text:p>1.55</text:p>
          </table:table-cell>
          <table:table-cell office:value-type="float" office:value="24.95" calcext:value-type="float">
            <text:p>24.95</text:p>
          </table:table-cell>
          <table:table-cell office:value-type="float" office:value="22.2" calcext:value-type="float">
            <text:p>22.20</text:p>
          </table:table-cell>
          <table:table-cell office:value-type="float" office:value="4.515" calcext:value-type="float">
            <text:p>4.52</text:p>
          </table:table-cell>
          <table:table-cell office:value-type="float" office:value="5.3973" calcext:value-type="float">
            <text:p>5.40</text:p>
          </table:table-cell>
          <table:table-cell office:value-type="float" office:value="0" calcext:value-type="float">
            <text:p>0.00</text:p>
          </table:table-cell>
          <table:table-cell office:value-type="float" office:value="0.6629" calcext:value-type="float">
            <text:p>0.66</text:p>
          </table:table-cell>
          <table:table-cell office:value-type="float" office:value="1.4177" calcext:value-type="float">
            <text:p>1.42</text:p>
          </table:table-cell>
          <table:table-cell office:value-type="float" office:value="3.293" calcext:value-type="float">
            <text:p>3.29</text:p>
          </table:table-cell>
          <table:table-cell office:value-type="float" office:value="71.703" calcext:value-type="float">
            <text:p>71.70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3" calcext:value-type="percentage">
            <text:p>-3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-0.06" calcext:value-type="percentage">
            <text:p>-6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-0.07" calcext:value-type="percentage">
            <text:p>-7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0.06" calcext:value-type="percentage">
            <text:p>6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0.03" calcext:value-type="percentage">
            <text:p>3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0.06" calcext:value-type="percentage">
            <text:p>6.00%</text:p>
          </table:table-cell>
          <table:table-cell table:style-name="ce3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nl03</text:p>
          </table:table-cell>
          <table:table-cell office:value-type="string" calcext:value-type="string">
            <text:p>HT2_r2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99.7" calcext:value-type="float">
            <text:p>199.70</text:p>
          </table:table-cell>
          <table:table-cell office:value-type="float" office:value="22.063" calcext:value-type="float">
            <text:p>22.06</text:p>
          </table:table-cell>
          <table:table-cell office:value-type="float" office:value="783.77" calcext:value-type="float">
            <text:p>783.77</text:p>
          </table:table-cell>
          <table:table-cell office:value-type="float" office:value="272.4" calcext:value-type="float">
            <text:p>272.40</text:p>
          </table:table-cell>
          <table:table-cell office:value-type="float" office:value="126.53" calcext:value-type="float">
            <text:p>126.53</text:p>
          </table:table-cell>
          <table:table-cell office:value-type="float" office:value="4.4033" calcext:value-type="float">
            <text:p>4.40</text:p>
          </table:table-cell>
          <table:table-cell office:value-type="float" office:value="0" calcext:value-type="float">
            <text:p>0.00</text:p>
          </table:table-cell>
          <table:table-cell office:value-type="float" office:value="36.593" calcext:value-type="float">
            <text:p>36.59</text:p>
          </table:table-cell>
          <table:table-cell office:value-type="float" office:value="68.973" calcext:value-type="float">
            <text:p>68.97</text:p>
          </table:table-cell>
          <table:table-cell office:value-type="float" office:value="4.0877" calcext:value-type="float">
            <text:p>4.09</text:p>
          </table:table-cell>
          <table:table-cell office:value-type="float" office:value="1609" calcext:value-type="float">
            <text:p>1609.00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-0.06" calcext:value-type="percentage">
            <text:p>-6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-0.03" calcext:value-type="percentage">
            <text:p>-3.00%</text:p>
          </table:table-cell>
          <table:table-cell table:style-name="ce3" office:value-type="percentage" office:value="-0.08" calcext:value-type="percentage">
            <text:p>-8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0.02" calcext:value-type="percentage">
            <text:p>2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0.1" calcext:value-type="percentage">
            <text:p>10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0.04" calcext:value-type="percentage">
            <text:p>4.00%</text:p>
          </table:table-cell>
          <table:table-cell table:style-name="ce3" office:value-type="percentage" office:value="0.06" calcext:value-type="percentage">
            <text:p>6.00%</text:p>
          </table:table-cell>
          <table:table-cell table:style-name="ce3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nl03</text:p>
          </table:table-cell>
          <table:table-cell office:value-type="string" calcext:value-type="string">
            <text:p>HT2_r2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92.763" calcext:value-type="float">
            <text:p>92.76</text:p>
          </table:table-cell>
          <table:table-cell office:value-type="float" office:value="15.35" calcext:value-type="float">
            <text:p>15.35</text:p>
          </table:table-cell>
          <table:table-cell office:value-type="float" office:value="376" calcext:value-type="float">
            <text:p>376.00</text:p>
          </table:table-cell>
          <table:table-cell office:value-type="float" office:value="106.7" calcext:value-type="float">
            <text:p>106.70</text:p>
          </table:table-cell>
          <table:table-cell office:value-type="float" office:value="66.813" calcext:value-type="float">
            <text:p>66.81</text:p>
          </table:table-cell>
          <table:table-cell office:value-type="float" office:value="23.187" calcext:value-type="float">
            <text:p>23.19</text:p>
          </table:table-cell>
          <table:table-cell office:value-type="float" office:value="0" calcext:value-type="float">
            <text:p>0.00</text:p>
          </table:table-cell>
          <table:table-cell office:value-type="float" office:value="17.517" calcext:value-type="float">
            <text:p>17.52</text:p>
          </table:table-cell>
          <table:table-cell office:value-type="float" office:value="59.07" calcext:value-type="float">
            <text:p>59.07</text:p>
          </table:table-cell>
          <table:table-cell office:value-type="float" office:value="2.7873" calcext:value-type="float">
            <text:p>2.79</text:p>
          </table:table-cell>
          <table:table-cell office:value-type="float" office:value="790.83" calcext:value-type="float">
            <text:p>790.83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4" calcext:value-type="percentage">
            <text:p>-4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-0.03" calcext:value-type="percentage">
            <text:p>-3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-0.04" calcext:value-type="percentage">
            <text:p>-4.00%</text:p>
          </table:table-cell>
          <table:table-cell table:style-name="ce3" office:value-type="percentage" office:value="-0.07" calcext:value-type="percentage">
            <text:p>-7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0.04" calcext:value-type="percentage">
            <text:p>4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0.03" calcext:value-type="percentage">
            <text:p>3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0.05" calcext:value-type="percentage">
            <text:p>5.00%</text:p>
          </table:table-cell>
          <table:table-cell table:style-name="ce3" office:value-type="percentage" office:value="0.13" calcext:value-type="percentage">
            <text:p>13.00%</text:p>
          </table:table-cell>
          <table:table-cell table:style-name="ce3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nl03</text:p>
          </table:table-cell>
          <table:table-cell office:value-type="string" calcext:value-type="string">
            <text:p>HT2_r2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39.45" calcext:value-type="float">
            <text:p>39.45</text:p>
          </table:table-cell>
          <table:table-cell office:value-type="float" office:value="15.337" calcext:value-type="float">
            <text:p>15.34</text:p>
          </table:table-cell>
          <table:table-cell office:value-type="float" office:value="184.93" calcext:value-type="float">
            <text:p>184.93</text:p>
          </table:table-cell>
          <table:table-cell office:value-type="float" office:value="24.437" calcext:value-type="float">
            <text:p>24.44</text:p>
          </table:table-cell>
          <table:table-cell office:value-type="float" office:value="31" calcext:value-type="float">
            <text:p>31.00</text:p>
          </table:table-cell>
          <table:table-cell office:value-type="float" office:value="27.81" calcext:value-type="float">
            <text:p>27.81</text:p>
          </table:table-cell>
          <table:table-cell office:value-type="float" office:value="0" calcext:value-type="float">
            <text:p>0.00</text:p>
          </table:table-cell>
          <table:table-cell office:value-type="float" office:value="8.473" calcext:value-type="float">
            <text:p>8.47</text:p>
          </table:table-cell>
          <table:table-cell office:value-type="float" office:value="37.18" calcext:value-type="float">
            <text:p>37.18</text:p>
          </table:table-cell>
          <table:table-cell office:value-type="float" office:value="2.4" calcext:value-type="float">
            <text:p>2.40</text:p>
          </table:table-cell>
          <table:table-cell office:value-type="float" office:value="379.73" calcext:value-type="float">
            <text:p>379.73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4" calcext:value-type="percentage">
            <text:p>-4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4" calcext:value-type="percentage">
            <text:p>-4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-0.08" calcext:value-type="percentage">
            <text:p>-8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0.08" calcext:value-type="percentage">
            <text:p>8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3" calcext:value-type="percentage">
            <text:p>3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1" calcext:value-type="percentage">
            <text:p>1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0.03" calcext:value-type="percentage">
            <text:p>3.00%</text:p>
          </table:table-cell>
          <table:table-cell table:style-name="ce3" office:value-type="percentage" office:value="0.05" calcext:value-type="percentage">
            <text:p>5.00%</text:p>
          </table:table-cell>
          <table:table-cell table:style-name="ce3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nl03</text:p>
          </table:table-cell>
          <table:table-cell office:value-type="string" calcext:value-type="string">
            <text:p>HT2_r2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18.96" calcext:value-type="float">
            <text:p>18.96</text:p>
          </table:table-cell>
          <table:table-cell office:value-type="float" office:value="13.47" calcext:value-type="float">
            <text:p>13.47</text:p>
          </table:table-cell>
          <table:table-cell office:value-type="float" office:value="97.957" calcext:value-type="float">
            <text:p>97.96</text:p>
          </table:table-cell>
          <table:table-cell office:value-type="float" office:value="14.227" calcext:value-type="float">
            <text:p>14.23</text:p>
          </table:table-cell>
          <table:table-cell office:value-type="float" office:value="15.927" calcext:value-type="float">
            <text:p>15.93</text:p>
          </table:table-cell>
          <table:table-cell office:value-type="float" office:value="15.883" calcext:value-type="float">
            <text:p>15.88</text:p>
          </table:table-cell>
          <table:table-cell office:value-type="float" office:value="0" calcext:value-type="float">
            <text:p>0.00</text:p>
          </table:table-cell>
          <table:table-cell office:value-type="float" office:value="4.0913" calcext:value-type="float">
            <text:p>4.09</text:p>
          </table:table-cell>
          <table:table-cell office:value-type="float" office:value="24.077" calcext:value-type="float">
            <text:p>24.08</text:p>
          </table:table-cell>
          <table:table-cell office:value-type="float" office:value="2.329" calcext:value-type="float">
            <text:p>2.33</text:p>
          </table:table-cell>
          <table:table-cell office:value-type="float" office:value="211.7" calcext:value-type="float">
            <text:p>211.70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3" calcext:value-type="percentage">
            <text:p>-3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7" calcext:value-type="percentage">
            <text:p>-7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-0.14" calcext:value-type="percentage">
            <text:p>-14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0.02" calcext:value-type="percentage">
            <text:p>2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5" calcext:value-type="percentage">
            <text:p>5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4" calcext:value-type="percentage">
            <text:p>4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0.07" calcext:value-type="percentage">
            <text:p>7.00%</text:p>
          </table:table-cell>
          <table:table-cell table:style-name="ce3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nl03</text:p>
          </table:table-cell>
          <table:table-cell office:value-type="string" calcext:value-type="string">
            <text:p>HT2_r2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10.81" calcext:value-type="float">
            <text:p>10.81</text:p>
          </table:table-cell>
          <table:table-cell office:value-type="float" office:value="13.273" calcext:value-type="float">
            <text:p>13.27</text:p>
          </table:table-cell>
          <table:table-cell office:value-type="float" office:value="61.14" calcext:value-type="float">
            <text:p>61.14</text:p>
          </table:table-cell>
          <table:table-cell office:value-type="float" office:value="11.153" calcext:value-type="float">
            <text:p>11.15</text:p>
          </table:table-cell>
          <table:table-cell office:value-type="float" office:value="9.2777" calcext:value-type="float">
            <text:p>9.28</text:p>
          </table:table-cell>
          <table:table-cell office:value-type="float" office:value="14.043" calcext:value-type="float">
            <text:p>14.04</text:p>
          </table:table-cell>
          <table:table-cell office:value-type="float" office:value="0" calcext:value-type="float">
            <text:p>0.00</text:p>
          </table:table-cell>
          <table:table-cell office:value-type="float" office:value="2.0657" calcext:value-type="float">
            <text:p>2.07</text:p>
          </table:table-cell>
          <table:table-cell office:value-type="float" office:value="9.0327" calcext:value-type="float">
            <text:p>9.03</text:p>
          </table:table-cell>
          <table:table-cell office:value-type="float" office:value="2.3943" calcext:value-type="float">
            <text:p>2.39</text:p>
          </table:table-cell>
          <table:table-cell office:value-type="float" office:value="135.93" calcext:value-type="float">
            <text:p>135.93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4" calcext:value-type="percentage">
            <text:p>-4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6" calcext:value-type="percentage">
            <text:p>-6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-0.11" calcext:value-type="percentage">
            <text:p>-11.00%</text:p>
          </table:table-cell>
          <table:table-cell table:number-columns-repeated="4" table:style-name="ce3" office:value-type="percentage" office:value="0" calcext:value-type="percentage">
            <text:p>0.00%</text:p>
          </table:table-cell>
          <table:table-cell table:style-name="ce3" office:value-type="percentage" office:value="0.07" calcext:value-type="percentage">
            <text:p>7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5" calcext:value-type="percentage">
            <text:p>5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.07" calcext:value-type="percentage">
            <text:p>7.00%</text:p>
          </table:table-cell>
          <table:table-cell table:style-name="ce3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strong</text:p>
          </table:table-cell>
          <table:table-cell office:value-type="string" calcext:value-type="string">
            <text:p>HT2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21.64" calcext:value-type="float">
            <text:p>21.64</text:p>
          </table:table-cell>
          <table:table-cell office:value-type="float" office:value="2.7273" calcext:value-type="float">
            <text:p>2.73</text:p>
          </table:table-cell>
          <table:table-cell office:value-type="float" office:value="129.77" calcext:value-type="float">
            <text:p>129.77</text:p>
          </table:table-cell>
          <table:table-cell office:value-type="float" office:value="89.95" calcext:value-type="float">
            <text:p>89.95</text:p>
          </table:table-cell>
          <table:table-cell office:value-type="float" office:value="14.59" calcext:value-type="float">
            <text:p>14.59</text:p>
          </table:table-cell>
          <table:table-cell office:value-type="float" office:value="1.465" calcext:value-type="float">
            <text:p>1.47</text:p>
          </table:table-cell>
          <table:table-cell office:value-type="float" office:value="0" calcext:value-type="float">
            <text:p>0.00</text:p>
          </table:table-cell>
          <table:table-cell office:value-type="float" office:value="3.181" calcext:value-type="float">
            <text:p>3.18</text:p>
          </table:table-cell>
          <table:table-cell office:value-type="float" office:value="1.2507" calcext:value-type="float">
            <text:p>1.25</text:p>
          </table:table-cell>
          <table:table-cell office:value-type="float" office:value="9.2027" calcext:value-type="float">
            <text:p>9.20</text:p>
          </table:table-cell>
          <table:table-cell office:value-type="float" office:value="278.03" calcext:value-type="float">
            <text:p>278.03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2" calcext:value-type="percentage">
            <text:p>-2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34" calcext:value-type="percentage">
            <text:p>-34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-0.03" calcext:value-type="percentage">
            <text:p>-3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number-columns-repeated="2" table:style-name="ce3" office:value-type="percentage" office:value="0.01" calcext:value-type="percentage">
            <text:p>1.00%</text:p>
          </table:table-cell>
          <table:table-cell table:style-name="ce3" office:value-type="percentage" office:value="0.02" calcext:value-type="percentage">
            <text:p>2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28" calcext:value-type="percentage">
            <text:p>28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strong</text:p>
          </table:table-cell>
          <table:table-cell office:value-type="string" calcext:value-type="string">
            <text:p>HT2</text:p>
          </table:table-cell>
          <table:table-cell office:value-type="float" office:value="32768" calcext:value-type="float">
            <text:p>32768</text:p>
          </table:table-cell>
          <table:table-cell office:value-type="float" office:value="512" calcext:value-type="float">
            <text:p>512</text:p>
          </table:table-cell>
          <table:table-cell office:value-type="float" office:value="10.287" calcext:value-type="float">
            <text:p>10.29</text:p>
          </table:table-cell>
          <table:table-cell office:value-type="float" office:value="1.8143" calcext:value-type="float">
            <text:p>1.81</text:p>
          </table:table-cell>
          <table:table-cell office:value-type="float" office:value="129.7" calcext:value-type="float">
            <text:p>129.70</text:p>
          </table:table-cell>
          <table:table-cell office:value-type="float" office:value="98.827" calcext:value-type="float">
            <text:p>98.83</text:p>
          </table:table-cell>
          <table:table-cell office:value-type="float" office:value="7.4773" calcext:value-type="float">
            <text:p>7.48</text:p>
          </table:table-cell>
          <table:table-cell office:value-type="float" office:value="3.9573" calcext:value-type="float">
            <text:p>3.96</text:p>
          </table:table-cell>
          <table:table-cell office:value-type="float" office:value="0" calcext:value-type="float">
            <text:p>0.00</text:p>
          </table:table-cell>
          <table:table-cell office:value-type="float" office:value="1.6463" calcext:value-type="float">
            <text:p>1.65</text:p>
          </table:table-cell>
          <table:table-cell office:value-type="float" office:value="0.75953" calcext:value-type="float">
            <text:p>0.76</text:p>
          </table:table-cell>
          <table:table-cell office:value-type="float" office:value="9.963" calcext:value-type="float">
            <text:p>9.96</text:p>
          </table:table-cell>
          <table:table-cell office:value-type="float" office:value="267.23" calcext:value-type="float">
            <text:p>267.23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3" calcext:value-type="percentage">
            <text:p>-3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2" calcext:value-type="percentage">
            <text:p>-2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24" calcext:value-type="percentage">
            <text:p>-24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5" calcext:value-type="percentage">
            <text:p>-5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0.03" calcext:value-type="percentage">
            <text:p>3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28" calcext:value-type="percentage">
            <text:p>28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.06" calcext:value-type="percentage">
            <text:p>6.00%</text:p>
          </table:table-cell>
          <table:table-cell table:style-name="ce3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weak1</text:p>
          </table:table-cell>
          <table:table-cell office:value-type="string" calcext:value-type="string">
            <text:p>noHT</text:p>
          </table:table-cell>
          <table:table-cell office:value-type="float" office:value="768" calcext:value-type="float">
            <text:p>768</text:p>
          </table:table-cell>
          <table:table-cell office:value-type="float" office:value="12" calcext:value-type="float">
            <text:p>12</text:p>
          </table:table-cell>
          <table:table-cell office:value-type="float" office:value="29.85" calcext:value-type="float">
            <text:p>29.85</text:p>
          </table:table-cell>
          <table:table-cell office:value-type="float" office:value="1.3043" calcext:value-type="float">
            <text:p>1.30</text:p>
          </table:table-cell>
          <table:table-cell office:value-type="float" office:value="197.33" calcext:value-type="float">
            <text:p>197.33</text:p>
          </table:table-cell>
          <table:table-cell office:value-type="float" office:value="123.43" calcext:value-type="float">
            <text:p>123.43</text:p>
          </table:table-cell>
          <table:table-cell office:value-type="float" office:value="26.057" calcext:value-type="float">
            <text:p>26.06</text:p>
          </table:table-cell>
          <table:table-cell office:value-type="float" office:value="1.0653" calcext:value-type="float">
            <text:p>1.07</text:p>
          </table:table-cell>
          <table:table-cell office:value-type="float" office:value="0" calcext:value-type="float">
            <text:p>0.00</text:p>
          </table:table-cell>
          <table:table-cell office:value-type="float" office:value="5.2977" calcext:value-type="float">
            <text:p>5.30</text:p>
          </table:table-cell>
          <table:table-cell office:value-type="float" office:value="2.429" calcext:value-type="float">
            <text:p>2.43</text:p>
          </table:table-cell>
          <table:table-cell office:value-type="float" office:value="10.29" calcext:value-type="float">
            <text:p>10.29</text:p>
          </table:table-cell>
          <table:table-cell office:value-type="float" office:value="405.93" calcext:value-type="float">
            <text:p>405.93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8" calcext:value-type="percentage">
            <text:p>-8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18" calcext:value-type="percentage">
            <text:p>-18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-0.07" calcext:value-type="percentage">
            <text:p>-7.00%</text:p>
          </table:table-cell>
          <table:table-cell table:style-name="ce3" office:value-type="percentage" office:value="-0.02" calcext:value-type="percentage">
            <text:p>-2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4" calcext:value-type="percentage">
            <text:p>4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19" calcext:value-type="percentage">
            <text:p>19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0.03" calcext:value-type="percentage">
            <text:p>3.00%</text:p>
          </table:table-cell>
          <table:table-cell table:style-name="ce3" office:value-type="percentage" office:value="0.06" calcext:value-type="percentage">
            <text:p>6.00%</text:p>
          </table:table-cell>
          <table:table-cell table:style-name="ce3" office:value-type="percentage" office:value="0.01" calcext:value-type="percentage">
            <text:p>1.00%</text:p>
          </table:table-cell>
        </table:table-row>
        <table:table-row table:style-name="ro1">
          <table:table-cell office:value-type="string" calcext:value-type="string">
            <text:p>weak1</text:p>
          </table:table-cell>
          <table:table-cell office:value-type="string" calcext:value-type="string">
            <text:p>noHT</text:p>
          </table:table-cell>
          <table:table-cell office:value-type="float" office:value="3072" calcext:value-type="float">
            <text:p>3072</text:p>
          </table:table-cell>
          <table:table-cell office:value-type="float" office:value="48" calcext:value-type="float">
            <text:p>48</text:p>
          </table:table-cell>
          <table:table-cell office:value-type="float" office:value="6.999" calcext:value-type="float">
            <text:p>7.00</text:p>
          </table:table-cell>
          <table:table-cell office:value-type="float" office:value="0.20807" calcext:value-type="float">
            <text:p>0.21</text:p>
          </table:table-cell>
          <table:table-cell office:value-type="float" office:value="43.38" calcext:value-type="float">
            <text:p>43.38</text:p>
          </table:table-cell>
          <table:table-cell office:value-type="float" office:value="28.753" calcext:value-type="float">
            <text:p>28.75</text:p>
          </table:table-cell>
          <table:table-cell office:value-type="float" office:value="8.521" calcext:value-type="float">
            <text:p>8.52</text:p>
          </table:table-cell>
          <table:table-cell office:value-type="float" office:value="0.4561" calcext:value-type="float">
            <text:p>0.46</text:p>
          </table:table-cell>
          <table:table-cell office:value-type="float" office:value="0" calcext:value-type="float">
            <text:p>0.00</text:p>
          </table:table-cell>
          <table:table-cell office:value-type="float" office:value="1.3653" calcext:value-type="float">
            <text:p>1.37</text:p>
          </table:table-cell>
          <table:table-cell office:value-type="float" office:value="0.21753" calcext:value-type="float">
            <text:p>0.22</text:p>
          </table:table-cell>
          <table:table-cell office:value-type="float" office:value="11.611" calcext:value-type="float">
            <text:p>11.61</text:p>
          </table:table-cell>
          <table:table-cell office:value-type="float" office:value="101.71" calcext:value-type="float">
            <text:p>101.71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-0.37" calcext:value-type="percentage">
            <text:p>-37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19" calcext:value-type="percentage">
            <text:p>-19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-0.19" calcext:value-type="percentage">
            <text:p>-19.00%</text:p>
          </table:table-cell>
          <table:table-cell table:style-name="ce3" office:value-type="percentage" office:value="-0.02" calcext:value-type="percentage">
            <text:p>-2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29" calcext:value-type="percentage">
            <text:p>29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28" calcext:value-type="percentage">
            <text:p>28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.1" calcext:value-type="percentage">
            <text:p>10.00%</text:p>
          </table:table-cell>
          <table:table-cell table:style-name="ce3" office:value-type="percentage" office:value="0.01" calcext:value-type="percentage">
            <text:p>1.00%</text:p>
          </table:table-cell>
        </table:table-row>
        <table:table-row table:style-name="ro1">
          <table:table-cell office:value-type="string" calcext:value-type="string">
            <text:p>weak1</text:p>
          </table:table-cell>
          <table:table-cell office:value-type="string" calcext:value-type="string">
            <text:p>noHT</text:p>
          </table:table-cell>
          <table:table-cell office:value-type="float" office:value="6144" calcext:value-type="float">
            <text:p>6144</text:p>
          </table:table-cell>
          <table:table-cell office:value-type="float" office:value="96" calcext:value-type="float">
            <text:p>96</text:p>
          </table:table-cell>
          <table:table-cell office:value-type="float" office:value="3.1073" calcext:value-type="float">
            <text:p>3.11</text:p>
          </table:table-cell>
          <table:table-cell office:value-type="float" office:value="0.12546" calcext:value-type="float">
            <text:p>0.13</text:p>
          </table:table-cell>
          <table:table-cell office:value-type="float" office:value="45.987" calcext:value-type="float">
            <text:p>45.99</text:p>
          </table:table-cell>
          <table:table-cell office:value-type="float" office:value="35.73" calcext:value-type="float">
            <text:p>35.73</text:p>
          </table:table-cell>
          <table:table-cell office:value-type="float" office:value="5.5947" calcext:value-type="float">
            <text:p>5.59</text:p>
          </table:table-cell>
          <table:table-cell office:value-type="float" office:value="1.0889" calcext:value-type="float">
            <text:p>1.09</text:p>
          </table:table-cell>
          <table:table-cell office:value-type="float" office:value="0" calcext:value-type="float">
            <text:p>0.00</text:p>
          </table:table-cell>
          <table:table-cell office:value-type="float" office:value="0.61173" calcext:value-type="float">
            <text:p>0.61</text:p>
          </table:table-cell>
          <table:table-cell office:value-type="float" office:value="0.1043" calcext:value-type="float">
            <text:p>0.10</text:p>
          </table:table-cell>
          <table:table-cell office:value-type="float" office:value="11.003" calcext:value-type="float">
            <text:p>11.00</text:p>
          </table:table-cell>
          <table:table-cell office:value-type="float" office:value="102.83" calcext:value-type="float">
            <text:p>102.83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34" calcext:value-type="percentage">
            <text:p>-34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-0.15" calcext:value-type="percentage">
            <text:p>-15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-0.07" calcext:value-type="percentage">
            <text:p>-7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0.23" calcext:value-type="percentage">
            <text:p>23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11" calcext:value-type="percentage">
            <text:p>11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0.09" calcext:value-type="percentage">
            <text:p>9.00%</text:p>
          </table:table-cell>
          <table:table-cell table:style-name="ce3" office:value-type="percentage" office:value="0.01" calcext:value-type="percentage">
            <text:p>1.00%</text:p>
          </table:table-cell>
        </table:table-row>
        <table:table-row table:style-name="ro1">
          <table:table-cell office:value-type="string" calcext:value-type="string">
            <text:p>weak1</text:p>
          </table:table-cell>
          <table:table-cell office:value-type="string" calcext:value-type="string">
            <text:p>noHT</text:p>
          </table:table-cell>
          <table:table-cell office:value-type="float" office:value="12288" calcext:value-type="float">
            <text:p>12288</text:p>
          </table:table-cell>
          <table:table-cell office:value-type="float" office:value="192" calcext:value-type="float">
            <text:p>192</text:p>
          </table:table-cell>
          <table:table-cell office:value-type="float" office:value="1.627" calcext:value-type="float">
            <text:p>1.63</text:p>
          </table:table-cell>
          <table:table-cell office:value-type="float" office:value="0.113" calcext:value-type="float">
            <text:p>0.11</text:p>
          </table:table-cell>
          <table:table-cell office:value-type="float" office:value="43.233" calcext:value-type="float">
            <text:p>43.23</text:p>
          </table:table-cell>
          <table:table-cell office:value-type="float" office:value="35.783" calcext:value-type="float">
            <text:p>35.78</text:p>
          </table:table-cell>
          <table:table-cell office:value-type="float" office:value="4.16" calcext:value-type="float">
            <text:p>4.16</text:p>
          </table:table-cell>
          <table:table-cell office:value-type="float" office:value="0.23347" calcext:value-type="float">
            <text:p>0.23</text:p>
          </table:table-cell>
          <table:table-cell office:value-type="float" office:value="0" calcext:value-type="float">
            <text:p>0.00</text:p>
          </table:table-cell>
          <table:table-cell office:value-type="float" office:value="0.3206" calcext:value-type="float">
            <text:p>0.32</text:p>
          </table:table-cell>
          <table:table-cell office:value-type="float" office:value="0.075773" calcext:value-type="float">
            <text:p>0.08</text:p>
          </table:table-cell>
          <table:table-cell office:value-type="float" office:value="10.6" calcext:value-type="float">
            <text:p>10.60</text:p>
          </table:table-cell>
          <table:table-cell office:value-type="float" office:value="95.407" calcext:value-type="float">
            <text:p>95.41</text:p>
          </table:table-cell>
          <table:table-cell table:style-name="ce3" office:value-type="percentage" office:value="-0.02" calcext:value-type="percentage">
            <text:p>-2.00%</text:p>
          </table:table-cell>
          <table:table-cell table:style-name="ce3" office:value-type="percentage" office:value="-0.14" calcext:value-type="percentage">
            <text:p>-14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number-columns-repeated="2" table:style-name="ce3" office:value-type="percentage" office:value="-0.02" calcext:value-type="percentage">
            <text:p>-2.00%</text:p>
          </table:table-cell>
          <table:table-cell table:style-name="ce3" office:value-type="percentage" office:value="-0.4" calcext:value-type="percentage">
            <text:p>-40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-0.06" calcext:value-type="percentage">
            <text:p>-6.00%</text:p>
          </table:table-cell>
          <table:table-cell table:style-name="ce3" office:value-type="percentage" office:value="-0.07" calcext:value-type="percentage">
            <text:p>-7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0.04" calcext:value-type="percentage">
            <text:p>4.00%</text:p>
          </table:table-cell>
          <table:table-cell table:style-name="ce3" office:value-type="percentage" office:value="0.26" calcext:value-type="percentage">
            <text:p>26.00%</text:p>
          </table:table-cell>
          <table:table-cell table:style-name="ce3" office:value-type="percentage" office:value="0.02" calcext:value-type="percentage">
            <text:p>2.0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.04" calcext:value-type="percentage">
            <text:p>4.00%</text:p>
          </table:table-cell>
          <table:table-cell table:style-name="ce3" office:value-type="percentage" office:value="0.8" calcext:value-type="percentage">
            <text:p>80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3" calcext:value-type="percentage">
            <text:p>3.00%</text:p>
          </table:table-cell>
          <table:table-cell table:style-name="ce3" office:value-type="percentage" office:value="0.11" calcext:value-type="percentage">
            <text:p>11.00%</text:p>
          </table:table-cell>
          <table:table-cell table:style-name="ce3" office:value-type="percentage" office:value="0.05" calcext:value-type="percentage">
            <text:p>5.00%</text:p>
          </table:table-cell>
          <table:table-cell table:style-name="ce3" office:value-type="percentage" office:value="0.01" calcext:value-type="percentage">
            <text:p>1.00%</text:p>
          </table:table-cell>
        </table:table-row>
        <table:table-row table:style-name="ro1">
          <table:table-cell office:value-type="string" calcext:value-type="string">
            <text:p>weak1</text:p>
          </table:table-cell>
          <table:table-cell office:value-type="string" calcext:value-type="string">
            <text:p>HT2</text:p>
          </table:table-cell>
          <table:table-cell office:value-type="float" office:value="768" calcext:value-type="float">
            <text:p>768</text:p>
          </table:table-cell>
          <table:table-cell office:value-type="float" office:value="12" calcext:value-type="float">
            <text:p>12</text:p>
          </table:table-cell>
          <table:table-cell office:value-type="float" office:value="28.189" calcext:value-type="float">
            <text:p>28.19</text:p>
          </table:table-cell>
          <table:table-cell office:value-type="float" office:value="0.97819" calcext:value-type="float">
            <text:p>0.98</text:p>
          </table:table-cell>
          <table:table-cell office:value-type="float" office:value="160.98" calcext:value-type="float">
            <text:p>160.98</text:p>
          </table:table-cell>
          <table:table-cell office:value-type="float" office:value="134.49" calcext:value-type="float">
            <text:p>134.49</text:p>
          </table:table-cell>
          <table:table-cell office:value-type="float" office:value="23.086" calcext:value-type="float">
            <text:p>23.09</text:p>
          </table:table-cell>
          <table:table-cell office:value-type="float" office:value="0.31715" calcext:value-type="float">
            <text:p>0.32</text:p>
          </table:table-cell>
          <table:table-cell office:value-type="float" office:value="0" calcext:value-type="float">
            <text:p>0.00</text:p>
          </table:table-cell>
          <table:table-cell office:value-type="float" office:value="4.803" calcext:value-type="float">
            <text:p>4.80</text:p>
          </table:table-cell>
          <table:table-cell office:value-type="float" office:value="1.7534" calcext:value-type="float">
            <text:p>1.75</text:p>
          </table:table-cell>
          <table:table-cell office:value-type="float" office:value="11.097" calcext:value-type="float">
            <text:p>11.10</text:p>
          </table:table-cell>
          <table:table-cell office:value-type="float" office:value="377.79" calcext:value-type="float">
            <text:p>377.79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-0.54" calcext:value-type="percentage">
            <text:p>-54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8" calcext:value-type="percentage">
            <text:p>-8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-0.84" calcext:value-type="percentage">
            <text:p>-84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number-columns-repeated="2" table:style-name="ce3" office:value-type="percentage" office:value="-0.14" calcext:value-type="percentage">
            <text:p>-14.00%</text:p>
          </table:table-cell>
          <table:table-cell table:style-name="ce3" office:value-type="percentage" office:value="-0.02" calcext:value-type="percentage">
            <text:p>-2.0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.75" calcext:value-type="percentage">
            <text:p>75.0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.06" calcext:value-type="percentage">
            <text:p>6.0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5.29" calcext:value-type="percentage">
            <text:p>529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0.09" calcext:value-type="percentage">
            <text:p>9.00%</text:p>
          </table:table-cell>
          <table:table-cell table:style-name="ce3" office:value-type="percentage" office:value="0.33" calcext:value-type="percentage">
            <text:p>33.00%</text:p>
          </table:table-cell>
          <table:table-cell table:style-name="ce3" office:value-type="percentage" office:value="0.03" calcext:value-type="percentage">
            <text:p>3.00%</text:p>
          </table:table-cell>
        </table:table-row>
        <table:table-row table:style-name="ro1">
          <table:table-cell office:value-type="string" calcext:value-type="string">
            <text:p>weak1</text:p>
          </table:table-cell>
          <table:table-cell office:value-type="string" calcext:value-type="string">
            <text:p>HT2</text:p>
          </table:table-cell>
          <table:table-cell office:value-type="float" office:value="1536" calcext:value-type="float">
            <text:p>1536</text:p>
          </table:table-cell>
          <table:table-cell office:value-type="float" office:value="24" calcext:value-type="float">
            <text:p>24</text:p>
          </table:table-cell>
          <table:table-cell office:value-type="float" office:value="13.346" calcext:value-type="float">
            <text:p>13.35</text:p>
          </table:table-cell>
          <table:table-cell office:value-type="float" office:value="0.50224" calcext:value-type="float">
            <text:p>0.50</text:p>
          </table:table-cell>
          <table:table-cell office:value-type="float" office:value="79.062" calcext:value-type="float">
            <text:p>79.06</text:p>
          </table:table-cell>
          <table:table-cell office:value-type="float" office:value="68.37" calcext:value-type="float">
            <text:p>68.37</text:p>
          </table:table-cell>
          <table:table-cell office:value-type="float" office:value="13.454" calcext:value-type="float">
            <text:p>13.45</text:p>
          </table:table-cell>
          <table:table-cell office:value-type="float" office:value="2.9473" calcext:value-type="float">
            <text:p>2.95</text:p>
          </table:table-cell>
          <table:table-cell office:value-type="float" office:value="0" calcext:value-type="float">
            <text:p>0.00</text:p>
          </table:table-cell>
          <table:table-cell office:value-type="float" office:value="2.36" calcext:value-type="float">
            <text:p>2.36</text:p>
          </table:table-cell>
          <table:table-cell office:value-type="float" office:value="0.64173" calcext:value-type="float">
            <text:p>0.64</text:p>
          </table:table-cell>
          <table:table-cell office:value-type="float" office:value="10.565" calcext:value-type="float">
            <text:p>10.57</text:p>
          </table:table-cell>
          <table:table-cell office:value-type="float" office:value="194.99" calcext:value-type="float">
            <text:p>194.99</text:p>
          </table:table-cell>
          <table:table-cell table:style-name="ce3" office:value-type="percentage" office:value="-0.04" calcext:value-type="percentage">
            <text:p>-4.00%</text:p>
          </table:table-cell>
          <table:table-cell table:style-name="ce3" office:value-type="percentage" office:value="-0.39" calcext:value-type="percentage">
            <text:p>-39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-0.17" calcext:value-type="percentage">
            <text:p>-17.00%</text:p>
          </table:table-cell>
          <table:table-cell table:style-name="ce3" office:value-type="percentage" office:value="-0.02" calcext:value-type="percentage">
            <text:p>-2.00%</text:p>
          </table:table-cell>
          <table:table-cell table:style-name="ce3" office:value-type="percentage" office:value="-0.7" calcext:value-type="percentage">
            <text:p>-70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2" calcext:value-type="percentage">
            <text:p>-2.00%</text:p>
          </table:table-cell>
          <table:table-cell table:style-name="ce3" office:value-type="percentage" office:value="-0.05" calcext:value-type="percentage">
            <text:p>-5.00%</text:p>
          </table:table-cell>
          <table:table-cell table:style-name="ce3" office:value-type="percentage" office:value="-0.2" calcext:value-type="percentage">
            <text:p>-20.00%</text:p>
          </table:table-cell>
          <table:table-cell table:style-name="ce3" office:value-type="percentage" office:value="-0.05" calcext:value-type="percentage">
            <text:p>-5.00%</text:p>
          </table:table-cell>
          <table:table-cell table:style-name="ce3" office:value-type="percentage" office:value="0.02" calcext:value-type="percentage">
            <text:p>2.00%</text:p>
          </table:table-cell>
          <table:table-cell table:style-name="ce3" office:value-type="percentage" office:value="0.33" calcext:value-type="percentage">
            <text:p>33.0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.11" calcext:value-type="percentage">
            <text:p>11.0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1.21" calcext:value-type="percentage">
            <text:p>121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4" calcext:value-type="percentage">
            <text:p>4.00%</text:p>
          </table:table-cell>
          <table:table-cell table:style-name="ce3" office:value-type="percentage" office:value="0.11" calcext:value-type="percentage">
            <text:p>11.00%</text:p>
          </table:table-cell>
          <table:table-cell table:style-name="ce3" office:value-type="percentage" office:value="0.25" calcext:value-type="percentage">
            <text:p>25.00%</text:p>
          </table:table-cell>
          <table:table-cell table:style-name="ce3" office:value-type="percentage" office:value="0.05" calcext:value-type="percentage">
            <text:p>5.00%</text:p>
          </table:table-cell>
        </table:table-row>
        <table:table-row table:style-name="ro1">
          <table:table-cell office:value-type="string" calcext:value-type="string">
            <text:p>weak1</text:p>
          </table:table-cell>
          <table:table-cell office:value-type="string" calcext:value-type="string">
            <text:p>HT2</text:p>
          </table:table-cell>
          <table:table-cell office:value-type="float" office:value="3072" calcext:value-type="float">
            <text:p>3072</text:p>
          </table:table-cell>
          <table:table-cell office:value-type="float" office:value="48" calcext:value-type="float">
            <text:p>48</text:p>
          </table:table-cell>
          <table:table-cell office:value-type="float" office:value="5.6302" calcext:value-type="float">
            <text:p>5.63</text:p>
          </table:table-cell>
          <table:table-cell office:value-type="float" office:value="0.30728" calcext:value-type="float">
            <text:p>0.31</text:p>
          </table:table-cell>
          <table:table-cell office:value-type="float" office:value="46.816" calcext:value-type="float">
            <text:p>46.82</text:p>
          </table:table-cell>
          <table:table-cell office:value-type="float" office:value="34.527" calcext:value-type="float">
            <text:p>34.53</text:p>
          </table:table-cell>
          <table:table-cell office:value-type="float" office:value="7.857" calcext:value-type="float">
            <text:p>7.86</text:p>
          </table:table-cell>
          <table:table-cell office:value-type="float" office:value="0.78064" calcext:value-type="float">
            <text:p>0.78</text:p>
          </table:table-cell>
          <table:table-cell office:value-type="float" office:value="0" calcext:value-type="float">
            <text:p>0.00</text:p>
          </table:table-cell>
          <table:table-cell office:value-type="float" office:value="1.1486" calcext:value-type="float">
            <text:p>1.15</text:p>
          </table:table-cell>
          <table:table-cell office:value-type="float" office:value="0.22304" calcext:value-type="float">
            <text:p>0.22</text:p>
          </table:table-cell>
          <table:table-cell office:value-type="float" office:value="12.471" calcext:value-type="float">
            <text:p>12.47</text:p>
          </table:table-cell>
          <table:table-cell office:value-type="float" office:value="109.86" calcext:value-type="float">
            <text:p>109.86</text:p>
          </table:table-cell>
          <table:table-cell table:style-name="ce3" office:value-type="percentage" office:value="-0.06" calcext:value-type="percentage">
            <text:p>-6.00%</text:p>
          </table:table-cell>
          <table:table-cell table:style-name="ce3" office:value-type="percentage" office:value="-0.57" calcext:value-type="percentage">
            <text:p>-57.00%</text:p>
          </table:table-cell>
          <table:table-cell table:style-name="ce3" office:value-type="percentage" office:value="-0.05" calcext:value-type="percentage">
            <text:p>-5.00%</text:p>
          </table:table-cell>
          <table:table-cell table:style-name="ce3" office:value-type="percentage" office:value="-0.08" calcext:value-type="percentage">
            <text:p>-8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-0.85" calcext:value-type="percentage">
            <text:p>-85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3" calcext:value-type="percentage">
            <text:p>-3.00%</text:p>
          </table:table-cell>
          <table:table-cell table:style-name="ce3" office:value-type="percentage" office:value="-0.04" calcext:value-type="percentage">
            <text:p>-4.00%</text:p>
          </table:table-cell>
          <table:table-cell table:style-name="ce3" office:value-type="percentage" office:value="-0.13" calcext:value-type="percentage">
            <text:p>-13.00%</text:p>
          </table:table-cell>
          <table:table-cell table:style-name="ce3" office:value-type="percentage" office:value="-0.03" calcext:value-type="percentage">
            <text:p>-3.00%</text:p>
          </table:table-cell>
          <table:table-cell table:style-name="ce3" office:value-type="percentage" office:value="0.05" calcext:value-type="percentage">
            <text:p>5.00%</text:p>
          </table:table-cell>
          <table:table-cell table:style-name="ce3" office:value-type="percentage" office:value="0.41" calcext:value-type="percentage">
            <text:p>41.00%</text:p>
          </table:table-cell>
          <table:table-cell table:style-name="ce3" office:value-type="percentage" office:value="0.02" calcext:value-type="percentage">
            <text:p>2.00%</text:p>
          </table:table-cell>
          <table:table-cell table:style-name="ce3" office:value-type="percentage" office:value="0.14" calcext:value-type="percentage">
            <text:p>14.0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1.45" calcext:value-type="percentage">
            <text:p>145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3" calcext:value-type="percentage">
            <text:p>3.00%</text:p>
          </table:table-cell>
          <table:table-cell table:style-name="ce3" office:value-type="percentage" office:value="0.11" calcext:value-type="percentage">
            <text:p>11.00%</text:p>
          </table:table-cell>
          <table:table-cell table:style-name="ce3" office:value-type="percentage" office:value="0.24" calcext:value-type="percentage">
            <text:p>24.00%</text:p>
          </table:table-cell>
          <table:table-cell table:style-name="ce3" office:value-type="percentage" office:value="0.04" calcext:value-type="percentage">
            <text:p>4.00%</text:p>
          </table:table-cell>
        </table:table-row>
        <table:table-row table:style-name="ro1">
          <table:table-cell office:value-type="string" calcext:value-type="string">
            <text:p>weak1</text:p>
          </table:table-cell>
          <table:table-cell office:value-type="string" calcext:value-type="string">
            <text:p>HT2</text:p>
          </table:table-cell>
          <table:table-cell office:value-type="float" office:value="6144" calcext:value-type="float">
            <text:p>6144</text:p>
          </table:table-cell>
          <table:table-cell office:value-type="float" office:value="96" calcext:value-type="float">
            <text:p>96</text:p>
          </table:table-cell>
          <table:table-cell office:value-type="float" office:value="2.6473" calcext:value-type="float">
            <text:p>2.65</text:p>
          </table:table-cell>
          <table:table-cell office:value-type="float" office:value="0.19233" calcext:value-type="float">
            <text:p>0.19</text:p>
          </table:table-cell>
          <table:table-cell office:value-type="float" office:value="46.32" calcext:value-type="float">
            <text:p>46.32</text:p>
          </table:table-cell>
          <table:table-cell office:value-type="float" office:value="42.913" calcext:value-type="float">
            <text:p>42.91</text:p>
          </table:table-cell>
          <table:table-cell office:value-type="float" office:value="5.1863" calcext:value-type="float">
            <text:p>5.19</text:p>
          </table:table-cell>
          <table:table-cell office:value-type="float" office:value="0.85357" calcext:value-type="float">
            <text:p>0.85</text:p>
          </table:table-cell>
          <table:table-cell office:value-type="float" office:value="0" calcext:value-type="float">
            <text:p>0.00</text:p>
          </table:table-cell>
          <table:table-cell office:value-type="float" office:value="0.5353" calcext:value-type="float">
            <text:p>0.54</text:p>
          </table:table-cell>
          <table:table-cell office:value-type="float" office:value="0.14113" calcext:value-type="float">
            <text:p>0.14</text:p>
          </table:table-cell>
          <table:table-cell office:value-type="float" office:value="10.281" calcext:value-type="float">
            <text:p>10.28</text:p>
          </table:table-cell>
          <table:table-cell office:value-type="float" office:value="108.47" calcext:value-type="float">
            <text:p>108.47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38" calcext:value-type="percentage">
            <text:p>-38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-0.22" calcext:value-type="percentage">
            <text:p>-22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-0.02" calcext:value-type="percentage">
            <text:p>-2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0.7" calcext:value-type="percentage">
            <text:p>70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33" calcext:value-type="percentage">
            <text:p>33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0.03" calcext:value-type="percentage">
            <text:p>3.00%</text:p>
          </table:table-cell>
          <table:table-cell table:style-name="ce3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weak1</text:p>
          </table:table-cell>
          <table:table-cell office:value-type="string" calcext:value-type="string">
            <text:p>HT2</text:p>
          </table:table-cell>
          <table:table-cell office:value-type="float" office:value="12288" calcext:value-type="float">
            <text:p>12288</text:p>
          </table:table-cell>
          <table:table-cell office:value-type="float" office:value="192" calcext:value-type="float">
            <text:p>192</text:p>
          </table:table-cell>
          <table:table-cell office:value-type="float" office:value="1.36" calcext:value-type="float">
            <text:p>1.36</text:p>
          </table:table-cell>
          <table:table-cell office:value-type="float" office:value="0.153" calcext:value-type="float">
            <text:p>0.15</text:p>
          </table:table-cell>
          <table:table-cell office:value-type="float" office:value="43.99" calcext:value-type="float">
            <text:p>43.99</text:p>
          </table:table-cell>
          <table:table-cell office:value-type="float" office:value="47.397" calcext:value-type="float">
            <text:p>47.40</text:p>
          </table:table-cell>
          <table:table-cell office:value-type="float" office:value="3.9943" calcext:value-type="float">
            <text:p>3.99</text:p>
          </table:table-cell>
          <table:table-cell office:value-type="float" office:value="2.7937" calcext:value-type="float">
            <text:p>2.79</text:p>
          </table:table-cell>
          <table:table-cell office:value-type="float" office:value="0" calcext:value-type="float">
            <text:p>0.00</text:p>
          </table:table-cell>
          <table:table-cell office:value-type="float" office:value="0.26553" calcext:value-type="float">
            <text:p>0.27</text:p>
          </table:table-cell>
          <table:table-cell office:value-type="float" office:value="0.091543" calcext:value-type="float">
            <text:p>0.09</text:p>
          </table:table-cell>
          <table:table-cell office:value-type="float" office:value="11.84" calcext:value-type="float">
            <text:p>11.84</text:p>
          </table:table-cell>
          <table:table-cell office:value-type="float" office:value="111.17" calcext:value-type="float">
            <text:p>111.17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2" calcext:value-type="percentage">
            <text:p>-2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12" calcext:value-type="percentage">
            <text:p>-12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-0.09" calcext:value-type="percentage">
            <text:p>-9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2" calcext:value-type="percentage">
            <text:p>2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8" calcext:value-type="percentage">
            <text:p>8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0.11" calcext:value-type="percentage">
            <text:p>11.00%</text:p>
          </table:table-cell>
          <table:table-cell table:style-name="ce3" office:value-type="percentage" office:value="0.01" calcext:value-type="percentage">
            <text:p>1.00%</text:p>
          </table:table-cell>
        </table:table-row>
        <table:table-row table:style-name="ro1">
          <table:table-cell office:value-type="string" calcext:value-type="string">
            <text:p>weak2</text:p>
          </table:table-cell>
          <table:table-cell office:value-type="string" calcext:value-type="string">
            <text:p>noHT</text:p>
          </table:table-cell>
          <table:table-cell office:value-type="float" office:value="1536" calcext:value-type="float">
            <text:p>1536</text:p>
          </table:table-cell>
          <table:table-cell office:value-type="float" office:value="24" calcext:value-type="float">
            <text:p>24</text:p>
          </table:table-cell>
          <table:table-cell office:value-type="float" office:value="32.197" calcext:value-type="float">
            <text:p>32.20</text:p>
          </table:table-cell>
          <table:table-cell office:value-type="float" office:value="1.592" calcext:value-type="float">
            <text:p>1.59</text:p>
          </table:table-cell>
          <table:table-cell office:value-type="float" office:value="193.57" calcext:value-type="float">
            <text:p>193.57</text:p>
          </table:table-cell>
          <table:table-cell office:value-type="float" office:value="147.6" calcext:value-type="float">
            <text:p>147.60</text:p>
          </table:table-cell>
          <table:table-cell office:value-type="float" office:value="23.98" calcext:value-type="float">
            <text:p>23.98</text:p>
          </table:table-cell>
          <table:table-cell office:value-type="float" office:value="0.51247" calcext:value-type="float">
            <text:p>0.51</text:p>
          </table:table-cell>
          <table:table-cell office:value-type="float" office:value="0" calcext:value-type="float">
            <text:p>0.00</text:p>
          </table:table-cell>
          <table:table-cell office:value-type="float" office:value="5.908" calcext:value-type="float">
            <text:p>5.91</text:p>
          </table:table-cell>
          <table:table-cell office:value-type="float" office:value="2.2683" calcext:value-type="float">
            <text:p>2.27</text:p>
          </table:table-cell>
          <table:table-cell office:value-type="float" office:value="9.7383" calcext:value-type="float">
            <text:p>9.74</text:p>
          </table:table-cell>
          <table:table-cell office:value-type="float" office:value="429.27" calcext:value-type="float">
            <text:p>429.27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4" calcext:value-type="percentage">
            <text:p>-4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-0.61" calcext:value-type="percentage">
            <text:p>-61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-0.02" calcext:value-type="percentage">
            <text:p>-2.00%</text:p>
          </table:table-cell>
          <table:table-cell table:style-name="ce3" office:value-type="percentage" office:value="-0.14" calcext:value-type="percentage">
            <text:p>-14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0.05" calcext:value-type="percentage">
            <text:p>5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1.01" calcext:value-type="percentage">
            <text:p>101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.14" calcext:value-type="percentage">
            <text:p>14.00%</text:p>
          </table:table-cell>
          <table:table-cell table:style-name="ce3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weak2</text:p>
          </table:table-cell>
          <table:table-cell office:value-type="string" calcext:value-type="string">
            <text:p>noHT</text:p>
          </table:table-cell>
          <table:table-cell office:value-type="float" office:value="3072" calcext:value-type="float">
            <text:p>3072</text:p>
          </table:table-cell>
          <table:table-cell office:value-type="float" office:value="48" calcext:value-type="float">
            <text:p>48</text:p>
          </table:table-cell>
          <table:table-cell office:value-type="float" office:value="16.533" calcext:value-type="float">
            <text:p>16.53</text:p>
          </table:table-cell>
          <table:table-cell office:value-type="float" office:value="0.80933" calcext:value-type="float">
            <text:p>0.81</text:p>
          </table:table-cell>
          <table:table-cell office:value-type="float" office:value="92.56" calcext:value-type="float">
            <text:p>92.56</text:p>
          </table:table-cell>
          <table:table-cell office:value-type="float" office:value="67.28" calcext:value-type="float">
            <text:p>67.28</text:p>
          </table:table-cell>
          <table:table-cell office:value-type="float" office:value="12.453" calcext:value-type="float">
            <text:p>12.45</text:p>
          </table:table-cell>
          <table:table-cell office:value-type="float" office:value="2.813" calcext:value-type="float">
            <text:p>2.81</text:p>
          </table:table-cell>
          <table:table-cell office:value-type="float" office:value="0" calcext:value-type="float">
            <text:p>0.00</text:p>
          </table:table-cell>
          <table:table-cell office:value-type="float" office:value="2.989" calcext:value-type="float">
            <text:p>2.99</text:p>
          </table:table-cell>
          <table:table-cell office:value-type="float" office:value="1.0263" calcext:value-type="float">
            <text:p>1.03</text:p>
          </table:table-cell>
          <table:table-cell office:value-type="float" office:value="8.9427" calcext:value-type="float">
            <text:p>8.94</text:p>
          </table:table-cell>
          <table:table-cell office:value-type="float" office:value="209.63" calcext:value-type="float">
            <text:p>209.63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2" calcext:value-type="percentage">
            <text:p>-2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-0.29" calcext:value-type="percentage">
            <text:p>-29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-0.02" calcext:value-type="percentage">
            <text:p>-2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0.01" calcext:value-type="percentage">
            <text:p>1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0.25" calcext:value-type="percentage">
            <text:p>25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.05" calcext:value-type="percentage">
            <text:p>5.00%</text:p>
          </table:table-cell>
          <table:table-cell table:style-name="ce3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weak2</text:p>
          </table:table-cell>
          <table:table-cell office:value-type="string" calcext:value-type="string">
            <text:p>noHT</text:p>
          </table:table-cell>
          <table:table-cell office:value-type="float" office:value="6144" calcext:value-type="float">
            <text:p>6144</text:p>
          </table:table-cell>
          <table:table-cell office:value-type="float" office:value="96" calcext:value-type="float">
            <text:p>96</text:p>
          </table:table-cell>
          <table:table-cell office:value-type="float" office:value="7.1277" calcext:value-type="float">
            <text:p>7.13</text:p>
          </table:table-cell>
          <table:table-cell office:value-type="float" office:value="0.44843" calcext:value-type="float">
            <text:p>0.45</text:p>
          </table:table-cell>
          <table:table-cell office:value-type="float" office:value="42.097" calcext:value-type="float">
            <text:p>42.10</text:p>
          </table:table-cell>
          <table:table-cell office:value-type="float" office:value="40.403" calcext:value-type="float">
            <text:p>40.40</text:p>
          </table:table-cell>
          <table:table-cell office:value-type="float" office:value="6.1713" calcext:value-type="float">
            <text:p>6.17</text:p>
          </table:table-cell>
          <table:table-cell office:value-type="float" office:value="0.88863" calcext:value-type="float">
            <text:p>0.89</text:p>
          </table:table-cell>
          <table:table-cell office:value-type="float" office:value="0" calcext:value-type="float">
            <text:p>0.00</text:p>
          </table:table-cell>
          <table:table-cell office:value-type="float" office:value="1.4473" calcext:value-type="float">
            <text:p>1.45</text:p>
          </table:table-cell>
          <table:table-cell office:value-type="float" office:value="0.6379" calcext:value-type="float">
            <text:p>0.64</text:p>
          </table:table-cell>
          <table:table-cell office:value-type="float" office:value="9.809" calcext:value-type="float">
            <text:p>9.81</text:p>
          </table:table-cell>
          <table:table-cell office:value-type="float" office:value="110.63" calcext:value-type="float">
            <text:p>110.63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19" calcext:value-type="percentage">
            <text:p>-19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1" calcext:value-type="percentage">
            <text:p>-10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-0.11" calcext:value-type="percentage">
            <text:p>-11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9" calcext:value-type="percentage">
            <text:p>9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0.16" calcext:value-type="percentage">
            <text:p>16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0.08" calcext:value-type="percentage">
            <text:p>8.00%</text:p>
          </table:table-cell>
          <table:table-cell table:style-name="ce3" office:value-type="percentage" office:value="0.01" calcext:value-type="percentage">
            <text:p>1.00%</text:p>
          </table:table-cell>
        </table:table-row>
        <table:table-row table:style-name="ro1">
          <table:table-cell office:value-type="string" calcext:value-type="string">
            <text:p>weak2</text:p>
          </table:table-cell>
          <table:table-cell office:value-type="string" calcext:value-type="string">
            <text:p>HT2</text:p>
          </table:table-cell>
          <table:table-cell office:value-type="float" office:value="1536" calcext:value-type="float">
            <text:p>1536</text:p>
          </table:table-cell>
          <table:table-cell office:value-type="float" office:value="24" calcext:value-type="float">
            <text:p>24</text:p>
          </table:table-cell>
          <table:table-cell office:value-type="float" office:value="30.193" calcext:value-type="float">
            <text:p>30.19</text:p>
          </table:table-cell>
          <table:table-cell office:value-type="float" office:value="0.5885" calcext:value-type="float">
            <text:p>0.59</text:p>
          </table:table-cell>
          <table:table-cell office:value-type="float" office:value="162.84" calcext:value-type="float">
            <text:p>162.84</text:p>
          </table:table-cell>
          <table:table-cell office:value-type="float" office:value="144.53" calcext:value-type="float">
            <text:p>144.53</text:p>
          </table:table-cell>
          <table:table-cell office:value-type="float" office:value="21.472" calcext:value-type="float">
            <text:p>21.47</text:p>
          </table:table-cell>
          <table:table-cell office:value-type="float" office:value="0.38373" calcext:value-type="float">
            <text:p>0.38</text:p>
          </table:table-cell>
          <table:table-cell office:value-type="float" office:value="0" calcext:value-type="float">
            <text:p>0.00</text:p>
          </table:table-cell>
          <table:table-cell office:value-type="float" office:value="5.1279" calcext:value-type="float">
            <text:p>5.13</text:p>
          </table:table-cell>
          <table:table-cell office:value-type="float" office:value="2.5112" calcext:value-type="float">
            <text:p>2.51</text:p>
          </table:table-cell>
          <table:table-cell office:value-type="float" office:value="8.8439" calcext:value-type="float">
            <text:p>8.84</text:p>
          </table:table-cell>
          <table:table-cell office:value-type="float" office:value="390.97" calcext:value-type="float">
            <text:p>390.97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52" calcext:value-type="percentage">
            <text:p>-52.00%</text:p>
          </table:table-cell>
          <table:table-cell table:style-name="ce3" office:value-type="percentage" office:value="-0.02" calcext:value-type="percentage">
            <text:p>-2.00%</text:p>
          </table:table-cell>
          <table:table-cell table:style-name="ce3" office:value-type="percentage" office:value="-0.07" calcext:value-type="percentage">
            <text:p>-7.00%</text:p>
          </table:table-cell>
          <table:table-cell table:style-name="ce3" office:value-type="percentage" office:value="-0.02" calcext:value-type="percentage">
            <text:p>-2.00%</text:p>
          </table:table-cell>
          <table:table-cell table:style-name="ce3" office:value-type="percentage" office:value="-0.44" calcext:value-type="percentage">
            <text:p>-44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-0.11" calcext:value-type="percentage">
            <text:p>-11.00%</text:p>
          </table:table-cell>
          <table:table-cell table:style-name="ce3" office:value-type="percentage" office:value="-0.17" calcext:value-type="percentage">
            <text:p>-17.00%</text:p>
          </table:table-cell>
          <table:table-cell table:style-name="ce3" office:value-type="percentage" office:value="-0.02" calcext:value-type="percentage">
            <text:p>-2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49" calcext:value-type="percentage">
            <text:p>49.00%</text:p>
          </table:table-cell>
          <table:table-cell table:style-name="ce3" office:value-type="percentage" office:value="0.03" calcext:value-type="percentage">
            <text:p>3.00%</text:p>
          </table:table-cell>
          <table:table-cell table:style-name="ce3" office:value-type="percentage" office:value="0.1" calcext:value-type="percentage">
            <text:p>10.00%</text:p>
          </table:table-cell>
          <table:table-cell table:style-name="ce3" office:value-type="percentage" office:value="0.03" calcext:value-type="percentage">
            <text:p>3.00%</text:p>
          </table:table-cell>
          <table:table-cell table:style-name="ce3" office:value-type="percentage" office:value="0.43" calcext:value-type="percentage">
            <text:p>43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2" calcext:value-type="percentage">
            <text:p>2.00%</text:p>
          </table:table-cell>
          <table:table-cell table:style-name="ce3" office:value-type="percentage" office:value="0.19" calcext:value-type="percentage">
            <text:p>19.00%</text:p>
          </table:table-cell>
          <table:table-cell table:style-name="ce3" office:value-type="percentage" office:value="0.21" calcext:value-type="percentage">
            <text:p>21.00%</text:p>
          </table:table-cell>
          <table:table-cell table:style-name="ce3" office:value-type="percentage" office:value="0.03" calcext:value-type="percentage">
            <text:p>3.00%</text:p>
          </table:table-cell>
        </table:table-row>
        <table:table-row table:style-name="ro1">
          <table:table-cell office:value-type="string" calcext:value-type="string">
            <text:p>weak2</text:p>
          </table:table-cell>
          <table:table-cell office:value-type="string" calcext:value-type="string">
            <text:p>HT2</text:p>
          </table:table-cell>
          <table:table-cell office:value-type="float" office:value="3072" calcext:value-type="float">
            <text:p>3072</text:p>
          </table:table-cell>
          <table:table-cell office:value-type="float" office:value="48" calcext:value-type="float">
            <text:p>48</text:p>
          </table:table-cell>
          <table:table-cell office:value-type="float" office:value="14.518" calcext:value-type="float">
            <text:p>14.52</text:p>
          </table:table-cell>
          <table:table-cell office:value-type="float" office:value="1.0268" calcext:value-type="float">
            <text:p>1.03</text:p>
          </table:table-cell>
          <table:table-cell office:value-type="float" office:value="77.675" calcext:value-type="float">
            <text:p>77.68</text:p>
          </table:table-cell>
          <table:table-cell office:value-type="float" office:value="75.63" calcext:value-type="float">
            <text:p>75.63</text:p>
          </table:table-cell>
          <table:table-cell office:value-type="float" office:value="10.978" calcext:value-type="float">
            <text:p>10.98</text:p>
          </table:table-cell>
          <table:table-cell office:value-type="float" office:value="7.1207" calcext:value-type="float">
            <text:p>7.12</text:p>
          </table:table-cell>
          <table:table-cell office:value-type="float" office:value="0" calcext:value-type="float">
            <text:p>0.00</text:p>
          </table:table-cell>
          <table:table-cell office:value-type="float" office:value="2.4183" calcext:value-type="float">
            <text:p>2.42</text:p>
          </table:table-cell>
          <table:table-cell office:value-type="float" office:value="1.21" calcext:value-type="float">
            <text:p>1.21</text:p>
          </table:table-cell>
          <table:table-cell office:value-type="float" office:value="8.452" calcext:value-type="float">
            <text:p>8.45</text:p>
          </table:table-cell>
          <table:table-cell office:value-type="float" office:value="203.13" calcext:value-type="float">
            <text:p>203.13</text:p>
          </table:table-cell>
          <table:table-cell table:style-name="ce3" office:value-type="percentage" office:value="-0.06" calcext:value-type="percentage">
            <text:p>-6.00%</text:p>
          </table:table-cell>
          <table:table-cell table:style-name="ce3" office:value-type="percentage" office:value="-0.11" calcext:value-type="percentage">
            <text:p>-11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-0.04" calcext:value-type="percentage">
            <text:p>-4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84" calcext:value-type="percentage">
            <text:p>-84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-0.09" calcext:value-type="percentage">
            <text:p>-9.00%</text:p>
          </table:table-cell>
          <table:table-cell table:style-name="ce3" office:value-type="percentage" office:value="-0.02" calcext:value-type="percentage">
            <text:p>-2.00%</text:p>
          </table:table-cell>
          <table:table-cell table:style-name="ce3" office:value-type="percentage" office:value="0.06" calcext:value-type="percentage">
            <text:p>6.00%</text:p>
          </table:table-cell>
          <table:table-cell table:style-name="ce3" office:value-type="percentage" office:value="0.12" calcext:value-type="percentage">
            <text:p>12.0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.05" calcext:value-type="percentage">
            <text:p>5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1" calcext:value-type="percentage">
            <text:p>100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.14" calcext:value-type="percentage">
            <text:p>14.00%</text:p>
          </table:table-cell>
          <table:table-cell table:style-name="ce3" office:value-type="percentage" office:value="0.02" calcext:value-type="percentage">
            <text:p>2.00%</text:p>
          </table:table-cell>
        </table:table-row>
        <table:table-row table:style-name="ro1">
          <table:table-cell office:value-type="string" calcext:value-type="string">
            <text:p>weak2</text:p>
          </table:table-cell>
          <table:table-cell office:value-type="string" calcext:value-type="string">
            <text:p>HT2</text:p>
          </table:table-cell>
          <table:table-cell office:value-type="float" office:value="6144" calcext:value-type="float">
            <text:p>6144</text:p>
          </table:table-cell>
          <table:table-cell office:value-type="float" office:value="96" calcext:value-type="float">
            <text:p>96</text:p>
          </table:table-cell>
          <table:table-cell office:value-type="float" office:value="6.2328" calcext:value-type="float">
            <text:p>6.23</text:p>
          </table:table-cell>
          <table:table-cell office:value-type="float" office:value="0.85772" calcext:value-type="float">
            <text:p>0.86</text:p>
          </table:table-cell>
          <table:table-cell office:value-type="float" office:value="44.168" calcext:value-type="float">
            <text:p>44.17</text:p>
          </table:table-cell>
          <table:table-cell office:value-type="float" office:value="46.597" calcext:value-type="float">
            <text:p>46.60</text:p>
          </table:table-cell>
          <table:table-cell office:value-type="float" office:value="5.1807" calcext:value-type="float">
            <text:p>5.18</text:p>
          </table:table-cell>
          <table:table-cell office:value-type="float" office:value="2.9231" calcext:value-type="float">
            <text:p>2.92</text:p>
          </table:table-cell>
          <table:table-cell office:value-type="float" office:value="0" calcext:value-type="float">
            <text:p>0.00</text:p>
          </table:table-cell>
          <table:table-cell office:value-type="float" office:value="1.1487" calcext:value-type="float">
            <text:p>1.15</text:p>
          </table:table-cell>
          <table:table-cell office:value-type="float" office:value="0.48737" calcext:value-type="float">
            <text:p>0.49</text:p>
          </table:table-cell>
          <table:table-cell office:value-type="float" office:value="9.3168" calcext:value-type="float">
            <text:p>9.32</text:p>
          </table:table-cell>
          <table:table-cell office:value-type="float" office:value="118.33" calcext:value-type="float">
            <text:p>118.33</text:p>
          </table:table-cell>
          <table:table-cell table:style-name="ce3" office:value-type="percentage" office:value="-0.02" calcext:value-type="percentage">
            <text:p>-2.00%</text:p>
          </table:table-cell>
          <table:table-cell table:style-name="ce3" office:value-type="percentage" office:value="-0.13" calcext:value-type="percentage">
            <text:p>-13.00%</text:p>
          </table:table-cell>
          <table:table-cell table:style-name="ce3" office:value-type="percentage" office:value="-0.02" calcext:value-type="percentage">
            <text:p>-2.00%</text:p>
          </table:table-cell>
          <table:table-cell table:style-name="ce3" office:value-type="percentage" office:value="-0.06" calcext:value-type="percentage">
            <text:p>-6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-0.81" calcext:value-type="percentage">
            <text:p>-81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-0.09" calcext:value-type="percentage">
            <text:p>-9.00%</text:p>
          </table:table-cell>
          <table:table-cell table:style-name="ce3" office:value-type="percentage" office:value="-0.13" calcext:value-type="percentage">
            <text:p>-13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0.03" calcext:value-type="percentage">
            <text:p>3.00%</text:p>
          </table:table-cell>
          <table:table-cell table:style-name="ce3" office:value-type="percentage" office:value="0.16" calcext:value-type="percentage">
            <text:p>16.00%</text:p>
          </table:table-cell>
          <table:table-cell table:style-name="ce3" office:value-type="percentage" office:value="0.02" calcext:value-type="percentage">
            <text:p>2.00%</text:p>
          </table:table-cell>
          <table:table-cell table:style-name="ce3" office:value-type="percentage" office:value="0.04" calcext:value-type="percentage">
            <text:p>4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85" calcext:value-type="percentage">
            <text:p>85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2" calcext:value-type="percentage">
            <text:p>2.00%</text:p>
          </table:table-cell>
          <table:table-cell table:style-name="ce3" office:value-type="percentage" office:value="0.06" calcext:value-type="percentage">
            <text:p>6.00%</text:p>
          </table:table-cell>
          <table:table-cell table:style-name="ce3" office:value-type="percentage" office:value="0.17" calcext:value-type="percentage">
            <text:p>17.00%</text:p>
          </table:table-cell>
          <table:table-cell table:style-name="ce3" office:value-type="percentage" office:value="0.05" calcext:value-type="percentage">
            <text:p>5.00%</text:p>
          </table:table-cell>
        </table:table-row>
        <table:table-row table:style-name="ro1">
          <table:table-cell office:value-type="string" calcext:value-type="string">
            <text:p>weak2</text:p>
          </table:table-cell>
          <table:table-cell office:value-type="string" calcext:value-type="string">
            <text:p>HT2</text:p>
          </table:table-cell>
          <table:table-cell office:value-type="float" office:value="12288" calcext:value-type="float">
            <text:p>12288</text:p>
          </table:table-cell>
          <table:table-cell office:value-type="float" office:value="192" calcext:value-type="float">
            <text:p>192</text:p>
          </table:table-cell>
          <table:table-cell office:value-type="float" office:value="3.08" calcext:value-type="float">
            <text:p>3.08</text:p>
          </table:table-cell>
          <table:table-cell office:value-type="float" office:value="0.62393" calcext:value-type="float">
            <text:p>0.62</text:p>
          </table:table-cell>
          <table:table-cell office:value-type="float" office:value="43.947" calcext:value-type="float">
            <text:p>43.95</text:p>
          </table:table-cell>
          <table:table-cell office:value-type="float" office:value="36.173" calcext:value-type="float">
            <text:p>36.17</text:p>
          </table:table-cell>
          <table:table-cell office:value-type="float" office:value="2.7603" calcext:value-type="float">
            <text:p>2.76</text:p>
          </table:table-cell>
          <table:table-cell office:value-type="float" office:value="6.7417" calcext:value-type="float">
            <text:p>6.74</text:p>
          </table:table-cell>
          <table:table-cell office:value-type="float" office:value="0" calcext:value-type="float">
            <text:p>0.00</text:p>
          </table:table-cell>
          <table:table-cell office:value-type="float" office:value="0.5346" calcext:value-type="float">
            <text:p>0.53</text:p>
          </table:table-cell>
          <table:table-cell office:value-type="float" office:value="0.21437" calcext:value-type="float">
            <text:p>0.21</text:p>
          </table:table-cell>
          <table:table-cell office:value-type="float" office:value="8.561" calcext:value-type="float">
            <text:p>8.56</text:p>
          </table:table-cell>
          <table:table-cell office:value-type="float" office:value="103.43" calcext:value-type="float">
            <text:p>103.43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3" calcext:value-type="percentage">
            <text:p>-3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2" calcext:value-type="percentage">
            <text:p>-2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9" calcext:value-type="percentage">
            <text:p>-9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-0.07" calcext:value-type="percentage">
            <text:p>-7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0.02" calcext:value-type="percentage">
            <text:p>2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2" calcext:value-type="percentage">
            <text:p>2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11" calcext:value-type="percentage">
            <text:p>11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.07" calcext:value-type="percentage">
            <text:p>7.00%</text:p>
          </table:table-cell>
          <table:table-cell table:style-name="ce3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weak2</text:p>
          </table:table-cell>
          <table:table-cell office:value-type="string" calcext:value-type="string">
            <text:p>HT2</text:p>
          </table:table-cell>
          <table:table-cell office:value-type="float" office:value="24576" calcext:value-type="float">
            <text:p>24576</text:p>
          </table:table-cell>
          <table:table-cell office:value-type="float" office:value="384" calcext:value-type="float">
            <text:p>384</text:p>
          </table:table-cell>
          <table:table-cell office:value-type="float" office:value="1.758" calcext:value-type="float">
            <text:p>1.76</text:p>
          </table:table-cell>
          <table:table-cell office:value-type="float" office:value="0.43553" calcext:value-type="float">
            <text:p>0.44</text:p>
          </table:table-cell>
          <table:table-cell office:value-type="float" office:value="43.84" calcext:value-type="float">
            <text:p>43.84</text:p>
          </table:table-cell>
          <table:table-cell office:value-type="float" office:value="41.423" calcext:value-type="float">
            <text:p>41.42</text:p>
          </table:table-cell>
          <table:table-cell office:value-type="float" office:value="1.558" calcext:value-type="float">
            <text:p>1.56</text:p>
          </table:table-cell>
          <table:table-cell office:value-type="float" office:value="2.8257" calcext:value-type="float">
            <text:p>2.83</text:p>
          </table:table-cell>
          <table:table-cell office:value-type="float" office:value="0" calcext:value-type="float">
            <text:p>0.00</text:p>
          </table:table-cell>
          <table:table-cell office:value-type="float" office:value="0.26393" calcext:value-type="float">
            <text:p>0.26</text:p>
          </table:table-cell>
          <table:table-cell office:value-type="float" office:value="0.18613" calcext:value-type="float">
            <text:p>0.19</text:p>
          </table:table-cell>
          <table:table-cell office:value-type="float" office:value="9.9633" calcext:value-type="float">
            <text:p>9.96</text:p>
          </table:table-cell>
          <table:table-cell office:value-type="float" office:value="102.9" calcext:value-type="float">
            <text:p>102.90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5" calcext:value-type="percentage">
            <text:p>-5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13" calcext:value-type="percentage">
            <text:p>-13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-0.1" calcext:value-type="percentage">
            <text:p>-10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4" calcext:value-type="percentage">
            <text:p>4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0.09" calcext:value-type="percentage">
            <text:p>9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0.08" calcext:value-type="percentage">
            <text:p>8.00%</text:p>
          </table:table-cell>
          <table:table-cell table:style-name="ce3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weak2</text:p>
          </table:table-cell>
          <table:table-cell office:value-type="string" calcext:value-type="string">
            <text:p>HT2_o32</text:p>
          </table:table-cell>
          <table:table-cell office:value-type="float" office:value="768" calcext:value-type="float">
            <text:p>768</text:p>
          </table:table-cell>
          <table:table-cell office:value-type="float" office:value="192" calcext:value-type="float">
            <text:p>192</text:p>
          </table:table-cell>
          <table:table-cell office:value-type="float" office:value="4.5383" calcext:value-type="float">
            <text:p>4.54</text:p>
          </table:table-cell>
          <table:table-cell office:value-type="float" office:value="0.58042" calcext:value-type="float">
            <text:p>0.58</text:p>
          </table:table-cell>
          <table:table-cell office:value-type="float" office:value="74.927" calcext:value-type="float">
            <text:p>74.93</text:p>
          </table:table-cell>
          <table:table-cell office:value-type="float" office:value="18.39" calcext:value-type="float">
            <text:p>18.39</text:p>
          </table:table-cell>
          <table:table-cell office:value-type="float" office:value="3.7263" calcext:value-type="float">
            <text:p>3.73</text:p>
          </table:table-cell>
          <table:table-cell office:value-type="float" office:value="0.12881" calcext:value-type="float">
            <text:p>0.13</text:p>
          </table:table-cell>
          <table:table-cell office:value-type="float" office:value="0" calcext:value-type="float">
            <text:p>0.00</text:p>
          </table:table-cell>
          <table:table-cell office:value-type="float" office:value="0.6129" calcext:value-type="float">
            <text:p>0.61</text:p>
          </table:table-cell>
          <table:table-cell office:value-type="float" office:value="0.76143" calcext:value-type="float">
            <text:p>0.76</text:p>
          </table:table-cell>
          <table:table-cell office:value-type="float" office:value="10.463" calcext:value-type="float">
            <text:p>10.46</text:p>
          </table:table-cell>
          <table:table-cell office:value-type="float" office:value="118.88" calcext:value-type="float">
            <text:p>118.88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47" calcext:value-type="percentage">
            <text:p>-47.00%</text:p>
          </table:table-cell>
          <table:table-cell table:style-name="ce3" office:value-type="percentage" office:value="-0.03" calcext:value-type="percentage">
            <text:p>-3.00%</text:p>
          </table:table-cell>
          <table:table-cell table:style-name="ce3" office:value-type="percentage" office:value="-0.1" calcext:value-type="percentage">
            <text:p>-10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33" calcext:value-type="percentage">
            <text:p>-33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-0.04" calcext:value-type="percentage">
            <text:p>-4.00%</text:p>
          </table:table-cell>
          <table:table-cell table:style-name="ce3" office:value-type="percentage" office:value="-0.06" calcext:value-type="percentage">
            <text:p>-6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0.47" calcext:value-type="percentage">
            <text:p>47.00%</text:p>
          </table:table-cell>
          <table:table-cell table:style-name="ce3" office:value-type="percentage" office:value="0.03" calcext:value-type="percentage">
            <text:p>3.00%</text:p>
          </table:table-cell>
          <table:table-cell table:style-name="ce3" office:value-type="percentage" office:value="0.12" calcext:value-type="percentage">
            <text:p>12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72" calcext:value-type="percentage">
            <text:p>72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number-columns-repeated="2" table:style-name="ce3" office:value-type="percentage" office:value="0.04" calcext:value-type="percentage">
            <text:p>4.00%</text:p>
          </table:table-cell>
          <table:table-cell table:style-name="ce3" office:value-type="percentage" office:value="0.01" calcext:value-type="percentage">
            <text:p>1.00%</text:p>
          </table:table-cell>
        </table:table-row>
        <table:table-row table:style-name="ro1">
          <table:table-cell office:value-type="string" calcext:value-type="string">
            <text:p>weak2</text:p>
          </table:table-cell>
          <table:table-cell office:value-type="string" calcext:value-type="string">
            <text:p>HT2_o8</text:p>
          </table:table-cell>
          <table:table-cell office:value-type="float" office:value="768" calcext:value-type="float">
            <text:p>768</text:p>
          </table:table-cell>
          <table:table-cell office:value-type="float" office:value="48" calcext:value-type="float">
            <text:p>48</text:p>
          </table:table-cell>
          <table:table-cell office:value-type="float" office:value="16.663" calcext:value-type="float">
            <text:p>16.66</text:p>
          </table:table-cell>
          <table:table-cell office:value-type="float" office:value="0.62998" calcext:value-type="float">
            <text:p>0.63</text:p>
          </table:table-cell>
          <table:table-cell office:value-type="float" office:value="80.753" calcext:value-type="float">
            <text:p>80.75</text:p>
          </table:table-cell>
          <table:table-cell office:value-type="float" office:value="68.953" calcext:value-type="float">
            <text:p>68.95</text:p>
          </table:table-cell>
          <table:table-cell office:value-type="float" office:value="11.12" calcext:value-type="float">
            <text:p>11.12</text:p>
          </table:table-cell>
          <table:table-cell office:value-type="float" office:value="0.12801" calcext:value-type="float">
            <text:p>0.13</text:p>
          </table:table-cell>
          <table:table-cell office:value-type="float" office:value="0" calcext:value-type="float">
            <text:p>0.00</text:p>
          </table:table-cell>
          <table:table-cell office:value-type="float" office:value="2.4463" calcext:value-type="float">
            <text:p>2.45</text:p>
          </table:table-cell>
          <table:table-cell office:value-type="float" office:value="1.3055" calcext:value-type="float">
            <text:p>1.31</text:p>
          </table:table-cell>
          <table:table-cell office:value-type="float" office:value="9.4703" calcext:value-type="float">
            <text:p>9.47</text:p>
          </table:table-cell>
          <table:table-cell office:value-type="float" office:value="200.83" calcext:value-type="float">
            <text:p>200.83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-0.64" calcext:value-type="percentage">
            <text:p>-64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3" calcext:value-type="percentage">
            <text:p>-3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-0.27" calcext:value-type="percentage">
            <text:p>-27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-0.03" calcext:value-type="percentage">
            <text:p>-3.00%</text:p>
          </table:table-cell>
          <table:table-cell table:style-name="ce3" office:value-type="percentage" office:value="-0.06" calcext:value-type="percentage">
            <text:p>-6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.63" calcext:value-type="percentage">
            <text:p>63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2" calcext:value-type="percentage">
            <text:p>2.0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1.02" calcext:value-type="percentage">
            <text:p>102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0.03" calcext:value-type="percentage">
            <text:p>3.00%</text:p>
          </table:table-cell>
          <table:table-cell table:style-name="ce3" office:value-type="percentage" office:value="0.07" calcext:value-type="percentage">
            <text:p>7.00%</text:p>
          </table:table-cell>
          <table:table-cell table:style-name="ce3" office:value-type="percentage" office:value="0.01" calcext:value-type="percentage">
            <text:p>1.00%</text:p>
          </table:table-cell>
        </table:table-row>
        <table:table-row table:style-name="ro1">
          <table:table-cell office:value-type="string" calcext:value-type="string">
            <text:p>weak2</text:p>
          </table:table-cell>
          <table:table-cell office:value-type="string" calcext:value-type="string">
            <text:p>HT2_o8</text:p>
          </table:table-cell>
          <table:table-cell office:value-type="float" office:value="1536" calcext:value-type="float">
            <text:p>1536</text:p>
          </table:table-cell>
          <table:table-cell office:value-type="float" office:value="96" calcext:value-type="float">
            <text:p>96</text:p>
          </table:table-cell>
          <table:table-cell office:value-type="float" office:value="6.5493" calcext:value-type="float">
            <text:p>6.55</text:p>
          </table:table-cell>
          <table:table-cell office:value-type="float" office:value="0.5923" calcext:value-type="float">
            <text:p>0.59</text:p>
          </table:table-cell>
          <table:table-cell office:value-type="float" office:value="71.783" calcext:value-type="float">
            <text:p>71.78</text:p>
          </table:table-cell>
          <table:table-cell office:value-type="float" office:value="36.757" calcext:value-type="float">
            <text:p>36.76</text:p>
          </table:table-cell>
          <table:table-cell office:value-type="float" office:value="5.4873" calcext:value-type="float">
            <text:p>5.49</text:p>
          </table:table-cell>
          <table:table-cell office:value-type="float" office:value="0.21073" calcext:value-type="float">
            <text:p>0.21</text:p>
          </table:table-cell>
          <table:table-cell office:value-type="float" office:value="0" calcext:value-type="float">
            <text:p>0.00</text:p>
          </table:table-cell>
          <table:table-cell office:value-type="float" office:value="1.184" calcext:value-type="float">
            <text:p>1.18</text:p>
          </table:table-cell>
          <table:table-cell office:value-type="float" office:value="0.64337" calcext:value-type="float">
            <text:p>0.64</text:p>
          </table:table-cell>
          <table:table-cell office:value-type="float" office:value="9.3403" calcext:value-type="float">
            <text:p>9.34</text:p>
          </table:table-cell>
          <table:table-cell office:value-type="float" office:value="135.57" calcext:value-type="float">
            <text:p>135.57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4" calcext:value-type="percentage">
            <text:p>-4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3" calcext:value-type="percentage">
            <text:p>-3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24" calcext:value-type="percentage">
            <text:p>-24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-0.08" calcext:value-type="percentage">
            <text:p>-8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0.07" calcext:value-type="percentage">
            <text:p>7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3" calcext:value-type="percentage">
            <text:p>3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13" calcext:value-type="percentage">
            <text:p>13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0.08" calcext:value-type="percentage">
            <text:p>8.00%</text:p>
          </table:table-cell>
          <table:table-cell table:style-name="ce3" office:value-type="percentage" office:value="0.01" calcext:value-type="percentage">
            <text:p>1.00%</text:p>
          </table:table-cell>
        </table:table-row>
        <table:table-row table:style-name="ro1">
          <table:table-cell office:value-type="string" calcext:value-type="string">
            <text:p>weak2</text:p>
          </table:table-cell>
          <table:table-cell office:value-type="string" calcext:value-type="string">
            <text:p>HT2_o8</text:p>
          </table:table-cell>
          <table:table-cell office:value-type="float" office:value="3072" calcext:value-type="float">
            <text:p>3072</text:p>
          </table:table-cell>
          <table:table-cell office:value-type="float" office:value="192" calcext:value-type="float">
            <text:p>192</text:p>
          </table:table-cell>
          <table:table-cell office:value-type="float" office:value="3.2743" calcext:value-type="float">
            <text:p>3.27</text:p>
          </table:table-cell>
          <table:table-cell office:value-type="float" office:value="0.3986" calcext:value-type="float">
            <text:p>0.40</text:p>
          </table:table-cell>
          <table:table-cell office:value-type="float" office:value="50.63" calcext:value-type="float">
            <text:p>50.63</text:p>
          </table:table-cell>
          <table:table-cell office:value-type="float" office:value="23.61" calcext:value-type="float">
            <text:p>23.61</text:p>
          </table:table-cell>
          <table:table-cell office:value-type="float" office:value="2.893" calcext:value-type="float">
            <text:p>2.89</text:p>
          </table:table-cell>
          <table:table-cell office:value-type="float" office:value="1.764" calcext:value-type="float">
            <text:p>1.76</text:p>
          </table:table-cell>
          <table:table-cell office:value-type="float" office:value="0" calcext:value-type="float">
            <text:p>0.00</text:p>
          </table:table-cell>
          <table:table-cell office:value-type="float" office:value="0.5836" calcext:value-type="float">
            <text:p>0.58</text:p>
          </table:table-cell>
          <table:table-cell office:value-type="float" office:value="0.25717" calcext:value-type="float">
            <text:p>0.26</text:p>
          </table:table-cell>
          <table:table-cell office:value-type="float" office:value="9.9697" calcext:value-type="float">
            <text:p>9.97</text:p>
          </table:table-cell>
          <table:table-cell office:value-type="float" office:value="94.987" calcext:value-type="float">
            <text:p>94.99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2" calcext:value-type="percentage">
            <text:p>-2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-0.04" calcext:value-type="percentage">
            <text:p>-4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11" calcext:value-type="percentage">
            <text:p>-11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-0.13" calcext:value-type="percentage">
            <text:p>-13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0" calcext:value-type="percentage">
            <text:p>0.00%</text:p>
          </table:table-cell>
          <table:table-cell table:number-columns-repeated="2" table:style-name="ce3" office:value-type="percentage" office:value="0.01" calcext:value-type="percentage">
            <text:p>1.00%</text:p>
          </table:table-cell>
          <table:table-cell table:style-name="ce3" office:value-type="percentage" office:value="0.03" calcext:value-type="percentage">
            <text:p>3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6" calcext:value-type="percentage">
            <text:p>6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0.02" calcext:value-type="percentage">
            <text:p>2.00%</text:p>
          </table:table-cell>
          <table:table-cell table:style-name="ce3" office:value-type="percentage" office:value="0.22" calcext:value-type="percentage">
            <text:p>22.00%</text:p>
          </table:table-cell>
          <table:table-cell table:style-name="ce3" office:value-type="percentage" office:value="0.02" calcext:value-type="percentage">
            <text:p>2.00%</text:p>
          </table:table-cell>
        </table:table-row>
        <table:table-row table:style-name="ro1">
          <table:table-cell office:value-type="string" calcext:value-type="string">
            <text:p>weak2</text:p>
          </table:table-cell>
          <table:table-cell office:value-type="string" calcext:value-type="string">
            <text:p>HT2_r2</text:p>
          </table:table-cell>
          <table:table-cell office:value-type="float" office:value="1536" calcext:value-type="float">
            <text:p>1536</text:p>
          </table:table-cell>
          <table:table-cell office:value-type="float" office:value="24" calcext:value-type="float">
            <text:p>24</text:p>
          </table:table-cell>
          <table:table-cell office:value-type="float" office:value="30.318" calcext:value-type="float">
            <text:p>30.32</text:p>
          </table:table-cell>
          <table:table-cell office:value-type="float" office:value="6.3455" calcext:value-type="float">
            <text:p>6.35</text:p>
          </table:table-cell>
          <table:table-cell office:value-type="float" office:value="172" calcext:value-type="float">
            <text:p>172.00</text:p>
          </table:table-cell>
          <table:table-cell office:value-type="float" office:value="130.77" calcext:value-type="float">
            <text:p>130.77</text:p>
          </table:table-cell>
          <table:table-cell office:value-type="float" office:value="20.878" calcext:value-type="float">
            <text:p>20.88</text:p>
          </table:table-cell>
          <table:table-cell office:value-type="float" office:value="9.1352" calcext:value-type="float">
            <text:p>9.14</text:p>
          </table:table-cell>
          <table:table-cell office:value-type="float" office:value="0" calcext:value-type="float">
            <text:p>0.00</text:p>
          </table:table-cell>
          <table:table-cell office:value-type="float" office:value="4.9207" calcext:value-type="float">
            <text:p>4.92</text:p>
          </table:table-cell>
          <table:table-cell office:value-type="float" office:value="14.51" calcext:value-type="float">
            <text:p>14.51</text:p>
          </table:table-cell>
          <table:table-cell office:value-type="float" office:value="7.3938" calcext:value-type="float">
            <text:p>7.39</text:p>
          </table:table-cell>
          <table:table-cell office:value-type="float" office:value="411.63" calcext:value-type="float">
            <text:p>411.63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-0.42" calcext:value-type="percentage">
            <text:p>-42.00%</text:p>
          </table:table-cell>
          <table:table-cell table:style-name="ce3" office:value-type="percentage" office:value="-0.02" calcext:value-type="percentage">
            <text:p>-2.00%</text:p>
          </table:table-cell>
          <table:table-cell table:number-columns-repeated="2" table:style-name="ce3" office:value-type="percentage" office:value="-0.03" calcext:value-type="percentage">
            <text:p>-3.00%</text:p>
          </table:table-cell>
          <table:table-cell table:style-name="ce3" office:value-type="percentage" office:value="-0.6" calcext:value-type="percentage">
            <text:p>-60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number-columns-repeated="2" table:style-name="ce3" office:value-type="percentage" office:value="-0.06" calcext:value-type="percentage">
            <text:p>-6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.44" calcext:value-type="percentage">
            <text:p>44.00%</text:p>
          </table:table-cell>
          <table:table-cell table:style-name="ce3" office:value-type="percentage" office:value="0.02" calcext:value-type="percentage">
            <text:p>2.00%</text:p>
          </table:table-cell>
          <table:table-cell table:style-name="ce3" office:value-type="percentage" office:value="0.08" calcext:value-type="percentage">
            <text:p>8.00%</text:p>
          </table:table-cell>
          <table:table-cell table:style-name="ce3" office:value-type="percentage" office:value="0.03" calcext:value-type="percentage">
            <text:p>3.00%</text:p>
          </table:table-cell>
          <table:table-cell table:style-name="ce3" office:value-type="percentage" office:value="0.57" calcext:value-type="percentage">
            <text:p>57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0.15" calcext:value-type="percentage">
            <text:p>15.00%</text:p>
          </table:table-cell>
          <table:table-cell table:style-name="ce3" office:value-type="percentage" office:value="0.03" calcext:value-type="percentage">
            <text:p>3.00%</text:p>
          </table:table-cell>
          <table:table-cell table:style-name="ce3" office:value-type="percentage" office:value="0.01" calcext:value-type="percentage">
            <text:p>1.00%</text:p>
          </table:table-cell>
        </table:table-row>
        <table:table-row table:style-name="ro1">
          <table:table-cell office:value-type="string" calcext:value-type="string">
            <text:p>weak2</text:p>
          </table:table-cell>
          <table:table-cell office:value-type="string" calcext:value-type="string">
            <text:p>HT2_r2</text:p>
          </table:table-cell>
          <table:table-cell office:value-type="float" office:value="3072" calcext:value-type="float">
            <text:p>3072</text:p>
          </table:table-cell>
          <table:table-cell office:value-type="float" office:value="48" calcext:value-type="float">
            <text:p>48</text:p>
          </table:table-cell>
          <table:table-cell office:value-type="float" office:value="15.072" calcext:value-type="float">
            <text:p>15.07</text:p>
          </table:table-cell>
          <table:table-cell office:value-type="float" office:value="4.1715" calcext:value-type="float">
            <text:p>4.17</text:p>
          </table:table-cell>
          <table:table-cell office:value-type="float" office:value="88.953" calcext:value-type="float">
            <text:p>88.95</text:p>
          </table:table-cell>
          <table:table-cell office:value-type="float" office:value="62.845" calcext:value-type="float">
            <text:p>62.85</text:p>
          </table:table-cell>
          <table:table-cell office:value-type="float" office:value="10.612" calcext:value-type="float">
            <text:p>10.61</text:p>
          </table:table-cell>
          <table:table-cell office:value-type="float" office:value="10.961" calcext:value-type="float">
            <text:p>10.96</text:p>
          </table:table-cell>
          <table:table-cell office:value-type="float" office:value="0" calcext:value-type="float">
            <text:p>0.00</text:p>
          </table:table-cell>
          <table:table-cell office:value-type="float" office:value="2.3632" calcext:value-type="float">
            <text:p>2.36</text:p>
          </table:table-cell>
          <table:table-cell office:value-type="float" office:value="12.565" calcext:value-type="float">
            <text:p>12.57</text:p>
          </table:table-cell>
          <table:table-cell office:value-type="float" office:value="7.3632" calcext:value-type="float">
            <text:p>7.36</text:p>
          </table:table-cell>
          <table:table-cell office:value-type="float" office:value="222.47" calcext:value-type="float">
            <text:p>222.47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1" calcext:value-type="percentage">
            <text:p>-10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2" calcext:value-type="percentage">
            <text:p>-2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12" calcext:value-type="percentage">
            <text:p>-12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-0.14" calcext:value-type="percentage">
            <text:p>-14.00%</text:p>
          </table:table-cell>
          <table:table-cell table:style-name="ce3" office:value-type="percentage" office:value="-0.15" calcext:value-type="percentage">
            <text:p>-15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0.07" calcext:value-type="percentage">
            <text:p>7.0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.02" calcext:value-type="percentage">
            <text:p>2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16" calcext:value-type="percentage">
            <text:p>16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0.1" calcext:value-type="percentage">
            <text:p>10.00%</text:p>
          </table:table-cell>
          <table:table-cell table:style-name="ce3" office:value-type="percentage" office:value="0.15" calcext:value-type="percentage">
            <text:p>15.00%</text:p>
          </table:table-cell>
          <table:table-cell table:style-name="ce3" office:value-type="percentage" office:value="0.01" calcext:value-type="percentage">
            <text:p>1.00%</text:p>
          </table:table-cell>
        </table:table-row>
        <table:table-row table:style-name="ro1">
          <table:table-cell office:value-type="string" calcext:value-type="string">
            <text:p>weak2</text:p>
          </table:table-cell>
          <table:table-cell office:value-type="string" calcext:value-type="string">
            <text:p>HT2_r2</text:p>
          </table:table-cell>
          <table:table-cell office:value-type="float" office:value="6144" calcext:value-type="float">
            <text:p>6144</text:p>
          </table:table-cell>
          <table:table-cell office:value-type="float" office:value="96" calcext:value-type="float">
            <text:p>96</text:p>
          </table:table-cell>
          <table:table-cell office:value-type="float" office:value="6.5153" calcext:value-type="float">
            <text:p>6.52</text:p>
          </table:table-cell>
          <table:table-cell office:value-type="float" office:value="3.3432" calcext:value-type="float">
            <text:p>3.34</text:p>
          </table:table-cell>
          <table:table-cell office:value-type="float" office:value="47.178" calcext:value-type="float">
            <text:p>47.18</text:p>
          </table:table-cell>
          <table:table-cell office:value-type="float" office:value="33.668" calcext:value-type="float">
            <text:p>33.67</text:p>
          </table:table-cell>
          <table:table-cell office:value-type="float" office:value="5.2137" calcext:value-type="float">
            <text:p>5.21</text:p>
          </table:table-cell>
          <table:table-cell office:value-type="float" office:value="8.6043" calcext:value-type="float">
            <text:p>8.60</text:p>
          </table:table-cell>
          <table:table-cell office:value-type="float" office:value="0" calcext:value-type="float">
            <text:p>0.00</text:p>
          </table:table-cell>
          <table:table-cell office:value-type="float" office:value="1.1258" calcext:value-type="float">
            <text:p>1.13</text:p>
          </table:table-cell>
          <table:table-cell office:value-type="float" office:value="7.4487" calcext:value-type="float">
            <text:p>7.45</text:p>
          </table:table-cell>
          <table:table-cell office:value-type="float" office:value="7.1187" calcext:value-type="float">
            <text:p>7.12</text:p>
          </table:table-cell>
          <table:table-cell office:value-type="float" office:value="122.8" calcext:value-type="float">
            <text:p>122.80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6" calcext:value-type="percentage">
            <text:p>-6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6" calcext:value-type="percentage">
            <text:p>-6.00%</text:p>
          </table:table-cell>
          <table:table-cell table:style-name="ce3" office:value-type="percentage" office:value="-0.02" calcext:value-type="percentage">
            <text:p>-2.00%</text:p>
          </table:table-cell>
          <table:table-cell table:style-name="ce3" office:value-type="percentage" office:value="-0.54" calcext:value-type="percentage">
            <text:p>-54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-0.07" calcext:value-type="percentage">
            <text:p>-7.00%</text:p>
          </table:table-cell>
          <table:table-cell table:style-name="ce3" office:value-type="percentage" office:value="-0.03" calcext:value-type="percentage">
            <text:p>-3.00%</text:p>
          </table:table-cell>
          <table:table-cell table:style-name="ce3" office:value-type="percentage" office:value="-0.02" calcext:value-type="percentage">
            <text:p>-2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24" calcext:value-type="percentage">
            <text:p>24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8" calcext:value-type="percentage">
            <text:p>8.00%</text:p>
          </table:table-cell>
          <table:table-cell table:style-name="ce3" office:value-type="percentage" office:value="0.02" calcext:value-type="percentage">
            <text:p>2.00%</text:p>
          </table:table-cell>
          <table:table-cell table:style-name="ce3" office:value-type="percentage" office:value="0.5" calcext:value-type="percentage">
            <text:p>50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.16" calcext:value-type="percentage">
            <text:p>16.00%</text:p>
          </table:table-cell>
          <table:table-cell table:style-name="ce3" office:value-type="percentage" office:value="0.04" calcext:value-type="percentage">
            <text:p>4.00%</text:p>
          </table:table-cell>
          <table:table-cell table:style-name="ce3" office:value-type="percentage" office:value="0.01" calcext:value-type="percentage">
            <text:p>1.00%</text:p>
          </table:table-cell>
        </table:table-row>
        <table:table-row table:style-name="ro1">
          <table:table-cell office:value-type="string" calcext:value-type="string">
            <text:p>weak2</text:p>
          </table:table-cell>
          <table:table-cell office:value-type="string" calcext:value-type="string">
            <text:p>HT2_r2</text:p>
          </table:table-cell>
          <table:table-cell office:value-type="float" office:value="12288" calcext:value-type="float">
            <text:p>12288</text:p>
          </table:table-cell>
          <table:table-cell office:value-type="float" office:value="192" calcext:value-type="float">
            <text:p>192</text:p>
          </table:table-cell>
          <table:table-cell office:value-type="float" office:value="3.5877" calcext:value-type="float">
            <text:p>3.59</text:p>
          </table:table-cell>
          <table:table-cell office:value-type="float" office:value="3.051" calcext:value-type="float">
            <text:p>3.05</text:p>
          </table:table-cell>
          <table:table-cell office:value-type="float" office:value="45.803" calcext:value-type="float">
            <text:p>45.80</text:p>
          </table:table-cell>
          <table:table-cell office:value-type="float" office:value="32.993" calcext:value-type="float">
            <text:p>32.99</text:p>
          </table:table-cell>
          <table:table-cell office:value-type="float" office:value="2.7887" calcext:value-type="float">
            <text:p>2.79</text:p>
          </table:table-cell>
          <table:table-cell office:value-type="float" office:value="8.526" calcext:value-type="float">
            <text:p>8.53</text:p>
          </table:table-cell>
          <table:table-cell office:value-type="float" office:value="0" calcext:value-type="float">
            <text:p>0.00</text:p>
          </table:table-cell>
          <table:table-cell office:value-type="float" office:value="0.51307" calcext:value-type="float">
            <text:p>0.51</text:p>
          </table:table-cell>
          <table:table-cell office:value-type="float" office:value="3.866" calcext:value-type="float">
            <text:p>3.87</text:p>
          </table:table-cell>
          <table:table-cell office:value-type="float" office:value="7.1323" calcext:value-type="float">
            <text:p>7.13</text:p>
          </table:table-cell>
          <table:table-cell office:value-type="float" office:value="109.53" calcext:value-type="float">
            <text:p>109.53</text:p>
          </table:table-cell>
          <table:table-cell table:number-columns-repeated="5" table:style-name="ce3" office:value-type="percentage" office:value="0" calcext:value-type="percentage">
            <text:p>0.00%</text:p>
          </table:table-cell>
          <table:table-cell table:style-name="ce3" office:value-type="percentage" office:value="-0.05" calcext:value-type="percentage">
            <text:p>-5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-0.12" calcext:value-type="percentage">
            <text:p>-12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0.01" calcext:value-type="percentage">
            <text:p>1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0.05" calcext:value-type="percentage">
            <text:p>5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.11" calcext:value-type="percentage">
            <text:p>11.00%</text:p>
          </table:table-cell>
          <table:table-cell table:style-name="ce3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weak3</text:p>
          </table:table-cell>
          <table:table-cell office:value-type="string" calcext:value-type="string">
            <text:p>noHT</text:p>
          </table:table-cell>
          <table:table-cell office:value-type="float" office:value="3072" calcext:value-type="float">
            <text:p>3072</text:p>
          </table:table-cell>
          <table:table-cell office:value-type="float" office:value="48" calcext:value-type="float">
            <text:p>48</text:p>
          </table:table-cell>
          <table:table-cell office:value-type="float" office:value="25.557" calcext:value-type="float">
            <text:p>25.56</text:p>
          </table:table-cell>
          <table:table-cell office:value-type="float" office:value="1.3773" calcext:value-type="float">
            <text:p>1.38</text:p>
          </table:table-cell>
          <table:table-cell office:value-type="float" office:value="139.5" calcext:value-type="float">
            <text:p>139.50</text:p>
          </table:table-cell>
          <table:table-cell office:value-type="float" office:value="104.37" calcext:value-type="float">
            <text:p>104.37</text:p>
          </table:table-cell>
          <table:table-cell office:value-type="float" office:value="18.297" calcext:value-type="float">
            <text:p>18.30</text:p>
          </table:table-cell>
          <table:table-cell office:value-type="float" office:value="0.64207" calcext:value-type="float">
            <text:p>0.64</text:p>
          </table:table-cell>
          <table:table-cell office:value-type="float" office:value="0" calcext:value-type="float">
            <text:p>0.00</text:p>
          </table:table-cell>
          <table:table-cell office:value-type="float" office:value="4.5217" calcext:value-type="float">
            <text:p>4.52</text:p>
          </table:table-cell>
          <table:table-cell office:value-type="float" office:value="1.794" calcext:value-type="float">
            <text:p>1.79</text:p>
          </table:table-cell>
          <table:table-cell office:value-type="float" office:value="8.2943" calcext:value-type="float">
            <text:p>8.29</text:p>
          </table:table-cell>
          <table:table-cell office:value-type="float" office:value="311.67" calcext:value-type="float">
            <text:p>311.67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6" calcext:value-type="percentage">
            <text:p>-6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-0.41" calcext:value-type="percentage">
            <text:p>-41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-0.08" calcext:value-type="percentage">
            <text:p>-8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0.06" calcext:value-type="percentage">
            <text:p>6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0.37" calcext:value-type="percentage">
            <text:p>37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.06" calcext:value-type="percentage">
            <text:p>6.00%</text:p>
          </table:table-cell>
          <table:table-cell table:style-name="ce3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weak3</text:p>
          </table:table-cell>
          <table:table-cell office:value-type="string" calcext:value-type="string">
            <text:p>noHT</text:p>
          </table:table-cell>
          <table:table-cell office:value-type="float" office:value="6144" calcext:value-type="float">
            <text:p>6144</text:p>
          </table:table-cell>
          <table:table-cell office:value-type="float" office:value="96" calcext:value-type="float">
            <text:p>96</text:p>
          </table:table-cell>
          <table:table-cell office:value-type="float" office:value="11.707" calcext:value-type="float">
            <text:p>11.71</text:p>
          </table:table-cell>
          <table:table-cell office:value-type="float" office:value="1.306" calcext:value-type="float">
            <text:p>1.31</text:p>
          </table:table-cell>
          <table:table-cell office:value-type="float" office:value="88.7" calcext:value-type="float">
            <text:p>88.70</text:p>
          </table:table-cell>
          <table:table-cell office:value-type="float" office:value="78.883" calcext:value-type="float">
            <text:p>78.88</text:p>
          </table:table-cell>
          <table:table-cell office:value-type="float" office:value="9.1147" calcext:value-type="float">
            <text:p>9.11</text:p>
          </table:table-cell>
          <table:table-cell office:value-type="float" office:value="0.2467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office:value-type="float" office:value="2.2433" calcext:value-type="float">
            <text:p>2.24</text:p>
          </table:table-cell>
          <table:table-cell office:value-type="float" office:value="0.55623" calcext:value-type="float">
            <text:p>0.56</text:p>
          </table:table-cell>
          <table:table-cell office:value-type="float" office:value="8.7463" calcext:value-type="float">
            <text:p>8.75</text:p>
          </table:table-cell>
          <table:table-cell office:value-type="float" office:value="204.47" calcext:value-type="float">
            <text:p>204.47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9" calcext:value-type="percentage">
            <text:p>-9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-0.06" calcext:value-type="percentage">
            <text:p>-6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-0.15" calcext:value-type="percentage">
            <text:p>-15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0.13" calcext:value-type="percentage">
            <text:p>13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0.1" calcext:value-type="percentage">
            <text:p>10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0.23" calcext:value-type="percentage">
            <text:p>23.00%</text:p>
          </table:table-cell>
          <table:table-cell table:style-name="ce3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weak3</text:p>
          </table:table-cell>
          <table:table-cell office:value-type="string" calcext:value-type="string">
            <text:p>noHT</text:p>
          </table:table-cell>
          <table:table-cell office:value-type="float" office:value="12288" calcext:value-type="float">
            <text:p>12288</text:p>
          </table:table-cell>
          <table:table-cell office:value-type="float" office:value="192" calcext:value-type="float">
            <text:p>192</text:p>
          </table:table-cell>
          <table:table-cell office:value-type="float" office:value="6.1353" calcext:value-type="float">
            <text:p>6.14</text:p>
          </table:table-cell>
          <table:table-cell office:value-type="float" office:value="0.96663" calcext:value-type="float">
            <text:p>0.97</text:p>
          </table:table-cell>
          <table:table-cell office:value-type="float" office:value="42.787" calcext:value-type="float">
            <text:p>42.79</text:p>
          </table:table-cell>
          <table:table-cell office:value-type="float" office:value="41.357" calcext:value-type="float">
            <text:p>41.36</text:p>
          </table:table-cell>
          <table:table-cell office:value-type="float" office:value="4.661" calcext:value-type="float">
            <text:p>4.66</text:p>
          </table:table-cell>
          <table:table-cell office:value-type="float" office:value="0.42183" calcext:value-type="float">
            <text:p>0.42</text:p>
          </table:table-cell>
          <table:table-cell office:value-type="float" office:value="0" calcext:value-type="float">
            <text:p>0.00</text:p>
          </table:table-cell>
          <table:table-cell office:value-type="float" office:value="1.0327" calcext:value-type="float">
            <text:p>1.03</text:p>
          </table:table-cell>
          <table:table-cell office:value-type="float" office:value="0.27493" calcext:value-type="float">
            <text:p>0.27</text:p>
          </table:table-cell>
          <table:table-cell office:value-type="float" office:value="8.632" calcext:value-type="float">
            <text:p>8.63</text:p>
          </table:table-cell>
          <table:table-cell office:value-type="float" office:value="107.33" calcext:value-type="float">
            <text:p>107.33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5" calcext:value-type="percentage">
            <text:p>-5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37" calcext:value-type="percentage">
            <text:p>-37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-0.1" calcext:value-type="percentage">
            <text:p>-10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6" calcext:value-type="percentage">
            <text:p>6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3" calcext:value-type="percentage">
            <text:p>3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19" calcext:value-type="percentage">
            <text:p>19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.13" calcext:value-type="percentage">
            <text:p>13.00%</text:p>
          </table:table-cell>
          <table:table-cell table:style-name="ce3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weak3</text:p>
          </table:table-cell>
          <table:table-cell office:value-type="string" calcext:value-type="string">
            <text:p>HT2</text:p>
          </table:table-cell>
          <table:table-cell office:value-type="float" office:value="3072" calcext:value-type="float">
            <text:p>3072</text:p>
          </table:table-cell>
          <table:table-cell office:value-type="float" office:value="48" calcext:value-type="float">
            <text:p>48</text:p>
          </table:table-cell>
          <table:table-cell office:value-type="float" office:value="22.973" calcext:value-type="float">
            <text:p>22.97</text:p>
          </table:table-cell>
          <table:table-cell office:value-type="float" office:value="16.736" calcext:value-type="float">
            <text:p>16.74</text:p>
          </table:table-cell>
          <table:table-cell office:value-type="float" office:value="122.3" calcext:value-type="float">
            <text:p>122.30</text:p>
          </table:table-cell>
          <table:table-cell office:value-type="float" office:value="256.22" calcext:value-type="float">
            <text:p>256.22</text:p>
          </table:table-cell>
          <table:table-cell office:value-type="float" office:value="15.677" calcext:value-type="float">
            <text:p>15.68</text:p>
          </table:table-cell>
          <table:table-cell office:value-type="float" office:value="1.0964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office:value-type="float" office:value="3.6513" calcext:value-type="float">
            <text:p>3.65</text:p>
          </table:table-cell>
          <table:table-cell office:value-type="float" office:value="1.7462" calcext:value-type="float">
            <text:p>1.75</text:p>
          </table:table-cell>
          <table:table-cell office:value-type="float" office:value="8.4835" calcext:value-type="float">
            <text:p>8.48</text:p>
          </table:table-cell>
          <table:table-cell office:value-type="float" office:value="456.67" calcext:value-type="float">
            <text:p>456.67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95" calcext:value-type="percentage">
            <text:p>-95.00%</text:p>
          </table:table-cell>
          <table:table-cell table:style-name="ce3" office:value-type="percentage" office:value="-0.02" calcext:value-type="percentage">
            <text:p>-2.00%</text:p>
          </table:table-cell>
          <table:table-cell table:style-name="ce3" office:value-type="percentage" office:value="-0.32" calcext:value-type="percentage">
            <text:p>-32.00%</text:p>
          </table:table-cell>
          <table:table-cell table:style-name="ce3" office:value-type="percentage" office:value="-0.02" calcext:value-type="percentage">
            <text:p>-2.00%</text:p>
          </table:table-cell>
          <table:table-cell table:style-name="ce3" office:value-type="percentage" office:value="-0.48" calcext:value-type="percentage">
            <text:p>-48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-0.11" calcext:value-type="percentage">
            <text:p>-11.00%</text:p>
          </table:table-cell>
          <table:table-cell table:style-name="ce3" office:value-type="percentage" office:value="-0.09" calcext:value-type="percentage">
            <text:p>-9.00%</text:p>
          </table:table-cell>
          <table:table-cell table:style-name="ce3" office:value-type="percentage" office:value="-0.21" calcext:value-type="percentage">
            <text:p>-21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3.48" calcext:value-type="percentage">
            <text:p>348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1.27" calcext:value-type="percentage">
            <text:p>127.00%</text:p>
          </table:table-cell>
          <table:table-cell table:style-name="ce3" office:value-type="percentage" office:value="0.02" calcext:value-type="percentage">
            <text:p>2.00%</text:p>
          </table:table-cell>
          <table:table-cell table:style-name="ce3" office:value-type="percentage" office:value="0.55" calcext:value-type="percentage">
            <text:p>55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0.11" calcext:value-type="percentage">
            <text:p>11.00%</text:p>
          </table:table-cell>
          <table:table-cell table:style-name="ce3" office:value-type="percentage" office:value="0.09" calcext:value-type="percentage">
            <text:p>9.00%</text:p>
          </table:table-cell>
          <table:table-cell table:style-name="ce3" office:value-type="percentage" office:value="0.83" calcext:value-type="percentage">
            <text:p>83.00%</text:p>
          </table:table-cell>
        </table:table-row>
        <table:table-row table:style-name="ro1">
          <table:table-cell office:value-type="string" calcext:value-type="string">
            <text:p>weak3</text:p>
          </table:table-cell>
          <table:table-cell office:value-type="string" calcext:value-type="string">
            <text:p>HT2</text:p>
          </table:table-cell>
          <table:table-cell office:value-type="float" office:value="6144" calcext:value-type="float">
            <text:p>6144</text:p>
          </table:table-cell>
          <table:table-cell office:value-type="float" office:value="96" calcext:value-type="float">
            <text:p>96</text:p>
          </table:table-cell>
          <table:table-cell office:value-type="float" office:value="11.672" calcext:value-type="float">
            <text:p>11.67</text:p>
          </table:table-cell>
          <table:table-cell office:value-type="float" office:value="0.88298" calcext:value-type="float">
            <text:p>0.88</text:p>
          </table:table-cell>
          <table:table-cell office:value-type="float" office:value="76.83" calcext:value-type="float">
            <text:p>76.83</text:p>
          </table:table-cell>
          <table:table-cell office:value-type="float" office:value="110.75" calcext:value-type="float">
            <text:p>110.75</text:p>
          </table:table-cell>
          <table:table-cell office:value-type="float" office:value="8.4515" calcext:value-type="float">
            <text:p>8.45</text:p>
          </table:table-cell>
          <table:table-cell office:value-type="float" office:value="2.0702" calcext:value-type="float">
            <text:p>2.07</text:p>
          </table:table-cell>
          <table:table-cell office:value-type="float" office:value="0" calcext:value-type="float">
            <text:p>0.00</text:p>
          </table:table-cell>
          <table:table-cell office:value-type="float" office:value="1.8" calcext:value-type="float">
            <text:p>1.80</text:p>
          </table:table-cell>
          <table:table-cell office:value-type="float" office:value="0.88942" calcext:value-type="float">
            <text:p>0.89</text:p>
          </table:table-cell>
          <table:table-cell office:value-type="float" office:value="8.7358" calcext:value-type="float">
            <text:p>8.74</text:p>
          </table:table-cell>
          <table:table-cell office:value-type="float" office:value="226.15" calcext:value-type="float">
            <text:p>226.15</text:p>
          </table:table-cell>
          <table:table-cell table:style-name="ce3" office:value-type="percentage" office:value="-0.02" calcext:value-type="percentage">
            <text:p>-2.00%</text:p>
          </table:table-cell>
          <table:table-cell table:style-name="ce3" office:value-type="percentage" office:value="-0.12" calcext:value-type="percentage">
            <text:p>-12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-0.04" calcext:value-type="percentage">
            <text:p>-4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-0.48" calcext:value-type="percentage">
            <text:p>-48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number-columns-repeated="2" table:style-name="ce3" office:value-type="percentage" office:value="-0.08" calcext:value-type="percentage">
            <text:p>-8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0.02" calcext:value-type="percentage">
            <text:p>2.00%</text:p>
          </table:table-cell>
          <table:table-cell table:style-name="ce3" office:value-type="percentage" office:value="0.36" calcext:value-type="percentage">
            <text:p>36.0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.02" calcext:value-type="percentage">
            <text:p>2.0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.4" calcext:value-type="percentage">
            <text:p>40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2" calcext:value-type="percentage">
            <text:p>2.00%</text:p>
          </table:table-cell>
          <table:table-cell table:style-name="ce3" office:value-type="percentage" office:value="0.09" calcext:value-type="percentage">
            <text:p>9.00%</text:p>
          </table:table-cell>
          <table:table-cell table:style-name="ce3" office:value-type="percentage" office:value="0.07" calcext:value-type="percentage">
            <text:p>7.00%</text:p>
          </table:table-cell>
          <table:table-cell table:style-name="ce3" office:value-type="percentage" office:value="0.01" calcext:value-type="percentage">
            <text:p>1.00%</text:p>
          </table:table-cell>
        </table:table-row>
        <table:table-row table:style-name="ro1">
          <table:table-cell office:value-type="string" calcext:value-type="string">
            <text:p>weak3</text:p>
          </table:table-cell>
          <table:table-cell office:value-type="string" calcext:value-type="string">
            <text:p>HT2</text:p>
          </table:table-cell>
          <table:table-cell office:value-type="float" office:value="12288" calcext:value-type="float">
            <text:p>12288</text:p>
          </table:table-cell>
          <table:table-cell office:value-type="float" office:value="192" calcext:value-type="float">
            <text:p>192</text:p>
          </table:table-cell>
          <table:table-cell office:value-type="float" office:value="4.7503" calcext:value-type="float">
            <text:p>4.75</text:p>
          </table:table-cell>
          <table:table-cell office:value-type="float" office:value="0.68207" calcext:value-type="float">
            <text:p>0.68</text:p>
          </table:table-cell>
          <table:table-cell office:value-type="float" office:value="43.963" calcext:value-type="float">
            <text:p>43.96</text:p>
          </table:table-cell>
          <table:table-cell office:value-type="float" office:value="47.667" calcext:value-type="float">
            <text:p>47.67</text:p>
          </table:table-cell>
          <table:table-cell office:value-type="float" office:value="4.0303" calcext:value-type="float">
            <text:p>4.03</text:p>
          </table:table-cell>
          <table:table-cell office:value-type="float" office:value="4.605" calcext:value-type="float">
            <text:p>4.61</text:p>
          </table:table-cell>
          <table:table-cell office:value-type="float" office:value="0" calcext:value-type="float">
            <text:p>0.00</text:p>
          </table:table-cell>
          <table:table-cell office:value-type="float" office:value="0.80757" calcext:value-type="float">
            <text:p>0.81</text:p>
          </table:table-cell>
          <table:table-cell office:value-type="float" office:value="0.4118" calcext:value-type="float">
            <text:p>0.41</text:p>
          </table:table-cell>
          <table:table-cell office:value-type="float" office:value="9.6593" calcext:value-type="float">
            <text:p>9.66</text:p>
          </table:table-cell>
          <table:table-cell office:value-type="float" office:value="117.6" calcext:value-type="float">
            <text:p>117.60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3" calcext:value-type="percentage">
            <text:p>-3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2" calcext:value-type="percentage">
            <text:p>-2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-0.11" calcext:value-type="percentage">
            <text:p>-11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5" calcext:value-type="percentage">
            <text:p>5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2" calcext:value-type="percentage">
            <text:p>2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0.16" calcext:value-type="percentage">
            <text:p>16.00%</text:p>
          </table:table-cell>
          <table:table-cell table:style-name="ce3" office:value-type="percentage" office:value="0.01" calcext:value-type="percentage">
            <text:p>1.00%</text:p>
          </table:table-cell>
        </table:table-row>
        <table:table-row table:style-name="ro1">
          <table:table-cell office:value-type="string" calcext:value-type="string">
            <text:p>weak3</text:p>
          </table:table-cell>
          <table:table-cell office:value-type="string" calcext:value-type="string">
            <text:p>HT2</text:p>
          </table:table-cell>
          <table:table-cell office:value-type="float" office:value="24576" calcext:value-type="float">
            <text:p>24576</text:p>
          </table:table-cell>
          <table:table-cell office:value-type="float" office:value="384" calcext:value-type="float">
            <text:p>384</text:p>
          </table:table-cell>
          <table:table-cell office:value-type="float" office:value="2.646" calcext:value-type="float">
            <text:p>2.65</text:p>
          </table:table-cell>
          <table:table-cell office:value-type="float" office:value="0.60143" calcext:value-type="float">
            <text:p>0.60</text:p>
          </table:table-cell>
          <table:table-cell office:value-type="float" office:value="44.42" calcext:value-type="float">
            <text:p>44.42</text:p>
          </table:table-cell>
          <table:table-cell office:value-type="float" office:value="36.537" calcext:value-type="float">
            <text:p>36.54</text:p>
          </table:table-cell>
          <table:table-cell office:value-type="float" office:value="2.1107" calcext:value-type="float">
            <text:p>2.11</text:p>
          </table:table-cell>
          <table:table-cell office:value-type="float" office:value="6.4137" calcext:value-type="float">
            <text:p>6.41</text:p>
          </table:table-cell>
          <table:table-cell office:value-type="float" office:value="0" calcext:value-type="float">
            <text:p>0.00</text:p>
          </table:table-cell>
          <table:table-cell office:value-type="float" office:value="0.43133" calcext:value-type="float">
            <text:p>0.43</text:p>
          </table:table-cell>
          <table:table-cell office:value-type="float" office:value="0.2005" calcext:value-type="float">
            <text:p>0.20</text:p>
          </table:table-cell>
          <table:table-cell office:value-type="float" office:value="9.262" calcext:value-type="float">
            <text:p>9.26</text:p>
          </table:table-cell>
          <table:table-cell office:value-type="float" office:value="103.37" calcext:value-type="float">
            <text:p>103.37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2" calcext:value-type="percentage">
            <text:p>-2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3" calcext:value-type="percentage">
            <text:p>-3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11" calcext:value-type="percentage">
            <text:p>-11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-0.05" calcext:value-type="percentage">
            <text:p>-5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0.04" calcext:value-type="percentage">
            <text:p>4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15" calcext:value-type="percentage">
            <text:p>15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0.05" calcext:value-type="percentage">
            <text:p>5.00%</text:p>
          </table:table-cell>
          <table:table-cell table:style-name="ce3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weak4</text:p>
          </table:table-cell>
          <table:table-cell office:value-type="string" calcext:value-type="string">
            <text:p>noHT</text:p>
          </table:table-cell>
          <table:table-cell office:value-type="float" office:value="3072" calcext:value-type="float">
            <text:p>3072</text:p>
          </table:table-cell>
          <table:table-cell office:value-type="float" office:value="48" calcext:value-type="float">
            <text:p>48</text:p>
          </table:table-cell>
          <table:table-cell office:value-type="float" office:value="33.59" calcext:value-type="float">
            <text:p>33.59</text:p>
          </table:table-cell>
          <table:table-cell office:value-type="float" office:value="1.993" calcext:value-type="float">
            <text:p>1.99</text:p>
          </table:table-cell>
          <table:table-cell office:value-type="float" office:value="192.7" calcext:value-type="float">
            <text:p>192.70</text:p>
          </table:table-cell>
          <table:table-cell office:value-type="float" office:value="170.3" calcext:value-type="float">
            <text:p>170.30</text:p>
          </table:table-cell>
          <table:table-cell office:value-type="float" office:value="24.56" calcext:value-type="float">
            <text:p>24.56</text:p>
          </table:table-cell>
          <table:table-cell office:value-type="float" office:value="0.302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float" office:value="6.085" calcext:value-type="float">
            <text:p>6.09</text:p>
          </table:table-cell>
          <table:table-cell office:value-type="float" office:value="2.369" calcext:value-type="float">
            <text:p>2.37</text:p>
          </table:table-cell>
          <table:table-cell office:value-type="float" office:value="8.683" calcext:value-type="float">
            <text:p>8.68</text:p>
          </table:table-cell>
          <table:table-cell office:value-type="float" office:value="452" calcext:value-type="float">
            <text:p>452.00</text:p>
          </table:table-cell>
          <table:table-cell table:number-columns-repeated="22" table:style-name="ce3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weak4</text:p>
          </table:table-cell>
          <table:table-cell office:value-type="string" calcext:value-type="string">
            <text:p>noHT</text:p>
          </table:table-cell>
          <table:table-cell office:value-type="float" office:value="6144" calcext:value-type="float">
            <text:p>6144</text:p>
          </table:table-cell>
          <table:table-cell office:value-type="float" office:value="96" calcext:value-type="float">
            <text:p>96</text:p>
          </table:table-cell>
          <table:table-cell office:value-type="float" office:value="15.87" calcext:value-type="float">
            <text:p>15.87</text:p>
          </table:table-cell>
          <table:table-cell office:value-type="float" office:value="1.464" calcext:value-type="float">
            <text:p>1.46</text:p>
          </table:table-cell>
          <table:table-cell office:value-type="float" office:value="94.05" calcext:value-type="float">
            <text:p>94.05</text:p>
          </table:table-cell>
          <table:table-cell office:value-type="float" office:value="78.45" calcext:value-type="float">
            <text:p>78.45</text:p>
          </table:table-cell>
          <table:table-cell office:value-type="float" office:value="12.2" calcext:value-type="float">
            <text:p>12.20</text:p>
          </table:table-cell>
          <table:table-cell office:value-type="float" office:value="0.3107" calcext:value-type="float">
            <text:p>0.31</text:p>
          </table:table-cell>
          <table:table-cell office:value-type="float" office:value="0" calcext:value-type="float">
            <text:p>0.00</text:p>
          </table:table-cell>
          <table:table-cell office:value-type="float" office:value="3.006" calcext:value-type="float">
            <text:p>3.01</text:p>
          </table:table-cell>
          <table:table-cell office:value-type="float" office:value="1.163" calcext:value-type="float">
            <text:p>1.16</text:p>
          </table:table-cell>
          <table:table-cell office:value-type="float" office:value="8.01" calcext:value-type="float">
            <text:p>8.01</text:p>
          </table:table-cell>
          <table:table-cell office:value-type="float" office:value="218.4" calcext:value-type="float">
            <text:p>218.40</text:p>
          </table:table-cell>
          <table:table-cell table:number-columns-repeated="22" table:style-name="ce3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weak4</text:p>
          </table:table-cell>
          <table:table-cell office:value-type="string" calcext:value-type="string">
            <text:p>noHT</text:p>
          </table:table-cell>
          <table:table-cell office:value-type="float" office:value="12288" calcext:value-type="float">
            <text:p>12288</text:p>
          </table:table-cell>
          <table:table-cell office:value-type="float" office:value="192" calcext:value-type="float">
            <text:p>192</text:p>
          </table:table-cell>
          <table:table-cell office:value-type="float" office:value="7.453" calcext:value-type="float">
            <text:p>7.45</text:p>
          </table:table-cell>
          <table:table-cell office:value-type="float" office:value="0.9913" calcext:value-type="float">
            <text:p>0.99</text:p>
          </table:table-cell>
          <table:table-cell office:value-type="float" office:value="41.69" calcext:value-type="float">
            <text:p>41.69</text:p>
          </table:table-cell>
          <table:table-cell office:value-type="float" office:value="53.46" calcext:value-type="float">
            <text:p>53.46</text:p>
          </table:table-cell>
          <table:table-cell office:value-type="float" office:value="6.46" calcext:value-type="float">
            <text:p>6.46</text:p>
          </table:table-cell>
          <table:table-cell office:value-type="float" office:value="1.82" calcext:value-type="float">
            <text:p>1.82</text:p>
          </table:table-cell>
          <table:table-cell office:value-type="float" office:value="0" calcext:value-type="float">
            <text:p>0.00</text:p>
          </table:table-cell>
          <table:table-cell office:value-type="float" office:value="1.463" calcext:value-type="float">
            <text:p>1.46</text:p>
          </table:table-cell>
          <table:table-cell office:value-type="float" office:value="0.4881" calcext:value-type="float">
            <text:p>0.49</text:p>
          </table:table-cell>
          <table:table-cell office:value-type="float" office:value="8.589" calcext:value-type="float">
            <text:p>8.59</text:p>
          </table:table-cell>
          <table:table-cell office:value-type="float" office:value="123.9" calcext:value-type="float">
            <text:p>123.90</text:p>
          </table:table-cell>
          <table:table-cell table:number-columns-repeated="22" table:style-name="ce3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weak4</text:p>
          </table:table-cell>
          <table:table-cell office:value-type="string" calcext:value-type="string">
            <text:p>HT2</text:p>
          </table:table-cell>
          <table:table-cell office:value-type="float" office:value="3072" calcext:value-type="float">
            <text:p>3072</text:p>
          </table:table-cell>
          <table:table-cell office:value-type="float" office:value="48" calcext:value-type="float">
            <text:p>48</text:p>
          </table:table-cell>
          <table:table-cell office:value-type="float" office:value="31.54" calcext:value-type="float">
            <text:p>31.54</text:p>
          </table:table-cell>
          <table:table-cell office:value-type="float" office:value="1.4335" calcext:value-type="float">
            <text:p>1.43</text:p>
          </table:table-cell>
          <table:table-cell office:value-type="float" office:value="163.35" calcext:value-type="float">
            <text:p>163.35</text:p>
          </table:table-cell>
          <table:table-cell office:value-type="float" office:value="144.2" calcext:value-type="float">
            <text:p>144.20</text:p>
          </table:table-cell>
          <table:table-cell office:value-type="float" office:value="20.95" calcext:value-type="float">
            <text:p>20.95</text:p>
          </table:table-cell>
          <table:table-cell office:value-type="float" office:value="0.685" calcext:value-type="float">
            <text:p>0.69</text:p>
          </table:table-cell>
          <table:table-cell office:value-type="float" office:value="0" calcext:value-type="float">
            <text:p>0.00</text:p>
          </table:table-cell>
          <table:table-cell office:value-type="float" office:value="5.141" calcext:value-type="float">
            <text:p>5.14</text:p>
          </table:table-cell>
          <table:table-cell office:value-type="float" office:value="2.436" calcext:value-type="float">
            <text:p>2.44</text:p>
          </table:table-cell>
          <table:table-cell office:value-type="float" office:value="8.03" calcext:value-type="float">
            <text:p>8.03</text:p>
          </table:table-cell>
          <table:table-cell office:value-type="float" office:value="391.9" calcext:value-type="float">
            <text:p>391.90</text:p>
          </table:table-cell>
          <table:table-cell table:style-name="ce3" office:value-type="percentage" office:value="-0.04" calcext:value-type="percentage">
            <text:p>-4.00%</text:p>
          </table:table-cell>
          <table:table-cell table:style-name="ce3" office:value-type="percentage" office:value="-0.09" calcext:value-type="percentage">
            <text:p>-9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5" calcext:value-type="percentage">
            <text:p>-5.00%</text:p>
          </table:table-cell>
          <table:table-cell table:style-name="ce3" office:value-type="percentage" office:value="-0.03" calcext:value-type="percentage">
            <text:p>-3.00%</text:p>
          </table:table-cell>
          <table:table-cell table:style-name="ce3" office:value-type="percentage" office:value="-0.23" calcext:value-type="percentage">
            <text:p>-23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2" calcext:value-type="percentage">
            <text:p>-2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-0.02" calcext:value-type="percentage">
            <text:p>-2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0.04" calcext:value-type="percentage">
            <text:p>4.00%</text:p>
          </table:table-cell>
          <table:table-cell table:style-name="ce3" office:value-type="percentage" office:value="0.09" calcext:value-type="percentage">
            <text:p>9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5" calcext:value-type="percentage">
            <text:p>5.00%</text:p>
          </table:table-cell>
          <table:table-cell table:style-name="ce3" office:value-type="percentage" office:value="0.03" calcext:value-type="percentage">
            <text:p>3.00%</text:p>
          </table:table-cell>
          <table:table-cell table:style-name="ce3" office:value-type="percentage" office:value="0.23" calcext:value-type="percentage">
            <text:p>23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2" calcext:value-type="percentage">
            <text:p>2.0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.02" calcext:value-type="percentage">
            <text:p>2.00%</text:p>
          </table:table-cell>
          <table:table-cell table:style-name="ce3" office:value-type="percentage" office:value="0.01" calcext:value-type="percentage">
            <text:p>1.00%</text:p>
          </table:table-cell>
        </table:table-row>
        <table:table-row table:style-name="ro1">
          <table:table-cell office:value-type="string" calcext:value-type="string">
            <text:p>weak4</text:p>
          </table:table-cell>
          <table:table-cell office:value-type="string" calcext:value-type="string">
            <text:p>HT2</text:p>
          </table:table-cell>
          <table:table-cell office:value-type="float" office:value="6144" calcext:value-type="float">
            <text:p>6144</text:p>
          </table:table-cell>
          <table:table-cell office:value-type="float" office:value="96" calcext:value-type="float">
            <text:p>96</text:p>
          </table:table-cell>
          <table:table-cell office:value-type="float" office:value="14.805" calcext:value-type="float">
            <text:p>14.81</text:p>
          </table:table-cell>
          <table:table-cell office:value-type="float" office:value="1.413" calcext:value-type="float">
            <text:p>1.41</text:p>
          </table:table-cell>
          <table:table-cell office:value-type="float" office:value="79.005" calcext:value-type="float">
            <text:p>79.01</text:p>
          </table:table-cell>
          <table:table-cell office:value-type="float" office:value="89.145" calcext:value-type="float">
            <text:p>89.15</text:p>
          </table:table-cell>
          <table:table-cell office:value-type="float" office:value="11.035" calcext:value-type="float">
            <text:p>11.04</text:p>
          </table:table-cell>
          <table:table-cell office:value-type="float" office:value="4.8915" calcext:value-type="float">
            <text:p>4.89</text:p>
          </table:table-cell>
          <table:table-cell office:value-type="float" office:value="0" calcext:value-type="float">
            <text:p>0.00</text:p>
          </table:table-cell>
          <table:table-cell office:value-type="float" office:value="2.4035" calcext:value-type="float">
            <text:p>2.40</text:p>
          </table:table-cell>
          <table:table-cell office:value-type="float" office:value="1.133" calcext:value-type="float">
            <text:p>1.13</text:p>
          </table:table-cell>
          <table:table-cell office:value-type="float" office:value="9.9625" calcext:value-type="float">
            <text:p>9.96</text:p>
          </table:table-cell>
          <table:table-cell office:value-type="float" office:value="218" calcext:value-type="float">
            <text:p>218.00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-0.18" calcext:value-type="percentage">
            <text:p>-18.00%</text:p>
          </table:table-cell>
          <table:table-cell table:style-name="ce3" office:value-type="percentage" office:value="-0.02" calcext:value-type="percentage">
            <text:p>-2.00%</text:p>
          </table:table-cell>
          <table:table-cell table:style-name="ce3" office:value-type="percentage" office:value="-0.03" calcext:value-type="percentage">
            <text:p>-3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-0.3" calcext:value-type="percentage">
            <text:p>-30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-0.06" calcext:value-type="percentage">
            <text:p>-6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-0.03" calcext:value-type="percentage">
            <text:p>-3.0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.18" calcext:value-type="percentage">
            <text:p>18.00%</text:p>
          </table:table-cell>
          <table:table-cell table:style-name="ce3" office:value-type="percentage" office:value="0.02" calcext:value-type="percentage">
            <text:p>2.00%</text:p>
          </table:table-cell>
          <table:table-cell table:style-name="ce3" office:value-type="percentage" office:value="0.03" calcext:value-type="percentage">
            <text:p>3.0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.3" calcext:value-type="percentage">
            <text:p>30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0.06" calcext:value-type="percentage">
            <text:p>6.0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.03" calcext:value-type="percentage">
            <text:p>3.00%</text:p>
          </table:table-cell>
        </table:table-row>
        <table:table-row table:style-name="ro1">
          <table:table-cell office:value-type="string" calcext:value-type="string">
            <text:p>weak4</text:p>
          </table:table-cell>
          <table:table-cell office:value-type="string" calcext:value-type="string">
            <text:p>HT2</text:p>
          </table:table-cell>
          <table:table-cell office:value-type="float" office:value="12288" calcext:value-type="float">
            <text:p>12288</text:p>
          </table:table-cell>
          <table:table-cell office:value-type="float" office:value="192" calcext:value-type="float">
            <text:p>192</text:p>
          </table:table-cell>
          <table:table-cell office:value-type="float" office:value="6.8605" calcext:value-type="float">
            <text:p>6.86</text:p>
          </table:table-cell>
          <table:table-cell office:value-type="float" office:value="0.8455" calcext:value-type="float">
            <text:p>0.85</text:p>
          </table:table-cell>
          <table:table-cell office:value-type="float" office:value="45.505" calcext:value-type="float">
            <text:p>45.51</text:p>
          </table:table-cell>
          <table:table-cell office:value-type="float" office:value="35.44" calcext:value-type="float">
            <text:p>35.44</text:p>
          </table:table-cell>
          <table:table-cell office:value-type="float" office:value="5.224" calcext:value-type="float">
            <text:p>5.22</text:p>
          </table:table-cell>
          <table:table-cell office:value-type="float" office:value="1.1198" calcext:value-type="float">
            <text:p>1.12</text:p>
          </table:table-cell>
          <table:table-cell office:value-type="float" office:value="0" calcext:value-type="float">
            <text:p>0.00</text:p>
          </table:table-cell>
          <table:table-cell office:value-type="float" office:value="1.1615" calcext:value-type="float">
            <text:p>1.16</text:p>
          </table:table-cell>
          <table:table-cell office:value-type="float" office:value="0.58785" calcext:value-type="float">
            <text:p>0.59</text:p>
          </table:table-cell>
          <table:table-cell office:value-type="float" office:value="8.3265" calcext:value-type="float">
            <text:p>8.33</text:p>
          </table:table-cell>
          <table:table-cell office:value-type="float" office:value="106.5" calcext:value-type="float">
            <text:p>106.50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13" calcext:value-type="percentage">
            <text:p>-13.00%</text:p>
          </table:table-cell>
          <table:table-cell table:style-name="ce3" office:value-type="percentage" office:value="-0.02" calcext:value-type="percentage">
            <text:p>-2.00%</text:p>
          </table:table-cell>
          <table:table-cell table:style-name="ce3" office:value-type="percentage" office:value="-0.04" calcext:value-type="percentage">
            <text:p>-4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52" calcext:value-type="percentage">
            <text:p>-52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-0.02" calcext:value-type="percentage">
            <text:p>-2.00%</text:p>
          </table:table-cell>
          <table:table-cell table:style-name="ce3" office:value-type="percentage" office:value="-0.04" calcext:value-type="percentage">
            <text:p>-4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0.13" calcext:value-type="percentage">
            <text:p>13.00%</text:p>
          </table:table-cell>
          <table:table-cell table:style-name="ce3" office:value-type="percentage" office:value="0.02" calcext:value-type="percentage">
            <text:p>2.00%</text:p>
          </table:table-cell>
          <table:table-cell table:style-name="ce3" office:value-type="percentage" office:value="0.04" calcext:value-type="percentage">
            <text:p>4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52" calcext:value-type="percentage">
            <text:p>52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.02" calcext:value-type="percentage">
            <text:p>2.00%</text:p>
          </table:table-cell>
          <table:table-cell table:style-name="ce3" office:value-type="percentage" office:value="0.04" calcext:value-type="percentage">
            <text:p>4.00%</text:p>
          </table:table-cell>
          <table:table-cell table:style-name="ce3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weak4</text:p>
          </table:table-cell>
          <table:table-cell office:value-type="string" calcext:value-type="string">
            <text:p>HT2</text:p>
          </table:table-cell>
          <table:table-cell office:value-type="float" office:value="24576" calcext:value-type="float">
            <text:p>24576</text:p>
          </table:table-cell>
          <table:table-cell office:value-type="float" office:value="384" calcext:value-type="float">
            <text:p>384</text:p>
          </table:table-cell>
          <table:table-cell office:value-type="float" office:value="3.266" calcext:value-type="float">
            <text:p>3.27</text:p>
          </table:table-cell>
          <table:table-cell office:value-type="float" office:value="0.7926" calcext:value-type="float">
            <text:p>0.79</text:p>
          </table:table-cell>
          <table:table-cell office:value-type="float" office:value="43.82" calcext:value-type="float">
            <text:p>43.82</text:p>
          </table:table-cell>
          <table:table-cell office:value-type="float" office:value="43.36" calcext:value-type="float">
            <text:p>43.36</text:p>
          </table:table-cell>
          <table:table-cell office:value-type="float" office:value="2.761" calcext:value-type="float">
            <text:p>2.76</text:p>
          </table:table-cell>
          <table:table-cell office:value-type="float" office:value="1.698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office:value-type="float" office:value="0.5443" calcext:value-type="float">
            <text:p>0.54</text:p>
          </table:table-cell>
          <table:table-cell office:value-type="float" office:value="0.3356" calcext:value-type="float">
            <text:p>0.34</text:p>
          </table:table-cell>
          <table:table-cell office:value-type="float" office:value="8.132" calcext:value-type="float">
            <text:p>8.13</text:p>
          </table:table-cell>
          <table:table-cell office:value-type="float" office:value="105.5" calcext:value-type="float">
            <text:p>105.50</text:p>
          </table:table-cell>
          <table:table-cell table:number-columns-repeated="22" table:style-name="ce3" office:value-type="percentage" office:value="0" calcext:value-type="percentage">
            <text:p>0.00%</text:p>
          </table:table-cell>
        </table:table-row>
        <table:table-row table:style-name="ro1" table:number-rows-repeated="2">
          <table:table-cell table:number-columns-repeated="4"/>
          <table:table-cell table:style-name="Default" table:number-columns-repeated="11"/>
          <table:table-cell table:number-columns-repeated="22"/>
        </table:table-row>
        <table:table-row table:style-name="ro1">
          <table:table-cell office:value-type="string" calcext:value-type="string">
            <text:p>#scaled values</text:p>
          </table:table-cell>
          <table:table-cell table:number-columns-repeated="3"/>
          <table:table-cell table:style-name="Default" table:number-columns-repeated="11"/>
          <table:table-cell table:number-columns-repeated="22"/>
        </table:table-row>
        <table:table-row table:style-name="ro1">
          <table:table-cell table:formula="of:=[.A5]" office:value-type="string" office:string-value="#test" calcext:value-type="string">
            <text:p>#test</text:p>
          </table:table-cell>
          <table:table-cell table:formula="of:=[.B5]" office:value-type="string" office:string-value="variant" calcext:value-type="string">
            <text:p>variant</text:p>
          </table:table-cell>
          <table:table-cell table:formula="of:=[.C5]" office:value-type="string" office:string-value="nmpi" calcext:value-type="string">
            <text:p>nmpi</text:p>
          </table:table-cell>
          <table:table-cell table:formula="of:=[.D5]" office:value-type="string" office:string-value="nnodes" calcext:value-type="string">
            <text:p>nnodes</text:p>
          </table:table-cell>
          <table:table-cell table:style-name="Default" table:formula="of:=[.E5]" office:value-type="string" office:string-value="mean_str" calcext:value-type="string">
            <text:p>mean_str</text:p>
          </table:table-cell>
          <table:table-cell table:style-name="Default" table:formula="of:=[.F5]" office:value-type="string" office:string-value="mean_str_comm" calcext:value-type="string">
            <text:p>mean_str_comm</text:p>
          </table:table-cell>
          <table:table-cell table:style-name="Default" table:formula="of:=[.G5]" office:value-type="string" office:string-value="mean_nl" calcext:value-type="string">
            <text:p>mean_nl</text:p>
          </table:table-cell>
          <table:table-cell table:style-name="Default" table:formula="of:=[.H5]" office:value-type="string" office:string-value="mean_nl_comm" calcext:value-type="string">
            <text:p>mean_nl_comm</text:p>
          </table:table-cell>
          <table:table-cell table:style-name="Default" table:formula="of:=[.I5]" office:value-type="string" office:string-value="mean_field" calcext:value-type="string">
            <text:p>mean_field</text:p>
          </table:table-cell>
          <table:table-cell table:style-name="Default" table:formula="of:=[.J5]" office:value-type="string" office:string-value="mean_field_comm" calcext:value-type="string">
            <text:p>mean_field_comm</text:p>
          </table:table-cell>
          <table:table-cell table:style-name="Default" table:formula="of:=[.K5]" office:value-type="string" office:string-value="mean_shear" calcext:value-type="string">
            <text:p>mean_shear</text:p>
          </table:table-cell>
          <table:table-cell table:style-name="Default" table:formula="of:=[.L5]" office:value-type="string" office:string-value="mean_coll" calcext:value-type="string">
            <text:p>mean_coll</text:p>
          </table:table-cell>
          <table:table-cell table:style-name="Default" table:formula="of:=[.M5]" office:value-type="string" office:string-value="mean_coll_comm" calcext:value-type="string">
            <text:p>mean_coll_comm</text:p>
          </table:table-cell>
          <table:table-cell table:style-name="Default" table:formula="of:=[.N5]" office:value-type="string" office:string-value="mean_io" calcext:value-type="string">
            <text:p>mean_io</text:p>
          </table:table-cell>
          <table:table-cell table:style-name="Default" table:formula="of:=[.O5]" office:value-type="string" office:string-value="mean_TOTAL" calcext:value-type="string">
            <text:p>mean_TOTAL</text:p>
          </table:table-cell>
          <table:table-cell table:number-columns-repeated="22"/>
        </table:table-row>
        <table:table-row table:style-name="ro1">
          <table:table-cell table:formula="of:=[.A6]" office:value-type="string" office:string-value="nl01" calcext:value-type="string">
            <text:p>nl01</text:p>
          </table:table-cell>
          <table:table-cell table:formula="of:=[.B6]" office:value-type="string" office:string-value="noHT" calcext:value-type="string">
            <text:p>noHT</text:p>
          </table:table-cell>
          <table:table-cell table:formula="of:=[.C6]" office:value-type="float" office:value="128" calcext:value-type="float">
            <text:p>128</text:p>
          </table:table-cell>
          <table:table-cell table:formula="of:=[.D6]" office:value-type="float" office:value="2" calcext:value-type="float">
            <text:p>2</text:p>
          </table:table-cell>
          <table:table-cell table:formula="of:=[.E6]*[.$D6]" office:value-type="float" office:value="10.7934" calcext:value-type="float">
            <text:p>10.79</text:p>
          </table:table-cell>
          <table:table-cell table:formula="of:=[.F6]*[.$D6]" office:value-type="float" office:value="2.54" calcext:value-type="float">
            <text:p>2.54</text:p>
          </table:table-cell>
          <table:table-cell table:formula="of:=[.G6]*[.$D6]" office:value-type="float" office:value="41.986" calcext:value-type="float">
            <text:p>41.99</text:p>
          </table:table-cell>
          <table:table-cell table:formula="of:=[.H6]*[.$D6]" office:value-type="float" office:value="11.6926" calcext:value-type="float">
            <text:p>11.69</text:p>
          </table:table-cell>
          <table:table-cell table:formula="of:=[.I6]*[.$D6]" office:value-type="float" office:value="7.8894" calcext:value-type="float">
            <text:p>7.89</text:p>
          </table:table-cell>
          <table:table-cell table:formula="of:=[.J6]*[.$D6]" office:value-type="float" office:value="0.9828" calcext:value-type="float">
            <text:p>0.98</text:p>
          </table:table-cell>
          <table:table-cell table:formula="of:=[.K6]*[.$D6]" office:value-type="float" office:value="0" calcext:value-type="float">
            <text:p>0.00</text:p>
          </table:table-cell>
          <table:table-cell table:formula="of:=[.L6]*[.$D6]" office:value-type="float" office:value="9.3006" calcext:value-type="float">
            <text:p>9.30</text:p>
          </table:table-cell>
          <table:table-cell table:formula="of:=[.M6]*[.$D6]" office:value-type="float" office:value="0.36206" calcext:value-type="float">
            <text:p>0.36</text:p>
          </table:table-cell>
          <table:table-cell table:formula="of:=[.N6]*[.$D6]" office:value-type="float" office:value="2.9386" calcext:value-type="float">
            <text:p>2.94</text:p>
          </table:table-cell>
          <table:table-cell table:formula="of:=[.O6]*[.$D6]" office:value-type="float" office:value="90.006" calcext:value-type="float">
            <text:p>90.01</text:p>
          </table:table-cell>
          <table:table-cell table:number-columns-repeated="22"/>
        </table:table-row>
        <table:table-row table:style-name="ro1">
          <table:table-cell table:formula="of:=[.A7]" office:value-type="string" office:string-value="nl01" calcext:value-type="string">
            <text:p>nl01</text:p>
          </table:table-cell>
          <table:table-cell table:formula="of:=[.B7]" office:value-type="string" office:string-value="noHT" calcext:value-type="string">
            <text:p>noHT</text:p>
          </table:table-cell>
          <table:table-cell table:formula="of:=[.C7]" office:value-type="float" office:value="256" calcext:value-type="float">
            <text:p>256</text:p>
          </table:table-cell>
          <table:table-cell table:formula="of:=[.D7]" office:value-type="float" office:value="4" calcext:value-type="float">
            <text:p>4</text:p>
          </table:table-cell>
          <table:table-cell table:formula="of:=[.E7]*[.$D7]" office:value-type="float" office:value="11.0052" calcext:value-type="float">
            <text:p>11.01</text:p>
          </table:table-cell>
          <table:table-cell table:formula="of:=[.F7]*[.$D7]" office:value-type="float" office:value="0.59172" calcext:value-type="float">
            <text:p>0.59</text:p>
          </table:table-cell>
          <table:table-cell table:formula="of:=[.G7]*[.$D7]" office:value-type="float" office:value="42.452" calcext:value-type="float">
            <text:p>42.45</text:p>
          </table:table-cell>
          <table:table-cell table:formula="of:=[.H7]*[.$D7]" office:value-type="float" office:value="24.6612" calcext:value-type="float">
            <text:p>24.66</text:p>
          </table:table-cell>
          <table:table-cell table:formula="of:=[.I7]*[.$D7]" office:value-type="float" office:value="7.92" calcext:value-type="float">
            <text:p>7.92</text:p>
          </table:table-cell>
          <table:table-cell table:formula="of:=[.J7]*[.$D7]" office:value-type="float" office:value="1.6944" calcext:value-type="float">
            <text:p>1.69</text:p>
          </table:table-cell>
          <table:table-cell table:formula="of:=[.K7]*[.$D7]" office:value-type="float" office:value="0" calcext:value-type="float">
            <text:p>0.00</text:p>
          </table:table-cell>
          <table:table-cell table:formula="of:=[.L7]*[.$D7]" office:value-type="float" office:value="12.0868" calcext:value-type="float">
            <text:p>12.09</text:p>
          </table:table-cell>
          <table:table-cell table:formula="of:=[.M7]*[.$D7]" office:value-type="float" office:value="0.54268" calcext:value-type="float">
            <text:p>0.54</text:p>
          </table:table-cell>
          <table:table-cell table:formula="of:=[.N7]*[.$D7]" office:value-type="float" office:value="4.4708" calcext:value-type="float">
            <text:p>4.47</text:p>
          </table:table-cell>
          <table:table-cell table:formula="of:=[.O7]*[.$D7]" office:value-type="float" office:value="107.308" calcext:value-type="float">
            <text:p>107.31</text:p>
          </table:table-cell>
          <table:table-cell table:number-columns-repeated="22"/>
        </table:table-row>
        <table:table-row table:style-name="ro1">
          <table:table-cell table:formula="of:=[.A8]" office:value-type="string" office:string-value="nl01" calcext:value-type="string">
            <text:p>nl01</text:p>
          </table:table-cell>
          <table:table-cell table:formula="of:=[.B8]" office:value-type="string" office:string-value="noHT" calcext:value-type="string">
            <text:p>noHT</text:p>
          </table:table-cell>
          <table:table-cell table:formula="of:=[.C8]" office:value-type="float" office:value="512" calcext:value-type="float">
            <text:p>512</text:p>
          </table:table-cell>
          <table:table-cell table:formula="of:=[.D8]" office:value-type="float" office:value="8" calcext:value-type="float">
            <text:p>8</text:p>
          </table:table-cell>
          <table:table-cell table:formula="of:=[.E8]*[.$D8]" office:value-type="float" office:value="11.4136" calcext:value-type="float">
            <text:p>11.41</text:p>
          </table:table-cell>
          <table:table-cell table:formula="of:=[.F8]*[.$D8]" office:value-type="float" office:value="4.1752" calcext:value-type="float">
            <text:p>4.18</text:p>
          </table:table-cell>
          <table:table-cell table:formula="of:=[.G8]*[.$D8]" office:value-type="float" office:value="42.6696" calcext:value-type="float">
            <text:p>42.67</text:p>
          </table:table-cell>
          <table:table-cell table:formula="of:=[.H8]*[.$D8]" office:value-type="float" office:value="35.352" calcext:value-type="float">
            <text:p>35.35</text:p>
          </table:table-cell>
          <table:table-cell table:formula="of:=[.I8]*[.$D8]" office:value-type="float" office:value="8.3384" calcext:value-type="float">
            <text:p>8.34</text:p>
          </table:table-cell>
          <table:table-cell table:formula="of:=[.J8]*[.$D8]" office:value-type="float" office:value="7.15656" calcext:value-type="float">
            <text:p>7.16</text:p>
          </table:table-cell>
          <table:table-cell table:formula="of:=[.K8]*[.$D8]" office:value-type="float" office:value="0" calcext:value-type="float">
            <text:p>0.00</text:p>
          </table:table-cell>
          <table:table-cell table:formula="of:=[.L8]*[.$D8]" office:value-type="float" office:value="10.272" calcext:value-type="float">
            <text:p>10.27</text:p>
          </table:table-cell>
          <table:table-cell table:formula="of:=[.M8]*[.$D8]" office:value-type="float" office:value="1.32616" calcext:value-type="float">
            <text:p>1.33</text:p>
          </table:table-cell>
          <table:table-cell table:formula="of:=[.N8]*[.$D8]" office:value-type="float" office:value="8.6744" calcext:value-type="float">
            <text:p>8.67</text:p>
          </table:table-cell>
          <table:table-cell table:formula="of:=[.O8]*[.$D8]" office:value-type="float" office:value="132.056" calcext:value-type="float">
            <text:p>132.06</text:p>
          </table:table-cell>
          <table:table-cell table:number-columns-repeated="22"/>
        </table:table-row>
        <table:table-row table:style-name="ro1">
          <table:table-cell table:formula="of:=[.A9]" office:value-type="string" office:string-value="nl01" calcext:value-type="string">
            <text:p>nl01</text:p>
          </table:table-cell>
          <table:table-cell table:formula="of:=[.B9]" office:value-type="string" office:string-value="noHT" calcext:value-type="string">
            <text:p>noHT</text:p>
          </table:table-cell>
          <table:table-cell table:formula="of:=[.C9]" office:value-type="float" office:value="1024" calcext:value-type="float">
            <text:p>1024</text:p>
          </table:table-cell>
          <table:table-cell table:formula="of:=[.D9]" office:value-type="float" office:value="16" calcext:value-type="float">
            <text:p>16</text:p>
          </table:table-cell>
          <table:table-cell table:formula="of:=[.E9]*[.$D9]" office:value-type="float" office:value="11.65328" calcext:value-type="float">
            <text:p>11.65</text:p>
          </table:table-cell>
          <table:table-cell table:formula="of:=[.F9]*[.$D9]" office:value-type="float" office:value="8.35728" calcext:value-type="float">
            <text:p>8.36</text:p>
          </table:table-cell>
          <table:table-cell table:formula="of:=[.G9]*[.$D9]" office:value-type="float" office:value="43.584" calcext:value-type="float">
            <text:p>43.58</text:p>
          </table:table-cell>
          <table:table-cell table:formula="of:=[.H9]*[.$D9]" office:value-type="float" office:value="50.56" calcext:value-type="float">
            <text:p>50.56</text:p>
          </table:table-cell>
          <table:table-cell table:formula="of:=[.I9]*[.$D9]" office:value-type="float" office:value="9.01072" calcext:value-type="float">
            <text:p>9.01</text:p>
          </table:table-cell>
          <table:table-cell table:formula="of:=[.J9]*[.$D9]" office:value-type="float" office:value="12.99088" calcext:value-type="float">
            <text:p>12.99</text:p>
          </table:table-cell>
          <table:table-cell table:formula="of:=[.K9]*[.$D9]" office:value-type="float" office:value="0" calcext:value-type="float">
            <text:p>0.00</text:p>
          </table:table-cell>
          <table:table-cell table:formula="of:=[.L9]*[.$D9]" office:value-type="float" office:value="8.93552" calcext:value-type="float">
            <text:p>8.94</text:p>
          </table:table-cell>
          <table:table-cell table:formula="of:=[.M9]*[.$D9]" office:value-type="float" office:value="1.50304" calcext:value-type="float">
            <text:p>1.50</text:p>
          </table:table-cell>
          <table:table-cell table:formula="of:=[.N9]*[.$D9]" office:value-type="float" office:value="17.1264" calcext:value-type="float">
            <text:p>17.13</text:p>
          </table:table-cell>
          <table:table-cell table:formula="of:=[.O9]*[.$D9]" office:value-type="float" office:value="167.792" calcext:value-type="float">
            <text:p>167.79</text:p>
          </table:table-cell>
          <table:table-cell table:number-columns-repeated="22"/>
        </table:table-row>
        <table:table-row table:style-name="ro1">
          <table:table-cell table:formula="of:=[.A10]" office:value-type="string" office:string-value="nl01" calcext:value-type="string">
            <text:p>nl01</text:p>
          </table:table-cell>
          <table:table-cell table:formula="of:=[.B10]" office:value-type="string" office:string-value="noHT" calcext:value-type="string">
            <text:p>noHT</text:p>
          </table:table-cell>
          <table:table-cell table:formula="of:=[.C10]" office:value-type="float" office:value="2048" calcext:value-type="float">
            <text:p>2048</text:p>
          </table:table-cell>
          <table:table-cell table:formula="of:=[.D10]" office:value-type="float" office:value="32" calcext:value-type="float">
            <text:p>32</text:p>
          </table:table-cell>
          <table:table-cell table:formula="of:=[.E10]*[.$D10]" office:value-type="float" office:value="12.10464" calcext:value-type="float">
            <text:p>12.10</text:p>
          </table:table-cell>
          <table:table-cell table:formula="of:=[.F10]*[.$D10]" office:value-type="float" office:value="17.38464" calcext:value-type="float">
            <text:p>17.38</text:p>
          </table:table-cell>
          <table:table-cell table:formula="of:=[.G10]*[.$D10]" office:value-type="float" office:value="43.6064" calcext:value-type="float">
            <text:p>43.61</text:p>
          </table:table-cell>
          <table:table-cell table:formula="of:=[.H10]*[.$D10]" office:value-type="float" office:value="143.5104" calcext:value-type="float">
            <text:p>143.51</text:p>
          </table:table-cell>
          <table:table-cell table:formula="of:=[.I10]*[.$D10]" office:value-type="float" office:value="10.6048" calcext:value-type="float">
            <text:p>10.60</text:p>
          </table:table-cell>
          <table:table-cell table:formula="of:=[.J10]*[.$D10]" office:value-type="float" office:value="42.304" calcext:value-type="float">
            <text:p>42.30</text:p>
          </table:table-cell>
          <table:table-cell table:formula="of:=[.K10]*[.$D10]" office:value-type="float" office:value="0" calcext:value-type="float">
            <text:p>0.00</text:p>
          </table:table-cell>
          <table:table-cell table:formula="of:=[.L10]*[.$D10]" office:value-type="float" office:value="9.73216" calcext:value-type="float">
            <text:p>9.73</text:p>
          </table:table-cell>
          <table:table-cell table:formula="of:=[.M10]*[.$D10]" office:value-type="float" office:value="7.84736" calcext:value-type="float">
            <text:p>7.85</text:p>
          </table:table-cell>
          <table:table-cell table:formula="of:=[.N10]*[.$D10]" office:value-type="float" office:value="49.088" calcext:value-type="float">
            <text:p>49.09</text:p>
          </table:table-cell>
          <table:table-cell table:formula="of:=[.O10]*[.$D10]" office:value-type="float" office:value="343.36" calcext:value-type="float">
            <text:p>343.36</text:p>
          </table:table-cell>
          <table:table-cell table:number-columns-repeated="22"/>
        </table:table-row>
        <table:table-row table:style-name="ro1">
          <table:table-cell table:formula="of:=[.A11]" office:value-type="string" office:string-value="nl01" calcext:value-type="string">
            <text:p>nl01</text:p>
          </table:table-cell>
          <table:table-cell table:formula="of:=[.B11]" office:value-type="string" office:string-value="noHT" calcext:value-type="string">
            <text:p>noHT</text:p>
          </table:table-cell>
          <table:table-cell table:formula="of:=[.C11]" office:value-type="float" office:value="4096" calcext:value-type="float">
            <text:p>4096</text:p>
          </table:table-cell>
          <table:table-cell table:formula="of:=[.D11]" office:value-type="float" office:value="64" calcext:value-type="float">
            <text:p>64</text:p>
          </table:table-cell>
          <table:table-cell table:formula="of:=[.E11]*[.$D11]" office:value-type="float" office:value="14.34432" calcext:value-type="float">
            <text:p>14.34</text:p>
          </table:table-cell>
          <table:table-cell table:formula="of:=[.F11]*[.$D11]" office:value-type="float" office:value="64.8576" calcext:value-type="float">
            <text:p>64.86</text:p>
          </table:table-cell>
          <table:table-cell table:formula="of:=[.G11]*[.$D11]" office:value-type="float" office:value="66.9888" calcext:value-type="float">
            <text:p>66.99</text:p>
          </table:table-cell>
          <table:table-cell table:formula="of:=[.H11]*[.$D11]" office:value-type="float" office:value="158.8288" calcext:value-type="float">
            <text:p>158.83</text:p>
          </table:table-cell>
          <table:table-cell table:formula="of:=[.I11]*[.$D11]" office:value-type="float" office:value="13.71712" calcext:value-type="float">
            <text:p>13.72</text:p>
          </table:table-cell>
          <table:table-cell table:formula="of:=[.J11]*[.$D11]" office:value-type="float" office:value="58.49152" calcext:value-type="float">
            <text:p>58.49</text:p>
          </table:table-cell>
          <table:table-cell table:formula="of:=[.K11]*[.$D11]" office:value-type="float" office:value="0" calcext:value-type="float">
            <text:p>0.00</text:p>
          </table:table-cell>
          <table:table-cell table:formula="of:=[.L11]*[.$D11]" office:value-type="float" office:value="10.3488" calcext:value-type="float">
            <text:p>10.35</text:p>
          </table:table-cell>
          <table:table-cell table:formula="of:=[.M11]*[.$D11]" office:value-type="float" office:value="19.54112" calcext:value-type="float">
            <text:p>19.54</text:p>
          </table:table-cell>
          <table:table-cell table:formula="of:=[.N11]*[.$D11]" office:value-type="float" office:value="69.2032" calcext:value-type="float">
            <text:p>69.20</text:p>
          </table:table-cell>
          <table:table-cell table:formula="of:=[.O11]*[.$D11]" office:value-type="float" office:value="489.6832" calcext:value-type="float">
            <text:p>489.68</text:p>
          </table:table-cell>
          <table:table-cell table:number-columns-repeated="22"/>
        </table:table-row>
        <table:table-row table:style-name="ro1">
          <table:table-cell table:formula="of:=[.A12]" office:value-type="string" office:string-value="nl01" calcext:value-type="string">
            <text:p>nl01</text:p>
          </table:table-cell>
          <table:table-cell table:formula="of:=[.B12]" office:value-type="string" office:string-value="HT2" calcext:value-type="string">
            <text:p>HT2</text:p>
          </table:table-cell>
          <table:table-cell table:formula="of:=[.C12]" office:value-type="float" office:value="128" calcext:value-type="float">
            <text:p>128</text:p>
          </table:table-cell>
          <table:table-cell table:formula="of:=[.D12]" office:value-type="float" office:value="2" calcext:value-type="float">
            <text:p>2</text:p>
          </table:table-cell>
          <table:table-cell table:formula="of:=[.E12]*[.$D12]" office:value-type="float" office:value="9.3742" calcext:value-type="float">
            <text:p>9.37</text:p>
          </table:table-cell>
          <table:table-cell table:formula="of:=[.F12]*[.$D12]" office:value-type="float" office:value="0.34218" calcext:value-type="float">
            <text:p>0.34</text:p>
          </table:table-cell>
          <table:table-cell table:formula="of:=[.G12]*[.$D12]" office:value-type="float" office:value="35.588" calcext:value-type="float">
            <text:p>35.59</text:p>
          </table:table-cell>
          <table:table-cell table:formula="of:=[.H12]*[.$D12]" office:value-type="float" office:value="12.5468" calcext:value-type="float">
            <text:p>12.55</text:p>
          </table:table-cell>
          <table:table-cell table:formula="of:=[.I12]*[.$D12]" office:value-type="float" office:value="6.7908" calcext:value-type="float">
            <text:p>6.79</text:p>
          </table:table-cell>
          <table:table-cell table:formula="of:=[.J12]*[.$D12]" office:value-type="float" office:value="1.49096" calcext:value-type="float">
            <text:p>1.49</text:p>
          </table:table-cell>
          <table:table-cell table:formula="of:=[.K12]*[.$D12]" office:value-type="float" office:value="0" calcext:value-type="float">
            <text:p>0.00</text:p>
          </table:table-cell>
          <table:table-cell table:formula="of:=[.L12]*[.$D12]" office:value-type="float" office:value="11.6234" calcext:value-type="float">
            <text:p>11.62</text:p>
          </table:table-cell>
          <table:table-cell table:formula="of:=[.M12]*[.$D12]" office:value-type="float" office:value="0.4092" calcext:value-type="float">
            <text:p>0.41</text:p>
          </table:table-cell>
          <table:table-cell table:formula="of:=[.N12]*[.$D12]" office:value-type="float" office:value="2.4308" calcext:value-type="float">
            <text:p>2.43</text:p>
          </table:table-cell>
          <table:table-cell table:formula="of:=[.O12]*[.$D12]" office:value-type="float" office:value="82.682" calcext:value-type="float">
            <text:p>82.68</text:p>
          </table:table-cell>
          <table:table-cell table:number-columns-repeated="22"/>
        </table:table-row>
        <table:table-row table:style-name="ro1">
          <table:table-cell table:formula="of:=[.A13]" office:value-type="string" office:string-value="nl01" calcext:value-type="string">
            <text:p>nl01</text:p>
          </table:table-cell>
          <table:table-cell table:formula="of:=[.B13]" office:value-type="string" office:string-value="HT2" calcext:value-type="string">
            <text:p>HT2</text:p>
          </table:table-cell>
          <table:table-cell table:formula="of:=[.C13]" office:value-type="float" office:value="256" calcext:value-type="float">
            <text:p>256</text:p>
          </table:table-cell>
          <table:table-cell table:formula="of:=[.D13]" office:value-type="float" office:value="4" calcext:value-type="float">
            <text:p>4</text:p>
          </table:table-cell>
          <table:table-cell table:formula="of:=[.E13]*[.$D13]" office:value-type="float" office:value="9.5436" calcext:value-type="float">
            <text:p>9.54</text:p>
          </table:table-cell>
          <table:table-cell table:formula="of:=[.F13]*[.$D13]" office:value-type="float" office:value="2.45748" calcext:value-type="float">
            <text:p>2.46</text:p>
          </table:table-cell>
          <table:table-cell table:formula="of:=[.G13]*[.$D13]" office:value-type="float" office:value="35.6152" calcext:value-type="float">
            <text:p>35.62</text:p>
          </table:table-cell>
          <table:table-cell table:formula="of:=[.H13]*[.$D13]" office:value-type="float" office:value="20.7756" calcext:value-type="float">
            <text:p>20.78</text:p>
          </table:table-cell>
          <table:table-cell table:formula="of:=[.I13]*[.$D13]" office:value-type="float" office:value="7.072" calcext:value-type="float">
            <text:p>7.07</text:p>
          </table:table-cell>
          <table:table-cell table:formula="of:=[.J13]*[.$D13]" office:value-type="float" office:value="3.21592" calcext:value-type="float">
            <text:p>3.22</text:p>
          </table:table-cell>
          <table:table-cell table:formula="of:=[.K13]*[.$D13]" office:value-type="float" office:value="0" calcext:value-type="float">
            <text:p>0.00</text:p>
          </table:table-cell>
          <table:table-cell table:formula="of:=[.L13]*[.$D13]" office:value-type="float" office:value="8.5796" calcext:value-type="float">
            <text:p>8.58</text:p>
          </table:table-cell>
          <table:table-cell table:formula="of:=[.M13]*[.$D13]" office:value-type="float" office:value="0.66096" calcext:value-type="float">
            <text:p>0.66</text:p>
          </table:table-cell>
          <table:table-cell table:formula="of:=[.N13]*[.$D13]" office:value-type="float" office:value="5.1244" calcext:value-type="float">
            <text:p>5.12</text:p>
          </table:table-cell>
          <table:table-cell table:formula="of:=[.O13]*[.$D13]" office:value-type="float" office:value="95.56" calcext:value-type="float">
            <text:p>95.56</text:p>
          </table:table-cell>
          <table:table-cell table:number-columns-repeated="22"/>
        </table:table-row>
        <table:table-row table:style-name="ro1">
          <table:table-cell table:formula="of:=[.A14]" office:value-type="string" office:string-value="nl01" calcext:value-type="string">
            <text:p>nl01</text:p>
          </table:table-cell>
          <table:table-cell table:formula="of:=[.B14]" office:value-type="string" office:string-value="HT2" calcext:value-type="string">
            <text:p>HT2</text:p>
          </table:table-cell>
          <table:table-cell table:formula="of:=[.C14]" office:value-type="float" office:value="512" calcext:value-type="float">
            <text:p>512</text:p>
          </table:table-cell>
          <table:table-cell table:formula="of:=[.D14]" office:value-type="float" office:value="8" calcext:value-type="float">
            <text:p>8</text:p>
          </table:table-cell>
          <table:table-cell table:formula="of:=[.E14]*[.$D14]" office:value-type="float" office:value="9.7576" calcext:value-type="float">
            <text:p>9.76</text:p>
          </table:table-cell>
          <table:table-cell table:formula="of:=[.F14]*[.$D14]" office:value-type="float" office:value="3.24104" calcext:value-type="float">
            <text:p>3.24</text:p>
          </table:table-cell>
          <table:table-cell table:formula="of:=[.G14]*[.$D14]" office:value-type="float" office:value="35.0696" calcext:value-type="float">
            <text:p>35.07</text:p>
          </table:table-cell>
          <table:table-cell table:formula="of:=[.H14]*[.$D14]" office:value-type="float" office:value="31.0168" calcext:value-type="float">
            <text:p>31.02</text:p>
          </table:table-cell>
          <table:table-cell table:formula="of:=[.I14]*[.$D14]" office:value-type="float" office:value="7.56736" calcext:value-type="float">
            <text:p>7.57</text:p>
          </table:table-cell>
          <table:table-cell table:formula="of:=[.J14]*[.$D14]" office:value-type="float" office:value="7.23784" calcext:value-type="float">
            <text:p>7.24</text:p>
          </table:table-cell>
          <table:table-cell table:formula="of:=[.K14]*[.$D14]" office:value-type="float" office:value="0" calcext:value-type="float">
            <text:p>0.00</text:p>
          </table:table-cell>
          <table:table-cell table:formula="of:=[.L14]*[.$D14]" office:value-type="float" office:value="7.75352" calcext:value-type="float">
            <text:p>7.75</text:p>
          </table:table-cell>
          <table:table-cell table:formula="of:=[.M14]*[.$D14]" office:value-type="float" office:value="1.91512" calcext:value-type="float">
            <text:p>1.92</text:p>
          </table:table-cell>
          <table:table-cell table:formula="of:=[.N14]*[.$D14]" office:value-type="float" office:value="9.1768" calcext:value-type="float">
            <text:p>9.18</text:p>
          </table:table-cell>
          <table:table-cell table:formula="of:=[.O14]*[.$D14]" office:value-type="float" office:value="116.312" calcext:value-type="float">
            <text:p>116.31</text:p>
          </table:table-cell>
          <table:table-cell table:number-columns-repeated="22"/>
        </table:table-row>
        <table:table-row table:style-name="ro1">
          <table:table-cell table:formula="of:=[.A15]" office:value-type="string" office:string-value="nl01" calcext:value-type="string">
            <text:p>nl01</text:p>
          </table:table-cell>
          <table:table-cell table:formula="of:=[.B15]" office:value-type="string" office:string-value="HT2" calcext:value-type="string">
            <text:p>HT2</text:p>
          </table:table-cell>
          <table:table-cell table:formula="of:=[.C15]" office:value-type="float" office:value="1024" calcext:value-type="float">
            <text:p>1024</text:p>
          </table:table-cell>
          <table:table-cell table:formula="of:=[.D15]" office:value-type="float" office:value="16" calcext:value-type="float">
            <text:p>16</text:p>
          </table:table-cell>
          <table:table-cell table:formula="of:=[.E15]*[.$D15]" office:value-type="float" office:value="10.40768" calcext:value-type="float">
            <text:p>10.41</text:p>
          </table:table-cell>
          <table:table-cell table:formula="of:=[.F15]*[.$D15]" office:value-type="float" office:value="6.84752" calcext:value-type="float">
            <text:p>6.85</text:p>
          </table:table-cell>
          <table:table-cell table:formula="of:=[.G15]*[.$D15]" office:value-type="float" office:value="35.4576" calcext:value-type="float">
            <text:p>35.46</text:p>
          </table:table-cell>
          <table:table-cell table:formula="of:=[.H15]*[.$D15]" office:value-type="float" office:value="65.2608" calcext:value-type="float">
            <text:p>65.26</text:p>
          </table:table-cell>
          <table:table-cell table:formula="of:=[.I15]*[.$D15]" office:value-type="float" office:value="8.65616" calcext:value-type="float">
            <text:p>8.66</text:p>
          </table:table-cell>
          <table:table-cell table:formula="of:=[.J15]*[.$D15]" office:value-type="float" office:value="18.4896" calcext:value-type="float">
            <text:p>18.49</text:p>
          </table:table-cell>
          <table:table-cell table:formula="of:=[.K15]*[.$D15]" office:value-type="float" office:value="0" calcext:value-type="float">
            <text:p>0.00</text:p>
          </table:table-cell>
          <table:table-cell table:formula="of:=[.L15]*[.$D15]" office:value-type="float" office:value="8.75904" calcext:value-type="float">
            <text:p>8.76</text:p>
          </table:table-cell>
          <table:table-cell table:formula="of:=[.M15]*[.$D15]" office:value-type="float" office:value="1.62912" calcext:value-type="float">
            <text:p>1.63</text:p>
          </table:table-cell>
          <table:table-cell table:formula="of:=[.N15]*[.$D15]" office:value-type="float" office:value="28.1024" calcext:value-type="float">
            <text:p>28.10</text:p>
          </table:table-cell>
          <table:table-cell table:formula="of:=[.O15]*[.$D15]" office:value-type="float" office:value="189.472" calcext:value-type="float">
            <text:p>189.47</text:p>
          </table:table-cell>
          <table:table-cell table:number-columns-repeated="22"/>
        </table:table-row>
        <table:table-row table:style-name="ro1">
          <table:table-cell table:formula="of:=[.A16]" office:value-type="string" office:string-value="nl01" calcext:value-type="string">
            <text:p>nl01</text:p>
          </table:table-cell>
          <table:table-cell table:formula="of:=[.B16]" office:value-type="string" office:string-value="HT2" calcext:value-type="string">
            <text:p>HT2</text:p>
          </table:table-cell>
          <table:table-cell table:formula="of:=[.C16]" office:value-type="float" office:value="2048" calcext:value-type="float">
            <text:p>2048</text:p>
          </table:table-cell>
          <table:table-cell table:formula="of:=[.D16]" office:value-type="float" office:value="32" calcext:value-type="float">
            <text:p>32</text:p>
          </table:table-cell>
          <table:table-cell table:formula="of:=[.E16]*[.$D16]" office:value-type="float" office:value="11.85184" calcext:value-type="float">
            <text:p>11.85</text:p>
          </table:table-cell>
          <table:table-cell table:formula="of:=[.F16]*[.$D16]" office:value-type="float" office:value="16.08896" calcext:value-type="float">
            <text:p>16.09</text:p>
          </table:table-cell>
          <table:table-cell table:formula="of:=[.G16]*[.$D16]" office:value-type="float" office:value="45.7824" calcext:value-type="float">
            <text:p>45.78</text:p>
          </table:table-cell>
          <table:table-cell table:formula="of:=[.H16]*[.$D16]" office:value-type="float" office:value="93.2096" calcext:value-type="float">
            <text:p>93.21</text:p>
          </table:table-cell>
          <table:table-cell table:formula="of:=[.I16]*[.$D16]" office:value-type="float" office:value="11.22016" calcext:value-type="float">
            <text:p>11.22</text:p>
          </table:table-cell>
          <table:table-cell table:formula="of:=[.J16]*[.$D16]" office:value-type="float" office:value="14.23904" calcext:value-type="float">
            <text:p>14.24</text:p>
          </table:table-cell>
          <table:table-cell table:formula="of:=[.K16]*[.$D16]" office:value-type="float" office:value="0" calcext:value-type="float">
            <text:p>0.00</text:p>
          </table:table-cell>
          <table:table-cell table:formula="of:=[.L16]*[.$D16]" office:value-type="float" office:value="8.2336" calcext:value-type="float">
            <text:p>8.23</text:p>
          </table:table-cell>
          <table:table-cell table:formula="of:=[.M16]*[.$D16]" office:value-type="float" office:value="7.97056" calcext:value-type="float">
            <text:p>7.97</text:p>
          </table:table-cell>
          <table:table-cell table:formula="of:=[.N16]*[.$D16]" office:value-type="float" office:value="43.84" calcext:value-type="float">
            <text:p>43.84</text:p>
          </table:table-cell>
          <table:table-cell table:formula="of:=[.O16]*[.$D16]" office:value-type="float" office:value="262.8896" calcext:value-type="float">
            <text:p>262.89</text:p>
          </table:table-cell>
          <table:table-cell table:number-columns-repeated="22"/>
        </table:table-row>
        <table:table-row table:style-name="ro1">
          <table:table-cell table:formula="of:=[.A17]" office:value-type="string" office:string-value="nl01" calcext:value-type="string">
            <text:p>nl01</text:p>
          </table:table-cell>
          <table:table-cell table:formula="of:=[.B17]" office:value-type="string" office:string-value="HT2" calcext:value-type="string">
            <text:p>HT2</text:p>
          </table:table-cell>
          <table:table-cell table:formula="of:=[.C17]" office:value-type="float" office:value="4096" calcext:value-type="float">
            <text:p>4096</text:p>
          </table:table-cell>
          <table:table-cell table:formula="of:=[.D17]" office:value-type="float" office:value="64" calcext:value-type="float">
            <text:p>64</text:p>
          </table:table-cell>
          <table:table-cell table:formula="of:=[.E17]*[.$D17]" office:value-type="float" office:value="24.45248" calcext:value-type="float">
            <text:p>24.45</text:p>
          </table:table-cell>
          <table:table-cell table:formula="of:=[.F17]*[.$D17]" office:value-type="float" office:value="90.2912" calcext:value-type="float">
            <text:p>90.29</text:p>
          </table:table-cell>
          <table:table-cell table:formula="of:=[.G17]*[.$D17]" office:value-type="float" office:value="53.4016" calcext:value-type="float">
            <text:p>53.40</text:p>
          </table:table-cell>
          <table:table-cell table:formula="of:=[.H17]*[.$D17]" office:value-type="float" office:value="247.6672" calcext:value-type="float">
            <text:p>247.67</text:p>
          </table:table-cell>
          <table:table-cell table:formula="of:=[.I17]*[.$D17]" office:value-type="float" office:value="22.6336" calcext:value-type="float">
            <text:p>22.63</text:p>
          </table:table-cell>
          <table:table-cell table:formula="of:=[.J17]*[.$D17]" office:value-type="float" office:value="86.0928" calcext:value-type="float">
            <text:p>86.09</text:p>
          </table:table-cell>
          <table:table-cell table:formula="of:=[.K17]*[.$D17]" office:value-type="float" office:value="0" calcext:value-type="float">
            <text:p>0.00</text:p>
          </table:table-cell>
          <table:table-cell table:formula="of:=[.L17]*[.$D17]" office:value-type="float" office:value="10.42752" calcext:value-type="float">
            <text:p>10.43</text:p>
          </table:table-cell>
          <table:table-cell table:formula="of:=[.M17]*[.$D17]" office:value-type="float" office:value="22.96512" calcext:value-type="float">
            <text:p>22.97</text:p>
          </table:table-cell>
          <table:table-cell table:formula="of:=[.N17]*[.$D17]" office:value-type="float" office:value="107.936" calcext:value-type="float">
            <text:p>107.94</text:p>
          </table:table-cell>
          <table:table-cell table:formula="of:=[.O17]*[.$D17]" office:value-type="float" office:value="686.464" calcext:value-type="float">
            <text:p>686.46</text:p>
          </table:table-cell>
          <table:table-cell table:number-columns-repeated="22"/>
        </table:table-row>
        <table:table-row table:style-name="ro1">
          <table:table-cell table:formula="of:=[.A18]" office:value-type="string" office:string-value="nl01" calcext:value-type="string">
            <text:p>nl01</text:p>
          </table:table-cell>
          <table:table-cell table:formula="of:=[.B18]" office:value-type="string" office:string-value="HT2_o16" calcext:value-type="string">
            <text:p>HT2_o16</text:p>
          </table:table-cell>
          <table:table-cell table:formula="of:=[.C18]" office:value-type="float" office:value="64" calcext:value-type="float">
            <text:p>64</text:p>
          </table:table-cell>
          <table:table-cell table:formula="of:=[.D18]" office:value-type="float" office:value="8" calcext:value-type="float">
            <text:p>8</text:p>
          </table:table-cell>
          <table:table-cell table:formula="of:=[.E18]*[.$D18]" office:value-type="float" office:value="11.952" calcext:value-type="float">
            <text:p>11.95</text:p>
          </table:table-cell>
          <table:table-cell table:formula="of:=[.F18]*[.$D18]" office:value-type="float" office:value="3.632" calcext:value-type="float">
            <text:p>3.63</text:p>
          </table:table-cell>
          <table:table-cell table:formula="of:=[.G18]*[.$D18]" office:value-type="float" office:value="37.0216" calcext:value-type="float">
            <text:p>37.02</text:p>
          </table:table-cell>
          <table:table-cell table:formula="of:=[.H18]*[.$D18]" office:value-type="float" office:value="32.7216" calcext:value-type="float">
            <text:p>32.72</text:p>
          </table:table-cell>
          <table:table-cell table:formula="of:=[.I18]*[.$D18]" office:value-type="float" office:value="8.8504" calcext:value-type="float">
            <text:p>8.85</text:p>
          </table:table-cell>
          <table:table-cell table:formula="of:=[.J18]*[.$D18]" office:value-type="float" office:value="1.8596" calcext:value-type="float">
            <text:p>1.86</text:p>
          </table:table-cell>
          <table:table-cell table:formula="of:=[.K18]*[.$D18]" office:value-type="float" office:value="0" calcext:value-type="float">
            <text:p>0.00</text:p>
          </table:table-cell>
          <table:table-cell table:formula="of:=[.L18]*[.$D18]" office:value-type="float" office:value="7.51104" calcext:value-type="float">
            <text:p>7.51</text:p>
          </table:table-cell>
          <table:table-cell table:formula="of:=[.M18]*[.$D18]" office:value-type="float" office:value="1.43016" calcext:value-type="float">
            <text:p>1.43</text:p>
          </table:table-cell>
          <table:table-cell table:formula="of:=[.N18]*[.$D18]" office:value-type="float" office:value="9.0288" calcext:value-type="float">
            <text:p>9.03</text:p>
          </table:table-cell>
          <table:table-cell table:formula="of:=[.O18]*[.$D18]" office:value-type="float" office:value="124.384" calcext:value-type="float">
            <text:p>124.38</text:p>
          </table:table-cell>
          <table:table-cell table:number-columns-repeated="22"/>
        </table:table-row>
        <table:table-row table:style-name="ro1">
          <table:table-cell table:formula="of:=[.A19]" office:value-type="string" office:string-value="nl01" calcext:value-type="string">
            <text:p>nl01</text:p>
          </table:table-cell>
          <table:table-cell table:formula="of:=[.B19]" office:value-type="string" office:string-value="HT2_o16" calcext:value-type="string">
            <text:p>HT2_o16</text:p>
          </table:table-cell>
          <table:table-cell table:formula="of:=[.C19]" office:value-type="float" office:value="256" calcext:value-type="float">
            <text:p>256</text:p>
          </table:table-cell>
          <table:table-cell table:formula="of:=[.D19]" office:value-type="float" office:value="32" calcext:value-type="float">
            <text:p>32</text:p>
          </table:table-cell>
          <table:table-cell table:formula="of:=[.E19]*[.$D19]" office:value-type="float" office:value="17.7136" calcext:value-type="float">
            <text:p>17.71</text:p>
          </table:table-cell>
          <table:table-cell table:formula="of:=[.F19]*[.$D19]" office:value-type="float" office:value="10.10784" calcext:value-type="float">
            <text:p>10.11</text:p>
          </table:table-cell>
          <table:table-cell table:formula="of:=[.G19]*[.$D19]" office:value-type="float" office:value="50.8544" calcext:value-type="float">
            <text:p>50.85</text:p>
          </table:table-cell>
          <table:table-cell table:formula="of:=[.H19]*[.$D19]" office:value-type="float" office:value="65.7024" calcext:value-type="float">
            <text:p>65.70</text:p>
          </table:table-cell>
          <table:table-cell table:formula="of:=[.I19]*[.$D19]" office:value-type="float" office:value="16.16256" calcext:value-type="float">
            <text:p>16.16</text:p>
          </table:table-cell>
          <table:table-cell table:formula="of:=[.J19]*[.$D19]" office:value-type="float" office:value="11.69696" calcext:value-type="float">
            <text:p>11.70</text:p>
          </table:table-cell>
          <table:table-cell table:formula="of:=[.K19]*[.$D19]" office:value-type="float" office:value="0" calcext:value-type="float">
            <text:p>0.00</text:p>
          </table:table-cell>
          <table:table-cell table:formula="of:=[.L19]*[.$D19]" office:value-type="float" office:value="7.6496" calcext:value-type="float">
            <text:p>7.65</text:p>
          </table:table-cell>
          <table:table-cell table:formula="of:=[.M19]*[.$D19]" office:value-type="float" office:value="3.8608" calcext:value-type="float">
            <text:p>3.86</text:p>
          </table:table-cell>
          <table:table-cell table:formula="of:=[.N19]*[.$D19]" office:value-type="float" office:value="36.0288" calcext:value-type="float">
            <text:p>36.03</text:p>
          </table:table-cell>
          <table:table-cell table:formula="of:=[.O19]*[.$D19]" office:value-type="float" office:value="237.072" calcext:value-type="float">
            <text:p>237.07</text:p>
          </table:table-cell>
          <table:table-cell table:number-columns-repeated="22"/>
        </table:table-row>
        <table:table-row table:style-name="ro1">
          <table:table-cell table:formula="of:=[.A20]" office:value-type="string" office:string-value="nl01" calcext:value-type="string">
            <text:p>nl01</text:p>
          </table:table-cell>
          <table:table-cell table:formula="of:=[.B20]" office:value-type="string" office:string-value="HT2_o16" calcext:value-type="string">
            <text:p>HT2_o16</text:p>
          </table:table-cell>
          <table:table-cell table:formula="of:=[.C20]" office:value-type="float" office:value="1024" calcext:value-type="float">
            <text:p>1024</text:p>
          </table:table-cell>
          <table:table-cell table:formula="of:=[.D20]" office:value-type="float" office:value="128" calcext:value-type="float">
            <text:p>128</text:p>
          </table:table-cell>
          <table:table-cell table:formula="of:=[.E20]*[.$D20]" office:value-type="float" office:value="62.03776" calcext:value-type="float">
            <text:p>62.04</text:p>
          </table:table-cell>
          <table:table-cell table:formula="of:=[.F20]*[.$D20]" office:value-type="float" office:value="56.4288" calcext:value-type="float">
            <text:p>56.43</text:p>
          </table:table-cell>
          <table:table-cell table:formula="of:=[.G20]*[.$D20]" office:value-type="float" office:value="99.7952" calcext:value-type="float">
            <text:p>99.80</text:p>
          </table:table-cell>
          <table:table-cell table:formula="of:=[.H20]*[.$D20]" office:value-type="float" office:value="125.376" calcext:value-type="float">
            <text:p>125.38</text:p>
          </table:table-cell>
          <table:table-cell table:formula="of:=[.I20]*[.$D20]" office:value-type="float" office:value="56.33024" calcext:value-type="float">
            <text:p>56.33</text:p>
          </table:table-cell>
          <table:table-cell table:formula="of:=[.J20]*[.$D20]" office:value-type="float" office:value="62.56896" calcext:value-type="float">
            <text:p>62.57</text:p>
          </table:table-cell>
          <table:table-cell table:formula="of:=[.K20]*[.$D20]" office:value-type="float" office:value="0" calcext:value-type="float">
            <text:p>0.00</text:p>
          </table:table-cell>
          <table:table-cell table:formula="of:=[.L20]*[.$D20]" office:value-type="float" office:value="13.5936" calcext:value-type="float">
            <text:p>13.59</text:p>
          </table:table-cell>
          <table:table-cell table:formula="of:=[.M20]*[.$D20]" office:value-type="float" office:value="22.98624" calcext:value-type="float">
            <text:p>22.99</text:p>
          </table:table-cell>
          <table:table-cell table:formula="of:=[.N20]*[.$D20]" office:value-type="float" office:value="147.5584" calcext:value-type="float">
            <text:p>147.56</text:p>
          </table:table-cell>
          <table:table-cell table:formula="of:=[.O20]*[.$D20]" office:value-type="float" office:value="691.1616" calcext:value-type="float">
            <text:p>691.16</text:p>
          </table:table-cell>
          <table:table-cell table:number-columns-repeated="22"/>
        </table:table-row>
        <table:table-row table:style-name="ro1">
          <table:table-cell table:formula="of:=[.A21]" office:value-type="string" office:string-value="nl01" calcext:value-type="string">
            <text:p>nl01</text:p>
          </table:table-cell>
          <table:table-cell table:formula="of:=[.B21]" office:value-type="string" office:string-value="HT2_o32" calcext:value-type="string">
            <text:p>HT2_o32</text:p>
          </table:table-cell>
          <table:table-cell table:formula="of:=[.C21]" office:value-type="float" office:value="64" calcext:value-type="float">
            <text:p>64</text:p>
          </table:table-cell>
          <table:table-cell table:formula="of:=[.D21]" office:value-type="float" office:value="16" calcext:value-type="float">
            <text:p>16</text:p>
          </table:table-cell>
          <table:table-cell table:formula="of:=[.E21]*[.$D21]" office:value-type="float" office:value="18.176" calcext:value-type="float">
            <text:p>18.18</text:p>
          </table:table-cell>
          <table:table-cell table:formula="of:=[.F21]*[.$D21]" office:value-type="float" office:value="3.66208" calcext:value-type="float">
            <text:p>3.66</text:p>
          </table:table-cell>
          <table:table-cell table:formula="of:=[.G21]*[.$D21]" office:value-type="float" office:value="38.2432" calcext:value-type="float">
            <text:p>38.24</text:p>
          </table:table-cell>
          <table:table-cell table:formula="of:=[.H21]*[.$D21]" office:value-type="float" office:value="39.392" calcext:value-type="float">
            <text:p>39.39</text:p>
          </table:table-cell>
          <table:table-cell table:formula="of:=[.I21]*[.$D21]" office:value-type="float" office:value="14.236" calcext:value-type="float">
            <text:p>14.24</text:p>
          </table:table-cell>
          <table:table-cell table:formula="of:=[.J21]*[.$D21]" office:value-type="float" office:value="2.02032" calcext:value-type="float">
            <text:p>2.02</text:p>
          </table:table-cell>
          <table:table-cell table:formula="of:=[.K21]*[.$D21]" office:value-type="float" office:value="0" calcext:value-type="float">
            <text:p>0.00</text:p>
          </table:table-cell>
          <table:table-cell table:formula="of:=[.L21]*[.$D21]" office:value-type="float" office:value="8.58672" calcext:value-type="float">
            <text:p>8.59</text:p>
          </table:table-cell>
          <table:table-cell table:formula="of:=[.M21]*[.$D21]" office:value-type="float" office:value="2.7832" calcext:value-type="float">
            <text:p>2.78</text:p>
          </table:table-cell>
          <table:table-cell table:formula="of:=[.N21]*[.$D21]" office:value-type="float" office:value="17.6" calcext:value-type="float">
            <text:p>17.60</text:p>
          </table:table-cell>
          <table:table-cell table:formula="of:=[.O21]*[.$D21]" office:value-type="float" office:value="165.088" calcext:value-type="float">
            <text:p>165.09</text:p>
          </table:table-cell>
          <table:table-cell table:number-columns-repeated="22"/>
        </table:table-row>
        <table:table-row table:style-name="ro1">
          <table:table-cell table:formula="of:=[.A22]" office:value-type="string" office:string-value="nl01" calcext:value-type="string">
            <text:p>nl01</text:p>
          </table:table-cell>
          <table:table-cell table:formula="of:=[.B22]" office:value-type="string" office:string-value="HT2_o32" calcext:value-type="string">
            <text:p>HT2_o32</text:p>
          </table:table-cell>
          <table:table-cell table:formula="of:=[.C22]" office:value-type="float" office:value="128" calcext:value-type="float">
            <text:p>128</text:p>
          </table:table-cell>
          <table:table-cell table:formula="of:=[.D22]" office:value-type="float" office:value="32" calcext:value-type="float">
            <text:p>32</text:p>
          </table:table-cell>
          <table:table-cell table:formula="of:=[.E22]*[.$D22]" office:value-type="float" office:value="24.93024" calcext:value-type="float">
            <text:p>24.93</text:p>
          </table:table-cell>
          <table:table-cell table:formula="of:=[.F22]*[.$D22]" office:value-type="float" office:value="8.304" calcext:value-type="float">
            <text:p>8.30</text:p>
          </table:table-cell>
          <table:table-cell table:formula="of:=[.G22]*[.$D22]" office:value-type="float" office:value="51.5584" calcext:value-type="float">
            <text:p>51.56</text:p>
          </table:table-cell>
          <table:table-cell table:formula="of:=[.H22]*[.$D22]" office:value-type="float" office:value="68.448" calcext:value-type="float">
            <text:p>68.45</text:p>
          </table:table-cell>
          <table:table-cell table:formula="of:=[.I22]*[.$D22]" office:value-type="float" office:value="22.0032" calcext:value-type="float">
            <text:p>22.00</text:p>
          </table:table-cell>
          <table:table-cell table:formula="of:=[.J22]*[.$D22]" office:value-type="float" office:value="8.40864" calcext:value-type="float">
            <text:p>8.41</text:p>
          </table:table-cell>
          <table:table-cell table:formula="of:=[.K22]*[.$D22]" office:value-type="float" office:value="0" calcext:value-type="float">
            <text:p>0.00</text:p>
          </table:table-cell>
          <table:table-cell table:formula="of:=[.L22]*[.$D22]" office:value-type="float" office:value="7.6352" calcext:value-type="float">
            <text:p>7.64</text:p>
          </table:table-cell>
          <table:table-cell table:formula="of:=[.M22]*[.$D22]" office:value-type="float" office:value="4.2208" calcext:value-type="float">
            <text:p>4.22</text:p>
          </table:table-cell>
          <table:table-cell table:formula="of:=[.N22]*[.$D22]" office:value-type="float" office:value="39.4464" calcext:value-type="float">
            <text:p>39.45</text:p>
          </table:table-cell>
          <table:table-cell table:formula="of:=[.O22]*[.$D22]" office:value-type="float" office:value="260.3104" calcext:value-type="float">
            <text:p>260.31</text:p>
          </table:table-cell>
          <table:table-cell table:number-columns-repeated="22"/>
        </table:table-row>
        <table:table-row table:style-name="ro1">
          <table:table-cell table:formula="of:=[.A23]" office:value-type="string" office:string-value="nl01" calcext:value-type="string">
            <text:p>nl01</text:p>
          </table:table-cell>
          <table:table-cell table:formula="of:=[.B23]" office:value-type="string" office:string-value="HT2_o32" calcext:value-type="string">
            <text:p>HT2_o32</text:p>
          </table:table-cell>
          <table:table-cell table:formula="of:=[.C23]" office:value-type="float" office:value="256" calcext:value-type="float">
            <text:p>256</text:p>
          </table:table-cell>
          <table:table-cell table:formula="of:=[.D23]" office:value-type="float" office:value="64" calcext:value-type="float">
            <text:p>64</text:p>
          </table:table-cell>
          <table:table-cell table:formula="of:=[.E23]*[.$D23]" office:value-type="float" office:value="45.49632" calcext:value-type="float">
            <text:p>45.50</text:p>
          </table:table-cell>
          <table:table-cell table:formula="of:=[.F23]*[.$D23]" office:value-type="float" office:value="19.56672" calcext:value-type="float">
            <text:p>19.57</text:p>
          </table:table-cell>
          <table:table-cell table:formula="of:=[.G23]*[.$D23]" office:value-type="float" office:value="53.8752" calcext:value-type="float">
            <text:p>53.88</text:p>
          </table:table-cell>
          <table:table-cell table:formula="of:=[.H23]*[.$D23]" office:value-type="float" office:value="69.7984" calcext:value-type="float">
            <text:p>69.80</text:p>
          </table:table-cell>
          <table:table-cell table:formula="of:=[.I23]*[.$D23]" office:value-type="float" office:value="39.57632" calcext:value-type="float">
            <text:p>39.58</text:p>
          </table:table-cell>
          <table:table-cell table:formula="of:=[.J23]*[.$D23]" office:value-type="float" office:value="19.37472" calcext:value-type="float">
            <text:p>19.37</text:p>
          </table:table-cell>
          <table:table-cell table:formula="of:=[.K23]*[.$D23]" office:value-type="float" office:value="0" calcext:value-type="float">
            <text:p>0.00</text:p>
          </table:table-cell>
          <table:table-cell table:formula="of:=[.L23]*[.$D23]" office:value-type="float" office:value="10.1664" calcext:value-type="float">
            <text:p>10.17</text:p>
          </table:table-cell>
          <table:table-cell table:formula="of:=[.M23]*[.$D23]" office:value-type="float" office:value="8.14848" calcext:value-type="float">
            <text:p>8.15</text:p>
          </table:table-cell>
          <table:table-cell table:formula="of:=[.N23]*[.$D23]" office:value-type="float" office:value="76.448" calcext:value-type="float">
            <text:p>76.45</text:p>
          </table:table-cell>
          <table:table-cell table:formula="of:=[.O23]*[.$D23]" office:value-type="float" office:value="374.432" calcext:value-type="float">
            <text:p>374.43</text:p>
          </table:table-cell>
          <table:table-cell table:number-columns-repeated="22"/>
        </table:table-row>
        <table:table-row table:style-name="ro1">
          <table:table-cell table:formula="of:=[.A24]" office:value-type="string" office:string-value="nl01" calcext:value-type="string">
            <text:p>nl01</text:p>
          </table:table-cell>
          <table:table-cell table:formula="of:=[.B24]" office:value-type="string" office:string-value="HT2_o32" calcext:value-type="string">
            <text:p>HT2_o32</text:p>
          </table:table-cell>
          <table:table-cell table:formula="of:=[.C24]" office:value-type="float" office:value="512" calcext:value-type="float">
            <text:p>512</text:p>
          </table:table-cell>
          <table:table-cell table:formula="of:=[.D24]" office:value-type="float" office:value="128" calcext:value-type="float">
            <text:p>128</text:p>
          </table:table-cell>
          <table:table-cell table:formula="of:=[.E24]*[.$D24]" office:value-type="float" office:value="86.26304" calcext:value-type="float">
            <text:p>86.26</text:p>
          </table:table-cell>
          <table:table-cell table:formula="of:=[.F24]*[.$D24]" office:value-type="float" office:value="40.3968" calcext:value-type="float">
            <text:p>40.40</text:p>
          </table:table-cell>
          <table:table-cell table:formula="of:=[.G24]*[.$D24]" office:value-type="float" office:value="102.59456" calcext:value-type="float">
            <text:p>102.59</text:p>
          </table:table-cell>
          <table:table-cell table:formula="of:=[.H24]*[.$D24]" office:value-type="float" office:value="106.24896" calcext:value-type="float">
            <text:p>106.25</text:p>
          </table:table-cell>
          <table:table-cell table:formula="of:=[.I24]*[.$D24]" office:value-type="float" office:value="77.59616" calcext:value-type="float">
            <text:p>77.60</text:p>
          </table:table-cell>
          <table:table-cell table:formula="of:=[.J24]*[.$D24]" office:value-type="float" office:value="39.01696" calcext:value-type="float">
            <text:p>39.02</text:p>
          </table:table-cell>
          <table:table-cell table:formula="of:=[.K24]*[.$D24]" office:value-type="float" office:value="0" calcext:value-type="float">
            <text:p>0.00</text:p>
          </table:table-cell>
          <table:table-cell table:formula="of:=[.L24]*[.$D24]" office:value-type="float" office:value="13.74976" calcext:value-type="float">
            <text:p>13.75</text:p>
          </table:table-cell>
          <table:table-cell table:formula="of:=[.M24]*[.$D24]" office:value-type="float" office:value="13.4144" calcext:value-type="float">
            <text:p>13.41</text:p>
          </table:table-cell>
          <table:table-cell table:formula="of:=[.N24]*[.$D24]" office:value-type="float" office:value="180.6208" calcext:value-type="float">
            <text:p>180.62</text:p>
          </table:table-cell>
          <table:table-cell table:formula="of:=[.O24]*[.$D24]" office:value-type="float" office:value="711.7056" calcext:value-type="float">
            <text:p>711.71</text:p>
          </table:table-cell>
          <table:table-cell table:number-columns-repeated="22"/>
        </table:table-row>
        <table:table-row table:style-name="ro1">
          <table:table-cell table:formula="of:=[.A25]" office:value-type="string" office:string-value="nl01" calcext:value-type="string">
            <text:p>nl01</text:p>
          </table:table-cell>
          <table:table-cell table:formula="of:=[.B25]" office:value-type="string" office:string-value="HT2_o8" calcext:value-type="string">
            <text:p>HT2_o8</text:p>
          </table:table-cell>
          <table:table-cell table:formula="of:=[.C25]" office:value-type="float" office:value="32" calcext:value-type="float">
            <text:p>32</text:p>
          </table:table-cell>
          <table:table-cell table:formula="of:=[.D25]" office:value-type="float" office:value="2" calcext:value-type="float">
            <text:p>2</text:p>
          </table:table-cell>
          <table:table-cell table:formula="of:=[.E25]*[.$D25]" office:value-type="float" office:value="9.828" calcext:value-type="float">
            <text:p>9.83</text:p>
          </table:table-cell>
          <table:table-cell table:formula="of:=[.F25]*[.$D25]" office:value-type="float" office:value="2.804" calcext:value-type="float">
            <text:p>2.80</text:p>
          </table:table-cell>
          <table:table-cell table:formula="of:=[.G25]*[.$D25]" office:value-type="float" office:value="36.726" calcext:value-type="float">
            <text:p>36.73</text:p>
          </table:table-cell>
          <table:table-cell table:formula="of:=[.H25]*[.$D25]" office:value-type="float" office:value="12.094" calcext:value-type="float">
            <text:p>12.09</text:p>
          </table:table-cell>
          <table:table-cell table:formula="of:=[.I25]*[.$D25]" office:value-type="float" office:value="7.0476" calcext:value-type="float">
            <text:p>7.05</text:p>
          </table:table-cell>
          <table:table-cell table:formula="of:=[.J25]*[.$D25]" office:value-type="float" office:value="0.21206" calcext:value-type="float">
            <text:p>0.21</text:p>
          </table:table-cell>
          <table:table-cell table:formula="of:=[.K25]*[.$D25]" office:value-type="float" office:value="0" calcext:value-type="float">
            <text:p>0.00</text:p>
          </table:table-cell>
          <table:table-cell table:formula="of:=[.L25]*[.$D25]" office:value-type="float" office:value="7.5056" calcext:value-type="float">
            <text:p>7.51</text:p>
          </table:table-cell>
          <table:table-cell table:formula="of:=[.M25]*[.$D25]" office:value-type="float" office:value="0.67234" calcext:value-type="float">
            <text:p>0.67</text:p>
          </table:table-cell>
          <table:table-cell table:formula="of:=[.N25]*[.$D25]" office:value-type="float" office:value="2.521" calcext:value-type="float">
            <text:p>2.52</text:p>
          </table:table-cell>
          <table:table-cell table:formula="of:=[.O25]*[.$D25]" office:value-type="float" office:value="84.156" calcext:value-type="float">
            <text:p>84.16</text:p>
          </table:table-cell>
          <table:table-cell table:number-columns-repeated="22"/>
        </table:table-row>
        <table:table-row table:style-name="ro1">
          <table:table-cell table:formula="of:=[.A26]" office:value-type="string" office:string-value="nl01" calcext:value-type="string">
            <text:p>nl01</text:p>
          </table:table-cell>
          <table:table-cell table:formula="of:=[.B26]" office:value-type="string" office:string-value="HT2_o8" calcext:value-type="string">
            <text:p>HT2_o8</text:p>
          </table:table-cell>
          <table:table-cell table:formula="of:=[.C26]" office:value-type="float" office:value="128" calcext:value-type="float">
            <text:p>128</text:p>
          </table:table-cell>
          <table:table-cell table:formula="of:=[.D26]" office:value-type="float" office:value="8" calcext:value-type="float">
            <text:p>8</text:p>
          </table:table-cell>
          <table:table-cell table:formula="of:=[.E26]*[.$D26]" office:value-type="float" office:value="10.56" calcext:value-type="float">
            <text:p>10.56</text:p>
          </table:table-cell>
          <table:table-cell table:formula="of:=[.F26]*[.$D26]" office:value-type="float" office:value="1.84096" calcext:value-type="float">
            <text:p>1.84</text:p>
          </table:table-cell>
          <table:table-cell table:formula="of:=[.G26]*[.$D26]" office:value-type="float" office:value="37.2616" calcext:value-type="float">
            <text:p>37.26</text:p>
          </table:table-cell>
          <table:table-cell table:formula="of:=[.H26]*[.$D26]" office:value-type="float" office:value="30.7504" calcext:value-type="float">
            <text:p>30.75</text:p>
          </table:table-cell>
          <table:table-cell table:formula="of:=[.I26]*[.$D26]" office:value-type="float" office:value="8.1656" calcext:value-type="float">
            <text:p>8.17</text:p>
          </table:table-cell>
          <table:table-cell table:formula="of:=[.J26]*[.$D26]" office:value-type="float" office:value="1.46136" calcext:value-type="float">
            <text:p>1.46</text:p>
          </table:table-cell>
          <table:table-cell table:formula="of:=[.K26]*[.$D26]" office:value-type="float" office:value="0" calcext:value-type="float">
            <text:p>0.00</text:p>
          </table:table-cell>
          <table:table-cell table:formula="of:=[.L26]*[.$D26]" office:value-type="float" office:value="7.26616" calcext:value-type="float">
            <text:p>7.27</text:p>
          </table:table-cell>
          <table:table-cell table:formula="of:=[.M26]*[.$D26]" office:value-type="float" office:value="0.95496" calcext:value-type="float">
            <text:p>0.95</text:p>
          </table:table-cell>
          <table:table-cell table:formula="of:=[.N26]*[.$D26]" office:value-type="float" office:value="8.244" calcext:value-type="float">
            <text:p>8.24</text:p>
          </table:table-cell>
          <table:table-cell table:formula="of:=[.O26]*[.$D26]" office:value-type="float" office:value="113.04" calcext:value-type="float">
            <text:p>113.04</text:p>
          </table:table-cell>
          <table:table-cell table:number-columns-repeated="22"/>
        </table:table-row>
        <table:table-row table:style-name="ro1">
          <table:table-cell table:formula="of:=[.A27]" office:value-type="string" office:string-value="nl01" calcext:value-type="string">
            <text:p>nl01</text:p>
          </table:table-cell>
          <table:table-cell table:formula="of:=[.B27]" office:value-type="string" office:string-value="HT2_o8" calcext:value-type="string">
            <text:p>HT2_o8</text:p>
          </table:table-cell>
          <table:table-cell table:formula="of:=[.C27]" office:value-type="float" office:value="256" calcext:value-type="float">
            <text:p>256</text:p>
          </table:table-cell>
          <table:table-cell table:formula="of:=[.D27]" office:value-type="float" office:value="16" calcext:value-type="float">
            <text:p>16</text:p>
          </table:table-cell>
          <table:table-cell table:formula="of:=[.E27]*[.$D27]" office:value-type="float" office:value="11.7392" calcext:value-type="float">
            <text:p>11.74</text:p>
          </table:table-cell>
          <table:table-cell table:formula="of:=[.F27]*[.$D27]" office:value-type="float" office:value="3.6696" calcext:value-type="float">
            <text:p>3.67</text:p>
          </table:table-cell>
          <table:table-cell table:formula="of:=[.G27]*[.$D27]" office:value-type="float" office:value="37.536" calcext:value-type="float">
            <text:p>37.54</text:p>
          </table:table-cell>
          <table:table-cell table:formula="of:=[.H27]*[.$D27]" office:value-type="float" office:value="34.664" calcext:value-type="float">
            <text:p>34.66</text:p>
          </table:table-cell>
          <table:table-cell table:formula="of:=[.I27]*[.$D27]" office:value-type="float" office:value="9.77312" calcext:value-type="float">
            <text:p>9.77</text:p>
          </table:table-cell>
          <table:table-cell table:formula="of:=[.J27]*[.$D27]" office:value-type="float" office:value="5.02528" calcext:value-type="float">
            <text:p>5.03</text:p>
          </table:table-cell>
          <table:table-cell table:formula="of:=[.K27]*[.$D27]" office:value-type="float" office:value="0" calcext:value-type="float">
            <text:p>0.00</text:p>
          </table:table-cell>
          <table:table-cell table:formula="of:=[.L27]*[.$D27]" office:value-type="float" office:value="7.28" calcext:value-type="float">
            <text:p>7.28</text:p>
          </table:table-cell>
          <table:table-cell table:formula="of:=[.M27]*[.$D27]" office:value-type="float" office:value="1.67808" calcext:value-type="float">
            <text:p>1.68</text:p>
          </table:table-cell>
          <table:table-cell table:formula="of:=[.N27]*[.$D27]" office:value-type="float" office:value="18.624" calcext:value-type="float">
            <text:p>18.62</text:p>
          </table:table-cell>
          <table:table-cell table:formula="of:=[.O27]*[.$D27]" office:value-type="float" office:value="138.752" calcext:value-type="float">
            <text:p>138.75</text:p>
          </table:table-cell>
          <table:table-cell table:number-columns-repeated="22"/>
        </table:table-row>
        <table:table-row table:style-name="ro1">
          <table:table-cell table:formula="of:=[.A28]" office:value-type="string" office:string-value="nl01" calcext:value-type="string">
            <text:p>nl01</text:p>
          </table:table-cell>
          <table:table-cell table:formula="of:=[.B28]" office:value-type="string" office:string-value="HT2_o8" calcext:value-type="string">
            <text:p>HT2_o8</text:p>
          </table:table-cell>
          <table:table-cell table:formula="of:=[.C28]" office:value-type="float" office:value="512" calcext:value-type="float">
            <text:p>512</text:p>
          </table:table-cell>
          <table:table-cell table:formula="of:=[.D28]" office:value-type="float" office:value="32" calcext:value-type="float">
            <text:p>32</text:p>
          </table:table-cell>
          <table:table-cell table:formula="of:=[.E28]*[.$D28]" office:value-type="float" office:value="13.90784" calcext:value-type="float">
            <text:p>13.91</text:p>
          </table:table-cell>
          <table:table-cell table:formula="of:=[.F28]*[.$D28]" office:value-type="float" office:value="9.2576" calcext:value-type="float">
            <text:p>9.26</text:p>
          </table:table-cell>
          <table:table-cell table:formula="of:=[.G28]*[.$D28]" office:value-type="float" office:value="48.752" calcext:value-type="float">
            <text:p>48.75</text:p>
          </table:table-cell>
          <table:table-cell table:formula="of:=[.H28]*[.$D28]" office:value-type="float" office:value="48.3936" calcext:value-type="float">
            <text:p>48.39</text:p>
          </table:table-cell>
          <table:table-cell table:formula="of:=[.I28]*[.$D28]" office:value-type="float" office:value="13.34304" calcext:value-type="float">
            <text:p>13.34</text:p>
          </table:table-cell>
          <table:table-cell table:formula="of:=[.J28]*[.$D28]" office:value-type="float" office:value="20.16576" calcext:value-type="float">
            <text:p>20.17</text:p>
          </table:table-cell>
          <table:table-cell table:formula="of:=[.K28]*[.$D28]" office:value-type="float" office:value="0" calcext:value-type="float">
            <text:p>0.00</text:p>
          </table:table-cell>
          <table:table-cell table:formula="of:=[.L28]*[.$D28]" office:value-type="float" office:value="7.43296" calcext:value-type="float">
            <text:p>7.43</text:p>
          </table:table-cell>
          <table:table-cell table:formula="of:=[.M28]*[.$D28]" office:value-type="float" office:value="4.39136" calcext:value-type="float">
            <text:p>4.39</text:p>
          </table:table-cell>
          <table:table-cell table:formula="of:=[.N28]*[.$D28]" office:value-type="float" office:value="39.072" calcext:value-type="float">
            <text:p>39.07</text:p>
          </table:table-cell>
          <table:table-cell table:formula="of:=[.O28]*[.$D28]" office:value-type="float" office:value="218.1984" calcext:value-type="float">
            <text:p>218.20</text:p>
          </table:table-cell>
          <table:table-cell table:number-columns-repeated="22"/>
        </table:table-row>
        <table:table-row table:style-name="ro1">
          <table:table-cell table:formula="of:=[.A29]" office:value-type="string" office:string-value="nl01" calcext:value-type="string">
            <text:p>nl01</text:p>
          </table:table-cell>
          <table:table-cell table:formula="of:=[.B29]" office:value-type="string" office:string-value="HT2_o8" calcext:value-type="string">
            <text:p>HT2_o8</text:p>
          </table:table-cell>
          <table:table-cell table:formula="of:=[.C29]" office:value-type="float" office:value="1024" calcext:value-type="float">
            <text:p>1024</text:p>
          </table:table-cell>
          <table:table-cell table:formula="of:=[.D29]" office:value-type="float" office:value="64" calcext:value-type="float">
            <text:p>64</text:p>
          </table:table-cell>
          <table:table-cell table:formula="of:=[.E29]*[.$D29]" office:value-type="float" office:value="25.7824" calcext:value-type="float">
            <text:p>25.78</text:p>
          </table:table-cell>
          <table:table-cell table:formula="of:=[.F29]*[.$D29]" office:value-type="float" office:value="32.1952" calcext:value-type="float">
            <text:p>32.20</text:p>
          </table:table-cell>
          <table:table-cell table:formula="of:=[.G29]*[.$D29]" office:value-type="float" office:value="51.15072" calcext:value-type="float">
            <text:p>51.15</text:p>
          </table:table-cell>
          <table:table-cell table:formula="of:=[.H29]*[.$D29]" office:value-type="float" office:value="76.032" calcext:value-type="float">
            <text:p>76.03</text:p>
          </table:table-cell>
          <table:table-cell table:formula="of:=[.I29]*[.$D29]" office:value-type="float" office:value="23.5232" calcext:value-type="float">
            <text:p>23.52</text:p>
          </table:table-cell>
          <table:table-cell table:formula="of:=[.J29]*[.$D29]" office:value-type="float" office:value="31.1616" calcext:value-type="float">
            <text:p>31.16</text:p>
          </table:table-cell>
          <table:table-cell table:formula="of:=[.K29]*[.$D29]" office:value-type="float" office:value="0" calcext:value-type="float">
            <text:p>0.00</text:p>
          </table:table-cell>
          <table:table-cell table:formula="of:=[.L29]*[.$D29]" office:value-type="float" office:value="9.49632" calcext:value-type="float">
            <text:p>9.50</text:p>
          </table:table-cell>
          <table:table-cell table:formula="of:=[.M29]*[.$D29]" office:value-type="float" office:value="9.9936" calcext:value-type="float">
            <text:p>9.99</text:p>
          </table:table-cell>
          <table:table-cell table:formula="of:=[.N29]*[.$D29]" office:value-type="float" office:value="68.576" calcext:value-type="float">
            <text:p>68.58</text:p>
          </table:table-cell>
          <table:table-cell table:formula="of:=[.O29]*[.$D29]" office:value-type="float" office:value="350.4192" calcext:value-type="float">
            <text:p>350.42</text:p>
          </table:table-cell>
          <table:table-cell table:number-columns-repeated="22"/>
        </table:table-row>
        <table:table-row table:style-name="ro1">
          <table:table-cell table:formula="of:=[.A30]" office:value-type="string" office:string-value="nl01" calcext:value-type="string">
            <text:p>nl01</text:p>
          </table:table-cell>
          <table:table-cell table:formula="of:=[.B30]" office:value-type="string" office:string-value="HT2_o8" calcext:value-type="string">
            <text:p>HT2_o8</text:p>
          </table:table-cell>
          <table:table-cell table:formula="of:=[.C30]" office:value-type="float" office:value="2048" calcext:value-type="float">
            <text:p>2048</text:p>
          </table:table-cell>
          <table:table-cell table:formula="of:=[.D30]" office:value-type="float" office:value="128" calcext:value-type="float">
            <text:p>128</text:p>
          </table:table-cell>
          <table:table-cell table:formula="of:=[.E30]*[.$D30]" office:value-type="float" office:value="49.4592" calcext:value-type="float">
            <text:p>49.46</text:p>
          </table:table-cell>
          <table:table-cell table:formula="of:=[.F30]*[.$D30]" office:value-type="float" office:value="50.25536" calcext:value-type="float">
            <text:p>50.26</text:p>
          </table:table-cell>
          <table:table-cell table:formula="of:=[.G30]*[.$D30]" office:value-type="float" office:value="93.16864" calcext:value-type="float">
            <text:p>93.17</text:p>
          </table:table-cell>
          <table:table-cell table:formula="of:=[.H30]*[.$D30]" office:value-type="float" office:value="116.3072" calcext:value-type="float">
            <text:p>116.31</text:p>
          </table:table-cell>
          <table:table-cell table:formula="of:=[.I30]*[.$D30]" office:value-type="float" office:value="45.56416" calcext:value-type="float">
            <text:p>45.56</text:p>
          </table:table-cell>
          <table:table-cell table:formula="of:=[.J30]*[.$D30]" office:value-type="float" office:value="62.17216" calcext:value-type="float">
            <text:p>62.17</text:p>
          </table:table-cell>
          <table:table-cell table:formula="of:=[.K30]*[.$D30]" office:value-type="float" office:value="0" calcext:value-type="float">
            <text:p>0.00</text:p>
          </table:table-cell>
          <table:table-cell table:formula="of:=[.L30]*[.$D30]" office:value-type="float" office:value="13.57184" calcext:value-type="float">
            <text:p>13.57</text:p>
          </table:table-cell>
          <table:table-cell table:formula="of:=[.M30]*[.$D30]" office:value-type="float" office:value="24.24064" calcext:value-type="float">
            <text:p>24.24</text:p>
          </table:table-cell>
          <table:table-cell table:formula="of:=[.N30]*[.$D30]" office:value-type="float" office:value="139.6608" calcext:value-type="float">
            <text:p>139.66</text:p>
          </table:table-cell>
          <table:table-cell table:formula="of:=[.O30]*[.$D30]" office:value-type="float" office:value="635.392" calcext:value-type="float">
            <text:p>635.39</text:p>
          </table:table-cell>
          <table:table-cell table:number-columns-repeated="22"/>
        </table:table-row>
        <table:table-row table:style-name="ro1">
          <table:table-cell table:formula="of:=[.A31]" office:value-type="string" office:string-value="nl01" calcext:value-type="string">
            <text:p>nl01</text:p>
          </table:table-cell>
          <table:table-cell table:formula="of:=[.B31]" office:value-type="string" office:string-value="HT2_r2" calcext:value-type="string">
            <text:p>HT2_r2</text:p>
          </table:table-cell>
          <table:table-cell table:formula="of:=[.C31]" office:value-type="float" office:value="128" calcext:value-type="float">
            <text:p>128</text:p>
          </table:table-cell>
          <table:table-cell table:formula="of:=[.D31]" office:value-type="float" office:value="2" calcext:value-type="float">
            <text:p>2</text:p>
          </table:table-cell>
          <table:table-cell table:formula="of:=[.E31]*[.$D31]" office:value-type="float" office:value="9.265" calcext:value-type="float">
            <text:p>9.27</text:p>
          </table:table-cell>
          <table:table-cell table:formula="of:=[.F31]*[.$D31]" office:value-type="float" office:value="0.7866" calcext:value-type="float">
            <text:p>0.79</text:p>
          </table:table-cell>
          <table:table-cell table:formula="of:=[.G31]*[.$D31]" office:value-type="float" office:value="35.794" calcext:value-type="float">
            <text:p>35.79</text:p>
          </table:table-cell>
          <table:table-cell table:formula="of:=[.H31]*[.$D31]" office:value-type="float" office:value="4.1754" calcext:value-type="float">
            <text:p>4.18</text:p>
          </table:table-cell>
          <table:table-cell table:formula="of:=[.I31]*[.$D31]" office:value-type="float" office:value="6.8184" calcext:value-type="float">
            <text:p>6.82</text:p>
          </table:table-cell>
          <table:table-cell table:formula="of:=[.J31]*[.$D31]" office:value-type="float" office:value="2.0368" calcext:value-type="float">
            <text:p>2.04</text:p>
          </table:table-cell>
          <table:table-cell table:formula="of:=[.K31]*[.$D31]" office:value-type="float" office:value="0" calcext:value-type="float">
            <text:p>0.00</text:p>
          </table:table-cell>
          <table:table-cell table:formula="of:=[.L31]*[.$D31]" office:value-type="float" office:value="12.9116" calcext:value-type="float">
            <text:p>12.91</text:p>
          </table:table-cell>
          <table:table-cell table:formula="of:=[.M31]*[.$D31]" office:value-type="float" office:value="2.157" calcext:value-type="float">
            <text:p>2.16</text:p>
          </table:table-cell>
          <table:table-cell table:formula="of:=[.N31]*[.$D31]" office:value-type="float" office:value="1.7907" calcext:value-type="float">
            <text:p>1.79</text:p>
          </table:table-cell>
          <table:table-cell table:formula="of:=[.O31]*[.$D31]" office:value-type="float" office:value="77.93" calcext:value-type="float">
            <text:p>77.93</text:p>
          </table:table-cell>
          <table:table-cell table:number-columns-repeated="22"/>
        </table:table-row>
        <table:table-row table:style-name="ro1">
          <table:table-cell table:formula="of:=[.A32]" office:value-type="string" office:string-value="nl01" calcext:value-type="string">
            <text:p>nl01</text:p>
          </table:table-cell>
          <table:table-cell table:formula="of:=[.B32]" office:value-type="string" office:string-value="HT2_r2" calcext:value-type="string">
            <text:p>HT2_r2</text:p>
          </table:table-cell>
          <table:table-cell table:formula="of:=[.C32]" office:value-type="float" office:value="256" calcext:value-type="float">
            <text:p>256</text:p>
          </table:table-cell>
          <table:table-cell table:formula="of:=[.D32]" office:value-type="float" office:value="4" calcext:value-type="float">
            <text:p>4</text:p>
          </table:table-cell>
          <table:table-cell table:formula="of:=[.E32]*[.$D32]" office:value-type="float" office:value="9.3612" calcext:value-type="float">
            <text:p>9.36</text:p>
          </table:table-cell>
          <table:table-cell table:formula="of:=[.F32]*[.$D32]" office:value-type="float" office:value="1.9142" calcext:value-type="float">
            <text:p>1.91</text:p>
          </table:table-cell>
          <table:table-cell table:formula="of:=[.G32]*[.$D32]" office:value-type="float" office:value="36.156" calcext:value-type="float">
            <text:p>36.16</text:p>
          </table:table-cell>
          <table:table-cell table:formula="of:=[.H32]*[.$D32]" office:value-type="float" office:value="5.116" calcext:value-type="float">
            <text:p>5.12</text:p>
          </table:table-cell>
          <table:table-cell table:formula="of:=[.I32]*[.$D32]" office:value-type="float" office:value="7.0188" calcext:value-type="float">
            <text:p>7.02</text:p>
          </table:table-cell>
          <table:table-cell table:formula="of:=[.J32]*[.$D32]" office:value-type="float" office:value="5.3912" calcext:value-type="float">
            <text:p>5.39</text:p>
          </table:table-cell>
          <table:table-cell table:formula="of:=[.K32]*[.$D32]" office:value-type="float" office:value="0" calcext:value-type="float">
            <text:p>0.00</text:p>
          </table:table-cell>
          <table:table-cell table:formula="of:=[.L32]*[.$D32]" office:value-type="float" office:value="7.076" calcext:value-type="float">
            <text:p>7.08</text:p>
          </table:table-cell>
          <table:table-cell table:formula="of:=[.M32]*[.$D32]" office:value-type="float" office:value="4.7532" calcext:value-type="float">
            <text:p>4.75</text:p>
          </table:table-cell>
          <table:table-cell table:formula="of:=[.N32]*[.$D32]" office:value-type="float" office:value="3.7848" calcext:value-type="float">
            <text:p>3.78</text:p>
          </table:table-cell>
          <table:table-cell table:formula="of:=[.O32]*[.$D32]" office:value-type="float" office:value="83.308" calcext:value-type="float">
            <text:p>83.31</text:p>
          </table:table-cell>
          <table:table-cell table:number-columns-repeated="22"/>
        </table:table-row>
        <table:table-row table:style-name="ro1">
          <table:table-cell table:formula="of:=[.A33]" office:value-type="string" office:string-value="nl01" calcext:value-type="string">
            <text:p>nl01</text:p>
          </table:table-cell>
          <table:table-cell table:formula="of:=[.B33]" office:value-type="string" office:string-value="HT2_r2" calcext:value-type="string">
            <text:p>HT2_r2</text:p>
          </table:table-cell>
          <table:table-cell table:formula="of:=[.C33]" office:value-type="float" office:value="512" calcext:value-type="float">
            <text:p>512</text:p>
          </table:table-cell>
          <table:table-cell table:formula="of:=[.D33]" office:value-type="float" office:value="8" calcext:value-type="float">
            <text:p>8</text:p>
          </table:table-cell>
          <table:table-cell table:formula="of:=[.E33]*[.$D33]" office:value-type="float" office:value="9.6984" calcext:value-type="float">
            <text:p>9.70</text:p>
          </table:table-cell>
          <table:table-cell table:formula="of:=[.F33]*[.$D33]" office:value-type="float" office:value="4.0164" calcext:value-type="float">
            <text:p>4.02</text:p>
          </table:table-cell>
          <table:table-cell table:formula="of:=[.G33]*[.$D33]" office:value-type="float" office:value="35.9656" calcext:value-type="float">
            <text:p>35.97</text:p>
          </table:table-cell>
          <table:table-cell table:formula="of:=[.H33]*[.$D33]" office:value-type="float" office:value="7.99944" calcext:value-type="float">
            <text:p>8.00</text:p>
          </table:table-cell>
          <table:table-cell table:formula="of:=[.I33]*[.$D33]" office:value-type="float" office:value="7.67216" calcext:value-type="float">
            <text:p>7.67</text:p>
          </table:table-cell>
          <table:table-cell table:formula="of:=[.J33]*[.$D33]" office:value-type="float" office:value="7.10344" calcext:value-type="float">
            <text:p>7.10</text:p>
          </table:table-cell>
          <table:table-cell table:formula="of:=[.K33]*[.$D33]" office:value-type="float" office:value="0" calcext:value-type="float">
            <text:p>0.00</text:p>
          </table:table-cell>
          <table:table-cell table:formula="of:=[.L33]*[.$D33]" office:value-type="float" office:value="7.408" calcext:value-type="float">
            <text:p>7.41</text:p>
          </table:table-cell>
          <table:table-cell table:formula="of:=[.M33]*[.$D33]" office:value-type="float" office:value="6.06904" calcext:value-type="float">
            <text:p>6.07</text:p>
          </table:table-cell>
          <table:table-cell table:formula="of:=[.N33]*[.$D33]" office:value-type="float" office:value="7.06056" calcext:value-type="float">
            <text:p>7.06</text:p>
          </table:table-cell>
          <table:table-cell table:formula="of:=[.O33]*[.$D33]" office:value-type="float" office:value="96.864" calcext:value-type="float">
            <text:p>96.86</text:p>
          </table:table-cell>
          <table:table-cell table:number-columns-repeated="22"/>
        </table:table-row>
        <table:table-row table:style-name="ro1">
          <table:table-cell table:formula="of:=[.A34]" office:value-type="string" office:string-value="nl01" calcext:value-type="string">
            <text:p>nl01</text:p>
          </table:table-cell>
          <table:table-cell table:formula="of:=[.B34]" office:value-type="string" office:string-value="HT2_r2" calcext:value-type="string">
            <text:p>HT2_r2</text:p>
          </table:table-cell>
          <table:table-cell table:formula="of:=[.C34]" office:value-type="float" office:value="1024" calcext:value-type="float">
            <text:p>1024</text:p>
          </table:table-cell>
          <table:table-cell table:formula="of:=[.D34]" office:value-type="float" office:value="16" calcext:value-type="float">
            <text:p>16</text:p>
          </table:table-cell>
          <table:table-cell table:formula="of:=[.E34]*[.$D34]" office:value-type="float" office:value="10.4448" calcext:value-type="float">
            <text:p>10.44</text:p>
          </table:table-cell>
          <table:table-cell table:formula="of:=[.F34]*[.$D34]" office:value-type="float" office:value="8.8696" calcext:value-type="float">
            <text:p>8.87</text:p>
          </table:table-cell>
          <table:table-cell table:formula="of:=[.G34]*[.$D34]" office:value-type="float" office:value="36.2672" calcext:value-type="float">
            <text:p>36.27</text:p>
          </table:table-cell>
          <table:table-cell table:formula="of:=[.H34]*[.$D34]" office:value-type="float" office:value="12.35712" calcext:value-type="float">
            <text:p>12.36</text:p>
          </table:table-cell>
          <table:table-cell table:formula="of:=[.I34]*[.$D34]" office:value-type="float" office:value="8.80272" calcext:value-type="float">
            <text:p>8.80</text:p>
          </table:table-cell>
          <table:table-cell table:formula="of:=[.J34]*[.$D34]" office:value-type="float" office:value="13.99392" calcext:value-type="float">
            <text:p>13.99</text:p>
          </table:table-cell>
          <table:table-cell table:formula="of:=[.K34]*[.$D34]" office:value-type="float" office:value="0" calcext:value-type="float">
            <text:p>0.00</text:p>
          </table:table-cell>
          <table:table-cell table:formula="of:=[.L34]*[.$D34]" office:value-type="float" office:value="7.33232" calcext:value-type="float">
            <text:p>7.33</text:p>
          </table:table-cell>
          <table:table-cell table:formula="of:=[.M34]*[.$D34]" office:value-type="float" office:value="15.50688" calcext:value-type="float">
            <text:p>15.51</text:p>
          </table:table-cell>
          <table:table-cell table:formula="of:=[.N34]*[.$D34]" office:value-type="float" office:value="12.84608" calcext:value-type="float">
            <text:p>12.85</text:p>
          </table:table-cell>
          <table:table-cell table:formula="of:=[.O34]*[.$D34]" office:value-type="float" office:value="132.3248" calcext:value-type="float">
            <text:p>132.32</text:p>
          </table:table-cell>
          <table:table-cell table:number-columns-repeated="22"/>
        </table:table-row>
        <table:table-row table:style-name="ro1">
          <table:table-cell table:formula="of:=[.A35]" office:value-type="string" office:string-value="nl01" calcext:value-type="string">
            <text:p>nl01</text:p>
          </table:table-cell>
          <table:table-cell table:formula="of:=[.B35]" office:value-type="string" office:string-value="HT2_r2" calcext:value-type="string">
            <text:p>HT2_r2</text:p>
          </table:table-cell>
          <table:table-cell table:formula="of:=[.C35]" office:value-type="float" office:value="2048" calcext:value-type="float">
            <text:p>2048</text:p>
          </table:table-cell>
          <table:table-cell table:formula="of:=[.D35]" office:value-type="float" office:value="32" calcext:value-type="float">
            <text:p>32</text:p>
          </table:table-cell>
          <table:table-cell table:formula="of:=[.E35]*[.$D35]" office:value-type="float" office:value="12.07456" calcext:value-type="float">
            <text:p>12.07</text:p>
          </table:table-cell>
          <table:table-cell table:formula="of:=[.F35]*[.$D35]" office:value-type="float" office:value="16.2976" calcext:value-type="float">
            <text:p>16.30</text:p>
          </table:table-cell>
          <table:table-cell table:formula="of:=[.G35]*[.$D35]" office:value-type="float" office:value="47.664" calcext:value-type="float">
            <text:p>47.66</text:p>
          </table:table-cell>
          <table:table-cell table:formula="of:=[.H35]*[.$D35]" office:value-type="float" office:value="8.552" calcext:value-type="float">
            <text:p>8.55</text:p>
          </table:table-cell>
          <table:table-cell table:formula="of:=[.I35]*[.$D35]" office:value-type="float" office:value="11.38816" calcext:value-type="float">
            <text:p>11.39</text:p>
          </table:table-cell>
          <table:table-cell table:formula="of:=[.J35]*[.$D35]" office:value-type="float" office:value="29.8608" calcext:value-type="float">
            <text:p>29.86</text:p>
          </table:table-cell>
          <table:table-cell table:formula="of:=[.K35]*[.$D35]" office:value-type="float" office:value="0" calcext:value-type="float">
            <text:p>0.00</text:p>
          </table:table-cell>
          <table:table-cell table:formula="of:=[.L35]*[.$D35]" office:value-type="float" office:value="7.25024" calcext:value-type="float">
            <text:p>7.25</text:p>
          </table:table-cell>
          <table:table-cell table:formula="of:=[.M35]*[.$D35]" office:value-type="float" office:value="21.35136" calcext:value-type="float">
            <text:p>21.35</text:p>
          </table:table-cell>
          <table:table-cell table:formula="of:=[.N35]*[.$D35]" office:value-type="float" office:value="24.87296" calcext:value-type="float">
            <text:p>24.87</text:p>
          </table:table-cell>
          <table:table-cell table:formula="of:=[.O35]*[.$D35]" office:value-type="float" office:value="189.9776" calcext:value-type="float">
            <text:p>189.98</text:p>
          </table:table-cell>
          <table:table-cell table:number-columns-repeated="22"/>
        </table:table-row>
        <table:table-row table:style-name="ro1">
          <table:table-cell table:formula="of:=[.A36]" office:value-type="string" office:string-value="nl01" calcext:value-type="string">
            <text:p>nl01</text:p>
          </table:table-cell>
          <table:table-cell table:formula="of:=[.B36]" office:value-type="string" office:string-value="HT2_r2" calcext:value-type="string">
            <text:p>HT2_r2</text:p>
          </table:table-cell>
          <table:table-cell table:formula="of:=[.C36]" office:value-type="float" office:value="4096" calcext:value-type="float">
            <text:p>4096</text:p>
          </table:table-cell>
          <table:table-cell table:formula="of:=[.D36]" office:value-type="float" office:value="64" calcext:value-type="float">
            <text:p>64</text:p>
          </table:table-cell>
          <table:table-cell table:formula="of:=[.E36]*[.$D36]" office:value-type="float" office:value="22.73088" calcext:value-type="float">
            <text:p>22.73</text:p>
          </table:table-cell>
          <table:table-cell table:formula="of:=[.F36]*[.$D36]" office:value-type="float" office:value="38.0352" calcext:value-type="float">
            <text:p>38.04</text:p>
          </table:table-cell>
          <table:table-cell table:formula="of:=[.G36]*[.$D36]" office:value-type="float" office:value="52.3456" calcext:value-type="float">
            <text:p>52.35</text:p>
          </table:table-cell>
          <table:table-cell table:formula="of:=[.H36]*[.$D36]" office:value-type="float" office:value="18.6432" calcext:value-type="float">
            <text:p>18.64</text:p>
          </table:table-cell>
          <table:table-cell table:formula="of:=[.I36]*[.$D36]" office:value-type="float" office:value="21.63712" calcext:value-type="float">
            <text:p>21.64</text:p>
          </table:table-cell>
          <table:table-cell table:formula="of:=[.J36]*[.$D36]" office:value-type="float" office:value="44.5536" calcext:value-type="float">
            <text:p>44.55</text:p>
          </table:table-cell>
          <table:table-cell table:formula="of:=[.K36]*[.$D36]" office:value-type="float" office:value="0" calcext:value-type="float">
            <text:p>0.00</text:p>
          </table:table-cell>
          <table:table-cell table:formula="of:=[.L36]*[.$D36]" office:value-type="float" office:value="9.24608" calcext:value-type="float">
            <text:p>9.25</text:p>
          </table:table-cell>
          <table:table-cell table:formula="of:=[.M36]*[.$D36]" office:value-type="float" office:value="29.57952" calcext:value-type="float">
            <text:p>29.58</text:p>
          </table:table-cell>
          <table:table-cell table:formula="of:=[.N36]*[.$D36]" office:value-type="float" office:value="55.97952" calcext:value-type="float">
            <text:p>55.98</text:p>
          </table:table-cell>
          <table:table-cell table:formula="of:=[.O36]*[.$D36]" office:value-type="float" office:value="312.704" calcext:value-type="float">
            <text:p>312.70</text:p>
          </table:table-cell>
          <table:table-cell table:number-columns-repeated="22"/>
        </table:table-row>
        <table:table-row table:style-name="ro1">
          <table:table-cell table:formula="of:=[.A37]" office:value-type="string" office:string-value="nl02" calcext:value-type="string">
            <text:p>nl02</text:p>
          </table:table-cell>
          <table:table-cell table:formula="of:=[.B37]" office:value-type="string" office:string-value="noHT" calcext:value-type="string">
            <text:p>noHT</text:p>
          </table:table-cell>
          <table:table-cell table:formula="of:=[.C37]" office:value-type="float" office:value="128" calcext:value-type="float">
            <text:p>128</text:p>
          </table:table-cell>
          <table:table-cell table:formula="of:=[.D37]" office:value-type="float" office:value="2" calcext:value-type="float">
            <text:p>2</text:p>
          </table:table-cell>
          <table:table-cell table:formula="of:=[.E37]*[.$D37]" office:value-type="float" office:value="45.52" calcext:value-type="float">
            <text:p>45.52</text:p>
          </table:table-cell>
          <table:table-cell table:formula="of:=[.F37]*[.$D37]" office:value-type="float" office:value="1.55226" calcext:value-type="float">
            <text:p>1.55</text:p>
          </table:table-cell>
          <table:table-cell table:formula="of:=[.G37]*[.$D37]" office:value-type="float" office:value="228.8" calcext:value-type="float">
            <text:p>228.80</text:p>
          </table:table-cell>
          <table:table-cell table:formula="of:=[.H37]*[.$D37]" office:value-type="float" office:value="63.706" calcext:value-type="float">
            <text:p>63.71</text:p>
          </table:table-cell>
          <table:table-cell table:formula="of:=[.I37]*[.$D37]" office:value-type="float" office:value="31.866" calcext:value-type="float">
            <text:p>31.87</text:p>
          </table:table-cell>
          <table:table-cell table:formula="of:=[.J37]*[.$D37]" office:value-type="float" office:value="1.36074" calcext:value-type="float">
            <text:p>1.36</text:p>
          </table:table-cell>
          <table:table-cell table:formula="of:=[.K37]*[.$D37]" office:value-type="float" office:value="0" calcext:value-type="float">
            <text:p>0.00</text:p>
          </table:table-cell>
          <table:table-cell table:formula="of:=[.L37]*[.$D37]" office:value-type="float" office:value="119.6" calcext:value-type="float">
            <text:p>119.60</text:p>
          </table:table-cell>
          <table:table-cell table:formula="of:=[.M37]*[.$D37]" office:value-type="float" office:value="2.7734" calcext:value-type="float">
            <text:p>2.77</text:p>
          </table:table-cell>
          <table:table-cell table:formula="of:=[.N37]*[.$D37]" office:value-type="float" office:value="4.0374" calcext:value-type="float">
            <text:p>4.04</text:p>
          </table:table-cell>
          <table:table-cell table:formula="of:=[.O37]*[.$D37]" office:value-type="float" office:value="505.4" calcext:value-type="float">
            <text:p>505.40</text:p>
          </table:table-cell>
          <table:table-cell table:number-columns-repeated="22"/>
        </table:table-row>
        <table:table-row table:style-name="ro1">
          <table:table-cell table:formula="of:=[.A38]" office:value-type="string" office:string-value="nl02" calcext:value-type="string">
            <text:p>nl02</text:p>
          </table:table-cell>
          <table:table-cell table:formula="of:=[.B38]" office:value-type="string" office:string-value="noHT" calcext:value-type="string">
            <text:p>noHT</text:p>
          </table:table-cell>
          <table:table-cell table:formula="of:=[.C38]" office:value-type="float" office:value="512" calcext:value-type="float">
            <text:p>512</text:p>
          </table:table-cell>
          <table:table-cell table:formula="of:=[.D38]" office:value-type="float" office:value="8" calcext:value-type="float">
            <text:p>8</text:p>
          </table:table-cell>
          <table:table-cell table:formula="of:=[.E38]*[.$D38]" office:value-type="float" office:value="46.76" calcext:value-type="float">
            <text:p>46.76</text:p>
          </table:table-cell>
          <table:table-cell table:formula="of:=[.F38]*[.$D38]" office:value-type="float" office:value="1.92296" calcext:value-type="float">
            <text:p>1.92</text:p>
          </table:table-cell>
          <table:table-cell table:formula="of:=[.G38]*[.$D38]" office:value-type="float" office:value="229.304" calcext:value-type="float">
            <text:p>229.30</text:p>
          </table:table-cell>
          <table:table-cell table:formula="of:=[.H38]*[.$D38]" office:value-type="float" office:value="123.28" calcext:value-type="float">
            <text:p>123.28</text:p>
          </table:table-cell>
          <table:table-cell table:formula="of:=[.I38]*[.$D38]" office:value-type="float" office:value="32.8216" calcext:value-type="float">
            <text:p>32.82</text:p>
          </table:table-cell>
          <table:table-cell table:formula="of:=[.J38]*[.$D38]" office:value-type="float" office:value="13.9896" calcext:value-type="float">
            <text:p>13.99</text:p>
          </table:table-cell>
          <table:table-cell table:formula="of:=[.K38]*[.$D38]" office:value-type="float" office:value="0" calcext:value-type="float">
            <text:p>0.00</text:p>
          </table:table-cell>
          <table:table-cell table:formula="of:=[.L38]*[.$D38]" office:value-type="float" office:value="58.6616" calcext:value-type="float">
            <text:p>58.66</text:p>
          </table:table-cell>
          <table:table-cell table:formula="of:=[.M38]*[.$D38]" office:value-type="float" office:value="1.86" calcext:value-type="float">
            <text:p>1.86</text:p>
          </table:table-cell>
          <table:table-cell table:formula="of:=[.N38]*[.$D38]" office:value-type="float" office:value="14.7976" calcext:value-type="float">
            <text:p>14.80</text:p>
          </table:table-cell>
          <table:table-cell table:formula="of:=[.O38]*[.$D38]" office:value-type="float" office:value="530.72" calcext:value-type="float">
            <text:p>530.72</text:p>
          </table:table-cell>
          <table:table-cell table:number-columns-repeated="22"/>
        </table:table-row>
        <table:table-row table:style-name="ro1">
          <table:table-cell table:formula="of:=[.A39]" office:value-type="string" office:string-value="nl02" calcext:value-type="string">
            <text:p>nl02</text:p>
          </table:table-cell>
          <table:table-cell table:formula="of:=[.B39]" office:value-type="string" office:string-value="noHT" calcext:value-type="string">
            <text:p>noHT</text:p>
          </table:table-cell>
          <table:table-cell table:formula="of:=[.C39]" office:value-type="float" office:value="2048" calcext:value-type="float">
            <text:p>2048</text:p>
          </table:table-cell>
          <table:table-cell table:formula="of:=[.D39]" office:value-type="float" office:value="32" calcext:value-type="float">
            <text:p>32</text:p>
          </table:table-cell>
          <table:table-cell table:formula="of:=[.E39]*[.$D39]" office:value-type="float" office:value="46.592" calcext:value-type="float">
            <text:p>46.59</text:p>
          </table:table-cell>
          <table:table-cell table:formula="of:=[.F39]*[.$D39]" office:value-type="float" office:value="45.0656" calcext:value-type="float">
            <text:p>45.07</text:p>
          </table:table-cell>
          <table:table-cell table:formula="of:=[.G39]*[.$D39]" office:value-type="float" office:value="229.3984" calcext:value-type="float">
            <text:p>229.40</text:p>
          </table:table-cell>
          <table:table-cell table:formula="of:=[.H39]*[.$D39]" office:value-type="float" office:value="246.944" calcext:value-type="float">
            <text:p>246.94</text:p>
          </table:table-cell>
          <table:table-cell table:formula="of:=[.I39]*[.$D39]" office:value-type="float" office:value="35.808" calcext:value-type="float">
            <text:p>35.81</text:p>
          </table:table-cell>
          <table:table-cell table:formula="of:=[.J39]*[.$D39]" office:value-type="float" office:value="67.4976" calcext:value-type="float">
            <text:p>67.50</text:p>
          </table:table-cell>
          <table:table-cell table:formula="of:=[.K39]*[.$D39]" office:value-type="float" office:value="0" calcext:value-type="float">
            <text:p>0.00</text:p>
          </table:table-cell>
          <table:table-cell table:formula="of:=[.L39]*[.$D39]" office:value-type="float" office:value="38.9664" calcext:value-type="float">
            <text:p>38.97</text:p>
          </table:table-cell>
          <table:table-cell table:formula="of:=[.M39]*[.$D39]" office:value-type="float" office:value="4.59104" calcext:value-type="float">
            <text:p>4.59</text:p>
          </table:table-cell>
          <table:table-cell table:formula="of:=[.N39]*[.$D39]" office:value-type="float" office:value="57.12" calcext:value-type="float">
            <text:p>57.12</text:p>
          </table:table-cell>
          <table:table-cell table:formula="of:=[.O39]*[.$D39]" office:value-type="float" office:value="787.424" calcext:value-type="float">
            <text:p>787.42</text:p>
          </table:table-cell>
          <table:table-cell table:number-columns-repeated="22"/>
        </table:table-row>
        <table:table-row table:style-name="ro1">
          <table:table-cell table:formula="of:=[.A40]" office:value-type="string" office:string-value="nl02" calcext:value-type="string">
            <text:p>nl02</text:p>
          </table:table-cell>
          <table:table-cell table:formula="of:=[.B40]" office:value-type="string" office:string-value="noHT" calcext:value-type="string">
            <text:p>noHT</text:p>
          </table:table-cell>
          <table:table-cell table:formula="of:=[.C40]" office:value-type="float" office:value="4096" calcext:value-type="float">
            <text:p>4096</text:p>
          </table:table-cell>
          <table:table-cell table:formula="of:=[.D40]" office:value-type="float" office:value="64" calcext:value-type="float">
            <text:p>64</text:p>
          </table:table-cell>
          <table:table-cell table:formula="of:=[.E40]*[.$D40]" office:value-type="float" office:value="51.168" calcext:value-type="float">
            <text:p>51.17</text:p>
          </table:table-cell>
          <table:table-cell table:formula="of:=[.F40]*[.$D40]" office:value-type="float" office:value="172.3712" calcext:value-type="float">
            <text:p>172.37</text:p>
          </table:table-cell>
          <table:table-cell table:formula="of:=[.G40]*[.$D40]" office:value-type="float" office:value="305.1072" calcext:value-type="float">
            <text:p>305.11</text:p>
          </table:table-cell>
          <table:table-cell table:formula="of:=[.H40]*[.$D40]" office:value-type="float" office:value="678.208" calcext:value-type="float">
            <text:p>678.21</text:p>
          </table:table-cell>
          <table:table-cell table:formula="of:=[.I40]*[.$D40]" office:value-type="float" office:value="41.99232" calcext:value-type="float">
            <text:p>41.99</text:p>
          </table:table-cell>
          <table:table-cell table:formula="of:=[.J40]*[.$D40]" office:value-type="float" office:value="152.2752" calcext:value-type="float">
            <text:p>152.28</text:p>
          </table:table-cell>
          <table:table-cell table:formula="of:=[.K40]*[.$D40]" office:value-type="float" office:value="0" calcext:value-type="float">
            <text:p>0.00</text:p>
          </table:table-cell>
          <table:table-cell table:formula="of:=[.L40]*[.$D40]" office:value-type="float" office:value="40.62912" calcext:value-type="float">
            <text:p>40.63</text:p>
          </table:table-cell>
          <table:table-cell table:formula="of:=[.M40]*[.$D40]" office:value-type="float" office:value="34.65152" calcext:value-type="float">
            <text:p>34.65</text:p>
          </table:table-cell>
          <table:table-cell table:formula="of:=[.N40]*[.$D40]" office:value-type="float" office:value="123.648" calcext:value-type="float">
            <text:p>123.65</text:p>
          </table:table-cell>
          <table:table-cell table:formula="of:=[.O40]*[.$D40]" office:value-type="float" office:value="1626.688" calcext:value-type="float">
            <text:p>1626.69</text:p>
          </table:table-cell>
          <table:table-cell table:number-columns-repeated="22"/>
        </table:table-row>
        <table:table-row table:style-name="ro1">
          <table:table-cell table:formula="of:=[.A41]" office:value-type="string" office:string-value="nl02" calcext:value-type="string">
            <text:p>nl02</text:p>
          </table:table-cell>
          <table:table-cell table:formula="of:=[.B41]" office:value-type="string" office:string-value="noHT" calcext:value-type="string">
            <text:p>noHT</text:p>
          </table:table-cell>
          <table:table-cell table:formula="of:=[.C41]" office:value-type="float" office:value="8192" calcext:value-type="float">
            <text:p>8192</text:p>
          </table:table-cell>
          <table:table-cell table:formula="of:=[.D41]" office:value-type="float" office:value="128" calcext:value-type="float">
            <text:p>128</text:p>
          </table:table-cell>
          <table:table-cell table:formula="of:=[.E41]*[.$D41]" office:value-type="float" office:value="52.3648" calcext:value-type="float">
            <text:p>52.36</text:p>
          </table:table-cell>
          <table:table-cell table:formula="of:=[.F41]*[.$D41]" office:value-type="float" office:value="236.8" calcext:value-type="float">
            <text:p>236.80</text:p>
          </table:table-cell>
          <table:table-cell table:formula="of:=[.G41]*[.$D41]" office:value-type="float" office:value="375.168" calcext:value-type="float">
            <text:p>375.17</text:p>
          </table:table-cell>
          <table:table-cell table:formula="of:=[.H41]*[.$D41]" office:value-type="float" office:value="825.4336" calcext:value-type="float">
            <text:p>825.43</text:p>
          </table:table-cell>
          <table:table-cell table:formula="of:=[.I41]*[.$D41]" office:value-type="float" office:value="51.49056" calcext:value-type="float">
            <text:p>51.49</text:p>
          </table:table-cell>
          <table:table-cell table:formula="of:=[.J41]*[.$D41]" office:value-type="float" office:value="183.2064" calcext:value-type="float">
            <text:p>183.21</text:p>
          </table:table-cell>
          <table:table-cell table:formula="of:=[.K41]*[.$D41]" office:value-type="float" office:value="0" calcext:value-type="float">
            <text:p>0.00</text:p>
          </table:table-cell>
          <table:table-cell table:formula="of:=[.L41]*[.$D41]" office:value-type="float" office:value="38.90304" calcext:value-type="float">
            <text:p>38.90</text:p>
          </table:table-cell>
          <table:table-cell table:formula="of:=[.M41]*[.$D41]" office:value-type="float" office:value="76.096" calcext:value-type="float">
            <text:p>76.10</text:p>
          </table:table-cell>
          <table:table-cell table:formula="of:=[.N41]*[.$D41]" office:value-type="float" office:value="268.1216" calcext:value-type="float">
            <text:p>268.12</text:p>
          </table:table-cell>
          <table:table-cell table:formula="of:=[.O41]*[.$D41]" office:value-type="float" office:value="2156.416" calcext:value-type="float">
            <text:p>2156.42</text:p>
          </table:table-cell>
          <table:table-cell table:number-columns-repeated="22"/>
        </table:table-row>
        <table:table-row table:style-name="ro1">
          <table:table-cell table:formula="of:=[.A42]" office:value-type="string" office:string-value="nl02" calcext:value-type="string">
            <text:p>nl02</text:p>
          </table:table-cell>
          <table:table-cell table:formula="of:=[.B42]" office:value-type="string" office:string-value="HT2" calcext:value-type="string">
            <text:p>HT2</text:p>
          </table:table-cell>
          <table:table-cell table:formula="of:=[.C42]" office:value-type="float" office:value="128" calcext:value-type="float">
            <text:p>128</text:p>
          </table:table-cell>
          <table:table-cell table:formula="of:=[.D42]" office:value-type="float" office:value="2" calcext:value-type="float">
            <text:p>2</text:p>
          </table:table-cell>
          <table:table-cell table:formula="of:=[.E42]*[.$D42]" office:value-type="float" office:value="40.414" calcext:value-type="float">
            <text:p>40.41</text:p>
          </table:table-cell>
          <table:table-cell table:formula="of:=[.F42]*[.$D42]" office:value-type="float" office:value="2.8522" calcext:value-type="float">
            <text:p>2.85</text:p>
          </table:table-cell>
          <table:table-cell table:formula="of:=[.G42]*[.$D42]" office:value-type="float" office:value="190.716" calcext:value-type="float">
            <text:p>190.72</text:p>
          </table:table-cell>
          <table:table-cell table:formula="of:=[.H42]*[.$D42]" office:value-type="float" office:value="66.326" calcext:value-type="float">
            <text:p>66.33</text:p>
          </table:table-cell>
          <table:table-cell table:formula="of:=[.I42]*[.$D42]" office:value-type="float" office:value="27.676" calcext:value-type="float">
            <text:p>27.68</text:p>
          </table:table-cell>
          <table:table-cell table:formula="of:=[.J42]*[.$D42]" office:value-type="float" office:value="10.26" calcext:value-type="float">
            <text:p>10.26</text:p>
          </table:table-cell>
          <table:table-cell table:formula="of:=[.K42]*[.$D42]" office:value-type="float" office:value="0" calcext:value-type="float">
            <text:p>0.00</text:p>
          </table:table-cell>
          <table:table-cell table:formula="of:=[.L42]*[.$D42]" office:value-type="float" office:value="114.984" calcext:value-type="float">
            <text:p>114.98</text:p>
          </table:table-cell>
          <table:table-cell table:formula="of:=[.M42]*[.$D42]" office:value-type="float" office:value="2.8642" calcext:value-type="float">
            <text:p>2.86</text:p>
          </table:table-cell>
          <table:table-cell table:formula="of:=[.N42]*[.$D42]" office:value-type="float" office:value="4.238" calcext:value-type="float">
            <text:p>4.24</text:p>
          </table:table-cell>
          <table:table-cell table:formula="of:=[.O42]*[.$D42]" office:value-type="float" office:value="469.12" calcext:value-type="float">
            <text:p>469.12</text:p>
          </table:table-cell>
          <table:table-cell table:number-columns-repeated="22"/>
        </table:table-row>
        <table:table-row table:style-name="ro1">
          <table:table-cell table:formula="of:=[.A43]" office:value-type="string" office:string-value="nl02" calcext:value-type="string">
            <text:p>nl02</text:p>
          </table:table-cell>
          <table:table-cell table:formula="of:=[.B43]" office:value-type="string" office:string-value="HT2" calcext:value-type="string">
            <text:p>HT2</text:p>
          </table:table-cell>
          <table:table-cell table:formula="of:=[.C43]" office:value-type="float" office:value="256" calcext:value-type="float">
            <text:p>256</text:p>
          </table:table-cell>
          <table:table-cell table:formula="of:=[.D43]" office:value-type="float" office:value="4" calcext:value-type="float">
            <text:p>4</text:p>
          </table:table-cell>
          <table:table-cell table:formula="of:=[.E43]*[.$D43]" office:value-type="float" office:value="40.548" calcext:value-type="float">
            <text:p>40.55</text:p>
          </table:table-cell>
          <table:table-cell table:formula="of:=[.F43]*[.$D43]" office:value-type="float" office:value="6.708" calcext:value-type="float">
            <text:p>6.71</text:p>
          </table:table-cell>
          <table:table-cell table:formula="of:=[.G43]*[.$D43]" office:value-type="float" office:value="197.992" calcext:value-type="float">
            <text:p>197.99</text:p>
          </table:table-cell>
          <table:table-cell table:formula="of:=[.H43]*[.$D43]" office:value-type="float" office:value="84.4" calcext:value-type="float">
            <text:p>84.40</text:p>
          </table:table-cell>
          <table:table-cell table:formula="of:=[.I43]*[.$D43]" office:value-type="float" office:value="28.1636" calcext:value-type="float">
            <text:p>28.16</text:p>
          </table:table-cell>
          <table:table-cell table:formula="of:=[.J43]*[.$D43]" office:value-type="float" office:value="10.2364" calcext:value-type="float">
            <text:p>10.24</text:p>
          </table:table-cell>
          <table:table-cell table:formula="of:=[.K43]*[.$D43]" office:value-type="float" office:value="0" calcext:value-type="float">
            <text:p>0.00</text:p>
          </table:table-cell>
          <table:table-cell table:formula="of:=[.L43]*[.$D43]" office:value-type="float" office:value="81.36" calcext:value-type="float">
            <text:p>81.36</text:p>
          </table:table-cell>
          <table:table-cell table:formula="of:=[.M43]*[.$D43]" office:value-type="float" office:value="2.57228" calcext:value-type="float">
            <text:p>2.57</text:p>
          </table:table-cell>
          <table:table-cell table:formula="of:=[.N43]*[.$D43]" office:value-type="float" office:value="8.5112" calcext:value-type="float">
            <text:p>8.51</text:p>
          </table:table-cell>
          <table:table-cell table:formula="of:=[.O43]*[.$D43]" office:value-type="float" office:value="468.92" calcext:value-type="float">
            <text:p>468.92</text:p>
          </table:table-cell>
          <table:table-cell table:number-columns-repeated="22"/>
        </table:table-row>
        <table:table-row table:style-name="ro1">
          <table:table-cell table:formula="of:=[.A44]" office:value-type="string" office:string-value="nl02" calcext:value-type="string">
            <text:p>nl02</text:p>
          </table:table-cell>
          <table:table-cell table:formula="of:=[.B44]" office:value-type="string" office:string-value="HT2" calcext:value-type="string">
            <text:p>HT2</text:p>
          </table:table-cell>
          <table:table-cell table:formula="of:=[.C44]" office:value-type="float" office:value="512" calcext:value-type="float">
            <text:p>512</text:p>
          </table:table-cell>
          <table:table-cell table:formula="of:=[.D44]" office:value-type="float" office:value="8" calcext:value-type="float">
            <text:p>8</text:p>
          </table:table-cell>
          <table:table-cell table:formula="of:=[.E44]*[.$D44]" office:value-type="float" office:value="40.3472" calcext:value-type="float">
            <text:p>40.35</text:p>
          </table:table-cell>
          <table:table-cell table:formula="of:=[.F44]*[.$D44]" office:value-type="float" office:value="13.2128" calcext:value-type="float">
            <text:p>13.21</text:p>
          </table:table-cell>
          <table:table-cell table:formula="of:=[.G44]*[.$D44]" office:value-type="float" office:value="193.288" calcext:value-type="float">
            <text:p>193.29</text:p>
          </table:table-cell>
          <table:table-cell table:formula="of:=[.H44]*[.$D44]" office:value-type="float" office:value="108.816" calcext:value-type="float">
            <text:p>108.82</text:p>
          </table:table-cell>
          <table:table-cell table:formula="of:=[.I44]*[.$D44]" office:value-type="float" office:value="28.4544" calcext:value-type="float">
            <text:p>28.45</text:p>
          </table:table-cell>
          <table:table-cell table:formula="of:=[.J44]*[.$D44]" office:value-type="float" office:value="15.1992" calcext:value-type="float">
            <text:p>15.20</text:p>
          </table:table-cell>
          <table:table-cell table:formula="of:=[.K44]*[.$D44]" office:value-type="float" office:value="0" calcext:value-type="float">
            <text:p>0.00</text:p>
          </table:table-cell>
          <table:table-cell table:formula="of:=[.L44]*[.$D44]" office:value-type="float" office:value="39.4464" calcext:value-type="float">
            <text:p>39.45</text:p>
          </table:table-cell>
          <table:table-cell table:formula="of:=[.M44]*[.$D44]" office:value-type="float" office:value="2.06024" calcext:value-type="float">
            <text:p>2.06</text:p>
          </table:table-cell>
          <table:table-cell table:formula="of:=[.N44]*[.$D44]" office:value-type="float" office:value="17.9016" calcext:value-type="float">
            <text:p>17.90</text:p>
          </table:table-cell>
          <table:table-cell table:formula="of:=[.O44]*[.$D44]" office:value-type="float" office:value="468.072" calcext:value-type="float">
            <text:p>468.07</text:p>
          </table:table-cell>
          <table:table-cell table:number-columns-repeated="22"/>
        </table:table-row>
        <table:table-row table:style-name="ro1">
          <table:table-cell table:formula="of:=[.A45]" office:value-type="string" office:string-value="nl02" calcext:value-type="string">
            <text:p>nl02</text:p>
          </table:table-cell>
          <table:table-cell table:formula="of:=[.B45]" office:value-type="string" office:string-value="HT2" calcext:value-type="string">
            <text:p>HT2</text:p>
          </table:table-cell>
          <table:table-cell table:formula="of:=[.C45]" office:value-type="float" office:value="1024" calcext:value-type="float">
            <text:p>1024</text:p>
          </table:table-cell>
          <table:table-cell table:formula="of:=[.D45]" office:value-type="float" office:value="16" calcext:value-type="float">
            <text:p>16</text:p>
          </table:table-cell>
          <table:table-cell table:formula="of:=[.E45]*[.$D45]" office:value-type="float" office:value="39.1712" calcext:value-type="float">
            <text:p>39.17</text:p>
          </table:table-cell>
          <table:table-cell table:formula="of:=[.F45]*[.$D45]" office:value-type="float" office:value="8.70768" calcext:value-type="float">
            <text:p>8.71</text:p>
          </table:table-cell>
          <table:table-cell table:formula="of:=[.G45]*[.$D45]" office:value-type="float" office:value="194.064" calcext:value-type="float">
            <text:p>194.06</text:p>
          </table:table-cell>
          <table:table-cell table:formula="of:=[.H45]*[.$D45]" office:value-type="float" office:value="123.776" calcext:value-type="float">
            <text:p>123.78</text:p>
          </table:table-cell>
          <table:table-cell table:formula="of:=[.I45]*[.$D45]" office:value-type="float" office:value="30.0224" calcext:value-type="float">
            <text:p>30.02</text:p>
          </table:table-cell>
          <table:table-cell table:formula="of:=[.J45]*[.$D45]" office:value-type="float" office:value="17.7216" calcext:value-type="float">
            <text:p>17.72</text:p>
          </table:table-cell>
          <table:table-cell table:formula="of:=[.K45]*[.$D45]" office:value-type="float" office:value="0" calcext:value-type="float">
            <text:p>0.00</text:p>
          </table:table-cell>
          <table:table-cell table:formula="of:=[.L45]*[.$D45]" office:value-type="float" office:value="40.1008" calcext:value-type="float">
            <text:p>40.10</text:p>
          </table:table-cell>
          <table:table-cell table:formula="of:=[.M45]*[.$D45]" office:value-type="float" office:value="4.66608" calcext:value-type="float">
            <text:p>4.67</text:p>
          </table:table-cell>
          <table:table-cell table:formula="of:=[.N45]*[.$D45]" office:value-type="float" office:value="33.1872" calcext:value-type="float">
            <text:p>33.19</text:p>
          </table:table-cell>
          <table:table-cell table:formula="of:=[.O45]*[.$D45]" office:value-type="float" office:value="505.232" calcext:value-type="float">
            <text:p>505.23</text:p>
          </table:table-cell>
          <table:table-cell table:number-columns-repeated="22"/>
        </table:table-row>
        <table:table-row table:style-name="ro1">
          <table:table-cell table:formula="of:=[.A46]" office:value-type="string" office:string-value="nl02" calcext:value-type="string">
            <text:p>nl02</text:p>
          </table:table-cell>
          <table:table-cell table:formula="of:=[.B46]" office:value-type="string" office:string-value="HT2" calcext:value-type="string">
            <text:p>HT2</text:p>
          </table:table-cell>
          <table:table-cell table:formula="of:=[.C46]" office:value-type="float" office:value="2048" calcext:value-type="float">
            <text:p>2048</text:p>
          </table:table-cell>
          <table:table-cell table:formula="of:=[.D46]" office:value-type="float" office:value="32" calcext:value-type="float">
            <text:p>32</text:p>
          </table:table-cell>
          <table:table-cell table:formula="of:=[.E46]*[.$D46]" office:value-type="float" office:value="41.0912" calcext:value-type="float">
            <text:p>41.09</text:p>
          </table:table-cell>
          <table:table-cell table:formula="of:=[.F46]*[.$D46]" office:value-type="float" office:value="33.5712" calcext:value-type="float">
            <text:p>33.57</text:p>
          </table:table-cell>
          <table:table-cell table:formula="of:=[.G46]*[.$D46]" office:value-type="float" office:value="231.84" calcext:value-type="float">
            <text:p>231.84</text:p>
          </table:table-cell>
          <table:table-cell table:formula="of:=[.H46]*[.$D46]" office:value-type="float" office:value="117.8208" calcext:value-type="float">
            <text:p>117.82</text:p>
          </table:table-cell>
          <table:table-cell table:formula="of:=[.I46]*[.$D46]" office:value-type="float" office:value="34.0416" calcext:value-type="float">
            <text:p>34.04</text:p>
          </table:table-cell>
          <table:table-cell table:formula="of:=[.J46]*[.$D46]" office:value-type="float" office:value="52.8192" calcext:value-type="float">
            <text:p>52.82</text:p>
          </table:table-cell>
          <table:table-cell table:formula="of:=[.K46]*[.$D46]" office:value-type="float" office:value="0" calcext:value-type="float">
            <text:p>0.00</text:p>
          </table:table-cell>
          <table:table-cell table:formula="of:=[.L46]*[.$D46]" office:value-type="float" office:value="32.0704" calcext:value-type="float">
            <text:p>32.07</text:p>
          </table:table-cell>
          <table:table-cell table:formula="of:=[.M46]*[.$D46]" office:value-type="float" office:value="4.74816" calcext:value-type="float">
            <text:p>4.75</text:p>
          </table:table-cell>
          <table:table-cell table:formula="of:=[.N46]*[.$D46]" office:value-type="float" office:value="68.7264" calcext:value-type="float">
            <text:p>68.73</text:p>
          </table:table-cell>
          <table:table-cell table:formula="of:=[.O46]*[.$D46]" office:value-type="float" office:value="638.464" calcext:value-type="float">
            <text:p>638.46</text:p>
          </table:table-cell>
          <table:table-cell table:number-columns-repeated="22"/>
        </table:table-row>
        <table:table-row table:style-name="ro1">
          <table:table-cell table:formula="of:=[.A47]" office:value-type="string" office:string-value="nl02" calcext:value-type="string">
            <text:p>nl02</text:p>
          </table:table-cell>
          <table:table-cell table:formula="of:=[.B47]" office:value-type="string" office:string-value="HT2" calcext:value-type="string">
            <text:p>HT2</text:p>
          </table:table-cell>
          <table:table-cell table:formula="of:=[.C47]" office:value-type="float" office:value="4096" calcext:value-type="float">
            <text:p>4096</text:p>
          </table:table-cell>
          <table:table-cell table:formula="of:=[.D47]" office:value-type="float" office:value="64" calcext:value-type="float">
            <text:p>64</text:p>
          </table:table-cell>
          <table:table-cell table:formula="of:=[.E47]*[.$D47]" office:value-type="float" office:value="45.69792" calcext:value-type="float">
            <text:p>45.70</text:p>
          </table:table-cell>
          <table:table-cell table:formula="of:=[.F47]*[.$D47]" office:value-type="float" office:value="54.6432" calcext:value-type="float">
            <text:p>54.64</text:p>
          </table:table-cell>
          <table:table-cell table:formula="of:=[.G47]*[.$D47]" office:value-type="float" office:value="258.016" calcext:value-type="float">
            <text:p>258.02</text:p>
          </table:table-cell>
          <table:table-cell table:formula="of:=[.H47]*[.$D47]" office:value-type="float" office:value="439.2192" calcext:value-type="float">
            <text:p>439.22</text:p>
          </table:table-cell>
          <table:table-cell table:formula="of:=[.I47]*[.$D47]" office:value-type="float" office:value="43.74592" calcext:value-type="float">
            <text:p>43.75</text:p>
          </table:table-cell>
          <table:table-cell table:formula="of:=[.J47]*[.$D47]" office:value-type="float" office:value="105.6192" calcext:value-type="float">
            <text:p>105.62</text:p>
          </table:table-cell>
          <table:table-cell table:formula="of:=[.K47]*[.$D47]" office:value-type="float" office:value="0" calcext:value-type="float">
            <text:p>0.00</text:p>
          </table:table-cell>
          <table:table-cell table:formula="of:=[.L47]*[.$D47]" office:value-type="float" office:value="29.35872" calcext:value-type="float">
            <text:p>29.36</text:p>
          </table:table-cell>
          <table:table-cell table:formula="of:=[.M47]*[.$D47]" office:value-type="float" office:value="26.5696" calcext:value-type="float">
            <text:p>26.57</text:p>
          </table:table-cell>
          <table:table-cell table:formula="of:=[.N47]*[.$D47]" office:value-type="float" office:value="116.864" calcext:value-type="float">
            <text:p>116.86</text:p>
          </table:table-cell>
          <table:table-cell table:formula="of:=[.O47]*[.$D47]" office:value-type="float" office:value="1157.12" calcext:value-type="float">
            <text:p>1157.12</text:p>
          </table:table-cell>
          <table:table-cell table:number-columns-repeated="22"/>
        </table:table-row>
        <table:table-row table:style-name="ro1">
          <table:table-cell table:formula="of:=[.A48]" office:value-type="string" office:string-value="nl02" calcext:value-type="string">
            <text:p>nl02</text:p>
          </table:table-cell>
          <table:table-cell table:formula="of:=[.B48]" office:value-type="string" office:string-value="HT2" calcext:value-type="string">
            <text:p>HT2</text:p>
          </table:table-cell>
          <table:table-cell table:formula="of:=[.C48]" office:value-type="float" office:value="8192" calcext:value-type="float">
            <text:p>8192</text:p>
          </table:table-cell>
          <table:table-cell table:formula="of:=[.D48]" office:value-type="float" office:value="128" calcext:value-type="float">
            <text:p>128</text:p>
          </table:table-cell>
          <table:table-cell table:formula="of:=[.E48]*[.$D48]" office:value-type="float" office:value="86.6752" calcext:value-type="float">
            <text:p>86.68</text:p>
          </table:table-cell>
          <table:table-cell table:formula="of:=[.F48]*[.$D48]" office:value-type="float" office:value="109.28384" calcext:value-type="float">
            <text:p>109.28</text:p>
          </table:table-cell>
          <table:table-cell table:formula="of:=[.G48]*[.$D48]" office:value-type="float" office:value="453.504" calcext:value-type="float">
            <text:p>453.50</text:p>
          </table:table-cell>
          <table:table-cell table:formula="of:=[.H48]*[.$D48]" office:value-type="float" office:value="564.544" calcext:value-type="float">
            <text:p>564.54</text:p>
          </table:table-cell>
          <table:table-cell table:formula="of:=[.I48]*[.$D48]" office:value-type="float" office:value="82.37184" calcext:value-type="float">
            <text:p>82.37</text:p>
          </table:table-cell>
          <table:table-cell table:formula="of:=[.J48]*[.$D48]" office:value-type="float" office:value="143.2576" calcext:value-type="float">
            <text:p>143.26</text:p>
          </table:table-cell>
          <table:table-cell table:formula="of:=[.K48]*[.$D48]" office:value-type="float" office:value="0" calcext:value-type="float">
            <text:p>0.00</text:p>
          </table:table-cell>
          <table:table-cell table:formula="of:=[.L48]*[.$D48]" office:value-type="float" office:value="42.10944" calcext:value-type="float">
            <text:p>42.11</text:p>
          </table:table-cell>
          <table:table-cell table:formula="of:=[.M48]*[.$D48]" office:value-type="float" office:value="79.42784" calcext:value-type="float">
            <text:p>79.43</text:p>
          </table:table-cell>
          <table:table-cell table:formula="of:=[.N48]*[.$D48]" office:value-type="float" office:value="2100.224" calcext:value-type="float">
            <text:p>2100.22</text:p>
          </table:table-cell>
          <table:table-cell table:formula="of:=[.O48]*[.$D48]" office:value-type="float" office:value="3729.024" calcext:value-type="float">
            <text:p>3729.02</text:p>
          </table:table-cell>
          <table:table-cell table:number-columns-repeated="22"/>
        </table:table-row>
        <table:table-row table:style-name="ro1">
          <table:table-cell table:formula="of:=[.A49]" office:value-type="string" office:string-value="nl03" calcext:value-type="string">
            <text:p>nl03</text:p>
          </table:table-cell>
          <table:table-cell table:formula="of:=[.B49]" office:value-type="string" office:string-value="HT2" calcext:value-type="string">
            <text:p>HT2</text:p>
          </table:table-cell>
          <table:table-cell table:formula="of:=[.C49]" office:value-type="float" office:value="256" calcext:value-type="float">
            <text:p>256</text:p>
          </table:table-cell>
          <table:table-cell table:formula="of:=[.D49]" office:value-type="float" office:value="4" calcext:value-type="float">
            <text:p>4</text:p>
          </table:table-cell>
          <table:table-cell table:formula="of:=[.E49]*[.$D49]" office:value-type="float" office:value="755.48" calcext:value-type="float">
            <text:p>755.48</text:p>
          </table:table-cell>
          <table:table-cell table:formula="of:=[.F49]*[.$D49]" office:value-type="float" office:value="14.3272" calcext:value-type="float">
            <text:p>14.33</text:p>
          </table:table-cell>
          <table:table-cell table:formula="of:=[.G49]*[.$D49]" office:value-type="float" office:value="3258.28" calcext:value-type="float">
            <text:p>3258.28</text:p>
          </table:table-cell>
          <table:table-cell table:formula="of:=[.H49]*[.$D49]" office:value-type="float" office:value="2230.32" calcext:value-type="float">
            <text:p>2230.32</text:p>
          </table:table-cell>
          <table:table-cell table:formula="of:=[.I49]*[.$D49]" office:value-type="float" office:value="563.72" calcext:value-type="float">
            <text:p>563.72</text:p>
          </table:table-cell>
          <table:table-cell table:formula="of:=[.J49]*[.$D49]" office:value-type="float" office:value="63.888" calcext:value-type="float">
            <text:p>63.89</text:p>
          </table:table-cell>
          <table:table-cell table:formula="of:=[.K49]*[.$D49]" office:value-type="float" office:value="0" calcext:value-type="float">
            <text:p>0.00</text:p>
          </table:table-cell>
          <table:table-cell table:formula="of:=[.L49]*[.$D49]" office:value-type="float" office:value="150.392" calcext:value-type="float">
            <text:p>150.39</text:p>
          </table:table-cell>
          <table:table-cell table:formula="of:=[.M49]*[.$D49]" office:value-type="float" office:value="61.568" calcext:value-type="float">
            <text:p>61.57</text:p>
          </table:table-cell>
          <table:table-cell table:formula="of:=[.N49]*[.$D49]" office:value-type="float" office:value="14.898" calcext:value-type="float">
            <text:p>14.90</text:p>
          </table:table-cell>
          <table:table-cell table:formula="of:=[.O49]*[.$D49]" office:value-type="float" office:value="7448.8" calcext:value-type="float">
            <text:p>7448.80</text:p>
          </table:table-cell>
          <table:table-cell table:number-columns-repeated="22"/>
        </table:table-row>
        <table:table-row table:style-name="ro1">
          <table:table-cell table:formula="of:=[.A50]" office:value-type="string" office:string-value="nl03" calcext:value-type="string">
            <text:p>nl03</text:p>
          </table:table-cell>
          <table:table-cell table:formula="of:=[.B50]" office:value-type="string" office:string-value="HT2" calcext:value-type="string">
            <text:p>HT2</text:p>
          </table:table-cell>
          <table:table-cell table:formula="of:=[.C50]" office:value-type="float" office:value="512" calcext:value-type="float">
            <text:p>512</text:p>
          </table:table-cell>
          <table:table-cell table:formula="of:=[.D50]" office:value-type="float" office:value="8" calcext:value-type="float">
            <text:p>8</text:p>
          </table:table-cell>
          <table:table-cell table:formula="of:=[.E50]*[.$D50]" office:value-type="float" office:value="731.824" calcext:value-type="float">
            <text:p>731.82</text:p>
          </table:table-cell>
          <table:table-cell table:formula="of:=[.F50]*[.$D50]" office:value-type="float" office:value="41.3976" calcext:value-type="float">
            <text:p>41.40</text:p>
          </table:table-cell>
          <table:table-cell table:formula="of:=[.G50]*[.$D50]" office:value-type="float" office:value="3045.2" calcext:value-type="float">
            <text:p>3045.20</text:p>
          </table:table-cell>
          <table:table-cell table:formula="of:=[.H50]*[.$D50]" office:value-type="float" office:value="2948.56" calcext:value-type="float">
            <text:p>2948.56</text:p>
          </table:table-cell>
          <table:table-cell table:formula="of:=[.I50]*[.$D50]" office:value-type="float" office:value="525.096" calcext:value-type="float">
            <text:p>525.10</text:p>
          </table:table-cell>
          <table:table-cell table:formula="of:=[.J50]*[.$D50]" office:value-type="float" office:value="134.256" calcext:value-type="float">
            <text:p>134.26</text:p>
          </table:table-cell>
          <table:table-cell table:formula="of:=[.K50]*[.$D50]" office:value-type="float" office:value="0" calcext:value-type="float">
            <text:p>0.00</text:p>
          </table:table-cell>
          <table:table-cell table:formula="of:=[.L50]*[.$D50]" office:value-type="float" office:value="145.296" calcext:value-type="float">
            <text:p>145.30</text:p>
          </table:table-cell>
          <table:table-cell table:formula="of:=[.M50]*[.$D50]" office:value-type="float" office:value="56.336" calcext:value-type="float">
            <text:p>56.34</text:p>
          </table:table-cell>
          <table:table-cell table:formula="of:=[.N50]*[.$D50]" office:value-type="float" office:value="34.432" calcext:value-type="float">
            <text:p>34.43</text:p>
          </table:table-cell>
          <table:table-cell table:formula="of:=[.O50]*[.$D50]" office:value-type="float" office:value="7866" calcext:value-type="float">
            <text:p>7866.00</text:p>
          </table:table-cell>
          <table:table-cell table:number-columns-repeated="22"/>
        </table:table-row>
        <table:table-row table:style-name="ro1">
          <table:table-cell table:formula="of:=[.A51]" office:value-type="string" office:string-value="nl03" calcext:value-type="string">
            <text:p>nl03</text:p>
          </table:table-cell>
          <table:table-cell table:formula="of:=[.B51]" office:value-type="string" office:string-value="HT2" calcext:value-type="string">
            <text:p>HT2</text:p>
          </table:table-cell>
          <table:table-cell table:formula="of:=[.C51]" office:value-type="float" office:value="1024" calcext:value-type="float">
            <text:p>1024</text:p>
          </table:table-cell>
          <table:table-cell table:formula="of:=[.D51]" office:value-type="float" office:value="16" calcext:value-type="float">
            <text:p>16</text:p>
          </table:table-cell>
          <table:table-cell table:formula="of:=[.E51]*[.$D51]" office:value-type="float" office:value="624.448" calcext:value-type="float">
            <text:p>624.45</text:p>
          </table:table-cell>
          <table:table-cell table:formula="of:=[.F51]*[.$D51]" office:value-type="float" office:value="53.7632" calcext:value-type="float">
            <text:p>53.76</text:p>
          </table:table-cell>
          <table:table-cell table:formula="of:=[.G51]*[.$D51]" office:value-type="float" office:value="3103.52" calcext:value-type="float">
            <text:p>3103.52</text:p>
          </table:table-cell>
          <table:table-cell table:formula="of:=[.H51]*[.$D51]" office:value-type="float" office:value="3429.12" calcext:value-type="float">
            <text:p>3429.12</text:p>
          </table:table-cell>
          <table:table-cell table:formula="of:=[.I51]*[.$D51]" office:value-type="float" office:value="502.608" calcext:value-type="float">
            <text:p>502.61</text:p>
          </table:table-cell>
          <table:table-cell table:formula="of:=[.J51]*[.$D51]" office:value-type="float" office:value="192.304" calcext:value-type="float">
            <text:p>192.30</text:p>
          </table:table-cell>
          <table:table-cell table:formula="of:=[.K51]*[.$D51]" office:value-type="float" office:value="0" calcext:value-type="float">
            <text:p>0.00</text:p>
          </table:table-cell>
          <table:table-cell table:formula="of:=[.L51]*[.$D51]" office:value-type="float" office:value="157.3488" calcext:value-type="float">
            <text:p>157.35</text:p>
          </table:table-cell>
          <table:table-cell table:formula="of:=[.M51]*[.$D51]" office:value-type="float" office:value="43.8928" calcext:value-type="float">
            <text:p>43.89</text:p>
          </table:table-cell>
          <table:table-cell table:formula="of:=[.N51]*[.$D51]" office:value-type="float" office:value="47.672" calcext:value-type="float">
            <text:p>47.67</text:p>
          </table:table-cell>
          <table:table-cell table:formula="of:=[.O51]*[.$D51]" office:value-type="float" office:value="8278.88" calcext:value-type="float">
            <text:p>8278.88</text:p>
          </table:table-cell>
          <table:table-cell table:number-columns-repeated="22"/>
        </table:table-row>
        <table:table-row table:style-name="ro1">
          <table:table-cell table:formula="of:=[.A52]" office:value-type="string" office:string-value="nl03" calcext:value-type="string">
            <text:p>nl03</text:p>
          </table:table-cell>
          <table:table-cell table:formula="of:=[.B52]" office:value-type="string" office:string-value="HT2" calcext:value-type="string">
            <text:p>HT2</text:p>
          </table:table-cell>
          <table:table-cell table:formula="of:=[.C52]" office:value-type="float" office:value="2048" calcext:value-type="float">
            <text:p>2048</text:p>
          </table:table-cell>
          <table:table-cell table:formula="of:=[.D52]" office:value-type="float" office:value="32" calcext:value-type="float">
            <text:p>32</text:p>
          </table:table-cell>
          <table:table-cell table:formula="of:=[.E52]*[.$D52]" office:value-type="float" office:value="638.784" calcext:value-type="float">
            <text:p>638.78</text:p>
          </table:table-cell>
          <table:table-cell table:formula="of:=[.F52]*[.$D52]" office:value-type="float" office:value="85.4336" calcext:value-type="float">
            <text:p>85.43</text:p>
          </table:table-cell>
          <table:table-cell table:formula="of:=[.G52]*[.$D52]" office:value-type="float" office:value="3019.936" calcext:value-type="float">
            <text:p>3019.94</text:p>
          </table:table-cell>
          <table:table-cell table:formula="of:=[.H52]*[.$D52]" office:value-type="float" office:value="4186.24" calcext:value-type="float">
            <text:p>4186.24</text:p>
          </table:table-cell>
          <table:table-cell table:formula="of:=[.I52]*[.$D52]" office:value-type="float" office:value="519.936" calcext:value-type="float">
            <text:p>519.94</text:p>
          </table:table-cell>
          <table:table-cell table:formula="of:=[.J52]*[.$D52]" office:value-type="float" office:value="443.776" calcext:value-type="float">
            <text:p>443.78</text:p>
          </table:table-cell>
          <table:table-cell table:formula="of:=[.K52]*[.$D52]" office:value-type="float" office:value="0" calcext:value-type="float">
            <text:p>0.00</text:p>
          </table:table-cell>
          <table:table-cell table:formula="of:=[.L52]*[.$D52]" office:value-type="float" office:value="163.136" calcext:value-type="float">
            <text:p>163.14</text:p>
          </table:table-cell>
          <table:table-cell table:formula="of:=[.M52]*[.$D52]" office:value-type="float" office:value="29.49824" calcext:value-type="float">
            <text:p>29.50</text:p>
          </table:table-cell>
          <table:table-cell table:formula="of:=[.N52]*[.$D52]" office:value-type="float" office:value="120.24" calcext:value-type="float">
            <text:p>120.24</text:p>
          </table:table-cell>
          <table:table-cell table:formula="of:=[.O52]*[.$D52]" office:value-type="float" office:value="9343.04" calcext:value-type="float">
            <text:p>9343.04</text:p>
          </table:table-cell>
          <table:table-cell table:number-columns-repeated="22"/>
        </table:table-row>
        <table:table-row table:style-name="ro1">
          <table:table-cell table:formula="of:=[.A53]" office:value-type="string" office:string-value="nl03" calcext:value-type="string">
            <text:p>nl03</text:p>
          </table:table-cell>
          <table:table-cell table:formula="of:=[.B53]" office:value-type="string" office:string-value="HT2" calcext:value-type="string">
            <text:p>HT2</text:p>
          </table:table-cell>
          <table:table-cell table:formula="of:=[.C53]" office:value-type="float" office:value="4096" calcext:value-type="float">
            <text:p>4096</text:p>
          </table:table-cell>
          <table:table-cell table:formula="of:=[.D53]" office:value-type="float" office:value="64" calcext:value-type="float">
            <text:p>64</text:p>
          </table:table-cell>
          <table:table-cell table:formula="of:=[.E53]*[.$D53]" office:value-type="float" office:value="688.128" calcext:value-type="float">
            <text:p>688.13</text:p>
          </table:table-cell>
          <table:table-cell table:formula="of:=[.F53]*[.$D53]" office:value-type="float" office:value="113.5872" calcext:value-type="float">
            <text:p>113.59</text:p>
          </table:table-cell>
          <table:table-cell table:formula="of:=[.G53]*[.$D53]" office:value-type="float" office:value="3583.872" calcext:value-type="float">
            <text:p>3583.87</text:p>
          </table:table-cell>
          <table:table-cell table:formula="of:=[.H53]*[.$D53]" office:value-type="float" office:value="3305.28" calcext:value-type="float">
            <text:p>3305.28</text:p>
          </table:table-cell>
          <table:table-cell table:formula="of:=[.I53]*[.$D53]" office:value-type="float" office:value="600.0832" calcext:value-type="float">
            <text:p>600.08</text:p>
          </table:table-cell>
          <table:table-cell table:formula="of:=[.J53]*[.$D53]" office:value-type="float" office:value="1810.048" calcext:value-type="float">
            <text:p>1810.05</text:p>
          </table:table-cell>
          <table:table-cell table:formula="of:=[.K53]*[.$D53]" office:value-type="float" office:value="0" calcext:value-type="float">
            <text:p>0.00</text:p>
          </table:table-cell>
          <table:table-cell table:formula="of:=[.L53]*[.$D53]" office:value-type="float" office:value="151.4432" calcext:value-type="float">
            <text:p>151.44</text:p>
          </table:table-cell>
          <table:table-cell table:formula="of:=[.M53]*[.$D53]" office:value-type="float" office:value="48.0064" calcext:value-type="float">
            <text:p>48.01</text:p>
          </table:table-cell>
          <table:table-cell table:formula="of:=[.N53]*[.$D53]" office:value-type="float" office:value="211.3472" calcext:value-type="float">
            <text:p>211.35</text:p>
          </table:table-cell>
          <table:table-cell table:formula="of:=[.O53]*[.$D53]" office:value-type="float" office:value="10676.48" calcext:value-type="float">
            <text:p>10676.48</text:p>
          </table:table-cell>
          <table:table-cell table:number-columns-repeated="22"/>
        </table:table-row>
        <table:table-row table:style-name="ro1">
          <table:table-cell table:formula="of:=[.A54]" office:value-type="string" office:string-value="nl03" calcext:value-type="string">
            <text:p>nl03</text:p>
          </table:table-cell>
          <table:table-cell table:formula="of:=[.B54]" office:value-type="string" office:string-value="HT2_o32" calcext:value-type="string">
            <text:p>HT2_o32</text:p>
          </table:table-cell>
          <table:table-cell table:formula="of:=[.C54]" office:value-type="float" office:value="256" calcext:value-type="float">
            <text:p>256</text:p>
          </table:table-cell>
          <table:table-cell table:formula="of:=[.D54]" office:value-type="float" office:value="64" calcext:value-type="float">
            <text:p>64</text:p>
          </table:table-cell>
          <table:table-cell table:formula="of:=[.E54]*[.$D54]" office:value-type="float" office:value="1070.912" calcext:value-type="float">
            <text:p>1070.91</text:p>
          </table:table-cell>
          <table:table-cell table:formula="of:=[.F54]*[.$D54]" office:value-type="float" office:value="63.32352" calcext:value-type="float">
            <text:p>63.32</text:p>
          </table:table-cell>
          <table:table-cell table:formula="of:=[.G54]*[.$D54]" office:value-type="float" office:value="4609.472" calcext:value-type="float">
            <text:p>4609.47</text:p>
          </table:table-cell>
          <table:table-cell table:formula="of:=[.H54]*[.$D54]" office:value-type="float" office:value="3084.992" calcext:value-type="float">
            <text:p>3084.99</text:p>
          </table:table-cell>
          <table:table-cell table:formula="of:=[.I54]*[.$D54]" office:value-type="float" office:value="768.64" calcext:value-type="float">
            <text:p>768.64</text:p>
          </table:table-cell>
          <table:table-cell table:formula="of:=[.J54]*[.$D54]" office:value-type="float" office:value="242.8352" calcext:value-type="float">
            <text:p>242.84</text:p>
          </table:table-cell>
          <table:table-cell table:formula="of:=[.K54]*[.$D54]" office:value-type="float" office:value="0" calcext:value-type="float">
            <text:p>0.00</text:p>
          </table:table-cell>
          <table:table-cell table:formula="of:=[.L54]*[.$D54]" office:value-type="float" office:value="150.2912" calcext:value-type="float">
            <text:p>150.29</text:p>
          </table:table-cell>
          <table:table-cell table:formula="of:=[.M54]*[.$D54]" office:value-type="float" office:value="199.872" calcext:value-type="float">
            <text:p>199.87</text:p>
          </table:table-cell>
          <table:table-cell table:formula="of:=[.N54]*[.$D54]" office:value-type="float" office:value="246.7392" calcext:value-type="float">
            <text:p>246.74</text:p>
          </table:table-cell>
          <table:table-cell table:formula="of:=[.O54]*[.$D54]" office:value-type="float" office:value="11447.68" calcext:value-type="float">
            <text:p>11447.68</text:p>
          </table:table-cell>
          <table:table-cell table:number-columns-repeated="22"/>
        </table:table-row>
        <table:table-row table:style-name="ro1">
          <table:table-cell table:formula="of:=[.A55]" office:value-type="string" office:string-value="nl03" calcext:value-type="string">
            <text:p>nl03</text:p>
          </table:table-cell>
          <table:table-cell table:formula="of:=[.B55]" office:value-type="string" office:string-value="HT2_o32" calcext:value-type="string">
            <text:p>HT2_o32</text:p>
          </table:table-cell>
          <table:table-cell table:formula="of:=[.C55]" office:value-type="float" office:value="512" calcext:value-type="float">
            <text:p>512</text:p>
          </table:table-cell>
          <table:table-cell table:formula="of:=[.D55]" office:value-type="float" office:value="128" calcext:value-type="float">
            <text:p>128</text:p>
          </table:table-cell>
          <table:table-cell table:formula="of:=[.E55]*[.$D55]" office:value-type="float" office:value="1451.136" calcext:value-type="float">
            <text:p>1451.14</text:p>
          </table:table-cell>
          <table:table-cell table:formula="of:=[.F55]*[.$D55]" office:value-type="float" office:value="222.3744" calcext:value-type="float">
            <text:p>222.37</text:p>
          </table:table-cell>
          <table:table-cell table:formula="of:=[.G55]*[.$D55]" office:value-type="float" office:value="5943.04" calcext:value-type="float">
            <text:p>5943.04</text:p>
          </table:table-cell>
          <table:table-cell table:formula="of:=[.H55]*[.$D55]" office:value-type="float" office:value="4834.176" calcext:value-type="float">
            <text:p>4834.18</text:p>
          </table:table-cell>
          <table:table-cell table:formula="of:=[.I55]*[.$D55]" office:value-type="float" office:value="1120.128" calcext:value-type="float">
            <text:p>1120.13</text:p>
          </table:table-cell>
          <table:table-cell table:formula="of:=[.J55]*[.$D55]" office:value-type="float" office:value="184.4096" calcext:value-type="float">
            <text:p>184.41</text:p>
          </table:table-cell>
          <table:table-cell table:formula="of:=[.K55]*[.$D55]" office:value-type="float" office:value="0" calcext:value-type="float">
            <text:p>0.00</text:p>
          </table:table-cell>
          <table:table-cell table:formula="of:=[.L55]*[.$D55]" office:value-type="float" office:value="162.688" calcext:value-type="float">
            <text:p>162.69</text:p>
          </table:table-cell>
          <table:table-cell table:formula="of:=[.M55]*[.$D55]" office:value-type="float" office:value="214.6944" calcext:value-type="float">
            <text:p>214.69</text:p>
          </table:table-cell>
          <table:table-cell table:formula="of:=[.N55]*[.$D55]" office:value-type="float" office:value="413.312" calcext:value-type="float">
            <text:p>413.31</text:p>
          </table:table-cell>
          <table:table-cell table:formula="of:=[.O55]*[.$D55]" office:value-type="float" office:value="15586.56" calcext:value-type="float">
            <text:p>15586.56</text:p>
          </table:table-cell>
          <table:table-cell table:number-columns-repeated="22"/>
        </table:table-row>
        <table:table-row table:style-name="ro1">
          <table:table-cell table:formula="of:=[.A56]" office:value-type="string" office:string-value="nl03" calcext:value-type="string">
            <text:p>nl03</text:p>
          </table:table-cell>
          <table:table-cell table:formula="of:=[.B56]" office:value-type="string" office:string-value="HT2_o32" calcext:value-type="string">
            <text:p>HT2_o32</text:p>
          </table:table-cell>
          <table:table-cell table:formula="of:=[.C56]" office:value-type="float" office:value="1024" calcext:value-type="float">
            <text:p>1024</text:p>
          </table:table-cell>
          <table:table-cell table:formula="of:=[.D56]" office:value-type="float" office:value="256" calcext:value-type="float">
            <text:p>256</text:p>
          </table:table-cell>
          <table:table-cell table:formula="of:=[.E56]*[.$D56]" office:value-type="float" office:value="2178.56" calcext:value-type="float">
            <text:p>2178.56</text:p>
          </table:table-cell>
          <table:table-cell table:formula="of:=[.F56]*[.$D56]" office:value-type="float" office:value="317.1072" calcext:value-type="float">
            <text:p>317.11</text:p>
          </table:table-cell>
          <table:table-cell table:formula="of:=[.G56]*[.$D56]" office:value-type="float" office:value="7000.832" calcext:value-type="float">
            <text:p>7000.83</text:p>
          </table:table-cell>
          <table:table-cell table:formula="of:=[.H56]*[.$D56]" office:value-type="float" office:value="4769.28" calcext:value-type="float">
            <text:p>4769.28</text:p>
          </table:table-cell>
          <table:table-cell table:formula="of:=[.I56]*[.$D56]" office:value-type="float" office:value="1760.6912" calcext:value-type="float">
            <text:p>1760.69</text:p>
          </table:table-cell>
          <table:table-cell table:formula="of:=[.J56]*[.$D56]" office:value-type="float" office:value="217.0368" calcext:value-type="float">
            <text:p>217.04</text:p>
          </table:table-cell>
          <table:table-cell table:formula="of:=[.K56]*[.$D56]" office:value-type="float" office:value="0" calcext:value-type="float">
            <text:p>0.00</text:p>
          </table:table-cell>
          <table:table-cell table:formula="of:=[.L56]*[.$D56]" office:value-type="float" office:value="178.82368" calcext:value-type="float">
            <text:p>178.82</text:p>
          </table:table-cell>
          <table:table-cell table:formula="of:=[.M56]*[.$D56]" office:value-type="float" office:value="372.4032" calcext:value-type="float">
            <text:p>372.40</text:p>
          </table:table-cell>
          <table:table-cell table:formula="of:=[.N56]*[.$D56]" office:value-type="float" office:value="762.1888" calcext:value-type="float">
            <text:p>762.19</text:p>
          </table:table-cell>
          <table:table-cell table:formula="of:=[.O56]*[.$D56]" office:value-type="float" office:value="18976.512" calcext:value-type="float">
            <text:p>18976.51</text:p>
          </table:table-cell>
          <table:table-cell table:number-columns-repeated="22"/>
        </table:table-row>
        <table:table-row table:style-name="ro1">
          <table:table-cell table:formula="of:=[.A57]" office:value-type="string" office:string-value="nl03" calcext:value-type="string">
            <text:p>nl03</text:p>
          </table:table-cell>
          <table:table-cell table:formula="of:=[.B57]" office:value-type="string" office:string-value="HT2_o32" calcext:value-type="string">
            <text:p>HT2_o32</text:p>
          </table:table-cell>
          <table:table-cell table:formula="of:=[.C57]" office:value-type="float" office:value="2048" calcext:value-type="float">
            <text:p>2048</text:p>
          </table:table-cell>
          <table:table-cell table:formula="of:=[.D57]" office:value-type="float" office:value="512" calcext:value-type="float">
            <text:p>512</text:p>
          </table:table-cell>
          <table:table-cell table:formula="of:=[.E57]*[.$D57]" office:value-type="float" office:value="3258.0096" calcext:value-type="float">
            <text:p>3258.01</text:p>
          </table:table-cell>
          <table:table-cell table:formula="of:=[.F57]*[.$D57]" office:value-type="float" office:value="886.9376" calcext:value-type="float">
            <text:p>886.94</text:p>
          </table:table-cell>
          <table:table-cell table:formula="of:=[.G57]*[.$D57]" office:value-type="float" office:value="13336.064" calcext:value-type="float">
            <text:p>13336.06</text:p>
          </table:table-cell>
          <table:table-cell table:formula="of:=[.H57]*[.$D57]" office:value-type="float" office:value="5666.304" calcext:value-type="float">
            <text:p>5666.30</text:p>
          </table:table-cell>
          <table:table-cell table:formula="of:=[.I57]*[.$D57]" office:value-type="float" office:value="2690.2016" calcext:value-type="float">
            <text:p>2690.20</text:p>
          </table:table-cell>
          <table:table-cell table:formula="of:=[.J57]*[.$D57]" office:value-type="float" office:value="614.912" calcext:value-type="float">
            <text:p>614.91</text:p>
          </table:table-cell>
          <table:table-cell table:formula="of:=[.K57]*[.$D57]" office:value-type="float" office:value="0" calcext:value-type="float">
            <text:p>0.00</text:p>
          </table:table-cell>
          <table:table-cell table:formula="of:=[.L57]*[.$D57]" office:value-type="float" office:value="193.00864" calcext:value-type="float">
            <text:p>193.01</text:p>
          </table:table-cell>
          <table:table-cell table:formula="of:=[.M57]*[.$D57]" office:value-type="float" office:value="513.3312" calcext:value-type="float">
            <text:p>513.33</text:p>
          </table:table-cell>
          <table:table-cell table:formula="of:=[.N57]*[.$D57]" office:value-type="float" office:value="1371.4944" calcext:value-type="float">
            <text:p>1371.49</text:p>
          </table:table-cell>
          <table:table-cell table:formula="of:=[.O57]*[.$D57]" office:value-type="float" office:value="30008.32" calcext:value-type="float">
            <text:p>30008.32</text:p>
          </table:table-cell>
          <table:table-cell table:number-columns-repeated="22"/>
        </table:table-row>
        <table:table-row table:style-name="ro1">
          <table:table-cell table:formula="of:=[.A58]" office:value-type="string" office:string-value="nl03" calcext:value-type="string">
            <text:p>nl03</text:p>
          </table:table-cell>
          <table:table-cell table:formula="of:=[.B58]" office:value-type="string" office:string-value="HT2_o4" calcext:value-type="string">
            <text:p>HT2_o4</text:p>
          </table:table-cell>
          <table:table-cell table:formula="of:=[.C58]" office:value-type="float" office:value="2048" calcext:value-type="float">
            <text:p>2048</text:p>
          </table:table-cell>
          <table:table-cell table:formula="of:=[.D58]" office:value-type="float" office:value="64" calcext:value-type="float">
            <text:p>64</text:p>
          </table:table-cell>
          <table:table-cell table:formula="of:=[.E58]*[.$D58]" office:value-type="float" office:value="713.792" calcext:value-type="float">
            <text:p>713.79</text:p>
          </table:table-cell>
          <table:table-cell table:formula="of:=[.F58]*[.$D58]" office:value-type="float" office:value="74.6432" calcext:value-type="float">
            <text:p>74.64</text:p>
          </table:table-cell>
          <table:table-cell table:formula="of:=[.G58]*[.$D58]" office:value-type="float" office:value="3735.68" calcext:value-type="float">
            <text:p>3735.68</text:p>
          </table:table-cell>
          <table:table-cell table:formula="of:=[.H58]*[.$D58]" office:value-type="float" office:value="2463.808" calcext:value-type="float">
            <text:p>2463.81</text:p>
          </table:table-cell>
          <table:table-cell table:formula="of:=[.I58]*[.$D58]" office:value-type="float" office:value="605.2288" calcext:value-type="float">
            <text:p>605.23</text:p>
          </table:table-cell>
          <table:table-cell table:formula="of:=[.J58]*[.$D58]" office:value-type="float" office:value="735.36" calcext:value-type="float">
            <text:p>735.36</text:p>
          </table:table-cell>
          <table:table-cell table:formula="of:=[.K58]*[.$D58]" office:value-type="float" office:value="0" calcext:value-type="float">
            <text:p>0.00</text:p>
          </table:table-cell>
          <table:table-cell table:formula="of:=[.L58]*[.$D58]" office:value-type="float" office:value="150.8928" calcext:value-type="float">
            <text:p>150.89</text:p>
          </table:table-cell>
          <table:table-cell table:formula="of:=[.M58]*[.$D58]" office:value-type="float" office:value="44.05952" calcext:value-type="float">
            <text:p>44.06</text:p>
          </table:table-cell>
          <table:table-cell table:formula="of:=[.N58]*[.$D58]" office:value-type="float" office:value="200.7232" calcext:value-type="float">
            <text:p>200.72</text:p>
          </table:table-cell>
          <table:table-cell table:formula="of:=[.O58]*[.$D58]" office:value-type="float" office:value="8938.88" calcext:value-type="float">
            <text:p>8938.88</text:p>
          </table:table-cell>
          <table:table-cell table:number-columns-repeated="22"/>
        </table:table-row>
        <table:table-row table:style-name="ro1">
          <table:table-cell table:formula="of:=[.A59]" office:value-type="string" office:string-value="nl03" calcext:value-type="string">
            <text:p>nl03</text:p>
          </table:table-cell>
          <table:table-cell table:formula="of:=[.B59]" office:value-type="string" office:string-value="HT2_o4" calcext:value-type="string">
            <text:p>HT2_o4</text:p>
          </table:table-cell>
          <table:table-cell table:formula="of:=[.C59]" office:value-type="float" office:value="4096" calcext:value-type="float">
            <text:p>4096</text:p>
          </table:table-cell>
          <table:table-cell table:formula="of:=[.D59]" office:value-type="float" office:value="128" calcext:value-type="float">
            <text:p>128</text:p>
          </table:table-cell>
          <table:table-cell table:formula="of:=[.E59]*[.$D59]" office:value-type="float" office:value="882.0096" calcext:value-type="float">
            <text:p>882.01</text:p>
          </table:table-cell>
          <table:table-cell table:formula="of:=[.F59]*[.$D59]" office:value-type="float" office:value="538.5344" calcext:value-type="float">
            <text:p>538.53</text:p>
          </table:table-cell>
          <table:table-cell table:formula="of:=[.G59]*[.$D59]" office:value-type="float" office:value="4852.864" calcext:value-type="float">
            <text:p>4852.86</text:p>
          </table:table-cell>
          <table:table-cell table:formula="of:=[.H59]*[.$D59]" office:value-type="float" office:value="9839.36" calcext:value-type="float">
            <text:p>9839.36</text:p>
          </table:table-cell>
          <table:table-cell table:formula="of:=[.I59]*[.$D59]" office:value-type="float" office:value="761.7664" calcext:value-type="float">
            <text:p>761.77</text:p>
          </table:table-cell>
          <table:table-cell table:formula="of:=[.J59]*[.$D59]" office:value-type="float" office:value="1198.4256" calcext:value-type="float">
            <text:p>1198.43</text:p>
          </table:table-cell>
          <table:table-cell table:formula="of:=[.K59]*[.$D59]" office:value-type="float" office:value="0" calcext:value-type="float">
            <text:p>0.00</text:p>
          </table:table-cell>
          <table:table-cell table:formula="of:=[.L59]*[.$D59]" office:value-type="float" office:value="151.6416" calcext:value-type="float">
            <text:p>151.64</text:p>
          </table:table-cell>
          <table:table-cell table:formula="of:=[.M59]*[.$D59]" office:value-type="float" office:value="183.7184" calcext:value-type="float">
            <text:p>183.72</text:p>
          </table:table-cell>
          <table:table-cell table:formula="of:=[.N59]*[.$D59]" office:value-type="float" office:value="390.4896" calcext:value-type="float">
            <text:p>390.49</text:p>
          </table:table-cell>
          <table:table-cell table:formula="of:=[.O59]*[.$D59]" office:value-type="float" office:value="19088.64" calcext:value-type="float">
            <text:p>19088.64</text:p>
          </table:table-cell>
          <table:table-cell table:number-columns-repeated="22"/>
        </table:table-row>
        <table:table-row table:style-name="ro1">
          <table:table-cell table:formula="of:=[.A60]" office:value-type="string" office:string-value="nl03" calcext:value-type="string">
            <text:p>nl03</text:p>
          </table:table-cell>
          <table:table-cell table:formula="of:=[.B60]" office:value-type="string" office:string-value="HT2_o8" calcext:value-type="string">
            <text:p>HT2_o8</text:p>
          </table:table-cell>
          <table:table-cell table:formula="of:=[.C60]" office:value-type="float" office:value="512" calcext:value-type="float">
            <text:p>512</text:p>
          </table:table-cell>
          <table:table-cell table:formula="of:=[.D60]" office:value-type="float" office:value="32" calcext:value-type="float">
            <text:p>32</text:p>
          </table:table-cell>
          <table:table-cell table:formula="of:=[.E60]*[.$D60]" office:value-type="float" office:value="662.816" calcext:value-type="float">
            <text:p>662.82</text:p>
          </table:table-cell>
          <table:table-cell table:formula="of:=[.F60]*[.$D60]" office:value-type="float" office:value="60.5664" calcext:value-type="float">
            <text:p>60.57</text:p>
          </table:table-cell>
          <table:table-cell table:formula="of:=[.G60]*[.$D60]" office:value-type="float" office:value="3756.16" calcext:value-type="float">
            <text:p>3756.16</text:p>
          </table:table-cell>
          <table:table-cell table:formula="of:=[.H60]*[.$D60]" office:value-type="float" office:value="3029.28" calcext:value-type="float">
            <text:p>3029.28</text:p>
          </table:table-cell>
          <table:table-cell table:formula="of:=[.I60]*[.$D60]" office:value-type="float" office:value="543.776" calcext:value-type="float">
            <text:p>543.78</text:p>
          </table:table-cell>
          <table:table-cell table:formula="of:=[.J60]*[.$D60]" office:value-type="float" office:value="46.2208" calcext:value-type="float">
            <text:p>46.22</text:p>
          </table:table-cell>
          <table:table-cell table:formula="of:=[.K60]*[.$D60]" office:value-type="float" office:value="0" calcext:value-type="float">
            <text:p>0.00</text:p>
          </table:table-cell>
          <table:table-cell table:formula="of:=[.L60]*[.$D60]" office:value-type="float" office:value="152.4" calcext:value-type="float">
            <text:p>152.40</text:p>
          </table:table-cell>
          <table:table-cell table:formula="of:=[.M60]*[.$D60]" office:value-type="float" office:value="46.5856" calcext:value-type="float">
            <text:p>46.59</text:p>
          </table:table-cell>
          <table:table-cell table:formula="of:=[.N60]*[.$D60]" office:value-type="float" office:value="98.544" calcext:value-type="float">
            <text:p>98.54</text:p>
          </table:table-cell>
          <table:table-cell table:formula="of:=[.O60]*[.$D60]" office:value-type="float" office:value="8698.56" calcext:value-type="float">
            <text:p>8698.56</text:p>
          </table:table-cell>
          <table:table-cell table:number-columns-repeated="22"/>
        </table:table-row>
        <table:table-row table:style-name="ro1">
          <table:table-cell table:formula="of:=[.A61]" office:value-type="string" office:string-value="nl03" calcext:value-type="string">
            <text:p>nl03</text:p>
          </table:table-cell>
          <table:table-cell table:formula="of:=[.B61]" office:value-type="string" office:string-value="HT2_o8" calcext:value-type="string">
            <text:p>HT2_o8</text:p>
          </table:table-cell>
          <table:table-cell table:formula="of:=[.C61]" office:value-type="float" office:value="1024" calcext:value-type="float">
            <text:p>1024</text:p>
          </table:table-cell>
          <table:table-cell table:formula="of:=[.D61]" office:value-type="float" office:value="64" calcext:value-type="float">
            <text:p>64</text:p>
          </table:table-cell>
          <table:table-cell table:formula="of:=[.E61]*[.$D61]" office:value-type="float" office:value="759.04" calcext:value-type="float">
            <text:p>759.04</text:p>
          </table:table-cell>
          <table:table-cell table:formula="of:=[.F61]*[.$D61]" office:value-type="float" office:value="90.6752" calcext:value-type="float">
            <text:p>90.68</text:p>
          </table:table-cell>
          <table:table-cell table:formula="of:=[.G61]*[.$D61]" office:value-type="float" office:value="4178.048" calcext:value-type="float">
            <text:p>4178.05</text:p>
          </table:table-cell>
          <table:table-cell table:formula="of:=[.H61]*[.$D61]" office:value-type="float" office:value="3659.392" calcext:value-type="float">
            <text:p>3659.39</text:p>
          </table:table-cell>
          <table:table-cell table:formula="of:=[.I61]*[.$D61]" office:value-type="float" office:value="617.856" calcext:value-type="float">
            <text:p>617.86</text:p>
          </table:table-cell>
          <table:table-cell table:formula="of:=[.J61]*[.$D61]" office:value-type="float" office:value="220.3328" calcext:value-type="float">
            <text:p>220.33</text:p>
          </table:table-cell>
          <table:table-cell table:formula="of:=[.K61]*[.$D61]" office:value-type="float" office:value="0" calcext:value-type="float">
            <text:p>0.00</text:p>
          </table:table-cell>
          <table:table-cell table:formula="of:=[.L61]*[.$D61]" office:value-type="float" office:value="155.4112" calcext:value-type="float">
            <text:p>155.41</text:p>
          </table:table-cell>
          <table:table-cell table:formula="of:=[.M61]*[.$D61]" office:value-type="float" office:value="52.01472" calcext:value-type="float">
            <text:p>52.01</text:p>
          </table:table-cell>
          <table:table-cell table:formula="of:=[.N61]*[.$D61]" office:value-type="float" office:value="193.2032" calcext:value-type="float">
            <text:p>193.20</text:p>
          </table:table-cell>
          <table:table-cell table:formula="of:=[.O61]*[.$D61]" office:value-type="float" office:value="10267.52" calcext:value-type="float">
            <text:p>10267.52</text:p>
          </table:table-cell>
          <table:table-cell table:number-columns-repeated="22"/>
        </table:table-row>
        <table:table-row table:style-name="ro1">
          <table:table-cell table:formula="of:=[.A62]" office:value-type="string" office:string-value="nl03" calcext:value-type="string">
            <text:p>nl03</text:p>
          </table:table-cell>
          <table:table-cell table:formula="of:=[.B62]" office:value-type="string" office:string-value="HT2_o8" calcext:value-type="string">
            <text:p>HT2_o8</text:p>
          </table:table-cell>
          <table:table-cell table:formula="of:=[.C62]" office:value-type="float" office:value="2048" calcext:value-type="float">
            <text:p>2048</text:p>
          </table:table-cell>
          <table:table-cell table:formula="of:=[.D62]" office:value-type="float" office:value="128" calcext:value-type="float">
            <text:p>128</text:p>
          </table:table-cell>
          <table:table-cell table:formula="of:=[.E62]*[.$D62]" office:value-type="float" office:value="932.224" calcext:value-type="float">
            <text:p>932.22</text:p>
          </table:table-cell>
          <table:table-cell table:formula="of:=[.F62]*[.$D62]" office:value-type="float" office:value="205.6064" calcext:value-type="float">
            <text:p>205.61</text:p>
          </table:table-cell>
          <table:table-cell table:formula="of:=[.G62]*[.$D62]" office:value-type="float" office:value="4587.52" calcext:value-type="float">
            <text:p>4587.52</text:p>
          </table:table-cell>
          <table:table-cell table:formula="of:=[.H62]*[.$D62]" office:value-type="float" office:value="3377.024" calcext:value-type="float">
            <text:p>3377.02</text:p>
          </table:table-cell>
          <table:table-cell table:formula="of:=[.I62]*[.$D62]" office:value-type="float" office:value="791.3344" calcext:value-type="float">
            <text:p>791.33</text:p>
          </table:table-cell>
          <table:table-cell table:formula="of:=[.J62]*[.$D62]" office:value-type="float" office:value="705.664" calcext:value-type="float">
            <text:p>705.66</text:p>
          </table:table-cell>
          <table:table-cell table:formula="of:=[.K62]*[.$D62]" office:value-type="float" office:value="0" calcext:value-type="float">
            <text:p>0.00</text:p>
          </table:table-cell>
          <table:table-cell table:formula="of:=[.L62]*[.$D62]" office:value-type="float" office:value="159.36" calcext:value-type="float">
            <text:p>159.36</text:p>
          </table:table-cell>
          <table:table-cell table:formula="of:=[.M62]*[.$D62]" office:value-type="float" office:value="172.288" calcext:value-type="float">
            <text:p>172.29</text:p>
          </table:table-cell>
          <table:table-cell table:formula="of:=[.N62]*[.$D62]" office:value-type="float" office:value="358.8224" calcext:value-type="float">
            <text:p>358.82</text:p>
          </table:table-cell>
          <table:table-cell table:formula="of:=[.O62]*[.$D62]" office:value-type="float" office:value="11693.696" calcext:value-type="float">
            <text:p>11693.70</text:p>
          </table:table-cell>
          <table:table-cell table:number-columns-repeated="22"/>
        </table:table-row>
        <table:table-row table:style-name="ro1">
          <table:table-cell table:formula="of:=[.A63]" office:value-type="string" office:string-value="nl03" calcext:value-type="string">
            <text:p>nl03</text:p>
          </table:table-cell>
          <table:table-cell table:formula="of:=[.B63]" office:value-type="string" office:string-value="HT2_o8" calcext:value-type="string">
            <text:p>HT2_o8</text:p>
          </table:table-cell>
          <table:table-cell table:formula="of:=[.C63]" office:value-type="float" office:value="4096" calcext:value-type="float">
            <text:p>4096</text:p>
          </table:table-cell>
          <table:table-cell table:formula="of:=[.D63]" office:value-type="float" office:value="256" calcext:value-type="float">
            <text:p>256</text:p>
          </table:table-cell>
          <table:table-cell table:formula="of:=[.E63]*[.$D63]" office:value-type="float" office:value="1348.352" calcext:value-type="float">
            <text:p>1348.35</text:p>
          </table:table-cell>
          <table:table-cell table:formula="of:=[.F63]*[.$D63]" office:value-type="float" office:value="397.824" calcext:value-type="float">
            <text:p>397.82</text:p>
          </table:table-cell>
          <table:table-cell table:formula="of:=[.G63]*[.$D63]" office:value-type="float" office:value="6387.2" calcext:value-type="float">
            <text:p>6387.20</text:p>
          </table:table-cell>
          <table:table-cell table:formula="of:=[.H63]*[.$D63]" office:value-type="float" office:value="5683.2" calcext:value-type="float">
            <text:p>5683.20</text:p>
          </table:table-cell>
          <table:table-cell table:formula="of:=[.I63]*[.$D63]" office:value-type="float" office:value="1155.84" calcext:value-type="float">
            <text:p>1155.84</text:p>
          </table:table-cell>
          <table:table-cell table:formula="of:=[.J63]*[.$D63]" office:value-type="float" office:value="1381.7088" calcext:value-type="float">
            <text:p>1381.71</text:p>
          </table:table-cell>
          <table:table-cell table:formula="of:=[.K63]*[.$D63]" office:value-type="float" office:value="0" calcext:value-type="float">
            <text:p>0.00</text:p>
          </table:table-cell>
          <table:table-cell table:formula="of:=[.L63]*[.$D63]" office:value-type="float" office:value="169.7024" calcext:value-type="float">
            <text:p>169.70</text:p>
          </table:table-cell>
          <table:table-cell table:formula="of:=[.M63]*[.$D63]" office:value-type="float" office:value="362.9312" calcext:value-type="float">
            <text:p>362.93</text:p>
          </table:table-cell>
          <table:table-cell table:formula="of:=[.N63]*[.$D63]" office:value-type="float" office:value="843.008" calcext:value-type="float">
            <text:p>843.01</text:p>
          </table:table-cell>
          <table:table-cell table:formula="of:=[.O63]*[.$D63]" office:value-type="float" office:value="18355.968" calcext:value-type="float">
            <text:p>18355.97</text:p>
          </table:table-cell>
          <table:table-cell table:number-columns-repeated="22"/>
        </table:table-row>
        <table:table-row table:style-name="ro1">
          <table:table-cell table:formula="of:=[.A64]" office:value-type="string" office:string-value="nl03" calcext:value-type="string">
            <text:p>nl03</text:p>
          </table:table-cell>
          <table:table-cell table:formula="of:=[.B64]" office:value-type="string" office:string-value="HT2_r2" calcext:value-type="string">
            <text:p>HT2_r2</text:p>
          </table:table-cell>
          <table:table-cell table:formula="of:=[.C64]" office:value-type="float" office:value="256" calcext:value-type="float">
            <text:p>256</text:p>
          </table:table-cell>
          <table:table-cell table:formula="of:=[.D64]" office:value-type="float" office:value="4" calcext:value-type="float">
            <text:p>4</text:p>
          </table:table-cell>
          <table:table-cell table:formula="of:=[.E64]*[.$D64]" office:value-type="float" office:value="798.8" calcext:value-type="float">
            <text:p>798.80</text:p>
          </table:table-cell>
          <table:table-cell table:formula="of:=[.F64]*[.$D64]" office:value-type="float" office:value="88.252" calcext:value-type="float">
            <text:p>88.25</text:p>
          </table:table-cell>
          <table:table-cell table:formula="of:=[.G64]*[.$D64]" office:value-type="float" office:value="3135.08" calcext:value-type="float">
            <text:p>3135.08</text:p>
          </table:table-cell>
          <table:table-cell table:formula="of:=[.H64]*[.$D64]" office:value-type="float" office:value="1089.6" calcext:value-type="float">
            <text:p>1089.60</text:p>
          </table:table-cell>
          <table:table-cell table:formula="of:=[.I64]*[.$D64]" office:value-type="float" office:value="506.12" calcext:value-type="float">
            <text:p>506.12</text:p>
          </table:table-cell>
          <table:table-cell table:formula="of:=[.J64]*[.$D64]" office:value-type="float" office:value="17.6132" calcext:value-type="float">
            <text:p>17.61</text:p>
          </table:table-cell>
          <table:table-cell table:formula="of:=[.K64]*[.$D64]" office:value-type="float" office:value="0" calcext:value-type="float">
            <text:p>0.00</text:p>
          </table:table-cell>
          <table:table-cell table:formula="of:=[.L64]*[.$D64]" office:value-type="float" office:value="146.372" calcext:value-type="float">
            <text:p>146.37</text:p>
          </table:table-cell>
          <table:table-cell table:formula="of:=[.M64]*[.$D64]" office:value-type="float" office:value="275.892" calcext:value-type="float">
            <text:p>275.89</text:p>
          </table:table-cell>
          <table:table-cell table:formula="of:=[.N64]*[.$D64]" office:value-type="float" office:value="16.3508" calcext:value-type="float">
            <text:p>16.35</text:p>
          </table:table-cell>
          <table:table-cell table:formula="of:=[.O64]*[.$D64]" office:value-type="float" office:value="6436" calcext:value-type="float">
            <text:p>6436.00</text:p>
          </table:table-cell>
          <table:table-cell table:number-columns-repeated="22"/>
        </table:table-row>
        <table:table-row table:style-name="ro1">
          <table:table-cell table:formula="of:=[.A65]" office:value-type="string" office:string-value="nl03" calcext:value-type="string">
            <text:p>nl03</text:p>
          </table:table-cell>
          <table:table-cell table:formula="of:=[.B65]" office:value-type="string" office:string-value="HT2_r2" calcext:value-type="string">
            <text:p>HT2_r2</text:p>
          </table:table-cell>
          <table:table-cell table:formula="of:=[.C65]" office:value-type="float" office:value="512" calcext:value-type="float">
            <text:p>512</text:p>
          </table:table-cell>
          <table:table-cell table:formula="of:=[.D65]" office:value-type="float" office:value="8" calcext:value-type="float">
            <text:p>8</text:p>
          </table:table-cell>
          <table:table-cell table:formula="of:=[.E65]*[.$D65]" office:value-type="float" office:value="742.104" calcext:value-type="float">
            <text:p>742.10</text:p>
          </table:table-cell>
          <table:table-cell table:formula="of:=[.F65]*[.$D65]" office:value-type="float" office:value="122.8" calcext:value-type="float">
            <text:p>122.80</text:p>
          </table:table-cell>
          <table:table-cell table:formula="of:=[.G65]*[.$D65]" office:value-type="float" office:value="3008" calcext:value-type="float">
            <text:p>3008.00</text:p>
          </table:table-cell>
          <table:table-cell table:formula="of:=[.H65]*[.$D65]" office:value-type="float" office:value="853.6" calcext:value-type="float">
            <text:p>853.60</text:p>
          </table:table-cell>
          <table:table-cell table:formula="of:=[.I65]*[.$D65]" office:value-type="float" office:value="534.504" calcext:value-type="float">
            <text:p>534.50</text:p>
          </table:table-cell>
          <table:table-cell table:formula="of:=[.J65]*[.$D65]" office:value-type="float" office:value="185.496" calcext:value-type="float">
            <text:p>185.50</text:p>
          </table:table-cell>
          <table:table-cell table:formula="of:=[.K65]*[.$D65]" office:value-type="float" office:value="0" calcext:value-type="float">
            <text:p>0.00</text:p>
          </table:table-cell>
          <table:table-cell table:formula="of:=[.L65]*[.$D65]" office:value-type="float" office:value="140.136" calcext:value-type="float">
            <text:p>140.14</text:p>
          </table:table-cell>
          <table:table-cell table:formula="of:=[.M65]*[.$D65]" office:value-type="float" office:value="472.56" calcext:value-type="float">
            <text:p>472.56</text:p>
          </table:table-cell>
          <table:table-cell table:formula="of:=[.N65]*[.$D65]" office:value-type="float" office:value="22.2984" calcext:value-type="float">
            <text:p>22.30</text:p>
          </table:table-cell>
          <table:table-cell table:formula="of:=[.O65]*[.$D65]" office:value-type="float" office:value="6326.64" calcext:value-type="float">
            <text:p>6326.64</text:p>
          </table:table-cell>
          <table:table-cell table:number-columns-repeated="22"/>
        </table:table-row>
        <table:table-row table:style-name="ro1">
          <table:table-cell table:formula="of:=[.A66]" office:value-type="string" office:string-value="nl03" calcext:value-type="string">
            <text:p>nl03</text:p>
          </table:table-cell>
          <table:table-cell table:formula="of:=[.B66]" office:value-type="string" office:string-value="HT2_r2" calcext:value-type="string">
            <text:p>HT2_r2</text:p>
          </table:table-cell>
          <table:table-cell table:formula="of:=[.C66]" office:value-type="float" office:value="1024" calcext:value-type="float">
            <text:p>1024</text:p>
          </table:table-cell>
          <table:table-cell table:formula="of:=[.D66]" office:value-type="float" office:value="16" calcext:value-type="float">
            <text:p>16</text:p>
          </table:table-cell>
          <table:table-cell table:formula="of:=[.E66]*[.$D66]" office:value-type="float" office:value="631.2" calcext:value-type="float">
            <text:p>631.20</text:p>
          </table:table-cell>
          <table:table-cell table:formula="of:=[.F66]*[.$D66]" office:value-type="float" office:value="245.392" calcext:value-type="float">
            <text:p>245.39</text:p>
          </table:table-cell>
          <table:table-cell table:formula="of:=[.G66]*[.$D66]" office:value-type="float" office:value="2958.88" calcext:value-type="float">
            <text:p>2958.88</text:p>
          </table:table-cell>
          <table:table-cell table:formula="of:=[.H66]*[.$D66]" office:value-type="float" office:value="390.992" calcext:value-type="float">
            <text:p>390.99</text:p>
          </table:table-cell>
          <table:table-cell table:formula="of:=[.I66]*[.$D66]" office:value-type="float" office:value="496" calcext:value-type="float">
            <text:p>496.00</text:p>
          </table:table-cell>
          <table:table-cell table:formula="of:=[.J66]*[.$D66]" office:value-type="float" office:value="444.96" calcext:value-type="float">
            <text:p>444.96</text:p>
          </table:table-cell>
          <table:table-cell table:formula="of:=[.K66]*[.$D66]" office:value-type="float" office:value="0" calcext:value-type="float">
            <text:p>0.00</text:p>
          </table:table-cell>
          <table:table-cell table:formula="of:=[.L66]*[.$D66]" office:value-type="float" office:value="135.568" calcext:value-type="float">
            <text:p>135.57</text:p>
          </table:table-cell>
          <table:table-cell table:formula="of:=[.M66]*[.$D66]" office:value-type="float" office:value="594.88" calcext:value-type="float">
            <text:p>594.88</text:p>
          </table:table-cell>
          <table:table-cell table:formula="of:=[.N66]*[.$D66]" office:value-type="float" office:value="38.4" calcext:value-type="float">
            <text:p>38.40</text:p>
          </table:table-cell>
          <table:table-cell table:formula="of:=[.O66]*[.$D66]" office:value-type="float" office:value="6075.68" calcext:value-type="float">
            <text:p>6075.68</text:p>
          </table:table-cell>
          <table:table-cell table:number-columns-repeated="22"/>
        </table:table-row>
        <table:table-row table:style-name="ro1">
          <table:table-cell table:formula="of:=[.A67]" office:value-type="string" office:string-value="nl03" calcext:value-type="string">
            <text:p>nl03</text:p>
          </table:table-cell>
          <table:table-cell table:formula="of:=[.B67]" office:value-type="string" office:string-value="HT2_r2" calcext:value-type="string">
            <text:p>HT2_r2</text:p>
          </table:table-cell>
          <table:table-cell table:formula="of:=[.C67]" office:value-type="float" office:value="2048" calcext:value-type="float">
            <text:p>2048</text:p>
          </table:table-cell>
          <table:table-cell table:formula="of:=[.D67]" office:value-type="float" office:value="32" calcext:value-type="float">
            <text:p>32</text:p>
          </table:table-cell>
          <table:table-cell table:formula="of:=[.E67]*[.$D67]" office:value-type="float" office:value="606.72" calcext:value-type="float">
            <text:p>606.72</text:p>
          </table:table-cell>
          <table:table-cell table:formula="of:=[.F67]*[.$D67]" office:value-type="float" office:value="431.04" calcext:value-type="float">
            <text:p>431.04</text:p>
          </table:table-cell>
          <table:table-cell table:formula="of:=[.G67]*[.$D67]" office:value-type="float" office:value="3134.624" calcext:value-type="float">
            <text:p>3134.62</text:p>
          </table:table-cell>
          <table:table-cell table:formula="of:=[.H67]*[.$D67]" office:value-type="float" office:value="455.264" calcext:value-type="float">
            <text:p>455.26</text:p>
          </table:table-cell>
          <table:table-cell table:formula="of:=[.I67]*[.$D67]" office:value-type="float" office:value="509.664" calcext:value-type="float">
            <text:p>509.66</text:p>
          </table:table-cell>
          <table:table-cell table:formula="of:=[.J67]*[.$D67]" office:value-type="float" office:value="508.256" calcext:value-type="float">
            <text:p>508.26</text:p>
          </table:table-cell>
          <table:table-cell table:formula="of:=[.K67]*[.$D67]" office:value-type="float" office:value="0" calcext:value-type="float">
            <text:p>0.00</text:p>
          </table:table-cell>
          <table:table-cell table:formula="of:=[.L67]*[.$D67]" office:value-type="float" office:value="130.9216" calcext:value-type="float">
            <text:p>130.92</text:p>
          </table:table-cell>
          <table:table-cell table:formula="of:=[.M67]*[.$D67]" office:value-type="float" office:value="770.464" calcext:value-type="float">
            <text:p>770.46</text:p>
          </table:table-cell>
          <table:table-cell table:formula="of:=[.N67]*[.$D67]" office:value-type="float" office:value="74.528" calcext:value-type="float">
            <text:p>74.53</text:p>
          </table:table-cell>
          <table:table-cell table:formula="of:=[.O67]*[.$D67]" office:value-type="float" office:value="6774.4" calcext:value-type="float">
            <text:p>6774.40</text:p>
          </table:table-cell>
          <table:table-cell table:number-columns-repeated="22"/>
        </table:table-row>
        <table:table-row table:style-name="ro1">
          <table:table-cell table:formula="of:=[.A68]" office:value-type="string" office:string-value="nl03" calcext:value-type="string">
            <text:p>nl03</text:p>
          </table:table-cell>
          <table:table-cell table:formula="of:=[.B68]" office:value-type="string" office:string-value="HT2_r2" calcext:value-type="string">
            <text:p>HT2_r2</text:p>
          </table:table-cell>
          <table:table-cell table:formula="of:=[.C68]" office:value-type="float" office:value="4096" calcext:value-type="float">
            <text:p>4096</text:p>
          </table:table-cell>
          <table:table-cell table:formula="of:=[.D68]" office:value-type="float" office:value="64" calcext:value-type="float">
            <text:p>64</text:p>
          </table:table-cell>
          <table:table-cell table:formula="of:=[.E68]*[.$D68]" office:value-type="float" office:value="691.84" calcext:value-type="float">
            <text:p>691.84</text:p>
          </table:table-cell>
          <table:table-cell table:formula="of:=[.F68]*[.$D68]" office:value-type="float" office:value="849.472" calcext:value-type="float">
            <text:p>849.47</text:p>
          </table:table-cell>
          <table:table-cell table:formula="of:=[.G68]*[.$D68]" office:value-type="float" office:value="3912.96" calcext:value-type="float">
            <text:p>3912.96</text:p>
          </table:table-cell>
          <table:table-cell table:formula="of:=[.H68]*[.$D68]" office:value-type="float" office:value="713.792" calcext:value-type="float">
            <text:p>713.79</text:p>
          </table:table-cell>
          <table:table-cell table:formula="of:=[.I68]*[.$D68]" office:value-type="float" office:value="593.7728" calcext:value-type="float">
            <text:p>593.77</text:p>
          </table:table-cell>
          <table:table-cell table:formula="of:=[.J68]*[.$D68]" office:value-type="float" office:value="898.752" calcext:value-type="float">
            <text:p>898.75</text:p>
          </table:table-cell>
          <table:table-cell table:formula="of:=[.K68]*[.$D68]" office:value-type="float" office:value="0" calcext:value-type="float">
            <text:p>0.00</text:p>
          </table:table-cell>
          <table:table-cell table:formula="of:=[.L68]*[.$D68]" office:value-type="float" office:value="132.2048" calcext:value-type="float">
            <text:p>132.20</text:p>
          </table:table-cell>
          <table:table-cell table:formula="of:=[.M68]*[.$D68]" office:value-type="float" office:value="578.0928" calcext:value-type="float">
            <text:p>578.09</text:p>
          </table:table-cell>
          <table:table-cell table:formula="of:=[.N68]*[.$D68]" office:value-type="float" office:value="153.2352" calcext:value-type="float">
            <text:p>153.24</text:p>
          </table:table-cell>
          <table:table-cell table:formula="of:=[.O68]*[.$D68]" office:value-type="float" office:value="8699.52" calcext:value-type="float">
            <text:p>8699.52</text:p>
          </table:table-cell>
          <table:table-cell table:number-columns-repeated="22"/>
        </table:table-row>
        <table:table-row table:style-name="ro1">
          <table:table-cell table:formula="of:=[.A69]" office:value-type="string" office:string-value="strong" calcext:value-type="string">
            <text:p>strong</text:p>
          </table:table-cell>
          <table:table-cell table:formula="of:=[.B69]" office:value-type="string" office:string-value="HT2" calcext:value-type="string">
            <text:p>HT2</text:p>
          </table:table-cell>
          <table:table-cell table:formula="of:=[.C69]" office:value-type="float" office:value="16384" calcext:value-type="float">
            <text:p>16384</text:p>
          </table:table-cell>
          <table:table-cell table:formula="of:=[.D69]" office:value-type="float" office:value="256" calcext:value-type="float">
            <text:p>256</text:p>
          </table:table-cell>
          <table:table-cell table:formula="of:=[.E69]*[.$D69]" office:value-type="float" office:value="5539.84" calcext:value-type="float">
            <text:p>5539.84</text:p>
          </table:table-cell>
          <table:table-cell table:formula="of:=[.F69]*[.$D69]" office:value-type="float" office:value="698.1888" calcext:value-type="float">
            <text:p>698.19</text:p>
          </table:table-cell>
          <table:table-cell table:formula="of:=[.G69]*[.$D69]" office:value-type="float" office:value="33221.12" calcext:value-type="float">
            <text:p>33221.12</text:p>
          </table:table-cell>
          <table:table-cell table:formula="of:=[.H69]*[.$D69]" office:value-type="float" office:value="23027.2" calcext:value-type="float">
            <text:p>23027.20</text:p>
          </table:table-cell>
          <table:table-cell table:formula="of:=[.I69]*[.$D69]" office:value-type="float" office:value="3735.04" calcext:value-type="float">
            <text:p>3735.04</text:p>
          </table:table-cell>
          <table:table-cell table:formula="of:=[.J69]*[.$D69]" office:value-type="float" office:value="375.04" calcext:value-type="float">
            <text:p>375.04</text:p>
          </table:table-cell>
          <table:table-cell table:formula="of:=[.K69]*[.$D69]" office:value-type="float" office:value="0" calcext:value-type="float">
            <text:p>0.00</text:p>
          </table:table-cell>
          <table:table-cell table:formula="of:=[.L69]*[.$D69]" office:value-type="float" office:value="814.336" calcext:value-type="float">
            <text:p>814.34</text:p>
          </table:table-cell>
          <table:table-cell table:formula="of:=[.M69]*[.$D69]" office:value-type="float" office:value="320.1792" calcext:value-type="float">
            <text:p>320.18</text:p>
          </table:table-cell>
          <table:table-cell table:formula="of:=[.N69]*[.$D69]" office:value-type="float" office:value="2355.8912" calcext:value-type="float">
            <text:p>2355.89</text:p>
          </table:table-cell>
          <table:table-cell table:formula="of:=[.O69]*[.$D69]" office:value-type="float" office:value="71175.68" calcext:value-type="float">
            <text:p>71175.68</text:p>
          </table:table-cell>
          <table:table-cell table:number-columns-repeated="22"/>
        </table:table-row>
        <table:table-row table:style-name="ro1">
          <table:table-cell table:formula="of:=[.A70]" office:value-type="string" office:string-value="strong" calcext:value-type="string">
            <text:p>strong</text:p>
          </table:table-cell>
          <table:table-cell table:formula="of:=[.B70]" office:value-type="string" office:string-value="HT2" calcext:value-type="string">
            <text:p>HT2</text:p>
          </table:table-cell>
          <table:table-cell table:formula="of:=[.C70]" office:value-type="float" office:value="32768" calcext:value-type="float">
            <text:p>32768</text:p>
          </table:table-cell>
          <table:table-cell table:formula="of:=[.D70]" office:value-type="float" office:value="512" calcext:value-type="float">
            <text:p>512</text:p>
          </table:table-cell>
          <table:table-cell table:formula="of:=[.E70]*[.$D70]" office:value-type="float" office:value="5266.944" calcext:value-type="float">
            <text:p>5266.94</text:p>
          </table:table-cell>
          <table:table-cell table:formula="of:=[.F70]*[.$D70]" office:value-type="float" office:value="928.9216" calcext:value-type="float">
            <text:p>928.92</text:p>
          </table:table-cell>
          <table:table-cell table:formula="of:=[.G70]*[.$D70]" office:value-type="float" office:value="66406.4" calcext:value-type="float">
            <text:p>66406.40</text:p>
          </table:table-cell>
          <table:table-cell table:formula="of:=[.H70]*[.$D70]" office:value-type="float" office:value="50599.424" calcext:value-type="float">
            <text:p>50599.42</text:p>
          </table:table-cell>
          <table:table-cell table:formula="of:=[.I70]*[.$D70]" office:value-type="float" office:value="3828.3776" calcext:value-type="float">
            <text:p>3828.38</text:p>
          </table:table-cell>
          <table:table-cell table:formula="of:=[.J70]*[.$D70]" office:value-type="float" office:value="2026.1376" calcext:value-type="float">
            <text:p>2026.14</text:p>
          </table:table-cell>
          <table:table-cell table:formula="of:=[.K70]*[.$D70]" office:value-type="float" office:value="0" calcext:value-type="float">
            <text:p>0.00</text:p>
          </table:table-cell>
          <table:table-cell table:formula="of:=[.L70]*[.$D70]" office:value-type="float" office:value="842.9056" calcext:value-type="float">
            <text:p>842.91</text:p>
          </table:table-cell>
          <table:table-cell table:formula="of:=[.M70]*[.$D70]" office:value-type="float" office:value="388.87936" calcext:value-type="float">
            <text:p>388.88</text:p>
          </table:table-cell>
          <table:table-cell table:formula="of:=[.N70]*[.$D70]" office:value-type="float" office:value="5101.056" calcext:value-type="float">
            <text:p>5101.06</text:p>
          </table:table-cell>
          <table:table-cell table:formula="of:=[.O70]*[.$D70]" office:value-type="float" office:value="136821.76" calcext:value-type="float">
            <text:p>136821.76</text:p>
          </table:table-cell>
          <table:table-cell table:number-columns-repeated="22"/>
        </table:table-row>
        <table:table-row table:style-name="ro1">
          <table:table-cell table:formula="of:=[.A71]" office:value-type="string" office:string-value="weak1" calcext:value-type="string">
            <text:p>weak1</text:p>
          </table:table-cell>
          <table:table-cell table:formula="of:=[.B71]" office:value-type="string" office:string-value="noHT" calcext:value-type="string">
            <text:p>noHT</text:p>
          </table:table-cell>
          <table:table-cell table:formula="of:=[.C71]" office:value-type="float" office:value="768" calcext:value-type="float">
            <text:p>768</text:p>
          </table:table-cell>
          <table:table-cell table:formula="of:=[.D71]" office:value-type="float" office:value="12" calcext:value-type="float">
            <text:p>12</text:p>
          </table:table-cell>
          <table:table-cell table:formula="of:=[.E71]*[.$D71]" office:value-type="float" office:value="358.2" calcext:value-type="float">
            <text:p>358.20</text:p>
          </table:table-cell>
          <table:table-cell table:formula="of:=[.F71]*[.$D71]" office:value-type="float" office:value="15.6516" calcext:value-type="float">
            <text:p>15.65</text:p>
          </table:table-cell>
          <table:table-cell table:formula="of:=[.G71]*[.$D71]" office:value-type="float" office:value="2367.96" calcext:value-type="float">
            <text:p>2367.96</text:p>
          </table:table-cell>
          <table:table-cell table:formula="of:=[.H71]*[.$D71]" office:value-type="float" office:value="1481.16" calcext:value-type="float">
            <text:p>1481.16</text:p>
          </table:table-cell>
          <table:table-cell table:formula="of:=[.I71]*[.$D71]" office:value-type="float" office:value="312.684" calcext:value-type="float">
            <text:p>312.68</text:p>
          </table:table-cell>
          <table:table-cell table:formula="of:=[.J71]*[.$D71]" office:value-type="float" office:value="12.7836" calcext:value-type="float">
            <text:p>12.78</text:p>
          </table:table-cell>
          <table:table-cell table:formula="of:=[.K71]*[.$D71]" office:value-type="float" office:value="0" calcext:value-type="float">
            <text:p>0.00</text:p>
          </table:table-cell>
          <table:table-cell table:formula="of:=[.L71]*[.$D71]" office:value-type="float" office:value="63.5724" calcext:value-type="float">
            <text:p>63.57</text:p>
          </table:table-cell>
          <table:table-cell table:formula="of:=[.M71]*[.$D71]" office:value-type="float" office:value="29.148" calcext:value-type="float">
            <text:p>29.15</text:p>
          </table:table-cell>
          <table:table-cell table:formula="of:=[.N71]*[.$D71]" office:value-type="float" office:value="123.48" calcext:value-type="float">
            <text:p>123.48</text:p>
          </table:table-cell>
          <table:table-cell table:formula="of:=[.O71]*[.$D71]" office:value-type="float" office:value="4871.16" calcext:value-type="float">
            <text:p>4871.16</text:p>
          </table:table-cell>
          <table:table-cell table:number-columns-repeated="22"/>
        </table:table-row>
        <table:table-row table:style-name="ro1">
          <table:table-cell table:formula="of:=[.A72]" office:value-type="string" office:string-value="weak1" calcext:value-type="string">
            <text:p>weak1</text:p>
          </table:table-cell>
          <table:table-cell table:formula="of:=[.B72]" office:value-type="string" office:string-value="noHT" calcext:value-type="string">
            <text:p>noHT</text:p>
          </table:table-cell>
          <table:table-cell table:formula="of:=[.C72]" office:value-type="float" office:value="3072" calcext:value-type="float">
            <text:p>3072</text:p>
          </table:table-cell>
          <table:table-cell table:formula="of:=[.D72]" office:value-type="float" office:value="48" calcext:value-type="float">
            <text:p>48</text:p>
          </table:table-cell>
          <table:table-cell table:formula="of:=[.E72]*[.$D72]" office:value-type="float" office:value="335.952" calcext:value-type="float">
            <text:p>335.95</text:p>
          </table:table-cell>
          <table:table-cell table:formula="of:=[.F72]*[.$D72]" office:value-type="float" office:value="9.98736" calcext:value-type="float">
            <text:p>9.99</text:p>
          </table:table-cell>
          <table:table-cell table:formula="of:=[.G72]*[.$D72]" office:value-type="float" office:value="2082.24" calcext:value-type="float">
            <text:p>2082.24</text:p>
          </table:table-cell>
          <table:table-cell table:formula="of:=[.H72]*[.$D72]" office:value-type="float" office:value="1380.144" calcext:value-type="float">
            <text:p>1380.14</text:p>
          </table:table-cell>
          <table:table-cell table:formula="of:=[.I72]*[.$D72]" office:value-type="float" office:value="409.008" calcext:value-type="float">
            <text:p>409.01</text:p>
          </table:table-cell>
          <table:table-cell table:formula="of:=[.J72]*[.$D72]" office:value-type="float" office:value="21.8928" calcext:value-type="float">
            <text:p>21.89</text:p>
          </table:table-cell>
          <table:table-cell table:formula="of:=[.K72]*[.$D72]" office:value-type="float" office:value="0" calcext:value-type="float">
            <text:p>0.00</text:p>
          </table:table-cell>
          <table:table-cell table:formula="of:=[.L72]*[.$D72]" office:value-type="float" office:value="65.5344" calcext:value-type="float">
            <text:p>65.53</text:p>
          </table:table-cell>
          <table:table-cell table:formula="of:=[.M72]*[.$D72]" office:value-type="float" office:value="10.44144" calcext:value-type="float">
            <text:p>10.44</text:p>
          </table:table-cell>
          <table:table-cell table:formula="of:=[.N72]*[.$D72]" office:value-type="float" office:value="557.328" calcext:value-type="float">
            <text:p>557.33</text:p>
          </table:table-cell>
          <table:table-cell table:formula="of:=[.O72]*[.$D72]" office:value-type="float" office:value="4882.08" calcext:value-type="float">
            <text:p>4882.08</text:p>
          </table:table-cell>
          <table:table-cell table:number-columns-repeated="22"/>
        </table:table-row>
        <table:table-row table:style-name="ro1">
          <table:table-cell table:formula="of:=[.A73]" office:value-type="string" office:string-value="weak1" calcext:value-type="string">
            <text:p>weak1</text:p>
          </table:table-cell>
          <table:table-cell table:formula="of:=[.B73]" office:value-type="string" office:string-value="noHT" calcext:value-type="string">
            <text:p>noHT</text:p>
          </table:table-cell>
          <table:table-cell table:formula="of:=[.C73]" office:value-type="float" office:value="6144" calcext:value-type="float">
            <text:p>6144</text:p>
          </table:table-cell>
          <table:table-cell table:formula="of:=[.D73]" office:value-type="float" office:value="96" calcext:value-type="float">
            <text:p>96</text:p>
          </table:table-cell>
          <table:table-cell table:formula="of:=[.E73]*[.$D73]" office:value-type="float" office:value="298.3008" calcext:value-type="float">
            <text:p>298.30</text:p>
          </table:table-cell>
          <table:table-cell table:formula="of:=[.F73]*[.$D73]" office:value-type="float" office:value="12.04416" calcext:value-type="float">
            <text:p>12.04</text:p>
          </table:table-cell>
          <table:table-cell table:formula="of:=[.G73]*[.$D73]" office:value-type="float" office:value="4414.752" calcext:value-type="float">
            <text:p>4414.75</text:p>
          </table:table-cell>
          <table:table-cell table:formula="of:=[.H73]*[.$D73]" office:value-type="float" office:value="3430.08" calcext:value-type="float">
            <text:p>3430.08</text:p>
          </table:table-cell>
          <table:table-cell table:formula="of:=[.I73]*[.$D73]" office:value-type="float" office:value="537.0912" calcext:value-type="float">
            <text:p>537.09</text:p>
          </table:table-cell>
          <table:table-cell table:formula="of:=[.J73]*[.$D73]" office:value-type="float" office:value="104.5344" calcext:value-type="float">
            <text:p>104.53</text:p>
          </table:table-cell>
          <table:table-cell table:formula="of:=[.K73]*[.$D73]" office:value-type="float" office:value="0" calcext:value-type="float">
            <text:p>0.00</text:p>
          </table:table-cell>
          <table:table-cell table:formula="of:=[.L73]*[.$D73]" office:value-type="float" office:value="58.72608" calcext:value-type="float">
            <text:p>58.73</text:p>
          </table:table-cell>
          <table:table-cell table:formula="of:=[.M73]*[.$D73]" office:value-type="float" office:value="10.0128" calcext:value-type="float">
            <text:p>10.01</text:p>
          </table:table-cell>
          <table:table-cell table:formula="of:=[.N73]*[.$D73]" office:value-type="float" office:value="1056.288" calcext:value-type="float">
            <text:p>1056.29</text:p>
          </table:table-cell>
          <table:table-cell table:formula="of:=[.O73]*[.$D73]" office:value-type="float" office:value="9871.68" calcext:value-type="float">
            <text:p>9871.68</text:p>
          </table:table-cell>
          <table:table-cell table:number-columns-repeated="22"/>
        </table:table-row>
        <table:table-row table:style-name="ro1">
          <table:table-cell table:formula="of:=[.A74]" office:value-type="string" office:string-value="weak1" calcext:value-type="string">
            <text:p>weak1</text:p>
          </table:table-cell>
          <table:table-cell table:formula="of:=[.B74]" office:value-type="string" office:string-value="noHT" calcext:value-type="string">
            <text:p>noHT</text:p>
          </table:table-cell>
          <table:table-cell table:formula="of:=[.C74]" office:value-type="float" office:value="12288" calcext:value-type="float">
            <text:p>12288</text:p>
          </table:table-cell>
          <table:table-cell table:formula="of:=[.D74]" office:value-type="float" office:value="192" calcext:value-type="float">
            <text:p>192</text:p>
          </table:table-cell>
          <table:table-cell table:formula="of:=[.E74]*[.$D74]" office:value-type="float" office:value="312.384" calcext:value-type="float">
            <text:p>312.38</text:p>
          </table:table-cell>
          <table:table-cell table:formula="of:=[.F74]*[.$D74]" office:value-type="float" office:value="21.696" calcext:value-type="float">
            <text:p>21.70</text:p>
          </table:table-cell>
          <table:table-cell table:formula="of:=[.G74]*[.$D74]" office:value-type="float" office:value="8300.736" calcext:value-type="float">
            <text:p>8300.74</text:p>
          </table:table-cell>
          <table:table-cell table:formula="of:=[.H74]*[.$D74]" office:value-type="float" office:value="6870.336" calcext:value-type="float">
            <text:p>6870.34</text:p>
          </table:table-cell>
          <table:table-cell table:formula="of:=[.I74]*[.$D74]" office:value-type="float" office:value="798.72" calcext:value-type="float">
            <text:p>798.72</text:p>
          </table:table-cell>
          <table:table-cell table:formula="of:=[.J74]*[.$D74]" office:value-type="float" office:value="44.82624" calcext:value-type="float">
            <text:p>44.83</text:p>
          </table:table-cell>
          <table:table-cell table:formula="of:=[.K74]*[.$D74]" office:value-type="float" office:value="0" calcext:value-type="float">
            <text:p>0.00</text:p>
          </table:table-cell>
          <table:table-cell table:formula="of:=[.L74]*[.$D74]" office:value-type="float" office:value="61.5552" calcext:value-type="float">
            <text:p>61.56</text:p>
          </table:table-cell>
          <table:table-cell table:formula="of:=[.M74]*[.$D74]" office:value-type="float" office:value="14.548416" calcext:value-type="float">
            <text:p>14.55</text:p>
          </table:table-cell>
          <table:table-cell table:formula="of:=[.N74]*[.$D74]" office:value-type="float" office:value="2035.2" calcext:value-type="float">
            <text:p>2035.20</text:p>
          </table:table-cell>
          <table:table-cell table:formula="of:=[.O74]*[.$D74]" office:value-type="float" office:value="18318.144" calcext:value-type="float">
            <text:p>18318.14</text:p>
          </table:table-cell>
          <table:table-cell table:number-columns-repeated="22"/>
        </table:table-row>
        <table:table-row table:style-name="ro1">
          <table:table-cell table:formula="of:=[.A75]" office:value-type="string" office:string-value="weak1" calcext:value-type="string">
            <text:p>weak1</text:p>
          </table:table-cell>
          <table:table-cell table:formula="of:=[.B75]" office:value-type="string" office:string-value="HT2" calcext:value-type="string">
            <text:p>HT2</text:p>
          </table:table-cell>
          <table:table-cell table:formula="of:=[.C75]" office:value-type="float" office:value="768" calcext:value-type="float">
            <text:p>768</text:p>
          </table:table-cell>
          <table:table-cell table:formula="of:=[.D75]" office:value-type="float" office:value="12" calcext:value-type="float">
            <text:p>12</text:p>
          </table:table-cell>
          <table:table-cell table:formula="of:=[.E75]*[.$D75]" office:value-type="float" office:value="338.268" calcext:value-type="float">
            <text:p>338.27</text:p>
          </table:table-cell>
          <table:table-cell table:formula="of:=[.F75]*[.$D75]" office:value-type="float" office:value="11.73828" calcext:value-type="float">
            <text:p>11.74</text:p>
          </table:table-cell>
          <table:table-cell table:formula="of:=[.G75]*[.$D75]" office:value-type="float" office:value="1931.76" calcext:value-type="float">
            <text:p>1931.76</text:p>
          </table:table-cell>
          <table:table-cell table:formula="of:=[.H75]*[.$D75]" office:value-type="float" office:value="1613.88" calcext:value-type="float">
            <text:p>1613.88</text:p>
          </table:table-cell>
          <table:table-cell table:formula="of:=[.I75]*[.$D75]" office:value-type="float" office:value="277.032" calcext:value-type="float">
            <text:p>277.03</text:p>
          </table:table-cell>
          <table:table-cell table:formula="of:=[.J75]*[.$D75]" office:value-type="float" office:value="3.8058" calcext:value-type="float">
            <text:p>3.81</text:p>
          </table:table-cell>
          <table:table-cell table:formula="of:=[.K75]*[.$D75]" office:value-type="float" office:value="0" calcext:value-type="float">
            <text:p>0.00</text:p>
          </table:table-cell>
          <table:table-cell table:formula="of:=[.L75]*[.$D75]" office:value-type="float" office:value="57.636" calcext:value-type="float">
            <text:p>57.64</text:p>
          </table:table-cell>
          <table:table-cell table:formula="of:=[.M75]*[.$D75]" office:value-type="float" office:value="21.0408" calcext:value-type="float">
            <text:p>21.04</text:p>
          </table:table-cell>
          <table:table-cell table:formula="of:=[.N75]*[.$D75]" office:value-type="float" office:value="133.164" calcext:value-type="float">
            <text:p>133.16</text:p>
          </table:table-cell>
          <table:table-cell table:formula="of:=[.O75]*[.$D75]" office:value-type="float" office:value="4533.48" calcext:value-type="float">
            <text:p>4533.48</text:p>
          </table:table-cell>
          <table:table-cell table:number-columns-repeated="22"/>
        </table:table-row>
        <table:table-row table:style-name="ro1">
          <table:table-cell table:formula="of:=[.A76]" office:value-type="string" office:string-value="weak1" calcext:value-type="string">
            <text:p>weak1</text:p>
          </table:table-cell>
          <table:table-cell table:formula="of:=[.B76]" office:value-type="string" office:string-value="HT2" calcext:value-type="string">
            <text:p>HT2</text:p>
          </table:table-cell>
          <table:table-cell table:formula="of:=[.C76]" office:value-type="float" office:value="1536" calcext:value-type="float">
            <text:p>1536</text:p>
          </table:table-cell>
          <table:table-cell table:formula="of:=[.D76]" office:value-type="float" office:value="24" calcext:value-type="float">
            <text:p>24</text:p>
          </table:table-cell>
          <table:table-cell table:formula="of:=[.E76]*[.$D76]" office:value-type="float" office:value="320.304" calcext:value-type="float">
            <text:p>320.30</text:p>
          </table:table-cell>
          <table:table-cell table:formula="of:=[.F76]*[.$D76]" office:value-type="float" office:value="12.05376" calcext:value-type="float">
            <text:p>12.05</text:p>
          </table:table-cell>
          <table:table-cell table:formula="of:=[.G76]*[.$D76]" office:value-type="float" office:value="1897.488" calcext:value-type="float">
            <text:p>1897.49</text:p>
          </table:table-cell>
          <table:table-cell table:formula="of:=[.H76]*[.$D76]" office:value-type="float" office:value="1640.88" calcext:value-type="float">
            <text:p>1640.88</text:p>
          </table:table-cell>
          <table:table-cell table:formula="of:=[.I76]*[.$D76]" office:value-type="float" office:value="322.896" calcext:value-type="float">
            <text:p>322.90</text:p>
          </table:table-cell>
          <table:table-cell table:formula="of:=[.J76]*[.$D76]" office:value-type="float" office:value="70.7352" calcext:value-type="float">
            <text:p>70.74</text:p>
          </table:table-cell>
          <table:table-cell table:formula="of:=[.K76]*[.$D76]" office:value-type="float" office:value="0" calcext:value-type="float">
            <text:p>0.00</text:p>
          </table:table-cell>
          <table:table-cell table:formula="of:=[.L76]*[.$D76]" office:value-type="float" office:value="56.64" calcext:value-type="float">
            <text:p>56.64</text:p>
          </table:table-cell>
          <table:table-cell table:formula="of:=[.M76]*[.$D76]" office:value-type="float" office:value="15.40152" calcext:value-type="float">
            <text:p>15.40</text:p>
          </table:table-cell>
          <table:table-cell table:formula="of:=[.N76]*[.$D76]" office:value-type="float" office:value="253.56" calcext:value-type="float">
            <text:p>253.56</text:p>
          </table:table-cell>
          <table:table-cell table:formula="of:=[.O76]*[.$D76]" office:value-type="float" office:value="4679.76" calcext:value-type="float">
            <text:p>4679.76</text:p>
          </table:table-cell>
          <table:table-cell table:number-columns-repeated="22"/>
        </table:table-row>
        <table:table-row table:style-name="ro1">
          <table:table-cell table:formula="of:=[.A77]" office:value-type="string" office:string-value="weak1" calcext:value-type="string">
            <text:p>weak1</text:p>
          </table:table-cell>
          <table:table-cell table:formula="of:=[.B77]" office:value-type="string" office:string-value="HT2" calcext:value-type="string">
            <text:p>HT2</text:p>
          </table:table-cell>
          <table:table-cell table:formula="of:=[.C77]" office:value-type="float" office:value="3072" calcext:value-type="float">
            <text:p>3072</text:p>
          </table:table-cell>
          <table:table-cell table:formula="of:=[.D77]" office:value-type="float" office:value="48" calcext:value-type="float">
            <text:p>48</text:p>
          </table:table-cell>
          <table:table-cell table:formula="of:=[.E77]*[.$D77]" office:value-type="float" office:value="270.2496" calcext:value-type="float">
            <text:p>270.25</text:p>
          </table:table-cell>
          <table:table-cell table:formula="of:=[.F77]*[.$D77]" office:value-type="float" office:value="14.74944" calcext:value-type="float">
            <text:p>14.75</text:p>
          </table:table-cell>
          <table:table-cell table:formula="of:=[.G77]*[.$D77]" office:value-type="float" office:value="2247.168" calcext:value-type="float">
            <text:p>2247.17</text:p>
          </table:table-cell>
          <table:table-cell table:formula="of:=[.H77]*[.$D77]" office:value-type="float" office:value="1657.296" calcext:value-type="float">
            <text:p>1657.30</text:p>
          </table:table-cell>
          <table:table-cell table:formula="of:=[.I77]*[.$D77]" office:value-type="float" office:value="377.136" calcext:value-type="float">
            <text:p>377.14</text:p>
          </table:table-cell>
          <table:table-cell table:formula="of:=[.J77]*[.$D77]" office:value-type="float" office:value="37.47072" calcext:value-type="float">
            <text:p>37.47</text:p>
          </table:table-cell>
          <table:table-cell table:formula="of:=[.K77]*[.$D77]" office:value-type="float" office:value="0" calcext:value-type="float">
            <text:p>0.00</text:p>
          </table:table-cell>
          <table:table-cell table:formula="of:=[.L77]*[.$D77]" office:value-type="float" office:value="55.1328" calcext:value-type="float">
            <text:p>55.13</text:p>
          </table:table-cell>
          <table:table-cell table:formula="of:=[.M77]*[.$D77]" office:value-type="float" office:value="10.70592" calcext:value-type="float">
            <text:p>10.71</text:p>
          </table:table-cell>
          <table:table-cell table:formula="of:=[.N77]*[.$D77]" office:value-type="float" office:value="598.608" calcext:value-type="float">
            <text:p>598.61</text:p>
          </table:table-cell>
          <table:table-cell table:formula="of:=[.O77]*[.$D77]" office:value-type="float" office:value="5273.28" calcext:value-type="float">
            <text:p>5273.28</text:p>
          </table:table-cell>
          <table:table-cell table:number-columns-repeated="22"/>
        </table:table-row>
        <table:table-row table:style-name="ro1">
          <table:table-cell table:formula="of:=[.A78]" office:value-type="string" office:string-value="weak1" calcext:value-type="string">
            <text:p>weak1</text:p>
          </table:table-cell>
          <table:table-cell table:formula="of:=[.B78]" office:value-type="string" office:string-value="HT2" calcext:value-type="string">
            <text:p>HT2</text:p>
          </table:table-cell>
          <table:table-cell table:formula="of:=[.C78]" office:value-type="float" office:value="6144" calcext:value-type="float">
            <text:p>6144</text:p>
          </table:table-cell>
          <table:table-cell table:formula="of:=[.D78]" office:value-type="float" office:value="96" calcext:value-type="float">
            <text:p>96</text:p>
          </table:table-cell>
          <table:table-cell table:formula="of:=[.E78]*[.$D78]" office:value-type="float" office:value="254.1408" calcext:value-type="float">
            <text:p>254.14</text:p>
          </table:table-cell>
          <table:table-cell table:formula="of:=[.F78]*[.$D78]" office:value-type="float" office:value="18.46368" calcext:value-type="float">
            <text:p>18.46</text:p>
          </table:table-cell>
          <table:table-cell table:formula="of:=[.G78]*[.$D78]" office:value-type="float" office:value="4446.72" calcext:value-type="float">
            <text:p>4446.72</text:p>
          </table:table-cell>
          <table:table-cell table:formula="of:=[.H78]*[.$D78]" office:value-type="float" office:value="4119.648" calcext:value-type="float">
            <text:p>4119.65</text:p>
          </table:table-cell>
          <table:table-cell table:formula="of:=[.I78]*[.$D78]" office:value-type="float" office:value="497.8848" calcext:value-type="float">
            <text:p>497.88</text:p>
          </table:table-cell>
          <table:table-cell table:formula="of:=[.J78]*[.$D78]" office:value-type="float" office:value="81.94272" calcext:value-type="float">
            <text:p>81.94</text:p>
          </table:table-cell>
          <table:table-cell table:formula="of:=[.K78]*[.$D78]" office:value-type="float" office:value="0" calcext:value-type="float">
            <text:p>0.00</text:p>
          </table:table-cell>
          <table:table-cell table:formula="of:=[.L78]*[.$D78]" office:value-type="float" office:value="51.3888" calcext:value-type="float">
            <text:p>51.39</text:p>
          </table:table-cell>
          <table:table-cell table:formula="of:=[.M78]*[.$D78]" office:value-type="float" office:value="13.54848" calcext:value-type="float">
            <text:p>13.55</text:p>
          </table:table-cell>
          <table:table-cell table:formula="of:=[.N78]*[.$D78]" office:value-type="float" office:value="986.976" calcext:value-type="float">
            <text:p>986.98</text:p>
          </table:table-cell>
          <table:table-cell table:formula="of:=[.O78]*[.$D78]" office:value-type="float" office:value="10413.12" calcext:value-type="float">
            <text:p>10413.12</text:p>
          </table:table-cell>
          <table:table-cell table:number-columns-repeated="22"/>
        </table:table-row>
        <table:table-row table:style-name="ro1">
          <table:table-cell table:formula="of:=[.A79]" office:value-type="string" office:string-value="weak1" calcext:value-type="string">
            <text:p>weak1</text:p>
          </table:table-cell>
          <table:table-cell table:formula="of:=[.B79]" office:value-type="string" office:string-value="HT2" calcext:value-type="string">
            <text:p>HT2</text:p>
          </table:table-cell>
          <table:table-cell table:formula="of:=[.C79]" office:value-type="float" office:value="12288" calcext:value-type="float">
            <text:p>12288</text:p>
          </table:table-cell>
          <table:table-cell table:formula="of:=[.D79]" office:value-type="float" office:value="192" calcext:value-type="float">
            <text:p>192</text:p>
          </table:table-cell>
          <table:table-cell table:formula="of:=[.E79]*[.$D79]" office:value-type="float" office:value="261.12" calcext:value-type="float">
            <text:p>261.12</text:p>
          </table:table-cell>
          <table:table-cell table:formula="of:=[.F79]*[.$D79]" office:value-type="float" office:value="29.376" calcext:value-type="float">
            <text:p>29.38</text:p>
          </table:table-cell>
          <table:table-cell table:formula="of:=[.G79]*[.$D79]" office:value-type="float" office:value="8446.08" calcext:value-type="float">
            <text:p>8446.08</text:p>
          </table:table-cell>
          <table:table-cell table:formula="of:=[.H79]*[.$D79]" office:value-type="float" office:value="9100.224" calcext:value-type="float">
            <text:p>9100.22</text:p>
          </table:table-cell>
          <table:table-cell table:formula="of:=[.I79]*[.$D79]" office:value-type="float" office:value="766.9056" calcext:value-type="float">
            <text:p>766.91</text:p>
          </table:table-cell>
          <table:table-cell table:formula="of:=[.J79]*[.$D79]" office:value-type="float" office:value="536.3904" calcext:value-type="float">
            <text:p>536.39</text:p>
          </table:table-cell>
          <table:table-cell table:formula="of:=[.K79]*[.$D79]" office:value-type="float" office:value="0" calcext:value-type="float">
            <text:p>0.00</text:p>
          </table:table-cell>
          <table:table-cell table:formula="of:=[.L79]*[.$D79]" office:value-type="float" office:value="50.98176" calcext:value-type="float">
            <text:p>50.98</text:p>
          </table:table-cell>
          <table:table-cell table:formula="of:=[.M79]*[.$D79]" office:value-type="float" office:value="17.576256" calcext:value-type="float">
            <text:p>17.58</text:p>
          </table:table-cell>
          <table:table-cell table:formula="of:=[.N79]*[.$D79]" office:value-type="float" office:value="2273.28" calcext:value-type="float">
            <text:p>2273.28</text:p>
          </table:table-cell>
          <table:table-cell table:formula="of:=[.O79]*[.$D79]" office:value-type="float" office:value="21344.64" calcext:value-type="float">
            <text:p>21344.64</text:p>
          </table:table-cell>
          <table:table-cell table:number-columns-repeated="22"/>
        </table:table-row>
        <table:table-row table:style-name="ro1">
          <table:table-cell table:formula="of:=[.A80]" office:value-type="string" office:string-value="weak2" calcext:value-type="string">
            <text:p>weak2</text:p>
          </table:table-cell>
          <table:table-cell table:formula="of:=[.B80]" office:value-type="string" office:string-value="noHT" calcext:value-type="string">
            <text:p>noHT</text:p>
          </table:table-cell>
          <table:table-cell table:formula="of:=[.C80]" office:value-type="float" office:value="1536" calcext:value-type="float">
            <text:p>1536</text:p>
          </table:table-cell>
          <table:table-cell table:formula="of:=[.D80]" office:value-type="float" office:value="24" calcext:value-type="float">
            <text:p>24</text:p>
          </table:table-cell>
          <table:table-cell table:formula="of:=[.E80]*[.$D80]" office:value-type="float" office:value="772.728" calcext:value-type="float">
            <text:p>772.73</text:p>
          </table:table-cell>
          <table:table-cell table:formula="of:=[.F80]*[.$D80]" office:value-type="float" office:value="38.208" calcext:value-type="float">
            <text:p>38.21</text:p>
          </table:table-cell>
          <table:table-cell table:formula="of:=[.G80]*[.$D80]" office:value-type="float" office:value="4645.68" calcext:value-type="float">
            <text:p>4645.68</text:p>
          </table:table-cell>
          <table:table-cell table:formula="of:=[.H80]*[.$D80]" office:value-type="float" office:value="3542.4" calcext:value-type="float">
            <text:p>3542.40</text:p>
          </table:table-cell>
          <table:table-cell table:formula="of:=[.I80]*[.$D80]" office:value-type="float" office:value="575.52" calcext:value-type="float">
            <text:p>575.52</text:p>
          </table:table-cell>
          <table:table-cell table:formula="of:=[.J80]*[.$D80]" office:value-type="float" office:value="12.29928" calcext:value-type="float">
            <text:p>12.30</text:p>
          </table:table-cell>
          <table:table-cell table:formula="of:=[.K80]*[.$D80]" office:value-type="float" office:value="0" calcext:value-type="float">
            <text:p>0.00</text:p>
          </table:table-cell>
          <table:table-cell table:formula="of:=[.L80]*[.$D80]" office:value-type="float" office:value="141.792" calcext:value-type="float">
            <text:p>141.79</text:p>
          </table:table-cell>
          <table:table-cell table:formula="of:=[.M80]*[.$D80]" office:value-type="float" office:value="54.4392" calcext:value-type="float">
            <text:p>54.44</text:p>
          </table:table-cell>
          <table:table-cell table:formula="of:=[.N80]*[.$D80]" office:value-type="float" office:value="233.7192" calcext:value-type="float">
            <text:p>233.72</text:p>
          </table:table-cell>
          <table:table-cell table:formula="of:=[.O80]*[.$D80]" office:value-type="float" office:value="10302.48" calcext:value-type="float">
            <text:p>10302.48</text:p>
          </table:table-cell>
          <table:table-cell table:number-columns-repeated="22"/>
        </table:table-row>
        <table:table-row table:style-name="ro1">
          <table:table-cell table:formula="of:=[.A81]" office:value-type="string" office:string-value="weak2" calcext:value-type="string">
            <text:p>weak2</text:p>
          </table:table-cell>
          <table:table-cell table:formula="of:=[.B81]" office:value-type="string" office:string-value="noHT" calcext:value-type="string">
            <text:p>noHT</text:p>
          </table:table-cell>
          <table:table-cell table:formula="of:=[.C81]" office:value-type="float" office:value="3072" calcext:value-type="float">
            <text:p>3072</text:p>
          </table:table-cell>
          <table:table-cell table:formula="of:=[.D81]" office:value-type="float" office:value="48" calcext:value-type="float">
            <text:p>48</text:p>
          </table:table-cell>
          <table:table-cell table:formula="of:=[.E81]*[.$D81]" office:value-type="float" office:value="793.584" calcext:value-type="float">
            <text:p>793.58</text:p>
          </table:table-cell>
          <table:table-cell table:formula="of:=[.F81]*[.$D81]" office:value-type="float" office:value="38.84784" calcext:value-type="float">
            <text:p>38.85</text:p>
          </table:table-cell>
          <table:table-cell table:formula="of:=[.G81]*[.$D81]" office:value-type="float" office:value="4442.88" calcext:value-type="float">
            <text:p>4442.88</text:p>
          </table:table-cell>
          <table:table-cell table:formula="of:=[.H81]*[.$D81]" office:value-type="float" office:value="3229.44" calcext:value-type="float">
            <text:p>3229.44</text:p>
          </table:table-cell>
          <table:table-cell table:formula="of:=[.I81]*[.$D81]" office:value-type="float" office:value="597.744" calcext:value-type="float">
            <text:p>597.74</text:p>
          </table:table-cell>
          <table:table-cell table:formula="of:=[.J81]*[.$D81]" office:value-type="float" office:value="135.024" calcext:value-type="float">
            <text:p>135.02</text:p>
          </table:table-cell>
          <table:table-cell table:formula="of:=[.K81]*[.$D81]" office:value-type="float" office:value="0" calcext:value-type="float">
            <text:p>0.00</text:p>
          </table:table-cell>
          <table:table-cell table:formula="of:=[.L81]*[.$D81]" office:value-type="float" office:value="143.472" calcext:value-type="float">
            <text:p>143.47</text:p>
          </table:table-cell>
          <table:table-cell table:formula="of:=[.M81]*[.$D81]" office:value-type="float" office:value="49.2624" calcext:value-type="float">
            <text:p>49.26</text:p>
          </table:table-cell>
          <table:table-cell table:formula="of:=[.N81]*[.$D81]" office:value-type="float" office:value="429.2496" calcext:value-type="float">
            <text:p>429.25</text:p>
          </table:table-cell>
          <table:table-cell table:formula="of:=[.O81]*[.$D81]" office:value-type="float" office:value="10062.24" calcext:value-type="float">
            <text:p>10062.24</text:p>
          </table:table-cell>
          <table:table-cell table:number-columns-repeated="22"/>
        </table:table-row>
        <table:table-row table:style-name="ro1">
          <table:table-cell table:formula="of:=[.A82]" office:value-type="string" office:string-value="weak2" calcext:value-type="string">
            <text:p>weak2</text:p>
          </table:table-cell>
          <table:table-cell table:formula="of:=[.B82]" office:value-type="string" office:string-value="noHT" calcext:value-type="string">
            <text:p>noHT</text:p>
          </table:table-cell>
          <table:table-cell table:formula="of:=[.C82]" office:value-type="float" office:value="6144" calcext:value-type="float">
            <text:p>6144</text:p>
          </table:table-cell>
          <table:table-cell table:formula="of:=[.D82]" office:value-type="float" office:value="96" calcext:value-type="float">
            <text:p>96</text:p>
          </table:table-cell>
          <table:table-cell table:formula="of:=[.E82]*[.$D82]" office:value-type="float" office:value="684.2592" calcext:value-type="float">
            <text:p>684.26</text:p>
          </table:table-cell>
          <table:table-cell table:formula="of:=[.F82]*[.$D82]" office:value-type="float" office:value="43.04928" calcext:value-type="float">
            <text:p>43.05</text:p>
          </table:table-cell>
          <table:table-cell table:formula="of:=[.G82]*[.$D82]" office:value-type="float" office:value="4041.312" calcext:value-type="float">
            <text:p>4041.31</text:p>
          </table:table-cell>
          <table:table-cell table:formula="of:=[.H82]*[.$D82]" office:value-type="float" office:value="3878.688" calcext:value-type="float">
            <text:p>3878.69</text:p>
          </table:table-cell>
          <table:table-cell table:formula="of:=[.I82]*[.$D82]" office:value-type="float" office:value="592.4448" calcext:value-type="float">
            <text:p>592.44</text:p>
          </table:table-cell>
          <table:table-cell table:formula="of:=[.J82]*[.$D82]" office:value-type="float" office:value="85.30848" calcext:value-type="float">
            <text:p>85.31</text:p>
          </table:table-cell>
          <table:table-cell table:formula="of:=[.K82]*[.$D82]" office:value-type="float" office:value="0" calcext:value-type="float">
            <text:p>0.00</text:p>
          </table:table-cell>
          <table:table-cell table:formula="of:=[.L82]*[.$D82]" office:value-type="float" office:value="138.9408" calcext:value-type="float">
            <text:p>138.94</text:p>
          </table:table-cell>
          <table:table-cell table:formula="of:=[.M82]*[.$D82]" office:value-type="float" office:value="61.2384" calcext:value-type="float">
            <text:p>61.24</text:p>
          </table:table-cell>
          <table:table-cell table:formula="of:=[.N82]*[.$D82]" office:value-type="float" office:value="941.664" calcext:value-type="float">
            <text:p>941.66</text:p>
          </table:table-cell>
          <table:table-cell table:formula="of:=[.O82]*[.$D82]" office:value-type="float" office:value="10620.48" calcext:value-type="float">
            <text:p>10620.48</text:p>
          </table:table-cell>
          <table:table-cell table:number-columns-repeated="22"/>
        </table:table-row>
        <table:table-row table:style-name="ro1">
          <table:table-cell table:formula="of:=[.A83]" office:value-type="string" office:string-value="weak2" calcext:value-type="string">
            <text:p>weak2</text:p>
          </table:table-cell>
          <table:table-cell table:formula="of:=[.B83]" office:value-type="string" office:string-value="HT2" calcext:value-type="string">
            <text:p>HT2</text:p>
          </table:table-cell>
          <table:table-cell table:formula="of:=[.C83]" office:value-type="float" office:value="1536" calcext:value-type="float">
            <text:p>1536</text:p>
          </table:table-cell>
          <table:table-cell table:formula="of:=[.D83]" office:value-type="float" office:value="24" calcext:value-type="float">
            <text:p>24</text:p>
          </table:table-cell>
          <table:table-cell table:formula="of:=[.E83]*[.$D83]" office:value-type="float" office:value="724.632" calcext:value-type="float">
            <text:p>724.63</text:p>
          </table:table-cell>
          <table:table-cell table:formula="of:=[.F83]*[.$D83]" office:value-type="float" office:value="14.124" calcext:value-type="float">
            <text:p>14.12</text:p>
          </table:table-cell>
          <table:table-cell table:formula="of:=[.G83]*[.$D83]" office:value-type="float" office:value="3908.16" calcext:value-type="float">
            <text:p>3908.16</text:p>
          </table:table-cell>
          <table:table-cell table:formula="of:=[.H83]*[.$D83]" office:value-type="float" office:value="3468.72" calcext:value-type="float">
            <text:p>3468.72</text:p>
          </table:table-cell>
          <table:table-cell table:formula="of:=[.I83]*[.$D83]" office:value-type="float" office:value="515.328" calcext:value-type="float">
            <text:p>515.33</text:p>
          </table:table-cell>
          <table:table-cell table:formula="of:=[.J83]*[.$D83]" office:value-type="float" office:value="9.20952" calcext:value-type="float">
            <text:p>9.21</text:p>
          </table:table-cell>
          <table:table-cell table:formula="of:=[.K83]*[.$D83]" office:value-type="float" office:value="0" calcext:value-type="float">
            <text:p>0.00</text:p>
          </table:table-cell>
          <table:table-cell table:formula="of:=[.L83]*[.$D83]" office:value-type="float" office:value="123.0696" calcext:value-type="float">
            <text:p>123.07</text:p>
          </table:table-cell>
          <table:table-cell table:formula="of:=[.M83]*[.$D83]" office:value-type="float" office:value="60.2688" calcext:value-type="float">
            <text:p>60.27</text:p>
          </table:table-cell>
          <table:table-cell table:formula="of:=[.N83]*[.$D83]" office:value-type="float" office:value="212.2536" calcext:value-type="float">
            <text:p>212.25</text:p>
          </table:table-cell>
          <table:table-cell table:formula="of:=[.O83]*[.$D83]" office:value-type="float" office:value="9383.28" calcext:value-type="float">
            <text:p>9383.28</text:p>
          </table:table-cell>
          <table:table-cell table:number-columns-repeated="22"/>
        </table:table-row>
        <table:table-row table:style-name="ro1">
          <table:table-cell table:formula="of:=[.A84]" office:value-type="string" office:string-value="weak2" calcext:value-type="string">
            <text:p>weak2</text:p>
          </table:table-cell>
          <table:table-cell table:formula="of:=[.B84]" office:value-type="string" office:string-value="HT2" calcext:value-type="string">
            <text:p>HT2</text:p>
          </table:table-cell>
          <table:table-cell table:formula="of:=[.C84]" office:value-type="float" office:value="3072" calcext:value-type="float">
            <text:p>3072</text:p>
          </table:table-cell>
          <table:table-cell table:formula="of:=[.D84]" office:value-type="float" office:value="48" calcext:value-type="float">
            <text:p>48</text:p>
          </table:table-cell>
          <table:table-cell table:formula="of:=[.E84]*[.$D84]" office:value-type="float" office:value="696.864" calcext:value-type="float">
            <text:p>696.86</text:p>
          </table:table-cell>
          <table:table-cell table:formula="of:=[.F84]*[.$D84]" office:value-type="float" office:value="49.2864" calcext:value-type="float">
            <text:p>49.29</text:p>
          </table:table-cell>
          <table:table-cell table:formula="of:=[.G84]*[.$D84]" office:value-type="float" office:value="3728.4" calcext:value-type="float">
            <text:p>3728.40</text:p>
          </table:table-cell>
          <table:table-cell table:formula="of:=[.H84]*[.$D84]" office:value-type="float" office:value="3630.24" calcext:value-type="float">
            <text:p>3630.24</text:p>
          </table:table-cell>
          <table:table-cell table:formula="of:=[.I84]*[.$D84]" office:value-type="float" office:value="526.944" calcext:value-type="float">
            <text:p>526.94</text:p>
          </table:table-cell>
          <table:table-cell table:formula="of:=[.J84]*[.$D84]" office:value-type="float" office:value="341.7936" calcext:value-type="float">
            <text:p>341.79</text:p>
          </table:table-cell>
          <table:table-cell table:formula="of:=[.K84]*[.$D84]" office:value-type="float" office:value="0" calcext:value-type="float">
            <text:p>0.00</text:p>
          </table:table-cell>
          <table:table-cell table:formula="of:=[.L84]*[.$D84]" office:value-type="float" office:value="116.0784" calcext:value-type="float">
            <text:p>116.08</text:p>
          </table:table-cell>
          <table:table-cell table:formula="of:=[.M84]*[.$D84]" office:value-type="float" office:value="58.08" calcext:value-type="float">
            <text:p>58.08</text:p>
          </table:table-cell>
          <table:table-cell table:formula="of:=[.N84]*[.$D84]" office:value-type="float" office:value="405.696" calcext:value-type="float">
            <text:p>405.70</text:p>
          </table:table-cell>
          <table:table-cell table:formula="of:=[.O84]*[.$D84]" office:value-type="float" office:value="9750.24" calcext:value-type="float">
            <text:p>9750.24</text:p>
          </table:table-cell>
          <table:table-cell table:number-columns-repeated="22"/>
        </table:table-row>
        <table:table-row table:style-name="ro1">
          <table:table-cell table:formula="of:=[.A85]" office:value-type="string" office:string-value="weak2" calcext:value-type="string">
            <text:p>weak2</text:p>
          </table:table-cell>
          <table:table-cell table:formula="of:=[.B85]" office:value-type="string" office:string-value="HT2" calcext:value-type="string">
            <text:p>HT2</text:p>
          </table:table-cell>
          <table:table-cell table:formula="of:=[.C85]" office:value-type="float" office:value="6144" calcext:value-type="float">
            <text:p>6144</text:p>
          </table:table-cell>
          <table:table-cell table:formula="of:=[.D85]" office:value-type="float" office:value="96" calcext:value-type="float">
            <text:p>96</text:p>
          </table:table-cell>
          <table:table-cell table:formula="of:=[.E85]*[.$D85]" office:value-type="float" office:value="598.3488" calcext:value-type="float">
            <text:p>598.35</text:p>
          </table:table-cell>
          <table:table-cell table:formula="of:=[.F85]*[.$D85]" office:value-type="float" office:value="82.34112" calcext:value-type="float">
            <text:p>82.34</text:p>
          </table:table-cell>
          <table:table-cell table:formula="of:=[.G85]*[.$D85]" office:value-type="float" office:value="4240.128" calcext:value-type="float">
            <text:p>4240.13</text:p>
          </table:table-cell>
          <table:table-cell table:formula="of:=[.H85]*[.$D85]" office:value-type="float" office:value="4473.312" calcext:value-type="float">
            <text:p>4473.31</text:p>
          </table:table-cell>
          <table:table-cell table:formula="of:=[.I85]*[.$D85]" office:value-type="float" office:value="497.3472" calcext:value-type="float">
            <text:p>497.35</text:p>
          </table:table-cell>
          <table:table-cell table:formula="of:=[.J85]*[.$D85]" office:value-type="float" office:value="280.6176" calcext:value-type="float">
            <text:p>280.62</text:p>
          </table:table-cell>
          <table:table-cell table:formula="of:=[.K85]*[.$D85]" office:value-type="float" office:value="0" calcext:value-type="float">
            <text:p>0.00</text:p>
          </table:table-cell>
          <table:table-cell table:formula="of:=[.L85]*[.$D85]" office:value-type="float" office:value="110.2752" calcext:value-type="float">
            <text:p>110.28</text:p>
          </table:table-cell>
          <table:table-cell table:formula="of:=[.M85]*[.$D85]" office:value-type="float" office:value="46.78752" calcext:value-type="float">
            <text:p>46.79</text:p>
          </table:table-cell>
          <table:table-cell table:formula="of:=[.N85]*[.$D85]" office:value-type="float" office:value="894.4128" calcext:value-type="float">
            <text:p>894.41</text:p>
          </table:table-cell>
          <table:table-cell table:formula="of:=[.O85]*[.$D85]" office:value-type="float" office:value="11359.68" calcext:value-type="float">
            <text:p>11359.68</text:p>
          </table:table-cell>
          <table:table-cell table:number-columns-repeated="22"/>
        </table:table-row>
        <table:table-row table:style-name="ro1">
          <table:table-cell table:formula="of:=[.A86]" office:value-type="string" office:string-value="weak2" calcext:value-type="string">
            <text:p>weak2</text:p>
          </table:table-cell>
          <table:table-cell table:formula="of:=[.B86]" office:value-type="string" office:string-value="HT2" calcext:value-type="string">
            <text:p>HT2</text:p>
          </table:table-cell>
          <table:table-cell table:formula="of:=[.C86]" office:value-type="float" office:value="12288" calcext:value-type="float">
            <text:p>12288</text:p>
          </table:table-cell>
          <table:table-cell table:formula="of:=[.D86]" office:value-type="float" office:value="192" calcext:value-type="float">
            <text:p>192</text:p>
          </table:table-cell>
          <table:table-cell table:formula="of:=[.E86]*[.$D86]" office:value-type="float" office:value="591.36" calcext:value-type="float">
            <text:p>591.36</text:p>
          </table:table-cell>
          <table:table-cell table:formula="of:=[.F86]*[.$D86]" office:value-type="float" office:value="119.79456" calcext:value-type="float">
            <text:p>119.79</text:p>
          </table:table-cell>
          <table:table-cell table:formula="of:=[.G86]*[.$D86]" office:value-type="float" office:value="8437.824" calcext:value-type="float">
            <text:p>8437.82</text:p>
          </table:table-cell>
          <table:table-cell table:formula="of:=[.H86]*[.$D86]" office:value-type="float" office:value="6945.216" calcext:value-type="float">
            <text:p>6945.22</text:p>
          </table:table-cell>
          <table:table-cell table:formula="of:=[.I86]*[.$D86]" office:value-type="float" office:value="529.9776" calcext:value-type="float">
            <text:p>529.98</text:p>
          </table:table-cell>
          <table:table-cell table:formula="of:=[.J86]*[.$D86]" office:value-type="float" office:value="1294.4064" calcext:value-type="float">
            <text:p>1294.41</text:p>
          </table:table-cell>
          <table:table-cell table:formula="of:=[.K86]*[.$D86]" office:value-type="float" office:value="0" calcext:value-type="float">
            <text:p>0.00</text:p>
          </table:table-cell>
          <table:table-cell table:formula="of:=[.L86]*[.$D86]" office:value-type="float" office:value="102.6432" calcext:value-type="float">
            <text:p>102.64</text:p>
          </table:table-cell>
          <table:table-cell table:formula="of:=[.M86]*[.$D86]" office:value-type="float" office:value="41.15904" calcext:value-type="float">
            <text:p>41.16</text:p>
          </table:table-cell>
          <table:table-cell table:formula="of:=[.N86]*[.$D86]" office:value-type="float" office:value="1643.712" calcext:value-type="float">
            <text:p>1643.71</text:p>
          </table:table-cell>
          <table:table-cell table:formula="of:=[.O86]*[.$D86]" office:value-type="float" office:value="19858.56" calcext:value-type="float">
            <text:p>19858.56</text:p>
          </table:table-cell>
          <table:table-cell table:number-columns-repeated="22"/>
        </table:table-row>
        <table:table-row table:style-name="ro1">
          <table:table-cell table:formula="of:=[.A87]" office:value-type="string" office:string-value="weak2" calcext:value-type="string">
            <text:p>weak2</text:p>
          </table:table-cell>
          <table:table-cell table:formula="of:=[.B87]" office:value-type="string" office:string-value="HT2" calcext:value-type="string">
            <text:p>HT2</text:p>
          </table:table-cell>
          <table:table-cell table:formula="of:=[.C87]" office:value-type="float" office:value="24576" calcext:value-type="float">
            <text:p>24576</text:p>
          </table:table-cell>
          <table:table-cell table:formula="of:=[.D87]" office:value-type="float" office:value="384" calcext:value-type="float">
            <text:p>384</text:p>
          </table:table-cell>
          <table:table-cell table:formula="of:=[.E87]*[.$D87]" office:value-type="float" office:value="675.072" calcext:value-type="float">
            <text:p>675.07</text:p>
          </table:table-cell>
          <table:table-cell table:formula="of:=[.F87]*[.$D87]" office:value-type="float" office:value="167.24352" calcext:value-type="float">
            <text:p>167.24</text:p>
          </table:table-cell>
          <table:table-cell table:formula="of:=[.G87]*[.$D87]" office:value-type="float" office:value="16834.56" calcext:value-type="float">
            <text:p>16834.56</text:p>
          </table:table-cell>
          <table:table-cell table:formula="of:=[.H87]*[.$D87]" office:value-type="float" office:value="15906.432" calcext:value-type="float">
            <text:p>15906.43</text:p>
          </table:table-cell>
          <table:table-cell table:formula="of:=[.I87]*[.$D87]" office:value-type="float" office:value="598.272" calcext:value-type="float">
            <text:p>598.27</text:p>
          </table:table-cell>
          <table:table-cell table:formula="of:=[.J87]*[.$D87]" office:value-type="float" office:value="1085.0688" calcext:value-type="float">
            <text:p>1085.07</text:p>
          </table:table-cell>
          <table:table-cell table:formula="of:=[.K87]*[.$D87]" office:value-type="float" office:value="0" calcext:value-type="float">
            <text:p>0.00</text:p>
          </table:table-cell>
          <table:table-cell table:formula="of:=[.L87]*[.$D87]" office:value-type="float" office:value="101.34912" calcext:value-type="float">
            <text:p>101.35</text:p>
          </table:table-cell>
          <table:table-cell table:formula="of:=[.M87]*[.$D87]" office:value-type="float" office:value="71.47392" calcext:value-type="float">
            <text:p>71.47</text:p>
          </table:table-cell>
          <table:table-cell table:formula="of:=[.N87]*[.$D87]" office:value-type="float" office:value="3825.9072" calcext:value-type="float">
            <text:p>3825.91</text:p>
          </table:table-cell>
          <table:table-cell table:formula="of:=[.O87]*[.$D87]" office:value-type="float" office:value="39513.6" calcext:value-type="float">
            <text:p>39513.60</text:p>
          </table:table-cell>
          <table:table-cell table:number-columns-repeated="22"/>
        </table:table-row>
        <table:table-row table:style-name="ro1">
          <table:table-cell table:formula="of:=[.A88]" office:value-type="string" office:string-value="weak2" calcext:value-type="string">
            <text:p>weak2</text:p>
          </table:table-cell>
          <table:table-cell table:formula="of:=[.B88]" office:value-type="string" office:string-value="HT2_o32" calcext:value-type="string">
            <text:p>HT2_o32</text:p>
          </table:table-cell>
          <table:table-cell table:formula="of:=[.C88]" office:value-type="float" office:value="768" calcext:value-type="float">
            <text:p>768</text:p>
          </table:table-cell>
          <table:table-cell table:formula="of:=[.D88]" office:value-type="float" office:value="192" calcext:value-type="float">
            <text:p>192</text:p>
          </table:table-cell>
          <table:table-cell table:formula="of:=[.E88]*[.$D88]" office:value-type="float" office:value="871.3536" calcext:value-type="float">
            <text:p>871.35</text:p>
          </table:table-cell>
          <table:table-cell table:formula="of:=[.F88]*[.$D88]" office:value-type="float" office:value="111.44064" calcext:value-type="float">
            <text:p>111.44</text:p>
          </table:table-cell>
          <table:table-cell table:formula="of:=[.G88]*[.$D88]" office:value-type="float" office:value="14385.984" calcext:value-type="float">
            <text:p>14385.98</text:p>
          </table:table-cell>
          <table:table-cell table:formula="of:=[.H88]*[.$D88]" office:value-type="float" office:value="3530.88" calcext:value-type="float">
            <text:p>3530.88</text:p>
          </table:table-cell>
          <table:table-cell table:formula="of:=[.I88]*[.$D88]" office:value-type="float" office:value="715.4496" calcext:value-type="float">
            <text:p>715.45</text:p>
          </table:table-cell>
          <table:table-cell table:formula="of:=[.J88]*[.$D88]" office:value-type="float" office:value="24.73152" calcext:value-type="float">
            <text:p>24.73</text:p>
          </table:table-cell>
          <table:table-cell table:formula="of:=[.K88]*[.$D88]" office:value-type="float" office:value="0" calcext:value-type="float">
            <text:p>0.00</text:p>
          </table:table-cell>
          <table:table-cell table:formula="of:=[.L88]*[.$D88]" office:value-type="float" office:value="117.6768" calcext:value-type="float">
            <text:p>117.68</text:p>
          </table:table-cell>
          <table:table-cell table:formula="of:=[.M88]*[.$D88]" office:value-type="float" office:value="146.19456" calcext:value-type="float">
            <text:p>146.19</text:p>
          </table:table-cell>
          <table:table-cell table:formula="of:=[.N88]*[.$D88]" office:value-type="float" office:value="2008.896" calcext:value-type="float">
            <text:p>2008.90</text:p>
          </table:table-cell>
          <table:table-cell table:formula="of:=[.O88]*[.$D88]" office:value-type="float" office:value="22824.96" calcext:value-type="float">
            <text:p>22824.96</text:p>
          </table:table-cell>
          <table:table-cell table:number-columns-repeated="22"/>
        </table:table-row>
        <table:table-row table:style-name="ro1">
          <table:table-cell table:formula="of:=[.A89]" office:value-type="string" office:string-value="weak2" calcext:value-type="string">
            <text:p>weak2</text:p>
          </table:table-cell>
          <table:table-cell table:formula="of:=[.B89]" office:value-type="string" office:string-value="HT2_o8" calcext:value-type="string">
            <text:p>HT2_o8</text:p>
          </table:table-cell>
          <table:table-cell table:formula="of:=[.C89]" office:value-type="float" office:value="768" calcext:value-type="float">
            <text:p>768</text:p>
          </table:table-cell>
          <table:table-cell table:formula="of:=[.D89]" office:value-type="float" office:value="48" calcext:value-type="float">
            <text:p>48</text:p>
          </table:table-cell>
          <table:table-cell table:formula="of:=[.E89]*[.$D89]" office:value-type="float" office:value="799.824" calcext:value-type="float">
            <text:p>799.82</text:p>
          </table:table-cell>
          <table:table-cell table:formula="of:=[.F89]*[.$D89]" office:value-type="float" office:value="30.23904" calcext:value-type="float">
            <text:p>30.24</text:p>
          </table:table-cell>
          <table:table-cell table:formula="of:=[.G89]*[.$D89]" office:value-type="float" office:value="3876.144" calcext:value-type="float">
            <text:p>3876.14</text:p>
          </table:table-cell>
          <table:table-cell table:formula="of:=[.H89]*[.$D89]" office:value-type="float" office:value="3309.744" calcext:value-type="float">
            <text:p>3309.74</text:p>
          </table:table-cell>
          <table:table-cell table:formula="of:=[.I89]*[.$D89]" office:value-type="float" office:value="533.76" calcext:value-type="float">
            <text:p>533.76</text:p>
          </table:table-cell>
          <table:table-cell table:formula="of:=[.J89]*[.$D89]" office:value-type="float" office:value="6.14448" calcext:value-type="float">
            <text:p>6.14</text:p>
          </table:table-cell>
          <table:table-cell table:formula="of:=[.K89]*[.$D89]" office:value-type="float" office:value="0" calcext:value-type="float">
            <text:p>0.00</text:p>
          </table:table-cell>
          <table:table-cell table:formula="of:=[.L89]*[.$D89]" office:value-type="float" office:value="117.4224" calcext:value-type="float">
            <text:p>117.42</text:p>
          </table:table-cell>
          <table:table-cell table:formula="of:=[.M89]*[.$D89]" office:value-type="float" office:value="62.664" calcext:value-type="float">
            <text:p>62.66</text:p>
          </table:table-cell>
          <table:table-cell table:formula="of:=[.N89]*[.$D89]" office:value-type="float" office:value="454.5744" calcext:value-type="float">
            <text:p>454.57</text:p>
          </table:table-cell>
          <table:table-cell table:formula="of:=[.O89]*[.$D89]" office:value-type="float" office:value="9639.84" calcext:value-type="float">
            <text:p>9639.84</text:p>
          </table:table-cell>
          <table:table-cell table:number-columns-repeated="22"/>
        </table:table-row>
        <table:table-row table:style-name="ro1">
          <table:table-cell table:formula="of:=[.A90]" office:value-type="string" office:string-value="weak2" calcext:value-type="string">
            <text:p>weak2</text:p>
          </table:table-cell>
          <table:table-cell table:formula="of:=[.B90]" office:value-type="string" office:string-value="HT2_o8" calcext:value-type="string">
            <text:p>HT2_o8</text:p>
          </table:table-cell>
          <table:table-cell table:formula="of:=[.C90]" office:value-type="float" office:value="1536" calcext:value-type="float">
            <text:p>1536</text:p>
          </table:table-cell>
          <table:table-cell table:formula="of:=[.D90]" office:value-type="float" office:value="96" calcext:value-type="float">
            <text:p>96</text:p>
          </table:table-cell>
          <table:table-cell table:formula="of:=[.E90]*[.$D90]" office:value-type="float" office:value="628.7328" calcext:value-type="float">
            <text:p>628.73</text:p>
          </table:table-cell>
          <table:table-cell table:formula="of:=[.F90]*[.$D90]" office:value-type="float" office:value="56.8608" calcext:value-type="float">
            <text:p>56.86</text:p>
          </table:table-cell>
          <table:table-cell table:formula="of:=[.G90]*[.$D90]" office:value-type="float" office:value="6891.168" calcext:value-type="float">
            <text:p>6891.17</text:p>
          </table:table-cell>
          <table:table-cell table:formula="of:=[.H90]*[.$D90]" office:value-type="float" office:value="3528.672" calcext:value-type="float">
            <text:p>3528.67</text:p>
          </table:table-cell>
          <table:table-cell table:formula="of:=[.I90]*[.$D90]" office:value-type="float" office:value="526.7808" calcext:value-type="float">
            <text:p>526.78</text:p>
          </table:table-cell>
          <table:table-cell table:formula="of:=[.J90]*[.$D90]" office:value-type="float" office:value="20.23008" calcext:value-type="float">
            <text:p>20.23</text:p>
          </table:table-cell>
          <table:table-cell table:formula="of:=[.K90]*[.$D90]" office:value-type="float" office:value="0" calcext:value-type="float">
            <text:p>0.00</text:p>
          </table:table-cell>
          <table:table-cell table:formula="of:=[.L90]*[.$D90]" office:value-type="float" office:value="113.664" calcext:value-type="float">
            <text:p>113.66</text:p>
          </table:table-cell>
          <table:table-cell table:formula="of:=[.M90]*[.$D90]" office:value-type="float" office:value="61.76352" calcext:value-type="float">
            <text:p>61.76</text:p>
          </table:table-cell>
          <table:table-cell table:formula="of:=[.N90]*[.$D90]" office:value-type="float" office:value="896.6688" calcext:value-type="float">
            <text:p>896.67</text:p>
          </table:table-cell>
          <table:table-cell table:formula="of:=[.O90]*[.$D90]" office:value-type="float" office:value="13014.72" calcext:value-type="float">
            <text:p>13014.72</text:p>
          </table:table-cell>
          <table:table-cell table:number-columns-repeated="22"/>
        </table:table-row>
        <table:table-row table:style-name="ro1">
          <table:table-cell table:formula="of:=[.A91]" office:value-type="string" office:string-value="weak2" calcext:value-type="string">
            <text:p>weak2</text:p>
          </table:table-cell>
          <table:table-cell table:formula="of:=[.B91]" office:value-type="string" office:string-value="HT2_o8" calcext:value-type="string">
            <text:p>HT2_o8</text:p>
          </table:table-cell>
          <table:table-cell table:formula="of:=[.C91]" office:value-type="float" office:value="3072" calcext:value-type="float">
            <text:p>3072</text:p>
          </table:table-cell>
          <table:table-cell table:formula="of:=[.D91]" office:value-type="float" office:value="192" calcext:value-type="float">
            <text:p>192</text:p>
          </table:table-cell>
          <table:table-cell table:formula="of:=[.E91]*[.$D91]" office:value-type="float" office:value="628.6656" calcext:value-type="float">
            <text:p>628.67</text:p>
          </table:table-cell>
          <table:table-cell table:formula="of:=[.F91]*[.$D91]" office:value-type="float" office:value="76.5312" calcext:value-type="float">
            <text:p>76.53</text:p>
          </table:table-cell>
          <table:table-cell table:formula="of:=[.G91]*[.$D91]" office:value-type="float" office:value="9720.96" calcext:value-type="float">
            <text:p>9720.96</text:p>
          </table:table-cell>
          <table:table-cell table:formula="of:=[.H91]*[.$D91]" office:value-type="float" office:value="4533.12" calcext:value-type="float">
            <text:p>4533.12</text:p>
          </table:table-cell>
          <table:table-cell table:formula="of:=[.I91]*[.$D91]" office:value-type="float" office:value="555.456" calcext:value-type="float">
            <text:p>555.46</text:p>
          </table:table-cell>
          <table:table-cell table:formula="of:=[.J91]*[.$D91]" office:value-type="float" office:value="338.688" calcext:value-type="float">
            <text:p>338.69</text:p>
          </table:table-cell>
          <table:table-cell table:formula="of:=[.K91]*[.$D91]" office:value-type="float" office:value="0" calcext:value-type="float">
            <text:p>0.00</text:p>
          </table:table-cell>
          <table:table-cell table:formula="of:=[.L91]*[.$D91]" office:value-type="float" office:value="112.0512" calcext:value-type="float">
            <text:p>112.05</text:p>
          </table:table-cell>
          <table:table-cell table:formula="of:=[.M91]*[.$D91]" office:value-type="float" office:value="49.37664" calcext:value-type="float">
            <text:p>49.38</text:p>
          </table:table-cell>
          <table:table-cell table:formula="of:=[.N91]*[.$D91]" office:value-type="float" office:value="1914.1824" calcext:value-type="float">
            <text:p>1914.18</text:p>
          </table:table-cell>
          <table:table-cell table:formula="of:=[.O91]*[.$D91]" office:value-type="float" office:value="18237.504" calcext:value-type="float">
            <text:p>18237.50</text:p>
          </table:table-cell>
          <table:table-cell table:number-columns-repeated="22"/>
        </table:table-row>
        <table:table-row table:style-name="ro1">
          <table:table-cell table:formula="of:=[.A92]" office:value-type="string" office:string-value="weak2" calcext:value-type="string">
            <text:p>weak2</text:p>
          </table:table-cell>
          <table:table-cell table:formula="of:=[.B92]" office:value-type="string" office:string-value="HT2_r2" calcext:value-type="string">
            <text:p>HT2_r2</text:p>
          </table:table-cell>
          <table:table-cell table:formula="of:=[.C92]" office:value-type="float" office:value="1536" calcext:value-type="float">
            <text:p>1536</text:p>
          </table:table-cell>
          <table:table-cell table:formula="of:=[.D92]" office:value-type="float" office:value="24" calcext:value-type="float">
            <text:p>24</text:p>
          </table:table-cell>
          <table:table-cell table:formula="of:=[.E92]*[.$D92]" office:value-type="float" office:value="727.632" calcext:value-type="float">
            <text:p>727.63</text:p>
          </table:table-cell>
          <table:table-cell table:formula="of:=[.F92]*[.$D92]" office:value-type="float" office:value="152.292" calcext:value-type="float">
            <text:p>152.29</text:p>
          </table:table-cell>
          <table:table-cell table:formula="of:=[.G92]*[.$D92]" office:value-type="float" office:value="4128" calcext:value-type="float">
            <text:p>4128.00</text:p>
          </table:table-cell>
          <table:table-cell table:formula="of:=[.H92]*[.$D92]" office:value-type="float" office:value="3138.48" calcext:value-type="float">
            <text:p>3138.48</text:p>
          </table:table-cell>
          <table:table-cell table:formula="of:=[.I92]*[.$D92]" office:value-type="float" office:value="501.072" calcext:value-type="float">
            <text:p>501.07</text:p>
          </table:table-cell>
          <table:table-cell table:formula="of:=[.J92]*[.$D92]" office:value-type="float" office:value="219.2448" calcext:value-type="float">
            <text:p>219.24</text:p>
          </table:table-cell>
          <table:table-cell table:formula="of:=[.K92]*[.$D92]" office:value-type="float" office:value="0" calcext:value-type="float">
            <text:p>0.00</text:p>
          </table:table-cell>
          <table:table-cell table:formula="of:=[.L92]*[.$D92]" office:value-type="float" office:value="118.0968" calcext:value-type="float">
            <text:p>118.10</text:p>
          </table:table-cell>
          <table:table-cell table:formula="of:=[.M92]*[.$D92]" office:value-type="float" office:value="348.24" calcext:value-type="float">
            <text:p>348.24</text:p>
          </table:table-cell>
          <table:table-cell table:formula="of:=[.N92]*[.$D92]" office:value-type="float" office:value="177.4512" calcext:value-type="float">
            <text:p>177.45</text:p>
          </table:table-cell>
          <table:table-cell table:formula="of:=[.O92]*[.$D92]" office:value-type="float" office:value="9879.12" calcext:value-type="float">
            <text:p>9879.12</text:p>
          </table:table-cell>
          <table:table-cell table:number-columns-repeated="22"/>
        </table:table-row>
        <table:table-row table:style-name="ro1">
          <table:table-cell table:formula="of:=[.A93]" office:value-type="string" office:string-value="weak2" calcext:value-type="string">
            <text:p>weak2</text:p>
          </table:table-cell>
          <table:table-cell table:formula="of:=[.B93]" office:value-type="string" office:string-value="HT2_r2" calcext:value-type="string">
            <text:p>HT2_r2</text:p>
          </table:table-cell>
          <table:table-cell table:formula="of:=[.C93]" office:value-type="float" office:value="3072" calcext:value-type="float">
            <text:p>3072</text:p>
          </table:table-cell>
          <table:table-cell table:formula="of:=[.D93]" office:value-type="float" office:value="48" calcext:value-type="float">
            <text:p>48</text:p>
          </table:table-cell>
          <table:table-cell table:formula="of:=[.E93]*[.$D93]" office:value-type="float" office:value="723.456" calcext:value-type="float">
            <text:p>723.46</text:p>
          </table:table-cell>
          <table:table-cell table:formula="of:=[.F93]*[.$D93]" office:value-type="float" office:value="200.232" calcext:value-type="float">
            <text:p>200.23</text:p>
          </table:table-cell>
          <table:table-cell table:formula="of:=[.G93]*[.$D93]" office:value-type="float" office:value="4269.744" calcext:value-type="float">
            <text:p>4269.74</text:p>
          </table:table-cell>
          <table:table-cell table:formula="of:=[.H93]*[.$D93]" office:value-type="float" office:value="3016.56" calcext:value-type="float">
            <text:p>3016.56</text:p>
          </table:table-cell>
          <table:table-cell table:formula="of:=[.I93]*[.$D93]" office:value-type="float" office:value="509.376" calcext:value-type="float">
            <text:p>509.38</text:p>
          </table:table-cell>
          <table:table-cell table:formula="of:=[.J93]*[.$D93]" office:value-type="float" office:value="526.128" calcext:value-type="float">
            <text:p>526.13</text:p>
          </table:table-cell>
          <table:table-cell table:formula="of:=[.K93]*[.$D93]" office:value-type="float" office:value="0" calcext:value-type="float">
            <text:p>0.00</text:p>
          </table:table-cell>
          <table:table-cell table:formula="of:=[.L93]*[.$D93]" office:value-type="float" office:value="113.4336" calcext:value-type="float">
            <text:p>113.43</text:p>
          </table:table-cell>
          <table:table-cell table:formula="of:=[.M93]*[.$D93]" office:value-type="float" office:value="603.12" calcext:value-type="float">
            <text:p>603.12</text:p>
          </table:table-cell>
          <table:table-cell table:formula="of:=[.N93]*[.$D93]" office:value-type="float" office:value="353.4336" calcext:value-type="float">
            <text:p>353.43</text:p>
          </table:table-cell>
          <table:table-cell table:formula="of:=[.O93]*[.$D93]" office:value-type="float" office:value="10678.56" calcext:value-type="float">
            <text:p>10678.56</text:p>
          </table:table-cell>
          <table:table-cell table:number-columns-repeated="22"/>
        </table:table-row>
        <table:table-row table:style-name="ro1">
          <table:table-cell table:formula="of:=[.A94]" office:value-type="string" office:string-value="weak2" calcext:value-type="string">
            <text:p>weak2</text:p>
          </table:table-cell>
          <table:table-cell table:formula="of:=[.B94]" office:value-type="string" office:string-value="HT2_r2" calcext:value-type="string">
            <text:p>HT2_r2</text:p>
          </table:table-cell>
          <table:table-cell table:formula="of:=[.C94]" office:value-type="float" office:value="6144" calcext:value-type="float">
            <text:p>6144</text:p>
          </table:table-cell>
          <table:table-cell table:formula="of:=[.D94]" office:value-type="float" office:value="96" calcext:value-type="float">
            <text:p>96</text:p>
          </table:table-cell>
          <table:table-cell table:formula="of:=[.E94]*[.$D94]" office:value-type="float" office:value="625.4688" calcext:value-type="float">
            <text:p>625.47</text:p>
          </table:table-cell>
          <table:table-cell table:formula="of:=[.F94]*[.$D94]" office:value-type="float" office:value="320.9472" calcext:value-type="float">
            <text:p>320.95</text:p>
          </table:table-cell>
          <table:table-cell table:formula="of:=[.G94]*[.$D94]" office:value-type="float" office:value="4529.088" calcext:value-type="float">
            <text:p>4529.09</text:p>
          </table:table-cell>
          <table:table-cell table:formula="of:=[.H94]*[.$D94]" office:value-type="float" office:value="3232.128" calcext:value-type="float">
            <text:p>3232.13</text:p>
          </table:table-cell>
          <table:table-cell table:formula="of:=[.I94]*[.$D94]" office:value-type="float" office:value="500.5152" calcext:value-type="float">
            <text:p>500.52</text:p>
          </table:table-cell>
          <table:table-cell table:formula="of:=[.J94]*[.$D94]" office:value-type="float" office:value="826.0128" calcext:value-type="float">
            <text:p>826.01</text:p>
          </table:table-cell>
          <table:table-cell table:formula="of:=[.K94]*[.$D94]" office:value-type="float" office:value="0" calcext:value-type="float">
            <text:p>0.00</text:p>
          </table:table-cell>
          <table:table-cell table:formula="of:=[.L94]*[.$D94]" office:value-type="float" office:value="108.0768" calcext:value-type="float">
            <text:p>108.08</text:p>
          </table:table-cell>
          <table:table-cell table:formula="of:=[.M94]*[.$D94]" office:value-type="float" office:value="715.0752" calcext:value-type="float">
            <text:p>715.08</text:p>
          </table:table-cell>
          <table:table-cell table:formula="of:=[.N94]*[.$D94]" office:value-type="float" office:value="683.3952" calcext:value-type="float">
            <text:p>683.40</text:p>
          </table:table-cell>
          <table:table-cell table:formula="of:=[.O94]*[.$D94]" office:value-type="float" office:value="11788.8" calcext:value-type="float">
            <text:p>11788.80</text:p>
          </table:table-cell>
          <table:table-cell table:number-columns-repeated="22"/>
        </table:table-row>
        <table:table-row table:style-name="ro1">
          <table:table-cell table:formula="of:=[.A95]" office:value-type="string" office:string-value="weak2" calcext:value-type="string">
            <text:p>weak2</text:p>
          </table:table-cell>
          <table:table-cell table:formula="of:=[.B95]" office:value-type="string" office:string-value="HT2_r2" calcext:value-type="string">
            <text:p>HT2_r2</text:p>
          </table:table-cell>
          <table:table-cell table:formula="of:=[.C95]" office:value-type="float" office:value="12288" calcext:value-type="float">
            <text:p>12288</text:p>
          </table:table-cell>
          <table:table-cell table:formula="of:=[.D95]" office:value-type="float" office:value="192" calcext:value-type="float">
            <text:p>192</text:p>
          </table:table-cell>
          <table:table-cell table:formula="of:=[.E95]*[.$D95]" office:value-type="float" office:value="688.8384" calcext:value-type="float">
            <text:p>688.84</text:p>
          </table:table-cell>
          <table:table-cell table:formula="of:=[.F95]*[.$D95]" office:value-type="float" office:value="585.792" calcext:value-type="float">
            <text:p>585.79</text:p>
          </table:table-cell>
          <table:table-cell table:formula="of:=[.G95]*[.$D95]" office:value-type="float" office:value="8794.176" calcext:value-type="float">
            <text:p>8794.18</text:p>
          </table:table-cell>
          <table:table-cell table:formula="of:=[.H95]*[.$D95]" office:value-type="float" office:value="6334.656" calcext:value-type="float">
            <text:p>6334.66</text:p>
          </table:table-cell>
          <table:table-cell table:formula="of:=[.I95]*[.$D95]" office:value-type="float" office:value="535.4304" calcext:value-type="float">
            <text:p>535.43</text:p>
          </table:table-cell>
          <table:table-cell table:formula="of:=[.J95]*[.$D95]" office:value-type="float" office:value="1636.992" calcext:value-type="float">
            <text:p>1636.99</text:p>
          </table:table-cell>
          <table:table-cell table:formula="of:=[.K95]*[.$D95]" office:value-type="float" office:value="0" calcext:value-type="float">
            <text:p>0.00</text:p>
          </table:table-cell>
          <table:table-cell table:formula="of:=[.L95]*[.$D95]" office:value-type="float" office:value="98.50944" calcext:value-type="float">
            <text:p>98.51</text:p>
          </table:table-cell>
          <table:table-cell table:formula="of:=[.M95]*[.$D95]" office:value-type="float" office:value="742.272" calcext:value-type="float">
            <text:p>742.27</text:p>
          </table:table-cell>
          <table:table-cell table:formula="of:=[.N95]*[.$D95]" office:value-type="float" office:value="1369.4016" calcext:value-type="float">
            <text:p>1369.40</text:p>
          </table:table-cell>
          <table:table-cell table:formula="of:=[.O95]*[.$D95]" office:value-type="float" office:value="21029.76" calcext:value-type="float">
            <text:p>21029.76</text:p>
          </table:table-cell>
          <table:table-cell table:number-columns-repeated="22"/>
        </table:table-row>
        <table:table-row table:style-name="ro1">
          <table:table-cell table:formula="of:=[.A96]" office:value-type="string" office:string-value="weak3" calcext:value-type="string">
            <text:p>weak3</text:p>
          </table:table-cell>
          <table:table-cell table:formula="of:=[.B96]" office:value-type="string" office:string-value="noHT" calcext:value-type="string">
            <text:p>noHT</text:p>
          </table:table-cell>
          <table:table-cell table:formula="of:=[.C96]" office:value-type="float" office:value="3072" calcext:value-type="float">
            <text:p>3072</text:p>
          </table:table-cell>
          <table:table-cell table:formula="of:=[.D96]" office:value-type="float" office:value="48" calcext:value-type="float">
            <text:p>48</text:p>
          </table:table-cell>
          <table:table-cell table:formula="of:=[.E96]*[.$D96]" office:value-type="float" office:value="1226.736" calcext:value-type="float">
            <text:p>1226.74</text:p>
          </table:table-cell>
          <table:table-cell table:formula="of:=[.F96]*[.$D96]" office:value-type="float" office:value="66.1104" calcext:value-type="float">
            <text:p>66.11</text:p>
          </table:table-cell>
          <table:table-cell table:formula="of:=[.G96]*[.$D96]" office:value-type="float" office:value="6696" calcext:value-type="float">
            <text:p>6696.00</text:p>
          </table:table-cell>
          <table:table-cell table:formula="of:=[.H96]*[.$D96]" office:value-type="float" office:value="5009.76" calcext:value-type="float">
            <text:p>5009.76</text:p>
          </table:table-cell>
          <table:table-cell table:formula="of:=[.I96]*[.$D96]" office:value-type="float" office:value="878.256" calcext:value-type="float">
            <text:p>878.26</text:p>
          </table:table-cell>
          <table:table-cell table:formula="of:=[.J96]*[.$D96]" office:value-type="float" office:value="30.81936" calcext:value-type="float">
            <text:p>30.82</text:p>
          </table:table-cell>
          <table:table-cell table:formula="of:=[.K96]*[.$D96]" office:value-type="float" office:value="0" calcext:value-type="float">
            <text:p>0.00</text:p>
          </table:table-cell>
          <table:table-cell table:formula="of:=[.L96]*[.$D96]" office:value-type="float" office:value="217.0416" calcext:value-type="float">
            <text:p>217.04</text:p>
          </table:table-cell>
          <table:table-cell table:formula="of:=[.M96]*[.$D96]" office:value-type="float" office:value="86.112" calcext:value-type="float">
            <text:p>86.11</text:p>
          </table:table-cell>
          <table:table-cell table:formula="of:=[.N96]*[.$D96]" office:value-type="float" office:value="398.1264" calcext:value-type="float">
            <text:p>398.13</text:p>
          </table:table-cell>
          <table:table-cell table:formula="of:=[.O96]*[.$D96]" office:value-type="float" office:value="14960.16" calcext:value-type="float">
            <text:p>14960.16</text:p>
          </table:table-cell>
          <table:table-cell table:number-columns-repeated="22"/>
        </table:table-row>
        <table:table-row table:style-name="ro1">
          <table:table-cell table:formula="of:=[.A97]" office:value-type="string" office:string-value="weak3" calcext:value-type="string">
            <text:p>weak3</text:p>
          </table:table-cell>
          <table:table-cell table:formula="of:=[.B97]" office:value-type="string" office:string-value="noHT" calcext:value-type="string">
            <text:p>noHT</text:p>
          </table:table-cell>
          <table:table-cell table:formula="of:=[.C97]" office:value-type="float" office:value="6144" calcext:value-type="float">
            <text:p>6144</text:p>
          </table:table-cell>
          <table:table-cell table:formula="of:=[.D97]" office:value-type="float" office:value="96" calcext:value-type="float">
            <text:p>96</text:p>
          </table:table-cell>
          <table:table-cell table:formula="of:=[.E97]*[.$D97]" office:value-type="float" office:value="1123.872" calcext:value-type="float">
            <text:p>1123.87</text:p>
          </table:table-cell>
          <table:table-cell table:formula="of:=[.F97]*[.$D97]" office:value-type="float" office:value="125.376" calcext:value-type="float">
            <text:p>125.38</text:p>
          </table:table-cell>
          <table:table-cell table:formula="of:=[.G97]*[.$D97]" office:value-type="float" office:value="8515.2" calcext:value-type="float">
            <text:p>8515.20</text:p>
          </table:table-cell>
          <table:table-cell table:formula="of:=[.H97]*[.$D97]" office:value-type="float" office:value="7572.768" calcext:value-type="float">
            <text:p>7572.77</text:p>
          </table:table-cell>
          <table:table-cell table:formula="of:=[.I97]*[.$D97]" office:value-type="float" office:value="875.0112" calcext:value-type="float">
            <text:p>875.01</text:p>
          </table:table-cell>
          <table:table-cell table:formula="of:=[.J97]*[.$D97]" office:value-type="float" office:value="23.6832" calcext:value-type="float">
            <text:p>23.68</text:p>
          </table:table-cell>
          <table:table-cell table:formula="of:=[.K97]*[.$D97]" office:value-type="float" office:value="0" calcext:value-type="float">
            <text:p>0.00</text:p>
          </table:table-cell>
          <table:table-cell table:formula="of:=[.L97]*[.$D97]" office:value-type="float" office:value="215.3568" calcext:value-type="float">
            <text:p>215.36</text:p>
          </table:table-cell>
          <table:table-cell table:formula="of:=[.M97]*[.$D97]" office:value-type="float" office:value="53.39808" calcext:value-type="float">
            <text:p>53.40</text:p>
          </table:table-cell>
          <table:table-cell table:formula="of:=[.N97]*[.$D97]" office:value-type="float" office:value="839.6448" calcext:value-type="float">
            <text:p>839.64</text:p>
          </table:table-cell>
          <table:table-cell table:formula="of:=[.O97]*[.$D97]" office:value-type="float" office:value="19629.12" calcext:value-type="float">
            <text:p>19629.12</text:p>
          </table:table-cell>
          <table:table-cell table:number-columns-repeated="22"/>
        </table:table-row>
        <table:table-row table:style-name="ro1">
          <table:table-cell table:formula="of:=[.A98]" office:value-type="string" office:string-value="weak3" calcext:value-type="string">
            <text:p>weak3</text:p>
          </table:table-cell>
          <table:table-cell table:formula="of:=[.B98]" office:value-type="string" office:string-value="noHT" calcext:value-type="string">
            <text:p>noHT</text:p>
          </table:table-cell>
          <table:table-cell table:formula="of:=[.C98]" office:value-type="float" office:value="12288" calcext:value-type="float">
            <text:p>12288</text:p>
          </table:table-cell>
          <table:table-cell table:formula="of:=[.D98]" office:value-type="float" office:value="192" calcext:value-type="float">
            <text:p>192</text:p>
          </table:table-cell>
          <table:table-cell table:formula="of:=[.E98]*[.$D98]" office:value-type="float" office:value="1177.9776" calcext:value-type="float">
            <text:p>1177.98</text:p>
          </table:table-cell>
          <table:table-cell table:formula="of:=[.F98]*[.$D98]" office:value-type="float" office:value="185.59296" calcext:value-type="float">
            <text:p>185.59</text:p>
          </table:table-cell>
          <table:table-cell table:formula="of:=[.G98]*[.$D98]" office:value-type="float" office:value="8215.104" calcext:value-type="float">
            <text:p>8215.10</text:p>
          </table:table-cell>
          <table:table-cell table:formula="of:=[.H98]*[.$D98]" office:value-type="float" office:value="7940.544" calcext:value-type="float">
            <text:p>7940.54</text:p>
          </table:table-cell>
          <table:table-cell table:formula="of:=[.I98]*[.$D98]" office:value-type="float" office:value="894.912" calcext:value-type="float">
            <text:p>894.91</text:p>
          </table:table-cell>
          <table:table-cell table:formula="of:=[.J98]*[.$D98]" office:value-type="float" office:value="80.99136" calcext:value-type="float">
            <text:p>80.99</text:p>
          </table:table-cell>
          <table:table-cell table:formula="of:=[.K98]*[.$D98]" office:value-type="float" office:value="0" calcext:value-type="float">
            <text:p>0.00</text:p>
          </table:table-cell>
          <table:table-cell table:formula="of:=[.L98]*[.$D98]" office:value-type="float" office:value="198.2784" calcext:value-type="float">
            <text:p>198.28</text:p>
          </table:table-cell>
          <table:table-cell table:formula="of:=[.M98]*[.$D98]" office:value-type="float" office:value="52.78656" calcext:value-type="float">
            <text:p>52.79</text:p>
          </table:table-cell>
          <table:table-cell table:formula="of:=[.N98]*[.$D98]" office:value-type="float" office:value="1657.344" calcext:value-type="float">
            <text:p>1657.34</text:p>
          </table:table-cell>
          <table:table-cell table:formula="of:=[.O98]*[.$D98]" office:value-type="float" office:value="20607.36" calcext:value-type="float">
            <text:p>20607.36</text:p>
          </table:table-cell>
          <table:table-cell table:number-columns-repeated="22"/>
        </table:table-row>
        <table:table-row table:style-name="ro1">
          <table:table-cell table:formula="of:=[.A99]" office:value-type="string" office:string-value="weak3" calcext:value-type="string">
            <text:p>weak3</text:p>
          </table:table-cell>
          <table:table-cell table:formula="of:=[.B99]" office:value-type="string" office:string-value="HT2" calcext:value-type="string">
            <text:p>HT2</text:p>
          </table:table-cell>
          <table:table-cell table:formula="of:=[.C99]" office:value-type="float" office:value="3072" calcext:value-type="float">
            <text:p>3072</text:p>
          </table:table-cell>
          <table:table-cell table:formula="of:=[.D99]" office:value-type="float" office:value="48" calcext:value-type="float">
            <text:p>48</text:p>
          </table:table-cell>
          <table:table-cell table:formula="of:=[.E99]*[.$D99]" office:value-type="float" office:value="1102.704" calcext:value-type="float">
            <text:p>1102.70</text:p>
          </table:table-cell>
          <table:table-cell table:formula="of:=[.F99]*[.$D99]" office:value-type="float" office:value="803.328" calcext:value-type="float">
            <text:p>803.33</text:p>
          </table:table-cell>
          <table:table-cell table:formula="of:=[.G99]*[.$D99]" office:value-type="float" office:value="5870.4" calcext:value-type="float">
            <text:p>5870.40</text:p>
          </table:table-cell>
          <table:table-cell table:formula="of:=[.H99]*[.$D99]" office:value-type="float" office:value="12298.56" calcext:value-type="float">
            <text:p>12298.56</text:p>
          </table:table-cell>
          <table:table-cell table:formula="of:=[.I99]*[.$D99]" office:value-type="float" office:value="752.496" calcext:value-type="float">
            <text:p>752.50</text:p>
          </table:table-cell>
          <table:table-cell table:formula="of:=[.J99]*[.$D99]" office:value-type="float" office:value="52.6272" calcext:value-type="float">
            <text:p>52.63</text:p>
          </table:table-cell>
          <table:table-cell table:formula="of:=[.K99]*[.$D99]" office:value-type="float" office:value="0" calcext:value-type="float">
            <text:p>0.00</text:p>
          </table:table-cell>
          <table:table-cell table:formula="of:=[.L99]*[.$D99]" office:value-type="float" office:value="175.2624" calcext:value-type="float">
            <text:p>175.26</text:p>
          </table:table-cell>
          <table:table-cell table:formula="of:=[.M99]*[.$D99]" office:value-type="float" office:value="83.8176" calcext:value-type="float">
            <text:p>83.82</text:p>
          </table:table-cell>
          <table:table-cell table:formula="of:=[.N99]*[.$D99]" office:value-type="float" office:value="407.208" calcext:value-type="float">
            <text:p>407.21</text:p>
          </table:table-cell>
          <table:table-cell table:formula="of:=[.O99]*[.$D99]" office:value-type="float" office:value="21920.16" calcext:value-type="float">
            <text:p>21920.16</text:p>
          </table:table-cell>
          <table:table-cell table:number-columns-repeated="22"/>
        </table:table-row>
        <table:table-row table:style-name="ro1">
          <table:table-cell table:formula="of:=[.A100]" office:value-type="string" office:string-value="weak3" calcext:value-type="string">
            <text:p>weak3</text:p>
          </table:table-cell>
          <table:table-cell table:formula="of:=[.B100]" office:value-type="string" office:string-value="HT2" calcext:value-type="string">
            <text:p>HT2</text:p>
          </table:table-cell>
          <table:table-cell table:formula="of:=[.C100]" office:value-type="float" office:value="6144" calcext:value-type="float">
            <text:p>6144</text:p>
          </table:table-cell>
          <table:table-cell table:formula="of:=[.D100]" office:value-type="float" office:value="96" calcext:value-type="float">
            <text:p>96</text:p>
          </table:table-cell>
          <table:table-cell table:formula="of:=[.E100]*[.$D100]" office:value-type="float" office:value="1120.512" calcext:value-type="float">
            <text:p>1120.51</text:p>
          </table:table-cell>
          <table:table-cell table:formula="of:=[.F100]*[.$D100]" office:value-type="float" office:value="84.76608" calcext:value-type="float">
            <text:p>84.77</text:p>
          </table:table-cell>
          <table:table-cell table:formula="of:=[.G100]*[.$D100]" office:value-type="float" office:value="7375.68" calcext:value-type="float">
            <text:p>7375.68</text:p>
          </table:table-cell>
          <table:table-cell table:formula="of:=[.H100]*[.$D100]" office:value-type="float" office:value="10632" calcext:value-type="float">
            <text:p>10632.00</text:p>
          </table:table-cell>
          <table:table-cell table:formula="of:=[.I100]*[.$D100]" office:value-type="float" office:value="811.344" calcext:value-type="float">
            <text:p>811.34</text:p>
          </table:table-cell>
          <table:table-cell table:formula="of:=[.J100]*[.$D100]" office:value-type="float" office:value="198.7392" calcext:value-type="float">
            <text:p>198.74</text:p>
          </table:table-cell>
          <table:table-cell table:formula="of:=[.K100]*[.$D100]" office:value-type="float" office:value="0" calcext:value-type="float">
            <text:p>0.00</text:p>
          </table:table-cell>
          <table:table-cell table:formula="of:=[.L100]*[.$D100]" office:value-type="float" office:value="172.8" calcext:value-type="float">
            <text:p>172.80</text:p>
          </table:table-cell>
          <table:table-cell table:formula="of:=[.M100]*[.$D100]" office:value-type="float" office:value="85.38432" calcext:value-type="float">
            <text:p>85.38</text:p>
          </table:table-cell>
          <table:table-cell table:formula="of:=[.N100]*[.$D100]" office:value-type="float" office:value="838.6368" calcext:value-type="float">
            <text:p>838.64</text:p>
          </table:table-cell>
          <table:table-cell table:formula="of:=[.O100]*[.$D100]" office:value-type="float" office:value="21710.4" calcext:value-type="float">
            <text:p>21710.40</text:p>
          </table:table-cell>
          <table:table-cell table:number-columns-repeated="22"/>
        </table:table-row>
        <table:table-row table:style-name="ro1">
          <table:table-cell table:formula="of:=[.A101]" office:value-type="string" office:string-value="weak3" calcext:value-type="string">
            <text:p>weak3</text:p>
          </table:table-cell>
          <table:table-cell table:formula="of:=[.B101]" office:value-type="string" office:string-value="HT2" calcext:value-type="string">
            <text:p>HT2</text:p>
          </table:table-cell>
          <table:table-cell table:formula="of:=[.C101]" office:value-type="float" office:value="12288" calcext:value-type="float">
            <text:p>12288</text:p>
          </table:table-cell>
          <table:table-cell table:formula="of:=[.D101]" office:value-type="float" office:value="192" calcext:value-type="float">
            <text:p>192</text:p>
          </table:table-cell>
          <table:table-cell table:formula="of:=[.E101]*[.$D101]" office:value-type="float" office:value="912.0576" calcext:value-type="float">
            <text:p>912.06</text:p>
          </table:table-cell>
          <table:table-cell table:formula="of:=[.F101]*[.$D101]" office:value-type="float" office:value="130.95744" calcext:value-type="float">
            <text:p>130.96</text:p>
          </table:table-cell>
          <table:table-cell table:formula="of:=[.G101]*[.$D101]" office:value-type="float" office:value="8440.896" calcext:value-type="float">
            <text:p>8440.90</text:p>
          </table:table-cell>
          <table:table-cell table:formula="of:=[.H101]*[.$D101]" office:value-type="float" office:value="9152.064" calcext:value-type="float">
            <text:p>9152.06</text:p>
          </table:table-cell>
          <table:table-cell table:formula="of:=[.I101]*[.$D101]" office:value-type="float" office:value="773.8176" calcext:value-type="float">
            <text:p>773.82</text:p>
          </table:table-cell>
          <table:table-cell table:formula="of:=[.J101]*[.$D101]" office:value-type="float" office:value="884.16" calcext:value-type="float">
            <text:p>884.16</text:p>
          </table:table-cell>
          <table:table-cell table:formula="of:=[.K101]*[.$D101]" office:value-type="float" office:value="0" calcext:value-type="float">
            <text:p>0.00</text:p>
          </table:table-cell>
          <table:table-cell table:formula="of:=[.L101]*[.$D101]" office:value-type="float" office:value="155.05344" calcext:value-type="float">
            <text:p>155.05</text:p>
          </table:table-cell>
          <table:table-cell table:formula="of:=[.M101]*[.$D101]" office:value-type="float" office:value="79.0656" calcext:value-type="float">
            <text:p>79.07</text:p>
          </table:table-cell>
          <table:table-cell table:formula="of:=[.N101]*[.$D101]" office:value-type="float" office:value="1854.5856" calcext:value-type="float">
            <text:p>1854.59</text:p>
          </table:table-cell>
          <table:table-cell table:formula="of:=[.O101]*[.$D101]" office:value-type="float" office:value="22579.2" calcext:value-type="float">
            <text:p>22579.20</text:p>
          </table:table-cell>
          <table:table-cell table:number-columns-repeated="22"/>
        </table:table-row>
        <table:table-row table:style-name="ro1">
          <table:table-cell table:formula="of:=[.A102]" office:value-type="string" office:string-value="weak3" calcext:value-type="string">
            <text:p>weak3</text:p>
          </table:table-cell>
          <table:table-cell table:formula="of:=[.B102]" office:value-type="string" office:string-value="HT2" calcext:value-type="string">
            <text:p>HT2</text:p>
          </table:table-cell>
          <table:table-cell table:formula="of:=[.C102]" office:value-type="float" office:value="24576" calcext:value-type="float">
            <text:p>24576</text:p>
          </table:table-cell>
          <table:table-cell table:formula="of:=[.D102]" office:value-type="float" office:value="384" calcext:value-type="float">
            <text:p>384</text:p>
          </table:table-cell>
          <table:table-cell table:formula="of:=[.E102]*[.$D102]" office:value-type="float" office:value="1016.064" calcext:value-type="float">
            <text:p>1016.06</text:p>
          </table:table-cell>
          <table:table-cell table:formula="of:=[.F102]*[.$D102]" office:value-type="float" office:value="230.94912" calcext:value-type="float">
            <text:p>230.95</text:p>
          </table:table-cell>
          <table:table-cell table:formula="of:=[.G102]*[.$D102]" office:value-type="float" office:value="17057.28" calcext:value-type="float">
            <text:p>17057.28</text:p>
          </table:table-cell>
          <table:table-cell table:formula="of:=[.H102]*[.$D102]" office:value-type="float" office:value="14030.208" calcext:value-type="float">
            <text:p>14030.21</text:p>
          </table:table-cell>
          <table:table-cell table:formula="of:=[.I102]*[.$D102]" office:value-type="float" office:value="810.5088" calcext:value-type="float">
            <text:p>810.51</text:p>
          </table:table-cell>
          <table:table-cell table:formula="of:=[.J102]*[.$D102]" office:value-type="float" office:value="2462.8608" calcext:value-type="float">
            <text:p>2462.86</text:p>
          </table:table-cell>
          <table:table-cell table:formula="of:=[.K102]*[.$D102]" office:value-type="float" office:value="0" calcext:value-type="float">
            <text:p>0.00</text:p>
          </table:table-cell>
          <table:table-cell table:formula="of:=[.L102]*[.$D102]" office:value-type="float" office:value="165.63072" calcext:value-type="float">
            <text:p>165.63</text:p>
          </table:table-cell>
          <table:table-cell table:formula="of:=[.M102]*[.$D102]" office:value-type="float" office:value="76.992" calcext:value-type="float">
            <text:p>76.99</text:p>
          </table:table-cell>
          <table:table-cell table:formula="of:=[.N102]*[.$D102]" office:value-type="float" office:value="3556.608" calcext:value-type="float">
            <text:p>3556.61</text:p>
          </table:table-cell>
          <table:table-cell table:formula="of:=[.O102]*[.$D102]" office:value-type="float" office:value="39694.08" calcext:value-type="float">
            <text:p>39694.08</text:p>
          </table:table-cell>
          <table:table-cell table:number-columns-repeated="22"/>
        </table:table-row>
        <table:table-row table:style-name="ro1">
          <table:table-cell table:formula="of:=[.A103]" office:value-type="string" office:string-value="weak4" calcext:value-type="string">
            <text:p>weak4</text:p>
          </table:table-cell>
          <table:table-cell table:formula="of:=[.B103]" office:value-type="string" office:string-value="noHT" calcext:value-type="string">
            <text:p>noHT</text:p>
          </table:table-cell>
          <table:table-cell table:formula="of:=[.C103]" office:value-type="float" office:value="3072" calcext:value-type="float">
            <text:p>3072</text:p>
          </table:table-cell>
          <table:table-cell table:formula="of:=[.D103]" office:value-type="float" office:value="48" calcext:value-type="float">
            <text:p>48</text:p>
          </table:table-cell>
          <table:table-cell table:formula="of:=[.E103]*[.$D103]" office:value-type="float" office:value="1612.32" calcext:value-type="float">
            <text:p>1612.32</text:p>
          </table:table-cell>
          <table:table-cell table:formula="of:=[.F103]*[.$D103]" office:value-type="float" office:value="95.664" calcext:value-type="float">
            <text:p>95.66</text:p>
          </table:table-cell>
          <table:table-cell table:formula="of:=[.G103]*[.$D103]" office:value-type="float" office:value="9249.6" calcext:value-type="float">
            <text:p>9249.60</text:p>
          </table:table-cell>
          <table:table-cell table:formula="of:=[.H103]*[.$D103]" office:value-type="float" office:value="8174.4" calcext:value-type="float">
            <text:p>8174.40</text:p>
          </table:table-cell>
          <table:table-cell table:formula="of:=[.I103]*[.$D103]" office:value-type="float" office:value="1178.88" calcext:value-type="float">
            <text:p>1178.88</text:p>
          </table:table-cell>
          <table:table-cell table:formula="of:=[.J103]*[.$D103]" office:value-type="float" office:value="14.496" calcext:value-type="float">
            <text:p>14.50</text:p>
          </table:table-cell>
          <table:table-cell table:formula="of:=[.K103]*[.$D103]" office:value-type="float" office:value="0" calcext:value-type="float">
            <text:p>0.00</text:p>
          </table:table-cell>
          <table:table-cell table:formula="of:=[.L103]*[.$D103]" office:value-type="float" office:value="292.08" calcext:value-type="float">
            <text:p>292.08</text:p>
          </table:table-cell>
          <table:table-cell table:formula="of:=[.M103]*[.$D103]" office:value-type="float" office:value="113.712" calcext:value-type="float">
            <text:p>113.71</text:p>
          </table:table-cell>
          <table:table-cell table:formula="of:=[.N103]*[.$D103]" office:value-type="float" office:value="416.784" calcext:value-type="float">
            <text:p>416.78</text:p>
          </table:table-cell>
          <table:table-cell table:formula="of:=[.O103]*[.$D103]" office:value-type="float" office:value="21696" calcext:value-type="float">
            <text:p>21696.00</text:p>
          </table:table-cell>
          <table:table-cell table:number-columns-repeated="22"/>
        </table:table-row>
        <table:table-row table:style-name="ro1">
          <table:table-cell table:formula="of:=[.A104]" office:value-type="string" office:string-value="weak4" calcext:value-type="string">
            <text:p>weak4</text:p>
          </table:table-cell>
          <table:table-cell table:formula="of:=[.B104]" office:value-type="string" office:string-value="noHT" calcext:value-type="string">
            <text:p>noHT</text:p>
          </table:table-cell>
          <table:table-cell table:formula="of:=[.C104]" office:value-type="float" office:value="6144" calcext:value-type="float">
            <text:p>6144</text:p>
          </table:table-cell>
          <table:table-cell table:formula="of:=[.D104]" office:value-type="float" office:value="96" calcext:value-type="float">
            <text:p>96</text:p>
          </table:table-cell>
          <table:table-cell table:formula="of:=[.E104]*[.$D104]" office:value-type="float" office:value="1523.52" calcext:value-type="float">
            <text:p>1523.52</text:p>
          </table:table-cell>
          <table:table-cell table:formula="of:=[.F104]*[.$D104]" office:value-type="float" office:value="140.544" calcext:value-type="float">
            <text:p>140.54</text:p>
          </table:table-cell>
          <table:table-cell table:formula="of:=[.G104]*[.$D104]" office:value-type="float" office:value="9028.8" calcext:value-type="float">
            <text:p>9028.80</text:p>
          </table:table-cell>
          <table:table-cell table:formula="of:=[.H104]*[.$D104]" office:value-type="float" office:value="7531.2" calcext:value-type="float">
            <text:p>7531.20</text:p>
          </table:table-cell>
          <table:table-cell table:formula="of:=[.I104]*[.$D104]" office:value-type="float" office:value="1171.2" calcext:value-type="float">
            <text:p>1171.20</text:p>
          </table:table-cell>
          <table:table-cell table:formula="of:=[.J104]*[.$D104]" office:value-type="float" office:value="29.8272" calcext:value-type="float">
            <text:p>29.83</text:p>
          </table:table-cell>
          <table:table-cell table:formula="of:=[.K104]*[.$D104]" office:value-type="float" office:value="0" calcext:value-type="float">
            <text:p>0.00</text:p>
          </table:table-cell>
          <table:table-cell table:formula="of:=[.L104]*[.$D104]" office:value-type="float" office:value="288.576" calcext:value-type="float">
            <text:p>288.58</text:p>
          </table:table-cell>
          <table:table-cell table:formula="of:=[.M104]*[.$D104]" office:value-type="float" office:value="111.648" calcext:value-type="float">
            <text:p>111.65</text:p>
          </table:table-cell>
          <table:table-cell table:formula="of:=[.N104]*[.$D104]" office:value-type="float" office:value="768.96" calcext:value-type="float">
            <text:p>768.96</text:p>
          </table:table-cell>
          <table:table-cell table:formula="of:=[.O104]*[.$D104]" office:value-type="float" office:value="20966.4" calcext:value-type="float">
            <text:p>20966.40</text:p>
          </table:table-cell>
          <table:table-cell table:number-columns-repeated="22"/>
        </table:table-row>
        <table:table-row table:style-name="ro1">
          <table:table-cell table:formula="of:=[.A105]" office:value-type="string" office:string-value="weak4" calcext:value-type="string">
            <text:p>weak4</text:p>
          </table:table-cell>
          <table:table-cell table:formula="of:=[.B105]" office:value-type="string" office:string-value="noHT" calcext:value-type="string">
            <text:p>noHT</text:p>
          </table:table-cell>
          <table:table-cell table:formula="of:=[.C105]" office:value-type="float" office:value="12288" calcext:value-type="float">
            <text:p>12288</text:p>
          </table:table-cell>
          <table:table-cell table:formula="of:=[.D105]" office:value-type="float" office:value="192" calcext:value-type="float">
            <text:p>192</text:p>
          </table:table-cell>
          <table:table-cell table:formula="of:=[.E105]*[.$D105]" office:value-type="float" office:value="1430.976" calcext:value-type="float">
            <text:p>1430.98</text:p>
          </table:table-cell>
          <table:table-cell table:formula="of:=[.F105]*[.$D105]" office:value-type="float" office:value="190.3296" calcext:value-type="float">
            <text:p>190.33</text:p>
          </table:table-cell>
          <table:table-cell table:formula="of:=[.G105]*[.$D105]" office:value-type="float" office:value="8004.48" calcext:value-type="float">
            <text:p>8004.48</text:p>
          </table:table-cell>
          <table:table-cell table:formula="of:=[.H105]*[.$D105]" office:value-type="float" office:value="10264.32" calcext:value-type="float">
            <text:p>10264.32</text:p>
          </table:table-cell>
          <table:table-cell table:formula="of:=[.I105]*[.$D105]" office:value-type="float" office:value="1240.32" calcext:value-type="float">
            <text:p>1240.32</text:p>
          </table:table-cell>
          <table:table-cell table:formula="of:=[.J105]*[.$D105]" office:value-type="float" office:value="349.44" calcext:value-type="float">
            <text:p>349.44</text:p>
          </table:table-cell>
          <table:table-cell table:formula="of:=[.K105]*[.$D105]" office:value-type="float" office:value="0" calcext:value-type="float">
            <text:p>0.00</text:p>
          </table:table-cell>
          <table:table-cell table:formula="of:=[.L105]*[.$D105]" office:value-type="float" office:value="280.896" calcext:value-type="float">
            <text:p>280.90</text:p>
          </table:table-cell>
          <table:table-cell table:formula="of:=[.M105]*[.$D105]" office:value-type="float" office:value="93.7152" calcext:value-type="float">
            <text:p>93.72</text:p>
          </table:table-cell>
          <table:table-cell table:formula="of:=[.N105]*[.$D105]" office:value-type="float" office:value="1649.088" calcext:value-type="float">
            <text:p>1649.09</text:p>
          </table:table-cell>
          <table:table-cell table:formula="of:=[.O105]*[.$D105]" office:value-type="float" office:value="23788.8" calcext:value-type="float">
            <text:p>23788.80</text:p>
          </table:table-cell>
          <table:table-cell table:number-columns-repeated="22"/>
        </table:table-row>
        <table:table-row table:style-name="ro1">
          <table:table-cell table:formula="of:=[.A106]" office:value-type="string" office:string-value="weak4" calcext:value-type="string">
            <text:p>weak4</text:p>
          </table:table-cell>
          <table:table-cell table:formula="of:=[.B106]" office:value-type="string" office:string-value="HT2" calcext:value-type="string">
            <text:p>HT2</text:p>
          </table:table-cell>
          <table:table-cell table:formula="of:=[.C106]" office:value-type="float" office:value="3072" calcext:value-type="float">
            <text:p>3072</text:p>
          </table:table-cell>
          <table:table-cell table:formula="of:=[.D106]" office:value-type="float" office:value="48" calcext:value-type="float">
            <text:p>48</text:p>
          </table:table-cell>
          <table:table-cell table:formula="of:=[.E106]*[.$D106]" office:value-type="float" office:value="1513.92" calcext:value-type="float">
            <text:p>1513.92</text:p>
          </table:table-cell>
          <table:table-cell table:formula="of:=[.F106]*[.$D106]" office:value-type="float" office:value="68.808" calcext:value-type="float">
            <text:p>68.81</text:p>
          </table:table-cell>
          <table:table-cell table:formula="of:=[.G106]*[.$D106]" office:value-type="float" office:value="7840.8" calcext:value-type="float">
            <text:p>7840.80</text:p>
          </table:table-cell>
          <table:table-cell table:formula="of:=[.H106]*[.$D106]" office:value-type="float" office:value="6921.6" calcext:value-type="float">
            <text:p>6921.60</text:p>
          </table:table-cell>
          <table:table-cell table:formula="of:=[.I106]*[.$D106]" office:value-type="float" office:value="1005.6" calcext:value-type="float">
            <text:p>1005.60</text:p>
          </table:table-cell>
          <table:table-cell table:formula="of:=[.J106]*[.$D106]" office:value-type="float" office:value="32.88" calcext:value-type="float">
            <text:p>32.88</text:p>
          </table:table-cell>
          <table:table-cell table:formula="of:=[.K106]*[.$D106]" office:value-type="float" office:value="0" calcext:value-type="float">
            <text:p>0.00</text:p>
          </table:table-cell>
          <table:table-cell table:formula="of:=[.L106]*[.$D106]" office:value-type="float" office:value="246.768" calcext:value-type="float">
            <text:p>246.77</text:p>
          </table:table-cell>
          <table:table-cell table:formula="of:=[.M106]*[.$D106]" office:value-type="float" office:value="116.928" calcext:value-type="float">
            <text:p>116.93</text:p>
          </table:table-cell>
          <table:table-cell table:formula="of:=[.N106]*[.$D106]" office:value-type="float" office:value="385.44" calcext:value-type="float">
            <text:p>385.44</text:p>
          </table:table-cell>
          <table:table-cell table:formula="of:=[.O106]*[.$D106]" office:value-type="float" office:value="18811.2" calcext:value-type="float">
            <text:p>18811.20</text:p>
          </table:table-cell>
          <table:table-cell table:number-columns-repeated="22"/>
        </table:table-row>
        <table:table-row table:style-name="ro1">
          <table:table-cell table:formula="of:=[.A107]" office:value-type="string" office:string-value="weak4" calcext:value-type="string">
            <text:p>weak4</text:p>
          </table:table-cell>
          <table:table-cell table:formula="of:=[.B107]" office:value-type="string" office:string-value="HT2" calcext:value-type="string">
            <text:p>HT2</text:p>
          </table:table-cell>
          <table:table-cell table:formula="of:=[.C107]" office:value-type="float" office:value="6144" calcext:value-type="float">
            <text:p>6144</text:p>
          </table:table-cell>
          <table:table-cell table:formula="of:=[.D107]" office:value-type="float" office:value="96" calcext:value-type="float">
            <text:p>96</text:p>
          </table:table-cell>
          <table:table-cell table:formula="of:=[.E107]*[.$D107]" office:value-type="float" office:value="1421.28" calcext:value-type="float">
            <text:p>1421.28</text:p>
          </table:table-cell>
          <table:table-cell table:formula="of:=[.F107]*[.$D107]" office:value-type="float" office:value="135.648" calcext:value-type="float">
            <text:p>135.65</text:p>
          </table:table-cell>
          <table:table-cell table:formula="of:=[.G107]*[.$D107]" office:value-type="float" office:value="7584.48" calcext:value-type="float">
            <text:p>7584.48</text:p>
          </table:table-cell>
          <table:table-cell table:formula="of:=[.H107]*[.$D107]" office:value-type="float" office:value="8557.92" calcext:value-type="float">
            <text:p>8557.92</text:p>
          </table:table-cell>
          <table:table-cell table:formula="of:=[.I107]*[.$D107]" office:value-type="float" office:value="1059.36" calcext:value-type="float">
            <text:p>1059.36</text:p>
          </table:table-cell>
          <table:table-cell table:formula="of:=[.J107]*[.$D107]" office:value-type="float" office:value="469.584" calcext:value-type="float">
            <text:p>469.58</text:p>
          </table:table-cell>
          <table:table-cell table:formula="of:=[.K107]*[.$D107]" office:value-type="float" office:value="0" calcext:value-type="float">
            <text:p>0.00</text:p>
          </table:table-cell>
          <table:table-cell table:formula="of:=[.L107]*[.$D107]" office:value-type="float" office:value="230.736" calcext:value-type="float">
            <text:p>230.74</text:p>
          </table:table-cell>
          <table:table-cell table:formula="of:=[.M107]*[.$D107]" office:value-type="float" office:value="108.768" calcext:value-type="float">
            <text:p>108.77</text:p>
          </table:table-cell>
          <table:table-cell table:formula="of:=[.N107]*[.$D107]" office:value-type="float" office:value="956.4" calcext:value-type="float">
            <text:p>956.40</text:p>
          </table:table-cell>
          <table:table-cell table:formula="of:=[.O107]*[.$D107]" office:value-type="float" office:value="20928" calcext:value-type="float">
            <text:p>20928.00</text:p>
          </table:table-cell>
          <table:table-cell table:number-columns-repeated="22"/>
        </table:table-row>
        <table:table-row table:style-name="ro1">
          <table:table-cell table:formula="of:=[.A108]" office:value-type="string" office:string-value="weak4" calcext:value-type="string">
            <text:p>weak4</text:p>
          </table:table-cell>
          <table:table-cell table:formula="of:=[.B108]" office:value-type="string" office:string-value="HT2" calcext:value-type="string">
            <text:p>HT2</text:p>
          </table:table-cell>
          <table:table-cell table:formula="of:=[.C108]" office:value-type="float" office:value="12288" calcext:value-type="float">
            <text:p>12288</text:p>
          </table:table-cell>
          <table:table-cell table:formula="of:=[.D108]" office:value-type="float" office:value="192" calcext:value-type="float">
            <text:p>192</text:p>
          </table:table-cell>
          <table:table-cell table:formula="of:=[.E108]*[.$D108]" office:value-type="float" office:value="1317.216" calcext:value-type="float">
            <text:p>1317.22</text:p>
          </table:table-cell>
          <table:table-cell table:formula="of:=[.F108]*[.$D108]" office:value-type="float" office:value="162.336" calcext:value-type="float">
            <text:p>162.34</text:p>
          </table:table-cell>
          <table:table-cell table:formula="of:=[.G108]*[.$D108]" office:value-type="float" office:value="8736.96" calcext:value-type="float">
            <text:p>8736.96</text:p>
          </table:table-cell>
          <table:table-cell table:formula="of:=[.H108]*[.$D108]" office:value-type="float" office:value="6804.48" calcext:value-type="float">
            <text:p>6804.48</text:p>
          </table:table-cell>
          <table:table-cell table:formula="of:=[.I108]*[.$D108]" office:value-type="float" office:value="1003.008" calcext:value-type="float">
            <text:p>1003.01</text:p>
          </table:table-cell>
          <table:table-cell table:formula="of:=[.J108]*[.$D108]" office:value-type="float" office:value="215.0016" calcext:value-type="float">
            <text:p>215.00</text:p>
          </table:table-cell>
          <table:table-cell table:formula="of:=[.K108]*[.$D108]" office:value-type="float" office:value="0" calcext:value-type="float">
            <text:p>0.00</text:p>
          </table:table-cell>
          <table:table-cell table:formula="of:=[.L108]*[.$D108]" office:value-type="float" office:value="223.008" calcext:value-type="float">
            <text:p>223.01</text:p>
          </table:table-cell>
          <table:table-cell table:formula="of:=[.M108]*[.$D108]" office:value-type="float" office:value="112.8672" calcext:value-type="float">
            <text:p>112.87</text:p>
          </table:table-cell>
          <table:table-cell table:formula="of:=[.N108]*[.$D108]" office:value-type="float" office:value="1598.688" calcext:value-type="float">
            <text:p>1598.69</text:p>
          </table:table-cell>
          <table:table-cell table:formula="of:=[.O108]*[.$D108]" office:value-type="float" office:value="20448" calcext:value-type="float">
            <text:p>20448.00</text:p>
          </table:table-cell>
          <table:table-cell table:number-columns-repeated="22"/>
        </table:table-row>
        <table:table-row table:style-name="ro1">
          <table:table-cell table:formula="of:=[.A109]" office:value-type="string" office:string-value="weak4" calcext:value-type="string">
            <text:p>weak4</text:p>
          </table:table-cell>
          <table:table-cell table:formula="of:=[.B109]" office:value-type="string" office:string-value="HT2" calcext:value-type="string">
            <text:p>HT2</text:p>
          </table:table-cell>
          <table:table-cell table:formula="of:=[.C109]" office:value-type="float" office:value="24576" calcext:value-type="float">
            <text:p>24576</text:p>
          </table:table-cell>
          <table:table-cell table:formula="of:=[.D109]" office:value-type="float" office:value="384" calcext:value-type="float">
            <text:p>384</text:p>
          </table:table-cell>
          <table:table-cell table:formula="of:=[.E109]*[.$D109]" office:value-type="float" office:value="1254.144" calcext:value-type="float">
            <text:p>1254.14</text:p>
          </table:table-cell>
          <table:table-cell table:formula="of:=[.F109]*[.$D109]" office:value-type="float" office:value="304.3584" calcext:value-type="float">
            <text:p>304.36</text:p>
          </table:table-cell>
          <table:table-cell table:formula="of:=[.G109]*[.$D109]" office:value-type="float" office:value="16826.88" calcext:value-type="float">
            <text:p>16826.88</text:p>
          </table:table-cell>
          <table:table-cell table:formula="of:=[.H109]*[.$D109]" office:value-type="float" office:value="16650.24" calcext:value-type="float">
            <text:p>16650.24</text:p>
          </table:table-cell>
          <table:table-cell table:formula="of:=[.I109]*[.$D109]" office:value-type="float" office:value="1060.224" calcext:value-type="float">
            <text:p>1060.22</text:p>
          </table:table-cell>
          <table:table-cell table:formula="of:=[.J109]*[.$D109]" office:value-type="float" office:value="652.032" calcext:value-type="float">
            <text:p>652.03</text:p>
          </table:table-cell>
          <table:table-cell table:formula="of:=[.K109]*[.$D109]" office:value-type="float" office:value="0" calcext:value-type="float">
            <text:p>0.00</text:p>
          </table:table-cell>
          <table:table-cell table:formula="of:=[.L109]*[.$D109]" office:value-type="float" office:value="209.0112" calcext:value-type="float">
            <text:p>209.01</text:p>
          </table:table-cell>
          <table:table-cell table:formula="of:=[.M109]*[.$D109]" office:value-type="float" office:value="128.8704" calcext:value-type="float">
            <text:p>128.87</text:p>
          </table:table-cell>
          <table:table-cell table:formula="of:=[.N109]*[.$D109]" office:value-type="float" office:value="3122.688" calcext:value-type="float">
            <text:p>3122.69</text:p>
          </table:table-cell>
          <table:table-cell table:formula="of:=[.O109]*[.$D109]" office:value-type="float" office:value="40512" calcext:value-type="float">
            <text:p>40512.00</text:p>
          </table:table-cell>
          <table:table-cell table:number-columns-repeated="22"/>
        </table:table-row>
        <table:table-row table:style-name="ro1" table:number-rows-repeated="13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io" table:style-name="ta1">
        <table:shapes>
          <draw:frame draw:z-index="0" draw:style-name="gr1" draw:text-style-name="P1" svg:width="6.2988in" svg:height="3.5429in" svg:x="4.3756in" svg:y="6.7429in">
            <draw:object draw:notify-on-update-of-ranges="io.A39:io.A39 io.A40:io.A47 io.B39:io.B39 io.B40:io.B47 io.C39:io.C39 io.C40:io.C4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7" table:default-cell-style-name="Default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IO and Total comparison</text:p>
          </table:table-cell>
          <table:table-cell table:number-columns-repeated="16"/>
          <table:table-cell table:style-name="Default" table:number-columns-repeated="2"/>
        </table:table-row>
        <table:table-row table:style-name="ro1" table:number-rows-repeated="2">
          <table:table-cell table:number-columns-repeated="17"/>
          <table:table-cell table:style-name="Default" table:number-columns-repeated="2"/>
        </table:table-row>
        <table:table-row table:style-name="ro1">
          <table:table-cell office:value-type="string" calcext:value-type="string">
            <text:p>#Absolute</text:p>
          </table:table-cell>
          <table:table-cell office:value-type="string" calcext:value-type="string">
            <text:p>walclock</text:p>
          </table:table-cell>
          <table:table-cell office:value-type="string" calcext:value-type="string">
            <text:p>values</text:p>
          </table:table-cell>
          <table:table-cell table:number-columns-repeated="14"/>
          <table:table-cell table:style-name="Default" table:number-columns-repeated="2"/>
        </table:table-row>
        <table:table-row table:style-name="ro1">
          <table:table-cell office:value-type="string" calcext:value-type="string">
            <text:p>#test</text:p>
          </table:table-cell>
          <table:table-cell office:value-type="string" calcext:value-type="string">
            <text:p>variant</text:p>
          </table:table-cell>
          <table:table-cell office:value-type="string" calcext:value-type="string">
            <text:p>nmpi</text:p>
          </table:table-cell>
          <table:table-cell office:value-type="string" calcext:value-type="string">
            <text:p>nnodes</text:p>
          </table:table-cell>
          <table:table-cell/>
          <table:table-cell office:value-type="string" calcext:value-type="string">
            <text:p>Io_1707</text:p>
          </table:table-cell>
          <table:table-cell office:value-type="string" calcext:value-type="string">
            <text:p>Total_1707</text:p>
          </table:table-cell>
          <table:table-cell/>
          <table:table-cell office:value-type="string" calcext:value-type="string">
            <text:p>Io_1709</text:p>
          </table:table-cell>
          <table:table-cell office:value-type="string" calcext:value-type="string">
            <text:p>Total_1709</text:p>
          </table:table-cell>
          <table:table-cell/>
          <table:table-cell table:style-name="ce9" office:value-type="string" calcext:value-type="string">
            <text:p>Speedup_IO</text:p>
          </table:table-cell>
          <table:table-cell table:style-name="ce9" office:value-type="string" calcext:value-type="string">
            <text:p>Speedup_Total</text:p>
          </table:table-cell>
          <table:table-cell/>
          <table:table-cell office:value-type="string" calcext:value-type="string">
            <text:p>Speedup_IO</text:p>
          </table:table-cell>
          <table:table-cell office:value-type="string" calcext:value-type="string">
            <text:p>Speedup_Total</text:p>
          </table:table-cell>
          <table:table-cell/>
          <table:table-cell table:style-name="Default" office:value-type="string" calcext:value-type="string">
            <text:p>Diff_IO</text:p>
          </table:table-cell>
          <table:table-cell table:style-name="Default" office:value-type="string" calcext:value-type="string">
            <text:p>Diff_Total</text:p>
          </table:table-cell>
        </table:table-row>
        <table:table-row table:style-name="ro1">
          <table:table-cell table:style-name="ce4" table:formula="of:=[reference_1707.A6]" office:value-type="string" office:string-value="nl01" calcext:value-type="string">
            <text:p>nl01</text:p>
          </table:table-cell>
          <table:table-cell table:style-name="ce4" table:formula="of:=[reference_1707.B6]" office:value-type="string" office:string-value="noHT" calcext:value-type="string">
            <text:p>noHT</text:p>
          </table:table-cell>
          <table:table-cell table:style-name="ce4" table:formula="of:=[reference_1707.C6]" office:value-type="float" office:value="128" calcext:value-type="float">
            <text:p>128</text:p>
          </table:table-cell>
          <table:table-cell table:style-name="ce4" table:formula="of:=[reference_1707.D6]" office:value-type="float" office:value="2" calcext:value-type="float">
            <text:p>2</text:p>
          </table:table-cell>
          <table:table-cell table:style-name="ce4"/>
          <table:table-cell table:style-name="ce7" table:formula="of:=[reference_1707.N6]" office:value-type="float" office:value="0.3128" calcext:value-type="float">
            <text:p>0.31</text:p>
          </table:table-cell>
          <table:table-cell table:style-name="ce7" table:formula="of:=[reference_1707.O6]" office:value-type="float" office:value="53.722" calcext:value-type="float">
            <text:p>53.72</text:p>
          </table:table-cell>
          <table:table-cell table:style-name="ce4"/>
          <table:table-cell table:style-name="ce7" table:formula="of:=[reference_1709.N6]" office:value-type="float" office:value="1.4693" calcext:value-type="float">
            <text:p>1.47</text:p>
          </table:table-cell>
          <table:table-cell table:style-name="ce7" table:formula="of:=[reference_1709.O6]" office:value-type="float" office:value="45.003" calcext:value-type="float">
            <text:p>45.00</text:p>
          </table:table-cell>
          <table:table-cell table:style-name="ce4"/>
          <table:table-cell table:style-name="ce10" table:formula="of:=[.F6]/[.I6]" office:value-type="percentage" office:value="0.212890492071054" calcext:value-type="percentage">
            <text:p>21%</text:p>
          </table:table-cell>
          <table:table-cell table:style-name="ce10" table:formula="of:=[.G6]/[.J6]" office:value-type="percentage" office:value="1.1937426393796" calcext:value-type="percentage">
            <text:p>119%</text:p>
          </table:table-cell>
          <table:table-cell table:style-name="ce4"/>
          <table:table-cell table:style-name="ce13" table:formula="of:=MEDIAN([.L6:.L11])" office:value-type="percentage" office:value="0.213644913102946" calcext:value-type="percentage">
            <text:p>21%</text:p>
          </table:table-cell>
          <table:table-cell table:style-name="ce13" table:formula="of:=MEDIAN([.M6:.M11])" office:value-type="percentage" office:value="1.01389233747886" calcext:value-type="percentage">
            <text:p>101%</text:p>
          </table:table-cell>
          <table:table-cell/>
          <table:table-cell table:formula="of:=[.I6]-[.F6]" office:value-type="float" office:value="1.1565" calcext:value-type="float">
            <text:p>1.16</text:p>
          </table:table-cell>
          <table:table-cell table:formula="of:=[.J6]-[.G6]" office:value-type="float" office:value="-8.719" calcext:value-type="float">
            <text:p>-8.72</text:p>
          </table:table-cell>
        </table:table-row>
        <table:table-row table:style-name="ro1">
          <table:table-cell table:formula="of:=[reference_1707.A7]" office:value-type="string" office:string-value="nl01" calcext:value-type="string">
            <text:p>nl01</text:p>
          </table:table-cell>
          <table:table-cell table:formula="of:=[reference_1707.B7]" office:value-type="string" office:string-value="noHT" calcext:value-type="string">
            <text:p>noHT</text:p>
          </table:table-cell>
          <table:table-cell table:formula="of:=[reference_1707.C7]" office:value-type="float" office:value="256" calcext:value-type="float">
            <text:p>256</text:p>
          </table:table-cell>
          <table:table-cell table:formula="of:=[reference_1707.D7]" office:value-type="float" office:value="4" calcext:value-type="float">
            <text:p>4</text:p>
          </table:table-cell>
          <table:table-cell/>
          <table:table-cell table:style-name="ce2" table:formula="of:=[reference_1707.N7]" office:value-type="float" office:value="0.34418" calcext:value-type="float">
            <text:p>0.34</text:p>
          </table:table-cell>
          <table:table-cell table:style-name="ce2" table:formula="of:=[reference_1707.O7]" office:value-type="float" office:value="31.963" calcext:value-type="float">
            <text:p>31.96</text:p>
          </table:table-cell>
          <table:table-cell/>
          <table:table-cell table:style-name="ce2" table:formula="of:=[reference_1709.N7]" office:value-type="float" office:value="1.1177" calcext:value-type="float">
            <text:p>1.12</text:p>
          </table:table-cell>
          <table:table-cell table:style-name="ce2" table:formula="of:=[reference_1709.O7]" office:value-type="float" office:value="26.827" calcext:value-type="float">
            <text:p>26.83</text:p>
          </table:table-cell>
          <table:table-cell/>
          <table:table-cell table:style-name="ce11" table:formula="of:=[.F7]/[.I7]" office:value-type="percentage" office:value="0.307935939876532" calcext:value-type="percentage">
            <text:p>31%</text:p>
          </table:table-cell>
          <table:table-cell table:style-name="ce11" table:formula="of:=[.G7]/[.J7]" office:value-type="percentage" office:value="1.19144891340813" calcext:value-type="percentage">
            <text:p>119%</text:p>
          </table:table-cell>
          <table:table-cell table:number-columns-repeated="4"/>
          <table:table-cell table:formula="of:=[.I7]-[.F7]" office:value-type="float" office:value="0.77352" calcext:value-type="float">
            <text:p>0.77</text:p>
          </table:table-cell>
          <table:table-cell table:formula="of:=[.J7]-[.G7]" office:value-type="float" office:value="-5.136" calcext:value-type="float">
            <text:p>-5.14</text:p>
          </table:table-cell>
        </table:table-row>
        <table:table-row table:style-name="ro1">
          <table:table-cell table:formula="of:=[reference_1707.A8]" office:value-type="string" office:string-value="nl01" calcext:value-type="string">
            <text:p>nl01</text:p>
          </table:table-cell>
          <table:table-cell table:formula="of:=[reference_1707.B8]" office:value-type="string" office:string-value="noHT" calcext:value-type="string">
            <text:p>noHT</text:p>
          </table:table-cell>
          <table:table-cell table:formula="of:=[reference_1707.C8]" office:value-type="float" office:value="512" calcext:value-type="float">
            <text:p>512</text:p>
          </table:table-cell>
          <table:table-cell table:formula="of:=[reference_1707.D8]" office:value-type="float" office:value="8" calcext:value-type="float">
            <text:p>8</text:p>
          </table:table-cell>
          <table:table-cell/>
          <table:table-cell table:style-name="ce2" table:formula="of:=[reference_1707.N8]" office:value-type="float" office:value="0.24089" calcext:value-type="float">
            <text:p>0.24</text:p>
          </table:table-cell>
          <table:table-cell table:style-name="ce2" table:formula="of:=[reference_1707.O8]" office:value-type="float" office:value="16.987" calcext:value-type="float">
            <text:p>16.99</text:p>
          </table:table-cell>
          <table:table-cell/>
          <table:table-cell table:style-name="ce2" table:formula="of:=[reference_1709.N8]" office:value-type="float" office:value="1.0843" calcext:value-type="float">
            <text:p>1.08</text:p>
          </table:table-cell>
          <table:table-cell table:style-name="ce2" table:formula="of:=[reference_1709.O8]" office:value-type="float" office:value="16.507" calcext:value-type="float">
            <text:p>16.51</text:p>
          </table:table-cell>
          <table:table-cell/>
          <table:table-cell table:style-name="ce11" table:formula="of:=[.F8]/[.I8]" office:value-type="percentage" office:value="0.222161763349626" calcext:value-type="percentage">
            <text:p>22%</text:p>
          </table:table-cell>
          <table:table-cell table:style-name="ce11" table:formula="of:=[.G8]/[.J8]" office:value-type="percentage" office:value="1.02907857272672" calcext:value-type="percentage">
            <text:p>103%</text:p>
          </table:table-cell>
          <table:table-cell table:number-columns-repeated="4"/>
          <table:table-cell table:formula="of:=[.I8]-[.F8]" office:value-type="float" office:value="0.84341" calcext:value-type="float">
            <text:p>0.84</text:p>
          </table:table-cell>
          <table:table-cell table:formula="of:=[.J8]-[.G8]" office:value-type="float" office:value="-0.48" calcext:value-type="float">
            <text:p>-0.48</text:p>
          </table:table-cell>
        </table:table-row>
        <table:table-row table:style-name="ro1">
          <table:table-cell table:formula="of:=[reference_1707.A9]" office:value-type="string" office:string-value="nl01" calcext:value-type="string">
            <text:p>nl01</text:p>
          </table:table-cell>
          <table:table-cell table:formula="of:=[reference_1707.B9]" office:value-type="string" office:string-value="noHT" calcext:value-type="string">
            <text:p>noHT</text:p>
          </table:table-cell>
          <table:table-cell table:formula="of:=[reference_1707.C9]" office:value-type="float" office:value="1024" calcext:value-type="float">
            <text:p>1024</text:p>
          </table:table-cell>
          <table:table-cell table:formula="of:=[reference_1707.D9]" office:value-type="float" office:value="16" calcext:value-type="float">
            <text:p>16</text:p>
          </table:table-cell>
          <table:table-cell/>
          <table:table-cell table:style-name="ce2" table:formula="of:=[reference_1707.N9]" office:value-type="float" office:value="0.21252" calcext:value-type="float">
            <text:p>0.21</text:p>
          </table:table-cell>
          <table:table-cell table:style-name="ce2" table:formula="of:=[reference_1707.O9]" office:value-type="float" office:value="10.13" calcext:value-type="float">
            <text:p>10.13</text:p>
          </table:table-cell>
          <table:table-cell/>
          <table:table-cell table:style-name="ce2" table:formula="of:=[reference_1709.N9]" office:value-type="float" office:value="1.0704" calcext:value-type="float">
            <text:p>1.07</text:p>
          </table:table-cell>
          <table:table-cell table:style-name="ce2" table:formula="of:=[reference_1709.O9]" office:value-type="float" office:value="10.487" calcext:value-type="float">
            <text:p>10.49</text:p>
          </table:table-cell>
          <table:table-cell/>
          <table:table-cell table:style-name="ce11" table:formula="of:=[.F9]/[.I9]" office:value-type="percentage" office:value="0.198542600896861" calcext:value-type="percentage">
            <text:p>20%</text:p>
          </table:table-cell>
          <table:table-cell table:style-name="ce11" table:formula="of:=[.G9]/[.J9]" office:value-type="percentage" office:value="0.965957852579384" calcext:value-type="percentage">
            <text:p>97%</text:p>
          </table:table-cell>
          <table:table-cell table:number-columns-repeated="4"/>
          <table:table-cell table:formula="of:=[.I9]-[.F9]" office:value-type="float" office:value="0.85788" calcext:value-type="float">
            <text:p>0.86</text:p>
          </table:table-cell>
          <table:table-cell table:formula="of:=[.J9]-[.G9]" office:value-type="float" office:value="0.357000000000001" calcext:value-type="float">
            <text:p>0.36</text:p>
          </table:table-cell>
        </table:table-row>
        <table:table-row table:style-name="ro1">
          <table:table-cell table:formula="of:=[reference_1707.A10]" office:value-type="string" office:string-value="nl01" calcext:value-type="string">
            <text:p>nl01</text:p>
          </table:table-cell>
          <table:table-cell table:formula="of:=[reference_1707.B10]" office:value-type="string" office:string-value="noHT" calcext:value-type="string">
            <text:p>noHT</text:p>
          </table:table-cell>
          <table:table-cell table:formula="of:=[reference_1707.C10]" office:value-type="float" office:value="2048" calcext:value-type="float">
            <text:p>2048</text:p>
          </table:table-cell>
          <table:table-cell table:formula="of:=[reference_1707.D10]" office:value-type="float" office:value="32" calcext:value-type="float">
            <text:p>32</text:p>
          </table:table-cell>
          <table:table-cell/>
          <table:table-cell table:style-name="ce2" table:formula="of:=[reference_1707.N10]" office:value-type="float" office:value="0.30114" calcext:value-type="float">
            <text:p>0.30</text:p>
          </table:table-cell>
          <table:table-cell table:style-name="ce2" table:formula="of:=[reference_1707.O10]" office:value-type="float" office:value="8.2512" calcext:value-type="float">
            <text:p>8.25</text:p>
          </table:table-cell>
          <table:table-cell/>
          <table:table-cell table:style-name="ce2" table:formula="of:=[reference_1709.N10]" office:value-type="float" office:value="1.534" calcext:value-type="float">
            <text:p>1.53</text:p>
          </table:table-cell>
          <table:table-cell table:style-name="ce2" table:formula="of:=[reference_1709.O10]" office:value-type="float" office:value="10.73" calcext:value-type="float">
            <text:p>10.73</text:p>
          </table:table-cell>
          <table:table-cell/>
          <table:table-cell table:style-name="ce11" table:formula="of:=[.F10]/[.I10]" office:value-type="percentage" office:value="0.196310299869622" calcext:value-type="percentage">
            <text:p>20%</text:p>
          </table:table-cell>
          <table:table-cell table:style-name="ce11" table:formula="of:=[.G10]/[.J10]" office:value-type="percentage" office:value="0.768984156570363" calcext:value-type="percentage">
            <text:p>77%</text:p>
          </table:table-cell>
          <table:table-cell table:number-columns-repeated="4"/>
          <table:table-cell table:formula="of:=[.I10]-[.F10]" office:value-type="float" office:value="1.23286" calcext:value-type="float">
            <text:p>1.23</text:p>
          </table:table-cell>
          <table:table-cell table:formula="of:=[.J10]-[.G10]" office:value-type="float" office:value="2.4788" calcext:value-type="float">
            <text:p>2.48</text:p>
          </table:table-cell>
        </table:table-row>
        <table:table-row table:style-name="ro1">
          <table:table-cell table:formula="of:=[reference_1707.A11]" office:value-type="string" office:string-value="nl01" calcext:value-type="string">
            <text:p>nl01</text:p>
          </table:table-cell>
          <table:table-cell table:formula="of:=[reference_1707.B11]" office:value-type="string" office:string-value="noHT" calcext:value-type="string">
            <text:p>noHT</text:p>
          </table:table-cell>
          <table:table-cell table:formula="of:=[reference_1707.C11]" office:value-type="float" office:value="4096" calcext:value-type="float">
            <text:p>4096</text:p>
          </table:table-cell>
          <table:table-cell table:formula="of:=[reference_1707.D11]" office:value-type="float" office:value="64" calcext:value-type="float">
            <text:p>64</text:p>
          </table:table-cell>
          <table:table-cell/>
          <table:table-cell table:style-name="ce2" table:formula="of:=[reference_1707.N11]" office:value-type="float" office:value="0.23183" calcext:value-type="float">
            <text:p>0.23</text:p>
          </table:table-cell>
          <table:table-cell table:style-name="ce2" table:formula="of:=[reference_1707.O11]" office:value-type="float" office:value="7.6414" calcext:value-type="float">
            <text:p>7.64</text:p>
          </table:table-cell>
          <table:table-cell/>
          <table:table-cell table:style-name="ce2" table:formula="of:=[reference_1709.N11]" office:value-type="float" office:value="1.0813" calcext:value-type="float">
            <text:p>1.08</text:p>
          </table:table-cell>
          <table:table-cell table:style-name="ce2" table:formula="of:=[reference_1709.O11]" office:value-type="float" office:value="7.6513" calcext:value-type="float">
            <text:p>7.65</text:p>
          </table:table-cell>
          <table:table-cell/>
          <table:table-cell table:style-name="ce11" table:formula="of:=[.F11]/[.I11]" office:value-type="percentage" office:value="0.214399334134838" calcext:value-type="percentage">
            <text:p>21%</text:p>
          </table:table-cell>
          <table:table-cell table:style-name="ce11" table:formula="of:=[.G11]/[.J11]" office:value-type="percentage" office:value="0.998706102230993" calcext:value-type="percentage">
            <text:p>100%</text:p>
          </table:table-cell>
          <table:table-cell table:number-columns-repeated="4"/>
          <table:table-cell table:formula="of:=[.I11]-[.F11]" office:value-type="float" office:value="0.84947" calcext:value-type="float">
            <text:p>0.85</text:p>
          </table:table-cell>
          <table:table-cell table:formula="of:=[.J11]-[.G11]" office:value-type="float" office:value="0.00990000000000002" calcext:value-type="float">
            <text:p>0.01</text:p>
          </table:table-cell>
        </table:table-row>
        <table:table-row table:style-name="ro1">
          <table:table-cell table:style-name="ce4" table:formula="of:=[reference_1707.A22]" office:value-type="string" office:string-value="nl02" calcext:value-type="string">
            <text:p>nl02</text:p>
          </table:table-cell>
          <table:table-cell table:style-name="ce4" table:formula="of:=[reference_1707.B22]" office:value-type="string" office:string-value="noHT" calcext:value-type="string">
            <text:p>noHT</text:p>
          </table:table-cell>
          <table:table-cell table:style-name="ce4" table:formula="of:=[reference_1707.C22]" office:value-type="float" office:value="128" calcext:value-type="float">
            <text:p>128</text:p>
          </table:table-cell>
          <table:table-cell table:style-name="ce4" table:formula="of:=[reference_1707.D22]" office:value-type="float" office:value="2" calcext:value-type="float">
            <text:p>2</text:p>
          </table:table-cell>
          <table:table-cell table:style-name="ce4"/>
          <table:table-cell table:style-name="ce7" table:formula="of:=[reference_1707.N22]" office:value-type="float" office:value="0.9737" calcext:value-type="float">
            <text:p>0.97</text:p>
          </table:table-cell>
          <table:table-cell table:style-name="ce7" table:formula="of:=[reference_1707.O22]" office:value-type="float" office:value="278.72" calcext:value-type="float">
            <text:p>278.72</text:p>
          </table:table-cell>
          <table:table-cell table:style-name="ce4"/>
          <table:table-cell table:style-name="ce7" table:formula="of:=[reference_1709.N37]" office:value-type="float" office:value="2.0187" calcext:value-type="float">
            <text:p>2.02</text:p>
          </table:table-cell>
          <table:table-cell table:style-name="ce7" table:formula="of:=[reference_1709.O37]" office:value-type="float" office:value="252.7" calcext:value-type="float">
            <text:p>252.70</text:p>
          </table:table-cell>
          <table:table-cell table:style-name="ce4"/>
          <table:table-cell table:style-name="ce10" table:formula="of:=[.F12]/[.I12]" office:value-type="percentage" office:value="0.48234011987913" calcext:value-type="percentage">
            <text:p>48%</text:p>
          </table:table-cell>
          <table:table-cell table:style-name="ce10" table:formula="of:=[.G12]/[.J12]" office:value-type="percentage" office:value="1.10296794618124" calcext:value-type="percentage">
            <text:p>110%</text:p>
          </table:table-cell>
          <table:table-cell table:style-name="ce4"/>
          <table:table-cell table:style-name="ce13" table:formula="of:=MEDIAN([.L12:.L16])" office:value-type="percentage" office:value="0.445445378151261" calcext:value-type="percentage">
            <text:p>45%</text:p>
          </table:table-cell>
          <table:table-cell table:style-name="ce13" table:formula="of:=MEDIAN([.M12:.M16])" office:value-type="percentage" office:value="1.14768155402934" calcext:value-type="percentage">
            <text:p>115%</text:p>
          </table:table-cell>
          <table:table-cell/>
          <table:table-cell table:formula="of:=[.I12]-[.F12]" office:value-type="float" office:value="1.045" calcext:value-type="float">
            <text:p>1.05</text:p>
          </table:table-cell>
          <table:table-cell table:formula="of:=[.J12]-[.G12]" office:value-type="float" office:value="-26.02" calcext:value-type="float">
            <text:p>-26.02</text:p>
          </table:table-cell>
        </table:table-row>
        <table:table-row table:style-name="ro1">
          <table:table-cell table:formula="of:=[reference_1707.A24]" office:value-type="string" office:string-value="nl02" calcext:value-type="string">
            <text:p>nl02</text:p>
          </table:table-cell>
          <table:table-cell table:formula="of:=[reference_1707.B24]" office:value-type="string" office:string-value="noHT" calcext:value-type="string">
            <text:p>noHT</text:p>
          </table:table-cell>
          <table:table-cell table:formula="of:=[reference_1707.C24]" office:value-type="float" office:value="512" calcext:value-type="float">
            <text:p>512</text:p>
          </table:table-cell>
          <table:table-cell table:formula="of:=[reference_1707.D24]" office:value-type="float" office:value="8" calcext:value-type="float">
            <text:p>8</text:p>
          </table:table-cell>
          <table:table-cell/>
          <table:table-cell table:style-name="ce2" table:formula="of:=[reference_1707.N24]" office:value-type="float" office:value="0.87546" calcext:value-type="float">
            <text:p>0.88</text:p>
          </table:table-cell>
          <table:table-cell table:style-name="ce2" table:formula="of:=[reference_1707.O24]" office:value-type="float" office:value="73.17" calcext:value-type="float">
            <text:p>73.17</text:p>
          </table:table-cell>
          <table:table-cell/>
          <table:table-cell table:style-name="ce2" table:formula="of:=[reference_1709.N38]" office:value-type="float" office:value="1.8497" calcext:value-type="float">
            <text:p>1.85</text:p>
          </table:table-cell>
          <table:table-cell table:style-name="ce2" table:formula="of:=[reference_1709.O38]" office:value-type="float" office:value="66.34" calcext:value-type="float">
            <text:p>66.34</text:p>
          </table:table-cell>
          <table:table-cell/>
          <table:table-cell table:style-name="ce11" table:formula="of:=[.F13]/[.I13]" office:value-type="percentage" office:value="0.473298372709088" calcext:value-type="percentage">
            <text:p>47%</text:p>
          </table:table-cell>
          <table:table-cell table:style-name="ce11" table:formula="of:=[.G13]/[.J13]" office:value-type="percentage" office:value="1.10295447693699" calcext:value-type="percentage">
            <text:p>110%</text:p>
          </table:table-cell>
          <table:table-cell table:number-columns-repeated="4"/>
          <table:table-cell table:formula="of:=[.I13]-[.F13]" office:value-type="float" office:value="0.97424" calcext:value-type="float">
            <text:p>0.97</text:p>
          </table:table-cell>
          <table:table-cell table:formula="of:=[.J13]-[.G13]" office:value-type="float" office:value="-6.83" calcext:value-type="float">
            <text:p>-6.83</text:p>
          </table:table-cell>
        </table:table-row>
        <table:table-row table:style-name="ro1">
          <table:table-cell table:formula="of:=[reference_1707.A26]" office:value-type="string" office:string-value="nl02" calcext:value-type="string">
            <text:p>nl02</text:p>
          </table:table-cell>
          <table:table-cell table:formula="of:=[reference_1707.B26]" office:value-type="string" office:string-value="noHT" calcext:value-type="string">
            <text:p>noHT</text:p>
          </table:table-cell>
          <table:table-cell table:formula="of:=[reference_1707.C26]" office:value-type="float" office:value="2048" calcext:value-type="float">
            <text:p>2048</text:p>
          </table:table-cell>
          <table:table-cell table:formula="of:=[reference_1707.D26]" office:value-type="float" office:value="32" calcext:value-type="float">
            <text:p>32</text:p>
          </table:table-cell>
          <table:table-cell/>
          <table:table-cell table:style-name="ce2" table:formula="of:=[reference_1707.N26]" office:value-type="float" office:value="0.79512" calcext:value-type="float">
            <text:p>0.80</text:p>
          </table:table-cell>
          <table:table-cell table:style-name="ce2" table:formula="of:=[reference_1707.O26]" office:value-type="float" office:value="28.241" calcext:value-type="float">
            <text:p>28.24</text:p>
          </table:table-cell>
          <table:table-cell/>
          <table:table-cell table:style-name="ce2" table:formula="of:=[reference_1709.N39]" office:value-type="float" office:value="1.785" calcext:value-type="float">
            <text:p>1.79</text:p>
          </table:table-cell>
          <table:table-cell table:style-name="ce2" table:formula="of:=[reference_1709.O39]" office:value-type="float" office:value="24.607" calcext:value-type="float">
            <text:p>24.61</text:p>
          </table:table-cell>
          <table:table-cell/>
          <table:table-cell table:style-name="ce11" table:formula="of:=[.F14]/[.I14]" office:value-type="percentage" office:value="0.445445378151261" calcext:value-type="percentage">
            <text:p>45%</text:p>
          </table:table-cell>
          <table:table-cell table:style-name="ce11" table:formula="of:=[.G14]/[.J14]" office:value-type="percentage" office:value="1.14768155402934" calcext:value-type="percentage">
            <text:p>115%</text:p>
          </table:table-cell>
          <table:table-cell table:number-columns-repeated="4"/>
          <table:table-cell table:formula="of:=[.I14]-[.F14]" office:value-type="float" office:value="0.98988" calcext:value-type="float">
            <text:p>0.99</text:p>
          </table:table-cell>
          <table:table-cell table:formula="of:=[.J14]-[.G14]" office:value-type="float" office:value="-3.634" calcext:value-type="float">
            <text:p>-3.63</text:p>
          </table:table-cell>
        </table:table-row>
        <table:table-row table:style-name="ro1">
          <table:table-cell table:formula="of:=[reference_1707.A27]" office:value-type="string" office:string-value="nl02" calcext:value-type="string">
            <text:p>nl02</text:p>
          </table:table-cell>
          <table:table-cell table:formula="of:=[reference_1707.B27]" office:value-type="string" office:string-value="noHT" calcext:value-type="string">
            <text:p>noHT</text:p>
          </table:table-cell>
          <table:table-cell table:formula="of:=[reference_1707.C27]" office:value-type="float" office:value="4096" calcext:value-type="float">
            <text:p>4096</text:p>
          </table:table-cell>
          <table:table-cell table:formula="of:=[reference_1707.D27]" office:value-type="float" office:value="64" calcext:value-type="float">
            <text:p>64</text:p>
          </table:table-cell>
          <table:table-cell/>
          <table:table-cell table:style-name="ce2" table:formula="of:=[reference_1707.N27]" office:value-type="float" office:value="0.77071" calcext:value-type="float">
            <text:p>0.77</text:p>
          </table:table-cell>
          <table:table-cell table:style-name="ce2" table:formula="of:=[reference_1707.O27]" office:value-type="float" office:value="31.967" calcext:value-type="float">
            <text:p>31.97</text:p>
          </table:table-cell>
          <table:table-cell/>
          <table:table-cell table:style-name="ce2" table:formula="of:=[reference_1709.N40]" office:value-type="float" office:value="1.932" calcext:value-type="float">
            <text:p>1.93</text:p>
          </table:table-cell>
          <table:table-cell table:style-name="ce2" table:formula="of:=[reference_1709.O40]" office:value-type="float" office:value="25.417" calcext:value-type="float">
            <text:p>25.42</text:p>
          </table:table-cell>
          <table:table-cell/>
          <table:table-cell table:style-name="ce11" table:formula="of:=[.F15]/[.I15]" office:value-type="percentage" office:value="0.398918219461698" calcext:value-type="percentage">
            <text:p>40%</text:p>
          </table:table-cell>
          <table:table-cell table:style-name="ce11" table:formula="of:=[.G15]/[.J15]" office:value-type="percentage" office:value="1.25770153834048" calcext:value-type="percentage">
            <text:p>126%</text:p>
          </table:table-cell>
          <table:table-cell table:number-columns-repeated="4"/>
          <table:table-cell table:formula="of:=[.I15]-[.F15]" office:value-type="float" office:value="1.16129" calcext:value-type="float">
            <text:p>1.16</text:p>
          </table:table-cell>
          <table:table-cell table:formula="of:=[.J15]-[.G15]" office:value-type="float" office:value="-6.55" calcext:value-type="float">
            <text:p>-6.55</text:p>
          </table:table-cell>
        </table:table-row>
        <table:table-row table:style-name="ro1">
          <table:table-cell table:formula="of:=[reference_1707.A28]" office:value-type="string" office:string-value="nl02" calcext:value-type="string">
            <text:p>nl02</text:p>
          </table:table-cell>
          <table:table-cell table:formula="of:=[reference_1707.B28]" office:value-type="string" office:string-value="noHT" calcext:value-type="string">
            <text:p>noHT</text:p>
          </table:table-cell>
          <table:table-cell table:formula="of:=[reference_1707.C28]" office:value-type="float" office:value="8192" calcext:value-type="float">
            <text:p>8192</text:p>
          </table:table-cell>
          <table:table-cell table:formula="of:=[reference_1707.D28]" office:value-type="float" office:value="128" calcext:value-type="float">
            <text:p>128</text:p>
          </table:table-cell>
          <table:table-cell/>
          <table:table-cell table:style-name="ce2" table:formula="of:=[reference_1707.N28]" office:value-type="float" office:value="0.75169" calcext:value-type="float">
            <text:p>0.75</text:p>
          </table:table-cell>
          <table:table-cell table:style-name="ce2" table:formula="of:=[reference_1707.O28]" office:value-type="float" office:value="20.149" calcext:value-type="float">
            <text:p>20.15</text:p>
          </table:table-cell>
          <table:table-cell/>
          <table:table-cell table:style-name="ce2" table:formula="of:=[reference_1709.N41]" office:value-type="float" office:value="2.0947" calcext:value-type="float">
            <text:p>2.09</text:p>
          </table:table-cell>
          <table:table-cell table:style-name="ce2" table:formula="of:=[reference_1709.O41]" office:value-type="float" office:value="16.847" calcext:value-type="float">
            <text:p>16.85</text:p>
          </table:table-cell>
          <table:table-cell/>
          <table:table-cell table:style-name="ce11" table:formula="of:=[.F16]/[.I16]" office:value-type="percentage" office:value="0.358853296414761" calcext:value-type="percentage">
            <text:p>36%</text:p>
          </table:table-cell>
          <table:table-cell table:style-name="ce11" table:formula="of:=[.G16]/[.J16]" office:value-type="percentage" office:value="1.19599928770701" calcext:value-type="percentage">
            <text:p>120%</text:p>
          </table:table-cell>
          <table:table-cell table:number-columns-repeated="4"/>
          <table:table-cell table:formula="of:=[.I16]-[.F16]" office:value-type="float" office:value="1.34301" calcext:value-type="float">
            <text:p>1.34</text:p>
          </table:table-cell>
          <table:table-cell table:formula="of:=[.J16]-[.G16]" office:value-type="float" office:value="-3.302" calcext:value-type="float">
            <text:p>-3.30</text:p>
          </table:table-cell>
        </table:table-row>
        <table:table-row table:style-name="ro1">
          <table:table-cell table:style-name="ce4" table:formula="of:=[reference_1707.A36]" office:value-type="string" office:string-value="nl03" calcext:value-type="string">
            <text:p>nl03</text:p>
          </table:table-cell>
          <table:table-cell table:style-name="ce4" table:formula="of:=[reference_1707.B41]" office:value-type="string" office:string-value="HT2" calcext:value-type="string">
            <text:p>HT2</text:p>
          </table:table-cell>
          <table:table-cell table:style-name="ce4" table:formula="of:=[reference_1707.C36]" office:value-type="float" office:value="256" calcext:value-type="float">
            <text:p>256</text:p>
          </table:table-cell>
          <table:table-cell table:style-name="ce4" table:formula="of:=[reference_1707.D36]" office:value-type="float" office:value="4" calcext:value-type="float">
            <text:p>4</text:p>
          </table:table-cell>
          <table:table-cell table:style-name="ce4"/>
          <table:table-cell table:style-name="ce7" table:formula="of:=[reference_1707.N41]" office:value-type="float" office:value="4.991" calcext:value-type="float">
            <text:p>4.99</text:p>
          </table:table-cell>
          <table:table-cell table:style-name="ce7" table:formula="of:=[reference_1707.O41]" office:value-type="float" office:value="2177.7" calcext:value-type="float">
            <text:p>2177.70</text:p>
          </table:table-cell>
          <table:table-cell table:style-name="ce4"/>
          <table:table-cell table:style-name="ce7" table:formula="of:=[reference_1709.N49]" office:value-type="float" office:value="3.7245" calcext:value-type="float">
            <text:p>3.72</text:p>
          </table:table-cell>
          <table:table-cell table:style-name="ce7" table:formula="of:=[reference_1709.O49]" office:value-type="float" office:value="1862.2" calcext:value-type="float">
            <text:p>1862.20</text:p>
          </table:table-cell>
          <table:table-cell table:style-name="ce4"/>
          <table:table-cell table:style-name="ce10" table:formula="of:=[.F17]/[.I17]" office:value-type="percentage" office:value="1.34004564371057" calcext:value-type="percentage">
            <text:p>134%</text:p>
          </table:table-cell>
          <table:table-cell table:style-name="ce10" table:formula="of:=[.G17]/[.J17]" office:value-type="percentage" office:value="1.16942326280743" calcext:value-type="percentage">
            <text:p>117%</text:p>
          </table:table-cell>
          <table:table-cell table:style-name="ce4"/>
          <table:table-cell table:style-name="ce13" table:formula="of:=MEDIAN([.L17:.L21])" office:value-type="percentage" office:value="1.06943446440452" calcext:value-type="percentage">
            <text:p>107%</text:p>
          </table:table-cell>
          <table:table-cell table:style-name="ce13" table:formula="of:=MEDIAN([.M17:.M21])" office:value-type="percentage" office:value="1.18291380625477" calcext:value-type="percentage">
            <text:p>118%</text:p>
          </table:table-cell>
          <table:table-cell/>
          <table:table-cell table:formula="of:=[.I17]-[.F17]" office:value-type="float" office:value="-1.2665" calcext:value-type="float">
            <text:p>-1.27</text:p>
          </table:table-cell>
          <table:table-cell table:formula="of:=[.J17]-[.G17]" office:value-type="float" office:value="-315.5" calcext:value-type="float">
            <text:p>-315.50</text:p>
          </table:table-cell>
        </table:table-row>
        <table:table-row table:style-name="ro1">
          <table:table-cell table:formula="of:=[reference_1707.A37]" office:value-type="string" office:string-value="nl03" calcext:value-type="string">
            <text:p>nl03</text:p>
          </table:table-cell>
          <table:table-cell table:formula="of:=[reference_1707.B42]" office:value-type="string" office:string-value="HT2" calcext:value-type="string">
            <text:p>HT2</text:p>
          </table:table-cell>
          <table:table-cell table:formula="of:=[reference_1707.C37]" office:value-type="float" office:value="512" calcext:value-type="float">
            <text:p>512</text:p>
          </table:table-cell>
          <table:table-cell table:formula="of:=[reference_1707.D37]" office:value-type="float" office:value="8" calcext:value-type="float">
            <text:p>8</text:p>
          </table:table-cell>
          <table:table-cell/>
          <table:table-cell table:style-name="ce2" table:formula="of:=[reference_1707.N42]" office:value-type="float" office:value="3.134" calcext:value-type="float">
            <text:p>3.13</text:p>
          </table:table-cell>
          <table:table-cell table:style-name="ce2" table:formula="of:=[reference_1707.O42]" office:value-type="float" office:value="1163.1" calcext:value-type="float">
            <text:p>1163.10</text:p>
          </table:table-cell>
          <table:table-cell/>
          <table:table-cell table:style-name="ce2" table:formula="of:=[reference_1709.N50]" office:value-type="float" office:value="4.304" calcext:value-type="float">
            <text:p>4.30</text:p>
          </table:table-cell>
          <table:table-cell table:style-name="ce2" table:formula="of:=[reference_1709.O50]" office:value-type="float" office:value="983.25" calcext:value-type="float">
            <text:p>983.25</text:p>
          </table:table-cell>
          <table:table-cell/>
          <table:table-cell table:style-name="ce12" table:formula="of:=[.F18]/[.I18]" office:value-type="percentage" office:value="0.728159851301115" calcext:value-type="percentage">
            <text:p>73%</text:p>
          </table:table-cell>
          <table:table-cell table:style-name="ce12" table:formula="of:=[.G18]/[.J18]" office:value-type="percentage" office:value="1.18291380625477" calcext:value-type="percentage">
            <text:p>118%</text:p>
          </table:table-cell>
          <table:table-cell table:number-columns-repeated="4"/>
          <table:table-cell table:formula="of:=[.I18]-[.F18]" office:value-type="float" office:value="1.17" calcext:value-type="float">
            <text:p>1.17</text:p>
          </table:table-cell>
          <table:table-cell table:formula="of:=[.J18]-[.G18]" office:value-type="float" office:value="-179.85" calcext:value-type="float">
            <text:p>-179.85</text:p>
          </table:table-cell>
        </table:table-row>
        <table:table-row table:style-name="ro1">
          <table:table-cell table:formula="of:=[reference_1707.A38]" office:value-type="string" office:string-value="nl03" calcext:value-type="string">
            <text:p>nl03</text:p>
          </table:table-cell>
          <table:table-cell table:formula="of:=[reference_1707.B43]" office:value-type="string" office:string-value="HT2" calcext:value-type="string">
            <text:p>HT2</text:p>
          </table:table-cell>
          <table:table-cell table:formula="of:=[reference_1707.C38]" office:value-type="float" office:value="1024" calcext:value-type="float">
            <text:p>1024</text:p>
          </table:table-cell>
          <table:table-cell table:formula="of:=[reference_1707.D38]" office:value-type="float" office:value="16" calcext:value-type="float">
            <text:p>16</text:p>
          </table:table-cell>
          <table:table-cell/>
          <table:table-cell table:style-name="ce2" table:formula="of:=[reference_1707.N43]" office:value-type="float" office:value="2.8883" calcext:value-type="float">
            <text:p>2.89</text:p>
          </table:table-cell>
          <table:table-cell table:style-name="ce2" table:formula="of:=[reference_1707.O43]" office:value-type="float" office:value="710.14" calcext:value-type="float">
            <text:p>710.14</text:p>
          </table:table-cell>
          <table:table-cell/>
          <table:table-cell table:style-name="ce2" table:formula="of:=[reference_1709.N51]" office:value-type="float" office:value="2.9795" calcext:value-type="float">
            <text:p>2.98</text:p>
          </table:table-cell>
          <table:table-cell table:style-name="ce2" table:formula="of:=[reference_1709.O51]" office:value-type="float" office:value="517.43" calcext:value-type="float">
            <text:p>517.43</text:p>
          </table:table-cell>
          <table:table-cell/>
          <table:table-cell table:style-name="ce12" table:formula="of:=[.F19]/[.I19]" office:value-type="percentage" office:value="0.969390837388824" calcext:value-type="percentage">
            <text:p>97%</text:p>
          </table:table-cell>
          <table:table-cell table:style-name="ce12" table:formula="of:=[.G19]/[.J19]" office:value-type="percentage" office:value="1.37243685136154" calcext:value-type="percentage">
            <text:p>137%</text:p>
          </table:table-cell>
          <table:table-cell table:number-columns-repeated="4"/>
          <table:table-cell table:formula="of:=[.I19]-[.F19]" office:value-type="float" office:value="0.0911999999999997" calcext:value-type="float">
            <text:p>0.09</text:p>
          </table:table-cell>
          <table:table-cell table:formula="of:=[.J19]-[.G19]" office:value-type="float" office:value="-192.71" calcext:value-type="float">
            <text:p>-192.71</text:p>
          </table:table-cell>
        </table:table-row>
        <table:table-row table:style-name="ro1">
          <table:table-cell table:formula="of:=[reference_1707.A39]" office:value-type="string" office:string-value="nl03" calcext:value-type="string">
            <text:p>nl03</text:p>
          </table:table-cell>
          <table:table-cell table:formula="of:=[reference_1707.B44]" office:value-type="string" office:string-value="HT2" calcext:value-type="string">
            <text:p>HT2</text:p>
          </table:table-cell>
          <table:table-cell table:formula="of:=[reference_1707.C39]" office:value-type="float" office:value="2048" calcext:value-type="float">
            <text:p>2048</text:p>
          </table:table-cell>
          <table:table-cell table:formula="of:=[reference_1707.D39]" office:value-type="float" office:value="32" calcext:value-type="float">
            <text:p>32</text:p>
          </table:table-cell>
          <table:table-cell/>
          <table:table-cell table:style-name="ce2" table:formula="of:=[reference_1707.N44]" office:value-type="float" office:value="4.0184" calcext:value-type="float">
            <text:p>4.02</text:p>
          </table:table-cell>
          <table:table-cell table:style-name="ce2" table:formula="of:=[reference_1707.O44]" office:value-type="float" office:value="319.4" calcext:value-type="float">
            <text:p>319.40</text:p>
          </table:table-cell>
          <table:table-cell/>
          <table:table-cell table:style-name="ce2" table:formula="of:=[reference_1709.N52]" office:value-type="float" office:value="3.7575" calcext:value-type="float">
            <text:p>3.76</text:p>
          </table:table-cell>
          <table:table-cell table:style-name="ce2" table:formula="of:=[reference_1709.O52]" office:value-type="float" office:value="291.97" calcext:value-type="float">
            <text:p>291.97</text:p>
          </table:table-cell>
          <table:table-cell/>
          <table:table-cell table:style-name="ce12" table:formula="of:=[.F20]/[.I20]" office:value-type="percentage" office:value="1.06943446440452" calcext:value-type="percentage">
            <text:p>107%</text:p>
          </table:table-cell>
          <table:table-cell table:style-name="ce12" table:formula="of:=[.G20]/[.J20]" office:value-type="percentage" office:value="1.09394800835702" calcext:value-type="percentage">
            <text:p>109%</text:p>
          </table:table-cell>
          <table:table-cell table:number-columns-repeated="4"/>
          <table:table-cell table:formula="of:=[.I20]-[.F20]" office:value-type="float" office:value="-0.260899999999999" calcext:value-type="float">
            <text:p>-0.26</text:p>
          </table:table-cell>
          <table:table-cell table:formula="of:=[.J20]-[.G20]" office:value-type="float" office:value="-27.4299999999999" calcext:value-type="float">
            <text:p>-27.43</text:p>
          </table:table-cell>
        </table:table-row>
        <table:table-row table:style-name="ro1">
          <table:table-cell table:formula="of:=[reference_1707.A40]" office:value-type="string" office:string-value="nl03" calcext:value-type="string">
            <text:p>nl03</text:p>
          </table:table-cell>
          <table:table-cell table:formula="of:=[reference_1707.B45]" office:value-type="string" office:string-value="HT2" calcext:value-type="string">
            <text:p>HT2</text:p>
          </table:table-cell>
          <table:table-cell table:formula="of:=[reference_1707.C40]" office:value-type="float" office:value="4096" calcext:value-type="float">
            <text:p>4096</text:p>
          </table:table-cell>
          <table:table-cell table:formula="of:=[reference_1707.D40]" office:value-type="float" office:value="64" calcext:value-type="float">
            <text:p>64</text:p>
          </table:table-cell>
          <table:table-cell/>
          <table:table-cell table:style-name="ce2" table:formula="of:=[reference_1707.N45]" office:value-type="float" office:value="3.8288" calcext:value-type="float">
            <text:p>3.83</text:p>
          </table:table-cell>
          <table:table-cell table:style-name="ce2" table:formula="of:=[reference_1707.O45]" office:value-type="float" office:value="217.28" calcext:value-type="float">
            <text:p>217.28</text:p>
          </table:table-cell>
          <table:table-cell/>
          <table:table-cell table:style-name="ce2" table:formula="of:=[reference_1709.N53]" office:value-type="float" office:value="3.3023" calcext:value-type="float">
            <text:p>3.30</text:p>
          </table:table-cell>
          <table:table-cell table:style-name="ce2" table:formula="of:=[reference_1709.O53]" office:value-type="float" office:value="166.82" calcext:value-type="float">
            <text:p>166.82</text:p>
          </table:table-cell>
          <table:table-cell/>
          <table:table-cell table:style-name="ce12" table:formula="of:=[.F21]/[.I21]" office:value-type="percentage" office:value="1.15943433364625" calcext:value-type="percentage">
            <text:p>116%</text:p>
          </table:table-cell>
          <table:table-cell table:style-name="ce12" table:formula="of:=[.G21]/[.J21]" office:value-type="percentage" office:value="1.30248171682053" calcext:value-type="percentage">
            <text:p>130%</text:p>
          </table:table-cell>
          <table:table-cell table:number-columns-repeated="4"/>
          <table:table-cell table:formula="of:=[.I21]-[.F21]" office:value-type="float" office:value="-0.5265" calcext:value-type="float">
            <text:p>-0.53</text:p>
          </table:table-cell>
          <table:table-cell table:formula="of:=[.J21]-[.G21]" office:value-type="float" office:value="-50.46" calcext:value-type="float">
            <text:p>-50.46</text:p>
          </table:table-cell>
        </table:table-row>
        <table:table-row table:style-name="ro1">
          <table:table-cell table:style-name="ce4" table:formula="of:=[reference_1707.A53]" office:value-type="string" office:string-value="weak1" calcext:value-type="string">
            <text:p>weak1</text:p>
          </table:table-cell>
          <table:table-cell table:style-name="ce4" table:formula="of:=[reference_1707.B53]" office:value-type="string" office:string-value="noHT" calcext:value-type="string">
            <text:p>noHT</text:p>
          </table:table-cell>
          <table:table-cell table:style-name="ce4" table:formula="of:=[reference_1707.C53]" office:value-type="float" office:value="768" calcext:value-type="float">
            <text:p>768</text:p>
          </table:table-cell>
          <table:table-cell table:style-name="ce4" table:formula="of:=[reference_1707.D53]" office:value-type="float" office:value="12" calcext:value-type="float">
            <text:p>12</text:p>
          </table:table-cell>
          <table:table-cell table:style-name="ce4"/>
          <table:table-cell table:style-name="ce7" table:formula="of:=[reference_1707.N53]" office:value-type="float" office:value="51.341" calcext:value-type="float">
            <text:p>51.34</text:p>
          </table:table-cell>
          <table:table-cell table:style-name="ce7" table:formula="of:=[reference_1707.O53]" office:value-type="float" office:value="513.1" calcext:value-type="float">
            <text:p>513.10</text:p>
          </table:table-cell>
          <table:table-cell table:style-name="ce4"/>
          <table:table-cell table:style-name="ce7" table:formula="of:=[reference_1709.N71]" office:value-type="float" office:value="10.29" calcext:value-type="float">
            <text:p>10.29</text:p>
          </table:table-cell>
          <table:table-cell table:style-name="ce7" table:formula="of:=[reference_1709.O71]" office:value-type="float" office:value="405.93" calcext:value-type="float">
            <text:p>405.93</text:p>
          </table:table-cell>
          <table:table-cell table:style-name="ce4"/>
          <table:table-cell table:style-name="ce10" table:formula="of:=[.F22]/[.I22]" office:value-type="percentage" office:value="4.98940719144801" calcext:value-type="percentage">
            <text:p>499%</text:p>
          </table:table-cell>
          <table:table-cell table:style-name="ce10" table:formula="of:=[.G22]/[.J22]" office:value-type="percentage" office:value="1.26401103638558" calcext:value-type="percentage">
            <text:p>126%</text:p>
          </table:table-cell>
          <table:table-cell table:style-name="ce4"/>
          <table:table-cell table:style-name="ce13" table:formula="of:=MEDIAN([.L22:.L23])" office:value-type="percentage" office:value="4.73154796744048" calcext:value-type="percentage">
            <text:p>473%</text:p>
          </table:table-cell>
          <table:table-cell table:style-name="ce13" table:formula="of:=MEDIAN([.M22:.M23])" office:value-type="percentage" office:value="1.51353142518326" calcext:value-type="percentage">
            <text:p>151%</text:p>
          </table:table-cell>
          <table:table-cell/>
          <table:table-cell table:formula="of:=[.I22]-[.F22]" office:value-type="float" office:value="-41.051" calcext:value-type="float">
            <text:p>-41.05</text:p>
          </table:table-cell>
          <table:table-cell table:formula="of:=[.J22]-[.G22]" office:value-type="float" office:value="-107.17" calcext:value-type="float">
            <text:p>-107.17</text:p>
          </table:table-cell>
        </table:table-row>
        <table:table-row table:style-name="ro1">
          <table:table-cell table:formula="of:=[reference_1707.A55]" office:value-type="string" office:string-value="weak1" calcext:value-type="string">
            <text:p>weak1</text:p>
          </table:table-cell>
          <table:table-cell table:formula="of:=[reference_1707.B55]" office:value-type="string" office:string-value="noHT" calcext:value-type="string">
            <text:p>noHT</text:p>
          </table:table-cell>
          <table:table-cell table:formula="of:=[reference_1707.C55]" office:value-type="float" office:value="3072" calcext:value-type="float">
            <text:p>3072</text:p>
          </table:table-cell>
          <table:table-cell table:formula="of:=[reference_1707.D55]" office:value-type="float" office:value="48" calcext:value-type="float">
            <text:p>48</text:p>
          </table:table-cell>
          <table:table-cell/>
          <table:table-cell table:style-name="ce2" table:formula="of:=[reference_1707.N55]" office:value-type="float" office:value="51.944" calcext:value-type="float">
            <text:p>51.94</text:p>
          </table:table-cell>
          <table:table-cell table:style-name="ce2" table:formula="of:=[reference_1707.O55]" office:value-type="float" office:value="179.32" calcext:value-type="float">
            <text:p>179.32</text:p>
          </table:table-cell>
          <table:table-cell/>
          <table:table-cell table:style-name="ce2" table:formula="of:=[reference_1709.N72]" office:value-type="float" office:value="11.611" calcext:value-type="float">
            <text:p>11.61</text:p>
          </table:table-cell>
          <table:table-cell table:style-name="ce2" table:formula="of:=[reference_1709.O72]" office:value-type="float" office:value="101.71" calcext:value-type="float">
            <text:p>101.71</text:p>
          </table:table-cell>
          <table:table-cell/>
          <table:table-cell table:style-name="ce12" table:formula="of:=[.F23]/[.I23]" office:value-type="percentage" office:value="4.47368874343295" calcext:value-type="percentage">
            <text:p>447%</text:p>
          </table:table-cell>
          <table:table-cell table:style-name="ce12" table:formula="of:=[.G23]/[.J23]" office:value-type="percentage" office:value="1.76305181398093" calcext:value-type="percentage">
            <text:p>176%</text:p>
          </table:table-cell>
          <table:table-cell table:number-columns-repeated="4"/>
          <table:table-cell table:formula="of:=[.I23]-[.F23]" office:value-type="float" office:value="-40.333" calcext:value-type="float">
            <text:p>-40.33</text:p>
          </table:table-cell>
          <table:table-cell table:formula="of:=[.J23]-[.G23]" office:value-type="float" office:value="-77.61" calcext:value-type="float">
            <text:p>-77.61</text:p>
          </table:table-cell>
        </table:table-row>
        <table:table-row table:style-name="ro1">
          <table:table-cell table:style-name="ce4" table:formula="of:=[reference_1707.A58]" office:value-type="string" office:string-value="weak2" calcext:value-type="string">
            <text:p>weak2</text:p>
          </table:table-cell>
          <table:table-cell table:style-name="ce4" table:formula="of:=[reference_1707.B58]" office:value-type="string" office:string-value="noHT" calcext:value-type="string">
            <text:p>noHT</text:p>
          </table:table-cell>
          <table:table-cell table:style-name="ce4" table:formula="of:=[reference_1707.C58]" office:value-type="float" office:value="1536" calcext:value-type="float">
            <text:p>1536</text:p>
          </table:table-cell>
          <table:table-cell table:style-name="ce4" table:formula="of:=[reference_1707.D58]" office:value-type="float" office:value="24" calcext:value-type="float">
            <text:p>24</text:p>
          </table:table-cell>
          <table:table-cell table:style-name="ce4"/>
          <table:table-cell table:style-name="ce7" table:formula="of:=[reference_1707.N58]" office:value-type="float" office:value="51.547" calcext:value-type="float">
            <text:p>51.55</text:p>
          </table:table-cell>
          <table:table-cell table:style-name="ce7" table:formula="of:=[reference_1707.O58]" office:value-type="float" office:value="530.87" calcext:value-type="float">
            <text:p>530.87</text:p>
          </table:table-cell>
          <table:table-cell table:style-name="ce4"/>
          <table:table-cell table:style-name="ce7" table:formula="of:=[reference_1709.N80]" office:value-type="float" office:value="9.7383" calcext:value-type="float">
            <text:p>9.74</text:p>
          </table:table-cell>
          <table:table-cell table:style-name="ce7" table:formula="of:=[reference_1709.O80]" office:value-type="float" office:value="429.27" calcext:value-type="float">
            <text:p>429.27</text:p>
          </table:table-cell>
          <table:table-cell table:style-name="ce4"/>
          <table:table-cell table:style-name="ce10" table:formula="of:=[.F24]/[.I24]" office:value-type="percentage" office:value="5.29322366326772" calcext:value-type="percentage">
            <text:p>529%</text:p>
          </table:table-cell>
          <table:table-cell table:style-name="ce10" table:formula="of:=[.G24]/[.J24]" office:value-type="percentage" office:value="1.23668087683742" calcext:value-type="percentage">
            <text:p>124%</text:p>
          </table:table-cell>
          <table:table-cell table:style-name="ce4"/>
          <table:table-cell table:style-name="ce13" table:formula="of:=MEDIAN([.L24:.L26])" office:value-type="percentage" office:value="5.29322366326772" calcext:value-type="percentage">
            <text:p>529%</text:p>
          </table:table-cell>
          <table:table-cell table:style-name="ce13" table:formula="of:=MEDIAN([.M24:.M26])" office:value-type="percentage" office:value="1.33339693746124" calcext:value-type="percentage">
            <text:p>133%</text:p>
          </table:table-cell>
          <table:table-cell/>
          <table:table-cell table:formula="of:=[.I24]-[.F24]" office:value-type="float" office:value="-41.8087" calcext:value-type="float">
            <text:p>-41.81</text:p>
          </table:table-cell>
          <table:table-cell table:formula="of:=[.J24]-[.G24]" office:value-type="float" office:value="-101.6" calcext:value-type="float">
            <text:p>-101.60</text:p>
          </table:table-cell>
        </table:table-row>
        <table:table-row table:style-name="ro1">
          <table:table-cell table:formula="of:=[reference_1707.A59]" office:value-type="string" office:string-value="weak2" calcext:value-type="string">
            <text:p>weak2</text:p>
          </table:table-cell>
          <table:table-cell table:formula="of:=[reference_1707.B59]" office:value-type="string" office:string-value="noHT" calcext:value-type="string">
            <text:p>noHT</text:p>
          </table:table-cell>
          <table:table-cell table:formula="of:=[reference_1707.C59]" office:value-type="float" office:value="3072" calcext:value-type="float">
            <text:p>3072</text:p>
          </table:table-cell>
          <table:table-cell table:formula="of:=[reference_1707.D59]" office:value-type="float" office:value="48" calcext:value-type="float">
            <text:p>48</text:p>
          </table:table-cell>
          <table:table-cell/>
          <table:table-cell table:style-name="ce2" table:formula="of:=[reference_1707.N59]" office:value-type="float" office:value="51.65" calcext:value-type="float">
            <text:p>51.65</text:p>
          </table:table-cell>
          <table:table-cell table:style-name="ce2" table:formula="of:=[reference_1707.O59]" office:value-type="float" office:value="279.52" calcext:value-type="float">
            <text:p>279.52</text:p>
          </table:table-cell>
          <table:table-cell/>
          <table:table-cell table:style-name="ce2" table:formula="of:=[reference_1709.N81]" office:value-type="float" office:value="8.9427" calcext:value-type="float">
            <text:p>8.94</text:p>
          </table:table-cell>
          <table:table-cell table:style-name="ce2" table:formula="of:=[reference_1709.O81]" office:value-type="float" office:value="209.63" calcext:value-type="float">
            <text:p>209.63</text:p>
          </table:table-cell>
          <table:table-cell/>
          <table:table-cell table:style-name="ce12" table:formula="of:=[.F25]/[.I25]" office:value-type="percentage" office:value="5.77566059467499" calcext:value-type="percentage">
            <text:p>578%</text:p>
          </table:table-cell>
          <table:table-cell table:style-name="ce12" table:formula="of:=[.G25]/[.J25]" office:value-type="percentage" office:value="1.33339693746124" calcext:value-type="percentage">
            <text:p>133%</text:p>
          </table:table-cell>
          <table:table-cell table:number-columns-repeated="4"/>
          <table:table-cell table:formula="of:=[.I25]-[.F25]" office:value-type="float" office:value="-42.7073" calcext:value-type="float">
            <text:p>-42.71</text:p>
          </table:table-cell>
          <table:table-cell table:formula="of:=[.J25]-[.G25]" office:value-type="float" office:value="-69.89" calcext:value-type="float">
            <text:p>-69.89</text:p>
          </table:table-cell>
        </table:table-row>
        <table:table-row table:style-name="ro1">
          <table:table-cell table:formula="of:=[reference_1707.A60]" office:value-type="string" office:string-value="weak2" calcext:value-type="string">
            <text:p>weak2</text:p>
          </table:table-cell>
          <table:table-cell table:formula="of:=[reference_1707.B60]" office:value-type="string" office:string-value="noHT" calcext:value-type="string">
            <text:p>noHT</text:p>
          </table:table-cell>
          <table:table-cell table:formula="of:=[reference_1707.C60]" office:value-type="float" office:value="6144" calcext:value-type="float">
            <text:p>6144</text:p>
          </table:table-cell>
          <table:table-cell table:formula="of:=[reference_1707.D60]" office:value-type="float" office:value="96" calcext:value-type="float">
            <text:p>96</text:p>
          </table:table-cell>
          <table:table-cell/>
          <table:table-cell table:style-name="ce2" table:formula="of:=[reference_1707.N60]" office:value-type="float" office:value="51.128" calcext:value-type="float">
            <text:p>51.13</text:p>
          </table:table-cell>
          <table:table-cell table:style-name="ce2" table:formula="of:=[reference_1707.O60]" office:value-type="float" office:value="181.57" calcext:value-type="float">
            <text:p>181.57</text:p>
          </table:table-cell>
          <table:table-cell/>
          <table:table-cell table:style-name="ce2" table:formula="of:=[reference_1709.N82]" office:value-type="float" office:value="9.809" calcext:value-type="float">
            <text:p>9.81</text:p>
          </table:table-cell>
          <table:table-cell table:style-name="ce2" table:formula="of:=[reference_1709.O82]" office:value-type="float" office:value="110.63" calcext:value-type="float">
            <text:p>110.63</text:p>
          </table:table-cell>
          <table:table-cell/>
          <table:table-cell table:style-name="ce12" table:formula="of:=[.F26]/[.I26]" office:value-type="percentage" office:value="5.21235599959221" calcext:value-type="percentage">
            <text:p>521%</text:p>
          </table:table-cell>
          <table:table-cell table:style-name="ce12" table:formula="of:=[.G26]/[.J26]" office:value-type="percentage" office:value="1.64123655428003" calcext:value-type="percentage">
            <text:p>164%</text:p>
          </table:table-cell>
          <table:table-cell table:number-columns-repeated="4"/>
          <table:table-cell table:formula="of:=[.I26]-[.F26]" office:value-type="float" office:value="-41.319" calcext:value-type="float">
            <text:p>-41.32</text:p>
          </table:table-cell>
          <table:table-cell table:formula="of:=[.J26]-[.G26]" office:value-type="float" office:value="-70.94" calcext:value-type="float">
            <text:p>-70.94</text:p>
          </table:table-cell>
        </table:table-row>
        <table:table-row table:style-name="ro1">
          <table:table-cell table:style-name="ce4" table:formula="of:=[reference_1707.A61]" office:value-type="string" office:string-value="weak3" calcext:value-type="string">
            <text:p>weak3</text:p>
          </table:table-cell>
          <table:table-cell table:style-name="ce4" table:formula="of:=[reference_1707.B61]" office:value-type="string" office:string-value="noHT" calcext:value-type="string">
            <text:p>noHT</text:p>
          </table:table-cell>
          <table:table-cell table:style-name="ce4" table:formula="of:=[reference_1707.C61]" office:value-type="float" office:value="3072" calcext:value-type="float">
            <text:p>3072</text:p>
          </table:table-cell>
          <table:table-cell table:style-name="ce4" table:formula="of:=[reference_1707.D61]" office:value-type="float" office:value="48" calcext:value-type="float">
            <text:p>48</text:p>
          </table:table-cell>
          <table:table-cell table:style-name="ce4"/>
          <table:table-cell table:style-name="ce7" table:formula="of:=[reference_1707.N61]" office:value-type="float" office:value="51.553" calcext:value-type="float">
            <text:p>51.55</text:p>
          </table:table-cell>
          <table:table-cell table:style-name="ce7" table:formula="of:=[reference_1707.O61]" office:value-type="float" office:value="423.33" calcext:value-type="float">
            <text:p>423.33</text:p>
          </table:table-cell>
          <table:table-cell table:style-name="ce4"/>
          <table:table-cell table:style-name="ce7" table:formula="of:=[reference_1709.N96]" office:value-type="float" office:value="8.2943" calcext:value-type="float">
            <text:p>8.29</text:p>
          </table:table-cell>
          <table:table-cell table:style-name="ce7" table:formula="of:=[reference_1709.O96]" office:value-type="float" office:value="311.67" calcext:value-type="float">
            <text:p>311.67</text:p>
          </table:table-cell>
          <table:table-cell table:style-name="ce4"/>
          <table:table-cell table:style-name="ce10" table:formula="of:=[.F27]/[.I27]" office:value-type="percentage" office:value="6.21547327682867" calcext:value-type="percentage">
            <text:p>622%</text:p>
          </table:table-cell>
          <table:table-cell table:style-name="ce10" table:formula="of:=[.G27]/[.J27]" office:value-type="percentage" office:value="1.35826354798344" calcext:value-type="percentage">
            <text:p>136%</text:p>
          </table:table-cell>
          <table:table-cell table:style-name="ce4"/>
          <table:table-cell table:style-name="ce13" table:formula="of:=MEDIAN([.L27:.L29])" office:value-type="percentage" office:value="6.08897126969416" calcext:value-type="percentage">
            <text:p>609%</text:p>
          </table:table-cell>
          <table:table-cell table:style-name="ce13" table:formula="of:=MEDIAN([.M27:.M29])" office:value-type="percentage" office:value="1.58032963270895" calcext:value-type="percentage">
            <text:p>158%</text:p>
          </table:table-cell>
          <table:table-cell/>
          <table:table-cell table:formula="of:=[.I27]-[.F27]" office:value-type="float" office:value="-43.2587" calcext:value-type="float">
            <text:p>-43.26</text:p>
          </table:table-cell>
          <table:table-cell table:formula="of:=[.J27]-[.G27]" office:value-type="float" office:value="-111.66" calcext:value-type="float">
            <text:p>-111.66</text:p>
          </table:table-cell>
        </table:table-row>
        <table:table-row table:style-name="ro1">
          <table:table-cell table:style-name="ce5" table:formula="of:=[reference_1707.A62]" office:value-type="string" office:string-value="weak3" calcext:value-type="string">
            <text:p>weak3</text:p>
          </table:table-cell>
          <table:table-cell table:style-name="ce5" table:formula="of:=[reference_1707.B62]" office:value-type="string" office:string-value="noHT" calcext:value-type="string">
            <text:p>noHT</text:p>
          </table:table-cell>
          <table:table-cell table:style-name="ce5" table:formula="of:=[reference_1707.C62]" office:value-type="float" office:value="6144" calcext:value-type="float">
            <text:p>6144</text:p>
          </table:table-cell>
          <table:table-cell table:style-name="ce5" table:formula="of:=[reference_1707.D62]" office:value-type="float" office:value="96" calcext:value-type="float">
            <text:p>96</text:p>
          </table:table-cell>
          <table:table-cell table:style-name="ce5"/>
          <table:table-cell table:style-name="ce8" table:formula="of:=[reference_1707.N62]" office:value-type="float" office:value="51.478" calcext:value-type="float">
            <text:p>51.48</text:p>
          </table:table-cell>
          <table:table-cell table:style-name="ce8" table:formula="of:=[reference_1707.O62]" office:value-type="float" office:value="323.13" calcext:value-type="float">
            <text:p>323.13</text:p>
          </table:table-cell>
          <table:table-cell table:style-name="ce5"/>
          <table:table-cell table:style-name="ce8" table:formula="of:=[reference_1709.N97]" office:value-type="float" office:value="8.7463" calcext:value-type="float">
            <text:p>8.75</text:p>
          </table:table-cell>
          <table:table-cell table:style-name="ce8" table:formula="of:=[reference_1709.O97]" office:value-type="float" office:value="204.47" calcext:value-type="float">
            <text:p>204.47</text:p>
          </table:table-cell>
          <table:table-cell table:style-name="ce5"/>
          <table:table-cell table:style-name="ce12" table:formula="of:=[.F28]/[.I28]" office:value-type="percentage" office:value="5.88568880555206" calcext:value-type="percentage">
            <text:p>589%</text:p>
          </table:table-cell>
          <table:table-cell table:style-name="ce12" table:formula="of:=[.G28]/[.J28]" office:value-type="percentage" office:value="1.58032963270895" calcext:value-type="percentage">
            <text:p>158%</text:p>
          </table:table-cell>
          <table:table-cell table:style-name="ce5" table:number-columns-repeated="3"/>
          <table:table-cell/>
          <table:table-cell table:formula="of:=[.I28]-[.F28]" office:value-type="float" office:value="-42.7317" calcext:value-type="float">
            <text:p>-42.73</text:p>
          </table:table-cell>
          <table:table-cell table:formula="of:=[.J28]-[.G28]" office:value-type="float" office:value="-118.66" calcext:value-type="float">
            <text:p>-118.66</text:p>
          </table:table-cell>
        </table:table-row>
        <table:table-row table:style-name="ro1">
          <table:table-cell table:formula="of:=[reference_1707.A63]" office:value-type="string" office:string-value="weak3" calcext:value-type="string">
            <text:p>weak3</text:p>
          </table:table-cell>
          <table:table-cell table:formula="of:=[reference_1707.B63]" office:value-type="string" office:string-value="noHT" calcext:value-type="string">
            <text:p>noHT</text:p>
          </table:table-cell>
          <table:table-cell table:formula="of:=[reference_1707.C63]" office:value-type="float" office:value="12288" calcext:value-type="float">
            <text:p>12288</text:p>
          </table:table-cell>
          <table:table-cell table:formula="of:=[reference_1707.D63]" office:value-type="float" office:value="192" calcext:value-type="float">
            <text:p>192</text:p>
          </table:table-cell>
          <table:table-cell/>
          <table:table-cell table:style-name="ce2" table:formula="of:=[reference_1707.N63]" office:value-type="float" office:value="52.56" calcext:value-type="float">
            <text:p>52.56</text:p>
          </table:table-cell>
          <table:table-cell table:style-name="ce2" table:formula="of:=[reference_1707.O63]" office:value-type="float" office:value="182.13" calcext:value-type="float">
            <text:p>182.13</text:p>
          </table:table-cell>
          <table:table-cell/>
          <table:table-cell table:style-name="ce2" table:formula="of:=[reference_1709.N98]" office:value-type="float" office:value="8.632" calcext:value-type="float">
            <text:p>8.63</text:p>
          </table:table-cell>
          <table:table-cell table:style-name="ce2" table:formula="of:=[reference_1709.O98]" office:value-type="float" office:value="107.33" calcext:value-type="float">
            <text:p>107.33</text:p>
          </table:table-cell>
          <table:table-cell/>
          <table:table-cell table:style-name="ce12" table:formula="of:=[.F29]/[.I29]" office:value-type="percentage" office:value="6.08897126969416" calcext:value-type="percentage">
            <text:p>609%</text:p>
          </table:table-cell>
          <table:table-cell table:style-name="ce12" table:formula="of:=[.G29]/[.J29]" office:value-type="percentage" office:value="1.69691605329358" calcext:value-type="percentage">
            <text:p>170%</text:p>
          </table:table-cell>
          <table:table-cell table:number-columns-repeated="4"/>
          <table:table-cell table:formula="of:=[.I29]-[.F29]" office:value-type="float" office:value="-43.928" calcext:value-type="float">
            <text:p>-43.93</text:p>
          </table:table-cell>
          <table:table-cell table:formula="of:=[.J29]-[.G29]" office:value-type="float" office:value="-74.8" calcext:value-type="float">
            <text:p>-74.80</text:p>
          </table:table-cell>
        </table:table-row>
        <table:table-row table:style-name="ro1">
          <table:table-cell table:style-name="ce4" table:formula="of:=[reference_1707.A64]" office:value-type="string" office:string-value="weak4" calcext:value-type="string">
            <text:p>weak4</text:p>
          </table:table-cell>
          <table:table-cell table:style-name="ce4" table:formula="of:=[reference_1707.B64]" office:value-type="string" office:string-value="noHT" calcext:value-type="string">
            <text:p>noHT</text:p>
          </table:table-cell>
          <table:table-cell table:style-name="ce4" table:formula="of:=[reference_1707.C64]" office:value-type="float" office:value="3072" calcext:value-type="float">
            <text:p>3072</text:p>
          </table:table-cell>
          <table:table-cell table:style-name="ce4" table:formula="of:=[reference_1707.D64]" office:value-type="float" office:value="48" calcext:value-type="float">
            <text:p>48</text:p>
          </table:table-cell>
          <table:table-cell table:style-name="ce4"/>
          <table:table-cell table:style-name="ce7" table:formula="of:=[reference_1707.N64]" office:value-type="float" office:value="52.905" calcext:value-type="float">
            <text:p>52.91</text:p>
          </table:table-cell>
          <table:table-cell table:style-name="ce7" table:formula="of:=[reference_1707.O64]" office:value-type="float" office:value="525.4" calcext:value-type="float">
            <text:p>525.40</text:p>
          </table:table-cell>
          <table:table-cell table:style-name="ce4"/>
          <table:table-cell table:style-name="ce7" table:formula="of:=[reference_1709.N103]" office:value-type="float" office:value="8.683" calcext:value-type="float">
            <text:p>8.68</text:p>
          </table:table-cell>
          <table:table-cell table:style-name="ce7" table:formula="of:=[reference_1709.O103]" office:value-type="float" office:value="452" calcext:value-type="float">
            <text:p>452.00</text:p>
          </table:table-cell>
          <table:table-cell table:style-name="ce4"/>
          <table:table-cell table:style-name="ce10" table:formula="of:=[.F30]/[.I30]" office:value-type="percentage" office:value="6.09294022803179" calcext:value-type="percentage">
            <text:p>609%</text:p>
          </table:table-cell>
          <table:table-cell table:style-name="ce10" table:formula="of:=[.G30]/[.J30]" office:value-type="percentage" office:value="1.16238938053097" calcext:value-type="percentage">
            <text:p>116%</text:p>
          </table:table-cell>
          <table:table-cell table:style-name="ce4"/>
          <table:table-cell table:style-name="ce13" table:formula="of:=MEDIAN([.L30:.L32])" office:value-type="percentage" office:value="6.09294022803179" calcext:value-type="percentage">
            <text:p>609%</text:p>
          </table:table-cell>
          <table:table-cell table:style-name="ce13" table:formula="of:=MEDIAN([.M30:.M32])" office:value-type="percentage" office:value="1.33791208791209" calcext:value-type="percentage">
            <text:p>134%</text:p>
          </table:table-cell>
          <table:table-cell/>
          <table:table-cell table:formula="of:=[.I30]-[.F30]" office:value-type="float" office:value="-44.222" calcext:value-type="float">
            <text:p>-44.22</text:p>
          </table:table-cell>
          <table:table-cell table:formula="of:=[.J30]-[.G30]" office:value-type="float" office:value="-73.4" calcext:value-type="float">
            <text:p>-73.40</text:p>
          </table:table-cell>
        </table:table-row>
        <table:table-row table:style-name="ro1">
          <table:table-cell table:formula="of:=[reference_1707.A65]" office:value-type="string" office:string-value="weak4" calcext:value-type="string">
            <text:p>weak4</text:p>
          </table:table-cell>
          <table:table-cell table:formula="of:=[reference_1707.B65]" office:value-type="string" office:string-value="noHT" calcext:value-type="string">
            <text:p>noHT</text:p>
          </table:table-cell>
          <table:table-cell table:formula="of:=[reference_1707.C65]" office:value-type="float" office:value="6144" calcext:value-type="float">
            <text:p>6144</text:p>
          </table:table-cell>
          <table:table-cell table:formula="of:=[reference_1707.D65]" office:value-type="float" office:value="96" calcext:value-type="float">
            <text:p>96</text:p>
          </table:table-cell>
          <table:table-cell/>
          <table:table-cell table:style-name="ce2" table:formula="of:=[reference_1707.N65]" office:value-type="float" office:value="52.7" calcext:value-type="float">
            <text:p>52.70</text:p>
          </table:table-cell>
          <table:table-cell table:style-name="ce2" table:formula="of:=[reference_1707.O65]" office:value-type="float" office:value="292.2" calcext:value-type="float">
            <text:p>292.20</text:p>
          </table:table-cell>
          <table:table-cell/>
          <table:table-cell table:style-name="ce2" table:formula="of:=[reference_1709.N104]" office:value-type="float" office:value="8.01" calcext:value-type="float">
            <text:p>8.01</text:p>
          </table:table-cell>
          <table:table-cell table:style-name="ce2" table:formula="of:=[reference_1709.O104]" office:value-type="float" office:value="218.4" calcext:value-type="float">
            <text:p>218.40</text:p>
          </table:table-cell>
          <table:table-cell/>
          <table:table-cell table:style-name="ce12" table:formula="of:=[.F31]/[.I31]" office:value-type="percentage" office:value="6.5792759051186" calcext:value-type="percentage">
            <text:p>658%</text:p>
          </table:table-cell>
          <table:table-cell table:style-name="ce12" table:formula="of:=[.G31]/[.J31]" office:value-type="percentage" office:value="1.33791208791209" calcext:value-type="percentage">
            <text:p>134%</text:p>
          </table:table-cell>
          <table:table-cell table:number-columns-repeated="4"/>
          <table:table-cell table:formula="of:=[.I31]-[.F31]" office:value-type="float" office:value="-44.69" calcext:value-type="float">
            <text:p>-44.69</text:p>
          </table:table-cell>
          <table:table-cell table:formula="of:=[.J31]-[.G31]" office:value-type="float" office:value="-73.8" calcext:value-type="float">
            <text:p>-73.80</text:p>
          </table:table-cell>
        </table:table-row>
        <table:table-row table:style-name="ro1">
          <table:table-cell table:formula="of:=[reference_1707.A66]" office:value-type="string" office:string-value="weak4" calcext:value-type="string">
            <text:p>weak4</text:p>
          </table:table-cell>
          <table:table-cell table:formula="of:=[reference_1707.B66]" office:value-type="string" office:string-value="noHT" calcext:value-type="string">
            <text:p>noHT</text:p>
          </table:table-cell>
          <table:table-cell table:formula="of:=[reference_1707.C66]" office:value-type="float" office:value="12288" calcext:value-type="float">
            <text:p>12288</text:p>
          </table:table-cell>
          <table:table-cell table:formula="of:=[reference_1707.D66]" office:value-type="float" office:value="192" calcext:value-type="float">
            <text:p>192</text:p>
          </table:table-cell>
          <table:table-cell/>
          <table:table-cell table:style-name="ce2" table:formula="of:=[reference_1707.N66]" office:value-type="float" office:value="52.025" calcext:value-type="float">
            <text:p>52.03</text:p>
          </table:table-cell>
          <table:table-cell table:style-name="ce2" table:formula="of:=[reference_1707.O66]" office:value-type="float" office:value="171.15" calcext:value-type="float">
            <text:p>171.15</text:p>
          </table:table-cell>
          <table:table-cell/>
          <table:table-cell table:style-name="ce2" table:formula="of:=[reference_1709.N105]" office:value-type="float" office:value="8.589" calcext:value-type="float">
            <text:p>8.59</text:p>
          </table:table-cell>
          <table:table-cell table:style-name="ce2" table:formula="of:=[reference_1709.O105]" office:value-type="float" office:value="123.9" calcext:value-type="float">
            <text:p>123.90</text:p>
          </table:table-cell>
          <table:table-cell/>
          <table:table-cell table:style-name="ce12" table:formula="of:=[.F32]/[.I32]" office:value-type="percentage" office:value="6.05716614274072" calcext:value-type="percentage">
            <text:p>606%</text:p>
          </table:table-cell>
          <table:table-cell table:style-name="ce12" table:formula="of:=[.G32]/[.J32]" office:value-type="percentage" office:value="1.38135593220339" calcext:value-type="percentage">
            <text:p>138%</text:p>
          </table:table-cell>
          <table:table-cell table:number-columns-repeated="4"/>
          <table:table-cell table:formula="of:=[.I32]-[.F32]" office:value-type="float" office:value="-43.436" calcext:value-type="float">
            <text:p>-43.44</text:p>
          </table:table-cell>
          <table:table-cell table:formula="of:=[.J32]-[.G32]" office:value-type="float" office:value="-47.25" calcext:value-type="float">
            <text:p>-47.25</text:p>
          </table:table-cell>
        </table:table-row>
        <table:table-row table:style-name="ro1">
          <table:table-cell table:style-name="ce4" table:formula="of:=[reference_1707.A52]" office:value-type="string" office:string-value="strong" calcext:value-type="string">
            <text:p>strong</text:p>
          </table:table-cell>
          <table:table-cell table:style-name="ce4" table:formula="of:=[reference_1707.B52]" office:value-type="string" office:string-value="noHT" calcext:value-type="string">
            <text:p>noHT</text:p>
          </table:table-cell>
          <table:table-cell table:style-name="ce4" table:formula="of:=[reference_1707.C52]" office:value-type="float" office:value="16384" calcext:value-type="float">
            <text:p>16384</text:p>
          </table:table-cell>
          <table:table-cell table:style-name="ce4" table:formula="of:=[reference_1707.D52]" office:value-type="float" office:value="256" calcext:value-type="float">
            <text:p>256</text:p>
          </table:table-cell>
          <table:table-cell table:style-name="ce4"/>
          <table:table-cell table:style-name="ce7" table:formula="of:=[reference_1707.N52]" office:value-type="float" office:value="117.73" calcext:value-type="float">
            <text:p>117.73</text:p>
          </table:table-cell>
          <table:table-cell table:style-name="ce7" table:formula="of:=[reference_1707.O52]" office:value-type="float" office:value="450.2" calcext:value-type="float">
            <text:p>450.20</text:p>
          </table:table-cell>
          <table:table-cell table:style-name="ce4"/>
          <table:table-cell table:style-name="ce7" table:formula="of:=[reference_1709.N69]" office:value-type="float" office:value="9.2027" calcext:value-type="float">
            <text:p>9.20</text:p>
          </table:table-cell>
          <table:table-cell table:style-name="ce7" table:formula="of:=[reference_1709.O69]" office:value-type="float" office:value="278.03" calcext:value-type="float">
            <text:p>278.03</text:p>
          </table:table-cell>
          <table:table-cell table:style-name="ce4"/>
          <table:table-cell table:style-name="ce10" table:formula="of:=[.F33]/[.I33]" office:value-type="percentage" office:value="12.7929846675432" calcext:value-type="percentage">
            <text:p>1279%</text:p>
          </table:table-cell>
          <table:table-cell table:style-name="ce10" table:formula="of:=[.G33]/[.J33]" office:value-type="percentage" office:value="1.6192497212531" calcext:value-type="percentage">
            <text:p>162%</text:p>
          </table:table-cell>
          <table:table-cell table:style-name="ce4"/>
          <table:table-cell table:style-name="ce13" table:formula="of:=[.L33]" office:value-type="percentage" office:value="12.7929846675432" calcext:value-type="percentage">
            <text:p>1279%</text:p>
          </table:table-cell>
          <table:table-cell table:style-name="ce13" table:formula="of:=[.M33]" office:value-type="percentage" office:value="1.6192497212531" calcext:value-type="percentage">
            <text:p>162%</text:p>
          </table:table-cell>
          <table:table-cell/>
          <table:table-cell table:formula="of:=[.I33]-[.F33]" office:value-type="float" office:value="-108.5273" calcext:value-type="float">
            <text:p>-108.53</text:p>
          </table:table-cell>
          <table:table-cell table:formula="of:=[.J33]-[.G33]" office:value-type="float" office:value="-172.17" calcext:value-type="float">
            <text:p>-172.17</text:p>
          </table:table-cell>
        </table:table-row>
        <table:table-row table:style-name="ro1" table:number-rows-repeated="4">
          <table:table-cell table:number-columns-repeated="17"/>
          <table:table-cell table:style-name="Default" table:number-columns-repeated="2"/>
        </table:table-row>
        <table:table-row table:style-name="ro1">
          <table:table-cell office:value-type="string" calcext:value-type="string">
            <text:p>Median values for test</text:p>
          </table:table-cell>
          <table:table-cell table:number-columns-repeated="16"/>
          <table:table-cell table:style-name="Default" table:number-columns-repeated="2"/>
        </table:table-row>
        <table:table-row table:style-name="ro1">
          <table:table-cell office:value-type="string" calcext:value-type="string">
            <text:p>#test</text:p>
          </table:table-cell>
          <table:table-cell office:value-type="string" calcext:value-type="string">
            <text:p>Io_1707</text:p>
          </table:table-cell>
          <table:table-cell office:value-type="string" calcext:value-type="string">
            <text:p>Io_1709</text:p>
          </table:table-cell>
          <table:table-cell office:value-type="string" calcext:value-type="string">
            <text:p>Speedup_IO</text:p>
          </table:table-cell>
          <table:table-cell table:number-columns-repeated="13"/>
          <table:table-cell table:style-name="Default" table:number-columns-repeated="2"/>
        </table:table-row>
        <table:table-row table:style-name="ro1">
          <table:table-cell office:value-type="string" calcext:value-type="string">
            <text:p>nl01</text:p>
          </table:table-cell>
          <table:table-cell table:style-name="ce2" table:formula="of:=MEDIAN([.F6:.F11])" office:value-type="float" office:value="0.271015" calcext:value-type="float">
            <text:p>0.27</text:p>
          </table:table-cell>
          <table:table-cell table:style-name="ce2" table:formula="of:=MEDIAN([.I6:.I11])" office:value-type="float" office:value="1.101" calcext:value-type="float">
            <text:p>1.10</text:p>
          </table:table-cell>
          <table:table-cell table:style-name="ce6" table:formula="of:=[.B40]/[.C40]" office:value-type="float" office:value="0.246153496821072" calcext:value-type="float">
            <text:p>0.25x</text:p>
          </table:table-cell>
          <table:table-cell table:number-columns-repeated="13"/>
          <table:table-cell table:style-name="Default" table:number-columns-repeated="2"/>
        </table:table-row>
        <table:table-row table:style-name="ro1">
          <table:table-cell office:value-type="string" calcext:value-type="string">
            <text:p>nl02</text:p>
          </table:table-cell>
          <table:table-cell table:style-name="ce2" table:formula="of:=MEDIAN([.F12:.F16])" office:value-type="float" office:value="0.79512" calcext:value-type="float">
            <text:p>0.80</text:p>
          </table:table-cell>
          <table:table-cell table:style-name="ce2" table:formula="of:=MEDIAN([.I12:.I16])" office:value-type="float" office:value="1.932" calcext:value-type="float">
            <text:p>1.93</text:p>
          </table:table-cell>
          <table:table-cell table:style-name="ce6" table:formula="of:=[.B41]/[.C41]" office:value-type="float" office:value="0.411552795031056" calcext:value-type="float">
            <text:p>0.41x</text:p>
          </table:table-cell>
          <table:table-cell table:number-columns-repeated="13"/>
          <table:table-cell table:style-name="Default" table:number-columns-repeated="2"/>
        </table:table-row>
        <table:table-row table:style-name="ro1">
          <table:table-cell office:value-type="string" calcext:value-type="string">
            <text:p>nl03</text:p>
          </table:table-cell>
          <table:table-cell table:style-name="ce2" table:formula="of:=MEDIAN([.F17:.F21])" office:value-type="float" office:value="3.8288" calcext:value-type="float">
            <text:p>3.83</text:p>
          </table:table-cell>
          <table:table-cell table:style-name="ce2" table:formula="of:=MEDIAN([.I17:.I21])" office:value-type="float" office:value="3.7245" calcext:value-type="float">
            <text:p>3.72</text:p>
          </table:table-cell>
          <table:table-cell table:style-name="ce6" table:formula="of:=[.B42]/[.C42]" office:value-type="float" office:value="1.02800375889381" calcext:value-type="float">
            <text:p>1.03x</text:p>
          </table:table-cell>
          <table:table-cell table:number-columns-repeated="13"/>
          <table:table-cell table:style-name="Default" table:number-columns-repeated="2"/>
        </table:table-row>
        <table:table-row table:style-name="ro1">
          <table:table-cell office:value-type="string" calcext:value-type="string">
            <text:p>weak1</text:p>
          </table:table-cell>
          <table:table-cell table:style-name="ce2" table:formula="of:=MEDIAN([.F22:.F23])" office:value-type="float" office:value="51.6425" calcext:value-type="float">
            <text:p>51.64</text:p>
          </table:table-cell>
          <table:table-cell table:style-name="ce2" table:formula="of:=MEDIAN([.I22:.I23])" office:value-type="float" office:value="10.9505" calcext:value-type="float">
            <text:p>10.95</text:p>
          </table:table-cell>
          <table:table-cell table:style-name="ce6" table:formula="of:=[.B43]/[.C43]" office:value-type="float" office:value="4.7159947034382" calcext:value-type="float">
            <text:p>4.72x</text:p>
          </table:table-cell>
          <table:table-cell table:number-columns-repeated="13"/>
          <table:table-cell table:style-name="Default" table:number-columns-repeated="2"/>
        </table:table-row>
        <table:table-row table:style-name="ro1">
          <table:table-cell office:value-type="string" calcext:value-type="string">
            <text:p>weak2</text:p>
          </table:table-cell>
          <table:table-cell table:style-name="ce2" table:formula="of:=MEDIAN([.F24:.F26])" office:value-type="float" office:value="51.547" calcext:value-type="float">
            <text:p>51.55</text:p>
          </table:table-cell>
          <table:table-cell table:style-name="ce2" table:formula="of:=MEDIAN([.I24:.I26])" office:value-type="float" office:value="9.7383" calcext:value-type="float">
            <text:p>9.74</text:p>
          </table:table-cell>
          <table:table-cell table:style-name="ce6" table:formula="of:=[.B44]/[.C44]" office:value-type="float" office:value="5.29322366326772" calcext:value-type="float">
            <text:p>5.29x</text:p>
          </table:table-cell>
          <table:table-cell table:number-columns-repeated="13"/>
          <table:table-cell table:style-name="Default" table:number-columns-repeated="2"/>
        </table:table-row>
        <table:table-row table:style-name="ro1">
          <table:table-cell office:value-type="string" calcext:value-type="string">
            <text:p>weak3</text:p>
          </table:table-cell>
          <table:table-cell table:style-name="ce2" table:formula="of:=MEDIAN([.F27:.F29])" office:value-type="float" office:value="51.553" calcext:value-type="float">
            <text:p>51.55</text:p>
          </table:table-cell>
          <table:table-cell table:style-name="ce2" table:formula="of:=MEDIAN([.I27:.I29])" office:value-type="float" office:value="8.632" calcext:value-type="float">
            <text:p>8.63</text:p>
          </table:table-cell>
          <table:table-cell table:style-name="ce6" table:formula="of:=[.B45]/[.C45]" office:value-type="float" office:value="5.97231232622799" calcext:value-type="float">
            <text:p>5.97x</text:p>
          </table:table-cell>
          <table:table-cell table:number-columns-repeated="13"/>
          <table:table-cell table:style-name="Default" table:number-columns-repeated="2"/>
        </table:table-row>
        <table:table-row table:style-name="ro1">
          <table:table-cell office:value-type="string" calcext:value-type="string">
            <text:p>weak4</text:p>
          </table:table-cell>
          <table:table-cell table:style-name="ce2" table:formula="of:=MEDIAN([.F30:.F32])" office:value-type="float" office:value="52.7" calcext:value-type="float">
            <text:p>52.70</text:p>
          </table:table-cell>
          <table:table-cell table:style-name="ce2" table:formula="of:=MEDIAN([.I30:.I32])" office:value-type="float" office:value="8.589" calcext:value-type="float">
            <text:p>8.59</text:p>
          </table:table-cell>
          <table:table-cell table:style-name="ce6" table:formula="of:=[.B46]/[.C46]" office:value-type="float" office:value="6.13575503551054" calcext:value-type="float">
            <text:p>6.14x</text:p>
          </table:table-cell>
          <table:table-cell table:number-columns-repeated="13"/>
          <table:table-cell table:style-name="Default" table:number-columns-repeated="2"/>
        </table:table-row>
        <table:table-row table:style-name="ro1">
          <table:table-cell office:value-type="string" calcext:value-type="string">
            <text:p>strong</text:p>
          </table:table-cell>
          <table:table-cell table:style-name="ce2" table:formula="of:=[.F33]" office:value-type="float" office:value="117.73" calcext:value-type="float">
            <text:p>117.73</text:p>
          </table:table-cell>
          <table:table-cell table:style-name="ce2" table:formula="of:=[.I33]" office:value-type="float" office:value="9.2027" calcext:value-type="float">
            <text:p>9.20</text:p>
          </table:table-cell>
          <table:table-cell table:style-name="ce6" table:formula="of:=[.B47]/[.C47]" office:value-type="float" office:value="12.7929846675432" calcext:value-type="float">
            <text:p>12.79x</text:p>
          </table:table-cell>
          <table:table-cell table:number-columns-repeated="13"/>
          <table:table-cell table:style-name="Default" table:number-columns-repeated="2"/>
        </table:table-row>
      </table:table>
      <table:table table:name="nl_comm" table:style-name="ta1">
        <table:table-column table:style-name="co1" table:number-columns-repeated="5" table:default-cell-style-name="Default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3" table:default-cell-style-name="ce2"/>
        <table:table-column table:style-name="co1" table:default-cell-style-name="ce2"/>
        <table:table-column table:style-name="co1" table:default-cell-style-name="Default"/>
        <table:table-column table:style-name="co4" table:default-cell-style-name="ce14"/>
        <table:table-column table:style-name="co5" table:default-cell-style-name="ce11"/>
        <table:table-column table:style-name="co3" table:default-cell-style-name="ce14"/>
        <table:table-column table:style-name="co1" table:default-cell-style-name="Default"/>
        <table:table-column table:style-name="co6" table:default-cell-style-name="ce2"/>
        <table:table-column table:style-name="co1" table:default-cell-style-name="ce2"/>
        <table:table-column table:style-name="co1" table:default-cell-style-name="ce14"/>
        <table:table-row table:style-name="ro1">
          <table:table-cell office:value-type="string" calcext:value-type="string">
            <text:p>NL_comm comparison</text:p>
          </table:table-cell>
          <table:table-cell table:number-columns-repeated="4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 table:number-rows-repeated="3">
          <table:table-cell table:number-columns-repeated="5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#Absolute</text:p>
          </table:table-cell>
          <table:table-cell office:value-type="string" calcext:value-type="string">
            <text:p>walclock</text:p>
          </table:table-cell>
          <table:table-cell office:value-type="string" calcext:value-type="string">
            <text:p>values</text:p>
          </table:table-cell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#test</text:p>
          </table:table-cell>
          <table:table-cell office:value-type="string" calcext:value-type="string">
            <text:p>variant</text:p>
          </table:table-cell>
          <table:table-cell office:value-type="string" calcext:value-type="string">
            <text:p>nmpi</text:p>
          </table:table-cell>
          <table:table-cell office:value-type="string" calcext:value-type="string">
            <text:p>nnodes</text:p>
          </table:table-cell>
          <table:table-cell/>
          <table:table-cell table:style-name="Default" office:value-type="string" calcext:value-type="string">
            <text:p>NL_1707</text:p>
          </table:table-cell>
          <table:table-cell table:style-name="Default" office:value-type="string" calcext:value-type="string">
            <text:p>NL_comm_1707</text:p>
          </table:table-cell>
          <table:table-cell table:style-name="Default" office:value-type="string" calcext:value-type="string">
            <text:p>Total_1707</text:p>
          </table:table-cell>
          <table:table-cell/>
          <table:table-cell table:style-name="Default" office:value-type="string" calcext:value-type="string">
            <text:p>NL_1709</text:p>
          </table:table-cell>
          <table:table-cell table:style-name="Default" office:value-type="string" calcext:value-type="string">
            <text:p>NL_comm_1709</text:p>
          </table:table-cell>
          <table:table-cell table:style-name="Default" office:value-type="string" calcext:value-type="string">
            <text:p>Total_1709</text:p>
          </table:table-cell>
          <table:table-cell/>
          <table:table-cell table:style-name="Default" office:value-type="string" calcext:value-type="string">
            <text:p>Speedup_NL</text:p>
          </table:table-cell>
          <table:table-cell table:style-name="ce9" office:value-type="string" calcext:value-type="string">
            <text:p>Speedup_NL_comm</text:p>
          </table:table-cell>
          <table:table-cell table:style-name="Default" office:value-type="string" calcext:value-type="string">
            <text:p>Speedup_TOTAL</text:p>
          </table:table-cell>
          <table:table-cell/>
          <table:table-cell table:style-name="Default" office:value-type="string" calcext:value-type="string">
            <text:p>Diff_NL_comm</text:p>
          </table:table-cell>
          <table:table-cell table:style-name="Default" office:value-type="string" calcext:value-type="string">
            <text:p>Diff_TOTAL</text:p>
          </table:table-cell>
          <table:table-cell table:style-name="Default" office:value-type="string" calcext:value-type="string">
            <text:p>Perc_NL_COMM</text:p>
          </table:table-cell>
        </table:table-row>
        <table:table-row table:style-name="ro1">
          <table:table-cell table:style-name="ce4" office:value-type="string" calcext:value-type="string">
            <text:p>nl01</text:p>
          </table:table-cell>
          <table:table-cell table:style-name="ce4" office:value-type="string" calcext:value-type="string">
            <text:p>HT2</text:p>
          </table:table-cell>
          <table:table-cell table:style-name="ce4" office:value-type="float" office:value="256" calcext:value-type="float">
            <text:p>256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7" table:formula="of:=[reference_1707.G13]" office:value-type="float" office:value="9.6713" calcext:value-type="float">
            <text:p>9.67</text:p>
          </table:table-cell>
          <table:table-cell table:style-name="ce7" table:formula="of:=[reference_1707.H13]" office:value-type="float" office:value="8.2208" calcext:value-type="float">
            <text:p>8.22</text:p>
          </table:table-cell>
          <table:table-cell table:style-name="ce7" table:formula="of:=[reference_1707.O13]" office:value-type="float" office:value="28.192" calcext:value-type="float">
            <text:p>28.19</text:p>
          </table:table-cell>
          <table:table-cell table:style-name="ce4"/>
          <table:table-cell table:style-name="ce7" table:formula="of:=[reference_1709.G13]" office:value-type="float" office:value="8.9038" calcext:value-type="float">
            <text:p>8.90</text:p>
          </table:table-cell>
          <table:table-cell table:style-name="ce7" table:formula="of:=[reference_1709.H13]" office:value-type="float" office:value="5.1939" calcext:value-type="float">
            <text:p>5.19</text:p>
          </table:table-cell>
          <table:table-cell table:style-name="ce7" table:formula="of:=[reference_1709.O13]" office:value-type="float" office:value="23.89" calcext:value-type="float">
            <text:p>23.89</text:p>
          </table:table-cell>
          <table:table-cell table:style-name="ce4"/>
          <table:table-cell table:style-name="ce13" table:formula="of:=[.F7]/[.J7]" office:value-type="percentage" office:value="1.08619915092432" calcext:value-type="percentage">
            <text:p>109%</text:p>
          </table:table-cell>
          <table:table-cell table:style-name="ce10" table:formula="of:=[.G7]/[.K7]" office:value-type="percentage" office:value="1.58277979938004" calcext:value-type="percentage">
            <text:p>158%</text:p>
          </table:table-cell>
          <table:table-cell table:style-name="ce13" table:formula="of:=[.H7]/[.L7]" office:value-type="percentage" office:value="1.18007534533278" calcext:value-type="percentage">
            <text:p>118%</text:p>
          </table:table-cell>
          <table:table-cell/>
          <table:table-cell table:formula="of:=[.K7]-[.G7]" office:value-type="float" office:value="-3.0269" calcext:value-type="float">
            <text:p>-3.03</text:p>
          </table:table-cell>
          <table:table-cell table:formula="of:=[.L7]-[.H7]" office:value-type="float" office:value="-4.302" calcext:value-type="float">
            <text:p>-4.30</text:p>
          </table:table-cell>
          <table:table-cell table:formula="of:=[.R7]/[.S7]" office:value-type="percentage" office:value="0.703602975360298" calcext:value-type="percentage">
            <text:p>70%</text:p>
          </table:table-cell>
        </table:table-row>
        <table:table-row table:style-name="ro1">
          <table:table-cell office:value-type="string" calcext:value-type="string">
            <text:p>nl01</text:p>
          </table:table-cell>
          <table:table-cell office:value-type="string" calcext:value-type="string">
            <text:p>HT2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eference_1707.G14]" office:value-type="float" office:value="5.0226" calcext:value-type="float">
            <text:p>5.02</text:p>
          </table:table-cell>
          <table:table-cell table:formula="of:=[reference_1707.H14]" office:value-type="float" office:value="4.7149" calcext:value-type="float">
            <text:p>4.71</text:p>
          </table:table-cell>
          <table:table-cell table:formula="of:=[reference_1707.O14]" office:value-type="float" office:value="15.613" calcext:value-type="float">
            <text:p>15.61</text:p>
          </table:table-cell>
          <table:table-cell/>
          <table:table-cell table:formula="of:=[reference_1709.G14]" office:value-type="float" office:value="4.3837" calcext:value-type="float">
            <text:p>4.38</text:p>
          </table:table-cell>
          <table:table-cell table:formula="of:=[reference_1709.H14]" office:value-type="float" office:value="3.8771" calcext:value-type="float">
            <text:p>3.88</text:p>
          </table:table-cell>
          <table:table-cell table:formula="of:=[reference_1709.O14]" office:value-type="float" office:value="14.539" calcext:value-type="float">
            <text:p>14.54</text:p>
          </table:table-cell>
          <table:table-cell/>
          <table:table-cell table:formula="of:=[.F8]/[.J8]" office:value-type="percentage" office:value="1.1457444624404" calcext:value-type="percentage">
            <text:p>115%</text:p>
          </table:table-cell>
          <table:table-cell table:formula="of:=[.G8]/[.K8]" office:value-type="percentage" office:value="1.21608934512909" calcext:value-type="percentage">
            <text:p>122%</text:p>
          </table:table-cell>
          <table:table-cell table:formula="of:=[.H8]/[.L8]" office:value-type="percentage" office:value="1.07387027993672" calcext:value-type="percentage">
            <text:p>107%</text:p>
          </table:table-cell>
          <table:table-cell/>
          <table:table-cell table:formula="of:=[.K8]-[.G8]" office:value-type="float" office:value="-0.8378" calcext:value-type="float">
            <text:p>-0.84</text:p>
          </table:table-cell>
          <table:table-cell table:formula="of:=[.L8]-[.H8]" office:value-type="float" office:value="-1.074" calcext:value-type="float">
            <text:p>-1.07</text:p>
          </table:table-cell>
          <table:table-cell table:formula="of:=[.R8]/[.S8]" office:value-type="percentage" office:value="0.780074487895716" calcext:value-type="percentage">
            <text:p>78%</text:p>
          </table:table-cell>
        </table:table-row>
        <table:table-row table:style-name="ro1">
          <table:table-cell office:value-type="string" calcext:value-type="string">
            <text:p>nl01</text:p>
          </table:table-cell>
          <table:table-cell office:value-type="string" calcext:value-type="string">
            <text:p>HT2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reference_1707.G15]" office:value-type="float" office:value="2.48" calcext:value-type="float">
            <text:p>2.48</text:p>
          </table:table-cell>
          <table:table-cell table:formula="of:=[reference_1707.H15]" office:value-type="float" office:value="3.0784" calcext:value-type="float">
            <text:p>3.08</text:p>
          </table:table-cell>
          <table:table-cell table:formula="of:=[reference_1707.O15]" office:value-type="float" office:value="9.1806" calcext:value-type="float">
            <text:p>9.18</text:p>
          </table:table-cell>
          <table:table-cell/>
          <table:table-cell table:formula="of:=[reference_1709.G15]" office:value-type="float" office:value="2.2161" calcext:value-type="float">
            <text:p>2.22</text:p>
          </table:table-cell>
          <table:table-cell table:formula="of:=[reference_1709.H15]" office:value-type="float" office:value="4.0788" calcext:value-type="float">
            <text:p>4.08</text:p>
          </table:table-cell>
          <table:table-cell table:formula="of:=[reference_1709.O15]" office:value-type="float" office:value="11.842" calcext:value-type="float">
            <text:p>11.84</text:p>
          </table:table-cell>
          <table:table-cell/>
          <table:table-cell table:formula="of:=[.F9]/[.J9]" office:value-type="percentage" office:value="1.11908307386851" calcext:value-type="percentage">
            <text:p>112%</text:p>
          </table:table-cell>
          <table:table-cell table:formula="of:=[.G9]/[.K9]" office:value-type="percentage" office:value="0.754731783857997" calcext:value-type="percentage">
            <text:p>75%</text:p>
          </table:table-cell>
          <table:table-cell table:formula="of:=[.H9]/[.L9]" office:value-type="percentage" office:value="0.775257557844959" calcext:value-type="percentage">
            <text:p>78%</text:p>
          </table:table-cell>
          <table:table-cell/>
          <table:table-cell table:formula="of:=[.K9]-[.G9]" office:value-type="float" office:value="1.0004" calcext:value-type="float">
            <text:p>1.00</text:p>
          </table:table-cell>
          <table:table-cell table:formula="of:=[.L9]-[.H9]" office:value-type="float" office:value="2.6614" calcext:value-type="float">
            <text:p>2.66</text:p>
          </table:table-cell>
          <table:table-cell table:formula="of:=[.R9]/[.S9]" office:value-type="percentage" office:value="0.375892387465244" calcext:value-type="percentage">
            <text:p>38%</text:p>
          </table:table-cell>
        </table:table-row>
        <table:table-row table:style-name="ro1">
          <table:table-cell office:value-type="string" calcext:value-type="string">
            <text:p>nl01</text:p>
          </table:table-cell>
          <table:table-cell office:value-type="string" calcext:value-type="string">
            <text:p>HT2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reference_1707.G16]" office:value-type="float" office:value="1.5318" calcext:value-type="float">
            <text:p>1.53</text:p>
          </table:table-cell>
          <table:table-cell table:formula="of:=[reference_1707.H16]" office:value-type="float" office:value="3.1194" calcext:value-type="float">
            <text:p>3.12</text:p>
          </table:table-cell>
          <table:table-cell table:formula="of:=[reference_1707.O16]" office:value-type="float" office:value="8.2603" calcext:value-type="float">
            <text:p>8.26</text:p>
          </table:table-cell>
          <table:table-cell/>
          <table:table-cell table:formula="of:=[reference_1709.G16]" office:value-type="float" office:value="1.4307" calcext:value-type="float">
            <text:p>1.43</text:p>
          </table:table-cell>
          <table:table-cell table:formula="of:=[reference_1709.H16]" office:value-type="float" office:value="2.9128" calcext:value-type="float">
            <text:p>2.91</text:p>
          </table:table-cell>
          <table:table-cell table:formula="of:=[reference_1709.O16]" office:value-type="float" office:value="8.2153" calcext:value-type="float">
            <text:p>8.22</text:p>
          </table:table-cell>
          <table:table-cell/>
          <table:table-cell table:formula="of:=[.F10]/[.J10]" office:value-type="percentage" office:value="1.07066470958272" calcext:value-type="percentage">
            <text:p>107%</text:p>
          </table:table-cell>
          <table:table-cell table:formula="of:=[.G10]/[.K10]" office:value-type="percentage" office:value="1.07092831639659" calcext:value-type="percentage">
            <text:p>107%</text:p>
          </table:table-cell>
          <table:table-cell table:formula="of:=[.H10]/[.L10]" office:value-type="percentage" office:value="1.00547758450696" calcext:value-type="percentage">
            <text:p>101%</text:p>
          </table:table-cell>
          <table:table-cell/>
          <table:table-cell table:formula="of:=[.K10]-[.G10]" office:value-type="float" office:value="-0.2066" calcext:value-type="float">
            <text:p>-0.21</text:p>
          </table:table-cell>
          <table:table-cell table:formula="of:=[.L10]-[.H10]" office:value-type="float" office:value="-0.0450000000000017" calcext:value-type="float">
            <text:p>-0.05</text:p>
          </table:table-cell>
          <table:table-cell table:formula="of:=[.R10]/[.S10]" office:value-type="percentage" office:value="4.59111111111095" calcext:value-type="percentage">
            <text:p>459%</text:p>
          </table:table-cell>
        </table:table-row>
        <table:table-row table:style-name="ro1">
          <table:table-cell table:style-name="ce4" office:value-type="string" calcext:value-type="string">
            <text:p>nl02</text:p>
          </table:table-cell>
          <table:table-cell table:style-name="ce4" office:value-type="string" calcext:value-type="string">
            <text:p>HT2</text:p>
          </table:table-cell>
          <table:table-cell table:style-name="ce4" office:value-type="float" office:value="512" calcext:value-type="float">
            <text:p>512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7" table:formula="of:=[reference_1707.G31]" office:value-type="float" office:value="26.311" calcext:value-type="float">
            <text:p>26.31</text:p>
          </table:table-cell>
          <table:table-cell table:style-name="ce7" table:formula="of:=[reference_1707.H31]" office:value-type="float" office:value="21.192" calcext:value-type="float">
            <text:p>21.19</text:p>
          </table:table-cell>
          <table:table-cell table:style-name="ce7" table:formula="of:=[reference_1707.O31]" office:value-type="float" office:value="69.614" calcext:value-type="float">
            <text:p>69.61</text:p>
          </table:table-cell>
          <table:table-cell table:style-name="ce4"/>
          <table:table-cell table:style-name="ce7" table:formula="of:=[reference_1709.G44]" office:value-type="float" office:value="24.161" calcext:value-type="float">
            <text:p>24.16</text:p>
          </table:table-cell>
          <table:table-cell table:style-name="ce7" table:formula="of:=[reference_1709.H44]" office:value-type="float" office:value="13.602" calcext:value-type="float">
            <text:p>13.60</text:p>
          </table:table-cell>
          <table:table-cell table:style-name="ce7" table:formula="of:=[reference_1709.O44]" office:value-type="float" office:value="58.509" calcext:value-type="float">
            <text:p>58.51</text:p>
          </table:table-cell>
          <table:table-cell table:style-name="ce4"/>
          <table:table-cell table:style-name="ce13" table:formula="of:=[.F11]/[.J11]" office:value-type="percentage" office:value="1.08898638301395" calcext:value-type="percentage">
            <text:p>109%</text:p>
          </table:table-cell>
          <table:table-cell table:style-name="ce10" table:formula="of:=[.G11]/[.K11]" office:value-type="percentage" office:value="1.55800617556242" calcext:value-type="percentage">
            <text:p>156%</text:p>
          </table:table-cell>
          <table:table-cell table:style-name="ce13" table:formula="of:=[.H11]/[.L11]" office:value-type="percentage" office:value="1.18979985985062" calcext:value-type="percentage">
            <text:p>119%</text:p>
          </table:table-cell>
          <table:table-cell/>
          <table:table-cell table:formula="of:=[.K11]-[.G11]" office:value-type="float" office:value="-7.59" calcext:value-type="float">
            <text:p>-7.59</text:p>
          </table:table-cell>
          <table:table-cell table:formula="of:=[.L11]-[.H11]" office:value-type="float" office:value="-11.105" calcext:value-type="float">
            <text:p>-11.11</text:p>
          </table:table-cell>
          <table:table-cell table:formula="of:=[.R11]/[.S11]" office:value-type="percentage" office:value="0.683475911751463" calcext:value-type="percentage">
            <text:p>68%</text:p>
          </table:table-cell>
        </table:table-row>
        <table:table-row table:style-name="ro1">
          <table:table-cell office:value-type="string" calcext:value-type="string">
            <text:p>nl02</text:p>
          </table:table-cell>
          <table:table-cell office:value-type="string" calcext:value-type="string">
            <text:p>HT2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reference_1707.G32]" office:value-type="float" office:value="12.859" calcext:value-type="float">
            <text:p>12.86</text:p>
          </table:table-cell>
          <table:table-cell table:formula="of:=[reference_1707.H32]" office:value-type="float" office:value="14.343" calcext:value-type="float">
            <text:p>14.34</text:p>
          </table:table-cell>
          <table:table-cell table:formula="of:=[reference_1707.O32]" office:value-type="float" office:value="39.678" calcext:value-type="float">
            <text:p>39.68</text:p>
          </table:table-cell>
          <table:table-cell/>
          <table:table-cell table:formula="of:=[reference_1709.G45]" office:value-type="float" office:value="12.129" calcext:value-type="float">
            <text:p>12.13</text:p>
          </table:table-cell>
          <table:table-cell table:formula="of:=[reference_1709.H45]" office:value-type="float" office:value="7.736" calcext:value-type="float">
            <text:p>7.74</text:p>
          </table:table-cell>
          <table:table-cell table:formula="of:=[reference_1709.O45]" office:value-type="float" office:value="31.577" calcext:value-type="float">
            <text:p>31.58</text:p>
          </table:table-cell>
          <table:table-cell/>
          <table:table-cell table:formula="of:=[.F12]/[.J12]" office:value-type="percentage" office:value="1.06018633028279" calcext:value-type="percentage">
            <text:p>106%</text:p>
          </table:table-cell>
          <table:table-cell table:formula="of:=[.G12]/[.K12]" office:value-type="percentage" office:value="1.85405894519131" calcext:value-type="percentage">
            <text:p>185%</text:p>
          </table:table-cell>
          <table:table-cell table:formula="of:=[.H12]/[.L12]" office:value-type="percentage" office:value="1.25654748709504" calcext:value-type="percentage">
            <text:p>126%</text:p>
          </table:table-cell>
          <table:table-cell/>
          <table:table-cell table:formula="of:=[.K12]-[.G12]" office:value-type="float" office:value="-6.607" calcext:value-type="float">
            <text:p>-6.61</text:p>
          </table:table-cell>
          <table:table-cell table:formula="of:=[.L12]-[.H12]" office:value-type="float" office:value="-8.101" calcext:value-type="float">
            <text:p>-8.10</text:p>
          </table:table-cell>
          <table:table-cell table:formula="of:=[.R12]/[.S12]" office:value-type="percentage" office:value="0.815578323663746" calcext:value-type="percentage">
            <text:p>82%</text:p>
          </table:table-cell>
        </table:table-row>
        <table:table-row table:style-name="ro1">
          <table:table-cell office:value-type="string" calcext:value-type="string">
            <text:p>nl02</text:p>
          </table:table-cell>
          <table:table-cell office:value-type="string" calcext:value-type="string">
            <text:p>HT2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reference_1707.G33]" office:value-type="float" office:value="7.9264" calcext:value-type="float">
            <text:p>7.93</text:p>
          </table:table-cell>
          <table:table-cell table:formula="of:=[reference_1707.H33]" office:value-type="float" office:value="11.442" calcext:value-type="float">
            <text:p>11.44</text:p>
          </table:table-cell>
          <table:table-cell table:formula="of:=[reference_1707.O33]" office:value-type="float" office:value="27.217" calcext:value-type="float">
            <text:p>27.22</text:p>
          </table:table-cell>
          <table:table-cell/>
          <table:table-cell table:formula="of:=[reference_1709.G46]" office:value-type="float" office:value="7.245" calcext:value-type="float">
            <text:p>7.25</text:p>
          </table:table-cell>
          <table:table-cell table:formula="of:=[reference_1709.H46]" office:value-type="float" office:value="3.6819" calcext:value-type="float">
            <text:p>3.68</text:p>
          </table:table-cell>
          <table:table-cell table:formula="of:=[reference_1709.O46]" office:value-type="float" office:value="19.952" calcext:value-type="float">
            <text:p>19.95</text:p>
          </table:table-cell>
          <table:table-cell/>
          <table:table-cell table:formula="of:=[.F13]/[.J13]" office:value-type="percentage" office:value="1.09405106970324" calcext:value-type="percentage">
            <text:p>109%</text:p>
          </table:table-cell>
          <table:table-cell table:formula="of:=[.G13]/[.K13]" office:value-type="percentage" office:value="3.10763464515603" calcext:value-type="percentage">
            <text:p>311%</text:p>
          </table:table-cell>
          <table:table-cell table:formula="of:=[.H13]/[.L13]" office:value-type="percentage" office:value="1.36412389735365" calcext:value-type="percentage">
            <text:p>136%</text:p>
          </table:table-cell>
          <table:table-cell/>
          <table:table-cell table:formula="of:=[.K13]-[.G13]" office:value-type="float" office:value="-7.7601" calcext:value-type="float">
            <text:p>-7.76</text:p>
          </table:table-cell>
          <table:table-cell table:formula="of:=[.L13]-[.H13]" office:value-type="float" office:value="-7.265" calcext:value-type="float">
            <text:p>-7.27</text:p>
          </table:table-cell>
          <table:table-cell table:formula="of:=[.R13]/[.S13]" office:value-type="percentage" office:value="1.06814865794907" calcext:value-type="percentage">
            <text:p>107%</text:p>
          </table:table-cell>
        </table:table-row>
        <table:table-row table:style-name="ro1">
          <table:table-cell office:value-type="string" calcext:value-type="string">
            <text:p>nl02</text:p>
          </table:table-cell>
          <table:table-cell office:value-type="string" calcext:value-type="string">
            <text:p>HT2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reference_1707.G34]" office:value-type="float" office:value="4.591" calcext:value-type="float">
            <text:p>4.59</text:p>
          </table:table-cell>
          <table:table-cell table:formula="of:=[reference_1707.H34]" office:value-type="float" office:value="15.313" calcext:value-type="float">
            <text:p>15.31</text:p>
          </table:table-cell>
          <table:table-cell table:formula="of:=[reference_1707.O34]" office:value-type="float" office:value="28.647" calcext:value-type="float">
            <text:p>28.65</text:p>
          </table:table-cell>
          <table:table-cell/>
          <table:table-cell table:formula="of:=[reference_1709.G47]" office:value-type="float" office:value="4.0315" calcext:value-type="float">
            <text:p>4.03</text:p>
          </table:table-cell>
          <table:table-cell table:formula="of:=[reference_1709.H47]" office:value-type="float" office:value="6.8628" calcext:value-type="float">
            <text:p>6.86</text:p>
          </table:table-cell>
          <table:table-cell table:formula="of:=[reference_1709.O47]" office:value-type="float" office:value="18.08" calcext:value-type="float">
            <text:p>18.08</text:p>
          </table:table-cell>
          <table:table-cell/>
          <table:table-cell table:formula="of:=[.F14]/[.J14]" office:value-type="percentage" office:value="1.13878209103311" calcext:value-type="percentage">
            <text:p>114%</text:p>
          </table:table-cell>
          <table:table-cell table:formula="of:=[.G14]/[.K14]" office:value-type="percentage" office:value="2.2313050067028" calcext:value-type="percentage">
            <text:p>223%</text:p>
          </table:table-cell>
          <table:table-cell table:formula="of:=[.H14]/[.L14]" office:value-type="percentage" office:value="1.58445796460177" calcext:value-type="percentage">
            <text:p>158%</text:p>
          </table:table-cell>
          <table:table-cell/>
          <table:table-cell table:formula="of:=[.K14]-[.G14]" office:value-type="float" office:value="-8.4502" calcext:value-type="float">
            <text:p>-8.45</text:p>
          </table:table-cell>
          <table:table-cell table:formula="of:=[.L14]-[.H14]" office:value-type="float" office:value="-10.567" calcext:value-type="float">
            <text:p>-10.57</text:p>
          </table:table-cell>
          <table:table-cell table:formula="of:=[.R14]/[.S14]" office:value-type="percentage" office:value="0.79967824358853" calcext:value-type="percentage">
            <text:p>80%</text:p>
          </table:table-cell>
        </table:table-row>
        <table:table-row table:style-name="ro1">
          <table:table-cell table:style-name="ce4" office:value-type="string" calcext:value-type="string">
            <text:p>nl03</text:p>
          </table:table-cell>
          <table:table-cell table:style-name="ce4" office:value-type="string" calcext:value-type="string">
            <text:p>HT2</text:p>
          </table:table-cell>
          <table:table-cell table:style-name="ce4" office:value-type="float" office:value="512" calcext:value-type="float">
            <text:p>512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7" table:formula="of:=[reference_1707.G42]" office:value-type="float" office:value="401.16" calcext:value-type="float">
            <text:p>401.16</text:p>
          </table:table-cell>
          <table:table-cell table:style-name="ce7" table:formula="of:=[reference_1707.H42]" office:value-type="float" office:value="440.69" calcext:value-type="float">
            <text:p>440.69</text:p>
          </table:table-cell>
          <table:table-cell table:style-name="ce7" table:formula="of:=[reference_1707.O42]" office:value-type="float" office:value="1163.1" calcext:value-type="float">
            <text:p>1163.10</text:p>
          </table:table-cell>
          <table:table-cell table:style-name="ce4"/>
          <table:table-cell table:style-name="ce7" table:formula="of:=[reference_1709.G50]" office:value-type="float" office:value="380.65" calcext:value-type="float">
            <text:p>380.65</text:p>
          </table:table-cell>
          <table:table-cell table:style-name="ce7" table:formula="of:=[reference_1709.H50]" office:value-type="float" office:value="368.57" calcext:value-type="float">
            <text:p>368.57</text:p>
          </table:table-cell>
          <table:table-cell table:style-name="ce7" table:formula="of:=[reference_1709.O50]" office:value-type="float" office:value="983.25" calcext:value-type="float">
            <text:p>983.25</text:p>
          </table:table-cell>
          <table:table-cell table:style-name="ce4"/>
          <table:table-cell table:style-name="ce13" table:formula="of:=[.F15]/[.J15]" office:value-type="percentage" office:value="1.05388151845527" calcext:value-type="percentage">
            <text:p>105%</text:p>
          </table:table-cell>
          <table:table-cell table:style-name="ce10" table:formula="of:=[.G15]/[.K15]" office:value-type="percentage" office:value="1.19567517703557" calcext:value-type="percentage">
            <text:p>120%</text:p>
          </table:table-cell>
          <table:table-cell table:style-name="ce13" table:formula="of:=[.H15]/[.L15]" office:value-type="percentage" office:value="1.18291380625477" calcext:value-type="percentage">
            <text:p>118%</text:p>
          </table:table-cell>
          <table:table-cell/>
          <table:table-cell table:formula="of:=[.K15]-[.G15]" office:value-type="float" office:value="-72.1200000000001" calcext:value-type="float">
            <text:p>-72.12</text:p>
          </table:table-cell>
          <table:table-cell table:formula="of:=[.L15]-[.H15]" office:value-type="float" office:value="-179.85" calcext:value-type="float">
            <text:p>-179.85</text:p>
          </table:table-cell>
          <table:table-cell table:formula="of:=[.R15]/[.S15]" office:value-type="percentage" office:value="0.401000834028357" calcext:value-type="percentage">
            <text:p>40%</text:p>
          </table:table-cell>
        </table:table-row>
        <table:table-row table:style-name="ro1">
          <table:table-cell office:value-type="string" calcext:value-type="string">
            <text:p>nl03</text:p>
          </table:table-cell>
          <table:table-cell office:value-type="string" calcext:value-type="string">
            <text:p>HT2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reference_1707.G43]" office:value-type="float" office:value="207.83" calcext:value-type="float">
            <text:p>207.83</text:p>
          </table:table-cell>
          <table:table-cell table:formula="of:=[reference_1707.H43]" office:value-type="float" office:value="343.66" calcext:value-type="float">
            <text:p>343.66</text:p>
          </table:table-cell>
          <table:table-cell table:formula="of:=[reference_1707.O43]" office:value-type="float" office:value="710.14" calcext:value-type="float">
            <text:p>710.14</text:p>
          </table:table-cell>
          <table:table-cell/>
          <table:table-cell table:formula="of:=[reference_1709.G51]" office:value-type="float" office:value="193.97" calcext:value-type="float">
            <text:p>193.97</text:p>
          </table:table-cell>
          <table:table-cell table:formula="of:=[reference_1709.H51]" office:value-type="float" office:value="214.32" calcext:value-type="float">
            <text:p>214.32</text:p>
          </table:table-cell>
          <table:table-cell table:formula="of:=[reference_1709.O51]" office:value-type="float" office:value="517.43" calcext:value-type="float">
            <text:p>517.43</text:p>
          </table:table-cell>
          <table:table-cell/>
          <table:table-cell table:formula="of:=[.F16]/[.J16]" office:value-type="percentage" office:value="1.07145434861061" calcext:value-type="percentage">
            <text:p>107%</text:p>
          </table:table-cell>
          <table:table-cell table:formula="of:=[.G16]/[.K16]" office:value-type="percentage" office:value="1.60349010824935" calcext:value-type="percentage">
            <text:p>160%</text:p>
          </table:table-cell>
          <table:table-cell table:formula="of:=[.H16]/[.L16]" office:value-type="percentage" office:value="1.37243685136154" calcext:value-type="percentage">
            <text:p>137%</text:p>
          </table:table-cell>
          <table:table-cell/>
          <table:table-cell table:formula="of:=[.K16]-[.G16]" office:value-type="float" office:value="-129.34" calcext:value-type="float">
            <text:p>-129.34</text:p>
          </table:table-cell>
          <table:table-cell table:formula="of:=[.L16]-[.H16]" office:value-type="float" office:value="-192.71" calcext:value-type="float">
            <text:p>-192.71</text:p>
          </table:table-cell>
          <table:table-cell table:formula="of:=[.R16]/[.S16]" office:value-type="percentage" office:value="0.671163925068756" calcext:value-type="percentage">
            <text:p>67%</text:p>
          </table:table-cell>
        </table:table-row>
        <table:table-row table:style-name="ro1">
          <table:table-cell office:value-type="string" calcext:value-type="string">
            <text:p>nl03</text:p>
          </table:table-cell>
          <table:table-cell office:value-type="string" calcext:value-type="string">
            <text:p>HT2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reference_1707.G44]" office:value-type="float" office:value="105.79" calcext:value-type="float">
            <text:p>105.79</text:p>
          </table:table-cell>
          <table:table-cell table:formula="of:=[reference_1707.H44]" office:value-type="float" office:value="129.56" calcext:value-type="float">
            <text:p>129.56</text:p>
          </table:table-cell>
          <table:table-cell table:formula="of:=[reference_1707.O44]" office:value-type="float" office:value="319.4" calcext:value-type="float">
            <text:p>319.40</text:p>
          </table:table-cell>
          <table:table-cell/>
          <table:table-cell table:formula="of:=[reference_1709.G52]" office:value-type="float" office:value="94.373" calcext:value-type="float">
            <text:p>94.37</text:p>
          </table:table-cell>
          <table:table-cell table:formula="of:=[reference_1709.H52]" office:value-type="float" office:value="130.82" calcext:value-type="float">
            <text:p>130.82</text:p>
          </table:table-cell>
          <table:table-cell table:formula="of:=[reference_1709.O52]" office:value-type="float" office:value="291.97" calcext:value-type="float">
            <text:p>291.97</text:p>
          </table:table-cell>
          <table:table-cell/>
          <table:table-cell table:formula="of:=[.F17]/[.J17]" office:value-type="percentage" office:value="1.12097739819652" calcext:value-type="percentage">
            <text:p>112%</text:p>
          </table:table-cell>
          <table:table-cell table:formula="of:=[.G17]/[.K17]" office:value-type="percentage" office:value="0.990368445191867" calcext:value-type="percentage">
            <text:p>99%</text:p>
          </table:table-cell>
          <table:table-cell table:formula="of:=[.H17]/[.L17]" office:value-type="percentage" office:value="1.09394800835702" calcext:value-type="percentage">
            <text:p>109%</text:p>
          </table:table-cell>
          <table:table-cell/>
          <table:table-cell table:formula="of:=[.K17]-[.G17]" office:value-type="float" office:value="1.25999999999999" calcext:value-type="float">
            <text:p>1.26</text:p>
          </table:table-cell>
          <table:table-cell table:formula="of:=[.L17]-[.H17]" office:value-type="float" office:value="-27.4299999999999" calcext:value-type="float">
            <text:p>-27.43</text:p>
          </table:table-cell>
          <table:table-cell table:formula="of:=[.R17]/[.S17]" office:value-type="percentage" office:value="-0.0459351075464817" calcext:value-type="percentage">
            <text:p>-5%</text:p>
          </table:table-cell>
        </table:table-row>
        <table:table-row table:style-name="ro1">
          <table:table-cell office:value-type="string" calcext:value-type="string">
            <text:p>nl03</text:p>
          </table:table-cell>
          <table:table-cell office:value-type="string" calcext:value-type="string">
            <text:p>HT2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reference_1707.G45]" office:value-type="float" office:value="60.5" calcext:value-type="float">
            <text:p>60.50</text:p>
          </table:table-cell>
          <table:table-cell table:formula="of:=[reference_1707.H45]" office:value-type="float" office:value="113.67" calcext:value-type="float">
            <text:p>113.67</text:p>
          </table:table-cell>
          <table:table-cell table:formula="of:=[reference_1707.O45]" office:value-type="float" office:value="217.28" calcext:value-type="float">
            <text:p>217.28</text:p>
          </table:table-cell>
          <table:table-cell/>
          <table:table-cell table:formula="of:=[reference_1709.G53]" office:value-type="float" office:value="55.998" calcext:value-type="float">
            <text:p>56.00</text:p>
          </table:table-cell>
          <table:table-cell table:formula="of:=[reference_1709.H53]" office:value-type="float" office:value="51.645" calcext:value-type="float">
            <text:p>51.65</text:p>
          </table:table-cell>
          <table:table-cell table:formula="of:=[reference_1709.O53]" office:value-type="float" office:value="166.82" calcext:value-type="float">
            <text:p>166.82</text:p>
          </table:table-cell>
          <table:table-cell/>
          <table:table-cell table:formula="of:=[.F18]/[.J18]" office:value-type="percentage" office:value="1.08039572841887" calcext:value-type="percentage">
            <text:p>108%</text:p>
          </table:table-cell>
          <table:table-cell table:formula="of:=[.G18]/[.K18]" office:value-type="percentage" office:value="2.20098751089166" calcext:value-type="percentage">
            <text:p>220%</text:p>
          </table:table-cell>
          <table:table-cell table:formula="of:=[.H18]/[.L18]" office:value-type="percentage" office:value="1.30248171682053" calcext:value-type="percentage">
            <text:p>130%</text:p>
          </table:table-cell>
          <table:table-cell/>
          <table:table-cell table:formula="of:=[.K18]-[.G18]" office:value-type="float" office:value="-62.025" calcext:value-type="float">
            <text:p>-62.03</text:p>
          </table:table-cell>
          <table:table-cell table:formula="of:=[.L18]-[.H18]" office:value-type="float" office:value="-50.46" calcext:value-type="float">
            <text:p>-50.46</text:p>
          </table:table-cell>
          <table:table-cell table:formula="of:=[.R18]/[.S18]" office:value-type="percentage" office:value="1.22919143876338" calcext:value-type="percentage">
            <text:p>123%</text:p>
          </table:table-cell>
        </table:table-row>
        <table:table-row table:style-name="ro1">
          <table:table-cell table:style-name="ce4" table:formula="of:=[reference_1707.A53]" office:value-type="string" office:string-value="weak1" calcext:value-type="string">
            <text:p>weak1</text:p>
          </table:table-cell>
          <table:table-cell table:style-name="ce4" table:formula="of:=[reference_1707.B53]" office:value-type="string" office:string-value="noHT" calcext:value-type="string">
            <text:p>noHT</text:p>
          </table:table-cell>
          <table:table-cell table:style-name="ce4" table:formula="of:=[reference_1707.C53]" office:value-type="float" office:value="768" calcext:value-type="float">
            <text:p>768</text:p>
          </table:table-cell>
          <table:table-cell table:style-name="ce4" table:formula="of:=[reference_1707.D53]" office:value-type="float" office:value="12" calcext:value-type="float">
            <text:p>12</text:p>
          </table:table-cell>
          <table:table-cell table:style-name="ce4"/>
          <table:table-cell table:style-name="ce7" table:formula="of:=[reference_1707.G53]" office:value-type="float" office:value="192.99" calcext:value-type="float">
            <text:p>192.99</text:p>
          </table:table-cell>
          <table:table-cell table:style-name="ce7" table:formula="of:=[reference_1707.H53]" office:value-type="float" office:value="169.5" calcext:value-type="float">
            <text:p>169.50</text:p>
          </table:table-cell>
          <table:table-cell table:style-name="ce7" table:formula="of:=[reference_1707.O53]" office:value-type="float" office:value="513.1" calcext:value-type="float">
            <text:p>513.10</text:p>
          </table:table-cell>
          <table:table-cell table:style-name="ce4"/>
          <table:table-cell table:style-name="ce7" table:formula="of:=[reference_1709.G71]" office:value-type="float" office:value="197.33" calcext:value-type="float">
            <text:p>197.33</text:p>
          </table:table-cell>
          <table:table-cell table:style-name="ce7" table:formula="of:=[reference_1709.H71]" office:value-type="float" office:value="123.43" calcext:value-type="float">
            <text:p>123.43</text:p>
          </table:table-cell>
          <table:table-cell table:style-name="ce7" table:formula="of:=[reference_1709.O71]" office:value-type="float" office:value="405.93" calcext:value-type="float">
            <text:p>405.93</text:p>
          </table:table-cell>
          <table:table-cell table:style-name="ce4"/>
          <table:table-cell table:style-name="ce13" table:formula="of:=[.F19]/[.J19]" office:value-type="percentage" office:value="0.978006385242994" calcext:value-type="percentage">
            <text:p>98%</text:p>
          </table:table-cell>
          <table:table-cell table:style-name="ce10" table:formula="of:=[.G19]/[.K19]" office:value-type="percentage" office:value="1.37324799481487" calcext:value-type="percentage">
            <text:p>137%</text:p>
          </table:table-cell>
          <table:table-cell table:style-name="ce13" table:formula="of:=[.H19]/[.L19]" office:value-type="percentage" office:value="1.26401103638558" calcext:value-type="percentage">
            <text:p>126%</text:p>
          </table:table-cell>
          <table:table-cell/>
          <table:table-cell table:formula="of:=[.K19]-[.G19]" office:value-type="float" office:value="-46.07" calcext:value-type="float">
            <text:p>-46.07</text:p>
          </table:table-cell>
          <table:table-cell table:formula="of:=[.L19]-[.H19]" office:value-type="float" office:value="-107.17" calcext:value-type="float">
            <text:p>-107.17</text:p>
          </table:table-cell>
          <table:table-cell table:formula="of:=[.R19]/[.S19]" office:value-type="percentage" office:value="0.429877764299711" calcext:value-type="percentage">
            <text:p>43%</text:p>
          </table:table-cell>
        </table:table-row>
        <table:table-row table:style-name="ro1">
          <table:table-cell table:formula="of:=[reference_1707.A55]" office:value-type="string" office:string-value="weak1" calcext:value-type="string">
            <text:p>weak1</text:p>
          </table:table-cell>
          <table:table-cell table:formula="of:=[reference_1707.B55]" office:value-type="string" office:string-value="noHT" calcext:value-type="string">
            <text:p>noHT</text:p>
          </table:table-cell>
          <table:table-cell table:formula="of:=[reference_1707.C55]" office:value-type="float" office:value="3072" calcext:value-type="float">
            <text:p>3072</text:p>
          </table:table-cell>
          <table:table-cell table:formula="of:=[reference_1707.D55]" office:value-type="float" office:value="48" calcext:value-type="float">
            <text:p>48</text:p>
          </table:table-cell>
          <table:table-cell/>
          <table:table-cell table:formula="of:=[reference_1707.G55]" office:value-type="float" office:value="48.287" calcext:value-type="float">
            <text:p>48.29</text:p>
          </table:table-cell>
          <table:table-cell table:formula="of:=[reference_1707.H55]" office:value-type="float" office:value="55.301" calcext:value-type="float">
            <text:p>55.30</text:p>
          </table:table-cell>
          <table:table-cell table:formula="of:=[reference_1707.O55]" office:value-type="float" office:value="179.32" calcext:value-type="float">
            <text:p>179.32</text:p>
          </table:table-cell>
          <table:table-cell/>
          <table:table-cell table:formula="of:=[reference_1709.G72]" office:value-type="float" office:value="43.38" calcext:value-type="float">
            <text:p>43.38</text:p>
          </table:table-cell>
          <table:table-cell table:formula="of:=[reference_1709.H72]" office:value-type="float" office:value="28.753" calcext:value-type="float">
            <text:p>28.75</text:p>
          </table:table-cell>
          <table:table-cell table:formula="of:=[reference_1709.O72]" office:value-type="float" office:value="101.71" calcext:value-type="float">
            <text:p>101.71</text:p>
          </table:table-cell>
          <table:table-cell/>
          <table:table-cell table:formula="of:=[.F20]/[.J20]" office:value-type="percentage" office:value="1.11311664361457" calcext:value-type="percentage">
            <text:p>111%</text:p>
          </table:table-cell>
          <table:table-cell table:formula="of:=[.G20]/[.K20]" office:value-type="percentage" office:value="1.92331235001565" calcext:value-type="percentage">
            <text:p>192%</text:p>
          </table:table-cell>
          <table:table-cell table:formula="of:=[.H20]/[.L20]" office:value-type="percentage" office:value="1.76305181398093" calcext:value-type="percentage">
            <text:p>176%</text:p>
          </table:table-cell>
          <table:table-cell/>
          <table:table-cell table:formula="of:=[.K20]-[.G20]" office:value-type="float" office:value="-26.548" calcext:value-type="float">
            <text:p>-26.55</text:p>
          </table:table-cell>
          <table:table-cell table:formula="of:=[.L20]-[.H20]" office:value-type="float" office:value="-77.61" calcext:value-type="float">
            <text:p>-77.61</text:p>
          </table:table-cell>
          <table:table-cell table:formula="of:=[.R20]/[.S20]" office:value-type="percentage" office:value="0.342069320963793" calcext:value-type="percentage">
            <text:p>34%</text:p>
          </table:table-cell>
        </table:table-row>
        <table:table-row table:style-name="ro1">
          <table:table-cell table:style-name="ce4" table:formula="of:=[reference_1707.A58]" office:value-type="string" office:string-value="weak2" calcext:value-type="string">
            <text:p>weak2</text:p>
          </table:table-cell>
          <table:table-cell table:style-name="ce4" table:formula="of:=[reference_1707.B58]" office:value-type="string" office:string-value="noHT" calcext:value-type="string">
            <text:p>noHT</text:p>
          </table:table-cell>
          <table:table-cell table:style-name="ce4" table:formula="of:=[reference_1707.C58]" office:value-type="float" office:value="1536" calcext:value-type="float">
            <text:p>1536</text:p>
          </table:table-cell>
          <table:table-cell table:style-name="ce4" table:formula="of:=[reference_1707.D58]" office:value-type="float" office:value="24" calcext:value-type="float">
            <text:p>24</text:p>
          </table:table-cell>
          <table:table-cell table:style-name="ce4"/>
          <table:table-cell table:style-name="ce7" table:formula="of:=[reference_1707.G58]" office:value-type="float" office:value="192.28" calcext:value-type="float">
            <text:p>192.28</text:p>
          </table:table-cell>
          <table:table-cell table:style-name="ce7" table:formula="of:=[reference_1707.H58]" office:value-type="float" office:value="181.53" calcext:value-type="float">
            <text:p>181.53</text:p>
          </table:table-cell>
          <table:table-cell table:style-name="ce7" table:formula="of:=[reference_1707.O58]" office:value-type="float" office:value="530.87" calcext:value-type="float">
            <text:p>530.87</text:p>
          </table:table-cell>
          <table:table-cell table:style-name="ce4"/>
          <table:table-cell table:style-name="ce7" table:formula="of:=[reference_1709.G80]" office:value-type="float" office:value="193.57" calcext:value-type="float">
            <text:p>193.57</text:p>
          </table:table-cell>
          <table:table-cell table:style-name="ce7" table:formula="of:=[reference_1709.H80]" office:value-type="float" office:value="147.6" calcext:value-type="float">
            <text:p>147.60</text:p>
          </table:table-cell>
          <table:table-cell table:style-name="ce7" table:formula="of:=[reference_1709.O80]" office:value-type="float" office:value="429.27" calcext:value-type="float">
            <text:p>429.27</text:p>
          </table:table-cell>
          <table:table-cell table:style-name="ce4"/>
          <table:table-cell table:style-name="ce13" table:formula="of:=[.F21]/[.J21]" office:value-type="percentage" office:value="0.993335744175234" calcext:value-type="percentage">
            <text:p>99%</text:p>
          </table:table-cell>
          <table:table-cell table:style-name="ce10" table:formula="of:=[.G21]/[.K21]" office:value-type="percentage" office:value="1.22987804878049" calcext:value-type="percentage">
            <text:p>123%</text:p>
          </table:table-cell>
          <table:table-cell table:style-name="ce13" table:formula="of:=[.H21]/[.L21]" office:value-type="percentage" office:value="1.23668087683742" calcext:value-type="percentage">
            <text:p>124%</text:p>
          </table:table-cell>
          <table:table-cell/>
          <table:table-cell table:formula="of:=[.K21]-[.G21]" office:value-type="float" office:value="-33.93" calcext:value-type="float">
            <text:p>-33.93</text:p>
          </table:table-cell>
          <table:table-cell table:formula="of:=[.L21]-[.H21]" office:value-type="float" office:value="-101.6" calcext:value-type="float">
            <text:p>-101.60</text:p>
          </table:table-cell>
          <table:table-cell table:formula="of:=[.R21]/[.S21]" office:value-type="percentage" office:value="0.333956692913386" calcext:value-type="percentage">
            <text:p>33%</text:p>
          </table:table-cell>
        </table:table-row>
        <table:table-row table:style-name="ro1">
          <table:table-cell table:formula="of:=[reference_1707.A59]" office:value-type="string" office:string-value="weak2" calcext:value-type="string">
            <text:p>weak2</text:p>
          </table:table-cell>
          <table:table-cell table:formula="of:=[reference_1707.B59]" office:value-type="string" office:string-value="noHT" calcext:value-type="string">
            <text:p>noHT</text:p>
          </table:table-cell>
          <table:table-cell table:formula="of:=[reference_1707.C59]" office:value-type="float" office:value="3072" calcext:value-type="float">
            <text:p>3072</text:p>
          </table:table-cell>
          <table:table-cell table:formula="of:=[reference_1707.D59]" office:value-type="float" office:value="48" calcext:value-type="float">
            <text:p>48</text:p>
          </table:table-cell>
          <table:table-cell/>
          <table:table-cell table:formula="of:=[reference_1707.G59]" office:value-type="float" office:value="93.992" calcext:value-type="float">
            <text:p>93.99</text:p>
          </table:table-cell>
          <table:table-cell table:formula="of:=[reference_1707.H59]" office:value-type="float" office:value="85.255" calcext:value-type="float">
            <text:p>85.26</text:p>
          </table:table-cell>
          <table:table-cell table:formula="of:=[reference_1707.O59]" office:value-type="float" office:value="279.52" calcext:value-type="float">
            <text:p>279.52</text:p>
          </table:table-cell>
          <table:table-cell/>
          <table:table-cell table:formula="of:=[reference_1709.G81]" office:value-type="float" office:value="92.56" calcext:value-type="float">
            <text:p>92.56</text:p>
          </table:table-cell>
          <table:table-cell table:formula="of:=[reference_1709.H81]" office:value-type="float" office:value="67.28" calcext:value-type="float">
            <text:p>67.28</text:p>
          </table:table-cell>
          <table:table-cell table:formula="of:=[reference_1709.O81]" office:value-type="float" office:value="209.63" calcext:value-type="float">
            <text:p>209.63</text:p>
          </table:table-cell>
          <table:table-cell/>
          <table:table-cell table:formula="of:=[.F22]/[.J22]" office:value-type="percentage" office:value="1.01547104580812" calcext:value-type="percentage">
            <text:p>102%</text:p>
          </table:table-cell>
          <table:table-cell table:formula="of:=[.G22]/[.K22]" office:value-type="percentage" office:value="1.26716706302021" calcext:value-type="percentage">
            <text:p>127%</text:p>
          </table:table-cell>
          <table:table-cell table:formula="of:=[.H22]/[.L22]" office:value-type="percentage" office:value="1.33339693746124" calcext:value-type="percentage">
            <text:p>133%</text:p>
          </table:table-cell>
          <table:table-cell/>
          <table:table-cell table:formula="of:=[.K22]-[.G22]" office:value-type="float" office:value="-17.975" calcext:value-type="float">
            <text:p>-17.98</text:p>
          </table:table-cell>
          <table:table-cell table:formula="of:=[.L22]-[.H22]" office:value-type="float" office:value="-69.89" calcext:value-type="float">
            <text:p>-69.89</text:p>
          </table:table-cell>
          <table:table-cell table:formula="of:=[.R22]/[.S22]" office:value-type="percentage" office:value="0.257189869795393" calcext:value-type="percentage">
            <text:p>26%</text:p>
          </table:table-cell>
        </table:table-row>
        <table:table-row table:style-name="ro1">
          <table:table-cell table:formula="of:=[reference_1707.A60]" office:value-type="string" office:string-value="weak2" calcext:value-type="string">
            <text:p>weak2</text:p>
          </table:table-cell>
          <table:table-cell table:formula="of:=[reference_1707.B60]" office:value-type="string" office:string-value="noHT" calcext:value-type="string">
            <text:p>noHT</text:p>
          </table:table-cell>
          <table:table-cell table:formula="of:=[reference_1707.C60]" office:value-type="float" office:value="6144" calcext:value-type="float">
            <text:p>6144</text:p>
          </table:table-cell>
          <table:table-cell table:formula="of:=[reference_1707.D60]" office:value-type="float" office:value="96" calcext:value-type="float">
            <text:p>96</text:p>
          </table:table-cell>
          <table:table-cell/>
          <table:table-cell table:formula="of:=[reference_1707.G60]" office:value-type="float" office:value="47.162" calcext:value-type="float">
            <text:p>47.16</text:p>
          </table:table-cell>
          <table:table-cell table:formula="of:=[reference_1707.H60]" office:value-type="float" office:value="60.183" calcext:value-type="float">
            <text:p>60.18</text:p>
          </table:table-cell>
          <table:table-cell table:formula="of:=[reference_1707.O60]" office:value-type="float" office:value="181.57" calcext:value-type="float">
            <text:p>181.57</text:p>
          </table:table-cell>
          <table:table-cell/>
          <table:table-cell table:formula="of:=[reference_1709.G82]" office:value-type="float" office:value="42.097" calcext:value-type="float">
            <text:p>42.10</text:p>
          </table:table-cell>
          <table:table-cell table:formula="of:=[reference_1709.H82]" office:value-type="float" office:value="40.403" calcext:value-type="float">
            <text:p>40.40</text:p>
          </table:table-cell>
          <table:table-cell table:formula="of:=[reference_1709.O82]" office:value-type="float" office:value="110.63" calcext:value-type="float">
            <text:p>110.63</text:p>
          </table:table-cell>
          <table:table-cell/>
          <table:table-cell table:formula="of:=[.F23]/[.J23]" office:value-type="percentage" office:value="1.12031736228235" calcext:value-type="percentage">
            <text:p>112%</text:p>
          </table:table-cell>
          <table:table-cell table:formula="of:=[.G23]/[.K23]" office:value-type="percentage" office:value="1.48956760636586" calcext:value-type="percentage">
            <text:p>149%</text:p>
          </table:table-cell>
          <table:table-cell table:formula="of:=[.H23]/[.L23]" office:value-type="percentage" office:value="1.64123655428003" calcext:value-type="percentage">
            <text:p>164%</text:p>
          </table:table-cell>
          <table:table-cell/>
          <table:table-cell table:formula="of:=[.K23]-[.G23]" office:value-type="float" office:value="-19.78" calcext:value-type="float">
            <text:p>-19.78</text:p>
          </table:table-cell>
          <table:table-cell table:formula="of:=[.L23]-[.H23]" office:value-type="float" office:value="-70.94" calcext:value-type="float">
            <text:p>-70.94</text:p>
          </table:table-cell>
          <table:table-cell table:formula="of:=[.R23]/[.S23]" office:value-type="percentage" office:value="0.278827177896814" calcext:value-type="percentage">
            <text:p>28%</text:p>
          </table:table-cell>
        </table:table-row>
        <table:table-row table:style-name="ro1">
          <table:table-cell table:style-name="ce4" table:formula="of:=[reference_1707.A61]" office:value-type="string" office:string-value="weak3" calcext:value-type="string">
            <text:p>weak3</text:p>
          </table:table-cell>
          <table:table-cell table:style-name="ce4" table:formula="of:=[reference_1707.B61]" office:value-type="string" office:string-value="noHT" calcext:value-type="string">
            <text:p>noHT</text:p>
          </table:table-cell>
          <table:table-cell table:style-name="ce4" table:formula="of:=[reference_1707.C61]" office:value-type="float" office:value="3072" calcext:value-type="float">
            <text:p>3072</text:p>
          </table:table-cell>
          <table:table-cell table:style-name="ce4" table:formula="of:=[reference_1707.D61]" office:value-type="float" office:value="48" calcext:value-type="float">
            <text:p>48</text:p>
          </table:table-cell>
          <table:table-cell table:style-name="ce4"/>
          <table:table-cell table:style-name="ce7" table:formula="of:=[reference_1707.G61]" office:value-type="float" office:value="139.92" calcext:value-type="float">
            <text:p>139.92</text:p>
          </table:table-cell>
          <table:table-cell table:style-name="ce7" table:formula="of:=[reference_1707.H61]" office:value-type="float" office:value="155.18" calcext:value-type="float">
            <text:p>155.18</text:p>
          </table:table-cell>
          <table:table-cell table:style-name="ce7" table:formula="of:=[reference_1707.O61]" office:value-type="float" office:value="423.33" calcext:value-type="float">
            <text:p>423.33</text:p>
          </table:table-cell>
          <table:table-cell table:style-name="ce4"/>
          <table:table-cell table:style-name="ce7" table:formula="of:=[reference_1709.G96]" office:value-type="float" office:value="139.5" calcext:value-type="float">
            <text:p>139.50</text:p>
          </table:table-cell>
          <table:table-cell table:style-name="ce7" table:formula="of:=[reference_1709.H96]" office:value-type="float" office:value="104.37" calcext:value-type="float">
            <text:p>104.37</text:p>
          </table:table-cell>
          <table:table-cell table:style-name="ce7" table:formula="of:=[reference_1709.O96]" office:value-type="float" office:value="311.67" calcext:value-type="float">
            <text:p>311.67</text:p>
          </table:table-cell>
          <table:table-cell table:style-name="ce4"/>
          <table:table-cell table:style-name="ce13" table:formula="of:=[.F24]/[.J24]" office:value-type="percentage" office:value="1.00301075268817" calcext:value-type="percentage">
            <text:p>100%</text:p>
          </table:table-cell>
          <table:table-cell table:style-name="ce10" table:formula="of:=[.G24]/[.K24]" office:value-type="percentage" office:value="1.48682571620197" calcext:value-type="percentage">
            <text:p>149%</text:p>
          </table:table-cell>
          <table:table-cell table:style-name="ce13" table:formula="of:=[.H24]/[.L24]" office:value-type="percentage" office:value="1.35826354798344" calcext:value-type="percentage">
            <text:p>136%</text:p>
          </table:table-cell>
          <table:table-cell/>
          <table:table-cell table:formula="of:=[.K24]-[.G24]" office:value-type="float" office:value="-50.81" calcext:value-type="float">
            <text:p>-50.81</text:p>
          </table:table-cell>
          <table:table-cell table:formula="of:=[.L24]-[.H24]" office:value-type="float" office:value="-111.66" calcext:value-type="float">
            <text:p>-111.66</text:p>
          </table:table-cell>
          <table:table-cell table:formula="of:=[.R24]/[.S24]" office:value-type="percentage" office:value="0.455042092065198" calcext:value-type="percentage">
            <text:p>46%</text:p>
          </table:table-cell>
        </table:table-row>
        <table:table-row table:style-name="ro1">
          <table:table-cell table:style-name="ce5" table:formula="of:=[reference_1707.A62]" office:value-type="string" office:string-value="weak3" calcext:value-type="string">
            <text:p>weak3</text:p>
          </table:table-cell>
          <table:table-cell table:style-name="ce5" table:formula="of:=[reference_1707.B62]" office:value-type="string" office:string-value="noHT" calcext:value-type="string">
            <text:p>noHT</text:p>
          </table:table-cell>
          <table:table-cell table:style-name="ce5" table:formula="of:=[reference_1707.C62]" office:value-type="float" office:value="6144" calcext:value-type="float">
            <text:p>6144</text:p>
          </table:table-cell>
          <table:table-cell table:style-name="ce5" table:formula="of:=[reference_1707.D62]" office:value-type="float" office:value="96" calcext:value-type="float">
            <text:p>96</text:p>
          </table:table-cell>
          <table:table-cell table:style-name="ce5"/>
          <table:table-cell table:style-name="ce8" table:formula="of:=[reference_1707.G62]" office:value-type="float" office:value="94.652" calcext:value-type="float">
            <text:p>94.65</text:p>
          </table:table-cell>
          <table:table-cell table:style-name="ce8" table:formula="of:=[reference_1707.H62]" office:value-type="float" office:value="140.37" calcext:value-type="float">
            <text:p>140.37</text:p>
          </table:table-cell>
          <table:table-cell table:style-name="ce8" table:formula="of:=[reference_1707.O62]" office:value-type="float" office:value="323.13" calcext:value-type="float">
            <text:p>323.13</text:p>
          </table:table-cell>
          <table:table-cell table:style-name="ce5"/>
          <table:table-cell table:style-name="ce8" table:formula="of:=[reference_1709.G97]" office:value-type="float" office:value="88.7" calcext:value-type="float">
            <text:p>88.70</text:p>
          </table:table-cell>
          <table:table-cell table:style-name="ce8" table:formula="of:=[reference_1709.H97]" office:value-type="float" office:value="78.883" calcext:value-type="float">
            <text:p>78.88</text:p>
          </table:table-cell>
          <table:table-cell table:style-name="ce8" table:formula="of:=[reference_1709.O97]" office:value-type="float" office:value="204.47" calcext:value-type="float">
            <text:p>204.47</text:p>
          </table:table-cell>
          <table:table-cell/>
          <table:table-cell table:formula="of:=[.F25]/[.J25]" office:value-type="percentage" office:value="1.06710259301015" calcext:value-type="percentage">
            <text:p>107%</text:p>
          </table:table-cell>
          <table:table-cell table:formula="of:=[.G25]/[.K25]" office:value-type="percentage" office:value="1.77947086190941" calcext:value-type="percentage">
            <text:p>178%</text:p>
          </table:table-cell>
          <table:table-cell table:formula="of:=[.H25]/[.L25]" office:value-type="percentage" office:value="1.58032963270895" calcext:value-type="percentage">
            <text:p>158%</text:p>
          </table:table-cell>
          <table:table-cell/>
          <table:table-cell table:formula="of:=[.K25]-[.G25]" office:value-type="float" office:value="-61.487" calcext:value-type="float">
            <text:p>-61.49</text:p>
          </table:table-cell>
          <table:table-cell table:formula="of:=[.L25]-[.H25]" office:value-type="float" office:value="-118.66" calcext:value-type="float">
            <text:p>-118.66</text:p>
          </table:table-cell>
          <table:table-cell table:formula="of:=[.R25]/[.S25]" office:value-type="percentage" office:value="0.518177987527389" calcext:value-type="percentage">
            <text:p>52%</text:p>
          </table:table-cell>
        </table:table-row>
        <table:table-row table:style-name="ro1">
          <table:table-cell table:formula="of:=[reference_1707.A63]" office:value-type="string" office:string-value="weak3" calcext:value-type="string">
            <text:p>weak3</text:p>
          </table:table-cell>
          <table:table-cell table:formula="of:=[reference_1707.B63]" office:value-type="string" office:string-value="noHT" calcext:value-type="string">
            <text:p>noHT</text:p>
          </table:table-cell>
          <table:table-cell table:formula="of:=[reference_1707.C63]" office:value-type="float" office:value="12288" calcext:value-type="float">
            <text:p>12288</text:p>
          </table:table-cell>
          <table:table-cell table:formula="of:=[reference_1707.D63]" office:value-type="float" office:value="192" calcext:value-type="float">
            <text:p>192</text:p>
          </table:table-cell>
          <table:table-cell/>
          <table:table-cell table:formula="of:=[reference_1707.G63]" office:value-type="float" office:value="45.743" calcext:value-type="float">
            <text:p>45.74</text:p>
          </table:table-cell>
          <table:table-cell table:formula="of:=[reference_1707.H63]" office:value-type="float" office:value="65.243" calcext:value-type="float">
            <text:p>65.24</text:p>
          </table:table-cell>
          <table:table-cell table:formula="of:=[reference_1707.O63]" office:value-type="float" office:value="182.13" calcext:value-type="float">
            <text:p>182.13</text:p>
          </table:table-cell>
          <table:table-cell/>
          <table:table-cell table:formula="of:=[reference_1709.G98]" office:value-type="float" office:value="42.787" calcext:value-type="float">
            <text:p>42.79</text:p>
          </table:table-cell>
          <table:table-cell table:formula="of:=[reference_1709.H98]" office:value-type="float" office:value="41.357" calcext:value-type="float">
            <text:p>41.36</text:p>
          </table:table-cell>
          <table:table-cell table:formula="of:=[reference_1709.O98]" office:value-type="float" office:value="107.33" calcext:value-type="float">
            <text:p>107.33</text:p>
          </table:table-cell>
          <table:table-cell/>
          <table:table-cell table:formula="of:=[.F26]/[.J26]" office:value-type="percentage" office:value="1.06908640474911" calcext:value-type="percentage">
            <text:p>107%</text:p>
          </table:table-cell>
          <table:table-cell table:formula="of:=[.G26]/[.K26]" office:value-type="percentage" office:value="1.57755639915855" calcext:value-type="percentage">
            <text:p>158%</text:p>
          </table:table-cell>
          <table:table-cell table:formula="of:=[.H26]/[.L26]" office:value-type="percentage" office:value="1.69691605329358" calcext:value-type="percentage">
            <text:p>170%</text:p>
          </table:table-cell>
          <table:table-cell/>
          <table:table-cell table:formula="of:=[.K26]-[.G26]" office:value-type="float" office:value="-23.886" calcext:value-type="float">
            <text:p>-23.89</text:p>
          </table:table-cell>
          <table:table-cell table:formula="of:=[.L26]-[.H26]" office:value-type="float" office:value="-74.8" calcext:value-type="float">
            <text:p>-74.80</text:p>
          </table:table-cell>
          <table:table-cell table:formula="of:=[.R26]/[.S26]" office:value-type="percentage" office:value="0.319331550802139" calcext:value-type="percentage">
            <text:p>32%</text:p>
          </table:table-cell>
        </table:table-row>
        <table:table-row table:style-name="ro1">
          <table:table-cell table:style-name="ce4" table:formula="of:=[reference_1707.A64]" office:value-type="string" office:string-value="weak4" calcext:value-type="string">
            <text:p>weak4</text:p>
          </table:table-cell>
          <table:table-cell table:style-name="ce4" table:formula="of:=[reference_1707.B64]" office:value-type="string" office:string-value="noHT" calcext:value-type="string">
            <text:p>noHT</text:p>
          </table:table-cell>
          <table:table-cell table:style-name="ce4" table:formula="of:=[reference_1707.C64]" office:value-type="float" office:value="3072" calcext:value-type="float">
            <text:p>3072</text:p>
          </table:table-cell>
          <table:table-cell table:style-name="ce4" table:formula="of:=[reference_1707.D64]" office:value-type="float" office:value="48" calcext:value-type="float">
            <text:p>48</text:p>
          </table:table-cell>
          <table:table-cell table:style-name="ce4"/>
          <table:table-cell table:style-name="ce7" table:formula="of:=[reference_1707.G64]" office:value-type="float" office:value="199.05" calcext:value-type="float">
            <text:p>199.05</text:p>
          </table:table-cell>
          <table:table-cell table:style-name="ce7" table:formula="of:=[reference_1707.H64]" office:value-type="float" office:value="166.7" calcext:value-type="float">
            <text:p>166.70</text:p>
          </table:table-cell>
          <table:table-cell table:style-name="ce7" table:formula="of:=[reference_1707.O64]" office:value-type="float" office:value="525.4" calcext:value-type="float">
            <text:p>525.40</text:p>
          </table:table-cell>
          <table:table-cell table:style-name="ce4"/>
          <table:table-cell table:style-name="ce7" table:formula="of:=[reference_1709.G103]" office:value-type="float" office:value="192.7" calcext:value-type="float">
            <text:p>192.70</text:p>
          </table:table-cell>
          <table:table-cell table:style-name="ce7" table:formula="of:=[reference_1709.H103]" office:value-type="float" office:value="170.3" calcext:value-type="float">
            <text:p>170.30</text:p>
          </table:table-cell>
          <table:table-cell table:style-name="ce7" table:formula="of:=[reference_1709.O103]" office:value-type="float" office:value="452" calcext:value-type="float">
            <text:p>452.00</text:p>
          </table:table-cell>
          <table:table-cell table:style-name="ce4"/>
          <table:table-cell table:style-name="ce13" table:formula="of:=[.F27]/[.J27]" office:value-type="percentage" office:value="1.03295277633627" calcext:value-type="percentage">
            <text:p>103%</text:p>
          </table:table-cell>
          <table:table-cell table:style-name="ce10" table:formula="of:=[.G27]/[.K27]" office:value-type="percentage" office:value="0.978860833822666" calcext:value-type="percentage">
            <text:p>98%</text:p>
          </table:table-cell>
          <table:table-cell table:style-name="ce13" table:formula="of:=[.H27]/[.L27]" office:value-type="percentage" office:value="1.16238938053097" calcext:value-type="percentage">
            <text:p>116%</text:p>
          </table:table-cell>
          <table:table-cell/>
          <table:table-cell table:formula="of:=[.K27]-[.G27]" office:value-type="float" office:value="3.59999999999999" calcext:value-type="float">
            <text:p>3.60</text:p>
          </table:table-cell>
          <table:table-cell table:formula="of:=[.L27]-[.H27]" office:value-type="float" office:value="-73.4" calcext:value-type="float">
            <text:p>-73.40</text:p>
          </table:table-cell>
          <table:table-cell table:formula="of:=[.R27]/[.S27]" office:value-type="percentage" office:value="-0.0490463215258855" calcext:value-type="percentage">
            <text:p>-5%</text:p>
          </table:table-cell>
        </table:table-row>
        <table:table-row table:style-name="ro1">
          <table:table-cell table:formula="of:=[reference_1707.A65]" office:value-type="string" office:string-value="weak4" calcext:value-type="string">
            <text:p>weak4</text:p>
          </table:table-cell>
          <table:table-cell table:formula="of:=[reference_1707.B65]" office:value-type="string" office:string-value="noHT" calcext:value-type="string">
            <text:p>noHT</text:p>
          </table:table-cell>
          <table:table-cell table:formula="of:=[reference_1707.C65]" office:value-type="float" office:value="6144" calcext:value-type="float">
            <text:p>6144</text:p>
          </table:table-cell>
          <table:table-cell table:formula="of:=[reference_1707.D65]" office:value-type="float" office:value="96" calcext:value-type="float">
            <text:p>96</text:p>
          </table:table-cell>
          <table:table-cell/>
          <table:table-cell table:formula="of:=[reference_1707.G65]" office:value-type="float" office:value="92.83" calcext:value-type="float">
            <text:p>92.83</text:p>
          </table:table-cell>
          <table:table-cell table:formula="of:=[reference_1707.H65]" office:value-type="float" office:value="96.67" calcext:value-type="float">
            <text:p>96.67</text:p>
          </table:table-cell>
          <table:table-cell table:formula="of:=[reference_1707.O65]" office:value-type="float" office:value="292.2" calcext:value-type="float">
            <text:p>292.20</text:p>
          </table:table-cell>
          <table:table-cell/>
          <table:table-cell table:formula="of:=[reference_1709.G104]" office:value-type="float" office:value="94.05" calcext:value-type="float">
            <text:p>94.05</text:p>
          </table:table-cell>
          <table:table-cell table:formula="of:=[reference_1709.H104]" office:value-type="float" office:value="78.45" calcext:value-type="float">
            <text:p>78.45</text:p>
          </table:table-cell>
          <table:table-cell table:formula="of:=[reference_1709.O104]" office:value-type="float" office:value="218.4" calcext:value-type="float">
            <text:p>218.40</text:p>
          </table:table-cell>
          <table:table-cell/>
          <table:table-cell table:formula="of:=[.F28]/[.J28]" office:value-type="percentage" office:value="0.987028176501861" calcext:value-type="percentage">
            <text:p>99%</text:p>
          </table:table-cell>
          <table:table-cell table:formula="of:=[.G28]/[.K28]" office:value-type="percentage" office:value="1.23224984066284" calcext:value-type="percentage">
            <text:p>123%</text:p>
          </table:table-cell>
          <table:table-cell table:formula="of:=[.H28]/[.L28]" office:value-type="percentage" office:value="1.33791208791209" calcext:value-type="percentage">
            <text:p>134%</text:p>
          </table:table-cell>
          <table:table-cell/>
          <table:table-cell table:formula="of:=[.K28]-[.G28]" office:value-type="float" office:value="-18.22" calcext:value-type="float">
            <text:p>-18.22</text:p>
          </table:table-cell>
          <table:table-cell table:formula="of:=[.L28]-[.H28]" office:value-type="float" office:value="-73.8" calcext:value-type="float">
            <text:p>-73.80</text:p>
          </table:table-cell>
          <table:table-cell table:formula="of:=[.R28]/[.S28]" office:value-type="percentage" office:value="0.246883468834688" calcext:value-type="percentage">
            <text:p>25%</text:p>
          </table:table-cell>
        </table:table-row>
        <table:table-row table:style-name="ro1">
          <table:table-cell table:formula="of:=[reference_1707.A66]" office:value-type="string" office:string-value="weak4" calcext:value-type="string">
            <text:p>weak4</text:p>
          </table:table-cell>
          <table:table-cell table:formula="of:=[reference_1707.B66]" office:value-type="string" office:string-value="noHT" calcext:value-type="string">
            <text:p>noHT</text:p>
          </table:table-cell>
          <table:table-cell table:formula="of:=[reference_1707.C66]" office:value-type="float" office:value="12288" calcext:value-type="float">
            <text:p>12288</text:p>
          </table:table-cell>
          <table:table-cell table:formula="of:=[reference_1707.D66]" office:value-type="float" office:value="192" calcext:value-type="float">
            <text:p>192</text:p>
          </table:table-cell>
          <table:table-cell/>
          <table:table-cell table:formula="of:=[reference_1707.G66]" office:value-type="float" office:value="47.99" calcext:value-type="float">
            <text:p>47.99</text:p>
          </table:table-cell>
          <table:table-cell table:formula="of:=[reference_1707.H66]" office:value-type="float" office:value="47.26" calcext:value-type="float">
            <text:p>47.26</text:p>
          </table:table-cell>
          <table:table-cell table:formula="of:=[reference_1707.O66]" office:value-type="float" office:value="171.15" calcext:value-type="float">
            <text:p>171.15</text:p>
          </table:table-cell>
          <table:table-cell/>
          <table:table-cell table:formula="of:=[reference_1709.G105]" office:value-type="float" office:value="41.69" calcext:value-type="float">
            <text:p>41.69</text:p>
          </table:table-cell>
          <table:table-cell table:formula="of:=[reference_1709.H105]" office:value-type="float" office:value="53.46" calcext:value-type="float">
            <text:p>53.46</text:p>
          </table:table-cell>
          <table:table-cell table:formula="of:=[reference_1709.O105]" office:value-type="float" office:value="123.9" calcext:value-type="float">
            <text:p>123.90</text:p>
          </table:table-cell>
          <table:table-cell/>
          <table:table-cell table:formula="of:=[.F29]/[.J29]" office:value-type="percentage" office:value="1.15111537538978" calcext:value-type="percentage">
            <text:p>115%</text:p>
          </table:table-cell>
          <table:table-cell table:formula="of:=[.G29]/[.K29]" office:value-type="percentage" office:value="0.884025439580995" calcext:value-type="percentage">
            <text:p>88%</text:p>
          </table:table-cell>
          <table:table-cell table:formula="of:=[.H29]/[.L29]" office:value-type="percentage" office:value="1.38135593220339" calcext:value-type="percentage">
            <text:p>138%</text:p>
          </table:table-cell>
          <table:table-cell/>
          <table:table-cell table:formula="of:=[.K29]-[.G29]" office:value-type="float" office:value="6.2" calcext:value-type="float">
            <text:p>6.20</text:p>
          </table:table-cell>
          <table:table-cell table:formula="of:=[.L29]-[.H29]" office:value-type="float" office:value="-47.25" calcext:value-type="float">
            <text:p>-47.25</text:p>
          </table:table-cell>
          <table:table-cell table:formula="of:=[.R29]/[.S29]" office:value-type="percentage" office:value="-0.131216931216931" calcext:value-type="percentage">
            <text:p>-13%</text:p>
          </table:table-cell>
        </table:table-row>
        <table:table-row table:style-name="ro1">
          <table:table-cell table:style-name="ce4" table:formula="of:=[reference_1707.A52]" office:value-type="string" office:string-value="strong" calcext:value-type="string">
            <text:p>strong</text:p>
          </table:table-cell>
          <table:table-cell table:style-name="ce4" table:formula="of:=[reference_1707.B52]" office:value-type="string" office:string-value="noHT" calcext:value-type="string">
            <text:p>noHT</text:p>
          </table:table-cell>
          <table:table-cell table:style-name="ce4" table:formula="of:=[reference_1707.C52]" office:value-type="float" office:value="16384" calcext:value-type="float">
            <text:p>16384</text:p>
          </table:table-cell>
          <table:table-cell table:style-name="ce4" table:formula="of:=[reference_1707.D52]" office:value-type="float" office:value="256" calcext:value-type="float">
            <text:p>256</text:p>
          </table:table-cell>
          <table:table-cell table:style-name="ce4"/>
          <table:table-cell table:style-name="ce7" table:formula="of:=[reference_1707.G52]" office:value-type="float" office:value="139.2" calcext:value-type="float">
            <text:p>139.20</text:p>
          </table:table-cell>
          <table:table-cell table:style-name="ce7" table:formula="of:=[reference_1707.H52]" office:value-type="float" office:value="123.77" calcext:value-type="float">
            <text:p>123.77</text:p>
          </table:table-cell>
          <table:table-cell table:style-name="ce7" table:formula="of:=[reference_1707.O52]" office:value-type="float" office:value="450.2" calcext:value-type="float">
            <text:p>450.20</text:p>
          </table:table-cell>
          <table:table-cell table:style-name="ce4"/>
          <table:table-cell table:style-name="ce7" table:formula="of:=[reference_1709.G69]" office:value-type="float" office:value="129.77" calcext:value-type="float">
            <text:p>129.77</text:p>
          </table:table-cell>
          <table:table-cell table:style-name="ce7" table:formula="of:=[reference_1709.H69]" office:value-type="float" office:value="89.95" calcext:value-type="float">
            <text:p>89.95</text:p>
          </table:table-cell>
          <table:table-cell table:style-name="ce7" table:formula="of:=[reference_1709.O69]" office:value-type="float" office:value="278.03" calcext:value-type="float">
            <text:p>278.03</text:p>
          </table:table-cell>
          <table:table-cell table:style-name="ce4"/>
          <table:table-cell table:style-name="ce13" table:formula="of:=[.F30]/[.J30]" office:value-type="percentage" office:value="1.07266702627726" calcext:value-type="percentage">
            <text:p>107%</text:p>
          </table:table-cell>
          <table:table-cell table:style-name="ce10" table:formula="of:=[.G30]/[.K30]" office:value-type="percentage" office:value="1.37598665925514" calcext:value-type="percentage">
            <text:p>138%</text:p>
          </table:table-cell>
          <table:table-cell table:style-name="ce13" table:formula="of:=[.H30]/[.L30]" office:value-type="percentage" office:value="1.6192497212531" calcext:value-type="percentage">
            <text:p>162%</text:p>
          </table:table-cell>
          <table:table-cell/>
          <table:table-cell table:formula="of:=[.K30]-[.G30]" office:value-type="float" office:value="-33.82" calcext:value-type="float">
            <text:p>-33.82</text:p>
          </table:table-cell>
          <table:table-cell table:formula="of:=[.L30]-[.H30]" office:value-type="float" office:value="-172.17" calcext:value-type="float">
            <text:p>-172.17</text:p>
          </table:table-cell>
          <table:table-cell table:formula="of:=[.R30]/[.S30]" office:value-type="percentage" office:value="0.196433757332869" calcext:value-type="percentage">
            <text:p>20%</text:p>
          </table:table-cell>
        </table:table-row>
        <table:table-row table:style-name="ro1">
          <table:table-cell table:number-columns-repeated="5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/>
          <table:table-cell table:style-name="ce9"/>
          <table:table-cell table:style-name="Default"/>
          <table:table-cell/>
          <table:table-cell table:style-name="Default" table:number-columns-repeated="3"/>
        </table:table-row>
        <table:table-row table:style-name="ro1">
          <table:table-cell table:number-columns-repeated="5"/>
          <table:table-cell table:style-name="Default" table:number-columns-repeated="3"/>
          <table:table-cell/>
          <table:table-cell table:style-name="Default" table:number-columns-repeated="3"/>
          <table:table-cell office:value-type="string" calcext:value-type="string">
            <text:p>Median:</text:p>
          </table:table-cell>
          <table:table-cell table:formula="of:=MEDIAN([.N7:.N30])" office:value-type="percentage" office:value="1.07206068744393" calcext:value-type="percentage">
            <text:p>107%</text:p>
          </table:table-cell>
          <table:table-cell table:formula="of:=MEDIAN([.O7:.O30])" office:value-type="percentage" office:value="1.43140618772856" calcext:value-type="percentage">
            <text:p>143%</text:p>
          </table:table-cell>
          <table:table-cell table:formula="of:=MEDIAN([.P7:.P30])" office:value-type="percentage" office:value="1.31793932714088" calcext:value-type="percentage">
            <text:p>132%</text:p>
          </table:table-cell>
          <table:table-cell/>
          <table:table-cell table:style-name="Default" table:number-columns-repeated="3"/>
        </table:table-row>
        <table:table-row table:style-name="ro1">
          <table:table-cell table:number-columns-repeated="5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/>
          <table:table-cell table:style-name="ce14"/>
          <table:table-cell table:style-name="Default"/>
          <table:table-cell/>
          <table:table-cell table:style-name="Default" table:number-columns-repeated="3"/>
        </table:table-row>
      </table:table>
      <table:table table:name="Detailed" table:style-name="ta1">
        <table:table-column table:style-name="co1" table:number-columns-repeated="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Detailed diffs</text:p>
          </table:table-cell>
          <table:table-cell table:number-columns-repeated="15"/>
        </table:table-row>
        <table:table-row table:style-name="ro1" table:number-rows-repeated="3">
          <table:table-cell table:number-columns-repeated="16"/>
        </table:table-row>
        <table:table-row table:style-name="ro1">
          <table:table-cell/>
          <table:table-cell office:value-type="string" calcext:value-type="string">
            <text:p>#Absolute</text:p>
          </table:table-cell>
          <table:table-cell office:value-type="string" calcext:value-type="string">
            <text:p>walclock</text:p>
          </table:table-cell>
          <table:table-cell office:value-type="string" calcext:value-type="string">
            <text:p>values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#test</text:p>
          </table:table-cell>
          <table:table-cell office:value-type="string" calcext:value-type="string">
            <text:p>variant</text:p>
          </table:table-cell>
          <table:table-cell office:value-type="string" calcext:value-type="string">
            <text:p>nmpi</text:p>
          </table:table-cell>
          <table:table-cell office:value-type="string" calcext:value-type="string">
            <text:p>nnodes</text:p>
          </table:table-cell>
          <table:table-cell office:value-type="string" calcext:value-type="string">
            <text:p>mean_str</text:p>
          </table:table-cell>
          <table:table-cell office:value-type="string" calcext:value-type="string">
            <text:p>mean_str_comm</text:p>
          </table:table-cell>
          <table:table-cell office:value-type="string" calcext:value-type="string">
            <text:p>mean_nl</text:p>
          </table:table-cell>
          <table:table-cell office:value-type="string" calcext:value-type="string">
            <text:p>mean_nl_comm</text:p>
          </table:table-cell>
          <table:table-cell office:value-type="string" calcext:value-type="string">
            <text:p>mean_field</text:p>
          </table:table-cell>
          <table:table-cell office:value-type="string" calcext:value-type="string">
            <text:p>mean_coll</text:p>
          </table:table-cell>
          <table:table-cell office:value-type="string" calcext:value-type="string">
            <text:p>mean_coll_comm</text:p>
          </table:table-cell>
          <table:table-cell office:value-type="string" calcext:value-type="string">
            <text:p>mean_io</text:p>
          </table:table-cell>
          <table:table-cell office:value-type="string" calcext:value-type="string">
            <text:p>mean_TO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1707</text:p>
          </table:table-cell>
          <table:table-cell office:value-type="string" calcext:value-type="string">
            <text:p>nl01</text:p>
          </table:table-cell>
          <table:table-cell office:value-type="string" calcext:value-type="string">
            <text:p>HT2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table:style-name="ce2" office:value-type="float" office:value="0.44231" calcext:value-type="float">
            <text:p>0.44</text:p>
          </table:table-cell>
          <table:table-cell table:style-name="ce2" office:value-type="float" office:value="0.40266" calcext:value-type="float">
            <text:p>0.40</text:p>
          </table:table-cell>
          <table:table-cell table:style-name="ce2" office:value-type="float" office:value="1.5318" calcext:value-type="float">
            <text:p>1.53</text:p>
          </table:table-cell>
          <table:table-cell table:style-name="ce2" office:value-type="float" office:value="3.1194" calcext:value-type="float">
            <text:p>3.12</text:p>
          </table:table-cell>
          <table:table-cell table:style-name="ce2" office:value-type="float" office:value="0.98449" calcext:value-type="float">
            <text:p>0.98</text:p>
          </table:table-cell>
          <table:table-cell table:style-name="ce2" office:value-type="float" office:value="0.32637" calcext:value-type="float">
            <text:p>0.33</text:p>
          </table:table-cell>
          <table:table-cell table:style-name="ce2" office:value-type="float" office:value="0.27072" calcext:value-type="float">
            <text:p>0.27</text:p>
          </table:table-cell>
          <table:table-cell table:style-name="ce2" office:value-type="float" office:value="0.31134" calcext:value-type="float">
            <text:p>0.31</text:p>
          </table:table-cell>
          <table:table-cell table:style-name="ce2" office:value-type="float" office:value="8.2603" calcext:value-type="float">
            <text:p>8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1709</text:p>
          </table:table-cell>
          <table:table-cell office:value-type="string" calcext:value-type="string">
            <text:p>nl01</text:p>
          </table:table-cell>
          <table:table-cell office:value-type="string" calcext:value-type="string">
            <text:p>HT2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table:style-name="ce2" office:value-type="float" office:value="0.37037" calcext:value-type="float">
            <text:p>0.37</text:p>
          </table:table-cell>
          <table:table-cell table:style-name="ce2" office:value-type="float" office:value="0.50278" calcext:value-type="float">
            <text:p>0.50</text:p>
          </table:table-cell>
          <table:table-cell table:style-name="ce2" office:value-type="float" office:value="1.4307" calcext:value-type="float">
            <text:p>1.43</text:p>
          </table:table-cell>
          <table:table-cell table:style-name="ce2" office:value-type="float" office:value="2.9128" calcext:value-type="float">
            <text:p>2.91</text:p>
          </table:table-cell>
          <table:table-cell table:style-name="ce2" office:value-type="float" office:value="0.7956" calcext:value-type="float">
            <text:p>0.80</text:p>
          </table:table-cell>
          <table:table-cell table:style-name="ce2" office:value-type="float" office:value="0.2573" calcext:value-type="float">
            <text:p>0.26</text:p>
          </table:table-cell>
          <table:table-cell table:style-name="ce2" office:value-type="float" office:value="0.24908" calcext:value-type="float">
            <text:p>0.25</text:p>
          </table:table-cell>
          <table:table-cell table:style-name="ce2" office:value-type="float" office:value="1.37" calcext:value-type="float">
            <text:p>1.37</text:p>
          </table:table-cell>
          <table:table-cell table:style-name="ce2" office:value-type="float" office:value="8.2153" calcext:value-type="float">
            <text:p>8.22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Perc</text:p>
          </table:table-cell>
          <table:table-cell table:style-name="ce14" table:formula="of:=[.F7]/[.F8]" office:value-type="percentage" office:value="1.19423819423819" calcext:value-type="percentage">
            <text:p>119%</text:p>
          </table:table-cell>
          <table:table-cell table:style-name="ce14" table:formula="of:=[.G7]/[.G8]" office:value-type="percentage" office:value="0.800867178487609" calcext:value-type="percentage">
            <text:p>80%</text:p>
          </table:table-cell>
          <table:table-cell table:style-name="ce14" table:formula="of:=[.H7]/[.H8]" office:value-type="percentage" office:value="1.07066470958272" calcext:value-type="percentage">
            <text:p>107%</text:p>
          </table:table-cell>
          <table:table-cell table:style-name="ce14" table:formula="of:=[.I7]/[.I8]" office:value-type="percentage" office:value="1.07092831639659" calcext:value-type="percentage">
            <text:p>107%</text:p>
          </table:table-cell>
          <table:table-cell table:style-name="ce14" table:formula="of:=[.J7]/[.J8]" office:value-type="percentage" office:value="1.23741830065359" calcext:value-type="percentage">
            <text:p>124%</text:p>
          </table:table-cell>
          <table:table-cell table:style-name="ce14" table:formula="of:=[.K7]/[.K8]" office:value-type="percentage" office:value="1.26844150796735" calcext:value-type="percentage">
            <text:p>127%</text:p>
          </table:table-cell>
          <table:table-cell table:style-name="ce14" table:formula="of:=[.L7]/[.L8]" office:value-type="percentage" office:value="1.08687971735988" calcext:value-type="percentage">
            <text:p>109%</text:p>
          </table:table-cell>
          <table:table-cell table:style-name="ce14" table:formula="of:=[.M7]/[.M8]" office:value-type="percentage" office:value="0.227255474452555" calcext:value-type="percentage">
            <text:p>23%</text:p>
          </table:table-cell>
          <table:table-cell table:style-name="ce14" table:formula="of:=[.N7]/[.N8]" office:value-type="percentage" office:value="1.00547758450696" calcext:value-type="percentage">
            <text:p>101%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bs</text:p>
          </table:table-cell>
          <table:table-cell table:style-name="ce2" table:formula="of:=[.F8]-[.F7]" office:value-type="float" office:value="-0.0719399999999999" calcext:value-type="float">
            <text:p>-0.07</text:p>
          </table:table-cell>
          <table:table-cell table:style-name="ce2" table:formula="of:=[.G8]-[.G7]" office:value-type="float" office:value="0.10012" calcext:value-type="float">
            <text:p>0.10</text:p>
          </table:table-cell>
          <table:table-cell table:style-name="ce2" table:formula="of:=[.H8]-[.H7]" office:value-type="float" office:value="-0.1011" calcext:value-type="float">
            <text:p>-0.10</text:p>
          </table:table-cell>
          <table:table-cell table:style-name="ce2" table:formula="of:=[.I8]-[.I7]" office:value-type="float" office:value="-0.2066" calcext:value-type="float">
            <text:p>-0.21</text:p>
          </table:table-cell>
          <table:table-cell table:style-name="ce2" table:formula="of:=[.J8]-[.J7]" office:value-type="float" office:value="-0.18889" calcext:value-type="float">
            <text:p>-0.19</text:p>
          </table:table-cell>
          <table:table-cell table:style-name="ce2" table:formula="of:=[.K8]-[.K7]" office:value-type="float" office:value="-0.06907" calcext:value-type="float">
            <text:p>-0.07</text:p>
          </table:table-cell>
          <table:table-cell table:style-name="ce2" table:formula="of:=[.L8]-[.L7]" office:value-type="float" office:value="-0.02164" calcext:value-type="float">
            <text:p>-0.02</text:p>
          </table:table-cell>
          <table:table-cell table:style-name="ce2" table:formula="of:=[.M8]-[.M7]" office:value-type="float" office:value="1.05866" calcext:value-type="float">
            <text:p>1.06</text:p>
          </table:table-cell>
          <table:table-cell table:style-name="ce2" table:formula="of:=[.N8]-[.N7]" office:value-type="float" office:value="-0.0450000000000017" calcext:value-type="float">
            <text:p>-0.05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#Absolute</text:p>
          </table:table-cell>
          <table:table-cell office:value-type="string" calcext:value-type="string">
            <text:p>walclock</text:p>
          </table:table-cell>
          <table:table-cell office:value-type="string" calcext:value-type="string">
            <text:p>values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#test</text:p>
          </table:table-cell>
          <table:table-cell office:value-type="string" calcext:value-type="string">
            <text:p>variant</text:p>
          </table:table-cell>
          <table:table-cell office:value-type="string" calcext:value-type="string">
            <text:p>nmpi</text:p>
          </table:table-cell>
          <table:table-cell office:value-type="string" calcext:value-type="string">
            <text:p>nnodes</text:p>
          </table:table-cell>
          <table:table-cell office:value-type="string" calcext:value-type="string">
            <text:p>mean_str</text:p>
          </table:table-cell>
          <table:table-cell office:value-type="string" calcext:value-type="string">
            <text:p>mean_str_comm</text:p>
          </table:table-cell>
          <table:table-cell office:value-type="string" calcext:value-type="string">
            <text:p>mean_nl</text:p>
          </table:table-cell>
          <table:table-cell office:value-type="string" calcext:value-type="string">
            <text:p>mean_nl_comm</text:p>
          </table:table-cell>
          <table:table-cell office:value-type="string" calcext:value-type="string">
            <text:p>mean_field</text:p>
          </table:table-cell>
          <table:table-cell office:value-type="string" calcext:value-type="string">
            <text:p>mean_coll</text:p>
          </table:table-cell>
          <table:table-cell office:value-type="string" calcext:value-type="string">
            <text:p>mean_coll_comm</text:p>
          </table:table-cell>
          <table:table-cell office:value-type="string" calcext:value-type="string">
            <text:p>mean_io</text:p>
          </table:table-cell>
          <table:table-cell office:value-type="string" calcext:value-type="string">
            <text:p>mean_TO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1707</text:p>
          </table:table-cell>
          <table:table-cell office:value-type="string" calcext:value-type="string">
            <text:p>nl02</text:p>
          </table:table-cell>
          <table:table-cell office:value-type="string" calcext:value-type="string">
            <text:p>HT2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table:style-name="ce2" office:value-type="float" office:value="1.701" calcext:value-type="float">
            <text:p>1.70</text:p>
          </table:table-cell>
          <table:table-cell table:style-name="ce2" office:value-type="float" office:value="0.58251" calcext:value-type="float">
            <text:p>0.58</text:p>
          </table:table-cell>
          <table:table-cell table:style-name="ce2" office:value-type="float" office:value="7.9264" calcext:value-type="float">
            <text:p>7.93</text:p>
          </table:table-cell>
          <table:table-cell table:style-name="ce2" office:value-type="float" office:value="11.442" calcext:value-type="float">
            <text:p>11.44</text:p>
          </table:table-cell>
          <table:table-cell table:style-name="ce2" office:value-type="float" office:value="1.85926" calcext:value-type="float">
            <text:p>1.86</text:p>
          </table:table-cell>
          <table:table-cell table:style-name="ce2" office:value-type="float" office:value="1.2614" calcext:value-type="float">
            <text:p>1.26</text:p>
          </table:table-cell>
          <table:table-cell table:style-name="ce2" office:value-type="float" office:value="0.19028" calcext:value-type="float">
            <text:p>0.19</text:p>
          </table:table-cell>
          <table:table-cell table:style-name="ce2" office:value-type="float" office:value="0.81716" calcext:value-type="float">
            <text:p>0.82</text:p>
          </table:table-cell>
          <table:table-cell table:style-name="ce2" office:value-type="float" office:value="27.217" calcext:value-type="float">
            <text:p>27.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1709</text:p>
          </table:table-cell>
          <table:table-cell office:value-type="string" calcext:value-type="string">
            <text:p>nl02</text:p>
          </table:table-cell>
          <table:table-cell office:value-type="string" calcext:value-type="string">
            <text:p>HT2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table:style-name="ce2" office:value-type="float" office:value="1.2841" calcext:value-type="float">
            <text:p>1.28</text:p>
          </table:table-cell>
          <table:table-cell table:style-name="ce2" office:value-type="float" office:value="1.0491" calcext:value-type="float">
            <text:p>1.05</text:p>
          </table:table-cell>
          <table:table-cell table:style-name="ce2" office:value-type="float" office:value="7.245" calcext:value-type="float">
            <text:p>7.25</text:p>
          </table:table-cell>
          <table:table-cell table:style-name="ce2" office:value-type="float" office:value="3.6819" calcext:value-type="float">
            <text:p>3.68</text:p>
          </table:table-cell>
          <table:table-cell table:style-name="ce2" office:value-type="float" office:value="2.7144" calcext:value-type="float">
            <text:p>2.71</text:p>
          </table:table-cell>
          <table:table-cell table:style-name="ce2" office:value-type="float" office:value="1.0022" calcext:value-type="float">
            <text:p>1.00</text:p>
          </table:table-cell>
          <table:table-cell table:style-name="ce2" office:value-type="float" office:value="0.14838" calcext:value-type="float">
            <text:p>0.15</text:p>
          </table:table-cell>
          <table:table-cell table:style-name="ce2" office:value-type="float" office:value="2.1477" calcext:value-type="float">
            <text:p>2.15</text:p>
          </table:table-cell>
          <table:table-cell table:style-name="ce2" office:value-type="float" office:value="19.952" calcext:value-type="float">
            <text:p>19.95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Perc</text:p>
          </table:table-cell>
          <table:table-cell table:style-name="ce14" table:formula="of:=[.F15]/[.F16]" office:value-type="percentage" office:value="1.32466318822522" calcext:value-type="percentage">
            <text:p>132%</text:p>
          </table:table-cell>
          <table:table-cell table:style-name="ce14" table:formula="of:=[.G15]/[.G16]" office:value-type="percentage" office:value="0.555247354875608" calcext:value-type="percentage">
            <text:p>56%</text:p>
          </table:table-cell>
          <table:table-cell table:style-name="ce14" table:formula="of:=[.H15]/[.H16]" office:value-type="percentage" office:value="1.09405106970324" calcext:value-type="percentage">
            <text:p>109%</text:p>
          </table:table-cell>
          <table:table-cell table:style-name="ce14" table:formula="of:=[.I15]/[.I16]" office:value-type="percentage" office:value="3.10763464515603" calcext:value-type="percentage">
            <text:p>311%</text:p>
          </table:table-cell>
          <table:table-cell table:style-name="ce14" table:formula="of:=[.J15]/[.J16]" office:value-type="percentage" office:value="0.684961685823755" calcext:value-type="percentage">
            <text:p>68%</text:p>
          </table:table-cell>
          <table:table-cell table:style-name="ce14" table:formula="of:=[.K15]/[.K16]" office:value-type="percentage" office:value="1.2586310117741" calcext:value-type="percentage">
            <text:p>126%</text:p>
          </table:table-cell>
          <table:table-cell table:style-name="ce14" table:formula="of:=[.L15]/[.L16]" office:value-type="percentage" office:value="1.28238307049468" calcext:value-type="percentage">
            <text:p>128%</text:p>
          </table:table-cell>
          <table:table-cell table:style-name="ce14" table:formula="of:=[.M15]/[.M16]" office:value-type="percentage" office:value="0.38048144526703" calcext:value-type="percentage">
            <text:p>38%</text:p>
          </table:table-cell>
          <table:table-cell table:style-name="ce14" table:formula="of:=[.N15]/[.N16]" office:value-type="percentage" office:value="1.36412389735365" calcext:value-type="percentage">
            <text:p>136%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bs</text:p>
          </table:table-cell>
          <table:table-cell table:style-name="ce2" table:formula="of:=[.F16]-[.F15]" office:value-type="float" office:value="-0.4169" calcext:value-type="float">
            <text:p>-0.42</text:p>
          </table:table-cell>
          <table:table-cell table:style-name="ce2" table:formula="of:=[.G16]-[.G15]" office:value-type="float" office:value="0.46659" calcext:value-type="float">
            <text:p>0.47</text:p>
          </table:table-cell>
          <table:table-cell table:style-name="ce2" table:formula="of:=[.H16]-[.H15]" office:value-type="float" office:value="-0.6814" calcext:value-type="float">
            <text:p>-0.68</text:p>
          </table:table-cell>
          <table:table-cell table:style-name="ce2" table:formula="of:=[.I16]-[.I15]" office:value-type="float" office:value="-7.7601" calcext:value-type="float">
            <text:p>-7.76</text:p>
          </table:table-cell>
          <table:table-cell table:style-name="ce2" table:formula="of:=[.J16]-[.J15]" office:value-type="float" office:value="0.85514" calcext:value-type="float">
            <text:p>0.86</text:p>
          </table:table-cell>
          <table:table-cell table:style-name="ce2" table:formula="of:=[.K16]-[.K15]" office:value-type="float" office:value="-0.2592" calcext:value-type="float">
            <text:p>-0.26</text:p>
          </table:table-cell>
          <table:table-cell table:style-name="ce2" table:formula="of:=[.L16]-[.L15]" office:value-type="float" office:value="-0.0419" calcext:value-type="float">
            <text:p>-0.04</text:p>
          </table:table-cell>
          <table:table-cell table:style-name="ce2" table:formula="of:=[.M16]-[.M15]" office:value-type="float" office:value="1.33054" calcext:value-type="float">
            <text:p>1.33</text:p>
          </table:table-cell>
          <table:table-cell table:style-name="ce2" table:formula="of:=[.N16]-[.N15]" office:value-type="float" office:value="-7.265" calcext:value-type="float">
            <text:p>-7.27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#Absolute</text:p>
          </table:table-cell>
          <table:table-cell office:value-type="string" calcext:value-type="string">
            <text:p>walclock</text:p>
          </table:table-cell>
          <table:table-cell office:value-type="string" calcext:value-type="string">
            <text:p>values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#test</text:p>
          </table:table-cell>
          <table:table-cell office:value-type="string" calcext:value-type="string">
            <text:p>variant</text:p>
          </table:table-cell>
          <table:table-cell office:value-type="string" calcext:value-type="string">
            <text:p>nmpi</text:p>
          </table:table-cell>
          <table:table-cell office:value-type="string" calcext:value-type="string">
            <text:p>nnodes</text:p>
          </table:table-cell>
          <table:table-cell office:value-type="string" calcext:value-type="string">
            <text:p>mean_str</text:p>
          </table:table-cell>
          <table:table-cell office:value-type="string" calcext:value-type="string">
            <text:p>mean_str_comm</text:p>
          </table:table-cell>
          <table:table-cell office:value-type="string" calcext:value-type="string">
            <text:p>mean_nl</text:p>
          </table:table-cell>
          <table:table-cell office:value-type="string" calcext:value-type="string">
            <text:p>mean_nl_comm</text:p>
          </table:table-cell>
          <table:table-cell office:value-type="string" calcext:value-type="string">
            <text:p>mean_field</text:p>
          </table:table-cell>
          <table:table-cell office:value-type="string" calcext:value-type="string">
            <text:p>mean_coll</text:p>
          </table:table-cell>
          <table:table-cell office:value-type="string" calcext:value-type="string">
            <text:p>mean_coll_comm</text:p>
          </table:table-cell>
          <table:table-cell office:value-type="string" calcext:value-type="string">
            <text:p>mean_io</text:p>
          </table:table-cell>
          <table:table-cell office:value-type="string" calcext:value-type="string">
            <text:p>mean_TO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1707</text:p>
          </table:table-cell>
          <table:table-cell office:value-type="string" calcext:value-type="string">
            <text:p>nl03</text:p>
          </table:table-cell>
          <table:table-cell office:value-type="string" calcext:value-type="string">
            <text:p>HT2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table:style-name="ce2" office:value-type="float" office:value="16.043" calcext:value-type="float">
            <text:p>16.04</text:p>
          </table:table-cell>
          <table:table-cell table:style-name="ce2" office:value-type="float" office:value="2.3067" calcext:value-type="float">
            <text:p>2.31</text:p>
          </table:table-cell>
          <table:table-cell table:style-name="ce2" office:value-type="float" office:value="60.5" calcext:value-type="float">
            <text:p>60.50</text:p>
          </table:table-cell>
          <table:table-cell table:style-name="ce2" office:value-type="float" office:value="113.67" calcext:value-type="float">
            <text:p>113.67</text:p>
          </table:table-cell>
          <table:table-cell table:style-name="ce2" office:value-type="float" office:value="11.148" calcext:value-type="float">
            <text:p>11.15</text:p>
          </table:table-cell>
          <table:table-cell table:style-name="ce2" office:value-type="float" office:value="3.4683" calcext:value-type="float">
            <text:p>3.47</text:p>
          </table:table-cell>
          <table:table-cell table:style-name="ce2" office:value-type="float" office:value="1.2156" calcext:value-type="float">
            <text:p>1.22</text:p>
          </table:table-cell>
          <table:table-cell table:style-name="ce2" office:value-type="float" office:value="3.8288" calcext:value-type="float">
            <text:p>3.83</text:p>
          </table:table-cell>
          <table:table-cell table:style-name="ce2" office:value-type="float" office:value="217.28" calcext:value-type="float">
            <text:p>217.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1709</text:p>
          </table:table-cell>
          <table:table-cell office:value-type="string" calcext:value-type="string">
            <text:p>nl03</text:p>
          </table:table-cell>
          <table:table-cell office:value-type="string" calcext:value-type="string">
            <text:p>HT2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table:style-name="ce2" office:value-type="float" office:value="10.752" calcext:value-type="float">
            <text:p>10.75</text:p>
          </table:table-cell>
          <table:table-cell table:style-name="ce2" office:value-type="float" office:value="1.7748" calcext:value-type="float">
            <text:p>1.77</text:p>
          </table:table-cell>
          <table:table-cell table:style-name="ce2" office:value-type="float" office:value="55.998" calcext:value-type="float">
            <text:p>56.00</text:p>
          </table:table-cell>
          <table:table-cell table:style-name="ce2" office:value-type="float" office:value="51.645" calcext:value-type="float">
            <text:p>51.65</text:p>
          </table:table-cell>
          <table:table-cell table:style-name="ce2" table:formula="of:=23.32" office:value-type="float" office:value="23.32" calcext:value-type="float">
            <text:p>23.32</text:p>
          </table:table-cell>
          <table:table-cell table:style-name="ce2" office:value-type="float" office:value="2.3663" calcext:value-type="float">
            <text:p>2.37</text:p>
          </table:table-cell>
          <table:table-cell table:style-name="ce2" office:value-type="float" office:value="0.7501" calcext:value-type="float">
            <text:p>0.75</text:p>
          </table:table-cell>
          <table:table-cell table:style-name="ce2" office:value-type="float" office:value="3.3023" calcext:value-type="float">
            <text:p>3.30</text:p>
          </table:table-cell>
          <table:table-cell table:style-name="ce2" office:value-type="float" office:value="166.82" calcext:value-type="float">
            <text:p>166.82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Perc</text:p>
          </table:table-cell>
          <table:table-cell table:style-name="ce14" table:formula="of:=[.F23]/[.F24]" office:value-type="percentage" office:value="1.49209449404762" calcext:value-type="percentage">
            <text:p>149%</text:p>
          </table:table-cell>
          <table:table-cell table:style-name="ce14" table:formula="of:=[.G23]/[.G24]" office:value-type="percentage" office:value="1.29969574036511" calcext:value-type="percentage">
            <text:p>130%</text:p>
          </table:table-cell>
          <table:table-cell table:style-name="ce14" table:formula="of:=[.H23]/[.H24]" office:value-type="percentage" office:value="1.08039572841887" calcext:value-type="percentage">
            <text:p>108%</text:p>
          </table:table-cell>
          <table:table-cell table:style-name="ce14" table:formula="of:=[.I23]/[.I24]" office:value-type="percentage" office:value="2.20098751089166" calcext:value-type="percentage">
            <text:p>220%</text:p>
          </table:table-cell>
          <table:table-cell table:style-name="ce14" table:formula="of:=[.J23]/[.J24]" office:value-type="percentage" office:value="0.478044596912521" calcext:value-type="percentage">
            <text:p>48%</text:p>
          </table:table-cell>
          <table:table-cell table:style-name="ce14" table:formula="of:=[.K23]/[.K24]" office:value-type="percentage" office:value="1.46570595444365" calcext:value-type="percentage">
            <text:p>147%</text:p>
          </table:table-cell>
          <table:table-cell table:style-name="ce14" table:formula="of:=[.L23]/[.L24]" office:value-type="percentage" office:value="1.62058392214371" calcext:value-type="percentage">
            <text:p>162%</text:p>
          </table:table-cell>
          <table:table-cell table:style-name="ce14" table:formula="of:=[.M23]/[.M24]" office:value-type="percentage" office:value="1.15943433364625" calcext:value-type="percentage">
            <text:p>116%</text:p>
          </table:table-cell>
          <table:table-cell table:style-name="ce14" table:formula="of:=[.N23]/[.N24]" office:value-type="percentage" office:value="1.30248171682053" calcext:value-type="percentage">
            <text:p>130%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bs</text:p>
          </table:table-cell>
          <table:table-cell table:style-name="ce2" table:formula="of:=[.F24]-[.F23]" office:value-type="float" office:value="-5.291" calcext:value-type="float">
            <text:p>-5.29</text:p>
          </table:table-cell>
          <table:table-cell table:style-name="ce2" table:formula="of:=[.G24]-[.G23]" office:value-type="float" office:value="-0.5319" calcext:value-type="float">
            <text:p>-0.53</text:p>
          </table:table-cell>
          <table:table-cell table:style-name="ce2" table:formula="of:=[.H24]-[.H23]" office:value-type="float" office:value="-4.502" calcext:value-type="float">
            <text:p>-4.50</text:p>
          </table:table-cell>
          <table:table-cell table:style-name="ce2" table:formula="of:=[.I24]-[.I23]" office:value-type="float" office:value="-62.025" calcext:value-type="float">
            <text:p>-62.03</text:p>
          </table:table-cell>
          <table:table-cell table:style-name="ce2" table:formula="of:=[.J24]-[.J23]" office:value-type="float" office:value="12.172" calcext:value-type="float">
            <text:p>12.17</text:p>
          </table:table-cell>
          <table:table-cell table:style-name="ce2" table:formula="of:=[.K24]-[.K23]" office:value-type="float" office:value="-1.102" calcext:value-type="float">
            <text:p>-1.10</text:p>
          </table:table-cell>
          <table:table-cell table:style-name="ce2" table:formula="of:=[.L24]-[.L23]" office:value-type="float" office:value="-0.4655" calcext:value-type="float">
            <text:p>-0.47</text:p>
          </table:table-cell>
          <table:table-cell table:style-name="ce2" table:formula="of:=[.M24]-[.M23]" office:value-type="float" office:value="-0.5265" calcext:value-type="float">
            <text:p>-0.53</text:p>
          </table:table-cell>
          <table:table-cell table:style-name="ce2" table:formula="of:=[.N24]-[.N23]" office:value-type="float" office:value="-50.46" calcext:value-type="float">
            <text:p>-50.46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#Absolute</text:p>
          </table:table-cell>
          <table:table-cell office:value-type="string" calcext:value-type="string">
            <text:p>walclock</text:p>
          </table:table-cell>
          <table:table-cell office:value-type="string" calcext:value-type="string">
            <text:p>values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#test</text:p>
          </table:table-cell>
          <table:table-cell office:value-type="string" calcext:value-type="string">
            <text:p>variant</text:p>
          </table:table-cell>
          <table:table-cell office:value-type="string" calcext:value-type="string">
            <text:p>nmpi</text:p>
          </table:table-cell>
          <table:table-cell office:value-type="string" calcext:value-type="string">
            <text:p>nnodes</text:p>
          </table:table-cell>
          <table:table-cell office:value-type="string" calcext:value-type="string">
            <text:p>mean_str</text:p>
          </table:table-cell>
          <table:table-cell office:value-type="string" calcext:value-type="string">
            <text:p>mean_str_comm</text:p>
          </table:table-cell>
          <table:table-cell office:value-type="string" calcext:value-type="string">
            <text:p>mean_nl</text:p>
          </table:table-cell>
          <table:table-cell office:value-type="string" calcext:value-type="string">
            <text:p>mean_nl_comm</text:p>
          </table:table-cell>
          <table:table-cell office:value-type="string" calcext:value-type="string">
            <text:p>mean_field</text:p>
          </table:table-cell>
          <table:table-cell office:value-type="string" calcext:value-type="string">
            <text:p>mean_coll</text:p>
          </table:table-cell>
          <table:table-cell office:value-type="string" calcext:value-type="string">
            <text:p>mean_coll_comm</text:p>
          </table:table-cell>
          <table:table-cell office:value-type="string" calcext:value-type="string">
            <text:p>mean_io</text:p>
          </table:table-cell>
          <table:table-cell office:value-type="string" calcext:value-type="string">
            <text:p>mean_TO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1707</text:p>
          </table:table-cell>
          <table:table-cell office:value-type="string" calcext:value-type="string">
            <text:p>weak1</text:p>
          </table:table-cell>
          <table:table-cell office:value-type="string" calcext:value-type="string">
            <text:p>noHT</text:p>
          </table:table-cell>
          <table:table-cell office:value-type="float" office:value="3072" calcext:value-type="float">
            <text:p>3072</text:p>
          </table:table-cell>
          <table:table-cell office:value-type="float" office:value="48" calcext:value-type="float">
            <text:p>48</text:p>
          </table:table-cell>
          <table:table-cell table:style-name="ce2" office:value-type="float" office:value="10.867" calcext:value-type="float">
            <text:p>10.87</text:p>
          </table:table-cell>
          <table:table-cell table:style-name="ce2" office:value-type="float" office:value="0.59152" calcext:value-type="float">
            <text:p>0.59</text:p>
          </table:table-cell>
          <table:table-cell table:style-name="ce2" office:value-type="float" office:value="48.287" calcext:value-type="float">
            <text:p>48.29</text:p>
          </table:table-cell>
          <table:table-cell table:style-name="ce2" office:value-type="float" office:value="55.301" calcext:value-type="float">
            <text:p>55.30</text:p>
          </table:table-cell>
          <table:table-cell table:style-name="ce2" office:value-type="float" office:value="8.5093" calcext:value-type="float">
            <text:p>8.51</text:p>
          </table:table-cell>
          <table:table-cell table:style-name="ce2" office:value-type="float" office:value="1.2474" calcext:value-type="float">
            <text:p>1.25</text:p>
          </table:table-cell>
          <table:table-cell table:style-name="ce2" office:value-type="float" office:value="0.46047" calcext:value-type="float">
            <text:p>0.46</text:p>
          </table:table-cell>
          <table:table-cell table:style-name="ce2" office:value-type="float" office:value="51.944" calcext:value-type="float">
            <text:p>51.94</text:p>
          </table:table-cell>
          <table:table-cell table:style-name="ce2" office:value-type="float" office:value="179.32" calcext:value-type="float">
            <text:p>179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1709</text:p>
          </table:table-cell>
          <table:table-cell office:value-type="string" calcext:value-type="string">
            <text:p>weak1</text:p>
          </table:table-cell>
          <table:table-cell office:value-type="string" calcext:value-type="string">
            <text:p>noHT</text:p>
          </table:table-cell>
          <table:table-cell office:value-type="float" office:value="3072" calcext:value-type="float">
            <text:p>3072</text:p>
          </table:table-cell>
          <table:table-cell office:value-type="float" office:value="48" calcext:value-type="float">
            <text:p>48</text:p>
          </table:table-cell>
          <table:table-cell table:style-name="ce2" office:value-type="float" office:value="6.999" calcext:value-type="float">
            <text:p>7.00</text:p>
          </table:table-cell>
          <table:table-cell table:style-name="ce2" office:value-type="float" office:value="0.20807" calcext:value-type="float">
            <text:p>0.21</text:p>
          </table:table-cell>
          <table:table-cell table:style-name="ce2" office:value-type="float" office:value="43.38" calcext:value-type="float">
            <text:p>43.38</text:p>
          </table:table-cell>
          <table:table-cell table:style-name="ce2" office:value-type="float" office:value="28.753" calcext:value-type="float">
            <text:p>28.75</text:p>
          </table:table-cell>
          <table:table-cell table:style-name="ce2" office:value-type="float" office:value="8.9771" calcext:value-type="float">
            <text:p>8.98</text:p>
          </table:table-cell>
          <table:table-cell table:style-name="ce2" office:value-type="float" office:value="1.3653" calcext:value-type="float">
            <text:p>1.37</text:p>
          </table:table-cell>
          <table:table-cell table:style-name="ce2" office:value-type="float" office:value="0.21753" calcext:value-type="float">
            <text:p>0.22</text:p>
          </table:table-cell>
          <table:table-cell table:style-name="ce2" office:value-type="float" office:value="11.611" calcext:value-type="float">
            <text:p>11.61</text:p>
          </table:table-cell>
          <table:table-cell table:style-name="ce2" office:value-type="float" office:value="101.71" calcext:value-type="float">
            <text:p>101.71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Perc</text:p>
          </table:table-cell>
          <table:table-cell table:style-name="ce14" table:formula="of:=[.F31]/[.F32]" office:value-type="percentage" office:value="1.55265037862552" calcext:value-type="percentage">
            <text:p>155%</text:p>
          </table:table-cell>
          <table:table-cell table:style-name="ce14" table:formula="of:=[.G31]/[.G32]" office:value-type="percentage" office:value="2.84288941221704" calcext:value-type="percentage">
            <text:p>284%</text:p>
          </table:table-cell>
          <table:table-cell table:style-name="ce14" table:formula="of:=[.H31]/[.H32]" office:value-type="percentage" office:value="1.11311664361457" calcext:value-type="percentage">
            <text:p>111%</text:p>
          </table:table-cell>
          <table:table-cell table:style-name="ce14" table:formula="of:=[.I31]/[.I32]" office:value-type="percentage" office:value="1.92331235001565" calcext:value-type="percentage">
            <text:p>192%</text:p>
          </table:table-cell>
          <table:table-cell table:style-name="ce14" table:formula="of:=[.J31]/[.J32]" office:value-type="percentage" office:value="0.947889630281494" calcext:value-type="percentage">
            <text:p>95%</text:p>
          </table:table-cell>
          <table:table-cell table:style-name="ce14" table:formula="of:=[.K31]/[.K32]" office:value-type="percentage" office:value="0.913645352669743" calcext:value-type="percentage">
            <text:p>91%</text:p>
          </table:table-cell>
          <table:table-cell table:style-name="ce14" table:formula="of:=[.L31]/[.L32]" office:value-type="percentage" office:value="2.11681147427941" calcext:value-type="percentage">
            <text:p>212%</text:p>
          </table:table-cell>
          <table:table-cell table:style-name="ce14" table:formula="of:=[.M31]/[.M32]" office:value-type="percentage" office:value="4.47368874343295" calcext:value-type="percentage">
            <text:p>447%</text:p>
          </table:table-cell>
          <table:table-cell table:style-name="ce14" table:formula="of:=[.N31]/[.N32]" office:value-type="percentage" office:value="1.76305181398093" calcext:value-type="percentage">
            <text:p>176%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bs</text:p>
          </table:table-cell>
          <table:table-cell table:style-name="ce2" table:formula="of:=[.F32]-[.F31]" office:value-type="float" office:value="-3.868" calcext:value-type="float">
            <text:p>-3.87</text:p>
          </table:table-cell>
          <table:table-cell table:style-name="ce2" table:formula="of:=[.G32]-[.G31]" office:value-type="float" office:value="-0.38345" calcext:value-type="float">
            <text:p>-0.38</text:p>
          </table:table-cell>
          <table:table-cell table:style-name="ce2" table:formula="of:=[.H32]-[.H31]" office:value-type="float" office:value="-4.90699999999999" calcext:value-type="float">
            <text:p>-4.91</text:p>
          </table:table-cell>
          <table:table-cell table:style-name="ce2" table:formula="of:=[.I32]-[.I31]" office:value-type="float" office:value="-26.548" calcext:value-type="float">
            <text:p>-26.55</text:p>
          </table:table-cell>
          <table:table-cell table:style-name="ce2" table:formula="of:=[.J32]-[.J31]" office:value-type="float" office:value="0.4678" calcext:value-type="float">
            <text:p>0.47</text:p>
          </table:table-cell>
          <table:table-cell table:style-name="ce2" table:formula="of:=[.K32]-[.K31]" office:value-type="float" office:value="0.1179" calcext:value-type="float">
            <text:p>0.12</text:p>
          </table:table-cell>
          <table:table-cell table:style-name="ce2" table:formula="of:=[.L32]-[.L31]" office:value-type="float" office:value="-0.24294" calcext:value-type="float">
            <text:p>-0.24</text:p>
          </table:table-cell>
          <table:table-cell table:style-name="ce2" table:formula="of:=[.M32]-[.M31]" office:value-type="float" office:value="-40.333" calcext:value-type="float">
            <text:p>-40.33</text:p>
          </table:table-cell>
          <table:table-cell table:style-name="ce2" table:formula="of:=[.N32]-[.N31]" office:value-type="float" office:value="-77.61" calcext:value-type="float">
            <text:p>-77.61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#Absolute</text:p>
          </table:table-cell>
          <table:table-cell office:value-type="string" calcext:value-type="string">
            <text:p>walclock</text:p>
          </table:table-cell>
          <table:table-cell office:value-type="string" calcext:value-type="string">
            <text:p>values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#test</text:p>
          </table:table-cell>
          <table:table-cell office:value-type="string" calcext:value-type="string">
            <text:p>variant</text:p>
          </table:table-cell>
          <table:table-cell office:value-type="string" calcext:value-type="string">
            <text:p>nmpi</text:p>
          </table:table-cell>
          <table:table-cell office:value-type="string" calcext:value-type="string">
            <text:p>nnodes</text:p>
          </table:table-cell>
          <table:table-cell office:value-type="string" calcext:value-type="string">
            <text:p>mean_str</text:p>
          </table:table-cell>
          <table:table-cell office:value-type="string" calcext:value-type="string">
            <text:p>mean_str_comm</text:p>
          </table:table-cell>
          <table:table-cell office:value-type="string" calcext:value-type="string">
            <text:p>mean_nl</text:p>
          </table:table-cell>
          <table:table-cell office:value-type="string" calcext:value-type="string">
            <text:p>mean_nl_comm</text:p>
          </table:table-cell>
          <table:table-cell office:value-type="string" calcext:value-type="string">
            <text:p>mean_field</text:p>
          </table:table-cell>
          <table:table-cell office:value-type="string" calcext:value-type="string">
            <text:p>mean_coll</text:p>
          </table:table-cell>
          <table:table-cell office:value-type="string" calcext:value-type="string">
            <text:p>mean_coll_comm</text:p>
          </table:table-cell>
          <table:table-cell office:value-type="string" calcext:value-type="string">
            <text:p>mean_io</text:p>
          </table:table-cell>
          <table:table-cell office:value-type="string" calcext:value-type="string">
            <text:p>mean_TO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1707</text:p>
          </table:table-cell>
          <table:table-cell office:value-type="string" calcext:value-type="string">
            <text:p>weak3</text:p>
          </table:table-cell>
          <table:table-cell office:value-type="string" calcext:value-type="string">
            <text:p>noHT</text:p>
          </table:table-cell>
          <table:table-cell office:value-type="float" office:value="12288" calcext:value-type="float">
            <text:p>12288</text:p>
          </table:table-cell>
          <table:table-cell office:value-type="float" office:value="192" calcext:value-type="float">
            <text:p>192</text:p>
          </table:table-cell>
          <table:table-cell table:style-name="ce2" office:value-type="float" office:value="8.0703" calcext:value-type="float">
            <text:p>8.07</text:p>
          </table:table-cell>
          <table:table-cell table:style-name="ce2" office:value-type="float" office:value="1.1207" calcext:value-type="float">
            <text:p>1.12</text:p>
          </table:table-cell>
          <table:table-cell table:style-name="ce2" office:value-type="float" office:value="45.743" calcext:value-type="float">
            <text:p>45.74</text:p>
          </table:table-cell>
          <table:table-cell table:style-name="ce2" office:value-type="float" office:value="65.243" calcext:value-type="float">
            <text:p>65.24</text:p>
          </table:table-cell>
          <table:table-cell table:style-name="ce2" office:value-type="float" office:value="5.4053" calcext:value-type="float">
            <text:p>5.41</text:p>
          </table:table-cell>
          <table:table-cell table:style-name="ce2" office:value-type="float" office:value="0.98057" calcext:value-type="float">
            <text:p>0.98</text:p>
          </table:table-cell>
          <table:table-cell table:style-name="ce2" office:value-type="float" office:value="0.45797" calcext:value-type="float">
            <text:p>0.46</text:p>
          </table:table-cell>
          <table:table-cell table:style-name="ce2" office:value-type="float" office:value="52.56" calcext:value-type="float">
            <text:p>52.56</text:p>
          </table:table-cell>
          <table:table-cell table:style-name="ce2" office:value-type="float" office:value="182.13" calcext:value-type="float">
            <text:p>182.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1709</text:p>
          </table:table-cell>
          <table:table-cell office:value-type="string" calcext:value-type="string">
            <text:p>weak3</text:p>
          </table:table-cell>
          <table:table-cell office:value-type="string" calcext:value-type="string">
            <text:p>noHT</text:p>
          </table:table-cell>
          <table:table-cell office:value-type="float" office:value="12288" calcext:value-type="float">
            <text:p>12288</text:p>
          </table:table-cell>
          <table:table-cell office:value-type="float" office:value="192" calcext:value-type="float">
            <text:p>192</text:p>
          </table:table-cell>
          <table:table-cell table:style-name="ce2" office:value-type="float" office:value="6.1353" calcext:value-type="float">
            <text:p>6.14</text:p>
          </table:table-cell>
          <table:table-cell table:style-name="ce2" office:value-type="float" office:value="0.96663" calcext:value-type="float">
            <text:p>0.97</text:p>
          </table:table-cell>
          <table:table-cell table:style-name="ce2" office:value-type="float" office:value="42.787" calcext:value-type="float">
            <text:p>42.79</text:p>
          </table:table-cell>
          <table:table-cell table:style-name="ce2" office:value-type="float" office:value="41.357" calcext:value-type="float">
            <text:p>41.36</text:p>
          </table:table-cell>
          <table:table-cell table:style-name="ce2" office:value-type="float" office:value="5.08" calcext:value-type="float">
            <text:p>5.08</text:p>
          </table:table-cell>
          <table:table-cell table:style-name="ce2" office:value-type="float" office:value="1.0327" calcext:value-type="float">
            <text:p>1.03</text:p>
          </table:table-cell>
          <table:table-cell table:style-name="ce2" office:value-type="float" office:value="0.27493" calcext:value-type="float">
            <text:p>0.27</text:p>
          </table:table-cell>
          <table:table-cell table:style-name="ce2" office:value-type="float" office:value="8.632" calcext:value-type="float">
            <text:p>8.63</text:p>
          </table:table-cell>
          <table:table-cell table:style-name="ce2" office:value-type="float" office:value="107.33" calcext:value-type="float">
            <text:p>107.33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Perc</text:p>
          </table:table-cell>
          <table:table-cell table:style-name="ce14" table:formula="of:=[.F39]/[.F40]" office:value-type="percentage" office:value="1.31538800058677" calcext:value-type="percentage">
            <text:p>132%</text:p>
          </table:table-cell>
          <table:table-cell table:style-name="ce14" table:formula="of:=[.G39]/[.G40]" office:value-type="percentage" office:value="1.15938880440293" calcext:value-type="percentage">
            <text:p>116%</text:p>
          </table:table-cell>
          <table:table-cell table:style-name="ce14" table:formula="of:=[.H39]/[.H40]" office:value-type="percentage" office:value="1.06908640474911" calcext:value-type="percentage">
            <text:p>107%</text:p>
          </table:table-cell>
          <table:table-cell table:style-name="ce14" table:formula="of:=[.I39]/[.I40]" office:value-type="percentage" office:value="1.57755639915855" calcext:value-type="percentage">
            <text:p>158%</text:p>
          </table:table-cell>
          <table:table-cell table:style-name="ce14" table:formula="of:=[.J39]/[.J40]" office:value-type="percentage" office:value="1.06403543307087" calcext:value-type="percentage">
            <text:p>106%</text:p>
          </table:table-cell>
          <table:table-cell table:style-name="ce14" table:formula="of:=[.K39]/[.K40]" office:value-type="percentage" office:value="0.94952067396146" calcext:value-type="percentage">
            <text:p>95%</text:p>
          </table:table-cell>
          <table:table-cell table:style-name="ce14" table:formula="of:=[.L39]/[.L40]" office:value-type="percentage" office:value="1.66576946859201" calcext:value-type="percentage">
            <text:p>167%</text:p>
          </table:table-cell>
          <table:table-cell table:style-name="ce14" table:formula="of:=[.M39]/[.M40]" office:value-type="percentage" office:value="6.08897126969416" calcext:value-type="percentage">
            <text:p>609%</text:p>
          </table:table-cell>
          <table:table-cell table:style-name="ce14" table:formula="of:=[.N39]/[.N40]" office:value-type="percentage" office:value="1.69691605329358" calcext:value-type="percentage">
            <text:p>170%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bs</text:p>
          </table:table-cell>
          <table:table-cell table:style-name="ce2" table:formula="of:=[.F40]-[.F39]" office:value-type="float" office:value="-1.935" calcext:value-type="float">
            <text:p>-1.94</text:p>
          </table:table-cell>
          <table:table-cell table:style-name="ce2" table:formula="of:=[.G40]-[.G39]" office:value-type="float" office:value="-0.15407" calcext:value-type="float">
            <text:p>-0.15</text:p>
          </table:table-cell>
          <table:table-cell table:style-name="ce2" table:formula="of:=[.H40]-[.H39]" office:value-type="float" office:value="-2.956" calcext:value-type="float">
            <text:p>-2.96</text:p>
          </table:table-cell>
          <table:table-cell table:style-name="ce2" table:formula="of:=[.I40]-[.I39]" office:value-type="float" office:value="-23.886" calcext:value-type="float">
            <text:p>-23.89</text:p>
          </table:table-cell>
          <table:table-cell table:style-name="ce2" table:formula="of:=[.J40]-[.J39]" office:value-type="float" office:value="-0.3253" calcext:value-type="float">
            <text:p>-0.33</text:p>
          </table:table-cell>
          <table:table-cell table:style-name="ce2" table:formula="of:=[.K40]-[.K39]" office:value-type="float" office:value="0.0521299999999999" calcext:value-type="float">
            <text:p>0.05</text:p>
          </table:table-cell>
          <table:table-cell table:style-name="ce2" table:formula="of:=[.L40]-[.L39]" office:value-type="float" office:value="-0.18304" calcext:value-type="float">
            <text:p>-0.18</text:p>
          </table:table-cell>
          <table:table-cell table:style-name="ce2" table:formula="of:=[.M40]-[.M39]" office:value-type="float" office:value="-43.928" calcext:value-type="float">
            <text:p>-43.93</text:p>
          </table:table-cell>
          <table:table-cell table:style-name="ce2" table:formula="of:=[.N40]-[.N39]" office:value-type="float" office:value="-74.8" calcext:value-type="float">
            <text:p>-74.80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#Absolute</text:p>
          </table:table-cell>
          <table:table-cell office:value-type="string" calcext:value-type="string">
            <text:p>walclock</text:p>
          </table:table-cell>
          <table:table-cell office:value-type="string" calcext:value-type="string">
            <text:p>values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#test</text:p>
          </table:table-cell>
          <table:table-cell office:value-type="string" calcext:value-type="string">
            <text:p>variant</text:p>
          </table:table-cell>
          <table:table-cell office:value-type="string" calcext:value-type="string">
            <text:p>nmpi</text:p>
          </table:table-cell>
          <table:table-cell office:value-type="string" calcext:value-type="string">
            <text:p>nnodes</text:p>
          </table:table-cell>
          <table:table-cell office:value-type="string" calcext:value-type="string">
            <text:p>mean_str</text:p>
          </table:table-cell>
          <table:table-cell office:value-type="string" calcext:value-type="string">
            <text:p>mean_str_comm</text:p>
          </table:table-cell>
          <table:table-cell office:value-type="string" calcext:value-type="string">
            <text:p>mean_nl</text:p>
          </table:table-cell>
          <table:table-cell office:value-type="string" calcext:value-type="string">
            <text:p>mean_nl_comm</text:p>
          </table:table-cell>
          <table:table-cell office:value-type="string" calcext:value-type="string">
            <text:p>mean_field</text:p>
          </table:table-cell>
          <table:table-cell office:value-type="string" calcext:value-type="string">
            <text:p>mean_coll</text:p>
          </table:table-cell>
          <table:table-cell office:value-type="string" calcext:value-type="string">
            <text:p>mean_coll_comm</text:p>
          </table:table-cell>
          <table:table-cell office:value-type="string" calcext:value-type="string">
            <text:p>mean_io</text:p>
          </table:table-cell>
          <table:table-cell office:value-type="string" calcext:value-type="string">
            <text:p>mean_TO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1707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noHT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table:style-name="ce2" office:value-type="float" office:value="29.81" calcext:value-type="float">
            <text:p>29.81</text:p>
          </table:table-cell>
          <table:table-cell table:style-name="ce2" office:value-type="float" office:value="3.2183" calcext:value-type="float">
            <text:p>3.22</text:p>
          </table:table-cell>
          <table:table-cell table:style-name="ce2" office:value-type="float" office:value="139.2" calcext:value-type="float">
            <text:p>139.20</text:p>
          </table:table-cell>
          <table:table-cell table:style-name="ce2" office:value-type="float" office:value="123.77" calcext:value-type="float">
            <text:p>123.77</text:p>
          </table:table-cell>
          <table:table-cell table:style-name="ce2" office:value-type="float" office:value="20.943" calcext:value-type="float">
            <text:p>20.94</text:p>
          </table:table-cell>
          <table:table-cell table:style-name="ce2" office:value-type="float" office:value="4.1507" calcext:value-type="float">
            <text:p>4.15</text:p>
          </table:table-cell>
          <table:table-cell table:style-name="ce2" office:value-type="float" office:value="1.4697" calcext:value-type="float">
            <text:p>1.47</text:p>
          </table:table-cell>
          <table:table-cell table:style-name="ce2" office:value-type="float" office:value="117.73" calcext:value-type="float">
            <text:p>117.73</text:p>
          </table:table-cell>
          <table:table-cell table:style-name="ce2" office:value-type="float" office:value="450.2" calcext:value-type="float">
            <text:p>450.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1709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HT2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table:style-name="ce2" office:value-type="float" office:value="21.64" calcext:value-type="float">
            <text:p>21.64</text:p>
          </table:table-cell>
          <table:table-cell table:style-name="ce2" office:value-type="float" office:value="2.7273" calcext:value-type="float">
            <text:p>2.73</text:p>
          </table:table-cell>
          <table:table-cell table:style-name="ce2" office:value-type="float" office:value="129.77" calcext:value-type="float">
            <text:p>129.77</text:p>
          </table:table-cell>
          <table:table-cell table:style-name="ce2" office:value-type="float" office:value="89.95" calcext:value-type="float">
            <text:p>89.95</text:p>
          </table:table-cell>
          <table:table-cell table:style-name="ce2" table:formula="of:=14.59+1.47" office:value-type="float" office:value="16.06" calcext:value-type="float">
            <text:p>16.06</text:p>
          </table:table-cell>
          <table:table-cell table:style-name="ce2" office:value-type="float" office:value="3.181" calcext:value-type="float">
            <text:p>3.18</text:p>
          </table:table-cell>
          <table:table-cell table:style-name="ce2" office:value-type="float" office:value="1.2507" calcext:value-type="float">
            <text:p>1.25</text:p>
          </table:table-cell>
          <table:table-cell table:style-name="ce2" office:value-type="float" office:value="9.2027" calcext:value-type="float">
            <text:p>9.20</text:p>
          </table:table-cell>
          <table:table-cell table:style-name="ce2" office:value-type="float" office:value="278.03" calcext:value-type="float">
            <text:p>278.03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Perc</text:p>
          </table:table-cell>
          <table:table-cell table:style-name="ce14" table:formula="of:=[.F47]/[.F48]" office:value-type="percentage" office:value="1.3775415896488" calcext:value-type="percentage">
            <text:p>138%</text:p>
          </table:table-cell>
          <table:table-cell table:style-name="ce14" table:formula="of:=[.G47]/[.G48]" office:value-type="percentage" office:value="1.180031533018" calcext:value-type="percentage">
            <text:p>118%</text:p>
          </table:table-cell>
          <table:table-cell table:style-name="ce14" table:formula="of:=[.H47]/[.H48]" office:value-type="percentage" office:value="1.07266702627726" calcext:value-type="percentage">
            <text:p>107%</text:p>
          </table:table-cell>
          <table:table-cell table:style-name="ce14" table:formula="of:=[.I47]/[.I48]" office:value-type="percentage" office:value="1.37598665925514" calcext:value-type="percentage">
            <text:p>138%</text:p>
          </table:table-cell>
          <table:table-cell table:style-name="ce14" table:formula="of:=[.J47]/[.J48]" office:value-type="percentage" office:value="1.30404732254047" calcext:value-type="percentage">
            <text:p>130%</text:p>
          </table:table-cell>
          <table:table-cell table:style-name="ce14" table:formula="of:=[.K47]/[.K48]" office:value-type="percentage" office:value="1.30484124489154" calcext:value-type="percentage">
            <text:p>130%</text:p>
          </table:table-cell>
          <table:table-cell table:style-name="ce14" table:formula="of:=[.L47]/[.L48]" office:value-type="percentage" office:value="1.17510194291197" calcext:value-type="percentage">
            <text:p>118%</text:p>
          </table:table-cell>
          <table:table-cell table:style-name="ce14" table:formula="of:=[.M47]/[.M48]" office:value-type="percentage" office:value="12.7929846675432" calcext:value-type="percentage">
            <text:p>1279%</text:p>
          </table:table-cell>
          <table:table-cell table:style-name="ce14" table:formula="of:=[.N47]/[.N48]" office:value-type="percentage" office:value="1.6192497212531" calcext:value-type="percentage">
            <text:p>162%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bs</text:p>
          </table:table-cell>
          <table:table-cell table:style-name="ce2" table:formula="of:=[.F48]-[.F47]" office:value-type="float" office:value="-8.17" calcext:value-type="float">
            <text:p>-8.17</text:p>
          </table:table-cell>
          <table:table-cell table:style-name="ce2" table:formula="of:=[.G48]-[.G47]" office:value-type="float" office:value="-0.491" calcext:value-type="float">
            <text:p>-0.49</text:p>
          </table:table-cell>
          <table:table-cell table:style-name="ce2" table:formula="of:=[.H48]-[.H47]" office:value-type="float" office:value="-9.42999999999998" calcext:value-type="float">
            <text:p>-9.43</text:p>
          </table:table-cell>
          <table:table-cell table:style-name="ce2" table:formula="of:=[.I48]-[.I47]" office:value-type="float" office:value="-33.82" calcext:value-type="float">
            <text:p>-33.82</text:p>
          </table:table-cell>
          <table:table-cell table:style-name="ce2" table:formula="of:=[.J48]-[.J47]" office:value-type="float" office:value="-4.883" calcext:value-type="float">
            <text:p>-4.88</text:p>
          </table:table-cell>
          <table:table-cell table:style-name="ce2" table:formula="of:=[.K48]-[.K47]" office:value-type="float" office:value="-0.9697" calcext:value-type="float">
            <text:p>-0.97</text:p>
          </table:table-cell>
          <table:table-cell table:style-name="ce2" table:formula="of:=[.L48]-[.L47]" office:value-type="float" office:value="-0.219" calcext:value-type="float">
            <text:p>-0.22</text:p>
          </table:table-cell>
          <table:table-cell table:style-name="ce2" table:formula="of:=[.M48]-[.M47]" office:value-type="float" office:value="-108.5273" calcext:value-type="float">
            <text:p>-108.53</text:p>
          </table:table-cell>
          <table:table-cell table:style-name="ce2" table:formula="of:=[.N48]-[.N47]" office:value-type="float" office:value="-172.17" calcext:value-type="float">
            <text:p>-172.17</text:p>
          </table:table-cell>
          <table:table-cell table:number-columns-repeated="2"/>
        </table:table-row>
        <table:table-row table:style-name="ro1" table:number-rows-repeated="5">
          <table:table-cell table:number-columns-repeated="16"/>
        </table:table-row>
        <table:table-row table:style-name="ro1">
          <table:table-cell table:number-columns-repeated="5"/>
          <table:table-cell table:style-name="ce2"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2" number:min-integer-digits="1"/>
      <number:text>x</number:text>
    </number:number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gor Sfiligoi</meta:initial-creator>
    <meta:creation-date>2017-09-29T13:42:05.396085543</meta:creation-date>
    <dc:date>2017-09-29T16:08:34.920211041</dc:date>
    <dc:creator>Igor Sfiligoi</dc:creator>
    <meta:editing-duration>PT1H22M59S</meta:editing-duration>
    <meta:editing-cycles>14</meta:editing-cycles>
    <meta:generator>LibreOffice/4.3.7.2$Linux_X86_64 LibreOffice_project/430$Build-2</meta:generator>
    <meta:document-statistic meta:table-count="5" meta:cell-count="989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28cm" svg:y="3.952cm" style:legend-expansion="high" chart:style-name="ch2"/>
        <chart:plot-area chart:style-name="ch3" table:cell-range-address="io.A39:io.C47" chart:data-source-has-labels="both" svg:x="0.32cm" svg:y="0.18cm" svg:width="13.388cm" svg:height="8.64cm">
          <chartooo:coordinate-region svg:x="1.603cm" svg:y="0.379cm" svg:width="12.105cm" svg:height="7.794cm"/>
          <chart:axis chart:dimension="x" chart:name="primary-x" chart:style-name="ch4" chartooo:axis-type="auto">
            <chartooo:date-scale/>
            <chart:categories table:cell-range-address="io.A40:io.A4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o.B40:io.B47" chart:label-cell-address="io.B39:io.B39" chart:class="chart:bar">
            <chart:data-point chart:repeated="8"/>
          </chart:series>
          <chart:series chart:style-name="ch8" chart:values-cell-range-address="io.C40:io.C47" chart:label-cell-address="io.C39:io.C39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o_1707</text:p>
                <draw:g>
                  <svg:desc>io.B39:io.B39</svg:desc>
                </draw:g>
              </table:table-cell>
              <table:table-cell office:value-type="string">
                <text:p>Io_1709</text:p>
                <draw:g>
                  <svg:desc>io.C39:io.C3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l01</text:p>
                <draw:g>
                  <svg:desc>io.A40:io.A47</svg:desc>
                </draw:g>
              </table:table-cell>
              <table:table-cell office:value-type="float" office:value="0.271015">
                <text:p>0.271015</text:p>
                <draw:g>
                  <svg:desc>io.B40:io.B47</svg:desc>
                </draw:g>
              </table:table-cell>
              <table:table-cell office:value-type="float" office:value="1.101">
                <text:p>1.101</text:p>
                <draw:g>
                  <svg:desc>io.C40:io.C47</svg:desc>
                </draw:g>
              </table:table-cell>
            </table:table-row>
            <table:table-row>
              <table:table-cell office:value-type="string">
                <text:p>nl02</text:p>
              </table:table-cell>
              <table:table-cell office:value-type="float" office:value="0.79512">
                <text:p>0.79512</text:p>
              </table:table-cell>
              <table:table-cell office:value-type="float" office:value="1.932">
                <text:p>1.932</text:p>
              </table:table-cell>
            </table:table-row>
            <table:table-row>
              <table:table-cell office:value-type="string">
                <text:p>nl03</text:p>
              </table:table-cell>
              <table:table-cell office:value-type="float" office:value="3.8288">
                <text:p>3.8288</text:p>
              </table:table-cell>
              <table:table-cell office:value-type="float" office:value="3.7245">
                <text:p>3.7245</text:p>
              </table:table-cell>
            </table:table-row>
            <table:table-row>
              <table:table-cell office:value-type="string">
                <text:p>weak1</text:p>
              </table:table-cell>
              <table:table-cell office:value-type="float" office:value="51.6425">
                <text:p>51.6425</text:p>
              </table:table-cell>
              <table:table-cell office:value-type="float" office:value="10.9505">
                <text:p>10.9505</text:p>
              </table:table-cell>
            </table:table-row>
            <table:table-row>
              <table:table-cell office:value-type="string">
                <text:p>weak2</text:p>
              </table:table-cell>
              <table:table-cell office:value-type="float" office:value="51.547">
                <text:p>51.547</text:p>
              </table:table-cell>
              <table:table-cell office:value-type="float" office:value="9.7383">
                <text:p>9.7383</text:p>
              </table:table-cell>
            </table:table-row>
            <table:table-row>
              <table:table-cell office:value-type="string">
                <text:p>weak3</text:p>
              </table:table-cell>
              <table:table-cell office:value-type="float" office:value="51.553">
                <text:p>51.553</text:p>
              </table:table-cell>
              <table:table-cell office:value-type="float" office:value="8.632">
                <text:p>8.632</text:p>
              </table:table-cell>
            </table:table-row>
            <table:table-row>
              <table:table-cell office:value-type="string">
                <text:p>weak4</text:p>
              </table:table-cell>
              <table:table-cell office:value-type="float" office:value="52.7">
                <text:p>52.7</text:p>
              </table:table-cell>
              <table:table-cell office:value-type="float" office:value="8.589">
                <text:p>8.589</text:p>
              </table:table-cell>
            </table:table-row>
            <table:table-row>
              <table:table-cell office:value-type="string">
                <text:p>strong</text:p>
              </table:table-cell>
              <table:table-cell office:value-type="float" office:value="117.73">
                <text:p>117.73</text:p>
              </table:table-cell>
              <table:table-cell office:value-type="float" office:value="9.2027">
                <text:p>9.20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